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fo:font-size="10pt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/----------------------------------------------------------------------------</text:p>
      <text:p text:style-name="Preformatted_20_Text">//Programmer: <text:s text:c="3"/>K.I. Kiy <text:s text:c="18"/>File <text:s text:c="5"/>bunchrel.cpp</text:p>
      <text:p text:style-name="Preformatted_20_Text">//Last revision <text:s text:c="2"/>5.02.04 <text:s text:c="27"/>Creation <text:s/>28.07.03</text:p>
      <text:p text:style-name="Preformatted_20_Text">//Last printing <text:s/>19.02.10</text:p>
      <text:p text:style-name="Preformatted_20_Text">//----------------------------------------------------------------------------</text:p>
      <text:p text:style-name="Preformatted_20_Text">#include "stdafx.h"</text:p>
      <text:p text:style-name="Preformatted_20_Text">#include "ColorVision.h"</text:p>
      <text:p text:style-name="Preformatted_20_Text">//#include "ColorIntervalSelect.h"</text:p>
      <text:p text:style-name="Preformatted_20_Text">#include "ImageProcess.h"</text:p>
      <text:p text:style-name="Preformatted_20_Text">//#include "Strip.h"</text:p>
      <text:p text:style-name="Preformatted_20_Text">#include &lt;stdio.h&gt;</text:p>
      <text:p text:style-name="Preformatted_20_Text">#include &lt;string.h&gt;</text:p>
      <text:p text:style-name="Preformatted_20_Text">#include &lt;stdlib.h&gt;</text:p>
      <text:p text:style-name="Preformatted_20_Text">#include &lt;math.h&gt;</text:p>
      <text:p text:style-name="Preformatted_20_Text">//#include &lt;iostream&gt;</text:p>
      <text:p text:style-name="Preformatted_20_Text"/>
      <text:p text:style-name="Preformatted_20_Text">#ifdef _DEBUG</text:p>
      <text:p text:style-name="Preformatted_20_Text">#undef THIS_FILE</text:p>
      <text:p text:style-name="Preformatted_20_Text">static char THIS_FILE[]=__FILE__;</text:p>
      <text:p text:style-name="Preformatted_20_Text">#define new DEBUG_NEW</text:p>
      <text:p text:style-name="Preformatted_20_Text">#endif</text:p>
      <text:p text:style-name="Preformatted_20_Text"/>
      <text:p text:style-name="Preformatted_20_Text">static <text:s/>int dev_mean[8] = {5, 8, 8, 10, 10, 10, 12, 8};</text:p>
      <text:p text:style-name="Preformatted_20_Text">static <text:s/>int imp_dev_mean[8] = {12, 14, 16, 16, 14, 14, 12, 12};</text:p>
      <text:p text:style-name="Preformatted_20_Text">static <text:s/>int dev_mean_sat[16] = {1, 1, 2, 2, 3, 3, 3, 4, 4, 4, 4, 4, 3, 2, 1, 0};</text:p>
      <text:p text:style-name="Preformatted_20_Text">static <text:s/>int dev_mean_sat1[16] = {0, 1, 1, 1, 2, 2, 3, 3, 3, 3, 4, 4, 4, 4, 4, 4};</text:p>
      <text:p text:style-name="Preformatted_20_Text">static <text:s/>int imp_dev_mean_sat[16] = {3, 3, 4, 5, 5, 5, 6, 6, 6, 6, 6, 5, 4, 4, 4, 4};</text:p>
      <text:p text:style-name="Preformatted_20_Text">static <text:s/>int imp_dev_mean_sat1[16] = {1, 2, 2, 3, 3, 4, 4, 5, 5, 5, 5, 6, 6, 7, 6, 6};</text:p>
      <text:p text:style-name="Preformatted_20_Text"/>
      <text:p text:style-name="Preformatted_20_Text">static <text:s/>int hue_zones[NUM_HUES] = {1, 1, 1, 1, 2, 2, 2, 2, 3, 3, 3, 3, 3, 3, 3,</text:p>
      <text:p text:style-name="Preformatted_20_Text">3, 3, 3, 3, 3, 3, 3, 3, 4, 4, 4, 4, 4, 4, 4, 4, 4, 4, 4, 4, 4, 4, 5, 5, 5, 5, 5,</text:p>
      <text:p text:style-name="Preformatted_20_Text">5, 1, 1, 1, 1, 1};</text:p>
      <text:p text:style-name="Preformatted_20_Text"/>
      <text:p text:style-name="Preformatted_20_Text">static <text:s/>int dev_hue_zone[6] = {2, 2, 2, 2, 2, 2};</text:p>
      <text:p text:style-name="Preformatted_20_Text"/>
      <text:p text:style-name="Preformatted_20_Text">static int sat_max_deviation[16] = {1, 1, 2, 3, 3, 3, 4, 4, 4, 4, 4, 4, 3, 3, 1,</text:p>
      <text:p text:style-name="Preformatted_20_Text">0};</text:p>
      <text:p text:style-name="Preformatted_20_Text"/>
      <text:p text:style-name="Preformatted_20_Text">static int sat_min_deviation[16] = {0, 1, 1, 1, 1, 2, 2, 3, 3, 4, 4, 4, 4, 4, 3,</text:p>
      <text:p text:style-name="Preformatted_20_Text">3};</text:p>
      <text:p text:style-name="Preformatted_20_Text"/>
      <text:p text:style-name="Preformatted_20_Text">static <text:s/>int uppermax_hue_dif[NUM_HUES] = {2, 2, 1, 1, 2, 2, 1, 1, 2, 5, 6, 6, 6,</text:p>
      <text:p text:style-name="Preformatted_20_Text">6, 5, 4, 3, 3, 3, 2, 2, 2, 1, 1, 3, 3, 4, 5, 5, 5, 4, 4, 4, 4, 3, 3, 3, 3, 3, 3,</text:p>
      <text:p text:style-name="Preformatted_20_Text">2, 3, 4, 5, 4, 4, 3, 3};</text:p>
      <text:p text:style-name="Preformatted_20_Text"/>
      <text:p text:style-name="Preformatted_20_Text">static <text:s/>int lowermax_hue_dif[NUM_HUES] = {5, 3, 2, 1, 2, 2, 3, 3, 1, 1, 2, 2, 3,</text:p>
      <text:p text:style-name="Preformatted_20_Text">4, 5, 5, 5, 6, 6, 3, 3, 2, 2, 2, 1, 1, 2, 2, 3, 3, 4, 4, 5, 5, 5, 4, 4, 3, 3, 3,</text:p>
      <text:p text:style-name="Preformatted_20_Text">3, 3, 2, 2, 3, 3, 4, 4};</text:p>
      <text:p text:style-name="Preformatted_20_Text"/>
      <text:p text:style-name="Preformatted_20_Text">static <text:s/>int gray_zones[NUM_INTEN1] = {0, 0, 0, 0, 0, 1, 1, 1, 1, 1, 1, 2, 2, 2,</text:p>
      <text:p text:style-name="Preformatted_20_Text">2, 2, 2, 2, 2, 3, 3, 3, 3, 3, 3, 3, 3, 3, 3, 4, 4, 4, 4, 4, 4, 4, 4, 4, 4, 4, 5,</text:p>
      <text:p text:style-name="Preformatted_20_Text">5, 5, 5, 5, 5, 5, 5, 5, 5, 6, 6, 6, 6, 6, 6, 6, 6, 6, 6, 7, 7, 7, 7};</text:p>
      <text:p text:style-name="Preformatted_20_Text"/>
      <text:p text:style-name="Preformatted_20_Text">static int up_gray_val_dev[8] = {2, 3, 5, 8, 6, 5, 0, 0};</text:p>
      <text:p text:style-name="Preformatted_20_Text"/>
      <text:p text:style-name="Preformatted_20_Text">static int down_gray_val_dev[8] = {0, 2, 3, 6, 8, 6, 5, 0};</text:p>
      <text:p text:style-name="Preformatted_20_Text"/>
      <text:p text:style-name="Preformatted_20_Text">static int inside_gray_val_dev[8] = {3, 4, 6, 6, 6, 8, 8, 0};</text:p>
      <text:p text:style-name="Preformatted_20_Text"><text:soft-page-break/></text:p>
      <text:p text:style-name="Preformatted_20_Text">static <text:s/>int uppermax_hc_dif[NUM_HUES] = {6, 6, 6, 6, 6, 6, 7, 7, 12, 12, 12, 11,</text:p>
      <text:p text:style-name="Preformatted_20_Text"><text:s/>10, 9, 8, 8, 8, 8, 7, 7, 7, 8, 8, 9, 10, 10, 10, 9, 9, 9, 9, 9, 9, 8, 7, 7, 7,</text:p>
      <text:p text:style-name="Preformatted_20_Text">7, 7, 8, 8, 9, 9, 9, 9, 9, 8, 7};</text:p>
      <text:p text:style-name="Preformatted_20_Text"/>
      <text:p text:style-name="Preformatted_20_Text">static <text:s/>int lowermax_hc_dif[NUM_HUES] = {10, 10, 9, 10, 10, 9, 8, 7, 7, 6, 7, 7,</text:p>
      <text:p text:style-name="Preformatted_20_Text"><text:s/>7, 7, 8, 9, 10, 11, 12, 12, 12, 11, 10, 10, 9, 9, 8, 8, 8, 8, 8, 9, 9, 10, 10,</text:p>
      <text:p text:style-name="Preformatted_20_Text"><text:s/>10, 10, 9, 9, 8, 7, 7, 7, 7, 7, 7, 8, 8};</text:p>
      <text:p text:style-name="Preformatted_20_Text">static int color_lower_bound[8] = {0, 39, 0, 3, 5, 15, 20, 31};</text:p>
      <text:p text:style-name="Preformatted_20_Text">static int color_upper_bound[8] = {47, 6, 6, 10, 25, 31, 39, 44};</text:p>
      <text:p text:style-name="Preformatted_20_Text">static int color_mean[8] = {-1,0,3, 6, 15, 24, 31, 37};</text:p>
      <text:p text:style-name="Preformatted_20_Text"/>
      <text:p text:style-name="Preformatted_20_Text"/>
      <text:p text:style-name="Preformatted_20_Text">//=====================================================</text:p>
      <text:p text:style-name="Preformatted_20_Text">void</text:p>
      <text:p text:style-name="Preformatted_20_Text"/>
      <text:p text:style-name="Preformatted_20_Text">CColorIntervalSelect::BunchClassification()</text:p>
      <text:p text:style-name="Preformatted_20_Text">{</text:p>
      <text:p text:style-name="Preformatted_20_Text">int coun_bunch;</text:p>
      <text:p text:style-name="Preformatted_20_Text">int beg_int;</text:p>
      <text:p text:style-name="Preformatted_20_Text">int end_int;</text:p>
      <text:p text:style-name="Preformatted_20_Text">//int beg_int1;</text:p>
      <text:p text:style-name="Preformatted_20_Text">//int end_int1;</text:p>
      <text:p text:style-name="Preformatted_20_Text">int signif;</text:p>
      <text:p text:style-name="Preformatted_20_Text">int coun_place;</text:p>
      <text:p text:style-name="Preformatted_20_Text">//int Max_number;</text:p>
      <text:p text:style-name="Preformatted_20_Text">int Max_loc_number;</text:p>
      <text:p text:style-name="Preformatted_20_Text">//int number_of_bunches;</text:p>
      <text:p text:style-name="Preformatted_20_Text">//int* locally_visible_bunches;</text:p>
      <text:p text:style-name="Preformatted_20_Text">int bunch_num;</text:p>
      <text:p text:style-name="Preformatted_20_Text">int coun1_bun;</text:p>
      <text:p text:style-name="Preformatted_20_Text">int coun_bun;</text:p>
      <text:p text:style-name="Preformatted_20_Text">int coun_bunch1;</text:p>
      <text:p text:style-name="Preformatted_20_Text">int count_bunch;</text:p>
      <text:p text:style-name="Preformatted_20_Text">int count_bu;</text:p>
      <text:p text:style-name="Preformatted_20_Text">int bunch_occurrence;</text:p>
      <text:p text:style-name="Preformatted_20_Text">int left_neighbor;</text:p>
      <text:p text:style-name="Preformatted_20_Text">int right_neighbor;</text:p>
      <text:p text:style-name="Preformatted_20_Text">int bunch_occurrence1;</text:p>
      <text:p text:style-name="Preformatted_20_Text">int test_junction;</text:p>
      <text:p text:style-name="Preformatted_20_Text">int coun_place1;</text:p>
      <text:p text:style-name="Preformatted_20_Text">int* encountered_bunches;</text:p>
      <text:p text:style-name="Preformatted_20_Text">int* explored_bunches;</text:p>
      <text:p text:style-name="Preformatted_20_Text">int* intersecting_bunches;</text:p>
      <text:p text:style-name="Preformatted_20_Text">int* intersecting_type;</text:p>
      <text:p text:style-name="Preformatted_20_Text">int number_intersect;</text:p>
      <text:p text:style-name="Preformatted_20_Text">//int number_encountered;</text:p>
      <text:p text:style-name="Preformatted_20_Text">int num_bunch;</text:p>
      <text:p text:style-name="Preformatted_20_Text">int test_bunch;</text:p>
      <text:p text:style-name="Preformatted_20_Text">int Number_Connections;</text:p>
      <text:p text:style-name="Preformatted_20_Text">int block_index;</text:p>
      <text:p text:style-name="Preformatted_20_Text">int block_index1;</text:p>
      <text:p text:style-name="Preformatted_20_Text">int b_neighbor;</text:p>
      <text:p text:style-name="Preformatted_20_Text">int empty_places;</text:p>
      <text:p text:style-name="Preformatted_20_Text">int point_beg;</text:p>
      <text:p text:style-name="Preformatted_20_Text">int point_end;</text:p>
      <text:p text:style-name="Preformatted_20_Text">int Intersection;</text:p>
      <text:p text:style-name="Preformatted_20_Text">int indic_length;</text:p>
      <text:p text:style-name="Preformatted_20_Text"><text:soft-page-break/>int ratio_length;</text:p>
      <text:p text:style-name="Preformatted_20_Text">int ratio_length1;</text:p>
      <text:p text:style-name="Preformatted_20_Text">int neighbor_beg_int;</text:p>
      <text:p text:style-name="Preformatted_20_Text">int neighbor_end_int;</text:p>
      <text:p text:style-name="Preformatted_20_Text">int right_neighbor_beg_int;</text:p>
      <text:p text:style-name="Preformatted_20_Text">int right_neighbor_end_int;</text:p>
      <text:p text:style-name="Preformatted_20_Text">int paint_start;</text:p>
      <text:p text:style-name="Preformatted_20_Text">int paint_finish;</text:p>
      <text:p text:style-name="Preformatted_20_Text">int left_bunch_domin;</text:p>
      <text:p text:style-name="Preformatted_20_Text">int right_bunch_domin;</text:p>
      <text:p text:style-name="Preformatted_20_Text">int neighbor_point_beg;</text:p>
      <text:p text:style-name="Preformatted_20_Text">int neighbor_point_end;</text:p>
      <text:p text:style-name="Preformatted_20_Text">int right_neighbor_point_beg;</text:p>
      <text:p text:style-name="Preformatted_20_Text">int right_neighbor_point_end;</text:p>
      <text:p text:style-name="Preformatted_20_Text">int neighbor_end_dominant;</text:p>
      <text:p text:style-name="Preformatted_20_Text">int neighbor_beg_dominant;</text:p>
      <text:p text:style-name="Preformatted_20_Text">int right_neighbor_end_dominant;</text:p>
      <text:p text:style-name="Preformatted_20_Text">int right_neighbor_beg_dominant;</text:p>
      <text:p text:style-name="Preformatted_20_Text">int bunch_significance;</text:p>
      <text:p text:style-name="Preformatted_20_Text">int bunch_density;</text:p>
      <text:p text:style-name="Preformatted_20_Text">int bunch_new_significance;</text:p>
      <text:p text:style-name="Preformatted_20_Text">int neighbor_bunch_significance;</text:p>
      <text:p text:style-name="Preformatted_20_Text">int neighbor_bunch_density;</text:p>
      <text:p text:style-name="Preformatted_20_Text">int right_bunch_new_significance;</text:p>
      <text:p text:style-name="Preformatted_20_Text">int right_neighbor_bunch_density;</text:p>
      <text:p text:style-name="Preformatted_20_Text">int density_ratio;</text:p>
      <text:p text:style-name="Preformatted_20_Text">int density_sum;</text:p>
      <text:p text:style-name="Preformatted_20_Text">int small_hole;</text:p>
      <text:p text:style-name="Preformatted_20_Text">int right_small_hole;</text:p>
      <text:p text:style-name="Preformatted_20_Text">int left_domin;</text:p>
      <text:p text:style-name="Preformatted_20_Text">int right_domin;</text:p>
      <text:p text:style-name="Preformatted_20_Text">int difference_neighbors;</text:p>
      <text:p text:style-name="Preformatted_20_Text">int gap_between_neighbors;</text:p>
      <text:p text:style-name="Preformatted_20_Text">int first_right_occurred;</text:p>
      <text:p text:style-name="Preformatted_20_Text">//int right_hole_size;</text:p>
      <text:p text:style-name="Preformatted_20_Text">int right_gap_length;</text:p>
      <text:p text:style-name="Preformatted_20_Text">int first_left_occurred;</text:p>
      <text:p text:style-name="Preformatted_20_Text">//int right_hole_size;</text:p>
      <text:p text:style-name="Preformatted_20_Text">int left_gap_length;</text:p>
      <text:p text:style-name="Preformatted_20_Text">//int bunch_encoun;</text:p>
      <text:p text:style-name="Preformatted_20_Text">BOOL FindLabels;</text:p>
      <text:p text:style-name="Preformatted_20_Text">int first_lower_hue;</text:p>
      <text:p text:style-name="Preformatted_20_Text">int first_upper_hue;</text:p>
      <text:p text:style-name="Preformatted_20_Text">int first_mean_hue;</text:p>
      <text:p text:style-name="Preformatted_20_Text">int second_lower_hue;</text:p>
      <text:p text:style-name="Preformatted_20_Text">int second_upper_hue;</text:p>
      <text:p text:style-name="Preformatted_20_Text">int second_mean_hue;</text:p>
      <text:p text:style-name="Preformatted_20_Text">int third_lower_hue;</text:p>
      <text:p text:style-name="Preformatted_20_Text">int third_upper_hue;</text:p>
      <text:p text:style-name="Preformatted_20_Text">int third_mean_hue;</text:p>
      <text:p text:style-name="Preformatted_20_Text">int ColorLabel1;</text:p>
      <text:p text:style-name="Preformatted_20_Text">int ColorLabel2;</text:p>
      <text:p text:style-name="Preformatted_20_Text">int ColorLabel3;</text:p>
      <text:p text:style-name="Preformatted_20_Text">int label_value;</text:p>
      <text:p text:style-name="Preformatted_20_Text">int outlet_length_ratio;</text:p>
      <text:p text:style-name="Preformatted_20_Text">int bunch_int_length;</text:p>
      <text:p text:style-name="Preformatted_20_Text">int union_length;</text:p>
      <text:p text:style-name="Preformatted_20_Text">int union_beg;</text:p>
      <text:p text:style-name="Preformatted_20_Text"><text:soft-page-break/>int union_end;</text:p>
      <text:p text:style-name="Preformatted_20_Text">int outlet_length_ratio1;</text:p>
      <text:p text:style-name="Preformatted_20_Text">int outlet_length_ratio2;</text:p>
      <text:p text:style-name="Preformatted_20_Text">int outlet_length_ratio3;</text:p>
      <text:p text:style-name="Preformatted_20_Text">int outlet_length;</text:p>
      <text:p text:style-name="Preformatted_20_Text">int outlet_length1;</text:p>
      <text:p text:style-name="Preformatted_20_Text">int neighbor_length;</text:p>
      <text:p text:style-name="Preformatted_20_Text">int bunch_saturation;</text:p>
      <text:p text:style-name="Preformatted_20_Text">int neighbor_saturation;</text:p>
      <text:p text:style-name="Preformatted_20_Text">int center_int;</text:p>
      <text:p text:style-name="Preformatted_20_Text">int central_neighbor;</text:p>
      <text:p text:style-name="Preformatted_20_Text">int bunch_suitability;</text:p>
      <text:p text:style-name="Preformatted_20_Text">int new_left_domin_point;</text:p>
      <text:p text:style-name="Preformatted_20_Text">int new_left_domin;</text:p>
      <text:p text:style-name="Preformatted_20_Text">int hue_close;</text:p>
      <text:p text:style-name="Preformatted_20_Text">int saturation_close;</text:p>
      <text:p text:style-name="Preformatted_20_Text">int gray_close;</text:p>
      <text:p text:style-name="Preformatted_20_Text">int right_differ;</text:p>
      <text:p text:style-name="Preformatted_20_Text">int left_differ;</text:p>
      <text:p text:style-name="Preformatted_20_Text">int count_bunch3;</text:p>
      <text:p text:style-name="Preformatted_20_Text">int left_bunch_contrast,right_bunch_contrast,bunch_left_adjacent,bunch_right_adjacent;</text:p>
      <text:p text:style-name="Preformatted_20_Text">int sign_intersect;</text:p>
      <text:p text:style-name="Preformatted_20_Text">int count_labels;</text:p>
      <text:p text:style-name="Preformatted_20_Text">int new_right_adj;</text:p>
      <text:p text:style-name="Preformatted_20_Text">int<text:tab/>new_right_contr;</text:p>
      <text:p text:style-name="Preformatted_20_Text">int new_left_adj;</text:p>
      <text:p text:style-name="Preformatted_20_Text">int<text:tab/>new_left_contr;</text:p>
      <text:p text:style-name="Preformatted_20_Text">int left_neighbor_hue;</text:p>
      <text:p text:style-name="Preformatted_20_Text">int left_neighbor_gray;</text:p>
      <text:p text:style-name="Preformatted_20_Text">int left_neighbor_sat;</text:p>
      <text:p text:style-name="Preformatted_20_Text">int left_hue_zone;</text:p>
      <text:p text:style-name="Preformatted_20_Text">int bunch_gray;</text:p>
      <text:p text:style-name="Preformatted_20_Text">int bunch_sat;</text:p>
      <text:p text:style-name="Preformatted_20_Text">int Number_of_Merging;</text:p>
      <text:p text:style-name="Preformatted_20_Text">int count_improve;</text:p>
      <text:p text:style-name="Preformatted_20_Text">int test_jun;</text:p>
      <text:p text:style-name="Preformatted_20_Text">//int occurred_dimension;</text:p>
      <text:p text:style-name="Preformatted_20_Text"/>
      <text:p text:style-name="Preformatted_20_Text">if((VideoCameraIsLoaded)&amp;&amp;(TotalNumFrame&gt;1))</text:p>
      <text:p text:style-name="Preformatted_20_Text">{</text:p>
      <text:p text:style-name="Preformatted_20_Text"><text:tab/>ColorBunchesCharacteristics-&gt;num_of_bunches=NumberOfColoredIntervals;</text:p>
      <text:p text:style-name="Preformatted_20_Text"><text:tab/>visible_bunches=ColorBunchesCharacteristics-&gt;visible_bunches;</text:p>
      <text:p text:style-name="Preformatted_20_Text"><text:tab/>bunch_blocking=ColorBunchesCharacteristics-&gt;bunch_blocking;</text:p>
      <text:p text:style-name="Preformatted_20_Text"><text:tab/>left_continuation=ColorBunchesCharacteristics-&gt;left_continuation;</text:p>
      <text:p text:style-name="Preformatted_20_Text"><text:tab/>right_continuation=ColorBunchesCharacteristics-&gt;right_continuation;</text:p>
      <text:p text:style-name="Preformatted_20_Text"><text:s text:c="4"/>left_adjacent=ColorBunchesCharacteristics-&gt;left_adjacent;</text:p>
      <text:p text:style-name="Preformatted_20_Text"><text:tab/>right_adjacent=ColorBunchesCharacteristics-&gt;right_adjacent;</text:p>
      <text:p text:style-name="Preformatted_20_Text"><text:tab/>label_segments=ColorBunchesCharacteristics-&gt;label_segments;</text:p>
      <text:p text:style-name="Preformatted_20_Text"><text:tab/>center_bunch_suitability=ColorBunchesCharacteristics-&gt;center_bunch_suitability;</text:p>
      <text:p text:style-name="Preformatted_20_Text"><text:tab/>new_bunch_number=ColorBunchesCharacteristics-&gt;new_bunch_number;</text:p>
      <text:p text:style-name="Preformatted_20_Text"><text:s text:c="4"/>old_bunch_number=ColorBunchesCharacteristics-&gt;old_bunch_number;</text:p>
      <text:p text:style-name="Preformatted_20_Text">}</text:p>
      <text:p text:style-name="Preformatted_20_Text">else</text:p>
      <text:p text:style-name="Preformatted_20_Text">{</text:p>
      <text:p text:style-name="Preformatted_20_Text">visible_bunches=new int[NumberOfColoredIntervals];</text:p>
      <text:p text:style-name="Preformatted_20_Text">bunch_blocking=new int[NumberOfColoredIntervals];</text:p>
      <text:p text:style-name="Preformatted_20_Text">left_continuation=new int[NumberOfColoredIntervals];</text:p>
      <text:p text:style-name="Preformatted_20_Text">right_continuation=new int[NumberOfColoredIntervals];</text:p>
      <text:p text:style-name="Preformatted_20_Text"><text:soft-page-break/>left_adjacent=new int[NumberOfColoredIntervals];</text:p>
      <text:p text:style-name="Preformatted_20_Text">right_adjacent=new int[NumberOfColoredIntervals];</text:p>
      <text:p text:style-name="Preformatted_20_Text">label_segments=new int[NumberOfColoredIntervals];</text:p>
      <text:p text:style-name="Preformatted_20_Text">center_bunch_suitability=new int[NumberOfColoredIntervals];</text:p>
      <text:p text:style-name="Preformatted_20_Text">new_bunch_number=new int[NumberOfColoredIntervals];</text:p>
      <text:p text:style-name="Preformatted_20_Text">old_bunch_number=new int[NumberOfColoredIntervals];</text:p>
      <text:p text:style-name="Preformatted_20_Text">}</text:p>
      <text:p text:style-name="Preformatted_20_Text"/>
      <text:p text:style-name="Preformatted_20_Text">explored_bunches=new int[NumberOfColoredIntervals];</text:p>
      <text:p text:style-name="Preformatted_20_Text">Number_Connections=NumberOfColoredIntervals*NumberOfColoredIntervals;</text:p>
      <text:p text:style-name="Preformatted_20_Text">encountered_bunches=new int[NumberOfColoredIntervals];</text:p>
      <text:p text:style-name="Preformatted_20_Text">intersecting_bunches=new int[NumberOfColoredIntervals];</text:p>
      <text:p text:style-name="Preformatted_20_Text">intersecting_type=new int[NumberOfColoredIntervals];</text:p>
      <text:p text:style-name="Preformatted_20_Text">bunch_connections=new int[Number_Connections];</text:p>
      <text:p text:style-name="Preformatted_20_Text">//locally_visible_bunches=new int[NumberOfColoredIntervals];</text:p>
      <text:p text:style-name="Preformatted_20_Text"/>
      <text:p text:style-name="Preformatted_20_Text">new_left_domin_point=-1;</text:p>
      <text:p text:style-name="Preformatted_20_Text">new_left_domin=-1;</text:p>
      <text:p text:style-name="Preformatted_20_Text">indic_length=-1;</text:p>
      <text:p text:style-name="Preformatted_20_Text">ratio_length=-1;</text:p>
      <text:p text:style-name="Preformatted_20_Text">ratio_length1=-1;</text:p>
      <text:p text:style-name="Preformatted_20_Text">bunch_suitability=-1;</text:p>
      <text:p text:style-name="Preformatted_20_Text">Intersection=3;</text:p>
      <text:p text:style-name="Preformatted_20_Text">test_junction=0;</text:p>
      <text:p text:style-name="Preformatted_20_Text">Max_number=0;</text:p>
      <text:p text:style-name="Preformatted_20_Text">empty_places=0;</text:p>
      <text:p text:style-name="Preformatted_20_Text">Max_loc_number=0;</text:p>
      <text:p text:style-name="Preformatted_20_Text">memset(bunch_connections,(int) '\0',sizeof(int)*(Number_Connections));</text:p>
      <text:p text:style-name="Preformatted_20_Text">memset(painted_strip_colored,(int) '\0',sizeof(int)*(PressedLength));</text:p>
      <text:p text:style-name="Preformatted_20_Text">memset(painted_numbers_colored,(int) '\0',sizeof(int)*(PressedLength));</text:p>
      <text:p text:style-name="Preformatted_20_Text">memset(painted_strip_colored_long,(int) '\0',sizeof(int)*(StripLength));</text:p>
      <text:p text:style-name="Preformatted_20_Text">memset(painted_numbers_colored_long,(int) '\0',sizeof(int)*(StripLength));</text:p>
      <text:p text:style-name="Preformatted_20_Text"/>
      <text:p text:style-name="Preformatted_20_Text">memset(visible_bunches,(int) '\0',sizeof(int)*(NumberOfColoredIntervals));</text:p>
      <text:p text:style-name="Preformatted_20_Text">memset(bunch_blocking,(int) '\0',sizeof(int)*(NumberOfColoredIntervals));</text:p>
      <text:p text:style-name="Preformatted_20_Text">memset(left_continuation,(int) '\0',sizeof(int)*(NumberOfColoredIntervals));</text:p>
      <text:p text:style-name="Preformatted_20_Text">memset(right_continuation,(int) '\0',sizeof(int)*(NumberOfColoredIntervals));</text:p>
      <text:p text:style-name="Preformatted_20_Text">memset(left_adjacent,(int) '\0',sizeof(int)*(NumberOfColoredIntervals));</text:p>
      <text:p text:style-name="Preformatted_20_Text">memset(right_adjacent,(int) '\0',sizeof(int)*(NumberOfColoredIntervals));</text:p>
      <text:p text:style-name="Preformatted_20_Text">memset(label_segments,(int) '\0',sizeof(int)*(NumberOfColoredIntervals));</text:p>
      <text:p text:style-name="Preformatted_20_Text">memset(center_bunch_suitability,(int) '\0',sizeof(int)*(NumberOfColoredIntervals));</text:p>
      <text:p text:style-name="Preformatted_20_Text">memset(explored_bunches,(int) '\0',sizeof(int)*(NumberOfColoredIntervals));</text:p>
      <text:p text:style-name="Preformatted_20_Text">/*memset(locally_visible_bunches,(int) '\0',</text:p>
      <text:p text:style-name="Preformatted_20_Text">sizeof(int)*(NumberOfColoredIntervals));*/</text:p>
      <text:p text:style-name="Preformatted_20_Text"/>
      <text:p text:style-name="Preformatted_20_Text">for(coun_bunch=0;coun_bunch&lt;NumberOfColoredIntervals;coun_bunch++)</text:p>
      <text:p text:style-name="Preformatted_20_Text">{</text:p>
      <text:p text:style-name="Preformatted_20_Text">beg_int=ColoredIntervalsStructure-&gt;BegInterv[coun_bunch];</text:p>
      <text:p text:style-name="Preformatted_20_Text">end_int=ColoredIntervalsStructure-&gt;EndInterv[coun_bunch];</text:p>
      <text:p text:style-name="Preformatted_20_Text">signif=ColoredIntervalsStructure-&gt;Significance[coun_bunch];</text:p>
      <text:p text:style-name="Preformatted_20_Text">signif=(signif&lt;&lt;1)/(end_int-beg_int+1);</text:p>
      <text:p text:style-name="Preformatted_20_Text">Strip_value_painting_bunch(coun_bunch,beg_int/4,end_int/4,signif,</text:p>
      <text:p text:style-name="Preformatted_20_Text">painted_strip_colored,painted_numbers_colored,consistency_colored);</text:p>
      <text:p text:style-name="Preformatted_20_Text">}</text:p>
      <text:p text:style-name="Preformatted_20_Text"><text:tab/>for(coun_place=0;coun_place&lt;PressedLength/2;coun_place++)</text:p>
      <text:p text:style-name="Preformatted_20_Text"><text:tab/>{</text:p>
      <text:p text:style-name="Preformatted_20_Text"><text:tab/>bunch_num=*(painted_strip_colored+coun_place);</text:p>
      <text:p text:style-name="Preformatted_20_Text"><text:tab/>if(bunch_num)</text:p>
      <text:p text:style-name="Preformatted_20_Text"><text:soft-page-break/><text:tab/>{</text:p>
      <text:p text:style-name="Preformatted_20_Text"><text:tab/>(*(visible_bunches+bunch_num-1))++;</text:p>
      <text:p text:style-name="Preformatted_20_Text"><text:tab/>//number_of_bunches=*(painted_numbers_colored+coun_place);</text:p>
      <text:p text:style-name="Preformatted_20_Text"><text:tab/><text:tab/>/*if(number_of_bunches&gt;Max_number)</text:p>
      <text:p text:style-name="Preformatted_20_Text"><text:tab/><text:tab/>{</text:p>
      <text:p text:style-name="Preformatted_20_Text"><text:tab/><text:tab/>Max_number=number_of_bunches;</text:p>
      <text:p text:style-name="Preformatted_20_Text"><text:tab/><text:tab/>}*/</text:p>
      <text:p text:style-name="Preformatted_20_Text"><text:tab/> }</text:p>
      <text:p text:style-name="Preformatted_20_Text"><text:tab/>else</text:p>
      <text:p text:style-name="Preformatted_20_Text"><text:tab/>{</text:p>
      <text:p text:style-name="Preformatted_20_Text"><text:s text:c="4"/>empty_places++;</text:p>
      <text:p text:style-name="Preformatted_20_Text"><text:tab/>}</text:p>
      <text:p text:style-name="Preformatted_20_Text"><text:tab/>}</text:p>
      <text:p text:style-name="Preformatted_20_Text"/>
      <text:p text:style-name="Preformatted_20_Text">for(coun1_bun=0;coun1_bun&lt;NumberOfColoredIntervals;coun1_bun++)</text:p>
      <text:p text:style-name="Preformatted_20_Text"><text:tab/>{</text:p>
      <text:p text:style-name="Preformatted_20_Text"><text:tab/>bunch_occurrence=*(visible_bunches+coun1_bun);</text:p>
      <text:p text:style-name="Preformatted_20_Text"><text:tab/>beg_int=ColoredIntervalsStructure-&gt;BegInterv[coun1_bun];</text:p>
      <text:p text:style-name="Preformatted_20_Text"><text:tab/>end_int=ColoredIntervalsStructure-&gt;EndInterv[coun1_bun];</text:p>
      <text:p text:style-name="Preformatted_20_Text"><text:tab/>point_beg=beg_int/4;</text:p>
      <text:p text:style-name="Preformatted_20_Text"><text:tab/>point_end=end_int/4;</text:p>
      <text:p text:style-name="Preformatted_20_Text"><text:tab/>bunch_occurrence=(16*bunch_occurrence)/(point_end-point_beg+1);</text:p>
      <text:p text:style-name="Preformatted_20_Text"><text:tab/>*(visible_bunches+coun1_bun)=bunch_occurrence;</text:p>
      <text:p text:style-name="Preformatted_20_Text"><text:tab/>}</text:p>
      <text:p text:style-name="Preformatted_20_Text"><text:tab/>for(coun_bun=0;coun_bun&lt;NumberOfColoredIntervals;coun_bun++)</text:p>
      <text:p text:style-name="Preformatted_20_Text"><text:tab/>{//loop</text:p>
      <text:p text:style-name="Preformatted_20_Text"><text:tab/>test_junction=0;</text:p>
      <text:p text:style-name="Preformatted_20_Text"><text:tab/>outlet_length_ratio=-1;</text:p>
      <text:p text:style-name="Preformatted_20_Text"><text:tab/>block_index=*(bunch_blocking+coun_bun);</text:p>
      <text:p text:style-name="Preformatted_20_Text"><text:tab/>bunch_occurrence=*(visible_bunches+coun_bun);</text:p>
      <text:p text:style-name="Preformatted_20_Text"><text:tab/>if(!block_index)</text:p>
      <text:p text:style-name="Preformatted_20_Text"><text:tab/> <text:s/>{//block and bo rather small</text:p>
      <text:p text:style-name="Preformatted_20_Text"><text:tab/>beg_int=ColoredIntervalsStructure-&gt;BegInterv[coun_bun];</text:p>
      <text:p text:style-name="Preformatted_20_Text"><text:tab/>end_int=ColoredIntervalsStructure-&gt;EndInterv[coun_bun];</text:p>
      <text:p text:style-name="Preformatted_20_Text"><text:tab/>bunch_significance=ColoredIntervalsStructure-&gt;Significance[coun_bun];</text:p>
      <text:p text:style-name="Preformatted_20_Text"><text:tab/>bunch_int_length=end_int-beg_int+1;</text:p>
      <text:p text:style-name="Preformatted_20_Text"><text:tab/>bunch_density=(2*bunch_significance)/bunch_int_length;</text:p>
      <text:p text:style-name="Preformatted_20_Text"><text:tab/></text:p>
      <text:p text:style-name="Preformatted_20_Text"><text:tab/>bunch_saturation=ColoredIntervalsStructure-&gt;AverageSat[coun_bun];</text:p>
      <text:p text:style-name="Preformatted_20_Text"><text:tab/>point_beg=beg_int/4;</text:p>
      <text:p text:style-name="Preformatted_20_Text"><text:tab/>point_end=end_int/4;</text:p>
      <text:p text:style-name="Preformatted_20_Text"><text:tab/> center_int=(point_beg+point_end)/2;</text:p>
      <text:p text:style-name="Preformatted_20_Text"><text:tab/> central_neighbor=*(painted_strip_colored+center_int);</text:p>
      <text:p text:style-name="Preformatted_20_Text"><text:tab/> if((central_neighbor&gt;0)&amp;&amp;(central_neighbor!=coun_bun+1))</text:p>
      <text:p text:style-name="Preformatted_20_Text"><text:tab/> {//central_neighbor</text:p>
      <text:p text:style-name="Preformatted_20_Text"><text:tab/><text:tab/> central_neighbor-=1;</text:p>
      <text:p text:style-name="Preformatted_20_Text"><text:tab/><text:tab/> b_neighbor=*(bunch_blocking+central_neighbor);</text:p>
      <text:p text:style-name="Preformatted_20_Text"><text:tab/><text:tab/><text:tab/>if(b_neighbor&gt;0)</text:p>
      <text:p text:style-name="Preformatted_20_Text"><text:tab/><text:tab/><text:tab/>{</text:p>
      <text:p text:style-name="Preformatted_20_Text"><text:tab/><text:tab/><text:tab/>central_neighbor=b_neighbor-1;</text:p>
      <text:p text:style-name="Preformatted_20_Text"><text:tab/><text:tab/><text:tab/>}</text:p>
      <text:p text:style-name="Preformatted_20_Text"><text:tab/><text:tab/><text:tab/>block_index1=*(bunch_blocking+central_neighbor);</text:p>
      <text:p text:style-name="Preformatted_20_Text"><text:tab/><text:tab/><text:tab/>if((!block_index1)&amp;&amp;(central_neighbor!=coun_bun))</text:p>
      <text:p text:style-name="Preformatted_20_Text"><text:tab/><text:tab/><text:tab/>{//bi1</text:p>
      <text:p text:style-name="Preformatted_20_Text">neighbor_beg_int=ColoredIntervalsStructure-&gt;BegInterv[central_neighbor];</text:p>
      <text:p text:style-name="Preformatted_20_Text">neighbor_end_int=ColoredIntervalsStructure-&gt;EndInterv[central_neighbor];</text:p>
      <text:p text:style-name="Preformatted_20_Text">neighbor_length=neighbor_end_int-neighbor_beg_int+1;</text:p>
      <text:p text:style-name="Preformatted_20_Text">neighbor_saturation=ColoredIntervalsStructure-&gt;AverageSat[central_neighbor];</text:p>
      <text:p text:style-name="Preformatted_20_Text"><text:soft-page-break/>bunch_occurrence1=*(visible_bunches+central_neighbor);</text:p>
      <text:p text:style-name="Preformatted_20_Text">union_beg=min(beg_int,neighbor_beg_int);</text:p>
      <text:p text:style-name="Preformatted_20_Text">union_end=max(end_int,neighbor_end_int);</text:p>
      <text:p text:style-name="Preformatted_20_Text"><text:tab/>union_length=union_end-union_beg+1;</text:p>
      <text:p text:style-name="Preformatted_20_Text"><text:tab/>outlet_length=union_length-neighbor_length;</text:p>
      <text:p text:style-name="Preformatted_20_Text"><text:tab/>outlet_length_ratio=(16*bunch_int_length)/(bunch_int_length+union_length);</text:p>
      <text:p text:style-name="Preformatted_20_Text"><text:tab/>outlet_length_ratio1=(16*outlet_length)/(outlet_length+union_length);</text:p>
      <text:p text:style-name="Preformatted_20_Text"><text:tab/>outlet_length_ratio2=(16*neighbor_length)/(neighbor_length+union_length);//last_cor06.03.13</text:p>
      <text:p text:style-name="Preformatted_20_Text">Intersection=Intersection_measure_ratios(neighbor_beg_int,neighbor_end_int,beg_int,</text:p>
      <text:p text:style-name="Preformatted_20_Text"><text:tab/>end_int,&amp;indic_length,&amp;ratio_length,&amp;ratio_length1);</text:p>
      <text:p text:style-name="Preformatted_20_Text">if(Intersection==3)</text:p>
      <text:p text:style-name="Preformatted_20_Text">{</text:p>
      <text:p text:style-name="Preformatted_20_Text"><text:tab/>ratio_length=0;</text:p>
      <text:p text:style-name="Preformatted_20_Text">}</text:p>
      <text:p text:style-name="Preformatted_20_Text"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>neighbor_bunch_significance=ColoredIntervalsStructure-&gt;Significance[central_neighbor];</text:p>
      <text:p text:style-name="Preformatted_20_Text">neighbor_bunch_density=(2*neighbor_bunch_significance)/neighbor_length;</text:p>
      <text:p text:style-name="Preformatted_20_Text">density_sum=neighbor_bunch_density+bunch_density;</text:p>
      <text:p text:style-name="Preformatted_20_Text">density_ratio=(16*bunch_density)/(bunch_density+neighbor_bunch_density);</text:p>
      <text:p text:style-name="Preformatted_20_Text"/>
      <text:p text:style-name="Preformatted_20_Text"><text:tab/>test_junction=Test_Junction_Corrected(coun_bun,central_neighbor,bunch_occurrence,</text:p>
      <text:p text:style-name="Preformatted_20_Text">Intersection,indic_length,ratio_length,ratio_length1,&amp;hue_close,&amp;saturation_close,&amp;gray_close);</text:p>
      <text:p text:style-name="Preformatted_20_Text"><text:tab/>test_jun=test_junction%10;</text:p>
      <text:p text:style-name="Preformatted_20_Text"><text:tab/>if((test_jun&gt;=1)&amp;&amp;(test_jun&lt;=2)&amp;&amp;(ratio_length1==16)&amp;&amp;(outlet_length_ratio1&lt;=3))</text:p>
      <text:p text:style-name="Preformatted_20_Text"><text:tab/>{</text:p>
      <text:p text:style-name="Preformatted_20_Text"><text:tab/><text:tab/>block_index=central_neighbor+1;</text:p>
      <text:p text:style-name="Preformatted_20_Text"><text:tab/><text:tab/><text:tab/>*(bunch_blocking+coun_bun)=block_index;</text:p>
      <text:p text:style-name="Preformatted_20_Text"><text:tab/><text:tab/><text:tab/>SimpleMerging(central_neighbor,coun_bun);</text:p>
      <text:p text:style-name="Preformatted_20_Text"><text:tab/><text:tab/><text:tab/>goto L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if((test_jun&gt;=1)&amp;&amp;((test_jun&lt;=2))&amp;&amp;(ratio_length1==16)&amp;&amp;(outlet_length_ratio1&lt;=8)&amp;&amp;(density_ratio&lt;=10))</text:p>
      <text:p text:style-name="Preformatted_20_Text"><text:tab/>{</text:p>
      <text:p text:style-name="Preformatted_20_Text"><text:tab/><text:tab/>block_index=central_neighbor+1;</text:p>
      <text:p text:style-name="Preformatted_20_Text"><text:tab/><text:tab/><text:tab/>*(bunch_blocking+coun_bun)=block_index;</text:p>
      <text:p text:style-name="Preformatted_20_Text"><text:tab/><text:tab/><text:tab/>Merging(central_neighbor,coun_bun);</text:p>
      <text:p text:style-name="Preformatted_20_Text"><text:tab/><text:tab/><text:tab/>goto L;</text:p>
      <text:p text:style-name="Preformatted_20_Text"><text:tab/>}</text:p>
      <text:p text:style-name="Preformatted_20_Text"><text:tab/>}</text:p>
      <text:p text:style-name="Preformatted_20_Text"><text:tab/>if((test_jun&gt;0)&amp;&amp;(test_jun&lt;=2))</text:p>
      <text:p text:style-name="Preformatted_20_Text"><text:tab/><text:tab/><text:tab/><text:tab/><text:tab/> {//tj021012</text:p>
      <text:p text:style-name="Preformatted_20_Text">if((density_ratio&lt;=2)&amp;&amp;(ratio_length1==16))</text:p>
      <text:p text:style-name="Preformatted_20_Text">{</text:p>
      <text:p text:style-name="Preformatted_20_Text"><text:tab/>if(ratio_length&lt;4)</text:p>
      <text:p text:style-name="Preformatted_20_Text"><text:tab/>{</text:p>
      <text:p text:style-name="Preformatted_20_Text"><text:tab/> <text:s text:c="7"/>block_index=central_neighbor+1;</text:p>
      <text:p text:style-name="Preformatted_20_Text"><text:tab/><text:tab/><text:tab/>*(bunch_blocking+coun_bun)=block_index;</text:p>
      <text:p text:style-name="Preformatted_20_Text"><text:tab/><text:tab/><text:tab/>SimpleMerging(central_neighbor,coun_bun);</text:p>
      <text:p text:style-name="Preformatted_20_Text"><text:tab/><text:tab/><text:tab/>goto L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s text:c="4"/>block_index=central_neighbor+1;</text:p>
      <text:p text:style-name="Preformatted_20_Text"><text:tab/><text:tab/><text:tab/>*(bunch_blocking+coun_bun)=block_index;</text:p>
      <text:p text:style-name="Preformatted_20_Text"><text:tab/><text:tab/><text:tab/>Merging(central_neighbor,coun_bun);</text:p>
      <text:p text:style-name="Preformatted_20_Text"><text:soft-page-break/><text:tab/><text:tab/><text:tab/>goto L;</text:p>
      <text:p text:style-name="Preformatted_20_Text"><text:tab/>}</text:p>
      <text:p text:style-name="Preformatted_20_Text">}</text:p>
      <text:p text:style-name="Preformatted_20_Text"><text:tab/><text:tab/><text:tab/><text:tab/><text:tab/><text:tab/> if(test_jun==1)</text:p>
      <text:p text:style-name="Preformatted_20_Text"><text:tab/><text:tab/><text:tab/><text:tab/><text:tab/><text:tab/> {//tj111</text:p>
      <text:p text:style-name="Preformatted_20_Text"/>
      <text:p text:style-name="Preformatted_20_Text"><text:tab/><text:tab/><text:tab/><text:tab/><text:tab/><text:tab/><text:tab/> if(Intersection==2)</text:p>
      <text:p text:style-name="Preformatted_20_Text"><text:tab/><text:tab/><text:tab/><text:tab/><text:tab/><text:tab/><text:tab/> {//I2</text:p>
      <text:p text:style-name="Preformatted_20_Text"><text:tab/><text:tab/><text:tab/><text:tab/><text:tab/><text:tab/><text:tab/><text:tab/> /*if((!ratio_length)&amp;&amp;(!ratio_length1))</text:p>
      <text:p text:style-name="Preformatted_20_Text"><text:tab/><text:tab/><text:tab/><text:tab/><text:tab/><text:tab/><text:tab/><text:tab/> {</text:p>
      <text:p text:style-name="Preformatted_20_Text"/>
      <text:p text:style-name="Preformatted_20_Text"><text:tab/><text:tab/><text:tab/><text:tab/><text:tab/><text:tab/><text:tab/><text:tab/> }*/</text:p>
      <text:p text:style-name="Preformatted_20_Text"><text:s/>if((density_ratio&gt;=4)&amp;&amp;(density_sum&gt;(StripWidth+StripWidth/4))&amp;&amp;(outlet_length_ratio1&lt;=2))</text:p>
      <text:p text:style-name="Preformatted_20_Text"><text:tab/><text:tab/><text:tab/><text:tab/><text:tab/><text:tab/><text:tab/> {//c1 last_cor</text:p>
      <text:p text:style-name="Preformatted_20_Text"><text:tab/><text:tab/><text:tab/>block_index=central_neighbor+1;</text:p>
      <text:p text:style-name="Preformatted_20_Text"><text:tab/><text:tab/><text:tab/>*(bunch_blocking+coun_bun)=block_index;</text:p>
      <text:p text:style-name="Preformatted_20_Text"><text:tab/><text:tab/><text:tab/>Merging(central_neighbor,coun_bun);</text:p>
      <text:p text:style-name="Preformatted_20_Text"><text:tab/><text:tab/><text:tab/>goto L;</text:p>
      <text:p text:style-name="Preformatted_20_Text"><text:tab/><text:tab/><text:tab/><text:tab/><text:tab/><text:tab/><text:tab/> }//c1</text:p>
      <text:p text:style-name="Preformatted_20_Text"><text:s/>else</text:p>
      <text:p text:style-name="Preformatted_20_Text"><text:s/>{//last_cor</text:p>
      <text:p text:style-name="Preformatted_20_Text">if((test_jun==1)&amp;&amp;(density_ratio&gt;=7)</text:p>
      <text:p text:style-name="Preformatted_20_Text"><text:s text:c="3"/>&amp;&amp;(density_sum&gt;(StripWidth+StripWidth/4))&amp;&amp;(outlet_length_ratio1&lt;=4))</text:p>
      <text:p text:style-name="Preformatted_20_Text">{</text:p>
      <text:p text:style-name="Preformatted_20_Text">block_index=central_neighbor+1;</text:p>
      <text:p text:style-name="Preformatted_20_Text"><text:tab/><text:tab/><text:tab/>*(bunch_blocking+coun_bun)=block_index;</text:p>
      <text:p text:style-name="Preformatted_20_Text"><text:tab/><text:tab/><text:tab/>Merging(central_neighbor,coun_bun);</text:p>
      <text:p text:style-name="Preformatted_20_Text"><text:tab/><text:tab/><text:tab/>goto L;</text:p>
      <text:p text:style-name="Preformatted_20_Text">}</text:p>
      <text:p text:style-name="Preformatted_20_Text"><text:s/>}//last_cor</text:p>
      <text:p text:style-name="Preformatted_20_Text"><text:tab/><text:tab/><text:tab/><text:tab/><text:tab/><text:tab/><text:tab/> }//I2</text:p>
      <text:p text:style-name="Preformatted_20_Text"><text:tab/><text:tab/><text:tab/><text:tab/><text:tab/><text:tab/><text:tab/> else</text:p>
      <text:p text:style-name="Preformatted_20_Text"><text:tab/><text:tab/><text:tab/><text:tab/><text:tab/><text:tab/><text:tab/> {//e2</text:p>
      <text:p text:style-name="P1"><text:span text:style-name="T1">if</text:span><text:span text:style-name="T2">((Intersection&lt;=1)&amp;&amp;(((ratio_length==16)&amp;&amp;(outlet_length_ratio2&gt;=6))||</text:span></text:p>
      <text:p text:style-name="P2"><text:span text:style-name="T4"><text:tab/><text:tab/><text:tab/><text:tab/>((ratio_length1==16)&amp;&amp;(outlet_length_ratio1&lt;=5))))</text:span></text:p>
      <text:p text:style-name="Preformatted_20_Text"><text:tab/><text:tab/><text:tab/><text:tab/><text:tab/><text:tab/><text:tab/><text:tab/> {//c2</text:p>
      <text:p text:style-name="Preformatted_20_Text"><text:tab/><text:tab/><text:tab/><text:tab/><text:tab/><text:tab/><text:tab/><text:tab/><text:tab/> if(ratio_length1==16)</text:p>
      <text:p text:style-name="Preformatted_20_Text"><text:tab/><text:tab/><text:tab/><text:tab/><text:tab/><text:tab/><text:tab/><text:tab/><text:tab/> {//c3</text:p>
      <text:p text:style-name="Preformatted_20_Text"><text:tab/><text:tab/><text:tab/><text:tab/><text:tab/><text:tab/><text:tab/><text:tab/><text:tab/><text:tab/> if((density_sum&gt;(StripWidth+StripWidth/4))&amp;&amp;(density_ratio&lt;8))</text:p>
      <text:p text:style-name="Preformatted_20_Text"><text:tab/><text:tab/><text:tab/><text:tab/><text:tab/><text:tab/><text:tab/> <text:s/>{//c4</text:p>
      <text:p text:style-name="Preformatted_20_Text"><text:tab/><text:tab/><text:tab/>block_index=central_neighbor+1;</text:p>
      <text:p text:style-name="Preformatted_20_Text"><text:tab/><text:tab/><text:tab/>*(bunch_blocking+coun_bun)=block_index;</text:p>
      <text:p text:style-name="Preformatted_20_Text"><text:tab/><text:tab/><text:tab/>Merging(central_neighbor,coun_bun);</text:p>
      <text:p text:style-name="Preformatted_20_Text"><text:tab/><text:tab/><text:tab/>goto L;</text:p>
      <text:p text:style-name="Preformatted_20_Text"><text:tab/><text:tab/><text:tab/><text:tab/><text:tab/><text:tab/><text:tab/> }//c4</text:p>
      <text:p text:style-name="Preformatted_20_Text"><text:tab/><text:tab/><text:tab/><text:tab/><text:tab/><text:tab/><text:tab/><text:tab/><text:tab/> }//c3</text:p>
      <text:p text:style-name="Preformatted_20_Text"><text:tab/><text:tab/><text:tab/><text:tab/><text:tab/><text:tab/><text:tab/><text:tab/><text:tab/> else</text:p>
      <text:p text:style-name="Preformatted_20_Text"><text:tab/><text:tab/><text:tab/><text:tab/><text:tab/><text:tab/><text:tab/><text:tab/><text:tab/> {//e3</text:p>
      <text:p text:style-name="Preformatted_20_Text">if((density_ratio&gt;=5)&amp;&amp;(density_sum&gt;(StripWidth+StripWidth/4)))</text:p>
      <text:p text:style-name="Preformatted_20_Text"><text:tab/><text:tab/><text:tab/><text:tab/><text:tab/><text:tab/><text:tab/> {//c5</text:p>
      <text:p text:style-name="Preformatted_20_Text"><text:tab/><text:tab/><text:tab/>block_index=central_neighbor+1;</text:p>
      <text:p text:style-name="Preformatted_20_Text"><text:tab/><text:tab/><text:tab/>*(bunch_blocking+coun_bun)=block_index;</text:p>
      <text:p text:style-name="Preformatted_20_Text"><text:tab/><text:tab/><text:tab/>Merging(central_neighbor,coun_bun);</text:p>
      <text:p text:style-name="Preformatted_20_Text"><text:tab/><text:tab/><text:tab/>goto L;</text:p>
      <text:p text:style-name="Preformatted_20_Text"><text:tab/><text:tab/><text:tab/><text:tab/><text:tab/><text:tab/><text:tab/> }//c5</text:p>
      <text:p text:style-name="Preformatted_20_Text"><text:tab/><text:tab/><text:tab/><text:tab/><text:tab/><text:tab/><text:tab/><text:tab/><text:tab/> }//e3</text:p>
      <text:p text:style-name="Preformatted_20_Text"><text:tab/><text:tab/><text:tab/><text:tab/><text:tab/><text:tab/><text:tab/><text:tab/> }//c2</text:p>
      <text:p text:style-name="Preformatted_20_Text"><text:soft-page-break/><text:tab/><text:tab/><text:tab/><text:tab/><text:tab/><text:tab/><text:tab/> }//e2</text:p>
      <text:p text:style-name="Preformatted_20_Text"><text:tab/><text:tab/><text:tab/><text:tab/><text:tab/><text:tab/> }//tj111</text:p>
      <text:p text:style-name="Preformatted_20_Text"><text:tab/> if((bunch_int_length&lt;=4)&amp;&amp;(outlet_length_ratio&lt;=2))</text:p>
      <text:p text:style-name="Preformatted_20_Text"><text:tab/>{//c6</text:p>
      <text:p text:style-name="Preformatted_20_Text"><text:tab/><text:tab/>if(density_ratio&lt;=4)</text:p>
      <text:p text:style-name="Preformatted_20_Text"><text:tab/><text:tab/>{//c7</text:p>
      <text:p text:style-name="Preformatted_20_Text"><text:tab/><text:tab/><text:tab/>block_index=central_neighbor+1;</text:p>
      <text:p text:style-name="Preformatted_20_Text"><text:tab/><text:tab/><text:tab/>*(bunch_blocking+coun_bun)=block_index;</text:p>
      <text:p text:style-name="Preformatted_20_Text"><text:tab/><text:tab/><text:tab/>Merging(central_neighbor,coun_bun);</text:p>
      <text:p text:style-name="Preformatted_20_Text"><text:tab/><text:tab/><text:tab/>goto L;</text:p>
      <text:p text:style-name="Preformatted_20_Text"><text:tab/><text:tab/>}//c7</text:p>
      <text:p text:style-name="Preformatted_20_Text"><text:tab/>}//c6</text:p>
      <text:p text:style-name="Preformatted_20_Text"><text:tab/><text:tab/><text:tab/><text:tab/><text:tab/><text:tab/> if(((ratio_length&gt;=14)&amp;&amp;(ratio_length1&gt;=14))||(((ratio_length1==16))&amp;&amp;(density_ratio&lt;5)))</text:p>
      <text:p text:style-name="Preformatted_20_Text"><text:s text:c="26"/>{//c8</text:p>
      <text:p text:style-name="Preformatted_20_Text"><text:tab/> </text:p>
      <text:p text:style-name="Preformatted_20_Text"><text:s/>if(((bunch_occurrence1&gt;=bunch_occurrence)||</text:p>
      <text:p text:style-name="Preformatted_20_Text"><text:tab/> ((bunch_occurrence1&gt;0)&amp;&amp;(indic_length&gt;=2)))&amp;&amp;(neighbor_bunch_density&gt;bunch_density)&amp;&amp;</text:p>
      <text:p text:style-name="Preformatted_20_Text"><text:tab/> (density_sum&gt;(StripWidth+StripWidth/4)))</text:p>
      <text:p text:style-name="Preformatted_20_Text"><text:tab/><text:tab/><text:tab/><text:tab/><text:tab/><text:tab/> {//c9</text:p>
      <text:p text:style-name="Preformatted_20_Text"><text:tab/><text:tab/><text:tab/><text:tab/><text:tab/><text:tab/> block_index=central_neighbor+1;</text:p>
      <text:p text:style-name="Preformatted_20_Text"><text:tab/><text:tab/><text:tab/><text:tab/><text:tab/><text:tab/> *(bunch_blocking+coun_bun)=block_index;</text:p>
      <text:p text:style-name="Preformatted_20_Text"><text:tab/><text:tab/><text:tab/><text:tab/><text:tab/><text:tab/> Merging(central_neighbor,coun_bun);</text:p>
      <text:p text:style-name="Preformatted_20_Text"><text:tab/><text:tab/><text:tab/><text:tab/><text:tab/><text:tab/> goto L;</text:p>
      <text:p text:style-name="Preformatted_20_Text"><text:tab/><text:tab/><text:tab/><text:tab/><text:tab/><text:tab/> }//c9</text:p>
      <text:p text:style-name="Preformatted_20_Text"><text:tab/><text:tab/><text:tab/><text:tab/><text:tab/><text:tab/> <text:s/>}//c8</text:p>
      <text:p text:style-name="Preformatted_20_Text"><text:tab/><text:tab/><text:tab/><text:tab/><text:tab/> }//tj0211</text:p>
      <text:p text:style-name="Preformatted_20_Text"><text:tab/>else</text:p>
      <text:p text:style-name="Preformatted_20_Text"><text:tab/>{//e4</text:p>
      <text:p text:style-name="Preformatted_20_Text">if(test_jun==3)</text:p>
      <text:p text:style-name="Preformatted_20_Text">{//c10</text:p>
      <text:p text:style-name="Preformatted_20_Text"><text:tab/>if((bunch_int_length&lt;=4)&amp;&amp;(outlet_length_ratio&lt;=2))</text:p>
      <text:p text:style-name="Preformatted_20_Text"><text:tab/>{//c11</text:p>
      <text:p text:style-name="Preformatted_20_Text"><text:tab/><text:tab/>if(density_ratio&lt;=4)</text:p>
      <text:p text:style-name="Preformatted_20_Text"><text:tab/><text:tab/>{//c12</text:p>
      <text:p text:style-name="Preformatted_20_Text"><text:tab/><text:tab/><text:tab/>block_index=central_neighbor+1;</text:p>
      <text:p text:style-name="Preformatted_20_Text"><text:tab/><text:tab/><text:tab/>*(bunch_blocking+coun_bun)=block_index;</text:p>
      <text:p text:style-name="Preformatted_20_Text"><text:tab/><text:tab/><text:tab/>Merging(central_neighbor,coun_bun);</text:p>
      <text:p text:style-name="Preformatted_20_Text"><text:tab/><text:tab/><text:tab/>goto L;</text:p>
      <text:p text:style-name="Preformatted_20_Text"><text:tab/><text:tab/>}//c12</text:p>
      <text:p text:style-name="Preformatted_20_Text"><text:tab/>}//c11</text:p>
      <text:p text:style-name="Preformatted_20_Text">}//c10</text:p>
      <text:p text:style-name="Preformatted_20_Text"><text:tab/>}//e4</text:p>
      <text:p text:style-name="Preformatted_20_Text"/>
      <text:p text:style-name="Preformatted_20_Text"><text:tab/></text:p>
      <text:p text:style-name="Preformatted_20_Text"><text:tab/><text:tab/><text:tab/>}//bi1</text:p>
      <text:p text:style-name="Preformatted_20_Text"><text:tab/> }//central_neighbor</text:p>
      <text:p text:style-name="Preformatted_20_Text"><text:tab/> <text:s/>if(point_beg!=point_end)</text:p>
      <text:p text:style-name="Preformatted_20_Text"><text:tab/> <text:s/>{</text:p>
      <text:p text:style-name="Preformatted_20_Text"><text:tab/> <text:s/>left_neighbor=*(painted_strip_colored+point_beg);</text:p>
      <text:p text:style-name="Preformatted_20_Text"><text:tab/> <text:s/>right_neighbor=*(painted_strip_colored+point_end);</text:p>
      <text:p text:style-name="Preformatted_20_Text"><text:tab/> <text:s/>}</text:p>
      <text:p text:style-name="Preformatted_20_Text"><text:tab/> <text:s/>else</text:p>
      <text:p text:style-name="Preformatted_20_Text"><text:tab/> <text:s/>{//small intervals</text:p>
      <text:p text:style-name="Preformatted_20_Text"><text:tab/> <text:s/>if(end_int+4&lt;StripLength)</text:p>
      <text:p text:style-name="Preformatted_20_Text"><text:tab/> <text:s/>{</text:p>
      <text:p text:style-name="Preformatted_20_Text"><text:tab/> <text:s/>left_neighbor=*(painted_strip_colored+point_beg);</text:p>
      <text:p text:style-name="Preformatted_20_Text"><text:tab/> <text:s/>right_neighbor=*(painted_strip_colored+point_end+1);</text:p>
      <text:p text:style-name="Preformatted_20_Text"><text:soft-page-break/><text:tab/> <text:s/>}</text:p>
      <text:p text:style-name="Preformatted_20_Text"><text:tab/> <text:s/>else</text:p>
      <text:p text:style-name="Preformatted_20_Text"><text:tab/> <text:s/>{</text:p>
      <text:p text:style-name="Preformatted_20_Text"><text:s text:c="6"/>right_neighbor=*(painted_strip_colored+point_end);</text:p>
      <text:p text:style-name="Preformatted_20_Text"><text:tab/> <text:s/>if(point_beg&gt;=1)</text:p>
      <text:p text:style-name="Preformatted_20_Text"><text:tab/> <text:s/>{</text:p>
      <text:p text:style-name="Preformatted_20_Text"><text:tab/> <text:s/>left_neighbor=*(painted_strip_colored+point_beg-1);</text:p>
      <text:p text:style-name="Preformatted_20_Text"><text:tab/> <text:s/>}</text:p>
      <text:p text:style-name="Preformatted_20_Text"><text:tab/> <text:s/>else</text:p>
      <text:p text:style-name="Preformatted_20_Text"><text:tab/> <text:s/>{</text:p>
      <text:p text:style-name="Preformatted_20_Text"><text:tab/> <text:s/>left_neighbor=*(painted_strip_colored+point_beg);</text:p>
      <text:p text:style-name="Preformatted_20_Text"><text:tab/> <text:s/>}</text:p>
      <text:p text:style-name="Preformatted_20_Text"><text:tab/> <text:s/>}</text:p>
      <text:p text:style-name="Preformatted_20_Text"><text:s text:c="9"/></text:p>
      <text:p text:style-name="Preformatted_20_Text"><text:tab/> <text:s/>}//small intervals</text:p>
      <text:p text:style-name="Preformatted_20_Text"><text:tab/> <text:s/>if(left_neighbor==coun_bun+1)</text:p>
      <text:p text:style-name="Preformatted_20_Text"><text:tab/> <text:s/>{</text:p>
      <text:p text:style-name="Preformatted_20_Text"><text:tab/><text:tab/> <text:s/>if(point_beg&gt;=1)</text:p>
      <text:p text:style-name="Preformatted_20_Text"><text:tab/> <text:s/>{</text:p>
      <text:p text:style-name="Preformatted_20_Text"><text:tab/> <text:s/>left_neighbor=*(painted_strip_colored+point_beg-1);</text:p>
      <text:p text:style-name="Preformatted_20_Text"><text:tab/> <text:s/>}</text:p>
      <text:p text:style-name="Preformatted_20_Text"><text:tab/> <text:s/>}</text:p>
      <text:p text:style-name="Preformatted_20_Text"><text:tab/> <text:s/>if(right_neighbor==coun_bun+1)</text:p>
      <text:p text:style-name="Preformatted_20_Text"><text:tab/> <text:s/>{</text:p>
      <text:p text:style-name="Preformatted_20_Text"><text:tab/><text:tab/> <text:s/>if(end_int+4&lt;StripLength)</text:p>
      <text:p text:style-name="Preformatted_20_Text"><text:tab/> <text:s/>{</text:p>
      <text:p text:style-name="Preformatted_20_Text"><text:tab/> <text:s text:c="2"/>right_neighbor=*(painted_strip_colored+point_end+1);</text:p>
      <text:p text:style-name="Preformatted_20_Text"><text:tab/> <text:s/>}</text:p>
      <text:p text:style-name="Preformatted_20_Text"><text:tab/> <text:s/>}</text:p>
      <text:p text:style-name="Preformatted_20_Text"><text:tab/> <text:s/></text:p>
      <text:p text:style-name="Preformatted_20_Text"><text:tab/><text:tab/><text:tab/>if((left_neighbor!=coun_bun+1)&amp;&amp;(left_neighbor&gt;0))</text:p>
      <text:p text:style-name="Preformatted_20_Text"><text:tab/><text:tab/><text:tab/>{//left neighbor exists</text:p>
      <text:p text:style-name="Preformatted_20_Text"><text:tab/><text:tab/><text:tab/>left_neighbor-=1;</text:p>
      <text:p text:style-name="Preformatted_20_Text"><text:tab/><text:tab/><text:tab/>b_neighbor=*(bunch_blocking+left_neighbor);</text:p>
      <text:p text:style-name="Preformatted_20_Text"><text:tab/><text:tab/><text:tab/>if(b_neighbor&gt;0)</text:p>
      <text:p text:style-name="Preformatted_20_Text"><text:tab/><text:tab/><text:tab/>{</text:p>
      <text:p text:style-name="Preformatted_20_Text"><text:tab/><text:tab/><text:tab/>left_neighbor=b_neighbor-1;</text:p>
      <text:p text:style-name="Preformatted_20_Text"><text:tab/><text:tab/><text:tab/>}</text:p>
      <text:p text:style-name="Preformatted_20_Text"><text:tab/><text:tab/><text:tab/>block_index1=*(bunch_blocking+left_neighbor);</text:p>
      <text:p text:style-name="Preformatted_20_Text"><text:tab/><text:tab/><text:tab/>bunch_occurrence1=*(visible_bunches+left_neighbor);</text:p>
      <text:p text:style-name="Preformatted_20_Text"><text:tab/><text:tab/><text:tab/><text:tab/> <text:s/>//if(bunch_occurrence1&gt;=bunch_occurrence)</text:p>
      <text:p text:style-name="Preformatted_20_Text"><text:tab/><text:tab/><text:tab/><text:tab/><text:tab/>//{//bo<text:tab/><text:tab/></text:p>
      <text:p text:style-name="Preformatted_20_Text"><text:tab/><text:tab/><text:tab/><text:tab/><text:tab/><text:tab/>if((!block_index1)&amp;&amp;(left_neighbor!=coun_bun))</text:p>
      <text:p text:style-name="Preformatted_20_Text"><text:tab/><text:tab/><text:tab/><text:tab/><text:tab/><text:tab/>{//bi</text:p>
      <text:p text:style-name="Preformatted_20_Text"><text:tab/><text:tab/><text:tab/><text:tab/><text:tab/><text:tab/><text:tab/></text:p>
      <text:p text:style-name="Preformatted_20_Text">neighbor_beg_int=ColoredIntervalsStructure-&gt;BegInterv[left_neighbor];</text:p>
      <text:p text:style-name="Preformatted_20_Text">neighbor_end_int=ColoredIntervalsStructure-&gt;EndInterv[left_neighbor];</text:p>
      <text:p text:style-name="Preformatted_20_Text">neighbor_length=neighbor_end_int-neighbor_beg_int+1;</text:p>
      <text:p text:style-name="Preformatted_20_Text">left_differ=beg_int-neighbor_end_int;</text:p>
      <text:p text:style-name="Preformatted_20_Text">neighbor_saturation=ColoredIntervalsStructure-&gt;AverageSat[left_neighbor];</text:p>
      <text:p text:style-name="Preformatted_20_Text">union_beg=min(beg_int,neighbor_beg_int);</text:p>
      <text:p text:style-name="Preformatted_20_Text"><text:tab/>union_end=max(end_int,neighbor_end_int);</text:p>
      <text:p text:style-name="Preformatted_20_Text"><text:tab/>union_length=union_end-union_beg+1;</text:p>
      <text:p text:style-name="Preformatted_20_Text"><text:tab/>outlet_length=union_length-neighbor_length;</text:p>
      <text:p text:style-name="Preformatted_20_Text"><text:tab/>outlet_length_ratio=(16*bunch_int_length)/(bunch_int_length+union_length);</text:p>
      <text:p text:style-name="Preformatted_20_Text"><text:tab/>outlet_length_ratio1=(16*outlet_length)/(outlet_length+union_length);</text:p>
      <text:p text:style-name="Preformatted_20_Text"><text:tab/>outlet_length_ratio2=(16*neighbor_length)/(neighbor_length+union_length);</text:p>
      <text:p text:style-name="Preformatted_20_Text"><text:s text:c="4"/>outlet_length_ratio3=(16*union_length)/(neighbor_length+union_length);</text:p>
      <text:p text:style-name="Preformatted_20_Text"><text:soft-page-break/>Intersection=Intersection_measure_ratios(neighbor_beg_int,neighbor_end_int,beg_int,</text:p>
      <text:p text:style-name="Preformatted_20_Text"><text:tab/>end_int,&amp;indic_length,&amp;ratio_length,&amp;ratio_length1);</text:p>
      <text:p text:style-name="Preformatted_20_Text">if(((Intersection&gt;=0)&amp;&amp;(Intersection&lt;=2))||((Intersection==3)&amp;&amp;(ratio_length&lt;=2)))</text:p>
      <text:p text:style-name="Preformatted_20_Text">{</text:p>
      <text:p text:style-name="Preformatted_20_Text">if(!outlet_length_ratio2)</text:p>
      <text:p text:style-name="Preformatted_20_Text">{//io0</text:p>
      <text:p text:style-name="Preformatted_20_Text">test_junction=Test_Junction_Corrected(left_neighbor,coun_bun,bunch_occurrence1,</text:p>
      <text:p text:style-name="Preformatted_20_Text">Intersection,indic_length,ratio_length,ratio_length1,&amp;hue_close,&amp;saturation_close,&amp;gray_close);</text:p>
      <text:p text:style-name="Preformatted_20_Text">test_jun=test_junction%10;</text:p>
      <text:p text:style-name="Preformatted_20_Text">if(((test_jun&gt;=1)&amp;&amp;(test_jun&lt;=2))||((test_jun==3)&amp;&amp;(ratio_length==15)))</text:p>
      <text:p text:style-name="Preformatted_20_Text"><text:tab/><text:tab/>{</text:p>
      <text:p text:style-name="Preformatted_20_Text"><text:tab/><text:tab/>block_index=coun_bun+1;</text:p>
      <text:p text:style-name="Preformatted_20_Text"><text:tab/><text:tab/><text:tab/><text:tab/><text:tab/><text:tab/> *(bunch_blocking+left_neighbor)=block_index;</text:p>
      <text:p text:style-name="Preformatted_20_Text"><text:tab/><text:tab/><text:tab/><text:tab/><text:tab/><text:tab/> SimpleMerging(coun_bun,left_neighbor);</text:p>
      <text:p text:style-name="Preformatted_20_Text"><text:tab/><text:tab/><text:tab/><text:tab/><text:tab/><text:tab/> goto L;</text:p>
      <text:p text:style-name="Preformatted_20_Text"><text:tab/><text:tab/>}</text:p>
      <text:p text:style-name="Preformatted_20_Text">}//io0</text:p>
      <text:p text:style-name="Preformatted_20_Text">else</text:p>
      <text:p text:style-name="Preformatted_20_Text">{//eol0</text:p>
      <text:p text:style-name="Preformatted_20_Text">if(outlet_length_ratio2&lt;=2)</text:p>
      <text:p text:style-name="Preformatted_20_Text">{//ol2</text:p>
      <text:p text:style-name="Preformatted_20_Text"><text:tab/>test_junction=Test_Junction_Corrected(left_neighbor,coun_bun,bunch_occurrence1,</text:p>
      <text:p text:style-name="Preformatted_20_Text">Intersection,indic_length,ratio_length,ratio_length1,&amp;hue_close,&amp;saturation_close,&amp;gray_close);</text:p>
      <text:p text:style-name="Preformatted_20_Text">test_jun=test_junction%10;</text:p>
      <text:p text:style-name="Preformatted_20_Text"><text:tab/></text:p>
      <text:p text:style-name="Preformatted_20_Text"><text:tab/><text:tab/>if((test_jun&gt;=1)&amp;&amp;(test_jun&lt;=2))</text:p>
      <text:p text:style-name="Preformatted_20_Text"><text:tab/><text:tab/>{</text:p>
      <text:p text:style-name="Preformatted_20_Text"><text:tab/><text:tab/>block_index=coun_bun+1;</text:p>
      <text:p text:style-name="Preformatted_20_Text"><text:tab/><text:tab/><text:tab/><text:tab/><text:tab/><text:tab/> *(bunch_blocking+left_neighbor)=block_index;</text:p>
      <text:p text:style-name="Preformatted_20_Text"><text:tab/><text:tab/><text:tab/><text:tab/><text:tab/><text:tab/> SimpleMerging(coun_bun,left_neighbor);</text:p>
      <text:p text:style-name="Preformatted_20_Text"><text:tab/><text:tab/><text:tab/><text:tab/><text:tab/><text:tab/> goto L;</text:p>
      <text:p text:style-name="Preformatted_20_Text"><text:tab/><text:tab/>}</text:p>
      <text:p text:style-name="Preformatted_20_Text"><text:tab/></text:p>
      <text:p text:style-name="Preformatted_20_Text">}//ol2</text:p>
      <text:p text:style-name="Preformatted_20_Text">}//eol0</text:p>
      <text:p text:style-name="Preformatted_20_Text">}</text:p>
      <text:p text:style-name="Preformatted_20_Text">if(Intersection==3)</text:p>
      <text:p text:style-name="Preformatted_20_Text">{</text:p>
      <text:p text:style-name="Preformatted_20_Text"><text:tab/>ratio_length=0;</text:p>
      <text:p text:style-name="Preformatted_20_Text">}</text:p>
      <text:p text:style-name="Preformatted_20_Text"><text:tab/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>neighbor_bunch_significance=ColoredIntervalsStructure-&gt;Significance[left_neighbor];</text:p>
      <text:p text:style-name="Preformatted_20_Text">neighbor_bunch_density=(2*neighbor_bunch_significance)/(neighbor_end_int-neighbor_beg_int+1);</text:p>
      <text:p text:style-name="Preformatted_20_Text">density_ratio=(16*bunch_density)/(bunch_density+neighbor_bunch_density);</text:p>
      <text:p text:style-name="Preformatted_20_Text"><text:s text:c="3"/>if(((Intersection&lt;=1)&amp;&amp;(indic_length&gt;=2))||</text:p>
      <text:p text:style-name="Preformatted_20_Text">((Intersection==0)&amp;&amp;(indic_length&gt;=1)&amp;&amp;(ratio_length&gt;=12)&amp;&amp;(ratio_length1&gt;=12)&amp;&amp;((ratio_length&gt;=15)||(ratio_length1&gt;=15))))</text:p>
      <text:p text:style-name="Preformatted_20_Text"><text:s text:c="3"/>{//big intersection</text:p>
      <text:p text:style-name="Preformatted_20_Text">test_junction=Test_Junction_Corrected(coun_bun,left_neighbor,bunch_occurrence,</text:p>
      <text:p text:style-name="Preformatted_20_Text">Intersection,indic_length,ratio_length,ratio_length1,&amp;hue_close,&amp;saturation_close,&amp;gray_close);</text:p>
      <text:p text:style-name="Preformatted_20_Text"/>
      <text:p text:style-name="Preformatted_20_Text">if(((test_junction&gt;0)&amp;&amp;(test_junction&lt;=2))||((test_junction&gt;10)&amp;&amp;(test_junction&lt;=12)))</text:p>
      <text:p text:style-name="Preformatted_20_Text"><text:tab/><text:tab/><text:tab/><text:tab/><text:tab/> {</text:p>
      <text:p text:style-name="Preformatted_20_Text"><text:s/>if(((bunch_occurrence1&gt;=bunch_occurrence))||</text:p>
      <text:p text:style-name="Preformatted_20_Text"><text:tab/> ((bunch_occurrence1&gt;0)&amp;&amp;(indic_length&gt;=2)&amp;&amp;(ratio_length1&gt;=12)&amp;&amp;(density_ratio&lt;=10)&amp;&amp;(density_ratio&gt;=6)))</text:p>
      <text:p text:style-name="Preformatted_20_Text"><text:tab/><text:tab/><text:tab/><text:tab/><text:tab/><text:tab/> {</text:p>
      <text:p text:style-name="Preformatted_20_Text"><text:soft-page-break/><text:tab/><text:tab/><text:tab/><text:tab/><text:tab/><text:tab/> block_index=left_neighbor+1;</text:p>
      <text:p text:style-name="Preformatted_20_Text"><text:tab/><text:tab/><text:tab/><text:tab/><text:tab/><text:tab/> *(bunch_blocking+coun_bun)=block_index;</text:p>
      <text:p text:style-name="Preformatted_20_Text"><text:tab/><text:tab/><text:tab/><text:tab/><text:tab/><text:tab/> Merging(left_neighbor,coun_bun);</text:p>
      <text:p text:style-name="Preformatted_20_Text"><text:tab/><text:tab/><text:tab/><text:tab/><text:tab/><text:tab/> goto L;</text:p>
      <text:p text:style-name="Preformatted_20_Text"><text:tab/><text:tab/><text:tab/><text:tab/><text:tab/><text:tab/> }</text:p>
      <text:p text:style-name="Preformatted_20_Text"><text:tab/><text:tab/><text:tab/><text:tab/><text:tab/> }</text:p>
      <text:p text:style-name="Preformatted_20_Text"><text:tab/><text:tab/><text:tab/><text:tab/><text:tab/> else</text:p>
      <text:p text:style-name="Preformatted_20_Text"><text:tab/><text:tab/><text:tab/><text:tab/><text:tab/> {//not so close</text:p>
      <text:p text:style-name="Preformatted_20_Text"><text:tab/><text:tab/><text:tab/><text:tab/><text:tab/><text:tab/></text:p>
      <text:p text:style-name="Preformatted_20_Text">if((((test_junction&gt;0)&amp;&amp;(test_junction&lt;=3))||((test_junction&gt;10)&amp;&amp;(test_junction&lt;15)))</text:p>
      <text:p text:style-name="Preformatted_20_Text"><text:s text:c="3"/>&amp;&amp;((ratio_length1&gt;=15)||((ratio_length&lt;=1)&amp;&amp;(ratio_length1&gt;=11))||</text:p>
      <text:p text:style-name="Preformatted_20_Text"><text:s text:c="3"/>(((ratio_length&gt;=15)&amp;&amp;(ratio_length1&gt;=12))||((ratio_length&gt;=12)&amp;&amp;(ratio_length1&gt;=15)))))</text:p>
      <text:p text:style-name="Preformatted_20_Text"><text:tab/><text:tab/><text:tab/><text:tab/><text:tab/><text:tab/> {</text:p>
      <text:p text:style-name="Preformatted_20_Text"><text:tab/><text:tab/><text:tab/><text:tab/><text:tab/><text:tab/><text:tab/> if((bunch_occurrence1&gt;bunch_occurrence)&amp;&amp;(bunch_occurrence&lt;4))</text:p>
      <text:p text:style-name="Preformatted_20_Text"><text:tab/><text:tab/><text:tab/><text:tab/><text:tab/><text:tab/><text:tab/> {</text:p>
      <text:p text:style-name="Preformatted_20_Text"><text:tab/><text:tab/><text:tab/><text:tab/><text:tab/><text:tab/> block_index=left_neighbor+1;</text:p>
      <text:p text:style-name="Preformatted_20_Text"><text:tab/><text:tab/><text:tab/><text:tab/><text:tab/><text:tab/> *(bunch_blocking+coun_bun)=block_index;</text:p>
      <text:p text:style-name="Preformatted_20_Text"><text:tab/><text:tab/><text:tab/><text:tab/><text:tab/><text:tab/> Merging(left_neighbor,coun_bun);</text:p>
      <text:p text:style-name="Preformatted_20_Text"><text:tab/><text:tab/><text:tab/><text:tab/><text:tab/><text:tab/> goto L;</text:p>
      <text:p text:style-name="Preformatted_20_Text"><text:tab/><text:tab/><text:tab/><text:tab/><text:tab/><text:tab/><text:tab/> }</text:p>
      <text:p text:style-name="Preformatted_20_Text"><text:tab/><text:tab/><text:tab/><text:tab/><text:tab/><text:tab/> }</text:p>
      <text:p text:style-name="Preformatted_20_Text"><text:s text:c="25"/>else</text:p>
      <text:p text:style-name="Preformatted_20_Text"><text:s text:c="25"/>{//not too big intersection but small outlet and very close colors</text:p>
      <text:p text:style-name="Preformatted_20_Text"><text:s text:c="2"/>if((((test_junction&gt;0)&amp;&amp;(test_junction&lt;=2))||((test_junction&gt;10)&amp;&amp;(test_junction&lt;=12)))</text:p>
      <text:p text:style-name="Preformatted_20_Text"><text:tab/> <text:s/>&amp;&amp;((outlet_length_ratio&lt;=6)||(outlet_length_ratio1&lt;=2))&amp;&amp;(indic_length&gt;=2))</text:p>
      <text:p text:style-name="Preformatted_20_Text"><text:s text:c="2"/>{</text:p>
      <text:p text:style-name="Preformatted_20_Text"><text:s text:c="2"/>block_index=left_neighbor+1;</text:p>
      <text:p text:style-name="Preformatted_20_Text"><text:s/>*(bunch_blocking+coun_bun)=block_index;</text:p>
      <text:p text:style-name="Preformatted_20_Text"><text:s/>Merging(left_neighbor,coun_bun);</text:p>
      <text:p text:style-name="Preformatted_20_Text"><text:s/>goto L;</text:p>
      <text:p text:style-name="Preformatted_20_Text"><text:s text:c="2"/>}</text:p>
      <text:p text:style-name="Preformatted_20_Text"><text:s text:c="26"/>}//not too big intersection but small outlet and very close colors</text:p>
      <text:p text:style-name="Preformatted_20_Text"><text:s text:c="21"/>}//not so close</text:p>
      <text:p text:style-name="Preformatted_20_Text"/>
      <text:p text:style-name="Preformatted_20_Text"><text:s text:c="3"/>}//big intersection</text:p>
      <text:p text:style-name="Preformatted_20_Text"><text:s text:c="3"/></text:p>
      <text:p text:style-name="Preformatted_20_Text"><text:s text:c="2"/>else</text:p>
      <text:p text:style-name="Preformatted_20_Text"><text:s text:c="3"/>{//small intersection and small outlet</text:p>
      <text:p text:style-name="Preformatted_20_Text">if((Intersection==2)||((Intersection==3)&amp;&amp;(outlet_length_ratio&lt;=2)&amp;&amp;(left_differ&lt;4)))</text:p>
      <text:p text:style-name="Preformatted_20_Text">{//I=2</text:p>
      <text:p text:style-name="Preformatted_20_Text">test_junction=Test_Junction_Corrected(coun_bun,left_neighbor,bunch_occurrence,</text:p>
      <text:p text:style-name="Preformatted_20_Text">Intersection,indic_length,ratio_length,ratio_length1,&amp;hue_close,&amp;saturation_close,&amp;gray_close);<text:tab/></text:p>
      <text:p text:style-name="Preformatted_20_Text"><text:tab/><text:tab/><text:tab/></text:p>
      <text:p text:style-name="Preformatted_20_Text"><text:tab/><text:tab/>if(((test_junction&gt;0)&amp;&amp;(test_junction&lt;=1))||((test_junction&gt;10)&amp;&amp;(test_junction&lt;=11)))</text:p>
      <text:p text:style-name="Preformatted_20_Text"><text:tab/><text:tab/>{//tj</text:p>
      <text:p text:style-name="Preformatted_20_Text"><text:tab/><text:tab/><text:tab/>if((bunch_occurrence1&gt;=8)&amp;&amp;(bunch_occurrence&gt;=5)&amp;&amp;(neighbor_saturation&gt;=2)&amp;&amp;(bunch_saturation&gt;=2))</text:p>
      <text:p text:style-name="Preformatted_20_Text"><text:tab/><text:tab/><text:tab/>{</text:p>
      <text:p text:style-name="Preformatted_20_Text"><text:tab/><text:tab/><text:tab/>if((density_ratio&gt;=6)&amp;&amp;(density_ratio&lt;=9)&amp;&amp;(neighbor_bunch_density&gt;(StripWidth+StripWidth/4)))</text:p>
      <text:p text:style-name="Preformatted_20_Text"><text:tab/><text:tab/><text:tab/>{</text:p>
      <text:p text:style-name="Preformatted_20_Text"><text:tab/><text:tab/>block_index=left_neighbor+1;</text:p>
      <text:p text:style-name="Preformatted_20_Text"><text:tab/><text:tab/>*(bunch_blocking+coun_bun)=block_index;</text:p>
      <text:p text:style-name="Preformatted_20_Text"><text:tab/><text:tab/>SimpleMerging(left_neighbor,coun_bun);</text:p>
      <text:p text:style-name="Preformatted_20_Text">goto L;</text:p>
      <text:p text:style-name="Preformatted_20_Text"><text:tab/><text:tab/><text:tab/>}</text:p>
      <text:p text:style-name="Preformatted_20_Text"><text:tab/><text:tab/><text:tab/>}</text:p>
      <text:p text:style-name="Preformatted_20_Text"><text:soft-page-break/><text:tab/><text:tab/><text:tab/>if(((outlet_length_ratio&lt;=6)||(outlet_length_ratio1&lt;=2))&amp;&amp;(indic_length&gt;=2))</text:p>
      <text:p text:style-name="Preformatted_20_Text"><text:tab/>{//out</text:p>
      <text:p text:style-name="Preformatted_20_Text"><text:tab/><text:tab/> <text:s/>if(((test_junction%10)&gt;0)&amp;&amp;((test_junction%10)&lt;4))</text:p>
      <text:p text:style-name="Preformatted_20_Text"><text:tab/> <text:s text:c="5"/>{</text:p>
      <text:p text:style-name="Preformatted_20_Text"><text:tab/><text:tab/>if(!outlet_length_ratio)</text:p>
      <text:p text:style-name="Preformatted_20_Text"><text:tab/> <text:s text:c="3"/>{</text:p>
      <text:p text:style-name="Preformatted_20_Text"><text:s text:c="8"/>block_index=left_neighbor+1;</text:p>
      <text:p text:style-name="Preformatted_20_Text"><text:tab/><text:tab/>*(bunch_blocking+coun_bun)=block_index;</text:p>
      <text:p text:style-name="Preformatted_20_Text"><text:tab/><text:tab/>Merging(left_neighbor,coun_bun);</text:p>
      <text:p text:style-name="Preformatted_20_Text"><text:tab/><text:tab/>goto L;</text:p>
      <text:p text:style-name="Preformatted_20_Text"><text:tab/><text:tab/>}</text:p>
      <text:p text:style-name="Preformatted_20_Text"><text:tab/><text:tab/> <text:s/>}</text:p>
      <text:p text:style-name="Preformatted_20_Text">if((neighbor_saturation&gt;=2)&amp;&amp;(bunch_saturation&gt;=2)&amp;&amp;(density_ratio&gt;=7)&amp;&amp;(density_ratio&lt;=9)&amp;&amp;</text:p>
      <text:p text:style-name="Preformatted_20_Text"><text:tab/><text:tab/><text:tab/>(neighbor_bunch_density&gt;(StripWidth+StripWidth/2)))</text:p>
      <text:p text:style-name="Preformatted_20_Text"><text:tab/><text:tab/> <text:s text:c="2"/>{</text:p>
      <text:p text:style-name="Preformatted_20_Text"><text:tab/><text:tab/> <text:s/>if(((test_junction%10)&gt;0)&amp;&amp;((test_junction%10)&lt;=1))</text:p>
      <text:p text:style-name="Preformatted_20_Text"><text:tab/><text:tab/> <text:s/>{</text:p>
      <text:p text:style-name="Preformatted_20_Text"><text:tab/><text:tab/>block_index=left_neighbor+1;</text:p>
      <text:p text:style-name="Preformatted_20_Text"><text:tab/><text:tab/>*(bunch_blocking+coun_bun)=block_index;</text:p>
      <text:p text:style-name="Preformatted_20_Text"><text:tab/><text:tab/>Merging(left_neighbor,coun_bun);</text:p>
      <text:p text:style-name="Preformatted_20_Text"><text:tab/><text:tab/>goto L;</text:p>
      <text:p text:style-name="Preformatted_20_Text"><text:tab/><text:tab/> <text:s/>}</text:p>
      <text:p text:style-name="Preformatted_20_Text"><text:tab/><text:tab/> <text:s text:c="2"/>}</text:p>
      <text:p text:style-name="Preformatted_20_Text">else</text:p>
      <text:p text:style-name="Preformatted_20_Text">{//e10</text:p>
      <text:p text:style-name="Preformatted_20_Text"><text:tab/>if(((test_junction==1)||(test_junction==11))&amp;&amp;((density_ratio&gt;=4)&amp;&amp;(density_ratio&lt;=9)&amp;&amp;(outlet_length_ratio&lt;=2)))</text:p>
      <text:p text:style-name="Preformatted_20_Text"><text:tab/>{</text:p>
      <text:p text:style-name="Preformatted_20_Text"><text:s text:c="5"/>block_index=left_neighbor+1;</text:p>
      <text:p text:style-name="Preformatted_20_Text"><text:tab/>*(bunch_blocking+coun_bun)=block_index;</text:p>
      <text:p text:style-name="Preformatted_20_Text"><text:tab/>Merging(left_neighbor,coun_bun);</text:p>
      <text:p text:style-name="Preformatted_20_Text"><text:tab/>goto L;</text:p>
      <text:p text:style-name="Preformatted_20_Text"><text:tab/>}</text:p>
      <text:p text:style-name="Preformatted_20_Text">}//e10</text:p>
      <text:p text:style-name="Preformatted_20_Text"><text:tab/>}//out</text:p>
      <text:p text:style-name="Preformatted_20_Text"><text:tab/> <text:s text:c="2"/>}//tj</text:p>
      <text:p text:style-name="Preformatted_20_Text"><text:tab/><text:tab/></text:p>
      <text:p text:style-name="Preformatted_20_Text">}//I=2</text:p>
      <text:p text:style-name="Preformatted_20_Text"><text:s text:c="3"/>}//small intersection</text:p>
      <text:p text:style-name="Preformatted_20_Text"><text:s text:c="2"/></text:p>
      <text:p text:style-name="Preformatted_20_Text"><text:tab/><text:tab/><text:tab/><text:tab/><text:tab/><text:tab/>}//bi</text:p>
      <text:p text:style-name="Preformatted_20_Text"><text:tab/><text:tab/><text:tab/><text:tab/><text:tab/>//}//bo</text:p>
      <text:p text:style-name="Preformatted_20_Text"><text:tab/><text:tab/><text:tab/>}//left neighbor exists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<text:tab/>left_neighbor=-1;</text:p>
      <text:p text:style-name="Preformatted_20_Text"><text:tab/><text:tab/><text:tab/>}</text:p>
      <text:p text:style-name="Preformatted_20_Text"><text:tab/><text:tab/> if(!block_index)</text:p>
      <text:p text:style-name="Preformatted_20_Text"><text:tab/><text:tab/> {//left neighbor ether does not exist or does not block the current bunch</text:p>
      <text:p text:style-name="Preformatted_20_Text"><text:tab/><text:tab/><text:tab/> </text:p>
      <text:p text:style-name="Preformatted_20_Text"><text:tab/><text:tab/><text:tab/>if((right_neighbor!=coun_bun+1)&amp;&amp;(right_neighbor&gt;0))</text:p>
      <text:p text:style-name="Preformatted_20_Text"><text:tab/><text:tab/><text:tab/>{//right neighbor exists</text:p>
      <text:p text:style-name="Preformatted_20_Text"><text:tab/><text:tab/><text:tab/><text:tab/><text:tab/>right_neighbor-=1;</text:p>
      <text:p text:style-name="Preformatted_20_Text"><text:tab/><text:tab/><text:tab/><text:tab/><text:tab/>b_neighbor=*(bunch_blocking+right_neighbor);</text:p>
      <text:p text:style-name="Preformatted_20_Text"><text:tab/><text:tab/><text:tab/>if(b_neighbor&gt;0)</text:p>
      <text:p text:style-name="Preformatted_20_Text"><text:tab/><text:tab/><text:tab/>{</text:p>
      <text:p text:style-name="Preformatted_20_Text"><text:tab/><text:tab/><text:tab/>right_neighbor=b_neighbor-1;</text:p>
      <text:p text:style-name="Preformatted_20_Text"><text:tab/><text:tab/><text:tab/>}</text:p>
      <text:p text:style-name="Preformatted_20_Text"><text:soft-page-break/><text:tab/><text:tab/><text:tab/>block_index1=*(bunch_blocking+right_neighbor);</text:p>
      <text:p text:style-name="Preformatted_20_Text"><text:tab/><text:tab/><text:tab/><text:tab/><text:tab/> <text:s text:c="2"/>if((right_neighbor!=left_neighbor)&amp;&amp;(!block_index1)&amp;&amp;(right_neighbor!=coun_bun))</text:p>
      <text:p text:style-name="Preformatted_20_Text"><text:tab/><text:tab/><text:tab/><text:tab/><text:tab/> <text:s text:c="2"/>{//rn is new and ln failed</text:p>
      <text:p text:style-name="Preformatted_20_Text"><text:tab/><text:tab/><text:tab/>bunch_occurrence1=*(visible_bunches+right_neighbor);</text:p>
      <text:p text:style-name="Preformatted_20_Text"><text:tab/><text:tab/><text:tab/><text:tab/> <text:s/>//if(bunch_occurrence1&gt;=bunch_occurrence)</text:p>
      <text:p text:style-name="Preformatted_20_Text"><text:tab/><text:tab/><text:tab/><text:tab/><text:tab/>//{//bo cond for rn</text:p>
      <text:p text:style-name="Preformatted_20_Text">neighbor_beg_int=ColoredIntervalsStructure-&gt;BegInterv[right_neighbor];</text:p>
      <text:p text:style-name="Preformatted_20_Text">neighbor_end_int=ColoredIntervalsStructure-&gt;EndInterv[right_neighbor];</text:p>
      <text:p text:style-name="Preformatted_20_Text">right_differ=neighbor_beg_int-end_int;</text:p>
      <text:p text:style-name="Preformatted_20_Text">neighbor_saturation=ColoredIntervalsStructure-&gt;AverageSat[right_neighbor];</text:p>
      <text:p text:style-name="Preformatted_20_Text">neighbor_length=neighbor_end_int-neighbor_beg_int+1;</text:p>
      <text:p text:style-name="Preformatted_20_Text">union_beg=min(beg_int,neighbor_beg_int);</text:p>
      <text:p text:style-name="Preformatted_20_Text"><text:tab/>union_end=max(end_int,neighbor_end_int);</text:p>
      <text:p text:style-name="Preformatted_20_Text"><text:tab/>union_length=union_end-union_beg+1;</text:p>
      <text:p text:style-name="Preformatted_20_Text"><text:tab/>outlet_length=union_length-neighbor_length;</text:p>
      <text:p text:style-name="Preformatted_20_Text"><text:tab/>outlet_length_ratio=(16*bunch_int_length)/(bunch_int_length+union_length);</text:p>
      <text:p text:style-name="Preformatted_20_Text"><text:tab/>outlet_length_ratio1=(16*outlet_length)/(outlet_length+union_length);</text:p>
      <text:p text:style-name="Preformatted_20_Text"><text:tab/>outlet_length_ratio2=(16*neighbor_length)/(neighbor_length+union_length);</text:p>
      <text:p text:style-name="Preformatted_20_Text"><text:s text:c="4"/>outlet_length_ratio3=(16*union_length)/(neighbor_length+union_length);</text:p>
      <text:p text:style-name="Preformatted_20_Text"/>
      <text:p text:style-name="Preformatted_20_Text">Intersection=Intersection_measure_ratios(neighbor_beg_int,neighbor_end_int,beg_int,</text:p>
      <text:p text:style-name="Preformatted_20_Text"><text:tab/>end_int,&amp;indic_length,&amp;ratio_length,&amp;ratio_length1);</text:p>
      <text:p text:style-name="Preformatted_20_Text">if(((Intersection&gt;=0)&amp;&amp;(Intersection&lt;=2))||((Intersection==3)&amp;&amp;(ratio_length&lt;=2)))</text:p>
      <text:p text:style-name="Preformatted_20_Text">{//intcond</text:p>
      <text:p text:style-name="Preformatted_20_Text">if(!outlet_length_ratio2)</text:p>
      <text:p text:style-name="Preformatted_20_Text">{//io0</text:p>
      <text:p text:style-name="Preformatted_20_Text">test_junction=Test_Junction_Corrected(right_neighbor,coun_bun,bunch_occurrence1,</text:p>
      <text:p text:style-name="Preformatted_20_Text">Intersection,indic_length,ratio_length,ratio_length1,&amp;hue_close,&amp;saturation_close,&amp;gray_close);</text:p>
      <text:p text:style-name="Preformatted_20_Text">test_jun=test_junction%10;</text:p>
      <text:p text:style-name="Preformatted_20_Text">if(((test_jun&gt;=1)&amp;&amp;(test_jun&lt;=2))||((test_jun==3)&amp;&amp;(ratio_length==15)))</text:p>
      <text:p text:style-name="Preformatted_20_Text"><text:tab/><text:tab/>{</text:p>
      <text:p text:style-name="Preformatted_20_Text"><text:tab/><text:tab/>block_index=coun_bun+1;</text:p>
      <text:p text:style-name="Preformatted_20_Text"><text:tab/><text:tab/><text:tab/><text:tab/><text:tab/><text:tab/> *(bunch_blocking+right_neighbor)=block_index;</text:p>
      <text:p text:style-name="Preformatted_20_Text"><text:tab/><text:tab/><text:tab/><text:tab/><text:tab/><text:tab/> SimpleMerging(coun_bun,right_neighbor);</text:p>
      <text:p text:style-name="Preformatted_20_Text"><text:tab/><text:tab/><text:tab/><text:tab/><text:tab/><text:tab/> goto L;</text:p>
      <text:p text:style-name="Preformatted_20_Text"><text:tab/><text:tab/>}</text:p>
      <text:p text:style-name="Preformatted_20_Text">}//io0</text:p>
      <text:p text:style-name="Preformatted_20_Text">else</text:p>
      <text:p text:style-name="Preformatted_20_Text">{//eol0</text:p>
      <text:p text:style-name="Preformatted_20_Text">if(outlet_length_ratio2&lt;=2)</text:p>
      <text:p text:style-name="Preformatted_20_Text">{//ol2</text:p>
      <text:p text:style-name="Preformatted_20_Text"><text:tab/>test_junction=Test_Junction_Corrected(right_neighbor,coun_bun,bunch_occurrence1,</text:p>
      <text:p text:style-name="Preformatted_20_Text">Intersection,indic_length,ratio_length,ratio_length1,&amp;hue_close,&amp;saturation_close,&amp;gray_close);</text:p>
      <text:p text:style-name="Preformatted_20_Text">test_jun=test_junction%10;</text:p>
      <text:p text:style-name="Preformatted_20_Text"><text:tab/></text:p>
      <text:p text:style-name="Preformatted_20_Text"><text:tab/><text:tab/>if((test_jun&gt;=1)&amp;&amp;(test_jun&lt;=2))</text:p>
      <text:p text:style-name="Preformatted_20_Text"><text:tab/><text:tab/>{</text:p>
      <text:p text:style-name="Preformatted_20_Text"><text:tab/><text:tab/>block_index=coun_bun+1;</text:p>
      <text:p text:style-name="Preformatted_20_Text"><text:tab/><text:tab/><text:tab/><text:tab/><text:tab/><text:tab/> *(bunch_blocking+right_neighbor)=block_index;</text:p>
      <text:p text:style-name="Preformatted_20_Text"><text:tab/><text:tab/><text:tab/><text:tab/><text:tab/><text:tab/> SimpleMerging(coun_bun,right_neighbor);</text:p>
      <text:p text:style-name="Preformatted_20_Text"><text:tab/><text:tab/><text:tab/><text:tab/><text:tab/><text:tab/> goto L;</text:p>
      <text:p text:style-name="Preformatted_20_Text"><text:tab/><text:tab/>}</text:p>
      <text:p text:style-name="Preformatted_20_Text"><text:tab/></text:p>
      <text:p text:style-name="Preformatted_20_Text">}//ol2</text:p>
      <text:p text:style-name="Preformatted_20_Text">}//eol0</text:p>
      <text:p text:style-name="Preformatted_20_Text">}//intcond</text:p>
      <text:p text:style-name="Preformatted_20_Text">if(Intersection==3)</text:p>
      <text:p text:style-name="Preformatted_20_Text"><text:soft-page-break/>{</text:p>
      <text:p text:style-name="Preformatted_20_Text">ratio_length=0;</text:p>
      <text:p text:style-name="Preformatted_20_Text">}</text:p>
      <text:p text:style-name="Preformatted_20_Text">test_junction=Test_Junction_Corrected(coun_bun,right_neighbor,bunch_occurrence,</text:p>
      <text:p text:style-name="Preformatted_20_Text">Intersection,indic_length,ratio_length,ratio_length1,&amp;hue_close,&amp;saturation_close,&amp;gray_close);</text:p>
      <text:p text:style-name="Preformatted_20_Text">test_jun=test_junction%10;</text:p>
      <text:p text:style-name="Preformatted_20_Text">neighbor_bunch_significance=ColoredIntervalsStructure-&gt;Significance[right_neighbor];</text:p>
      <text:p text:style-name="Preformatted_20_Text">neighbor_bunch_density=(2*neighbor_bunch_significance)/(neighbor_end_int-neighbor_beg_int+1);</text:p>
      <text:p text:style-name="Preformatted_20_Text">density_ratio=(16*bunch_density)/(bunch_density+neighbor_bunch_density);</text:p>
      <text:p text:style-name="Preformatted_20_Text"><text:tab/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>if(((Intersection&lt;=1)&amp;&amp;(indic_length&gt;=2))||</text:p>
      <text:p text:style-name="Preformatted_20_Text"><text:s text:c="3"/>((Intersection==0)&amp;&amp;(indic_length&gt;=1)&amp;&amp;(ratio_length&gt;=12)&amp;&amp;(ratio_length1&gt;=12)&amp;&amp;((ratio_length&gt;=15)||(ratio_length1&gt;=15))))</text:p>
      <text:p text:style-name="Preformatted_20_Text"><text:s text:c="3"/>{//big intersection</text:p>
      <text:p text:style-name="Preformatted_20_Text">/*test_junction=Test_Junction_Corrected(coun_bun,right_neighbor,bunch_occurrence,</text:p>
      <text:p text:style-name="Preformatted_20_Text">Intersection,indic_length,ratio_length,ratio_length1,&amp;hue_close,&amp;saturation_close,&amp;gray_close);*/</text:p>
      <text:p text:style-name="Preformatted_20_Text"/>
      <text:p text:style-name="Preformatted_20_Text"/>
      <text:p text:style-name="Preformatted_20_Text"><text:s text:c="21"/>if(((test_junction&gt;0)&amp;&amp;(test_junction&lt;=2))||((test_junction&gt;10)&amp;&amp;(test_junction&lt;=12)))</text:p>
      <text:p text:style-name="Preformatted_20_Text"><text:tab/><text:tab/><text:tab/><text:tab/><text:tab/> {</text:p>
      <text:p text:style-name="Preformatted_20_Text"><text:s/>if(((bunch_occurrence1&gt;=bunch_occurrence))||</text:p>
      <text:p text:style-name="Preformatted_20_Text"><text:tab/> ((bunch_occurrence1&gt;0)&amp;&amp;(indic_length&gt;=2)&amp;&amp;((ratio_length1&gt;=12)||</text:p>
      <text:p text:style-name="Preformatted_20_Text"><text:tab/> (outlet_length_ratio1&lt;=2))</text:p>
      <text:p text:style-name="Preformatted_20_Text"><text:tab/> &amp;&amp;(density_ratio&lt;=10)&amp;&amp;(density_ratio&gt;=6)))</text:p>
      <text:p text:style-name="Preformatted_20_Text"><text:tab/><text:tab/><text:tab/><text:tab/><text:tab/><text:tab/> {</text:p>
      <text:p text:style-name="Preformatted_20_Text"><text:tab/><text:tab/><text:tab/><text:tab/><text:tab/><text:tab/> block_index=right_neighbor+1;</text:p>
      <text:p text:style-name="Preformatted_20_Text"><text:tab/><text:tab/><text:tab/><text:tab/><text:tab/><text:tab/> *(bunch_blocking+coun_bun)=block_index;</text:p>
      <text:p text:style-name="Preformatted_20_Text"><text:tab/><text:tab/><text:tab/><text:tab/><text:tab/><text:tab/> Merging(right_neighbor,coun_bun);</text:p>
      <text:p text:style-name="Preformatted_20_Text"><text:tab/><text:tab/><text:tab/><text:tab/><text:tab/><text:tab/> goto L;</text:p>
      <text:p text:style-name="Preformatted_20_Text"><text:tab/><text:tab/><text:tab/><text:tab/><text:tab/><text:tab/> }</text:p>
      <text:p text:style-name="Preformatted_20_Text"><text:tab/><text:tab/><text:tab/><text:tab/><text:tab/> }</text:p>
      <text:p text:style-name="Preformatted_20_Text"><text:tab/><text:tab/><text:tab/><text:tab/><text:tab/> else</text:p>
      <text:p text:style-name="Preformatted_20_Text"><text:tab/><text:tab/><text:tab/><text:tab/><text:tab/> {//not so close</text:p>
      <text:p text:style-name="Preformatted_20_Text"><text:s text:c="2"/></text:p>
      <text:p text:style-name="Preformatted_20_Text"><text:tab/><text:tab/><text:tab/><text:tab/><text:tab/> <text:s/>if((((test_junction&gt;0)&amp;&amp;(test_junction&lt;=4))||((test_junction&gt;10)&amp;&amp;(test_junction&lt;15)))</text:p>
      <text:p text:style-name="Preformatted_20_Text"><text:s text:c="3"/>&amp;&amp;((ratio_length1&gt;=15)||((ratio_length&lt;=1)&amp;&amp;(ratio_length1&gt;=11))||</text:p>
      <text:p text:style-name="Preformatted_20_Text"><text:s text:c="3"/>(((ratio_length&gt;=15)&amp;&amp;(ratio_length1&gt;=12))||((ratio_length&gt;=12)&amp;&amp;(ratio_length1&gt;=15)))))</text:p>
      <text:p text:style-name="Preformatted_20_Text"><text:tab/><text:tab/><text:tab/><text:tab/><text:tab/><text:tab/> {//small embedded</text:p>
      <text:p text:style-name="Preformatted_20_Text"><text:tab/><text:tab/><text:tab/><text:tab/><text:tab/><text:tab/><text:tab/> if((bunch_occurrence1&gt;bunch_occurrence)&amp;&amp;(bunch_occurrence&lt;4))</text:p>
      <text:p text:style-name="Preformatted_20_Text"><text:tab/><text:tab/><text:tab/><text:tab/><text:tab/><text:tab/><text:tab/> {</text:p>
      <text:p text:style-name="Preformatted_20_Text"><text:tab/><text:tab/><text:tab/><text:tab/><text:tab/><text:tab/> block_index=right_neighbor+1;</text:p>
      <text:p text:style-name="Preformatted_20_Text"><text:tab/><text:tab/><text:tab/><text:tab/><text:tab/><text:tab/> *(bunch_blocking+coun_bun)=block_index;</text:p>
      <text:p text:style-name="Preformatted_20_Text"><text:tab/><text:tab/><text:tab/><text:tab/><text:tab/><text:tab/> Merging(right_neighbor,coun_bun);</text:p>
      <text:p text:style-name="Preformatted_20_Text"><text:tab/><text:tab/><text:tab/><text:tab/><text:tab/><text:tab/> goto L;</text:p>
      <text:p text:style-name="Preformatted_20_Text"><text:tab/><text:tab/><text:tab/><text:tab/><text:tab/><text:tab/><text:tab/> }</text:p>
      <text:p text:style-name="Preformatted_20_Text"><text:tab/><text:tab/><text:tab/><text:tab/><text:tab/><text:tab/> }</text:p>
      <text:p text:style-name="Preformatted_20_Text"><text:tab/><text:tab/><text:tab/><text:tab/><text:tab/> <text:s/>else</text:p>
      <text:p text:style-name="Preformatted_20_Text"><text:s text:c="25"/>{//not too big intersection but small outlet and very close colors</text:p>
      <text:p text:style-name="Preformatted_20_Text"><text:s text:c="2"/>if((((test_junction&gt;0)&amp;&amp;(test_junction&lt;=2))||((test_junction&gt;10)&amp;&amp;(test_junction&lt;=12)))</text:p>
      <text:p text:style-name="Preformatted_20_Text"><text:tab/> <text:s/>&amp;&amp;((outlet_length_ratio&lt;=6)||(outlet_length_ratio1&lt;=2))&amp;&amp;(indic_length&gt;=2))</text:p>
      <text:p text:style-name="Preformatted_20_Text"><text:s text:c="2"/>{</text:p>
      <text:p text:style-name="Preformatted_20_Text"><text:s text:c="2"/>block_index=right_neighbor+1;</text:p>
      <text:p text:style-name="Preformatted_20_Text"><text:s/>*(bunch_blocking+coun_bun)=block_index;</text:p>
      <text:p text:style-name="Preformatted_20_Text"><text:s/>Merging(right_neighbor,coun_bun);</text:p>
      <text:p text:style-name="Preformatted_20_Text"><text:s/>goto L;</text:p>
      <text:p text:style-name="Preformatted_20_Text"><text:soft-page-break/><text:s text:c="2"/>}</text:p>
      <text:p text:style-name="Preformatted_20_Text"><text:s text:c="26"/>}//not too big intersection but small outlet and very close colors</text:p>
      <text:p text:style-name="Preformatted_20_Text"><text:tab/><text:tab/><text:tab/><text:tab/><text:tab/> }//not so close</text:p>
      <text:p text:style-name="Preformatted_20_Text"><text:s text:c="4"/>}//big intersection</text:p>
      <text:p text:style-name="Preformatted_20_Text">else</text:p>
      <text:p text:style-name="Preformatted_20_Text"><text:s text:c="3"/>{//small intersection</text:p>
      <text:p text:style-name="Preformatted_20_Text">if((Intersection==2)||((Intersection==3)&amp;&amp;(outlet_length_ratio&lt;=2)&amp;&amp;(right_differ&lt;4)))</text:p>
      <text:p text:style-name="Preformatted_20_Text">{</text:p>
      <text:p text:style-name="Preformatted_20_Text"/>
      <text:p text:style-name="Preformatted_20_Text"><text:tab/>/*test_junction=Test_Junction_Corrected(coun_bun,right_neighbor,bunch_occurrence,</text:p>
      <text:p text:style-name="Preformatted_20_Text">Intersection,indic_length,ratio_length,ratio_length1,&amp;hue_close,&amp;saturation_close,&amp;gray_close);*/</text:p>
      <text:p text:style-name="Preformatted_20_Text"><text:tab/>if(((test_junction&gt;0)&amp;&amp;(test_junction&lt;=1))||((test_junction&gt;10)&amp;&amp;(test_junction&lt;=11)))</text:p>
      <text:p text:style-name="Preformatted_20_Text"><text:tab/><text:tab/>{</text:p>
      <text:p text:style-name="Preformatted_20_Text">if((bunch_occurrence1&gt;=8)&amp;&amp;(bunch_occurrence&gt;=5)&amp;&amp;(neighbor_saturation&gt;=2)&amp;&amp;(bunch_saturation&gt;=2))</text:p>
      <text:p text:style-name="Preformatted_20_Text"><text:tab/><text:tab/><text:tab/>{</text:p>
      <text:p text:style-name="Preformatted_20_Text"><text:tab/><text:tab/><text:tab/>if((density_ratio&gt;=4)&amp;&amp;(density_ratio&lt;=11)&amp;&amp;(neighbor_bunch_density&gt;(StripWidth+StripWidth/4)))</text:p>
      <text:p text:style-name="Preformatted_20_Text"><text:tab/><text:tab/><text:tab/>{</text:p>
      <text:p text:style-name="Preformatted_20_Text"><text:tab/><text:tab/>block_index=right_neighbor+1;</text:p>
      <text:p text:style-name="Preformatted_20_Text"><text:tab/><text:tab/>*(bunch_blocking+coun_bun)=block_index;</text:p>
      <text:p text:style-name="Preformatted_20_Text"><text:tab/><text:tab/>SimpleMerging(right_neighbor,coun_bun);</text:p>
      <text:p text:style-name="Preformatted_20_Text">goto L;</text:p>
      <text:p text:style-name="Preformatted_20_Text"><text:tab/><text:tab/><text:tab/>}</text:p>
      <text:p text:style-name="Preformatted_20_Text"><text:tab/><text:tab/><text:tab/>}</text:p>
      <text:p text:style-name="Preformatted_20_Text"><text:tab/> <text:s text:c="2"/>}</text:p>
      <text:p text:style-name="Preformatted_20_Text"><text:tab/></text:p>
      <text:p text:style-name="Preformatted_20_Text"><text:tab/>if(((outlet_length_ratio&lt;=6)||(outlet_length_ratio1&lt;=2))&amp;&amp;(indic_length&gt;=2))</text:p>
      <text:p text:style-name="Preformatted_20_Text"><text:tab/>{</text:p>
      <text:p text:style-name="Preformatted_20_Text"><text:tab/><text:tab/> if(((test_junction%10)&gt;0)&amp;&amp;((test_junction%10)&lt;4))</text:p>
      <text:p text:style-name="Preformatted_20_Text"><text:tab/> <text:s text:c="3"/>{</text:p>
      <text:p text:style-name="Preformatted_20_Text"><text:tab/>if(!outlet_length_ratio)</text:p>
      <text:p text:style-name="Preformatted_20_Text"><text:tab/>{</text:p>
      <text:p text:style-name="Preformatted_20_Text"><text:tab/><text:tab/>block_index=right_neighbor+1;</text:p>
      <text:p text:style-name="Preformatted_20_Text"><text:tab/><text:tab/>*(bunch_blocking+coun_bun)=block_index;</text:p>
      <text:p text:style-name="Preformatted_20_Text"><text:tab/><text:tab/>Merging(right_neighbor,coun_bun);</text:p>
      <text:p text:style-name="Preformatted_20_Text"><text:tab/><text:tab/>goto L;</text:p>
      <text:p text:style-name="Preformatted_20_Text"><text:tab/>}</text:p>
      <text:p text:style-name="Preformatted_20_Text"><text:tab/><text:tab/> }</text:p>
      <text:p text:style-name="Preformatted_20_Text">if((neighbor_saturation&gt;=2)&amp;&amp;(bunch_saturation&gt;=2)&amp;&amp;(density_ratio&gt;=7)&amp;&amp;(density_ratio&lt;=9)&amp;&amp;</text:p>
      <text:p text:style-name="Preformatted_20_Text"><text:tab/><text:tab/><text:tab/>(neighbor_bunch_density&gt;(StripWidth+StripWidth/2)))</text:p>
      <text:p text:style-name="Preformatted_20_Text"><text:tab/><text:tab/> <text:s text:c="2"/>{</text:p>
      <text:p text:style-name="Preformatted_20_Text"><text:tab/><text:tab/>if(((test_junction&gt;0)&amp;&amp;(test_junction&lt;=1))||((test_junction&gt;10)&amp;&amp;(test_junction&lt;=11)))</text:p>
      <text:p text:style-name="Preformatted_20_Text"><text:tab/><text:tab/>{</text:p>
      <text:p text:style-name="Preformatted_20_Text"><text:tab/><text:tab/>block_index=right_neighbor+1;</text:p>
      <text:p text:style-name="Preformatted_20_Text"><text:tab/><text:tab/>*(bunch_blocking+coun_bun)=block_index;</text:p>
      <text:p text:style-name="Preformatted_20_Text"><text:tab/><text:tab/>Merging(right_neighbor,coun_bun);</text:p>
      <text:p text:style-name="Preformatted_20_Text"><text:tab/><text:tab/>goto L;</text:p>
      <text:p text:style-name="Preformatted_20_Text"><text:tab/><text:tab/>}</text:p>
      <text:p text:style-name="Preformatted_20_Text"><text:tab/><text:tab/> <text:s text:c="2"/>}</text:p>
      <text:p text:style-name="Preformatted_20_Text"><text:tab/>}</text:p>
      <text:p text:style-name="Preformatted_20_Text"><text:tab/><text:tab/></text:p>
      <text:p text:style-name="Preformatted_20_Text">}</text:p>
      <text:p text:style-name="Preformatted_20_Text"><text:s text:c="3"/>}//small intersection</text:p>
      <text:p text:style-name="Preformatted_20_Text"><text:tab/><text:tab/><text:tab/><text:tab/><text:tab/>//}//bo cond for rn</text:p>
      <text:p text:style-name="Preformatted_20_Text"><text:tab/><text:tab/><text:tab/><text:tab/><text:tab/> <text:s text:c="3"/>}//rn is new and ln failed</text:p>
      <text:p text:style-name="Preformatted_20_Text"><text:tab/><text:tab/><text:tab/>}//right neighbor exists</text:p>
      <text:p text:style-name="Preformatted_20_Text"><text:tab/><text:tab/> }//left neighbor has not been found</text:p>
      <text:p text:style-name="Preformatted_20_Text"><text:tab/> <text:s/>}//block and bo rather small</text:p>
      <text:p text:style-name="Preformatted_20_Text"><text:soft-page-break/>L:</text:p>
      <text:p text:style-name="Preformatted_20_Text"><text:tab/> <text:s/>;</text:p>
      <text:p text:style-name="Preformatted_20_Text"><text:tab/>}//loop</text:p>
      <text:p text:style-name="Preformatted_20_Text"><text:tab/>/*bunches_occurred=new int[Max_number*PressedLength];</text:p>
      <text:p text:style-name="Preformatted_20_Text"><text:tab/></text:p>
      <text:p text:style-name="Preformatted_20_Text"><text:tab/>occurred_dimension=Max_number*PressedLength;</text:p>
      <text:p text:style-name="Preformatted_20_Text">memset(bunches_occurred,(int) '\0',sizeof(int)*(occurred_dimension));*/</text:p>
      <text:p text:style-name="Preformatted_20_Text"><text:s text:c="3"/>//memset(painted_strip_colored,(int) '\0',sizeof(int)*(PressedLength));</text:p>
      <text:p text:style-name="Preformatted_20_Text">//memset(painted_numbers_colored,(int) '\0',sizeof(int)*(PressedLength));</text:p>
      <text:p text:style-name="Preformatted_20_Text">memset(encountered_bunches,(int) '\0',sizeof(int)*(NumberOfColoredIntervals));</text:p>
      <text:p text:style-name="Preformatted_20_Text">//memset(visible_bunches,(int) '\0',sizeof(int)*(NumberOfColoredIntervals));</text:p>
      <text:p text:style-name="Preformatted_20_Text"><text:tab/>/*for(coun_bunch1=0;coun_bunch1&lt;NumberOfColoredIntervals;coun_bunch1++)</text:p>
      <text:p text:style-name="Preformatted_20_Text">{</text:p>
      <text:p text:style-name="Preformatted_20_Text"><text:s text:c="2"/>if(!*(bunch_blocking+coun_bunch1))</text:p>
      <text:p text:style-name="Preformatted_20_Text"><text:s text:c="2"/>{</text:p>
      <text:p text:style-name="Preformatted_20_Text">beg_int=ColoredIntervalsStructure-&gt;BegInterv[coun_bunch1];</text:p>
      <text:p text:style-name="Preformatted_20_Text">end_int=ColoredIntervalsStructure-&gt;EndInterv[coun_bunch1];</text:p>
      <text:p text:style-name="Preformatted_20_Text">signif=ColoredIntervalsStructure-&gt;Significance[coun_bunch1];</text:p>
      <text:p text:style-name="Preformatted_20_Text">signif=(signif&lt;&lt;1)/(end_int-beg_int+1);</text:p>
      <text:p text:style-name="Preformatted_20_Text">Bunch_painting(coun_bunch1,beg_int,end_int,signif,painted_strip_colored,</text:p>
      <text:p text:style-name="Preformatted_20_Text">painted_numbers_colored,consistency_colored);</text:p>
      <text:p text:style-name="Preformatted_20_Text">Strip_value_painting_bunch(coun_bunch1,beg_int,end_int,signif,</text:p>
      <text:p text:style-name="Preformatted_20_Text">painted_strip_colored_long,painted_numbers_colored_long,consistency_colored_long);</text:p>
      <text:p text:style-name="Preformatted_20_Text"><text:tab/>}</text:p>
      <text:p text:style-name="Preformatted_20_Text">}</text:p>
      <text:p text:style-name="Preformatted_20_Text">for(coun_place=0;coun_place&lt;PressedLength/2;coun_place++)</text:p>
      <text:p text:style-name="Preformatted_20_Text"><text:tab/>{</text:p>
      <text:p text:style-name="Preformatted_20_Text"><text:tab/>bunch_num=*(painted_strip_colored+coun_place);</text:p>
      <text:p text:style-name="Preformatted_20_Text"><text:tab/>if(bunch_num)</text:p>
      <text:p text:style-name="Preformatted_20_Text"><text:tab/>{</text:p>
      <text:p text:style-name="Preformatted_20_Text"><text:tab/>(*(visible_bunches+bunch_num-1))++;</text:p>
      <text:p text:style-name="Preformatted_20_Text"/>
      <text:p text:style-name="Preformatted_20_Text"><text:tab/>number_of_bunches=*(painted_numbers_colored+coun_place);</text:p>
      <text:p text:style-name="Preformatted_20_Text"><text:tab/><text:tab/>if(number_of_bunches&gt;Max_number)</text:p>
      <text:p text:style-name="Preformatted_20_Text"><text:tab/><text:tab/>{</text:p>
      <text:p text:style-name="Preformatted_20_Text"><text:tab/><text:tab/>Max_number=number_of_bunches;</text:p>
      <text:p text:style-name="Preformatted_20_Text"><text:tab/><text:tab/>}</text:p>
      <text:p text:style-name="Preformatted_20_Text"><text:tab/> }</text:p>
      <text:p text:style-name="Preformatted_20_Text"><text:tab/>else</text:p>
      <text:p text:style-name="Preformatted_20_Text"><text:tab/>{</text:p>
      <text:p text:style-name="Preformatted_20_Text"><text:s text:c="4"/>empty_places++;</text:p>
      <text:p text:style-name="Preformatted_20_Text"><text:tab/>}</text:p>
      <text:p text:style-name="Preformatted_20_Text"><text:tab/>}</text:p>
      <text:p text:style-name="Preformatted_20_Text"/>
      <text:p text:style-name="Preformatted_20_Text">for(coun1_bun=0;coun1_bun&lt;NumberOfColoredIntervals;coun1_bun++)</text:p>
      <text:p text:style-name="Preformatted_20_Text"><text:tab/>{</text:p>
      <text:p text:style-name="Preformatted_20_Text"><text:tab/>bunch_occurrence=*(visible_bunches+coun1_bun);</text:p>
      <text:p text:style-name="Preformatted_20_Text"><text:tab/>beg_int=ColoredIntervalsStructure-&gt;BegInterv[coun1_bun];</text:p>
      <text:p text:style-name="Preformatted_20_Text"><text:tab/>end_int=ColoredIntervalsStructure-&gt;EndInterv[coun1_bun];</text:p>
      <text:p text:style-name="Preformatted_20_Text"><text:tab/>point_beg=beg_int/4;</text:p>
      <text:p text:style-name="Preformatted_20_Text"><text:tab/>point_end=end_int/4;</text:p>
      <text:p text:style-name="Preformatted_20_Text"><text:tab/>bunch_occurrence=(16*bunch_occurrence)/(point_end-point_beg+1);</text:p>
      <text:p text:style-name="Preformatted_20_Text"><text:tab/>*(visible_bunches+coun1_bun)=bunch_occurrence;</text:p>
      <text:p text:style-name="Preformatted_20_Text"><text:tab/>}*/</text:p>
      <text:p text:style-name="Preformatted_20_Text">Cleaning(0);</text:p>
      <text:p text:style-name="Preformatted_20_Text"><text:s text:c="6"/>test_jun=-1;</text:p>
      <text:p text:style-name="Preformatted_20_Text">for(count_bunch=0;count_bunch&lt;NumberOfColoredIntervals;count_bunch++)</text:p>
      <text:p text:style-name="Preformatted_20_Text"><text:tab/> <text:s text:c="5"/>{//continuation and contrast</text:p>
      <text:p text:style-name="Preformatted_20_Text"><text:soft-page-break/><text:tab/><text:tab/><text:tab/> <text:s/>test_bunch=*(bunch_blocking+count_bunch);</text:p>
      <text:p text:style-name="Preformatted_20_Text"><text:tab/><text:tab/><text:tab/> <text:s/>small_hole=0;</text:p>
      <text:p text:style-name="Preformatted_20_Text"><text:tab/><text:tab/><text:tab/> <text:s/>right_small_hole=0;</text:p>
      <text:p text:style-name="Preformatted_20_Text"><text:tab/><text:tab/><text:tab/> <text:s/>left_bunch_domin=-1;</text:p>
      <text:p text:style-name="Preformatted_20_Text"><text:tab/><text:tab/><text:tab/> <text:s/>right_bunch_domin=-1;</text:p>
      <text:p text:style-name="Preformatted_20_Text"><text:tab/><text:tab/> if (!test_bunch)</text:p>
      <text:p text:style-name="Preformatted_20_Text"><text:tab/><text:tab/> {//not blocked</text:p>
      <text:p text:style-name="Preformatted_20_Text"><text:tab/><text:tab/><text:tab/> <text:s/>bunch_occurrence=*(visible_bunches+count_bunch);</text:p>
      <text:p text:style-name="Preformatted_20_Text"><text:tab/><text:tab/><text:tab/> <text:s/>beg_int=ColoredIntervalsStructure-&gt;BegInterv[count_bunch];</text:p>
      <text:p text:style-name="Preformatted_20_Text"><text:s text:c="14"/>end_int=ColoredIntervalsStructure-&gt;EndInterv[count_bunch];</text:p>
      <text:p text:style-name="Preformatted_20_Text"><text:tab/><text:tab/><text:tab/> <text:s/>bunch_significance=ColoredIntervalsStructure-&gt;Significance[count_bunch];</text:p>
      <text:p text:style-name="Preformatted_20_Text"><text:s text:c="14"/>bunch_density=(2*bunch_significance)/(end_int-beg_int+1);</text:p>
      <text:p text:style-name="Preformatted_20_Text"><text:tab/><text:tab/><text:tab/> <text:s/></text:p>
      <text:p text:style-name="Preformatted_20_Text"><text:tab/><text:tab/><text:tab/> <text:s/>point_beg=beg_int/4;</text:p>
      <text:p text:style-name="Preformatted_20_Text"><text:tab/> <text:s text:c="9"/>point_end=end_int/4;</text:p>
      <text:p text:style-name="Preformatted_20_Text"><text:tab/><text:tab/><text:tab/> </text:p>
      <text:p text:style-name="Preformatted_20_Text"><text:tab/> <text:s/></text:p>
      <text:p text:style-name="Preformatted_20_Text"><text:tab/> <text:s/><text:tab/> <text:s text:c="4"/>if(point_beg&gt;=1)</text:p>
      <text:p text:style-name="Preformatted_20_Text"><text:tab/><text:tab/> <text:s text:c="4"/>{</text:p>
      <text:p text:style-name="Preformatted_20_Text"><text:tab/><text:tab/> <text:s text:c="4"/>left_neighbor=*(painted_strip_colored+point_beg-1);</text:p>
      <text:p text:style-name="Preformatted_20_Text"><text:tab/><text:tab/><text:tab/> left_bunch_domin=*(painted_strip_colored+point_beg);</text:p>
      <text:p text:style-name="Preformatted_20_Text"><text:tab/><text:tab/><text:tab/> left_domin=left_bunch_domin;</text:p>
      <text:p text:style-name="Preformatted_20_Text"><text:tab/><text:tab/><text:tab/> }</text:p>
      <text:p text:style-name="Preformatted_20_Text"><text:tab/><text:tab/> <text:s text:c="4"/>else</text:p>
      <text:p text:style-name="Preformatted_20_Text"><text:tab/><text:tab/> <text:s text:c="4"/>{</text:p>
      <text:p text:style-name="Preformatted_20_Text"><text:tab/> <text:s text:c="8"/>left_neighbor=*(painted_strip_colored+point_beg);</text:p>
      <text:p text:style-name="Preformatted_20_Text"><text:tab/><text:tab/><text:tab/> left_bunch_domin=0;//left boundary of the array of visible bunches</text:p>
      <text:p text:style-name="Preformatted_20_Text"><text:tab/><text:tab/><text:tab/> left_domin=-1;</text:p>
      <text:p text:style-name="Preformatted_20_Text"><text:tab/><text:tab/> <text:s text:c="4"/>}</text:p>
      <text:p text:style-name="Preformatted_20_Text"><text:tab/><text:tab/> <text:s text:c="24"/>if(point_end&lt;StripLength-1/4)</text:p>
      <text:p text:style-name="Preformatted_20_Text"><text:tab/> <text:s text:c="28"/>{</text:p>
      <text:p text:style-name="Preformatted_20_Text"><text:tab/> <text:s text:c="28"/>right_neighbor=*(painted_strip_colored+point_end+1);</text:p>
      <text:p text:style-name="Preformatted_20_Text"><text:tab/><text:tab/><text:tab/><text:tab/><text:tab/><text:tab/><text:tab/><text:tab/> right_bunch_domin=*(painted_strip_colored+point_end);</text:p>
      <text:p text:style-name="Preformatted_20_Text"><text:tab/><text:tab/><text:tab/><text:tab/><text:tab/><text:tab/><text:tab/><text:tab/> right_domin=right_bunch_domin;</text:p>
      <text:p text:style-name="Preformatted_20_Text"><text:tab/><text:tab/><text:tab/><text:tab/><text:tab/><text:tab/><text:tab/><text:tab/> }</text:p>
      <text:p text:style-name="Preformatted_20_Text"><text:tab/> <text:s text:c="28"/>else</text:p>
      <text:p text:style-name="Preformatted_20_Text"><text:tab/> <text:s text:c="28"/>{</text:p>
      <text:p text:style-name="Preformatted_20_Text"><text:s text:c="33"/>right_neighbor=*(painted_strip_colored+point_end);</text:p>
      <text:p text:style-name="Preformatted_20_Text"><text:tab/><text:tab/><text:tab/><text:tab/><text:tab/><text:tab/><text:tab/><text:tab/> right_bunch_domin=0;//right boundary of the array of visible bunches</text:p>
      <text:p text:style-name="Preformatted_20_Text"><text:tab/><text:tab/><text:tab/><text:tab/><text:tab/><text:tab/><text:tab/><text:tab/> right_domin=-1;</text:p>
      <text:p text:style-name="Preformatted_20_Text"/>
      <text:p text:style-name="Preformatted_20_Text"><text:tab/> <text:s text:c="28"/>}</text:p>
      <text:p text:style-name="Preformatted_20_Text">first_left_occurred=-1;</text:p>
      <text:p text:style-name="Preformatted_20_Text">left_gap_length=-1;</text:p>
      <text:p text:style-name="Preformatted_20_Text">if(left_neighbor==0)</text:p>
      <text:p text:style-name="Preformatted_20_Text"><text:tab/> <text:s/>{//left hole processing</text:p>
      <text:p text:style-name="Preformatted_20_Text"><text:tab/><text:tab/> <text:s/>if(left_bunch_domin&gt;0)</text:p>
      <text:p text:style-name="Preformatted_20_Text"><text:tab/><text:tab/> <text:s/>{</text:p>
      <text:p text:style-name="Preformatted_20_Text"><text:tab/><text:tab/><text:tab/> <text:s/>paint_finish=0;</text:p>
      <text:p text:style-name="Preformatted_20_Text"><text:tab/><text:tab/><text:tab/> <text:s/>paint_start=point_beg-1;</text:p>
      <text:p text:style-name="Preformatted_20_Text"><text:tab/><text:tab/><text:tab/> <text:s/>first_left_occurred=Left_hole_finding(paint_start,paint_finish,&amp;left_gap_length);</text:p>
      <text:p text:style-name="Preformatted_20_Text"><text:tab/><text:tab/><text:tab/> <text:s/>if((left_gap_length&lt;=3)&amp;&amp;(first_left_occurred&gt;=0))</text:p>
      <text:p text:style-name="Preformatted_20_Text"><text:tab/><text:tab/><text:tab/> <text:s/>{</text:p>
      <text:p text:style-name="Preformatted_20_Text"><text:tab/><text:tab/><text:tab/><text:tab/> <text:s/>left_neighbor=first_left_occurred;</text:p>
      <text:p text:style-name="Preformatted_20_Text"><text:tab/><text:tab/><text:tab/> <text:s/>}</text:p>
      <text:p text:style-name="Preformatted_20_Text"><text:tab/><text:tab/> <text:s/>}</text:p>
      <text:p text:style-name="Preformatted_20_Text"><text:soft-page-break/>//Bunch_continuation(-1,count_bunch,bunch_occurrence,beg_int,end_int,paint_start,paint_finish,left_continuation);</text:p>
      <text:p text:style-name="Preformatted_20_Text"><text:tab/> <text:s/>}//right hole processing</text:p>
      <text:p text:style-name="Preformatted_20_Text"><text:tab/><text:tab/> </text:p>
      <text:p text:style-name="Preformatted_20_Text"><text:tab/><text:tab/><text:tab/> left_bunch_domin=left_bunch_domin-1;</text:p>
      <text:p text:style-name="Preformatted_20_Text"><text:tab/><text:tab/><text:tab/> left_neighbor=left_neighbor-1;</text:p>
      <text:p text:style-name="Preformatted_20_Text"><text:tab/><text:tab/><text:tab/> if((left_neighbor&gt;=0)&amp;&amp;(left_neighbor!=count_bunch))</text:p>
      <text:p text:style-name="Preformatted_20_Text"><text:tab/><text:tab/><text:tab/> {//ln</text:p>
      <text:p text:style-name="Preformatted_20_Text">neighbor_beg_int=ColoredIntervalsStructure-&gt;BegInterv[left_neighbor];</text:p>
      <text:p text:style-name="Preformatted_20_Text">neighbor_end_int=ColoredIntervalsStructure-&gt;EndInterv[left_neighbor];</text:p>
      <text:p text:style-name="Preformatted_20_Text">neighbor_point_beg=neighbor_beg_int/4;</text:p>
      <text:p text:style-name="Preformatted_20_Text">neighbor_point_end=neighbor_end_int/4;</text:p>
      <text:p text:style-name="Preformatted_20_Text">bunch_new_significance=ColoredIntervalsStructure-&gt;Significance[left_neighbor];</text:p>
      <text:p text:style-name="Preformatted_20_Text">neighbor_bunch_density=</text:p>
      <text:p text:style-name="Preformatted_20_Text">(2*bunch_new_significance)/(neighbor_end_int-neighbor_beg_int+1);</text:p>
      <text:p text:style-name="Preformatted_20_Text">density_ratio=(16*bunch_density)/(neighbor_bunch_density+bunch_density);</text:p>
      <text:p text:style-name="Preformatted_20_Text">if(neighbor_end_int&lt;beg_int)</text:p>
      <text:p text:style-name="Preformatted_20_Text"><text:s text:c="6"/>{//there is a small hole</text:p>
      <text:p text:style-name="Preformatted_20_Text"><text:tab/><text:tab/> <text:s/>small_hole=beg_int-neighbor_end_int;</text:p>
      <text:p text:style-name="Preformatted_20_Text"><text:tab/><text:tab/> <text:s/>//change left_neighbor if the hole is large enough!!!</text:p>
      <text:p text:style-name="Preformatted_20_Text"><text:tab/><text:tab/> <text:s/>if(small_hole&gt;=4)</text:p>
      <text:p text:style-name="Preformatted_20_Text"><text:tab/><text:tab/> <text:s/>{</text:p>
      <text:p text:style-name="Preformatted_20_Text"><text:tab/><text:tab/><text:tab/> <text:s/>new_left_domin_point=neighbor_end_int+(beg_int-neighbor_end_int)/2;</text:p>
      <text:p text:style-name="Preformatted_20_Text"><text:tab/><text:tab/><text:tab/> <text:s/>new_left_domin=*(painted_strip_colored_long+new_left_domin_point);</text:p>
      <text:p text:style-name="Preformatted_20_Text"><text:tab/><text:tab/><text:tab/> <text:s/>if(new_left_domin&gt;0)</text:p>
      <text:p text:style-name="Preformatted_20_Text"><text:tab/><text:tab/><text:tab/> <text:s/>{</text:p>
      <text:p text:style-name="Preformatted_20_Text"><text:tab/><text:tab/><text:tab/><text:tab/> <text:s/>new_left_domin-=1;</text:p>
      <text:p text:style-name="Preformatted_20_Text"><text:tab/><text:tab/><text:tab/> <text:s/>}</text:p>
      <text:p text:style-name="Preformatted_20_Text"><text:tab/><text:tab/> <text:s/>}</text:p>
      <text:p text:style-name="Preformatted_20_Text"><text:tab/><text:tab/> <text:s/></text:p>
      <text:p text:style-name="Preformatted_20_Text"><text:tab/> <text:s/>}//there is a small hole</text:p>
      <text:p text:style-name="Preformatted_20_Text"><text:s text:c="4"/>if(left_bunch_domin&lt;0)</text:p>
      <text:p text:style-name="Preformatted_20_Text"><text:tab/>{//left bunch dominator</text:p>
      <text:p text:style-name="Preformatted_20_Text"><text:tab/><text:tab/>if(neighbor_point_end&lt;point_end)</text:p>
      <text:p text:style-name="Preformatted_20_Text"><text:tab/><text:tab/>{</text:p>
      <text:p text:style-name="Preformatted_20_Text">left_bunch_domin=*(painted_strip_colored+neighbor_point_end+1);</text:p>
      <text:p text:style-name="Preformatted_20_Text"><text:tab/><text:tab/>}</text:p>
      <text:p text:style-name="Preformatted_20_Text"><text:tab/>}//left bunch dominator</text:p>
      <text:p text:style-name="Preformatted_20_Text"><text:tab/>else</text:p>
      <text:p text:style-name="Preformatted_20_Text"><text:tab/>{//elb</text:p>
      <text:p text:style-name="Preformatted_20_Text"><text:tab/><text:tab/>if(small_hole&gt;0)</text:p>
      <text:p text:style-name="Preformatted_20_Text"><text:tab/><text:tab/> <text:s/>{//smh</text:p>
      <text:p text:style-name="Preformatted_20_Text"><text:tab/><text:tab/><text:tab/> <text:s/>if((left_bunch_domin!=left_neighbor)&amp;&amp;(left_bunch_domin!=count_bunch)&amp;&amp;</text:p>
      <text:p text:style-name="Preformatted_20_Text"><text:tab/><text:tab/><text:tab/><text:tab/> <text:s/>(left_bunch_domin&gt;=0))</text:p>
      <text:p text:style-name="Preformatted_20_Text"><text:tab/><text:tab/><text:tab/> <text:s/>{</text:p>
      <text:p text:style-name="Preformatted_20_Text"><text:s text:c="14"/>left_neighbor=left_bunch_domin;</text:p>
      <text:p text:style-name="Preformatted_20_Text">neighbor_beg_int=ColoredIntervalsStructure-&gt;BegInterv[left_neighbor];</text:p>
      <text:p text:style-name="Preformatted_20_Text">neighbor_end_int=ColoredIntervalsStructure-&gt;EndInterv[left_neighbor];</text:p>
      <text:p text:style-name="Preformatted_20_Text">neighbor_point_beg=neighbor_beg_int/4;</text:p>
      <text:p text:style-name="Preformatted_20_Text">neighbor_point_end=neighbor_end_int/4;</text:p>
      <text:p text:style-name="Preformatted_20_Text">bunch_new_significance=ColoredIntervalsStructure-&gt;Significance[left_neighbor];</text:p>
      <text:p text:style-name="Preformatted_20_Text">neighbor_bunch_density=</text:p>
      <text:p text:style-name="Preformatted_20_Text">(2*bunch_new_significance)/(neighbor_end_int-neighbor_beg_int+1);</text:p>
      <text:p text:style-name="Preformatted_20_Text">density_ratio=(16*bunch_density)/(neighbor_bunch_density+bunch_density);</text:p>
      <text:p text:style-name="Preformatted_20_Text"><text:tab/><text:tab/><text:tab/> <text:s/>}</text:p>
      <text:p text:style-name="Preformatted_20_Text"><text:tab/><text:tab/> <text:s/>}//smh</text:p>
      <text:p text:style-name="Preformatted_20_Text"><text:tab/>}//elb</text:p>
      <text:p text:style-name="Preformatted_20_Text"/>
      <text:p text:style-name="Preformatted_20_Text"><text:s text:c="4"/></text:p>
      <text:p text:style-name="Preformatted_20_Text"><text:soft-page-break/><text:tab/> <text:s text:c="8"/>if((left_neighbor==left_bunch_domin)||(left_bunch_domin==count_bunch))</text:p>
      <text:p text:style-name="Preformatted_20_Text"><text:tab/> <text:s text:c="9"/>{//one of the two bunches is visible at the left end</text:p>
      <text:p text:style-name="Preformatted_20_Text">if(neighbor_point_end&lt;point_end)</text:p>
      <text:p text:style-name="Preformatted_20_Text">{</text:p>
      <text:p text:style-name="Preformatted_20_Text"><text:tab/>neighbor_end_dominant=*(painted_strip_colored+neighbor_point_end+1);</text:p>
      <text:p text:style-name="Preformatted_20_Text">}</text:p>
      <text:p text:style-name="Preformatted_20_Text">else</text:p>
      <text:p text:style-name="Preformatted_20_Text">{</text:p>
      <text:p text:style-name="Preformatted_20_Text">neighbor_end_dominant=0;</text:p>
      <text:p text:style-name="Preformatted_20_Text">}</text:p>
      <text:p text:style-name="Preformatted_20_Text">neighbor_end_dominant=neighbor_end_dominant-1;</text:p>
      <text:p text:style-name="Preformatted_20_Text"/>
      <text:p text:style-name="Preformatted_20_Text"><text:tab/><text:tab/><text:tab/> if((left_bunch_domin==count_bunch)||(neighbor_end_dominant==count_bunch)||</text:p>
      <text:p text:style-name="Preformatted_20_Text"><text:tab/><text:tab/><text:tab/><text:tab/> ((density_ratio&gt;=6)&amp;&amp;(bunch_occurrence&gt;0)&amp;&amp;(neighbor_end_dominant&gt;0)))</text:p>
      <text:p text:style-name="Preformatted_20_Text"><text:tab/><text:tab/> {//intersection and alternating dominance</text:p>
      <text:p text:style-name="Preformatted_20_Text">Intersection=Intersection_measure_ratios(neighbor_beg_int,neighbor_end_int,beg_int,</text:p>
      <text:p text:style-name="Preformatted_20_Text"><text:tab/>end_int,&amp;indic_length,&amp;ratio_length,&amp;ratio_length1);</text:p>
      <text:p text:style-name="Preformatted_20_Text">if(Intersection==3)</text:p>
      <text:p text:style-name="Preformatted_20_Text">{</text:p>
      <text:p text:style-name="Preformatted_20_Text"><text:tab/>ratio_length=0;</text:p>
      <text:p text:style-name="Preformatted_20_Text">}</text:p>
      <text:p text:style-name="Preformatted_20_Text"><text:tab/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>test_junction=Test_Junction_Corrected(count_bunch,left_neighbor,bunch_occurrence,</text:p>
      <text:p text:style-name="Preformatted_20_Text">Intersection,indic_length,ratio_length,ratio_length1,&amp;hue_close,&amp;saturation_close,&amp;gray_close);</text:p>
      <text:p text:style-name="Preformatted_20_Text"><text:s text:c="2"/>if((density_ratio&gt;=4)&amp;&amp;(density_ratio&lt;=11))</text:p>
      <text:p text:style-name="Preformatted_20_Text"><text:s text:c="2"/>{//density restriction</text:p>
      <text:p text:style-name="Preformatted_20_Text"><text:s text:c="9"/>if(((test_junction%10)&gt;0)&amp;&amp;((test_junction%10)&lt;=4))</text:p>
      <text:p text:style-name="Preformatted_20_Text"><text:s text:c="10"/>{</text:p>
      <text:p text:style-name="Preformatted_20_Text"><text:tab/><text:tab/><text:tab/> *(left_continuation+count_bunch)=test_junction+1;</text:p>
      <text:p text:style-name="Preformatted_20_Text"><text:tab/><text:tab/><text:tab/> *(left_adjacent+count_bunch)=left_neighbor+1;<text:tab/><text:tab/><text:tab/></text:p>
      <text:p text:style-name="Preformatted_20_Text"><text:s text:c="10"/>}</text:p>
      <text:p text:style-name="Preformatted_20_Text"><text:s text:c="2"/>}//density restriction</text:p>
      <text:p text:style-name="Preformatted_20_Text"><text:s text:c="2"/>else</text:p>
      <text:p text:style-name="Preformatted_20_Text"><text:s text:c="2"/>{</text:p>
      <text:p text:style-name="Preformatted_20_Text"><text:tab/> <text:s/>if((density_ratio&gt;=11))</text:p>
      <text:p text:style-name="Preformatted_20_Text"><text:tab/> <text:s/>{</text:p>
      <text:p text:style-name="Preformatted_20_Text"><text:tab/><text:tab/> <text:s/>if((test_junction%10)==1)</text:p>
      <text:p text:style-name="Preformatted_20_Text"><text:tab/><text:tab/> <text:s/>{//last_cor</text:p>
      <text:p text:style-name="Preformatted_20_Text"><text:tab/><text:tab/><text:tab/> <text:s/>*(left_continuation+count_bunch)=test_junction+1;</text:p>
      <text:p text:style-name="Preformatted_20_Text"><text:tab/><text:tab/><text:tab/> *(left_adjacent+count_bunch)=left_neighbor+1;</text:p>
      <text:p text:style-name="Preformatted_20_Text"><text:tab/><text:tab/> <text:s/>}</text:p>
      <text:p text:style-name="Preformatted_20_Text"><text:tab/><text:tab/> <text:s/></text:p>
      <text:p text:style-name="Preformatted_20_Text"><text:tab/> <text:s/>}</text:p>
      <text:p text:style-name="Preformatted_20_Text"><text:s text:c="2"/>}</text:p>
      <text:p text:style-name="Preformatted_20_Text"><text:s text:c="2"/>if(((test_junction%10)&gt;4)&amp;&amp;((test_junction%10)&lt;=8))</text:p>
      <text:p text:style-name="Preformatted_20_Text"><text:s text:c="2"/>{</text:p>
      <text:p text:style-name="Preformatted_20_Text"><text:s text:c="7"/>if((test_junction&gt;4)&amp;&amp;(test_junction&lt;=8))</text:p>
      <text:p text:style-name="Preformatted_20_Text"><text:s text:c="7"/>{</text:p>
      <text:p text:style-name="Preformatted_20_Text">if(test_junction&lt;=7)</text:p>
      <text:p text:style-name="Preformatted_20_Text"><text:s/>{//lcor </text:p>
      <text:p text:style-name="Preformatted_20_Text">*(left_continuation+count_bunch)=-(test_junction+1);</text:p>
      <text:p text:style-name="Preformatted_20_Text">*(left_adjacent+count_bunch)=-(left_neighbor+1);</text:p>
      <text:p text:style-name="Preformatted_20_Text"><text:s/>}</text:p>
      <text:p text:style-name="Preformatted_20_Text"><text:s text:c="7"/>}</text:p>
      <text:p text:style-name="Preformatted_20_Text"><text:tab/> <text:s text:c="2"/>if((test_junction&gt;14)&amp;&amp;(test_junction&lt;=18))</text:p>
      <text:p text:style-name="Preformatted_20_Text"><text:s text:c="7"/>{</text:p>
      <text:p text:style-name="Preformatted_20_Text">if(test_junction&lt;=17)</text:p>
      <text:p text:style-name="Preformatted_20_Text"><text:soft-page-break/><text:s/>{ </text:p>
      <text:p text:style-name="Preformatted_20_Text">*(left_continuation+count_bunch)=-(test_junction+1);</text:p>
      <text:p text:style-name="Preformatted_20_Text">*(left_adjacent+count_bunch)=-(left_neighbor+1);</text:p>
      <text:p text:style-name="Preformatted_20_Text"><text:s/>}</text:p>
      <text:p text:style-name="Preformatted_20_Text"><text:s text:c="7"/>}</text:p>
      <text:p text:style-name="Preformatted_20_Text"><text:tab/> <text:s text:c="2"/>if((test_junction&gt;24)&amp;&amp;(test_junction&lt;=28))</text:p>
      <text:p text:style-name="Preformatted_20_Text"><text:s text:c="7"/>{</text:p>
      <text:p text:style-name="Preformatted_20_Text">if(test_junction&lt;=27)</text:p>
      <text:p text:style-name="Preformatted_20_Text"><text:s/>{ </text:p>
      <text:p text:style-name="Preformatted_20_Text">*(left_continuation+count_bunch)=-(test_junction+1);</text:p>
      <text:p text:style-name="Preformatted_20_Text">*(left_adjacent+count_bunch)=-(left_neighbor+1);</text:p>
      <text:p text:style-name="Preformatted_20_Text"><text:s/>}</text:p>
      <text:p text:style-name="Preformatted_20_Text"><text:s text:c="7"/>}</text:p>
      <text:p text:style-name="Preformatted_20_Text"><text:s text:c="2"/>}</text:p>
      <text:p text:style-name="Preformatted_20_Text"><text:s/>/* else</text:p>
      <text:p text:style-name="Preformatted_20_Text"><text:s text:c="2"/>{</text:p>
      <text:p text:style-name="Preformatted_20_Text"><text:tab/> <text:s text:c="2"/>if(((test_junction%10)&gt;=4)&amp;&amp;(small_hole&gt;=3)&amp;&amp;(density_ratio&gt;=10))</text:p>
      <text:p text:style-name="Preformatted_20_Text"><text:tab/> <text:s text:c="2"/>{</text:p>
      <text:p text:style-name="Preformatted_20_Text"><text:tab/><text:tab/> <text:s text:c="2"/>*(left_continuation+count_bunch)=-38;</text:p>
      <text:p text:style-name="Preformatted_20_Text">*(left_adjacent+count_bunch)=-(left_neighbor+1);</text:p>
      <text:p text:style-name="Preformatted_20_Text"><text:tab/> <text:s text:c="2"/>}</text:p>
      <text:p text:style-name="Preformatted_20_Text"><text:s text:c="2"/>}*/</text:p>
      <text:p text:style-name="Preformatted_20_Text"><text:tab/><text:tab/> }//intersection and alternating dominance</text:p>
      <text:p text:style-name="Preformatted_20_Text"><text:tab/> <text:s text:c="9"/>}//one of the two bunches is visible at the left end</text:p>
      <text:p text:style-name="Preformatted_20_Text"><text:tab/></text:p>
      <text:p text:style-name="Preformatted_20_Text"><text:tab/><text:tab/><text:tab/> }//ln</text:p>
      <text:p text:style-name="Preformatted_20_Text"><text:tab/><text:tab/><text:tab/> else</text:p>
      <text:p text:style-name="Preformatted_20_Text"><text:tab/><text:tab/><text:tab/> {</text:p>
      <text:p text:style-name="Preformatted_20_Text"><text:tab/> <text:s/>if(left_neighbor==-1)</text:p>
      <text:p text:style-name="Preformatted_20_Text"><text:tab/> <text:s/>{//hole processing</text:p>
      <text:p text:style-name="Preformatted_20_Text"><text:tab/><text:tab/><text:tab/> <text:s/>paint_finish=beg_int/4;</text:p>
      <text:p text:style-name="Preformatted_20_Text"><text:tab/><text:tab/><text:tab/> <text:s/>paint_start=max((paint_finish-2),0); <text:s text:c="13"/></text:p>
      <text:p text:style-name="Preformatted_20_Text">//Bunch_continuation(-1,count_bunch,bunch_occurrence,beg_int,end_int,paint_start,paint_finish,left_continuation);</text:p>
      <text:p text:style-name="Preformatted_20_Text"><text:tab/> <text:s/>}</text:p>
      <text:p text:style-name="Preformatted_20_Text"><text:tab/><text:tab/><text:tab/> }</text:p>
      <text:p text:style-name="Preformatted_20_Text"/>
      <text:p text:style-name="Preformatted_20_Text">//right cjntinuation</text:p>
      <text:p text:style-name="Preformatted_20_Text">first_right_occurred=-1;</text:p>
      <text:p text:style-name="Preformatted_20_Text">right_gap_length=-1;</text:p>
      <text:p text:style-name="Preformatted_20_Text">if(right_neighbor==0)</text:p>
      <text:p text:style-name="Preformatted_20_Text"><text:tab/> <text:s/>{//right hole processing</text:p>
      <text:p text:style-name="Preformatted_20_Text"><text:tab/><text:tab/> <text:s/>if(right_bunch_domin&gt;0)</text:p>
      <text:p text:style-name="Preformatted_20_Text"><text:tab/><text:tab/> <text:s/>{</text:p>
      <text:p text:style-name="Preformatted_20_Text"><text:tab/><text:tab/><text:tab/> <text:s/>paint_finish=(StripLength-1)/4;</text:p>
      <text:p text:style-name="Preformatted_20_Text"><text:tab/><text:tab/><text:tab/> <text:s/>paint_start=point_end+1;<text:tab/><text:tab/><text:tab/> <text:s/></text:p>
      <text:p text:style-name="Preformatted_20_Text"><text:tab/><text:tab/><text:tab/> <text:s/>first_right_occurred=Right_hole_finding(paint_start,paint_finish,&amp;right_gap_length);</text:p>
      <text:p text:style-name="Preformatted_20_Text"><text:tab/><text:tab/><text:tab/> <text:s/>if((right_gap_length&lt;=3)&amp;&amp;(first_right_occurred&gt;=0))</text:p>
      <text:p text:style-name="Preformatted_20_Text"><text:tab/><text:tab/><text:tab/> <text:s/>{</text:p>
      <text:p text:style-name="Preformatted_20_Text"><text:tab/><text:tab/><text:tab/><text:tab/> <text:s/>right_neighbor=first_right_occurred;</text:p>
      <text:p text:style-name="Preformatted_20_Text"><text:tab/><text:tab/><text:tab/> <text:s/>}</text:p>
      <text:p text:style-name="Preformatted_20_Text"><text:tab/><text:tab/> <text:s/>}</text:p>
      <text:p text:style-name="Preformatted_20_Text">//Bunch_continuation(-1,count_bunch,bunch_occurrence,beg_int,end_int,paint_start,paint_finish,left_continuation);</text:p>
      <text:p text:style-name="Preformatted_20_Text"><text:tab/> <text:s/>}//right hole processing</text:p>
      <text:p text:style-name="Preformatted_20_Text"><text:tab/><text:tab/><text:tab/> right_bunch_domin=right_bunch_domin-1;</text:p>
      <text:p text:style-name="Preformatted_20_Text"><text:tab/><text:tab/><text:tab/> right_neighbor=right_neighbor-1;</text:p>
      <text:p text:style-name="Preformatted_20_Text"><text:tab/><text:tab/><text:tab/> if((right_neighbor&gt;=0)&amp;&amp;(right_neighbor!=count_bunch))</text:p>
      <text:p text:style-name="Preformatted_20_Text"><text:tab/><text:tab/><text:tab/> {//rln</text:p>
      <text:p text:style-name="Preformatted_20_Text">right_neighbor_beg_int=ColoredIntervalsStructure-&gt;BegInterv[right_neighbor];</text:p>
      <text:p text:style-name="Preformatted_20_Text"><text:soft-page-break/>right_neighbor_end_int=ColoredIntervalsStructure-&gt;EndInterv[right_neighbor];</text:p>
      <text:p text:style-name="Preformatted_20_Text">right_neighbor_point_beg=right_neighbor_beg_int/4;</text:p>
      <text:p text:style-name="Preformatted_20_Text">right_neighbor_point_end=right_neighbor_end_int/4;</text:p>
      <text:p text:style-name="Preformatted_20_Text">right_bunch_new_significance=ColoredIntervalsStructure-&gt;Significance[right_neighbor];</text:p>
      <text:p text:style-name="Preformatted_20_Text">right_neighbor_bunch_density=</text:p>
      <text:p text:style-name="Preformatted_20_Text">(2*right_bunch_new_significance)/(right_neighbor_end_int-right_neighbor_beg_int+1);</text:p>
      <text:p text:style-name="Preformatted_20_Text">density_ratio=(16*bunch_density)/(right_neighbor_bunch_density+bunch_density);</text:p>
      <text:p text:style-name="Preformatted_20_Text">if(right_neighbor_beg_int&gt;end_int)</text:p>
      <text:p text:style-name="Preformatted_20_Text"><text:s text:c="6"/>{//there is a small hole</text:p>
      <text:p text:style-name="Preformatted_20_Text"><text:tab/><text:tab/> <text:s/>right_small_hole=right_neighbor_beg_int-end_int;</text:p>
      <text:p text:style-name="Preformatted_20_Text"><text:tab/> <text:s/>}//there is a small hole</text:p>
      <text:p text:style-name="Preformatted_20_Text"><text:s text:c="4"/>if(right_bunch_domin&lt;0)</text:p>
      <text:p text:style-name="Preformatted_20_Text"><text:tab/>{//right bunch dominator</text:p>
      <text:p text:style-name="Preformatted_20_Text"><text:tab/><text:tab/>if(right_neighbor_point_beg&gt;point_beg)</text:p>
      <text:p text:style-name="Preformatted_20_Text"><text:tab/><text:tab/>{</text:p>
      <text:p text:style-name="Preformatted_20_Text">right_bunch_domin=*(painted_strip_colored+right_neighbor_point_beg-1);</text:p>
      <text:p text:style-name="Preformatted_20_Text"><text:tab/><text:tab/>}</text:p>
      <text:p text:style-name="Preformatted_20_Text"><text:tab/>}//right bunch dominator</text:p>
      <text:p text:style-name="Preformatted_20_Text"><text:tab/>else</text:p>
      <text:p text:style-name="Preformatted_20_Text"><text:tab/>{//erb</text:p>
      <text:p text:style-name="Preformatted_20_Text">if(right_small_hole&gt;0)</text:p>
      <text:p text:style-name="Preformatted_20_Text"><text:tab/><text:tab/> <text:s/>{//smh</text:p>
      <text:p text:style-name="Preformatted_20_Text"><text:tab/><text:tab/><text:tab/> <text:s/>if((right_bunch_domin!=right_neighbor)&amp;&amp;(right_bunch_domin!=count_bunch)&amp;&amp;</text:p>
      <text:p text:style-name="Preformatted_20_Text"><text:tab/><text:tab/><text:tab/><text:tab/> <text:s/>(right_bunch_domin&gt;=0))</text:p>
      <text:p text:style-name="Preformatted_20_Text"><text:tab/><text:tab/><text:tab/> <text:s/>{</text:p>
      <text:p text:style-name="Preformatted_20_Text"><text:s text:c="14"/>right_neighbor=right_bunch_domin;</text:p>
      <text:p text:style-name="Preformatted_20_Text">right_neighbor_beg_int=ColoredIntervalsStructure-&gt;BegInterv[right_neighbor];</text:p>
      <text:p text:style-name="Preformatted_20_Text">right_neighbor_end_int=ColoredIntervalsStructure-&gt;EndInterv[right_neighbor];</text:p>
      <text:p text:style-name="Preformatted_20_Text">right_neighbor_point_beg=right_neighbor_beg_int/4;</text:p>
      <text:p text:style-name="Preformatted_20_Text">right_neighbor_point_end=right_neighbor_end_int/4;</text:p>
      <text:p text:style-name="Preformatted_20_Text">right_bunch_new_significance=ColoredIntervalsStructure-&gt;Significance[right_neighbor];</text:p>
      <text:p text:style-name="Preformatted_20_Text">right_neighbor_bunch_density=</text:p>
      <text:p text:style-name="Preformatted_20_Text">(2*right_bunch_new_significance)/(right_neighbor_end_int-right_neighbor_beg_int+1);</text:p>
      <text:p text:style-name="Preformatted_20_Text">density_ratio=(16*bunch_density)/(right_neighbor_bunch_density+bunch_density);</text:p>
      <text:p text:style-name="Preformatted_20_Text"><text:tab/><text:tab/><text:tab/> <text:s/>}</text:p>
      <text:p text:style-name="Preformatted_20_Text"><text:tab/><text:tab/> <text:s/>}//smh</text:p>
      <text:p text:style-name="Preformatted_20_Text"/>
      <text:p text:style-name="Preformatted_20_Text"><text:tab/>}//erb</text:p>
      <text:p text:style-name="Preformatted_20_Text"/>
      <text:p text:style-name="Preformatted_20_Text"><text:tab/> <text:s text:c="8"/>if((right_neighbor==right_bunch_domin)||(right_bunch_domin==count_bunch))</text:p>
      <text:p text:style-name="Preformatted_20_Text"><text:tab/> <text:s text:c="9"/>{//one of the two bunches is visible at the right end</text:p>
      <text:p text:style-name="Preformatted_20_Text">if(right_neighbor_point_beg&gt;point_beg)</text:p>
      <text:p text:style-name="Preformatted_20_Text">{</text:p>
      <text:p text:style-name="Preformatted_20_Text"><text:tab/>right_neighbor_beg_dominant=*(painted_strip_colored+right_neighbor_point_beg-1);</text:p>
      <text:p text:style-name="Preformatted_20_Text">}</text:p>
      <text:p text:style-name="Preformatted_20_Text">else</text:p>
      <text:p text:style-name="Preformatted_20_Text">{</text:p>
      <text:p text:style-name="Preformatted_20_Text">right_neighbor_beg_dominant=0;</text:p>
      <text:p text:style-name="Preformatted_20_Text">}</text:p>
      <text:p text:style-name="Preformatted_20_Text">right_neighbor_beg_dominant=right_neighbor_beg_dominant-1;</text:p>
      <text:p text:style-name="Preformatted_20_Text"/>
      <text:p text:style-name="Preformatted_20_Text"><text:tab/><text:tab/><text:tab/> if((right_bunch_domin==count_bunch)||(right_neighbor_beg_dominant==count_bunch)||</text:p>
      <text:p text:style-name="Preformatted_20_Text"><text:tab/><text:tab/><text:tab/><text:tab/> ((density_ratio&gt;=6)&amp;&amp;(bunch_occurrence&gt;0)&amp;&amp;(right_neighbor_beg_dominant&gt;0)))</text:p>
      <text:p text:style-name="Preformatted_20_Text"><text:tab/><text:tab/> {//intersection and alternating dominance</text:p>
      <text:p text:style-name="Preformatted_20_Text">Intersection=Intersection_measure_ratios(right_neighbor_beg_int,right_neighbor_end_int,beg_int,</text:p>
      <text:p text:style-name="Preformatted_20_Text"><text:tab/>end_int,&amp;indic_length,&amp;ratio_length,&amp;ratio_length1);</text:p>
      <text:p text:style-name="Preformatted_20_Text">if(Intersection==3)</text:p>
      <text:p text:style-name="Preformatted_20_Text">{</text:p>
      <text:p text:style-name="Preformatted_20_Text"><text:soft-page-break/>ratio_length=0;</text:p>
      <text:p text:style-name="Preformatted_20_Text">}</text:p>
      <text:p text:style-name="Preformatted_20_Text"><text:tab/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>test_junction=Test_Junction_Corrected(count_bunch,right_neighbor,bunch_occurrence,</text:p>
      <text:p text:style-name="Preformatted_20_Text">Intersection,indic_length,ratio_length,ratio_length1,&amp;hue_close,&amp;saturation_close,&amp;gray_close);</text:p>
      <text:p text:style-name="Preformatted_20_Text"><text:s text:c="2"/>if((density_ratio&gt;=4)&amp;&amp;(density_ratio&lt;=11))</text:p>
      <text:p text:style-name="Preformatted_20_Text"><text:s text:c="2"/>{//density restriction</text:p>
      <text:p text:style-name="Preformatted_20_Text">if(((test_junction%10)&gt;0)&amp;&amp;((test_junction%10)&lt;=4))</text:p>
      <text:p text:style-name="Preformatted_20_Text"><text:s/>{//04</text:p>
      <text:p text:style-name="Preformatted_20_Text"><text:s text:c="2"/>*(right_continuation+count_bunch)=test_junction+1;</text:p>
      <text:p text:style-name="Preformatted_20_Text"><text:s text:c="2"/>*(right_adjacent+count_bunch)=right_neighbor+1;</text:p>
      <text:p text:style-name="Preformatted_20_Text">}//04</text:p>
      <text:p text:style-name="Preformatted_20_Text"/>
      <text:p text:style-name="Preformatted_20_Text"><text:s text:c="2"/>}//density restriction</text:p>
      <text:p text:style-name="Preformatted_20_Text"><text:s text:c="2"/>if(((test_junction%10)&gt;4)&amp;&amp;((test_junction%10)&lt;=8))</text:p>
      <text:p text:style-name="Preformatted_20_Text"><text:s text:c="2"/>{</text:p>
      <text:p text:style-name="Preformatted_20_Text"><text:s text:c="7"/>if((test_junction&gt;4)&amp;&amp;(test_junction&lt;=8))</text:p>
      <text:p text:style-name="Preformatted_20_Text"><text:s text:c="7"/>{//48</text:p>
      <text:p text:style-name="Preformatted_20_Text">if(test_junction&lt;=7)</text:p>
      <text:p text:style-name="Preformatted_20_Text"><text:s/>{//lcor </text:p>
      <text:p text:style-name="Preformatted_20_Text">*(right_continuation+count_bunch)=-(test_junction+1);</text:p>
      <text:p text:style-name="Preformatted_20_Text">*(right_adjacent+count_bunch)=-(right_neighbor+1);</text:p>
      <text:p text:style-name="Preformatted_20_Text"><text:s/>}</text:p>
      <text:p text:style-name="Preformatted_20_Text"><text:s text:c="7"/>}//48</text:p>
      <text:p text:style-name="Preformatted_20_Text"><text:tab/> <text:s text:c="2"/>else</text:p>
      <text:p text:style-name="Preformatted_20_Text"><text:tab/> <text:s text:c="2"/>{//e48</text:p>
      <text:p text:style-name="Preformatted_20_Text"><text:tab/> <text:s text:c="5"/>if((test_junction&gt;14)&amp;&amp;(test_junction&lt;=18))</text:p>
      <text:p text:style-name="Preformatted_20_Text"><text:s text:c="11"/>{//1418</text:p>
      <text:p text:style-name="Preformatted_20_Text">if(test_junction&lt;=17)</text:p>
      <text:p text:style-name="Preformatted_20_Text"><text:s/>{//lcor </text:p>
      <text:p text:style-name="Preformatted_20_Text">*(right_continuation+count_bunch)=-(test_junction+1);</text:p>
      <text:p text:style-name="Preformatted_20_Text">*(right_adjacent+count_bunch)=-(right_neighbor+1);</text:p>
      <text:p text:style-name="Preformatted_20_Text"><text:s/>}</text:p>
      <text:p text:style-name="Preformatted_20_Text"><text:s text:c="11"/>}//1418</text:p>
      <text:p text:style-name="Preformatted_20_Text"><text:tab/><text:tab/> <text:s/>else</text:p>
      <text:p text:style-name="Preformatted_20_Text"><text:tab/><text:tab/> <text:s/>{//e1418</text:p>
      <text:p text:style-name="Preformatted_20_Text"><text:tab/> <text:s text:c="2"/>if((test_junction&gt;24)&amp;&amp;(test_junction&lt;=28))</text:p>
      <text:p text:style-name="Preformatted_20_Text"><text:s text:c="15"/>{//2428</text:p>
      <text:p text:style-name="Preformatted_20_Text">if(test_junction&lt;=27)</text:p>
      <text:p text:style-name="Preformatted_20_Text"><text:s/>{//lcor </text:p>
      <text:p text:style-name="Preformatted_20_Text">*(right_continuation+count_bunch)=-(test_junction+1);</text:p>
      <text:p text:style-name="Preformatted_20_Text">*(right_adjacent+count_bunch)=-(right_neighbor+1);</text:p>
      <text:p text:style-name="Preformatted_20_Text"><text:s/>}</text:p>
      <text:p text:style-name="Preformatted_20_Text"><text:s text:c="15"/>}//2428</text:p>
      <text:p text:style-name="Preformatted_20_Text"><text:tab/><text:tab/> <text:s/>}//e1418</text:p>
      <text:p text:style-name="Preformatted_20_Text"><text:tab/> <text:s text:c="2"/>}//e48</text:p>
      <text:p text:style-name="Preformatted_20_Text"><text:s text:c="2"/>}</text:p>
      <text:p text:style-name="Preformatted_20_Text"><text:s/>/* else</text:p>
      <text:p text:style-name="Preformatted_20_Text"><text:s text:c="2"/>{</text:p>
      <text:p text:style-name="Preformatted_20_Text"><text:tab/> <text:s text:c="2"/>if(((test_junction%10)&gt;=4)&amp;&amp;(right_small_hole&gt;=3)&amp;&amp;(density_ratio&gt;=10))</text:p>
      <text:p text:style-name="Preformatted_20_Text"><text:tab/> <text:s text:c="2"/>{</text:p>
      <text:p text:style-name="Preformatted_20_Text"><text:tab/><text:tab/> <text:s text:c="2"/>*(right_continuation+count_bunch)=-38;</text:p>
      <text:p text:style-name="Preformatted_20_Text">*(right_adjacent+count_bunch)=-(right_neighbor+1);</text:p>
      <text:p text:style-name="Preformatted_20_Text"><text:tab/> <text:s text:c="2"/>}</text:p>
      <text:p text:style-name="Preformatted_20_Text"><text:s text:c="2"/>}*/</text:p>
      <text:p text:style-name="Preformatted_20_Text"><text:tab/><text:tab/> }//intersection and alternating dominance</text:p>
      <text:p text:style-name="Preformatted_20_Text"><text:tab/> <text:s text:c="9"/>}//one of the two bunches is visible at the right end</text:p>
      <text:p text:style-name="Preformatted_20_Text"><text:soft-page-break/><text:tab/></text:p>
      <text:p text:style-name="Preformatted_20_Text"><text:tab/><text:tab/><text:tab/> }//rln</text:p>
      <text:p text:style-name="Preformatted_20_Text"><text:tab/><text:tab/><text:tab/> </text:p>
      <text:p text:style-name="Preformatted_20_Text"><text:tab/><text:tab/><text:tab/> if((right_neighbor&gt;=0)&amp;&amp;(left_neighbor&gt;=0))</text:p>
      <text:p text:style-name="Preformatted_20_Text"><text:tab/> <text:s text:c="6"/>{//between close bunches</text:p>
      <text:p text:style-name="Preformatted_20_Text">if((left_domin&gt;0)&amp;&amp;(right_domin&gt;0))</text:p>
      <text:p text:style-name="Preformatted_20_Text">{</text:p>
      <text:p text:style-name="Preformatted_20_Text"><text:tab/>difference_neighbors=right_neighbor_point_beg-neighbor_point_end;</text:p>
      <text:p text:style-name="Preformatted_20_Text"><text:s text:c="9"/>if(difference_neighbors&lt;=1)</text:p>
      <text:p text:style-name="Preformatted_20_Text"><text:tab/><text:tab/> {</text:p>
      <text:p text:style-name="Preformatted_20_Text"><text:tab/><text:tab/><text:tab/> gap_between_neighbors=right_neighbor_beg_int-neighbor_end_int;</text:p>
      <text:p text:style-name="Preformatted_20_Text"><text:tab/><text:tab/> }</text:p>
      <text:p text:style-name="Preformatted_20_Text">}</text:p>
      <text:p text:style-name="Preformatted_20_Text"><text:tab/><text:tab/><text:tab/> }</text:p>
      <text:p text:style-name="Preformatted_20_Text"><text:tab/><text:tab/> }//not blocked</text:p>
      <text:p text:style-name="Preformatted_20_Text"><text:s text:c="10"/>}//continuation and contrast</text:p>
      <text:p text:style-name="Preformatted_20_Text"/>
      <text:p text:style-name="Preformatted_20_Text">/*for(coun_place1=0;coun_place1&lt;PressedLength/2;coun_place1++)</text:p>
      <text:p text:style-name="Preformatted_20_Text"><text:tab/>{</text:p>
      <text:p text:style-name="Preformatted_20_Text"><text:tab/>bunch_num=*(painted_strip_colored+coun_place1);</text:p>
      <text:p text:style-name="Preformatted_20_Text"><text:tab/>if(bunch_num)</text:p>
      <text:p text:style-name="Preformatted_20_Text"><text:tab/>{</text:p>
      <text:p text:style-name="Preformatted_20_Text"><text:tab/> bunch_num-=1;</text:p>
      <text:p text:style-name="Preformatted_20_Text"><text:tab/>(*(encountered_bunches+bunch_num))++;</text:p>
      <text:p text:style-name="Preformatted_20_Text"><text:tab/>number_encountered=*(encountered_bunches+bunch_num);</text:p>
      <text:p text:style-name="Preformatted_20_Text"><text:tab/><text:tab/>if(number_encountered==1)</text:p>
      <text:p text:style-name="Preformatted_20_Text"><text:tab/><text:tab/>{</text:p>
      <text:p text:style-name="Preformatted_20_Text"><text:s text:c="6"/>number_intersect=0;</text:p>
      <text:p text:style-name="Preformatted_20_Text"><text:tab/><text:tab/>Bunch_relation(bunch_num,visible_bunches,intersecting_bunches,</text:p>
      <text:p text:style-name="Preformatted_20_Text">&amp;number_intersect,intersecting_type);</text:p>
      <text:p text:style-name="Preformatted_20_Text"><text:tab/><text:tab/>*(explored_bunches+bunch_num)=1;</text:p>
      <text:p text:style-name="Preformatted_20_Text"><text:tab/><text:tab/>}</text:p>
      <text:p text:style-name="Preformatted_20_Text"><text:tab/> }</text:p>
      <text:p text:style-name="Preformatted_20_Text"><text:tab/>}*/</text:p>
      <text:p text:style-name="Preformatted_20_Text">/*<text:tab/>for(coun_bunch=0;coun_bunch&lt;NumberOfColoredIntervals;coun_bunch++)</text:p>
      <text:p text:style-name="Preformatted_20_Text">{</text:p>
      <text:p text:style-name="Preformatted_20_Text"/>
      <text:p text:style-name="Preformatted_20_Text">if((!*(bunch_blocking+coun_bunch))&amp;&amp;(!*(explored_bunches+coun_bunch)))</text:p>
      <text:p text:style-name="Preformatted_20_Text">{</text:p>
      <text:p text:style-name="Preformatted_20_Text">number_intersect=0;</text:p>
      <text:p text:style-name="Preformatted_20_Text">Bunch_relation(coun_bunch,visible_bunches,intersecting_bunches,</text:p>
      <text:p text:style-name="Preformatted_20_Text">&amp;number_intersect,intersecting_type);</text:p>
      <text:p text:style-name="Preformatted_20_Text">*(explored_bunches+cou*/</text:p>
      <text:p text:style-name="Preformatted_20_Text"/>
      <text:p text:style-name="Preformatted_20_Text">CColorVisionApp *pApp;</text:p>
      <text:p text:style-name="Preformatted_20_Text">pApp= (CColorVisionApp *)AfxGetApp ();</text:p>
      <text:p text:style-name="Preformatted_20_Text">FindLabels=pApp-&gt;m_FindLabels;</text:p>
      <text:p text:style-name="Preformatted_20_Text">for(count_improve=0;count_improve&lt;4;count_improve++)</text:p>
      <text:p text:style-name="Preformatted_20_Text">{//merging cycles</text:p>
      <text:p text:style-name="Preformatted_20_Text">Number_of_Merging=0;</text:p>
      <text:p text:style-name="Preformatted_20_Text"><text:tab/><text:tab/> for(count_bunch3=0;count_bunch3&lt;NumberOfColoredIntervals;count_bunch3++)</text:p>
      <text:p text:style-name="Preformatted_20_Text"><text:tab/> <text:s text:c="5"/>{//prolongation small contrasts and very close contrasts</text:p>
      <text:p text:style-name="Preformatted_20_Text"><text:tab/><text:tab/><text:tab/> <text:s/>test_bunch=*(bunch_blocking+count_bunch3);</text:p>
      <text:p text:style-name="Preformatted_20_Text"><text:tab/><text:tab/><text:tab/> <text:s/></text:p>
      <text:p text:style-name="Preformatted_20_Text"><text:tab/><text:tab/> if (!test_bunch)</text:p>
      <text:p text:style-name="Preformatted_20_Text"><text:tab/><text:tab/> {//not blocked</text:p>
      <text:p text:style-name="Preformatted_20_Text"><text:s/>left_neighbor_hue=-1;</text:p>
      <text:p text:style-name="Preformatted_20_Text">left_neighbor_gray=-1;</text:p>
      <text:p text:style-name="Preformatted_20_Text"><text:soft-page-break/>left_neighbor_sat=-1;</text:p>
      <text:p text:style-name="Preformatted_20_Text">left_hue_zone=-1;</text:p>
      <text:p text:style-name="Preformatted_20_Text">bunch_gray=-1;</text:p>
      <text:p text:style-name="Preformatted_20_Text">bunch_sat=-1;</text:p>
      <text:p text:style-name="Preformatted_20_Text">left_bunch_contrast=left_continuation[count_bunch3];</text:p>
      <text:p text:style-name="Preformatted_20_Text">left_bunch_contrast=left_bunch_contrast%10;</text:p>
      <text:p text:style-name="Preformatted_20_Text">bunch_left_adjacent=left_adjacent[count_bunch3];</text:p>
      <text:p text:style-name="Preformatted_20_Text">right_bunch_contrast=right_continuation[count_bunch3];</text:p>
      <text:p text:style-name="Preformatted_20_Text">right_bunch_contrast=right_bunch_contrast%10;</text:p>
      <text:p text:style-name="Preformatted_20_Text">block_index=0;</text:p>
      <text:p text:style-name="Preformatted_20_Text"><text:s/>//if((left_bunch_contrast&lt;0)||(right_bunch_contrast&lt;0))</text:p>
      <text:p text:style-name="Preformatted_20_Text"><text:s/>//{</text:p>
      <text:p text:style-name="Preformatted_20_Text"><text:tab/>beg_int=ColoredIntervalsStructure-&gt;BegInterv[count_bunch3];</text:p>
      <text:p text:style-name="Preformatted_20_Text"><text:tab/>end_int=ColoredIntervalsStructure-&gt;EndInterv[count_bunch3];</text:p>
      <text:p text:style-name="Preformatted_20_Text"><text:tab/>bunch_occurrence=*(visible_bunches+count_bunch3);</text:p>
      <text:p text:style-name="Preformatted_20_Text"><text:tab/>bunch_significance=ColoredIntervalsStructure-&gt;Significance[count_bunch3];</text:p>
      <text:p text:style-name="Preformatted_20_Text"><text:tab/>bunch_int_length=end_int-beg_int+1;</text:p>
      <text:p text:style-name="Preformatted_20_Text"><text:tab/>bunch_density=(2*bunch_significance)/bunch_int_length;</text:p>
      <text:p text:style-name="Preformatted_20_Text"><text:s/>//}</text:p>
      <text:p text:style-name="Preformatted_20_Text">if(left_bunch_contrast&lt;0)</text:p>
      <text:p text:style-name="Preformatted_20_Text">{//lc&lt;0</text:p>
      <text:p text:style-name="Preformatted_20_Text"><text:tab/>//bunch_left_adjacent=left_adjacent[count_bunch3];</text:p>
      <text:p text:style-name="Preformatted_20_Text"><text:tab/>left_bunch_contrast+=1; <text:s/><text:tab/></text:p>
      <text:p text:style-name="Preformatted_20_Text"><text:tab/>bunch_left_adjacent=-bunch_left_adjacent-1;</text:p>
      <text:p text:style-name="Preformatted_20_Text"><text:tab/>if(FindLabels)</text:p>
      <text:p text:style-name="Preformatted_20_Text"><text:tab/>{</text:p>
      <text:p text:style-name="Preformatted_20_Text">left_neighbor_hue=ColoredIntervalsStructure-&gt;AverageHue[bunch_left_adjacent];</text:p>
      <text:p text:style-name="Preformatted_20_Text">left_neighbor_gray=ColoredIntervalsStructure-&gt;AverageGray[bunch_left_adjacent];</text:p>
      <text:p text:style-name="Preformatted_20_Text">left_neighbor_sat=ColoredIntervalsStructure-&gt;AverageSat[bunch_left_adjacent];</text:p>
      <text:p text:style-name="Preformatted_20_Text">left_hue_zone=hue_zones[left_neighbor_hue];</text:p>
      <text:p text:style-name="Preformatted_20_Text">bunch_gray=ColoredIntervalsStructure-&gt;AverageGray[count_bunch3];</text:p>
      <text:p text:style-name="Preformatted_20_Text">bunch_sat=ColoredIntervalsStructure-&gt;AverageSat[count_bunch3];</text:p>
      <text:p text:style-name="Preformatted_20_Text">if((left_hue_zone==1)&amp;&amp;(bunch_gray&gt;(left_neighbor_gray+5))&amp;&amp;(left_neighbor_sat&gt;bunch_sat)</text:p>
      <text:p text:style-name="Preformatted_20_Text">&amp;&amp;(left_neighbor_sat&gt;=2))</text:p>
      <text:p text:style-name="Preformatted_20_Text">{</text:p>
      <text:p text:style-name="Preformatted_20_Text"><text:tab/>goto K;</text:p>
      <text:p text:style-name="Preformatted_20_Text">}</text:p>
      <text:p text:style-name="Preformatted_20_Text"><text:tab/>}</text:p>
      <text:p text:style-name="Preformatted_20_Text"><text:tab/>if(right_bunch_contrast&gt;0)</text:p>
      <text:p text:style-name="Preformatted_20_Text"><text:tab/>{//rb&gt;0</text:p>
      <text:p text:style-name="Preformatted_20_Text"><text:tab/><text:tab/>right_bunch_contrast-=1;</text:p>
      <text:p text:style-name="Preformatted_20_Text"><text:tab/><text:tab/>bunch_right_adjacent=right_adjacent[count_bunch3];</text:p>
      <text:p text:style-name="Preformatted_20_Text"><text:tab/><text:tab/>bunch_right_adjacent-=1;</text:p>
      <text:p text:style-name="Preformatted_20_Text"><text:tab/></text:p>
      <text:p text:style-name="Preformatted_20_Text"><text:tab/>neighbor_beg_int=ColoredIntervalsStructure-&gt;BegInterv[bunch_right_adjacent];</text:p>
      <text:p text:style-name="Preformatted_20_Text"><text:tab/><text:tab/>neighbor_end_int=ColoredIntervalsStructure-&gt;EndInterv[bunch_right_adjacent];</text:p>
      <text:p text:style-name="Preformatted_20_Text"><text:tab/><text:tab/>neighbor_length=neighbor_end_int-neighbor_beg_int+1;</text:p>
      <text:p text:style-name="Preformatted_20_Text">union_beg=min(beg_int,neighbor_beg_int);</text:p>
      <text:p text:style-name="Preformatted_20_Text"><text:tab/>union_end=max(end_int,neighbor_end_int);</text:p>
      <text:p text:style-name="Preformatted_20_Text"><text:tab/>union_length=union_end-union_beg+1;</text:p>
      <text:p text:style-name="Preformatted_20_Text"><text:tab/>outlet_length=union_length-neighbor_length;</text:p>
      <text:p text:style-name="Preformatted_20_Text"><text:s text:c="4"/>outlet_length1=union_length-bunch_int_length;</text:p>
      <text:p text:style-name="Preformatted_20_Text"><text:tab/>outlet_length_ratio=(16*bunch_int_length)/(bunch_int_length+union_length);</text:p>
      <text:p text:style-name="Preformatted_20_Text"><text:tab/>outlet_length_ratio1=(16*outlet_length)/(outlet_length+union_length);</text:p>
      <text:p text:style-name="Preformatted_20_Text"><text:s text:c="4"/>outlet_length_ratio2=(16*neighbor_length)/(neighbor_length+union_length);</text:p>
      <text:p text:style-name="Preformatted_20_Text"><text:s text:c="4"/>outlet_length_ratio3=(16*neighbor_length)/(neighbor_length+union_length);</text:p>
      <text:p text:style-name="Preformatted_20_Text"><text:tab/>neighbor_bunch_significance=ColoredIntervalsStructure-&gt;Significance[bunch_right_adjacent];</text:p>
      <text:p text:style-name="Preformatted_20_Text">neighbor_bunch_density=(2*neighbor_bunch_significance)/neighbor_length;</text:p>
      <text:p text:style-name="Preformatted_20_Text"><text:soft-page-break/>density_sum=neighbor_bunch_density+bunch_density;</text:p>
      <text:p text:style-name="Preformatted_20_Text">density_ratio=(16*bunch_density)/(bunch_density+neighbor_bunch_density);</text:p>
      <text:p text:style-name="Preformatted_20_Text">Intersection=Intersection_measure_ratios(neighbor_beg_int,neighbor_end_int,beg_int,</text:p>
      <text:p text:style-name="Preformatted_20_Text">end_int,&amp;indic_length,&amp;ratio_length,&amp;ratio_length1);</text:p>
      <text:p text:style-name="Preformatted_20_Text">test_junction=Test_Junction_Corrected(count_bunch3,bunch_right_adjacent,bunch_occurrence,</text:p>
      <text:p text:style-name="Preformatted_20_Text">Intersection,indic_length,ratio_length,ratio_length1,&amp;hue_close,&amp;saturation_close,&amp;gray_close);</text:p>
      <text:p text:style-name="Preformatted_20_Text">test_junction=test_junction%10;</text:p>
      <text:p text:style-name="Preformatted_20_Text"/>
      <text:p text:style-name="Preformatted_20_Text"><text:tab/> <text:s/>if((right_bunch_contrast&gt;=1)&amp;&amp;(right_bunch_contrast&lt;=2))</text:p>
      <text:p text:style-name="Preformatted_20_Text"><text:tab/> <text:s/>{//12</text:p>
      <text:p text:style-name="Preformatted_20_Text">if((right_bunch_contrast==1)||((density_ratio&gt;=6)&amp;&amp;(density_ratio&lt;=10)))</text:p>
      <text:p text:style-name="Preformatted_20_Text">{//rbc1</text:p>
      <text:p text:style-name="Preformatted_20_Text"/>
      <text:p text:style-name="Preformatted_20_Text"><text:s text:c="6"/>//if((density_ratio&gt;=6)&amp;&amp;(density_ratio&lt;=10))</text:p>
      <text:p text:style-name="Preformatted_20_Text"><text:s text:c="6"/>//{//drcond</text:p>
      <text:p text:style-name="Preformatted_20_Text"/>
      <text:p text:style-name="Preformatted_20_Text"><text:s text:c="18"/>if(((hue_close&gt;=1)&amp;&amp;(hue_close&lt;=2))||(saturation_close==1)</text:p>
      <text:p text:style-name="Preformatted_20_Text"><text:tab/><text:tab/><text:tab/><text:tab/><text:tab/> <text:s/>||(gray_close==1))</text:p>
      <text:p text:style-name="Preformatted_20_Text"><text:tab/><text:tab/><text:tab/><text:tab/> <text:s/>{//last_cor23.12.12cond</text:p>
      <text:p text:style-name="Preformatted_20_Text">sign_intersect=0;</text:p>
      <text:p text:style-name="Preformatted_20_Text">if(Intersection==3)</text:p>
      <text:p text:style-name="Preformatted_20_Text"><text:s text:c="13"/>{</text:p>
      <text:p text:style-name="Preformatted_20_Text"><text:tab/><text:tab/><text:tab/><text:tab/> if(ratio_length&gt;4)</text:p>
      <text:p text:style-name="Preformatted_20_Text"><text:tab/><text:tab/><text:tab/><text:tab/> {</text:p>
      <text:p text:style-name="Preformatted_20_Text"><text:tab/><text:tab/><text:tab/><text:tab/><text:tab/> sign_intersect=1;</text:p>
      <text:p text:style-name="Preformatted_20_Text"><text:tab/><text:tab/><text:tab/><text:tab/> }</text:p>
      <text:p text:style-name="Preformatted_20_Text"><text:tab/> <text:s text:c="8"/>}</text:p>
      <text:p text:style-name="Preformatted_20_Text">if(!sign_intersect)</text:p>
      <text:p text:style-name="Preformatted_20_Text">{//si</text:p>
      <text:p text:style-name="Preformatted_20_Text"><text:s text:c="8"/>if((Intersection&lt;=1)||(ratio_length&gt;=6)||(ratio_length1&gt;=6)||(outlet_length_ratio&lt;=4)||</text:p>
      <text:p text:style-name="Preformatted_20_Text"><text:tab/><text:tab/><text:tab/>(outlet_length_ratio1&lt;=4)||((Intersection&gt;=2)&amp;&amp;</text:p>
      <text:p text:style-name="Preformatted_20_Text"><text:tab/><text:tab/><text:tab/>(right_bunch_contrast==1)&amp;&amp;(density_ratio&gt;=7)&amp;&amp;(density_ratio&lt;=9))||</text:p>
      <text:p text:style-name="Preformatted_20_Text"><text:tab/><text:tab/><text:tab/>((outlet_length_ratio2&lt;=4)&amp;&amp;(right_bunch_contrast==1))||</text:p>
      <text:p text:style-name="Preformatted_20_Text"><text:tab/><text:tab/><text:tab/>((outlet_length_ratio3&lt;=4)&amp;&amp;(right_bunch_contrast==1)))</text:p>
      <text:p text:style-name="Preformatted_20_Text"><text:tab/><text:tab/>{//Int&lt;=1</text:p>
      <text:p text:style-name="Preformatted_20_Text"><text:tab/><text:tab/><text:tab/>new_right_adj=right_adjacent[bunch_right_adjacent];</text:p>
      <text:p text:style-name="Preformatted_20_Text"><text:tab/><text:tab/><text:tab/><text:tab/>new_right_contr=right_continuation[bunch_right_adjacent];</text:p>
      <text:p text:style-name="Preformatted_20_Text"><text:tab/><text:tab/><text:tab/></text:p>
      <text:p text:style-name="Preformatted_20_Text"><text:tab/><text:tab/>//last_cor14.01.13</text:p>
      <text:p text:style-name="Preformatted_20_Text"><text:tab/><text:tab/>if(neighbor_bunch_significance&gt;bunch_significance)</text:p>
      <text:p text:style-name="Preformatted_20_Text"><text:tab/><text:tab/>{//nb&gt;b</text:p>
      <text:p text:style-name="Preformatted_20_Text"><text:tab/><text:tab/><text:tab/>block_index=bunch_right_adjacent+1;</text:p>
      <text:p text:style-name="Preformatted_20_Text"><text:s text:c="8"/>*(bunch_blocking+count_bunch3)=block_index;</text:p>
      <text:p text:style-name="Preformatted_20_Text"><text:tab/><text:tab/><text:tab/>if(neighbor_bunch_significance&gt;2*bunch_significance)</text:p>
      <text:p text:style-name="Preformatted_20_Text"><text:tab/><text:tab/><text:tab/>{</text:p>
      <text:p text:style-name="Preformatted_20_Text"><text:tab/><text:tab/>SimpleMerging(bunch_right_adjacent,count_bunch3);</text:p>
      <text:p text:style-name="Preformatted_20_Text"><text:tab/><text:tab/>Number_of_Merging++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Merging(bunch_right_adjacent,count_bunch3);</text:p>
      <text:p text:style-name="Preformatted_20_Text"><text:tab/><text:tab/><text:tab/>Number_of_Merging++;</text:p>
      <text:p text:style-name="Preformatted_20_Text"><text:tab/><text:tab/><text:tab/>}</text:p>
      <text:p text:style-name="Preformatted_20_Text"><text:s text:c="8"/>left_adjacent[bunch_right_adjacent]=left_adjacent[count_bunch3];</text:p>
      <text:p text:style-name="Preformatted_20_Text"><text:tab/><text:tab/>left_continuation[bunch_right_adjacent]=left_continuation[count_bunch3];</text:p>
      <text:p text:style-name="Preformatted_20_Text"><text:tab/><text:tab/>if(right_continuation[bunch_left_adjacent]&gt;=0)</text:p>
      <text:p text:style-name="Preformatted_20_Text"><text:tab/><text:tab/>{</text:p>
      <text:p text:style-name="Preformatted_20_Text"><text:s text:c="8"/>right_continuation[bunch_left_adjacent]=left_continuation[count_bunch3];</text:p>
      <text:p text:style-name="Preformatted_20_Text"><text:soft-page-break/><text:tab/><text:tab/>}</text:p>
      <text:p text:style-name="Preformatted_20_Text"><text:s text:c="8"/>right_adjacent[bunch_left_adjacent]=-block_index;</text:p>
      <text:p text:style-name="Preformatted_20_Text"><text:tab/><text:tab/></text:p>
      <text:p text:style-name="Preformatted_20_Text"><text:tab/><text:tab/>}//nb&gt;b</text:p>
      <text:p text:style-name="Preformatted_20_Text"><text:tab/><text:tab/>else</text:p>
      <text:p text:style-name="Preformatted_20_Text"><text:tab/><text:tab/>{//nb&lt;=b</text:p>
      <text:p text:style-name="Preformatted_20_Text"><text:tab/><text:tab/>block_index=count_bunch3+1;</text:p>
      <text:p text:style-name="Preformatted_20_Text"><text:s text:c="8"/>*(bunch_blocking+bunch_right_adjacent)=block_index;</text:p>
      <text:p text:style-name="Preformatted_20_Text"><text:tab/><text:tab/><text:tab/>if(bunch_significance&gt;2*neighbor_bunch_significance)</text:p>
      <text:p text:style-name="Preformatted_20_Text"><text:tab/><text:tab/><text:tab/>{</text:p>
      <text:p text:style-name="Preformatted_20_Text"><text:tab/><text:tab/>SimpleMerging(count_bunch3,bunch_right_adjacent);</text:p>
      <text:p text:style-name="Preformatted_20_Text"><text:tab/><text:tab/>Number_of_Merging++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Merging(count_bunch3,bunch_right_adjacent);</text:p>
      <text:p text:style-name="Preformatted_20_Text"><text:tab/><text:tab/><text:tab/>Number_of_Merging++;</text:p>
      <text:p text:style-name="Preformatted_20_Text"><text:tab/><text:tab/><text:tab/>}</text:p>
      <text:p text:style-name="Preformatted_20_Text">if(new_right_contr&gt;0)</text:p>
      <text:p text:style-name="Preformatted_20_Text"><text:tab/><text:tab/>{//nra&gt;</text:p>
      <text:p text:style-name="Preformatted_20_Text"><text:tab/><text:tab/><text:tab/>new_right_contr-=1;</text:p>
      <text:p text:style-name="Preformatted_20_Text"><text:tab/><text:tab/><text:tab/>new_right_adj-=1;</text:p>
      <text:p text:style-name="Preformatted_20_Text"><text:tab/><text:tab/><text:tab/>if(new_right_adj&gt;=0)</text:p>
      <text:p text:style-name="Preformatted_20_Text"><text:tab/><text:tab/><text:tab/>{</text:p>
      <text:p text:style-name="Preformatted_20_Text"><text:s text:c="8"/>left_adjacent[new_right_adj]=count_bunch3+1;</text:p>
      <text:p text:style-name="Preformatted_20_Text"><text:tab/><text:tab/>left_continuation[new_right_adj]=new_right_contr+1;</text:p>
      <text:p text:style-name="Preformatted_20_Text"><text:tab/><text:tab/><text:tab/>}</text:p>
      <text:p text:style-name="Preformatted_20_Text"><text:tab/><text:tab/>}//nra&gt;</text:p>
      <text:p text:style-name="Preformatted_20_Text"><text:tab/><text:tab/>else</text:p>
      <text:p text:style-name="Preformatted_20_Text"><text:tab/><text:tab/>{//era</text:p>
      <text:p text:style-name="Preformatted_20_Text"><text:tab/><text:tab/><text:tab/>if(new_right_contr&lt;0)</text:p>
      <text:p text:style-name="Preformatted_20_Text"><text:tab/><text:tab/> <text:s text:c="3"/>{//nra&lt;</text:p>
      <text:p text:style-name="Preformatted_20_Text"><text:tab/><text:tab/><text:tab/><text:tab/>//new_right_contr+=1; <text:s/><text:tab/></text:p>
      <text:p text:style-name="Preformatted_20_Text"><text:tab/>new_right_adj=-new_right_adj-1;</text:p>
      <text:p text:style-name="Preformatted_20_Text"><text:tab/>if(new_right_adj&gt;=0)</text:p>
      <text:p text:style-name="Preformatted_20_Text"><text:tab/>{</text:p>
      <text:p text:style-name="Preformatted_20_Text"><text:tab/><text:tab/>left_adjacent[new_right_adj]=-count_bunch3-1;</text:p>
      <text:p text:style-name="Preformatted_20_Text"><text:tab/><text:tab/>left_continuation[new_right_adj]=new_right_contr;</text:p>
      <text:p text:style-name="Preformatted_20_Text"><text:tab/>}</text:p>
      <text:p text:style-name="Preformatted_20_Text"><text:tab/><text:tab/><text:tab/>}//nra&lt;</text:p>
      <text:p text:style-name="Preformatted_20_Text"><text:tab/><text:tab/>}//era</text:p>
      <text:p text:style-name="Preformatted_20_Text"><text:s text:c="12"/></text:p>
      <text:p text:style-name="Preformatted_20_Text"><text:s text:c="8"/>right_adjacent[count_bunch3]=right_adjacent[bunch_right_adjacent];</text:p>
      <text:p text:style-name="Preformatted_20_Text"><text:tab/><text:tab/>right_continuation[count_bunch3]=right_continuation[bunch_right_adjacent];<text:tab/><text:tab/><text:tab/></text:p>
      <text:p text:style-name="Preformatted_20_Text"><text:tab/><text:tab/>}//nb&lt;=b</text:p>
      <text:p text:style-name="Preformatted_20_Text"><text:tab/><text:tab/><text:tab/></text:p>
      <text:p text:style-name="Preformatted_20_Text"><text:tab/><text:tab/>goto K;</text:p>
      <text:p text:style-name="Preformatted_20_Text"><text:tab/><text:tab/>}//Int&lt;=1</text:p>
      <text:p text:style-name="Preformatted_20_Text">}//si</text:p>
      <text:p text:style-name="Preformatted_20_Text"><text:tab/><text:tab/><text:tab/><text:tab/> <text:s/>}//last_cor23.12.12cond</text:p>
      <text:p text:style-name="Preformatted_20_Text"><text:s text:c="6"/>//}//drcond</text:p>
      <text:p text:style-name="Preformatted_20_Text"/>
      <text:p text:style-name="Preformatted_20_Text">}//rbc1</text:p>
      <text:p text:style-name="Preformatted_20_Text">//if((density_ratio&gt;=6)&amp;&amp;(density_ratio&lt;=10))</text:p>
      <text:p text:style-name="Preformatted_20_Text"><text:s text:c="6"/>//{//drcond</text:p>
      <text:p text:style-name="Preformatted_20_Text"><text:tab/>if((outlet_length_ratio&lt;=2)||((bunch_int_length&lt;StripWidth)&amp;&amp;((outlet_length_ratio&lt;=6)</text:p>
      <text:p text:style-name="Preformatted_20_Text"><text:tab/><text:tab/>||(outlet_length_ratio1&lt;=6)))||</text:p>
      <text:p text:style-name="Preformatted_20_Text"><text:tab/><text:tab/>(outlet_length_ratio1&lt;=2))</text:p>
      <text:p text:style-name="Preformatted_20_Text"><text:soft-page-break/><text:tab/>{//o</text:p>
      <text:p text:style-name="Preformatted_20_Text"><text:tab/><text:tab/>sign_intersect=0;</text:p>
      <text:p text:style-name="Preformatted_20_Text"><text:tab/><text:tab/></text:p>
      <text:p text:style-name="Preformatted_20_Text"/>
      <text:p text:style-name="Preformatted_20_Text"><text:tab/><text:tab/>if(bunch_right_adjacent&gt;=0)</text:p>
      <text:p text:style-name="Preformatted_20_Text"><text:tab/><text:tab/>{</text:p>
      <text:p text:style-name="Preformatted_20_Text"><text:tab/><text:tab/><text:tab/>if(Intersection==3)</text:p>
      <text:p text:style-name="Preformatted_20_Text"><text:s text:c="13"/>{</text:p>
      <text:p text:style-name="Preformatted_20_Text"><text:tab/><text:tab/><text:tab/><text:tab/> if(ratio_length&gt;4)</text:p>
      <text:p text:style-name="Preformatted_20_Text"><text:tab/><text:tab/><text:tab/><text:tab/> {</text:p>
      <text:p text:style-name="Preformatted_20_Text"><text:tab/><text:tab/><text:tab/><text:tab/><text:tab/> sign_intersect=1;</text:p>
      <text:p text:style-name="Preformatted_20_Text"><text:tab/><text:tab/><text:tab/><text:tab/> }</text:p>
      <text:p text:style-name="Preformatted_20_Text"><text:tab/> <text:s text:c="8"/>}</text:p>
      <text:p text:style-name="Preformatted_20_Text"><text:tab/><text:tab/><text:tab/>if(!sign_intersect)</text:p>
      <text:p text:style-name="Preformatted_20_Text"><text:tab/><text:tab/><text:tab/>{</text:p>
      <text:p text:style-name="Preformatted_20_Text"><text:tab/><text:tab/>block_index=bunch_right_adjacent+1;</text:p>
      <text:p text:style-name="Preformatted_20_Text"><text:s text:c="8"/>*(bunch_blocking+count_bunch3)=block_index;</text:p>
      <text:p text:style-name="Preformatted_20_Text"><text:tab/><text:tab/>SimpleMerging(bunch_right_adjacent,count_bunch3);</text:p>
      <text:p text:style-name="Preformatted_20_Text"><text:tab/><text:tab/>Number_of_Merging++;</text:p>
      <text:p text:style-name="Preformatted_20_Text"><text:tab/><text:tab/>//lascor</text:p>
      <text:p text:style-name="Preformatted_20_Text"><text:tab/><text:tab/>//right_adjacent[bunch_left_adjacent]=-right_adjacent[count_bunch3];</text:p>
      <text:p text:style-name="Preformatted_20_Text"><text:tab/><text:tab/>if(right_continuation[bunch_left_adjacent]&gt;=0)</text:p>
      <text:p text:style-name="Preformatted_20_Text"><text:tab/><text:tab/>{</text:p>
      <text:p text:style-name="Preformatted_20_Text"><text:tab/><text:tab/><text:tab/>right_continuation[bunch_left_adjacent]=left_continuation[count_bunch3];</text:p>
      <text:p text:style-name="Preformatted_20_Text"><text:tab/><text:tab/>}</text:p>
      <text:p text:style-name="Preformatted_20_Text"><text:tab/><text:tab/>right_adjacent[bunch_left_adjacent]=-block_index;</text:p>
      <text:p text:style-name="Preformatted_20_Text"><text:tab/><text:tab/>left_adjacent[bunch_right_adjacent]=left_adjacent[count_bunch3];</text:p>
      <text:p text:style-name="Preformatted_20_Text"><text:tab/><text:tab/>left_continuation[bunch_right_adjacent]=left_continuation[count_bunch3];</text:p>
      <text:p text:style-name="Preformatted_20_Text"><text:tab/><text:tab/>goto K;</text:p>
      <text:p text:style-name="Preformatted_20_Text"><text:tab/><text:tab/><text:tab/>}</text:p>
      <text:p text:style-name="Preformatted_20_Text"><text:tab/><text:tab/>}</text:p>
      <text:p text:style-name="Preformatted_20_Text"><text:tab/>}//o</text:p>
      <text:p text:style-name="Preformatted_20_Text">//}//drcond</text:p>
      <text:p text:style-name="Preformatted_20_Text"><text:tab/> <text:s/>}//12</text:p>
      <text:p text:style-name="Preformatted_20_Text"><text:tab/> <text:s/></text:p>
      <text:p text:style-name="Preformatted_20_Text"><text:tab/> <text:s/>}//rb&gt;0</text:p>
      <text:p text:style-name="Preformatted_20_Text">}//lc&lt;0</text:p>
      <text:p text:style-name="Preformatted_20_Text">else</text:p>
      <text:p text:style-name="Preformatted_20_Text">{//elc last_cor24.12</text:p>
      <text:p text:style-name="Preformatted_20_Text"><text:tab/>if((!left_bunch_contrast)&amp;&amp;(beg_int&lt;=4))</text:p>
      <text:p text:style-name="Preformatted_20_Text"><text:tab/>{//lc0bi0</text:p>
      <text:p text:style-name="Preformatted_20_Text"><text:tab/><text:tab/>block_index=0;</text:p>
      <text:p text:style-name="Preformatted_20_Text">if(right_bunch_contrast&gt;0)</text:p>
      <text:p text:style-name="Preformatted_20_Text"><text:tab/>{//rb&gt;0</text:p>
      <text:p text:style-name="Preformatted_20_Text"><text:tab/><text:tab/>right_bunch_contrast-=1;</text:p>
      <text:p text:style-name="Preformatted_20_Text"><text:tab/><text:tab/>bunch_right_adjacent=right_adjacent[count_bunch3];</text:p>
      <text:p text:style-name="Preformatted_20_Text"><text:tab/><text:tab/>bunch_right_adjacent-=1;</text:p>
      <text:p text:style-name="Preformatted_20_Text"><text:tab/></text:p>
      <text:p text:style-name="Preformatted_20_Text"><text:tab/>neighbor_beg_int=ColoredIntervalsStructure-&gt;BegInterv[bunch_right_adjacent];</text:p>
      <text:p text:style-name="Preformatted_20_Text"><text:tab/><text:tab/>neighbor_end_int=ColoredIntervalsStructure-&gt;EndInterv[bunch_right_adjacent];</text:p>
      <text:p text:style-name="Preformatted_20_Text"><text:tab/><text:tab/>neighbor_length=neighbor_end_int-neighbor_beg_int+1;</text:p>
      <text:p text:style-name="Preformatted_20_Text">union_beg=min(beg_int,neighbor_beg_int);</text:p>
      <text:p text:style-name="Preformatted_20_Text"><text:tab/>union_end=max(end_int,neighbor_end_int);</text:p>
      <text:p text:style-name="Preformatted_20_Text"><text:tab/>union_length=union_end-union_beg+1;</text:p>
      <text:p text:style-name="Preformatted_20_Text"><text:tab/>outlet_length=union_length-neighbor_length;</text:p>
      <text:p text:style-name="Preformatted_20_Text"><text:tab/>outlet_length1=union_length-bunch_int_length;</text:p>
      <text:p text:style-name="Preformatted_20_Text"><text:tab/>outlet_length_ratio=(16*bunch_int_length)/(bunch_int_length+union_length);</text:p>
      <text:p text:style-name="Preformatted_20_Text"><text:tab/>outlet_length_ratio1=(16*outlet_length)/(outlet_length+union_length);</text:p>
      <text:p text:style-name="Preformatted_20_Text"><text:soft-page-break/><text:s text:c="4"/>outlet_length_ratio2=(16*neighbor_length)/(neighbor_length+union_length);</text:p>
      <text:p text:style-name="Preformatted_20_Text"><text:s text:c="4"/>outlet_length_ratio3=(16*neighbor_length)/(neighbor_length+union_length);</text:p>
      <text:p text:style-name="Preformatted_20_Text"/>
      <text:p text:style-name="Preformatted_20_Text"><text:tab/> <text:s/>if((right_bunch_contrast&gt;=1)&amp;&amp;(right_bunch_contrast&lt;=2))</text:p>
      <text:p text:style-name="Preformatted_20_Text"><text:tab/> <text:s/>{//12</text:p>
      <text:p text:style-name="Preformatted_20_Text">if((right_bunch_contrast==1)||((density_ratio&gt;=6)&amp;&amp;(density_ratio&lt;=10)))</text:p>
      <text:p text:style-name="Preformatted_20_Text">{//rc1</text:p>
      <text:p text:style-name="Preformatted_20_Text">neighbor_bunch_significance=ColoredIntervalsStructure-&gt;Significance[bunch_right_adjacent];</text:p>
      <text:p text:style-name="Preformatted_20_Text">neighbor_bunch_density=(2*neighbor_bunch_significance)/neighbor_length;</text:p>
      <text:p text:style-name="Preformatted_20_Text">density_sum=neighbor_bunch_density+bunch_density;</text:p>
      <text:p text:style-name="Preformatted_20_Text">density_ratio=(16*bunch_density)/(bunch_density+neighbor_bunch_density);</text:p>
      <text:p text:style-name="Preformatted_20_Text"><text:s text:c="6"/>//if((density_ratio&gt;=6)&amp;&amp;(density_ratio&lt;=10))</text:p>
      <text:p text:style-name="Preformatted_20_Text"><text:s text:c="6"/>//{//dr</text:p>
      <text:p text:style-name="Preformatted_20_Text">if(((hue_close&gt;=1)&amp;&amp;(hue_close&lt;=2))||(saturation_close==1)</text:p>
      <text:p text:style-name="Preformatted_20_Text"><text:tab/><text:tab/><text:tab/><text:tab/><text:tab/> <text:s/>||(gray_close==1))</text:p>
      <text:p text:style-name="Preformatted_20_Text"><text:tab/><text:tab/><text:tab/><text:tab/> <text:s/>{//last_cor18.01.13cond</text:p>
      <text:p text:style-name="Preformatted_20_Text"><text:s text:c="18"/></text:p>
      <text:p text:style-name="Preformatted_20_Text">sign_intersect=0;</text:p>
      <text:p text:style-name="Preformatted_20_Text">if(Intersection==3)</text:p>
      <text:p text:style-name="Preformatted_20_Text"><text:s text:c="13"/>{</text:p>
      <text:p text:style-name="Preformatted_20_Text"><text:tab/><text:tab/><text:tab/><text:tab/> if(ratio_length&gt;4)</text:p>
      <text:p text:style-name="Preformatted_20_Text"><text:tab/><text:tab/><text:tab/><text:tab/> {</text:p>
      <text:p text:style-name="Preformatted_20_Text"><text:tab/><text:tab/><text:tab/><text:tab/><text:tab/> sign_intersect=1;</text:p>
      <text:p text:style-name="Preformatted_20_Text"><text:tab/><text:tab/><text:tab/><text:tab/> }</text:p>
      <text:p text:style-name="Preformatted_20_Text"><text:tab/> <text:s text:c="8"/>}</text:p>
      <text:p text:style-name="Preformatted_20_Text">if(!sign_intersect)</text:p>
      <text:p text:style-name="Preformatted_20_Text">{//si</text:p>
      <text:p text:style-name="Preformatted_20_Text">if((Intersection&lt;=1)||(ratio_length&gt;=6)||(ratio_length1&gt;=6)||(outlet_length_ratio&lt;=4)||</text:p>
      <text:p text:style-name="Preformatted_20_Text"><text:tab/><text:tab/><text:tab/>(outlet_length_ratio1&lt;=4)||((Intersection&gt;=2)&amp;&amp;</text:p>
      <text:p text:style-name="Preformatted_20_Text"><text:tab/><text:tab/><text:tab/>(right_bunch_contrast==1)&amp;&amp;(density_ratio&gt;=7)&amp;&amp;(density_ratio&lt;=9))||</text:p>
      <text:p text:style-name="Preformatted_20_Text"><text:tab/><text:tab/><text:tab/>((outlet_length_ratio2&lt;=4)&amp;&amp;(right_bunch_contrast==1))||</text:p>
      <text:p text:style-name="Preformatted_20_Text"><text:tab/><text:tab/><text:tab/>((outlet_length_ratio3&lt;=4)&amp;&amp;(right_bunch_contrast==1)))</text:p>
      <text:p text:style-name="Preformatted_20_Text"/>
      <text:p text:style-name="Preformatted_20_Text"><text:tab/><text:tab/>{//Int&lt;=1</text:p>
      <text:p text:style-name="Preformatted_20_Text"><text:tab/><text:tab/><text:tab/>new_right_adj=right_adjacent[bunch_right_adjacent];</text:p>
      <text:p text:style-name="Preformatted_20_Text"><text:tab/><text:tab/><text:tab/>new_right_contr=right_continuation[bunch_right_adjacent];</text:p>
      <text:p text:style-name="Preformatted_20_Text"><text:tab/><text:tab/><text:tab/>//last_cor16.01.13</text:p>
      <text:p text:style-name="Preformatted_20_Text"><text:tab/><text:tab/>if(neighbor_bunch_significance&gt;bunch_significance)</text:p>
      <text:p text:style-name="Preformatted_20_Text"><text:tab/><text:tab/>{//nb&gt;b</text:p>
      <text:p text:style-name="Preformatted_20_Text"><text:tab/><text:tab/><text:tab/>block_index=bunch_right_adjacent+1;</text:p>
      <text:p text:style-name="Preformatted_20_Text"><text:s text:c="8"/>*(bunch_blocking+count_bunch3)=block_index;</text:p>
      <text:p text:style-name="Preformatted_20_Text"><text:tab/><text:tab/><text:tab/>if(neighbor_bunch_significance&gt;2*bunch_significance)</text:p>
      <text:p text:style-name="Preformatted_20_Text"><text:tab/><text:tab/><text:tab/>{</text:p>
      <text:p text:style-name="Preformatted_20_Text"><text:tab/><text:tab/>SimpleMerging(bunch_right_adjacent,count_bunch3);</text:p>
      <text:p text:style-name="Preformatted_20_Text"><text:tab/><text:tab/>Number_of_Merging++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Merging(bunch_right_adjacent,count_bunch3);</text:p>
      <text:p text:style-name="Preformatted_20_Text"><text:tab/><text:tab/><text:tab/>Number_of_Merging++;</text:p>
      <text:p text:style-name="Preformatted_20_Text"><text:tab/><text:tab/><text:tab/>}</text:p>
      <text:p text:style-name="Preformatted_20_Text"><text:s text:c="8"/>left_adjacent[bunch_right_adjacent]=left_adjacent[count_bunch3];</text:p>
      <text:p text:style-name="Preformatted_20_Text"><text:tab/><text:tab/>left_continuation[bunch_right_adjacent]=left_continuation[count_bunch3];</text:p>
      <text:p text:style-name="Preformatted_20_Text"><text:tab/><text:tab/></text:p>
      <text:p text:style-name="Preformatted_20_Text"/>
      <text:p text:style-name="Preformatted_20_Text"/>
      <text:p text:style-name="Preformatted_20_Text"><text:tab/><text:tab/></text:p>
      <text:p text:style-name="Preformatted_20_Text"><text:tab/><text:tab/>}//nb&gt;b</text:p>
      <text:p text:style-name="Preformatted_20_Text"><text:soft-page-break/><text:tab/><text:tab/>else</text:p>
      <text:p text:style-name="Preformatted_20_Text"><text:tab/><text:tab/>{//nb&lt;=b</text:p>
      <text:p text:style-name="Preformatted_20_Text"><text:tab/><text:tab/>block_index=count_bunch3+1;</text:p>
      <text:p text:style-name="Preformatted_20_Text"><text:s text:c="8"/>*(bunch_blocking+bunch_right_adjacent)=block_index;</text:p>
      <text:p text:style-name="Preformatted_20_Text"><text:tab/><text:tab/><text:tab/>if(bunch_significance&gt;2*neighbor_bunch_significance)</text:p>
      <text:p text:style-name="Preformatted_20_Text"><text:tab/><text:tab/><text:tab/>{</text:p>
      <text:p text:style-name="Preformatted_20_Text"><text:tab/><text:tab/>SimpleMerging(count_bunch3,bunch_right_adjacent);</text:p>
      <text:p text:style-name="Preformatted_20_Text"><text:tab/><text:tab/>Number_of_Merging++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Merging(count_bunch3,bunch_right_adjacent);</text:p>
      <text:p text:style-name="Preformatted_20_Text"><text:tab/><text:tab/><text:tab/>Number_of_Merging++;</text:p>
      <text:p text:style-name="Preformatted_20_Text"><text:tab/><text:tab/><text:tab/>}</text:p>
      <text:p text:style-name="Preformatted_20_Text">if(new_right_contr&gt;0)</text:p>
      <text:p text:style-name="Preformatted_20_Text"><text:tab/><text:tab/>{//nra&gt;</text:p>
      <text:p text:style-name="Preformatted_20_Text"><text:tab/><text:tab/><text:tab/>new_right_contr-=1;</text:p>
      <text:p text:style-name="Preformatted_20_Text"><text:tab/><text:tab/><text:tab/>new_right_adj-=1;</text:p>
      <text:p text:style-name="Preformatted_20_Text"><text:tab/><text:tab/><text:tab/>if(new_right_adj&gt;=0)</text:p>
      <text:p text:style-name="Preformatted_20_Text"><text:tab/><text:tab/><text:tab/>{</text:p>
      <text:p text:style-name="Preformatted_20_Text"><text:s text:c="8"/>left_adjacent[new_right_adj]=count_bunch3+1;</text:p>
      <text:p text:style-name="Preformatted_20_Text"><text:tab/><text:tab/>left_continuation[new_right_adj]=new_right_contr+1;</text:p>
      <text:p text:style-name="Preformatted_20_Text"><text:tab/><text:tab/><text:tab/>}</text:p>
      <text:p text:style-name="Preformatted_20_Text"><text:tab/><text:tab/>}//nra&gt;</text:p>
      <text:p text:style-name="Preformatted_20_Text"><text:tab/><text:tab/>else</text:p>
      <text:p text:style-name="Preformatted_20_Text"><text:tab/><text:tab/>{//era</text:p>
      <text:p text:style-name="Preformatted_20_Text"><text:tab/><text:tab/><text:tab/>if(new_right_contr&lt;0)</text:p>
      <text:p text:style-name="Preformatted_20_Text"><text:tab/><text:tab/> <text:s text:c="3"/>{//nra&lt;</text:p>
      <text:p text:style-name="Preformatted_20_Text"><text:tab/><text:tab/><text:tab/><text:tab/>//new_right_contr+=1; <text:s/><text:tab/></text:p>
      <text:p text:style-name="Preformatted_20_Text"><text:tab/>new_right_adj=-new_right_adj-1;</text:p>
      <text:p text:style-name="Preformatted_20_Text"><text:tab/>if(new_right_adj&gt;=0)</text:p>
      <text:p text:style-name="Preformatted_20_Text"><text:tab/>{</text:p>
      <text:p text:style-name="Preformatted_20_Text"><text:tab/><text:tab/>left_adjacent[new_right_adj]=-count_bunch3-1;</text:p>
      <text:p text:style-name="Preformatted_20_Text"><text:s text:c="8"/>left_continuation[new_right_adj]=new_right_contr;</text:p>
      <text:p text:style-name="Preformatted_20_Text"><text:tab/>}</text:p>
      <text:p text:style-name="Preformatted_20_Text"><text:tab/><text:tab/><text:tab/>}//nra&lt;</text:p>
      <text:p text:style-name="Preformatted_20_Text"><text:tab/><text:tab/>}//era</text:p>
      <text:p text:style-name="Preformatted_20_Text"><text:s text:c="13"/></text:p>
      <text:p text:style-name="Preformatted_20_Text">right_adjacent[count_bunch3]=right_adjacent[bunch_right_adjacent];</text:p>
      <text:p text:style-name="Preformatted_20_Text">right_continuation[count_bunch3]=right_continuation[bunch_right_adjacent];</text:p>
      <text:p text:style-name="Preformatted_20_Text"><text:tab/><text:tab/>}//nb&lt;=b</text:p>
      <text:p text:style-name="Preformatted_20_Text"><text:tab/><text:tab/><text:tab/></text:p>
      <text:p text:style-name="Preformatted_20_Text"><text:tab/><text:tab/><text:tab/>goto K;</text:p>
      <text:p text:style-name="Preformatted_20_Text"><text:tab/><text:tab/>}//Int&lt;=1</text:p>
      <text:p text:style-name="Preformatted_20_Text">}//si<text:tab/><text:tab/><text:tab/><text:tab/> <text:s/></text:p>
      <text:p text:style-name="Preformatted_20_Text"><text:s text:c="6"/>}//cond</text:p>
      <text:p text:style-name="Preformatted_20_Text">}//rc1</text:p>
      <text:p text:style-name="Preformatted_20_Text"><text:s text:c="5"/>if(!block_index)</text:p>
      <text:p text:style-name="Preformatted_20_Text"><text:tab/> {//bo0</text:p>
      <text:p text:style-name="Preformatted_20_Text"><text:tab/>if((outlet_length_ratio&lt;=2)||((bunch_int_length&lt;StripWidth)&amp;&amp;((outlet_length_ratio&lt;=6)</text:p>
      <text:p text:style-name="Preformatted_20_Text"><text:tab/><text:tab/>||(outlet_length_ratio1&lt;=6)))||</text:p>
      <text:p text:style-name="Preformatted_20_Text"><text:tab/><text:tab/>(outlet_length_ratio1&lt;=2))</text:p>
      <text:p text:style-name="Preformatted_20_Text"><text:tab/>{//o</text:p>
      <text:p text:style-name="Preformatted_20_Text"><text:tab/><text:tab/>sign_intersect=0;</text:p>
      <text:p text:style-name="Preformatted_20_Text"><text:tab/><text:tab/></text:p>
      <text:p text:style-name="Preformatted_20_Text"/>
      <text:p text:style-name="Preformatted_20_Text"><text:tab/><text:tab/>if(bunch_right_adjacent&gt;=0)</text:p>
      <text:p text:style-name="Preformatted_20_Text"><text:tab/><text:tab/>{//bra&gt;=0</text:p>
      <text:p text:style-name="Preformatted_20_Text"><text:soft-page-break/><text:tab/><text:tab/><text:tab/>if(Intersection==3)</text:p>
      <text:p text:style-name="Preformatted_20_Text"><text:s text:c="13"/>{</text:p>
      <text:p text:style-name="Preformatted_20_Text"><text:tab/><text:tab/><text:tab/><text:tab/> if(ratio_length&gt;4)</text:p>
      <text:p text:style-name="Preformatted_20_Text"><text:tab/><text:tab/><text:tab/><text:tab/> {</text:p>
      <text:p text:style-name="Preformatted_20_Text"><text:tab/><text:tab/><text:tab/><text:tab/><text:tab/> sign_intersect=1;</text:p>
      <text:p text:style-name="Preformatted_20_Text"><text:tab/><text:tab/><text:tab/><text:tab/> }</text:p>
      <text:p text:style-name="Preformatted_20_Text"><text:tab/> <text:s text:c="8"/>}</text:p>
      <text:p text:style-name="Preformatted_20_Text"><text:tab/><text:tab/><text:tab/>if(!sign_intersect)</text:p>
      <text:p text:style-name="Preformatted_20_Text"><text:tab/><text:tab/><text:tab/>{//si0</text:p>
      <text:p text:style-name="Preformatted_20_Text"><text:tab/><text:tab/>block_index=bunch_right_adjacent+1;</text:p>
      <text:p text:style-name="Preformatted_20_Text"><text:s text:c="8"/>*(bunch_blocking+count_bunch3)=block_index;</text:p>
      <text:p text:style-name="Preformatted_20_Text"><text:tab/><text:tab/>SimpleMerging(bunch_right_adjacent,count_bunch3);</text:p>
      <text:p text:style-name="Preformatted_20_Text"><text:tab/><text:tab/>Number_of_Merging++;</text:p>
      <text:p text:style-name="Preformatted_20_Text"><text:tab/><text:tab/>//lascor</text:p>
      <text:p text:style-name="Preformatted_20_Text"><text:tab/><text:tab/>left_adjacent[bunch_right_adjacent]=0;</text:p>
      <text:p text:style-name="Preformatted_20_Text"><text:tab/><text:tab/>left_continuation[bunch_right_adjacent]=0;</text:p>
      <text:p text:style-name="Preformatted_20_Text"><text:tab/><text:tab/><text:tab/>}////si0</text:p>
      <text:p text:style-name="Preformatted_20_Text"><text:tab/><text:tab/>}//bra&gt;=0</text:p>
      <text:p text:style-name="Preformatted_20_Text"><text:tab/>}//o</text:p>
      <text:p text:style-name="Preformatted_20_Text"><text:tab/> }//bo0</text:p>
      <text:p text:style-name="Preformatted_20_Text"><text:tab/> <text:s/>}//12</text:p>
      <text:p text:style-name="Preformatted_20_Text"><text:tab/> <text:s/></text:p>
      <text:p text:style-name="Preformatted_20_Text"><text:tab/> <text:s/>}//rb&gt;0</text:p>
      <text:p text:style-name="Preformatted_20_Text"><text:tab/>}//lc0bi0</text:p>
      <text:p text:style-name="Preformatted_20_Text">}//elc</text:p>
      <text:p text:style-name="Preformatted_20_Text">block_index=*(bunch_blocking+count_bunch3);</text:p>
      <text:p text:style-name="Preformatted_20_Text">if(!block_index)</text:p>
      <text:p text:style-name="Preformatted_20_Text">{</text:p>
      <text:p text:style-name="Preformatted_20_Text"><text:tab/>if(right_bunch_contrast&lt;0)</text:p>
      <text:p text:style-name="Preformatted_20_Text"><text:tab/>{//rb1&gt;0</text:p>
      <text:p text:style-name="Preformatted_20_Text"><text:s text:c="4"/>bunch_right_adjacent=right_adjacent[count_bunch3];</text:p>
      <text:p text:style-name="Preformatted_20_Text"><text:tab/>right_bunch_contrast+=1; <text:s/><text:tab/></text:p>
      <text:p text:style-name="Preformatted_20_Text"><text:tab/>bunch_right_adjacent=-bunch_right_adjacent-1;</text:p>
      <text:p text:style-name="Preformatted_20_Text"><text:tab/></text:p>
      <text:p text:style-name="Preformatted_20_Text"/>
      <text:p text:style-name="Preformatted_20_Text">if(left_bunch_contrast&gt;0)</text:p>
      <text:p text:style-name="Preformatted_20_Text">{//lc1&gt;0</text:p>
      <text:p text:style-name="Preformatted_20_Text">left_bunch_contrast-=1;</text:p>
      <text:p text:style-name="Preformatted_20_Text"><text:tab/><text:tab/>bunch_left_adjacent=left_adjacent[count_bunch3];</text:p>
      <text:p text:style-name="Preformatted_20_Text"><text:tab/><text:tab/>bunch_left_adjacent-=1;<text:tab/></text:p>
      <text:p text:style-name="Preformatted_20_Text"><text:tab/> <text:s text:c="3"/>neighbor_beg_int=ColoredIntervalsStructure-&gt;BegInterv[bunch_left_adjacent];</text:p>
      <text:p text:style-name="Preformatted_20_Text"><text:tab/><text:tab/>neighbor_end_int=ColoredIntervalsStructure-&gt;EndInterv[bunch_left_adjacent];</text:p>
      <text:p text:style-name="Preformatted_20_Text"><text:tab/><text:tab/>neighbor_length=neighbor_end_int-neighbor_beg_int+1;</text:p>
      <text:p text:style-name="Preformatted_20_Text"><text:s text:c="4"/>union_beg=min(beg_int,neighbor_beg_int);</text:p>
      <text:p text:style-name="Preformatted_20_Text"><text:tab/>union_end=max(end_int,neighbor_end_int);</text:p>
      <text:p text:style-name="Preformatted_20_Text"><text:tab/>union_length=union_end-union_beg+1;</text:p>
      <text:p text:style-name="Preformatted_20_Text"><text:tab/>outlet_length=union_length-neighbor_length;</text:p>
      <text:p text:style-name="Preformatted_20_Text"><text:tab/>outlet_length_ratio=(16*bunch_int_length)/(bunch_int_length+union_length);</text:p>
      <text:p text:style-name="Preformatted_20_Text"><text:tab/>outlet_length_ratio1=(16*outlet_length)/(outlet_length+union_length);</text:p>
      <text:p text:style-name="Preformatted_20_Text"><text:s text:c="4"/>outlet_length1=union_length-bunch_int_length;</text:p>
      <text:p text:style-name="Preformatted_20_Text"><text:s text:c="4"/>outlet_length_ratio2=(16*neighbor_length)/(neighbor_length+union_length);</text:p>
      <text:p text:style-name="Preformatted_20_Text"><text:s text:c="4"/>outlet_length_ratio3=(16*neighbor_length)/(neighbor_length+union_length);</text:p>
      <text:p text:style-name="Preformatted_20_Text"><text:tab/>neighbor_bunch_significance=ColoredIntervalsStructure-&gt;Significance[bunch_left_adjacent];</text:p>
      <text:p text:style-name="Preformatted_20_Text">neighbor_bunch_density=(2*neighbor_bunch_significance)/neighbor_length;</text:p>
      <text:p text:style-name="Preformatted_20_Text">density_sum=neighbor_bunch_density+bunch_density;</text:p>
      <text:p text:style-name="Preformatted_20_Text">density_ratio=(16*bunch_density)/(bunch_density+neighbor_bunch_density);</text:p>
      <text:p text:style-name="Preformatted_20_Text">Intersection=Intersection_measure_ratios(neighbor_beg_int,neighbor_end_int,beg_int,</text:p>
      <text:p text:style-name="Preformatted_20_Text">end_int,&amp;indic_length,&amp;ratio_length,&amp;ratio_length1);</text:p>
      <text:p text:style-name="Preformatted_20_Text"><text:soft-page-break/>test_junction=Test_Junction_Corrected(count_bunch3,bunch_left_adjacent,bunch_occurrence,</text:p>
      <text:p text:style-name="Preformatted_20_Text">Intersection,indic_length,ratio_length,ratio_length1,&amp;hue_close,&amp;saturation_close,&amp;gray_close);</text:p>
      <text:p text:style-name="Preformatted_20_Text">test_junction=test_junction%10;</text:p>
      <text:p text:style-name="Preformatted_20_Text"/>
      <text:p text:style-name="Preformatted_20_Text">if((left_bunch_contrast&gt;=1)&amp;&amp;(left_bunch_contrast&lt;=2))</text:p>
      <text:p text:style-name="Preformatted_20_Text"><text:tab/> <text:s/>{//121</text:p>
      <text:p text:style-name="Preformatted_20_Text"/>
      <text:p text:style-name="Preformatted_20_Text">if((left_bunch_contrast==1)||((density_ratio&gt;=6)&amp;&amp;(density_ratio&lt;=10)))</text:p>
      <text:p text:style-name="Preformatted_20_Text">{//lbc1</text:p>
      <text:p text:style-name="Preformatted_20_Text"/>
      <text:p text:style-name="Preformatted_20_Text"><text:s text:c="18"/>if(((hue_close&gt;=1)&amp;&amp;(hue_close&lt;=2))||(saturation_close==1)</text:p>
      <text:p text:style-name="Preformatted_20_Text"><text:tab/><text:tab/><text:tab/><text:tab/><text:tab/> <text:s/>||(gray_close==1))</text:p>
      <text:p text:style-name="Preformatted_20_Text"><text:tab/><text:tab/><text:tab/><text:tab/> <text:s/>{//last_cor21.01.13cond</text:p>
      <text:p text:style-name="Preformatted_20_Text">sign_intersect=0;</text:p>
      <text:p text:style-name="Preformatted_20_Text">if(Intersection==3)</text:p>
      <text:p text:style-name="Preformatted_20_Text"><text:s text:c="13"/>{</text:p>
      <text:p text:style-name="Preformatted_20_Text"><text:tab/><text:tab/><text:tab/><text:tab/> if(ratio_length&gt;4)</text:p>
      <text:p text:style-name="Preformatted_20_Text"><text:tab/><text:tab/><text:tab/><text:tab/> {</text:p>
      <text:p text:style-name="Preformatted_20_Text"><text:tab/><text:tab/><text:tab/><text:tab/><text:tab/> sign_intersect=1;</text:p>
      <text:p text:style-name="Preformatted_20_Text"><text:tab/><text:tab/><text:tab/><text:tab/> }</text:p>
      <text:p text:style-name="Preformatted_20_Text"><text:tab/> <text:s text:c="8"/>}</text:p>
      <text:p text:style-name="Preformatted_20_Text">if(!sign_intersect)</text:p>
      <text:p text:style-name="Preformatted_20_Text">{//si</text:p>
      <text:p text:style-name="Preformatted_20_Text"><text:s text:c="8"/>if((Intersection&lt;=1)||(ratio_length&gt;=6)||(ratio_length1&gt;=6)||(outlet_length_ratio&lt;=4)||</text:p>
      <text:p text:style-name="Preformatted_20_Text"><text:tab/><text:tab/><text:tab/>(outlet_length_ratio1&lt;=4)||((Intersection&gt;=2)&amp;&amp;</text:p>
      <text:p text:style-name="Preformatted_20_Text"><text:tab/><text:tab/><text:tab/>(left_bunch_contrast==1)&amp;&amp;(density_ratio&gt;=7)&amp;&amp;(density_ratio&lt;=9))||</text:p>
      <text:p text:style-name="Preformatted_20_Text"><text:tab/><text:tab/><text:tab/>((outlet_length_ratio2&lt;=4)&amp;&amp;(left_bunch_contrast==1))||</text:p>
      <text:p text:style-name="Preformatted_20_Text"><text:tab/><text:tab/><text:tab/>((outlet_length_ratio3&lt;=4)&amp;&amp;(left_bunch_contrast==1)))</text:p>
      <text:p text:style-name="Preformatted_20_Text"><text:tab/><text:tab/>{//Int&lt;=1</text:p>
      <text:p text:style-name="Preformatted_20_Text"><text:tab/><text:tab/><text:tab/>new_left_adj=left_adjacent[bunch_left_adjacent];</text:p>
      <text:p text:style-name="Preformatted_20_Text"><text:tab/><text:tab/><text:tab/><text:tab/>new_left_contr=left_continuation[bunch_left_adjacent];</text:p>
      <text:p text:style-name="Preformatted_20_Text"><text:tab/><text:tab/><text:tab/></text:p>
      <text:p text:style-name="Preformatted_20_Text"><text:tab/><text:tab/>//last_cor14.01.13</text:p>
      <text:p text:style-name="Preformatted_20_Text"><text:tab/><text:tab/>if(neighbor_bunch_significance&gt;bunch_significance)</text:p>
      <text:p text:style-name="Preformatted_20_Text"><text:tab/><text:tab/>{//nb&gt;b</text:p>
      <text:p text:style-name="Preformatted_20_Text"><text:tab/><text:tab/><text:tab/>block_index=bunch_left_adjacent+1;</text:p>
      <text:p text:style-name="Preformatted_20_Text"><text:s text:c="8"/>*(bunch_blocking+count_bunch3)=block_index;</text:p>
      <text:p text:style-name="Preformatted_20_Text"><text:tab/><text:tab/><text:tab/>if(neighbor_bunch_significance&gt;2*bunch_significance)</text:p>
      <text:p text:style-name="Preformatted_20_Text"><text:tab/><text:tab/><text:tab/>{</text:p>
      <text:p text:style-name="Preformatted_20_Text"><text:tab/><text:tab/>SimpleMerging(bunch_left_adjacent,count_bunch3);</text:p>
      <text:p text:style-name="Preformatted_20_Text"><text:tab/><text:tab/>Number_of_Merging++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Merging(bunch_left_adjacent,count_bunch3);</text:p>
      <text:p text:style-name="Preformatted_20_Text"><text:tab/><text:tab/><text:tab/>Number_of_Merging++;</text:p>
      <text:p text:style-name="Preformatted_20_Text"><text:tab/><text:tab/><text:tab/>}</text:p>
      <text:p text:style-name="Preformatted_20_Text"><text:tab/><text:tab/><text:tab/>if(left_continuation[bunch_right_adjacent]&gt;=0)</text:p>
      <text:p text:style-name="Preformatted_20_Text"><text:tab/><text:tab/>{</text:p>
      <text:p text:style-name="Preformatted_20_Text"><text:s text:c="9"/>left_continuation[bunch_right_adjacent]=right_continuation[count_bunch3];</text:p>
      <text:p text:style-name="Preformatted_20_Text"><text:tab/><text:tab/> </text:p>
      <text:p text:style-name="Preformatted_20_Text"><text:tab/><text:tab/>}</text:p>
      <text:p text:style-name="Preformatted_20_Text"><text:s text:c="8"/>right_adjacent[bunch_left_adjacent]=right_adjacent[count_bunch3];</text:p>
      <text:p text:style-name="Preformatted_20_Text"><text:tab/><text:tab/>right_continuation[bunch_left_adjacent]=right_continuation[count_bunch3];</text:p>
      <text:p text:style-name="Preformatted_20_Text"><text:tab/><text:tab/>left_adjacent[bunch_right_adjacent]=-block_index;</text:p>
      <text:p text:style-name="Preformatted_20_Text"><text:tab/><text:tab/></text:p>
      <text:p text:style-name="Preformatted_20_Text"><text:s text:c="8"/>}//nb&gt;b</text:p>
      <text:p text:style-name="Preformatted_20_Text"><text:tab/><text:tab/>else</text:p>
      <text:p text:style-name="Preformatted_20_Text"><text:soft-page-break/><text:tab/><text:tab/>{//nb&lt;=b</text:p>
      <text:p text:style-name="Preformatted_20_Text"><text:tab/><text:tab/>block_index=count_bunch3+1;</text:p>
      <text:p text:style-name="Preformatted_20_Text"><text:s text:c="8"/>*(bunch_blocking+bunch_left_adjacent)=block_index;</text:p>
      <text:p text:style-name="Preformatted_20_Text"><text:tab/><text:tab/><text:tab/>if(bunch_significance&gt;2*neighbor_bunch_significance)</text:p>
      <text:p text:style-name="Preformatted_20_Text"><text:tab/><text:tab/><text:tab/>{</text:p>
      <text:p text:style-name="Preformatted_20_Text"><text:tab/><text:tab/>SimpleMerging(count_bunch3,bunch_left_adjacent);</text:p>
      <text:p text:style-name="Preformatted_20_Text"><text:tab/><text:tab/>Number_of_Merging++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Merging(count_bunch3,bunch_left_adjacent);</text:p>
      <text:p text:style-name="Preformatted_20_Text"><text:tab/><text:tab/><text:tab/>Number_of_Merging++;</text:p>
      <text:p text:style-name="Preformatted_20_Text"><text:tab/><text:tab/><text:tab/>}</text:p>
      <text:p text:style-name="Preformatted_20_Text">if(new_left_contr&gt;0)</text:p>
      <text:p text:style-name="Preformatted_20_Text"><text:tab/><text:tab/>{//nra&gt;</text:p>
      <text:p text:style-name="Preformatted_20_Text"><text:tab/><text:tab/><text:tab/>new_left_contr-=1;</text:p>
      <text:p text:style-name="Preformatted_20_Text"><text:tab/><text:tab/><text:tab/>new_left_adj-=1;</text:p>
      <text:p text:style-name="Preformatted_20_Text"><text:tab/><text:tab/><text:tab/>if(new_left_adj&gt;=0)</text:p>
      <text:p text:style-name="Preformatted_20_Text"><text:tab/><text:tab/><text:tab/>{</text:p>
      <text:p text:style-name="Preformatted_20_Text"><text:s text:c="8"/>right_adjacent[new_left_adj]=count_bunch3+1;</text:p>
      <text:p text:style-name="Preformatted_20_Text"><text:tab/><text:tab/>right_continuation[new_left_adj]=new_left_contr+1;</text:p>
      <text:p text:style-name="Preformatted_20_Text"><text:tab/><text:tab/><text:tab/>}</text:p>
      <text:p text:style-name="Preformatted_20_Text"><text:tab/><text:tab/>}//nra&gt;</text:p>
      <text:p text:style-name="Preformatted_20_Text"><text:tab/><text:tab/>else</text:p>
      <text:p text:style-name="Preformatted_20_Text"><text:tab/><text:tab/>{//era</text:p>
      <text:p text:style-name="Preformatted_20_Text"><text:tab/><text:tab/><text:tab/>if(new_left_contr&lt;0)</text:p>
      <text:p text:style-name="Preformatted_20_Text"><text:tab/><text:tab/> <text:s text:c="3"/>{//nra&lt;</text:p>
      <text:p text:style-name="Preformatted_20_Text"><text:tab/><text:tab/><text:tab/><text:tab/>//new_left_contr+=1; <text:s/><text:tab/></text:p>
      <text:p text:style-name="Preformatted_20_Text"><text:tab/>new_left_adj=-new_left_adj-1;</text:p>
      <text:p text:style-name="Preformatted_20_Text"><text:tab/>if(new_left_adj&gt;=0)</text:p>
      <text:p text:style-name="Preformatted_20_Text"><text:tab/>{</text:p>
      <text:p text:style-name="Preformatted_20_Text"><text:tab/><text:tab/>right_adjacent[new_left_adj]=-count_bunch3-1;</text:p>
      <text:p text:style-name="Preformatted_20_Text"><text:s text:c="8"/>right_continuation[new_left_adj]=new_left_contr;</text:p>
      <text:p text:style-name="Preformatted_20_Text"><text:tab/>}</text:p>
      <text:p text:style-name="Preformatted_20_Text"><text:tab/><text:tab/><text:tab/>}//nra&lt;</text:p>
      <text:p text:style-name="Preformatted_20_Text"><text:tab/><text:tab/>}//era</text:p>
      <text:p text:style-name="Preformatted_20_Text"><text:tab/><text:tab/><text:tab/> left_adjacent[count_bunch3]=left_adjacent[bunch_left_adjacent];</text:p>
      <text:p text:style-name="Preformatted_20_Text"><text:tab/><text:tab/><text:tab/> left_continuation[count_bunch3]=left_continuation[bunch_left_adjacent];</text:p>
      <text:p text:style-name="Preformatted_20_Text"><text:tab/><text:tab/>}//nb&lt;=b</text:p>
      <text:p text:style-name="Preformatted_20_Text"><text:tab/><text:tab/><text:tab/></text:p>
      <text:p text:style-name="Preformatted_20_Text"><text:tab/><text:tab/>goto K;</text:p>
      <text:p text:style-name="Preformatted_20_Text"><text:tab/><text:tab/>}//Int&lt;=1</text:p>
      <text:p text:style-name="Preformatted_20_Text">}//si</text:p>
      <text:p text:style-name="Preformatted_20_Text"><text:tab/><text:tab/><text:tab/><text:tab/> <text:s/>}//last_cor21.01.13cond</text:p>
      <text:p text:style-name="Preformatted_20_Text">}//lbc1</text:p>
      <text:p text:style-name="Preformatted_20_Text"/>
      <text:p text:style-name="Preformatted_20_Text"><text:tab/>if((outlet_length_ratio&lt;=2)||(outlet_length_ratio1&lt;=2))</text:p>
      <text:p text:style-name="Preformatted_20_Text"><text:tab/>{//o1</text:p>
      <text:p text:style-name="Preformatted_20_Text"><text:tab/><text:tab/>sign_intersect=0;</text:p>
      <text:p text:style-name="Preformatted_20_Text"><text:tab/><text:tab/></text:p>
      <text:p text:style-name="Preformatted_20_Text"/>
      <text:p text:style-name="Preformatted_20_Text"><text:tab/><text:tab/>if(bunch_left_adjacent&gt;=0)</text:p>
      <text:p text:style-name="Preformatted_20_Text"><text:tab/><text:tab/>{</text:p>
      <text:p text:style-name="Preformatted_20_Text"><text:tab/><text:tab/><text:tab/>if(Intersection==3)</text:p>
      <text:p text:style-name="Preformatted_20_Text"><text:s text:c="13"/>{</text:p>
      <text:p text:style-name="Preformatted_20_Text"><text:tab/><text:tab/><text:tab/><text:tab/> if(ratio_length&gt;=4)</text:p>
      <text:p text:style-name="Preformatted_20_Text"><text:tab/><text:tab/><text:tab/><text:tab/> {</text:p>
      <text:p text:style-name="Preformatted_20_Text"><text:tab/><text:tab/><text:tab/><text:tab/><text:tab/> sign_intersect=1;</text:p>
      <text:p text:style-name="Preformatted_20_Text"><text:soft-page-break/><text:tab/><text:tab/><text:tab/><text:tab/> }</text:p>
      <text:p text:style-name="Preformatted_20_Text"><text:tab/> <text:s text:c="8"/>}</text:p>
      <text:p text:style-name="Preformatted_20_Text"><text:tab/><text:tab/><text:tab/>if(!sign_intersect)</text:p>
      <text:p text:style-name="Preformatted_20_Text"><text:tab/><text:tab/><text:tab/>{</text:p>
      <text:p text:style-name="Preformatted_20_Text"><text:tab/><text:tab/>block_index=bunch_left_adjacent+1;</text:p>
      <text:p text:style-name="Preformatted_20_Text"><text:s text:c="8"/>*(bunch_blocking+count_bunch3)=block_index;</text:p>
      <text:p text:style-name="Preformatted_20_Text"><text:tab/><text:tab/>SimpleMerging(bunch_left_adjacent,count_bunch3);</text:p>
      <text:p text:style-name="Preformatted_20_Text"><text:tab/><text:tab/>Number_of_Merging++;</text:p>
      <text:p text:style-name="Preformatted_20_Text"><text:tab/><text:tab/>//lascor</text:p>
      <text:p text:style-name="Preformatted_20_Text"><text:tab/><text:tab/>//left_adjacent[bunch_left_adjacent]=-left_adjacent[count_bunch3];</text:p>
      <text:p text:style-name="Preformatted_20_Text"><text:tab/><text:tab/>if(left_continuation[bunch_right_adjacent]&gt;=0)</text:p>
      <text:p text:style-name="Preformatted_20_Text"><text:tab/><text:tab/>{</text:p>
      <text:p text:style-name="Preformatted_20_Text"><text:s text:c="9"/>left_continuation[bunch_right_adjacent]=right_continuation[count_bunch3];</text:p>
      <text:p text:style-name="Preformatted_20_Text"><text:tab/><text:tab/>}</text:p>
      <text:p text:style-name="Preformatted_20_Text"><text:tab/><text:tab/></text:p>
      <text:p text:style-name="Preformatted_20_Text"><text:tab/><text:tab/>left_adjacent[bunch_right_adjacent]=-block_index;</text:p>
      <text:p text:style-name="Preformatted_20_Text"><text:tab/><text:tab/></text:p>
      <text:p text:style-name="Preformatted_20_Text"><text:tab/><text:tab/>right_adjacent[bunch_left_adjacent]=right_adjacent[count_bunch3];</text:p>
      <text:p text:style-name="Preformatted_20_Text"><text:tab/><text:tab/>right_continuation[bunch_left_adjacent]=right_continuation[count_bunch3];</text:p>
      <text:p text:style-name="Preformatted_20_Text"><text:tab/><text:tab/><text:tab/>}</text:p>
      <text:p text:style-name="Preformatted_20_Text"><text:tab/><text:tab/>}</text:p>
      <text:p text:style-name="Preformatted_20_Text"><text:tab/>}//o1</text:p>
      <text:p text:style-name="Preformatted_20_Text"><text:tab/> <text:s/>}//121</text:p>
      <text:p text:style-name="Preformatted_20_Text">}//lc1&gt;0</text:p>
      <text:p text:style-name="Preformatted_20_Text"><text:tab/>}//rb1&gt;0</text:p>
      <text:p text:style-name="Preformatted_20_Text">}</text:p>
      <text:p text:style-name="Preformatted_20_Text"><text:tab/><text:tab/> }//not blocked</text:p>
      <text:p text:style-name="Preformatted_20_Text">K:</text:p>
      <text:p text:style-name="Preformatted_20_Text"><text:tab/><text:tab/> ;</text:p>
      <text:p text:style-name="Preformatted_20_Text"><text:tab/><text:tab/> <text:s/>}//prolongation small contrasts</text:p>
      <text:p text:style-name="Preformatted_20_Text"><text:tab/><text:tab/> <text:s/>if(!Number_of_Merging)</text:p>
      <text:p text:style-name="Preformatted_20_Text"><text:tab/><text:tab/> <text:s/>{</text:p>
      <text:p text:style-name="Preformatted_20_Text"><text:tab/><text:tab/><text:tab/> // break;</text:p>
      <text:p text:style-name="Preformatted_20_Text"><text:tab/><text:tab/> <text:s/>}</text:p>
      <text:p text:style-name="Preformatted_20_Text"><text:tab/>}//merging cycles</text:p>
      <text:p text:style-name="Preformatted_20_Text"><text:tab/><text:tab/> <text:s/></text:p>
      <text:p text:style-name="Preformatted_20_Text"/>
      <text:p text:style-name="Preformatted_20_Text">///!!!!</text:p>
      <text:p text:style-name="Preformatted_20_Text"><text:tab/>//memset(bunches_occurred,(int) '\0',sizeof(int)*(Max_number*PressedLength));</text:p>
      <text:p text:style-name="Preformatted_20_Text">Cleaning(1);</text:p>
      <text:p text:style-name="Preformatted_20_Text"><text:s text:c="4"/>if(FindLabels)</text:p>
      <text:p text:style-name="Preformatted_20_Text"><text:tab/>{//l</text:p>
      <text:p text:style-name="Preformatted_20_Text"><text:tab/><text:tab/>NumberOfLabels=0;</text:p>
      <text:p text:style-name="Preformatted_20_Text">ColorLabel1=pApp-&gt;ColorNumber1;</text:p>
      <text:p text:style-name="Preformatted_20_Text">ColorLabel2=pApp-&gt;ColorNumber2;</text:p>
      <text:p text:style-name="Preformatted_20_Text">ColorLabel3=pApp-&gt;ColorNumber3;</text:p>
      <text:p text:style-name="Preformatted_20_Text">first_lower_hue=color_lower_bound[ColorLabel1];</text:p>
      <text:p text:style-name="Preformatted_20_Text">first_upper_hue=color_upper_bound[ColorLabel1];</text:p>
      <text:p text:style-name="Preformatted_20_Text">first_mean_hue=color_mean[ColorLabel1];</text:p>
      <text:p text:style-name="Preformatted_20_Text">second_lower_hue=color_lower_bound[ColorLabel2];</text:p>
      <text:p text:style-name="Preformatted_20_Text">second_upper_hue=color_upper_bound[ColorLabel2];</text:p>
      <text:p text:style-name="Preformatted_20_Text">second_mean_hue=color_mean[ColorLabel2];</text:p>
      <text:p text:style-name="Preformatted_20_Text">third_lower_hue=color_lower_bound[ColorLabel3];</text:p>
      <text:p text:style-name="Preformatted_20_Text">third_upper_hue=color_upper_bound[ColorLabel3];</text:p>
      <text:p text:style-name="Preformatted_20_Text">third_mean_hue=color_mean[ColorLabel3];</text:p>
      <text:p text:style-name="Preformatted_20_Text">for(count_labels=0;count_labels&lt;15;count_labels++)</text:p>
      <text:p text:style-name="Preformatted_20_Text">{//cycle labels</text:p>
      <text:p text:style-name="Preformatted_20_Text"><text:tab/>Label_bunch_num[count_labels]=0;</text:p>
      <text:p text:style-name="Preformatted_20_Text"><text:soft-page-break/>}//cycle labels</text:p>
      <text:p text:style-name="Preformatted_20_Text"/>
      <text:p text:style-name="Preformatted_20_Text">for(count_bu=0;count_bu&lt;NumberOfColoredIntervals;count_bu++)</text:p>
      <text:p text:style-name="Preformatted_20_Text">{//cycle bunch</text:p>
      <text:p text:style-name="Preformatted_20_Text"><text:tab/> <text:s text:c="3"/>test_bunch=*(bunch_blocking+count_bu);</text:p>
      <text:p text:style-name="Preformatted_20_Text"><text:tab/><text:tab/></text:p>
      <text:p text:style-name="Preformatted_20_Text"><text:tab/><text:tab/> if (!test_bunch)</text:p>
      <text:p text:style-name="Preformatted_20_Text"><text:tab/><text:tab/> {//tb</text:p>
      <text:p text:style-name="Preformatted_20_Text"><text:s/>bunch_occurrence=*(visible_bunches+count_bu);</text:p>
      <text:p text:style-name="Preformatted_20_Text"><text:s/>label_value=-1;</text:p>
      <text:p text:style-name="Preformatted_20_Text"><text:s/>if(bunch_occurrence&gt;0)</text:p>
      <text:p text:style-name="Preformatted_20_Text"><text:s/>{//bo</text:p>
      <text:p text:style-name="Preformatted_20_Text">label_value=Finding_labels(first_lower_hue,first_upper_hue,first_mean_hue,second_lower_hue,second_upper_hue,second_mean_hue,</text:p>
      <text:p text:style-name="Preformatted_20_Text">third_lower_hue,third_upper_hue,third_mean_hue,count_bu,&amp;bunch_suitability);</text:p>
      <text:p text:style-name="Preformatted_20_Text">*(center_bunch_suitability+count_bu)=bunch_suitability+1;</text:p>
      <text:p text:style-name="Preformatted_20_Text">if(label_value&gt;0)</text:p>
      <text:p text:style-name="Preformatted_20_Text"><text:s/>{//lv</text:p>
      <text:p text:style-name="Preformatted_20_Text">*(label_segments+count_bu)=label_value;</text:p>
      <text:p text:style-name="Preformatted_20_Text">if(NumberOfLabels&lt;16)</text:p>
      <text:p text:style-name="Preformatted_20_Text">Label_bunch_num[NumberOfLabels]=count_bu;</text:p>
      <text:p text:style-name="Preformatted_20_Text">NumberOfLabels++;</text:p>
      <text:p text:style-name="Preformatted_20_Text">//printf("\n $%d",StripCurrent-&gt;num_strip);</text:p>
      <text:p text:style-name="Preformatted_20_Text"><text:s/>}//lv</text:p>
      <text:p text:style-name="Preformatted_20_Text"><text:s/>}//bo</text:p>
      <text:p text:style-name="Preformatted_20_Text"><text:s/></text:p>
      <text:p text:style-name="Preformatted_20_Text"><text:tab/><text:tab/> }//tb</text:p>
      <text:p text:style-name="Preformatted_20_Text">}//cycle bunch</text:p>
      <text:p text:style-name="Preformatted_20_Text"><text:tab/>}//l</text:p>
      <text:p text:style-name="Preformatted_20_Text"><text:tab/>//!!!!</text:p>
      <text:p text:style-name="Preformatted_20_Text"><text:tab/>//memset(bunches_occurred,(int) '\0',sizeof(int)*(Max_number*PressedLength));</text:p>
      <text:p text:style-name="Preformatted_20_Text"><text:tab/>Cleaning(2);</text:p>
      <text:p text:style-name="Preformatted_20_Text"/>
      <text:p text:style-name="Preformatted_20_Text"><text:tab/>RefinedNumberOfBunches=0;</text:p>
      <text:p text:style-name="Preformatted_20_Text"><text:tab/>for(num_bunch=0;num_bunch&lt;NumberOfColoredIntervals;num_bunch++)</text:p>
      <text:p text:style-name="Preformatted_20_Text"><text:tab/> <text:s/>{</text:p>
      <text:p text:style-name="Preformatted_20_Text"><text:tab/> <text:s/>test_bunch=*(bunch_blocking+num_bunch);</text:p>
      <text:p text:style-name="Preformatted_20_Text"><text:tab/><text:tab/> if (!test_bunch)</text:p>
      <text:p text:style-name="Preformatted_20_Text"><text:tab/><text:tab/> {</text:p>
      <text:p text:style-name="Preformatted_20_Text"><text:tab/><text:tab/> *(new_bunch_number+num_bunch)=RefinedNumberOfBunches;</text:p>
      <text:p text:style-name="Preformatted_20_Text"><text:tab/><text:tab/> *(old_bunch_number+RefinedNumberOfBunches)=num_bunch;</text:p>
      <text:p text:style-name="Preformatted_20_Text"><text:tab/><text:tab/> RefinedNumberOfBunches++;</text:p>
      <text:p text:style-name="Preformatted_20_Text"><text:tab/><text:tab/> }</text:p>
      <text:p text:style-name="Preformatted_20_Text"><text:tab/><text:tab/> else</text:p>
      <text:p text:style-name="Preformatted_20_Text"><text:tab/><text:tab/> {</text:p>
      <text:p text:style-name="Preformatted_20_Text"><text:tab/><text:tab/> *(new_bunch_number+num_bunch)=-1;</text:p>
      <text:p text:style-name="Preformatted_20_Text"><text:tab/><text:tab/> }</text:p>
      <text:p text:style-name="Preformatted_20_Text"><text:tab/> <text:s/>}</text:p>
      <text:p text:style-name="Preformatted_20_Text"/>
      <text:p text:style-name="Preformatted_20_Text">// delete[] locally_visible_bunches;</text:p>
      <text:p text:style-name="Preformatted_20_Text"><text:s/>delete[] encountered_bunches;</text:p>
      <text:p text:style-name="Preformatted_20_Text"><text:s/>delete[] explored_bunches;</text:p>
      <text:p text:style-name="Preformatted_20_Text"><text:s/>delete[] intersecting_bunches;</text:p>
      <text:p text:style-name="Preformatted_20_Text"><text:s/>delete[] intersecting_type;</text:p>
      <text:p text:style-name="Preformatted_20_Text">}</text:p>
      <text:p text:style-name="Preformatted_20_Text">//-----------------------------------------------------------------------------</text:p>
      <text:p text:style-name="Preformatted_20_Text">void</text:p>
      <text:p text:style-name="Preformatted_20_Text"/>
      <text:p text:style-name="Preformatted_20_Text"><text:soft-page-break/>CColorIntervalSelect::Strip_value_painting_bunch(int bunch,int beg_int,</text:p>
      <text:p text:style-name="Preformatted_20_Text">int end_int,int bunch_signif,int* bunch_strip,int* number_of_bunch,int* bunch_significance)</text:p>
      <text:p text:style-name="Preformatted_20_Text"><text:s/>{</text:p>
      <text:p text:style-name="Preformatted_20_Text">int paint_coun;</text:p>
      <text:p text:style-name="Preformatted_20_Text">int current_inhabitant;</text:p>
      <text:p text:style-name="Preformatted_20_Text">int paint_start,paint_finish;</text:p>
      <text:p text:style-name="Preformatted_20_Text">int val;</text:p>
      <text:p text:style-name="Preformatted_20_Text"/>
      <text:p text:style-name="Preformatted_20_Text"><text:tab/>paint_start=beg_int;</text:p>
      <text:p text:style-name="Preformatted_20_Text"><text:tab/>paint_finish=end_int;</text:p>
      <text:p text:style-name="Preformatted_20_Text"><text:tab/>for(paint_coun=paint_start;paint_coun&lt;=paint_finish;paint_coun++)</text:p>
      <text:p text:style-name="Preformatted_20_Text"><text:tab/> {</text:p>
      <text:p text:style-name="Preformatted_20_Text"><text:tab/><text:tab/>current_inhabitant=*(bunch_strip+paint_coun);</text:p>
      <text:p text:style-name="Preformatted_20_Text"><text:tab/><text:tab/>(*(number_of_bunch+paint_coun))++;</text:p>
      <text:p text:style-name="Preformatted_20_Text"><text:tab/> if(!current_inhabitant)</text:p>
      <text:p text:style-name="Preformatted_20_Text"><text:tab/><text:tab/>{</text:p>
      <text:p text:style-name="Preformatted_20_Text"><text:tab/><text:tab/>*(bunch_strip+paint_coun)=bunch+1;</text:p>
      <text:p text:style-name="Preformatted_20_Text"><text:tab/><text:tab/>*(bunch_significance+paint_coun)=bunch_signif;</text:p>
      <text:p text:style-name="Preformatted_20_Text"><text:tab/><text:tab/>}</text:p>
      <text:p text:style-name="Preformatted_20_Text"><text:tab/><text:tab/> else</text:p>
      <text:p text:style-name="Preformatted_20_Text"><text:tab/><text:tab/> {</text:p>
      <text:p text:style-name="Preformatted_20_Text"><text:tab/><text:tab/> <text:s/>val=*(bunch_significance+paint_coun);</text:p>
      <text:p text:style-name="Preformatted_20_Text"/>
      <text:p text:style-name="Preformatted_20_Text"><text:tab/><text:tab/><text:tab/>if(val&lt;bunch_signif)</text:p>
      <text:p text:style-name="Preformatted_20_Text"><text:tab/><text:tab/><text:tab/>{</text:p>
      <text:p text:style-name="Preformatted_20_Text"><text:tab/><text:tab/>*(bunch_strip+paint_coun)=bunch+1;</text:p>
      <text:p text:style-name="Preformatted_20_Text"><text:tab/><text:tab/>*(bunch_significance+paint_coun)=bunch_signif;</text:p>
      <text:p text:style-name="Preformatted_20_Text"/>
      <text:p text:style-name="Preformatted_20_Text"><text:tab/><text:tab/><text:tab/>}</text:p>
      <text:p text:style-name="Preformatted_20_Text"><text:tab/><text:tab/> }</text:p>
      <text:p text:style-name="Preformatted_20_Text"/>
      <text:p text:style-name="Preformatted_20_Text"><text:tab/> }</text:p>
      <text:p text:style-name="Preformatted_20_Text"/>
      <text:p text:style-name="Preformatted_20_Text">}</text:p>
      <text:p text:style-name="Preformatted_20_Text">//-----------------------------------------------------------------------------</text:p>
      <text:p text:style-name="Preformatted_20_Text">int</text:p>
      <text:p text:style-name="Preformatted_20_Text"/>
      <text:p text:style-name="Preformatted_20_Text">CColorIntervalSelect::Test_Junction(int bunch,int neighbor_bunch,int occurrence)</text:p>
      <text:p text:style-name="Preformatted_20_Text">{</text:p>
      <text:p text:style-name="Preformatted_20_Text">int bunch_mean_hue;</text:p>
      <text:p text:style-name="Preformatted_20_Text">int corrected_bunch_mean_hue;</text:p>
      <text:p text:style-name="Preformatted_20_Text">int neighbor_bunch_mean_hue;</text:p>
      <text:p text:style-name="Preformatted_20_Text">int corrected_neighbor_bunch_mean_hue;</text:p>
      <text:p text:style-name="Preformatted_20_Text">int neighbor_bunch_minimal_hue;</text:p>
      <text:p text:style-name="Preformatted_20_Text">int neighbor_bunch_maximal_hue;</text:p>
      <text:p text:style-name="Preformatted_20_Text">int bunch_mean_saturation;</text:p>
      <text:p text:style-name="Preformatted_20_Text">int neighbor_bunch_mean_saturation;</text:p>
      <text:p text:style-name="Preformatted_20_Text">int neighbor_bunch_minimal_saturation;</text:p>
      <text:p text:style-name="Preformatted_20_Text">int neighbor_bunch_maximal_saturation;</text:p>
      <text:p text:style-name="Preformatted_20_Text">int corrected_neighbor_bunch_minimal_hue;</text:p>
      <text:p text:style-name="Preformatted_20_Text">int corrected_neighbor_bunch_maximal_hue;</text:p>
      <text:p text:style-name="Preformatted_20_Text">int bunch_mean_gray;</text:p>
      <text:p text:style-name="Preformatted_20_Text">int neighbor_bunch_mean_gray;</text:p>
      <text:p text:style-name="Preformatted_20_Text">int prior;</text:p>
      <text:p text:style-name="Preformatted_20_Text">int hue_difference;</text:p>
      <text:p text:style-name="Preformatted_20_Text">int saturation_difference;</text:p>
      <text:p text:style-name="Preformatted_20_Text">int gray_difference;</text:p>
      <text:p text:style-name="Preformatted_20_Text">int beg_int;</text:p>
      <text:p text:style-name="Preformatted_20_Text"><text:soft-page-break/>int end_int;</text:p>
      <text:p text:style-name="Preformatted_20_Text">int int_length;</text:p>
      <text:p text:style-name="Preformatted_20_Text">int neighbor_beg_int;</text:p>
      <text:p text:style-name="Preformatted_20_Text">int neighbor_end_int;</text:p>
      <text:p text:style-name="Preformatted_20_Text">int neighbor_length;</text:p>
      <text:p text:style-name="Preformatted_20_Text">int length_ratio;</text:p>
      <text:p text:style-name="Preformatted_20_Text">int Intersection;</text:p>
      <text:p text:style-name="Preformatted_20_Text">int indic_length;</text:p>
      <text:p text:style-name="Preformatted_20_Text">int inten_length;</text:p>
      <text:p text:style-name="Preformatted_20_Text">int node_vicinity;</text:p>
      <text:p text:style-name="Preformatted_20_Text">int node_vicinity_neighbor;</text:p>
      <text:p text:style-name="Preformatted_20_Text">int bunch_occurrence;</text:p>
      <text:p text:style-name="Preformatted_20_Text">int inclusion_relation;</text:p>
      <text:p text:style-name="Preformatted_20_Text">int bunch_significance;</text:p>
      <text:p text:style-name="Preformatted_20_Text">int neighbor_significance;</text:p>
      <text:p text:style-name="Preformatted_20_Text">int Signif_ratio;</text:p>
      <text:p text:style-name="Preformatted_20_Text"/>
      <text:p text:style-name="Preformatted_20_Text">inclusion_relation=0;</text:p>
      <text:p text:style-name="Preformatted_20_Text">prior=0;</text:p>
      <text:p text:style-name="Preformatted_20_Text">node_vicinity=0;</text:p>
      <text:p text:style-name="Preformatted_20_Text">node_vicinity_neighbor=0;</text:p>
      <text:p text:style-name="Preformatted_20_Text">bunch_occurrence=occurrence;</text:p>
      <text:p text:style-name="Preformatted_20_Text">bunch_mean_hue=ColoredIntervalsStructure-&gt;AverageHue[bunch];</text:p>
      <text:p text:style-name="Preformatted_20_Text">neighbor_bunch_mean_hue=ColoredIntervalsStructure-&gt;AverageHue[neighbor_bunch];</text:p>
      <text:p text:style-name="Preformatted_20_Text">bunch_significance=ColoredIntervalsStructure-&gt;Significance[bunch];</text:p>
      <text:p text:style-name="Preformatted_20_Text">neighbor_significance=ColoredIntervalsStructure-&gt;Significance[neighbor_bunch];</text:p>
      <text:p text:style-name="Preformatted_20_Text">Signif_ratio=(16*bunch_significance)/(bunch_significance+neighbor_significance);</text:p>
      <text:p text:style-name="Preformatted_20_Text">neighbor_bunch_minimal_hue=</text:p>
      <text:p text:style-name="Preformatted_20_Text">ColoredIntervalsStructure-&gt;LowerHueValue[neighbor_bunch];</text:p>
      <text:p text:style-name="Preformatted_20_Text">neighbor_bunch_maximal_hue=</text:p>
      <text:p text:style-name="Preformatted_20_Text">ColoredIntervalsStructure-&gt;UpperHueValue[neighbor_bunch];</text:p>
      <text:p text:style-name="Preformatted_20_Text">corrected_bunch_mean_hue=bunch_mean_hue;</text:p>
      <text:p text:style-name="Preformatted_20_Text">corrected_neighbor_bunch_mean_hue=neighbor_bunch_mean_hue;</text:p>
      <text:p text:style-name="Preformatted_20_Text">corrected_neighbor_bunch_minimal_hue=neighbor_bunch_minimal_hue;</text:p>
      <text:p text:style-name="Preformatted_20_Text">corrected_neighbor_bunch_maximal_hue=neighbor_bunch_maximal_hue;</text:p>
      <text:p text:style-name="Preformatted_20_Text">if(((bunch_mean_hue&gt;=44)&amp;&amp;(bunch_mean_hue&lt;48))||</text:p>
      <text:p text:style-name="Preformatted_20_Text">((bunch_mean_hue&gt;=0)&amp;&amp;(bunch_mean_hue&lt;4))||</text:p>
      <text:p text:style-name="Preformatted_20_Text">((bunch_mean_hue&gt;=28)&amp;&amp;(bunch_mean_hue&lt;36))||</text:p>
      <text:p text:style-name="Preformatted_20_Text">((bunch_mean_hue&gt;=10)&amp;&amp;(bunch_mean_hue&lt;22)))</text:p>
      <text:p text:style-name="Preformatted_20_Text">{</text:p>
      <text:p text:style-name="Preformatted_20_Text">node_vicinity=1;</text:p>
      <text:p text:style-name="Preformatted_20_Text">}</text:p>
      <text:p text:style-name="Preformatted_20_Text">if(((neighbor_bunch_mean_hue&gt;=44)&amp;&amp;(neighbor_bunch_mean_hue&lt;52))||</text:p>
      <text:p text:style-name="Preformatted_20_Text">((neighbor_bunch_mean_hue&gt;=0)&amp;&amp;(neighbor_bunch_mean_hue&lt;4))||</text:p>
      <text:p text:style-name="Preformatted_20_Text">((neighbor_bunch_mean_hue&gt;=28)&amp;&amp;(neighbor_bunch_mean_hue&lt;36))||</text:p>
      <text:p text:style-name="Preformatted_20_Text">((neighbor_bunch_mean_hue&gt;=10)&amp;&amp;(neighbor_bunch_mean_hue&lt;22)))</text:p>
      <text:p text:style-name="Preformatted_20_Text">{</text:p>
      <text:p text:style-name="Preformatted_20_Text">node_vicinity_neighbor=1;</text:p>
      <text:p text:style-name="Preformatted_20_Text">}</text:p>
      <text:p text:style-name="Preformatted_20_Text">bunch_mean_saturation=ColoredIntervalsStructure-&gt;AverageSat[bunch];</text:p>
      <text:p text:style-name="Preformatted_20_Text">neighbor_bunch_mean_saturation=</text:p>
      <text:p text:style-name="Preformatted_20_Text">ColoredIntervalsStructure-&gt;AverageSat[neighbor_bunch];</text:p>
      <text:p text:style-name="Preformatted_20_Text">neighbor_bunch_minimal_saturation=</text:p>
      <text:p text:style-name="Preformatted_20_Text">ColoredIntervalsStructure-&gt;LowerSatValue[neighbor_bunch];</text:p>
      <text:p text:style-name="Preformatted_20_Text">neighbor_bunch_maximal_saturation=</text:p>
      <text:p text:style-name="Preformatted_20_Text">ColoredIntervalsStructure-&gt;UpperSatValue[neighbor_bunch];</text:p>
      <text:p text:style-name="Preformatted_20_Text">bunch_mean_gray=ColoredIntervalsStructure-&gt;AverageGray[bunch];</text:p>
      <text:p text:style-name="Preformatted_20_Text">neighbor_bunch_mean_gray=</text:p>
      <text:p text:style-name="Preformatted_20_Text"><text:soft-page-break/>ColoredIntervalsStructure-&gt;AverageGray[neighbor_bunch];</text:p>
      <text:p text:style-name="Preformatted_20_Text">if(((bunch_mean_hue&lt;8)&amp;&amp;(neighbor_bunch_mean_hue&gt;8)</text:p>
      <text:p text:style-name="Preformatted_20_Text">&amp;&amp;(neighbor_bunch_mean_hue&lt;32))||</text:p>
      <text:p text:style-name="Preformatted_20_Text">((bunch_mean_hue&gt;8)&amp;&amp;(bunch_mean_hue&lt;32)&amp;&amp;(neighbor_bunch_mean_hue&lt;8)))</text:p>
      <text:p text:style-name="Preformatted_20_Text">{</text:p>
      <text:p text:style-name="Preformatted_20_Text"><text:s/>return(prior);</text:p>
      <text:p text:style-name="Preformatted_20_Text">}</text:p>
      <text:p text:style-name="Preformatted_20_Text">if((bunch_mean_hue&lt;4)&amp;&amp;(bunch_mean_hue&gt;=0)&amp;&amp;(neighbor_bunch_mean_hue&gt;39))</text:p>
      <text:p text:style-name="Preformatted_20_Text">{</text:p>
      <text:p text:style-name="Preformatted_20_Text">corrected_bunch_mean_hue=bunch_mean_hue+48;</text:p>
      <text:p text:style-name="Preformatted_20_Text">}</text:p>
      <text:p text:style-name="Preformatted_20_Text"/>
      <text:p text:style-name="Preformatted_20_Text">if((bunch_mean_hue&gt;39)&amp;&amp;(neighbor_bunch_mean_hue&lt;4)&amp;&amp;</text:p>
      <text:p text:style-name="Preformatted_20_Text">(neighbor_bunch_mean_hue&gt;=0))</text:p>
      <text:p text:style-name="Preformatted_20_Text">{</text:p>
      <text:p text:style-name="Preformatted_20_Text">corrected_neighbor_bunch_mean_hue=neighbor_bunch_mean_hue+48;</text:p>
      <text:p text:style-name="Preformatted_20_Text"><text:s text:c="2"/>if(neighbor_bunch_minimal_hue&lt;4)</text:p>
      <text:p text:style-name="Preformatted_20_Text"><text:s text:c="2"/>{</text:p>
      <text:p text:style-name="Preformatted_20_Text"><text:s text:c="2"/>corrected_neighbor_bunch_minimal_hue=neighbor_bunch_minimal_hue+48;</text:p>
      <text:p text:style-name="Preformatted_20_Text"><text:s text:c="2"/>corrected_neighbor_bunch_maximal_hue=neighbor_bunch_maximal_hue+48;</text:p>
      <text:p text:style-name="Preformatted_20_Text"><text:s text:c="2"/>}</text:p>
      <text:p text:style-name="Preformatted_20_Text"/>
      <text:p text:style-name="Preformatted_20_Text">}</text:p>
      <text:p text:style-name="Preformatted_20_Text"/>
      <text:p text:style-name="Preformatted_20_Text">hue_difference=abs(corrected_bunch_mean_hue-corrected_neighbor_bunch_mean_hue);</text:p>
      <text:p text:style-name="Preformatted_20_Text">saturation_difference=</text:p>
      <text:p text:style-name="Preformatted_20_Text">abs(bunch_mean_saturation-neighbor_bunch_mean_saturation);</text:p>
      <text:p text:style-name="Preformatted_20_Text">gray_difference=abs(bunch_mean_gray-neighbor_bunch_mean_gray);</text:p>
      <text:p text:style-name="Preformatted_20_Text">if(hue_difference&lt;=4)</text:p>
      <text:p text:style-name="Preformatted_20_Text">{</text:p>
      <text:p text:style-name="Preformatted_20_Text">beg_int=ColoredIntervalsStructure-&gt;BegInterv[bunch];</text:p>
      <text:p text:style-name="Preformatted_20_Text">end_int=ColoredIntervalsStructure-&gt;EndInterv[bunch];</text:p>
      <text:p text:style-name="Preformatted_20_Text">int_length=end_int-beg_int+1;</text:p>
      <text:p text:style-name="Preformatted_20_Text">neighbor_beg_int=ColoredIntervalsStructure-&gt;BegInterv[neighbor_bunch];</text:p>
      <text:p text:style-name="Preformatted_20_Text">neighbor_end_int=ColoredIntervalsStructure-&gt;EndInterv[neighbor_bunch];</text:p>
      <text:p text:style-name="Preformatted_20_Text">neighbor_length=neighbor_end_int-neighbor_beg_int+1;</text:p>
      <text:p text:style-name="Preformatted_20_Text">length_ratio=(16*int_length)/(int_length+neighbor_length);</text:p>
      <text:p text:style-name="Preformatted_20_Text">if((neighbor_beg_int&lt;=beg_int)&amp;&amp;(neighbor_end_int&gt;=end_int))</text:p>
      <text:p text:style-name="Preformatted_20_Text">{</text:p>
      <text:p text:style-name="Preformatted_20_Text">inclusion_relation=1;</text:p>
      <text:p text:style-name="Preformatted_20_Text">}</text:p>
      <text:p text:style-name="Preformatted_20_Text">Intersection=Intersection_measure(neighbor_beg_int,neighbor_end_int,beg_int,</text:p>
      <text:p text:style-name="Preformatted_20_Text">end_int,&amp;indic_length);</text:p>
      <text:p text:style-name="Preformatted_20_Text"><text:s text:c="5"/>if(gray_difference&lt;=dev_mean[bunch_mean_gray/8])</text:p>
      <text:p text:style-name="Preformatted_20_Text"><text:tab/> {</text:p>
      <text:p text:style-name="Preformatted_20_Text"><text:tab/>if((Intersection&lt;=1)&amp;&amp;(indic_length&gt;=2)&amp;&amp;(hue_difference&lt;=1)&amp;&amp;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&amp;&amp;</text:p>
      <text:p text:style-name="Preformatted_20_Text"><text:tab/>((saturation_difference&lt;=3)||</text:p>
      <text:p text:style-name="Preformatted_20_Text"><text:tab/>((bunch_mean_saturation&gt;8)&amp;&amp;(neighbor_bunch_mean_saturation&gt;8)&amp;&amp;</text:p>
      <text:p text:style-name="Preformatted_20_Text"><text:tab/>(saturation_difference&lt;=4))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 }</text:p>
      <text:p text:style-name="Preformatted_20_Text"><text:tab/> <text:s/>if((node_vicinity)&amp;&amp;(node_vicinity_neighbor))</text:p>
      <text:p text:style-name="Preformatted_20_Text"><text:tab/> <text:s/>{</text:p>
      <text:p text:style-name="Preformatted_20_Text"><text:soft-page-break/><text:tab/> <text:s/>if((Intersection&lt;=1)&amp;&amp;(indic_length&gt;=2)&amp;&amp;(hue_difference&lt;=3)&amp;&amp;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&amp;&amp;</text:p>
      <text:p text:style-name="Preformatted_20_Text"><text:tab/>((saturation_difference&lt;=3)||</text:p>
      <text:p text:style-name="Preformatted_20_Text"><text:tab/>((bunch_mean_saturation&gt;8)&amp;&amp;(neighbor_bunch_mean_saturation&gt;8)&amp;&amp;</text:p>
      <text:p text:style-name="Preformatted_20_Text"><text:tab/>(saturation_difference&lt;=4)))&amp;&amp;</text:p>
      <text:p text:style-name="Preformatted_20_Text"><text:tab/>(gray_difference&lt;=NUM_INTEN/4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 <text:s/>}</text:p>
      <text:p text:style-name="Preformatted_20_Text"><text:tab/>inten_length=(NUM_INTEN/8)+4;</text:p>
      <text:p text:style-name="Preformatted_20_Text"><text:tab/>if((bunch_mean_hue&lt;5)&amp;&amp;(bunch_mean_hue&gt;=2)&amp;&amp;</text:p>
      <text:p text:style-name="Preformatted_20_Text"><text:tab/>(neighbor_bunch_mean_hue&lt;5)&amp;&amp;(neighbor_bunch_mean_hue&gt;=2))</text:p>
      <text:p text:style-name="Preformatted_20_Text"><text:tab/> {</text:p>
      <text:p text:style-name="Preformatted_20_Text"><text:tab/> <text:s/>if((Intersection&lt;=1)&amp;&amp;(indic_length&gt;=2)&amp;&amp;((hue_difference&lt;=1)&amp;&amp;</text:p>
      <text:p text:style-name="Preformatted_20_Text"><text:tab/>((bunch_mean_hue&lt;=neighbor_bunch_maximal_hue)&amp;&amp;</text:p>
      <text:p text:style-name="Preformatted_20_Text"><text:tab/>(bunch_mean_hue&gt;=neighbor_bunch_minimal_hue)))&amp;&amp;</text:p>
      <text:p text:style-name="Preformatted_20_Text"><text:tab/>((saturation_difference&lt;=3)||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<text:tab/>if((Intersection&lt;=1)&amp;&amp;(indic_length&gt;=2)&amp;&amp;((hue_difference&lt;=2)&amp;&amp;</text:p>
      <text:p text:style-name="Preformatted_20_Text"><text:tab/>((bunch_mean_hue&lt;=neighbor_bunch_maximal_hue)&amp;&amp;</text:p>
      <text:p text:style-name="Preformatted_20_Text"><text:tab/>(bunch_mean_hue&gt;=neighbor_bunch_minimal_hue)))&amp;&amp;</text:p>
      <text:p text:style-name="Preformatted_20_Text"><text:tab/>((saturation_difference&lt;=3)&amp;&amp;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 }</text:p>
      <text:p text:style-name="Preformatted_20_Text"><text:tab/><text:tab/> if((bunch_mean_hue&lt;8)&amp;&amp;(bunch_mean_hue&gt;4)&amp;&amp;</text:p>
      <text:p text:style-name="Preformatted_20_Text"><text:tab/>(neighbor_bunch_mean_hue&lt;8)&amp;&amp;(neighbor_bunch_mean_hue&gt;4))</text:p>
      <text:p text:style-name="Preformatted_20_Text"><text:tab/><text:tab/> {</text:p>
      <text:p text:style-name="Preformatted_20_Text"><text:tab/>if((Intersection&lt;=1)&amp;&amp;(indic_length&gt;=2)&amp;&amp;((hue_difference&lt;=1)&amp;&amp;</text:p>
      <text:p text:style-name="Preformatted_20_Text"><text:tab/>((bunch_mean_hue&lt;=neighbor_bunch_maximal_hue)&amp;&amp;</text:p>
      <text:p text:style-name="Preformatted_20_Text"><text:tab/>(bunch_mean_hue&gt;=neighbor_bunch_minimal_hue)))&amp;&amp;</text:p>
      <text:p text:style-name="Preformatted_20_Text"><text:tab/>((saturation_difference&lt;=3)||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<text:tab/> <text:s/>if((Intersection&lt;=1)&amp;&amp;(indic_length&gt;=2)&amp;&amp;((hue_difference&lt;=2)&amp;&amp;</text:p>
      <text:p text:style-name="Preformatted_20_Text"><text:tab/>((bunch_mean_hue&lt;=neighbor_bunch_maximal_hue)&amp;&amp;</text:p>
      <text:p text:style-name="Preformatted_20_Text"><text:tab/>(bunch_mean_hue&gt;=neighbor_bunch_minimal_hue)))&amp;&amp;</text:p>
      <text:p text:style-name="Preformatted_20_Text"><text:tab/>((saturation_difference&lt;=3)&amp;&amp;</text:p>
      <text:p text:style-name="Preformatted_20_Text"><text:tab/>((bunch_mean_saturation&lt;=neighbor_bunch_maximal_saturation)</text:p>
      <text:p text:style-name="Preformatted_20_Text"><text:soft-page-break/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<text:tab/><text:tab/>}</text:p>
      <text:p text:style-name="Preformatted_20_Text"><text:tab/><text:tab/> <text:s/>}</text:p>
      <text:p text:style-name="Preformatted_20_Text"><text:tab/><text:tab/><text:tab/> <text:s/>if((bunch_mean_hue&lt;24)&amp;&amp;(bunch_mean_hue&gt;=8)&amp;&amp;</text:p>
      <text:p text:style-name="Preformatted_20_Text"><text:tab/>(neighbor_bunch_mean_hue&lt;24)&amp;&amp;(neighbor_bunch_mean_hue&gt;=8))</text:p>
      <text:p text:style-name="Preformatted_20_Text"><text:tab/><text:tab/><text:tab/> <text:s/>{</text:p>
      <text:p text:style-name="Preformatted_20_Text"><text:tab/>if((Intersection&lt;=1)&amp;&amp;(indic_length&gt;=2)&amp;&amp;((hue_difference&lt;=1)&amp;&amp;</text:p>
      <text:p text:style-name="Preformatted_20_Text"><text:tab/>((bunch_mean_hue&lt;=neighbor_bunch_maximal_hue)&amp;&amp;</text:p>
      <text:p text:style-name="Preformatted_20_Text"><text:tab/>(bunch_mean_hue&gt;=neighbor_bunch_minimal_hue)))&amp;&amp;</text:p>
      <text:p text:style-name="Preformatted_20_Text"><text:tab/>((saturation_difference&lt;=3)||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<text:tab/> <text:s/>if((Intersection&lt;=1)&amp;&amp;(indic_length&gt;=2)&amp;&amp;((hue_difference&lt;=2)&amp;&amp;</text:p>
      <text:p text:style-name="Preformatted_20_Text"><text:tab/>((bunch_mean_hue&lt;=neighbor_bunch_maximal_hue)&amp;&amp;</text:p>
      <text:p text:style-name="Preformatted_20_Text"><text:tab/>(bunch_mean_hue&gt;=neighbor_bunch_minimal_hue)))&amp;&amp;</text:p>
      <text:p text:style-name="Preformatted_20_Text"><text:tab/>((saturation_difference&lt;=3)&amp;&amp;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<text:tab/> {</text:p>
      <text:p text:style-name="Preformatted_20_Text"><text:tab/> prior=1;</text:p>
      <text:p text:style-name="Preformatted_20_Text"><text:tab/> return(prior);</text:p>
      <text:p text:style-name="Preformatted_20_Text"><text:tab/><text:tab/> }</text:p>
      <text:p text:style-name="Preformatted_20_Text"><text:tab/><text:tab/><text:tab/> }</text:p>
      <text:p text:style-name="Preformatted_20_Text"><text:tab/> <text:s/>if((bunch_mean_hue&lt;39)&amp;&amp;(bunch_mean_hue&gt;=24)&amp;&amp;</text:p>
      <text:p text:style-name="Preformatted_20_Text"><text:tab/>(neighbor_bunch_mean_hue&lt;39)&amp;&amp;(neighbor_bunch_mean_hue&gt;=24))</text:p>
      <text:p text:style-name="Preformatted_20_Text"><text:tab/> <text:s/>{</text:p>
      <text:p text:style-name="Preformatted_20_Text">if((Intersection&lt;=1)&amp;&amp;(indic_length&gt;=2)&amp;&amp;((hue_difference&lt;=2)&amp;&amp;</text:p>
      <text:p text:style-name="Preformatted_20_Text"><text:tab/>((bunch_mean_hue&lt;=neighbor_bunch_maximal_hue)&amp;&amp;</text:p>
      <text:p text:style-name="Preformatted_20_Text"><text:tab/>(bunch_mean_hue&gt;=neighbor_bunch_minimal_hue)))&amp;&amp;</text:p>
      <text:p text:style-name="Preformatted_20_Text"><text:tab/>((saturation_difference&lt;=3)||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 <text:s/>if((Intersection&lt;=1)&amp;&amp;(indic_length&gt;=2)&amp;&amp;((hue_difference&lt;=3)&amp;&amp;</text:p>
      <text:p text:style-name="Preformatted_20_Text"><text:tab/>((bunch_mean_hue&lt;=neighbor_bunch_maximal_hue+1)&amp;&amp;</text:p>
      <text:p text:style-name="Preformatted_20_Text"><text:tab/>(bunch_mean_hue&gt;=neighbor_bunch_minimal_hue-1)))&amp;&amp;</text:p>
      <text:p text:style-name="Preformatted_20_Text"><text:tab/>((saturation_difference&lt;=3)||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soft-page-break/><text:tab/> <text:s/>}</text:p>
      <text:p text:style-name="Preformatted_20_Text"><text:s text:c="2"/>if((bunch_mean_hue&lt;46)&amp;&amp;(bunch_mean_hue&gt;=39)&amp;&amp;</text:p>
      <text:p text:style-name="Preformatted_20_Text"><text:tab/>(neighbor_bunch_mean_hue&lt;46)&amp;&amp;(neighbor_bunch_mean_hue&gt;=39))</text:p>
      <text:p text:style-name="Preformatted_20_Text"><text:tab/> <text:s/>{</text:p>
      <text:p text:style-name="Preformatted_20_Text"><text:tab/> <text:s/>if((Intersection&lt;=1)&amp;&amp;(indic_length&gt;=2)&amp;&amp;((hue_difference&lt;=2)&amp;&amp;</text:p>
      <text:p text:style-name="Preformatted_20_Text"><text:tab/>((bunch_mean_hue&lt;=neighbor_bunch_maximal_hue)&amp;&amp;</text:p>
      <text:p text:style-name="Preformatted_20_Text"><text:tab/>(bunch_mean_hue&gt;=neighbor_bunch_minimal_hue)))&amp;&amp;</text:p>
      <text:p text:style-name="Preformatted_20_Text"><text:tab/>((saturation_difference&lt;=3)||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 <text:s/>}</text:p>
      <text:p text:style-name="Preformatted_20_Text"><text:s/>if((corrected_bunch_mean_hue&lt;50)&amp;&amp;(corrected_bunch_mean_hue&gt;45)&amp;&amp;</text:p>
      <text:p text:style-name="Preformatted_20_Text">(corrected_neighbor_bunch_mean_hue&lt;50)&amp;&amp;(corrected_neighbor_bunch_mean_hue&gt;45))</text:p>
      <text:p text:style-name="Preformatted_20_Text"><text:tab/><text:tab/> {</text:p>
      <text:p text:style-name="Preformatted_20_Text"><text:tab/><text:tab/>if((Intersection&lt;=1)&amp;&amp;(indic_length&gt;=2)&amp;&amp;((hue_difference&lt;=1)&amp;&amp;</text:p>
      <text:p text:style-name="Preformatted_20_Text"><text:tab/>((corrected_bunch_mean_hue&lt;=corrected_neighbor_bunch_maximal_hue+1)&amp;&amp;</text:p>
      <text:p text:style-name="Preformatted_20_Text"><text:tab/>(corrected_bunch_mean_hue&gt;=corrected_neighbor_bunch_minimal_hue-1)))&amp;&amp;</text:p>
      <text:p text:style-name="Preformatted_20_Text"><text:tab/>((saturation_difference&lt;=3)||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if((Intersection&lt;=1)&amp;&amp;(indic_length&gt;=2)&amp;&amp;((hue_difference&lt;=2)&amp;&amp;</text:p>
      <text:p text:style-name="Preformatted_20_Text"><text:tab/>((corrected_bunch_mean_hue&lt;=corrected_neighbor_bunch_maximal_hue)&amp;&amp;</text:p>
      <text:p text:style-name="Preformatted_20_Text"><text:tab/>(corrected_bunch_mean_hue&gt;=corrected_neighbor_bunch_minimal_hue)))&amp;&amp;</text:p>
      <text:p text:style-name="Preformatted_20_Text"><text:tab/>((saturation_difference&lt;=3)||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><text:tab/>if((Intersection==2)&amp;&amp;((hue_difference&lt;=1)&amp;&amp;(indic_length&gt;=3)&amp;&amp;</text:p>
      <text:p text:style-name="Preformatted_20_Text"><text:tab/>((corrected_bunch_mean_hue&lt;=corrected_neighbor_bunch_maximal_hue)&amp;&amp;</text:p>
      <text:p text:style-name="Preformatted_20_Text"><text:tab/>(corrected_bunch_mean_hue&gt;=corrected_neighbor_bunch_minimal_hue)))&amp;&amp;</text:p>
      <text:p text:style-name="Preformatted_20_Text"><text:tab/>((saturation_difference&lt;=3)&amp;&amp;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)&amp;&amp;</text:p>
      <text:p text:style-name="Preformatted_20_Text"><text:tab/>(gray_difference&lt;=inten_length))</text:p>
      <text:p text:style-name="Preformatted_20_Text"><text:tab/>{</text:p>
      <text:p text:style-name="Preformatted_20_Text"><text:tab/> prior=1;</text:p>
      <text:p text:style-name="Preformatted_20_Text"><text:tab/> return(prior);</text:p>
      <text:p text:style-name="Preformatted_20_Text"><text:tab/>}</text:p>
      <text:p text:style-name="Preformatted_20_Text"/>
      <text:p text:style-name="Preformatted_20_Text"><text:tab/><text:tab/> }</text:p>
      <text:p text:style-name="Preformatted_20_Text"><text:tab/><text:tab/><text:tab/><text:tab/><text:tab/> if(bunch_occurrence&gt;=4)</text:p>
      <text:p text:style-name="Preformatted_20_Text"><text:tab/><text:tab/><text:tab/><text:tab/><text:tab/> {</text:p>
      <text:p text:style-name="Preformatted_20_Text"><text:s/>if((Intersection&lt;=2)&amp;&amp;(indic_length&gt;=1)&amp;&amp;(!hue_difference)&amp;&amp;</text:p>
      <text:p text:style-name="Preformatted_20_Text"><text:tab/>((bunch_mean_saturation&lt;=neighbor_bunch_maximal_saturation)</text:p>
      <text:p text:style-name="Preformatted_20_Text"><text:soft-page-break/><text:tab/>&amp;&amp;(bunch_mean_saturation&gt;=neighbor_bunch_minimal_saturation))&amp;&amp;</text:p>
      <text:p text:style-name="Preformatted_20_Text"><text:tab/>((saturation_difference&lt;=3)||</text:p>
      <text:p text:style-name="Preformatted_20_Text"><text:tab/>((bunch_mean_saturation&gt;8)&amp;&amp;(neighbor_bunch_mean_saturation&gt;8)&amp;&amp;</text:p>
      <text:p text:style-name="Preformatted_20_Text"><text:tab/>(saturation_difference&lt;=4)))&amp;&amp;</text:p>
      <text:p text:style-name="Preformatted_20_Text"><text:tab/>(gray_difference&lt;=NUM_INTEN/4))</text:p>
      <text:p text:style-name="Preformatted_20_Text"><text:tab/>{</text:p>
      <text:p text:style-name="Preformatted_20_Text"><text:tab/> prior=2;</text:p>
      <text:p text:style-name="Preformatted_20_Text"><text:tab/> return(prior);</text:p>
      <text:p text:style-name="Preformatted_20_Text"><text:tab/>}</text:p>
      <text:p text:style-name="Preformatted_20_Text"><text:tab/>if((node_vicinity)&amp;&amp;(node_vicinity_neighbor)&amp;&amp;</text:p>
      <text:p text:style-name="Preformatted_20_Text"><text:tab/>(bunch_mean_saturation&gt;=3)&amp;&amp;(neighbor_bunch_mean_saturation&gt;=3))</text:p>
      <text:p text:style-name="Preformatted_20_Text"><text:tab/> <text:s/>{</text:p>
      <text:p text:style-name="Preformatted_20_Text"><text:tab/> <text:s/>if(((Intersection&lt;=2)&amp;&amp;(indic_length&gt;=1)||(Intersection&lt;=1))</text:p>
      <text:p text:style-name="Preformatted_20_Text"><text:tab/> <text:s/>&amp;&amp;(hue_difference&lt;=3)&amp;&amp;</text:p>
      <text:p text:style-name="Preformatted_20_Text"><text:tab/>((bunch_mean_saturation&lt;=neighbor_bunch_maximal_saturation)</text:p>
      <text:p text:style-name="Preformatted_20_Text"><text:tab/>&amp;&amp;(bunch_mean_saturation&gt;=neighbor_bunch_minimal_saturation))&amp;&amp;</text:p>
      <text:p text:style-name="Preformatted_20_Text"><text:tab/>((saturation_difference&lt;=3)||</text:p>
      <text:p text:style-name="Preformatted_20_Text"><text:tab/>((bunch_mean_saturation&gt;8)&amp;&amp;(neighbor_bunch_mean_saturation&gt;8)&amp;&amp;</text:p>
      <text:p text:style-name="Preformatted_20_Text"><text:tab/>(saturation_difference&lt;=4)))&amp;&amp;</text:p>
      <text:p text:style-name="Preformatted_20_Text"><text:tab/>(gray_difference&lt;=NUM_INTEN/4))</text:p>
      <text:p text:style-name="Preformatted_20_Text"><text:tab/>{</text:p>
      <text:p text:style-name="Preformatted_20_Text"><text:tab/> prior=2;</text:p>
      <text:p text:style-name="Preformatted_20_Text"><text:tab/> return(prior);</text:p>
      <text:p text:style-name="Preformatted_20_Text"><text:tab/>}</text:p>
      <text:p text:style-name="Preformatted_20_Text"><text:tab/>if((Intersection&lt;=1)&amp;&amp;(hue_difference&lt;=3)&amp;&amp;</text:p>
      <text:p text:style-name="Preformatted_20_Text"><text:tab/>((saturation_difference&lt;=3)||</text:p>
      <text:p text:style-name="Preformatted_20_Text"><text:tab/>((bunch_mean_saturation&gt;5)&amp;&amp;(neighbor_bunch_mean_saturation&gt;5)&amp;&amp;</text:p>
      <text:p text:style-name="Preformatted_20_Text"><text:tab/>(saturation_difference&lt;=4))))</text:p>
      <text:p text:style-name="Preformatted_20_Text"><text:tab/>{</text:p>
      <text:p text:style-name="Preformatted_20_Text"><text:tab/> prior=3;</text:p>
      <text:p text:style-name="Preformatted_20_Text"><text:tab/> return(prior);</text:p>
      <text:p text:style-name="Preformatted_20_Text"><text:tab/>}</text:p>
      <text:p text:style-name="Preformatted_20_Text"><text:s/>if((Intersection&lt;=2)&amp;&amp;(hue_difference&lt;=4)&amp;&amp;(indic_length&gt;=2)&amp;&amp;</text:p>
      <text:p text:style-name="Preformatted_20_Text"><text:tab/>(saturation_difference&lt;=2)&amp;&amp;(bunch_mean_saturation&gt;4)&amp;&amp;</text:p>
      <text:p text:style-name="Preformatted_20_Text"><text:tab/>(neighbor_bunch_mean_saturation&gt;4)&amp;&amp;</text:p>
      <text:p text:style-name="Preformatted_20_Text"><text:tab/>(corrected_bunch_mean_hue&lt;=corrected_neighbor_bunch_maximal_hue)&amp;&amp;</text:p>
      <text:p text:style-name="Preformatted_20_Text"><text:tab/>(corrected_bunch_mean_hue&gt;=corrected_neighbor_bunch_minimal_hue))</text:p>
      <text:p text:style-name="Preformatted_20_Text"><text:tab/>{</text:p>
      <text:p text:style-name="Preformatted_20_Text"><text:tab/> prior=4;</text:p>
      <text:p text:style-name="Preformatted_20_Text"><text:tab/> return(prior);</text:p>
      <text:p text:style-name="Preformatted_20_Text"><text:tab/>}</text:p>
      <text:p text:style-name="Preformatted_20_Text"><text:s text:c="5"/>}</text:p>
      <text:p text:style-name="Preformatted_20_Text"><text:tab/><text:tab/><text:tab/><text:tab/><text:tab/> }</text:p>
      <text:p text:style-name="Preformatted_20_Text">}</text:p>
      <text:p text:style-name="Preformatted_20_Text">else</text:p>
      <text:p text:style-name="Preformatted_20_Text">{</text:p>
      <text:p text:style-name="Preformatted_20_Text">return(prior);</text:p>
      <text:p text:style-name="Preformatted_20_Text">}</text:p>
      <text:p text:style-name="Preformatted_20_Text">return(prior);</text:p>
      <text:p text:style-name="Preformatted_20_Text">}</text:p>
      <text:p text:style-name="Preformatted_20_Text"/>
      <text:p text:style-name="Preformatted_20_Text"><text:s/>//-----------------------------------------------------------------------</text:p>
      <text:p text:style-name="Preformatted_20_Text"><text:s/>void</text:p>
      <text:p text:style-name="Preformatted_20_Text"><text:s text:c="2"/>CColorIntervalSelect::Bunch_painting(int bunch_number,int beg_int,</text:p>
      <text:p text:style-name="Preformatted_20_Text">int end_int,int bunch_consist,int * valuable_bunch,int* quantity_of_bunches,</text:p>
      <text:p text:style-name="Preformatted_20_Text">int* bunch_consistency)</text:p>
      <text:p text:style-name="Preformatted_20_Text">{</text:p>
      <text:p text:style-name="Preformatted_20_Text">int paint_coun;</text:p>
      <text:p text:style-name="Preformatted_20_Text"><text:soft-page-break/>int current_inhabitant;</text:p>
      <text:p text:style-name="Preformatted_20_Text">int paint_start,paint_finish;</text:p>
      <text:p text:style-name="Preformatted_20_Text">int val;</text:p>
      <text:p text:style-name="Preformatted_20_Text">int point_location;</text:p>
      <text:p text:style-name="Preformatted_20_Text">int quant;</text:p>
      <text:p text:style-name="Preformatted_20_Text"/>
      <text:p text:style-name="Preformatted_20_Text"/>
      <text:p text:style-name="Preformatted_20_Text"/>
      <text:p text:style-name="Preformatted_20_Text"><text:tab/>paint_start=beg_int/4;</text:p>
      <text:p text:style-name="Preformatted_20_Text"><text:tab/>paint_finish=end_int/4;</text:p>
      <text:p text:style-name="Preformatted_20_Text"><text:tab/>for(paint_coun=paint_start;paint_coun&lt;=paint_finish;paint_coun++)</text:p>
      <text:p text:style-name="Preformatted_20_Text"><text:tab/> {</text:p>
      <text:p text:style-name="Preformatted_20_Text"><text:tab/><text:tab/>current_inhabitant=*(valuable_bunch+paint_coun);</text:p>
      <text:p text:style-name="Preformatted_20_Text"><text:tab/><text:tab/>quant=*(quantity_of_bunches+paint_coun);</text:p>
      <text:p text:style-name="Preformatted_20_Text"><text:tab/><text:tab/>if(quant&gt;Max_number)</text:p>
      <text:p text:style-name="Preformatted_20_Text"><text:tab/><text:tab/>{</text:p>
      <text:p text:style-name="Preformatted_20_Text"><text:tab/><text:tab/><text:tab/>goto L;</text:p>
      <text:p text:style-name="Preformatted_20_Text"><text:tab/><text:tab/>}</text:p>
      <text:p text:style-name="Preformatted_20_Text"><text:tab/><text:tab/>point_location=quant*PressedLength+paint_coun;</text:p>
      <text:p text:style-name="Preformatted_20_Text"/>
      <text:p text:style-name="Preformatted_20_Text"><text:tab/> *(bunches_occurred+point_location)=bunch_number;</text:p>
      <text:p text:style-name="Preformatted_20_Text"><text:tab/> <text:s/>if(!current_inhabitant)</text:p>
      <text:p text:style-name="Preformatted_20_Text"><text:tab/><text:tab/>{</text:p>
      <text:p text:style-name="Preformatted_20_Text"><text:tab/><text:tab/>*(valuable_bunch+paint_coun)=bunch_number+1;</text:p>
      <text:p text:style-name="Preformatted_20_Text"><text:tab/><text:tab/>*(bunch_consistency+paint_coun)=bunch_consist;</text:p>
      <text:p text:style-name="Preformatted_20_Text"><text:tab/><text:tab/>}</text:p>
      <text:p text:style-name="Preformatted_20_Text"><text:tab/><text:tab/> else</text:p>
      <text:p text:style-name="Preformatted_20_Text"><text:tab/><text:tab/> {</text:p>
      <text:p text:style-name="Preformatted_20_Text"><text:tab/><text:tab/> <text:s/>val=*(bunch_consistency+paint_coun);</text:p>
      <text:p text:style-name="Preformatted_20_Text"><text:tab/><text:tab/><text:tab/>if(val&lt;bunch_consist)</text:p>
      <text:p text:style-name="Preformatted_20_Text"><text:tab/><text:tab/><text:tab/>{</text:p>
      <text:p text:style-name="Preformatted_20_Text"><text:tab/><text:tab/>*(valuable_bunch+paint_coun)=bunch_number+1;</text:p>
      <text:p text:style-name="Preformatted_20_Text"><text:tab/><text:tab/>*(bunch_consistency+paint_coun)=bunch_consist;</text:p>
      <text:p text:style-name="Preformatted_20_Text"/>
      <text:p text:style-name="Preformatted_20_Text"><text:tab/><text:tab/><text:tab/>}</text:p>
      <text:p text:style-name="Preformatted_20_Text"><text:tab/><text:tab/> }</text:p>
      <text:p text:style-name="Preformatted_20_Text"><text:tab/><text:tab/> (*(quantity_of_bunches+paint_coun))++;</text:p>
      <text:p text:style-name="Preformatted_20_Text">L:</text:p>
      <text:p text:style-name="Preformatted_20_Text"><text:tab/> <text:s/>;</text:p>
      <text:p text:style-name="Preformatted_20_Text"><text:tab/> }</text:p>
      <text:p text:style-name="Preformatted_20_Text"/>
      <text:p text:style-name="Preformatted_20_Text">}</text:p>
      <text:p text:style-name="Preformatted_20_Text"><text:s/>//-----------------------------------------------------------------------</text:p>
      <text:p text:style-name="Preformatted_20_Text"><text:s/>void</text:p>
      <text:p text:style-name="Preformatted_20_Text"><text:s text:c="2"/>CColorIntervalSelect::Bunch_relation(int bunch,int* visible_bunches,</text:p>
      <text:p text:style-name="Preformatted_20_Text"><text:s text:c="2"/>int* intersecting_bunches,int* number_of_intersect,int* inters_type)</text:p>
      <text:p text:style-name="Preformatted_20_Text">{</text:p>
      <text:p text:style-name="Preformatted_20_Text">int paint_coun;</text:p>
      <text:p text:style-name="Preformatted_20_Text">int paint_start;</text:p>
      <text:p text:style-name="Preformatted_20_Text">int paint_finish;</text:p>
      <text:p text:style-name="Preformatted_20_Text">int paint_length;</text:p>
      <text:p text:style-name="Preformatted_20_Text">int quant;</text:p>
      <text:p text:style-name="Preformatted_20_Text">int intens_cou;</text:p>
      <text:p text:style-name="Preformatted_20_Text">int point_location;</text:p>
      <text:p text:style-name="Preformatted_20_Text">int bunch_new;</text:p>
      <text:p text:style-name="Preformatted_20_Text">int test_junction;</text:p>
      <text:p text:style-name="Preformatted_20_Text">int test_interaction;</text:p>
      <text:p text:style-name="Preformatted_20_Text">int bunch_occurrence;</text:p>
      <text:p text:style-name="Preformatted_20_Text"><text:soft-page-break/>int bunch_occurrence1;</text:p>
      <text:p text:style-name="Preformatted_20_Text">int blocking;</text:p>
      <text:p text:style-name="Preformatted_20_Text">int bunch_considered;</text:p>
      <text:p text:style-name="Preformatted_20_Text">int shift;</text:p>
      <text:p text:style-name="Preformatted_20_Text">int beg_int;</text:p>
      <text:p text:style-name="Preformatted_20_Text">int end_int;</text:p>
      <text:p text:style-name="Preformatted_20_Text">int bunch_significance;</text:p>
      <text:p text:style-name="Preformatted_20_Text">int bunch_density;</text:p>
      <text:p text:style-name="Preformatted_20_Text">int bunch_mean_hue;</text:p>
      <text:p text:style-name="Preformatted_20_Text">int bunch_minimal_hue;</text:p>
      <text:p text:style-name="Preformatted_20_Text">int bunch_maximal_hue;</text:p>
      <text:p text:style-name="Preformatted_20_Text">int bunch_mean_saturation;</text:p>
      <text:p text:style-name="Preformatted_20_Text">int bunch_lower_saturation;</text:p>
      <text:p text:style-name="Preformatted_20_Text">int bunch_upper_saturation;</text:p>
      <text:p text:style-name="Preformatted_20_Text">int bunch_mean_gray;</text:p>
      <text:p text:style-name="Preformatted_20_Text">int corrected_bunch_mean_hue;</text:p>
      <text:p text:style-name="Preformatted_20_Text">int bunch_hue_zone;</text:p>
      <text:p text:style-name="Preformatted_20_Text">int neighbor_beg_int;</text:p>
      <text:p text:style-name="Preformatted_20_Text">int neighbor_end_int;</text:p>
      <text:p text:style-name="Preformatted_20_Text">int bunch_new_significance;</text:p>
      <text:p text:style-name="Preformatted_20_Text">int neighbor_bunch_density;</text:p>
      <text:p text:style-name="Preformatted_20_Text">int neighbor_bunch_mean_hue;</text:p>
      <text:p text:style-name="Preformatted_20_Text">int neighbor_bunch_minimal_hue;</text:p>
      <text:p text:style-name="Preformatted_20_Text">int neighbor_bunch_maximal_hue;</text:p>
      <text:p text:style-name="Preformatted_20_Text">int neighbor_bunch_mean_gray;</text:p>
      <text:p text:style-name="Preformatted_20_Text">int neighbor_bunch_mean_saturation;</text:p>
      <text:p text:style-name="Preformatted_20_Text">int corrected_neighbor_bunch_mean_hue;</text:p>
      <text:p text:style-name="Preformatted_20_Text">int neighbor_bunch_hue_zone;</text:p>
      <text:p text:style-name="Preformatted_20_Text">int Intersection;</text:p>
      <text:p text:style-name="Preformatted_20_Text">int indic_length;</text:p>
      <text:p text:style-name="Preformatted_20_Text">int coinsidence;</text:p>
      <text:p text:style-name="Preformatted_20_Text">int coinsidence1;</text:p>
      <text:p text:style-name="Preformatted_20_Text">int prior;</text:p>
      <text:p text:style-name="Preformatted_20_Text">int difference_hue_zone;</text:p>
      <text:p text:style-name="Preformatted_20_Text">int hue_difference;</text:p>
      <text:p text:style-name="Preformatted_20_Text">int difference;</text:p>
      <text:p text:style-name="Preformatted_20_Text">int sat_difference;</text:p>
      <text:p text:style-name="Preformatted_20_Text">int upper_deviation;</text:p>
      <text:p text:style-name="Preformatted_20_Text">int lower_deviation;</text:p>
      <text:p text:style-name="Preformatted_20_Text">int admissible_sat_dif;</text:p>
      <text:p text:style-name="Preformatted_20_Text">int hue_upper_deviation;</text:p>
      <text:p text:style-name="Preformatted_20_Text">int hue_lower_deviation;</text:p>
      <text:p text:style-name="Preformatted_20_Text">//int new_corrected_bunch_mean_hue;</text:p>
      <text:p text:style-name="Preformatted_20_Text">//int new_corrected_neighbor_bunch_mean_hue;</text:p>
      <text:p text:style-name="Preformatted_20_Text">int admissible_hue_dif;</text:p>
      <text:p text:style-name="Preformatted_20_Text">int dif_col_signif;</text:p>
      <text:p text:style-name="Preformatted_20_Text">int dif1_col_signif;</text:p>
      <text:p text:style-name="Preformatted_20_Text">int close_col_signif;</text:p>
      <text:p text:style-name="Preformatted_20_Text">int close_shade_signif;</text:p>
      <text:p text:style-name="Preformatted_20_Text">int close_shade1_signif;</text:p>
      <text:p text:style-name="Preformatted_20_Text">int bunch_gray_zone;</text:p>
      <text:p text:style-name="Preformatted_20_Text">int bunch_new_gray_zone;</text:p>
      <text:p text:style-name="Preformatted_20_Text">int gray_difference;</text:p>
      <text:p text:style-name="Preformatted_20_Text">int gray_zone_difference;</text:p>
      <text:p text:style-name="Preformatted_20_Text">int admis_gray_dif;</text:p>
      <text:p text:style-name="Preformatted_20_Text">int count_intersect;</text:p>
      <text:p text:style-name="Preformatted_20_Text">//int covered_part;</text:p>
      <text:p text:style-name="Preformatted_20_Text">int density_ratio;</text:p>
      <text:p text:style-name="Preformatted_20_Text"><text:soft-page-break/>int close_color_dominate;</text:p>
      <text:p text:style-name="Preformatted_20_Text">int close_color_dominated;</text:p>
      <text:p text:style-name="Preformatted_20_Text">int different_color_dominate;</text:p>
      <text:p text:style-name="Preformatted_20_Text">int different_color_dominated;</text:p>
      <text:p text:style-name="Preformatted_20_Text">int different1_color_dominate;</text:p>
      <text:p text:style-name="Preformatted_20_Text">int different1_color_dominated;</text:p>
      <text:p text:style-name="Preformatted_20_Text">int close_shade_dominate;</text:p>
      <text:p text:style-name="Preformatted_20_Text">int close_shade_dominated;</text:p>
      <text:p text:style-name="Preformatted_20_Text">int close_shade1_dominate;</text:p>
      <text:p text:style-name="Preformatted_20_Text">int close_shade1_dominated;</text:p>
      <text:p text:style-name="Preformatted_20_Text">int neighbore_share;</text:p>
      <text:p text:style-name="Preformatted_20_Text">int bound_hue;</text:p>
      <text:p text:style-name="Preformatted_20_Text">int hue_dif_different;</text:p>
      <text:p text:style-name="Preformatted_20_Text">int unique_colored;</text:p>
      <text:p text:style-name="Preformatted_20_Text">int unique_ratio;</text:p>
      <text:p text:style-name="Preformatted_20_Text">/*int corrected_bunch_minimal_hue;</text:p>
      <text:p text:style-name="Preformatted_20_Text">int corrected_bunch_maximal_hue; */</text:p>
      <text:p text:style-name="Preformatted_20_Text">int close_color_dominant;</text:p>
      <text:p text:style-name="Preformatted_20_Text">int close_shade_dominant;</text:p>
      <text:p text:style-name="Preformatted_20_Text">int close_color_dominant_signif;</text:p>
      <text:p text:style-name="Preformatted_20_Text">int close_shade_dominant_signif;</text:p>
      <text:p text:style-name="Preformatted_20_Text">int neighbor_length;</text:p>
      <text:p text:style-name="Preformatted_20_Text">//int indic_length;</text:p>
      <text:p text:style-name="Preformatted_20_Text">int ratio_length;</text:p>
      <text:p text:style-name="Preformatted_20_Text">int ratio_length1;</text:p>
      <text:p text:style-name="Preformatted_20_Text">int distance_between_bunches;</text:p>
      <text:p text:style-name="Preformatted_20_Text">int inclusion_relation;</text:p>
      <text:p text:style-name="Preformatted_20_Text">int left_covered_boundary;</text:p>
      <text:p text:style-name="Preformatted_20_Text">int right_covered_boundary;</text:p>
      <text:p text:style-name="Preformatted_20_Text">int hue_close;</text:p>
      <text:p text:style-name="Preformatted_20_Text">int saturation_close;</text:p>
      <text:p text:style-name="Preformatted_20_Text">int gray_close;</text:p>
      <text:p text:style-name="Preformatted_20_Text"/>
      <text:p text:style-name="Preformatted_20_Text">indic_length=-1;</text:p>
      <text:p text:style-name="Preformatted_20_Text">ratio_length=-1;</text:p>
      <text:p text:style-name="Preformatted_20_Text">ratio_length1=-1;</text:p>
      <text:p text:style-name="Preformatted_20_Text">distance_between_bunches=0;</text:p>
      <text:p text:style-name="Preformatted_20_Text">Intersection=3;</text:p>
      <text:p text:style-name="Preformatted_20_Text">inclusion_relation=0;</text:p>
      <text:p text:style-name="Preformatted_20_Text">test_junction=0;</text:p>
      <text:p text:style-name="Preformatted_20_Text">unique_colored=0;</text:p>
      <text:p text:style-name="Preformatted_20_Text">bound_hue=0;</text:p>
      <text:p text:style-name="Preformatted_20_Text">close_color_dominate=0;</text:p>
      <text:p text:style-name="Preformatted_20_Text">close_color_dominated=0;</text:p>
      <text:p text:style-name="Preformatted_20_Text">close_color_dominant_signif=0;</text:p>
      <text:p text:style-name="Preformatted_20_Text">close_color_dominant=-1;</text:p>
      <text:p text:style-name="Preformatted_20_Text">different_color_dominate=0;</text:p>
      <text:p text:style-name="Preformatted_20_Text">different_color_dominated=0;</text:p>
      <text:p text:style-name="Preformatted_20_Text">different1_color_dominate=0;</text:p>
      <text:p text:style-name="Preformatted_20_Text">different1_color_dominated=0;</text:p>
      <text:p text:style-name="Preformatted_20_Text">close_color_dominate=0;</text:p>
      <text:p text:style-name="Preformatted_20_Text">close_color_dominated=0;</text:p>
      <text:p text:style-name="Preformatted_20_Text">close_shade_dominate=0;</text:p>
      <text:p text:style-name="Preformatted_20_Text">close_shade_dominated=0;</text:p>
      <text:p text:style-name="Preformatted_20_Text">close_shade_dominant_signif=0;</text:p>
      <text:p text:style-name="Preformatted_20_Text">close_shade_dominant=-1;</text:p>
      <text:p text:style-name="Preformatted_20_Text">close_shade1_dominate=0;</text:p>
      <text:p text:style-name="Preformatted_20_Text">close_shade1_dominated=0;</text:p>
      <text:p text:style-name="Preformatted_20_Text"><text:soft-page-break/>dif_col_signif=0;</text:p>
      <text:p text:style-name="Preformatted_20_Text">dif1_col_signif=0;</text:p>
      <text:p text:style-name="Preformatted_20_Text">close_col_signif=0;</text:p>
      <text:p text:style-name="Preformatted_20_Text">close_shade_signif=0;</text:p>
      <text:p text:style-name="Preformatted_20_Text">close_shade1_signif=0;</text:p>
      <text:p text:style-name="Preformatted_20_Text">//covered_part=0;</text:p>
      <text:p text:style-name="Preformatted_20_Text">shift=NumberOfColoredIntervals*bunch;</text:p>
      <text:p text:style-name="Preformatted_20_Text">bunch_occurrence=*(visible_bunches+bunch);</text:p>
      <text:p text:style-name="Preformatted_20_Text">beg_int=ColoredIntervalsStructure-&gt;BegInterv[bunch];</text:p>
      <text:p text:style-name="Preformatted_20_Text">end_int=ColoredIntervalsStructure-&gt;EndInterv[bunch];</text:p>
      <text:p text:style-name="Preformatted_20_Text">left_covered_boundary=beg_int-1;</text:p>
      <text:p text:style-name="Preformatted_20_Text">right_covered_boundary=end_int+1;</text:p>
      <text:p text:style-name="Preformatted_20_Text">bunch_significance=ColoredIntervalsStructure-&gt;Significance[bunch];</text:p>
      <text:p text:style-name="Preformatted_20_Text">bunch_density=(2*bunch_significance)/(end_int-beg_int+1);</text:p>
      <text:p text:style-name="Preformatted_20_Text">bunch_mean_hue=ColoredIntervalsStructure-&gt;AverageHue[bunch];</text:p>
      <text:p text:style-name="Preformatted_20_Text">bunch_minimal_hue=ColoredIntervalsStructure-&gt;LowerHueValue[bunch];</text:p>
      <text:p text:style-name="Preformatted_20_Text">bunch_maximal_hue=ColoredIntervalsStructure-&gt;UpperHueValue[bunch];</text:p>
      <text:p text:style-name="Preformatted_20_Text"><text:tab/>/*if(bunch_minimal_hue&lt;=bunch_maximal_hue)</text:p>
      <text:p text:style-name="Preformatted_20_Text"><text:tab/>{</text:p>
      <text:p text:style-name="Preformatted_20_Text"><text:tab/> corrected_bunch_minimal_hue=bunch_minimal_hue;</text:p>
      <text:p text:style-name="Preformatted_20_Text"><text:tab/> corrected_bunch_maximal_hue=bunch_maximal_hue;</text:p>
      <text:p text:style-name="Preformatted_20_Text"><text:tab/>}</text:p>
      <text:p text:style-name="Preformatted_20_Text"><text:tab/> else</text:p>
      <text:p text:style-name="Preformatted_20_Text"><text:tab/> <text:s/>{</text:p>
      <text:p text:style-name="Preformatted_20_Text"><text:tab/><text:tab/>corrected_bunch_minimal_hue=bunch_minimal_hue;</text:p>
      <text:p text:style-name="Preformatted_20_Text"><text:tab/><text:tab/>corrected_bunch_maximal_hue=bunch_maximal_hue+NUM_HUES;</text:p>
      <text:p text:style-name="Preformatted_20_Text"><text:tab/> <text:s/>}</text:p>
      <text:p text:style-name="Preformatted_20_Text"><text:tab/> <text:s/>if((corrected_bunch_maximal_hue-corrected_bunch_minimal_hue)&lt;=2)</text:p>
      <text:p text:style-name="Preformatted_20_Text"><text:tab/> <text:s/>{</text:p>
      <text:p text:style-name="Preformatted_20_Text"><text:tab/> <text:s/>corrected_bunch_minimal_hue=max(0,bunch_minimal_hue-1);</text:p>
      <text:p text:style-name="Preformatted_20_Text"><text:tab/> corrected_bunch_maximal_hue=(bunch_maximal_hue+1);</text:p>
      <text:p text:style-name="Preformatted_20_Text"><text:tab/> <text:s/>}*/</text:p>
      <text:p text:style-name="Preformatted_20_Text"/>
      <text:p text:style-name="Preformatted_20_Text">if(bunch_mean_hue&gt;=NUM_HUES)</text:p>
      <text:p text:style-name="Preformatted_20_Text">{</text:p>
      <text:p text:style-name="Preformatted_20_Text">corrected_bunch_mean_hue=bunch_mean_hue-NUM_HUES;</text:p>
      <text:p text:style-name="Preformatted_20_Text">}</text:p>
      <text:p text:style-name="Preformatted_20_Text">else</text:p>
      <text:p text:style-name="Preformatted_20_Text">{</text:p>
      <text:p text:style-name="Preformatted_20_Text">corrected_bunch_mean_hue=bunch_mean_hue;</text:p>
      <text:p text:style-name="Preformatted_20_Text">}</text:p>
      <text:p text:style-name="Preformatted_20_Text">bunch_hue_zone=hue_zones[corrected_bunch_mean_hue];</text:p>
      <text:p text:style-name="Preformatted_20_Text">bunch_mean_saturation=ColoredIntervalsStructure-&gt;AverageSat[bunch];</text:p>
      <text:p text:style-name="Preformatted_20_Text">bunch_lower_saturation=ColoredIntervalsStructure-&gt;LowerSatValue[bunch];</text:p>
      <text:p text:style-name="Preformatted_20_Text">bunch_upper_saturation=ColoredIntervalsStructure-&gt;UpperSatValue[bunch];</text:p>
      <text:p text:style-name="Preformatted_20_Text">bunch_mean_gray=ColoredIntervalsStructure-&gt;AverageGray[bunch];</text:p>
      <text:p text:style-name="Preformatted_20_Text">bunch_gray_zone=gray_zones[bunch_mean_gray];</text:p>
      <text:p text:style-name="Preformatted_20_Text"><text:tab/><text:tab/><text:tab/> </text:p>
      <text:p text:style-name="Preformatted_20_Text"/>
      <text:p text:style-name="Preformatted_20_Text">paint_start=beg_int/4;</text:p>
      <text:p text:style-name="Preformatted_20_Text">paint_finish=end_int/4;</text:p>
      <text:p text:style-name="Preformatted_20_Text">paint_length=paint_finish-paint_start+1;</text:p>
      <text:p text:style-name="Preformatted_20_Text"/>
      <text:p text:style-name="Preformatted_20_Text">for(paint_coun=paint_start;paint_coun&lt;=paint_finish;paint_coun++)</text:p>
      <text:p text:style-name="Preformatted_20_Text"><text:s text:c="2"/>{</text:p>
      <text:p text:style-name="Preformatted_20_Text"><text:tab/> quant=*(painted_numbers_colored+paint_coun);</text:p>
      <text:p text:style-name="Preformatted_20_Text"><text:tab/> if(quant&gt;1)</text:p>
      <text:p text:style-name="Preformatted_20_Text"><text:tab/> <text:s/>{</text:p>
      <text:p text:style-name="Preformatted_20_Text"><text:soft-page-break/><text:tab/> <text:s/>//covered_part+=1;</text:p>
      <text:p text:style-name="Preformatted_20_Text"><text:tab/><text:tab/> for(intens_cou=0;intens_cou&lt;quant;intens_cou++)</text:p>
      <text:p text:style-name="Preformatted_20_Text"><text:tab/><text:tab/> {</text:p>
      <text:p text:style-name="Preformatted_20_Text"><text:tab/><text:tab/> point_location=intens_cou*PressedLength+paint_coun;</text:p>
      <text:p text:style-name="Preformatted_20_Text"><text:tab/><text:tab/> bunch_new=*(bunches_occurred+point_location);</text:p>
      <text:p text:style-name="Preformatted_20_Text"><text:tab/><text:tab/> bunch_occurrence1=*(visible_bunches+bunch_new);</text:p>
      <text:p text:style-name="Preformatted_20_Text"><text:s text:c="2"/>bunch_new_significance=ColoredIntervalsStructure-&gt;Significance[bunch_new];</text:p>
      <text:p text:style-name="Preformatted_20_Text"><text:tab/><text:tab/> blocking=*(bunch_blocking+bunch_new);</text:p>
      <text:p text:style-name="Preformatted_20_Text"><text:s/>bunch_considered=*(bunch_connections+shift+bunch_new);</text:p>
      <text:p text:style-name="Preformatted_20_Text"/>
      <text:p text:style-name="Preformatted_20_Text"><text:tab/><text:tab/><text:tab/><text:tab/>if((!bunch_considered)&amp;&amp;(!blocking)&amp;&amp;(bunch_new!=bunch))</text:p>
      <text:p text:style-name="Preformatted_20_Text"><text:tab/><text:tab/><text:tab/><text:tab/> <text:s/>{</text:p>
      <text:p text:style-name="Preformatted_20_Text">neighbor_beg_int=ColoredIntervalsStructure-&gt;BegInterv[bunch_new];</text:p>
      <text:p text:style-name="Preformatted_20_Text">neighbor_end_int=ColoredIntervalsStructure-&gt;EndInterv[bunch_new];</text:p>
      <text:p text:style-name="Preformatted_20_Text">neighbor_length=neighbor_end_int-neighbor_beg_int+1;</text:p>
      <text:p text:style-name="Preformatted_20_Text">if(neighbor_beg_int&lt;=beg_int)</text:p>
      <text:p text:style-name="Preformatted_20_Text">{</text:p>
      <text:p text:style-name="Preformatted_20_Text"><text:tab/>if(neighbor_end_int&gt;=end_int)</text:p>
      <text:p text:style-name="Preformatted_20_Text"><text:tab/>{</text:p>
      <text:p text:style-name="Preformatted_20_Text">inclusion_relation=1;</text:p>
      <text:p text:style-name="Preformatted_20_Text">//covers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inclusion_relation=-1;</text:p>
      <text:p text:style-name="Preformatted_20_Text">//locates to the left</text:p>
      <text:p text:style-name="Preformatted_20_Text"><text:tab/>}</text:p>
      <text:p text:style-name="Preformatted_20_Text">}</text:p>
      <text:p text:style-name="Preformatted_20_Text">else</text:p>
      <text:p text:style-name="Preformatted_20_Text">{</text:p>
      <text:p text:style-name="Preformatted_20_Text">if(neighbor_end_int&lt;=end_int)</text:p>
      <text:p text:style-name="Preformatted_20_Text"><text:tab/>{</text:p>
      <text:p text:style-name="Preformatted_20_Text">inclusion_relation=2;</text:p>
      <text:p text:style-name="Preformatted_20_Text">//belongs</text:p>
      <text:p text:style-name="Preformatted_20_Text"><text:tab/>}</text:p>
      <text:p text:style-name="Preformatted_20_Text"><text:s text:c="4"/>else</text:p>
      <text:p text:style-name="Preformatted_20_Text"><text:s text:c="4"/>{</text:p>
      <text:p text:style-name="Preformatted_20_Text"><text:s text:c="4"/>inclusion_relation=3;</text:p>
      <text:p text:style-name="Preformatted_20_Text">//locates to the right</text:p>
      <text:p text:style-name="Preformatted_20_Text"><text:s text:c="4"/>}</text:p>
      <text:p text:style-name="Preformatted_20_Text">}</text:p>
      <text:p text:style-name="Preformatted_20_Text">neighbor_bunch_density=</text:p>
      <text:p text:style-name="Preformatted_20_Text">(2*bunch_new_significance)/(neighbor_end_int-neighbor_beg_int+1);</text:p>
      <text:p text:style-name="Preformatted_20_Text"/>
      <text:p text:style-name="Preformatted_20_Text">density_ratio=(16*bunch_density)/(neighbor_bunch_density+bunch_density);</text:p>
      <text:p text:style-name="Preformatted_20_Text">if(density_ratio&lt;=8)</text:p>
      <text:p text:style-name="Preformatted_20_Text">{</text:p>
      <text:p text:style-name="Preformatted_20_Text"><text:tab/>if(inclusion_relation==1)</text:p>
      <text:p text:style-name="Preformatted_20_Text"><text:tab/>{</text:p>
      <text:p text:style-name="Preformatted_20_Text"><text:tab/><text:tab/>left_covered_boundary=end_int;</text:p>
      <text:p text:style-name="Preformatted_20_Text"><text:tab/><text:tab/>right_covered_boundary=beg_int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if(inclusion_relation==-1)</text:p>
      <text:p text:style-name="Preformatted_20_Text">{</text:p>
      <text:p text:style-name="Preformatted_20_Text">left_covered_boundary=max(left_covered_boundary,neighbor_end_int);</text:p>
      <text:p text:style-name="Preformatted_20_Text">}</text:p>
      <text:p text:style-name="Preformatted_20_Text"><text:soft-page-break/>else</text:p>
      <text:p text:style-name="Preformatted_20_Text">{</text:p>
      <text:p text:style-name="Preformatted_20_Text"><text:tab/>if(inclusion_relation==3)</text:p>
      <text:p text:style-name="Preformatted_20_Text">{</text:p>
      <text:p text:style-name="Preformatted_20_Text">right_covered_boundary=min(right_covered_boundary,neighbor_beg_int);</text:p>
      <text:p text:style-name="Preformatted_20_Text">}</text:p>
      <text:p text:style-name="Preformatted_20_Text">}</text:p>
      <text:p text:style-name="Preformatted_20_Text"><text:tab/>}</text:p>
      <text:p text:style-name="Preformatted_20_Text">}</text:p>
      <text:p text:style-name="Preformatted_20_Text"/>
      <text:p text:style-name="Preformatted_20_Text">Intersection=Intersection_measure_ratios(beg_int,end_int,neighbor_beg_int,neighbor_end_int,</text:p>
      <text:p text:style-name="Preformatted_20_Text"><text:tab/>&amp;indic_length,&amp;ratio_length,&amp;ratio_length1);</text:p>
      <text:p text:style-name="Preformatted_20_Text">if(Intersection==3)</text:p>
      <text:p text:style-name="Preformatted_20_Text">{</text:p>
      <text:p text:style-name="Preformatted_20_Text"><text:tab/>ratio_length=0;</text:p>
      <text:p text:style-name="Preformatted_20_Text">}</text:p>
      <text:p text:style-name="Preformatted_20_Text"><text:tab/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><text:tab/><text:tab/><text:tab/><text:tab/> <text:s/>//test_junction=Test_Junction(bunch_new,bunch,16);</text:p>
      <text:p text:style-name="Preformatted_20_Text">if(ratio_length1==0)</text:p>
      <text:p text:style-name="Preformatted_20_Text">{</text:p>
      <text:p text:style-name="Preformatted_20_Text"><text:tab/>distance_between_bunches=ratio_length;</text:p>
      <text:p text:style-name="Preformatted_20_Text">}</text:p>
      <text:p text:style-name="Preformatted_20_Text"><text:tab/><text:tab/><text:tab/><text:tab/> <text:s/>test_junction=Test_Junction_Corrected(bunch_new,bunch,bunch_occurrence,</text:p>
      <text:p text:style-name="Preformatted_20_Text">Intersection,indic_length,ratio_length,ratio_length1,&amp;hue_close,&amp;saturation_close,&amp;gray_close);</text:p>
      <text:p text:style-name="Preformatted_20_Text">neighbor_bunch_mean_hue=ColoredIntervalsStructure-&gt;AverageHue[bunch_new];</text:p>
      <text:p text:style-name="Preformatted_20_Text">neighbor_bunch_minimal_hue=</text:p>
      <text:p text:style-name="Preformatted_20_Text">ColoredIntervalsStructure-&gt;LowerHueValue[bunch_new];</text:p>
      <text:p text:style-name="Preformatted_20_Text">neighbor_bunch_maximal_hue=</text:p>
      <text:p text:style-name="Preformatted_20_Text">ColoredIntervalsStructure-&gt;UpperHueValue[bunch_new];</text:p>
      <text:p text:style-name="Preformatted_20_Text">neighbor_bunch_mean_saturation=</text:p>
      <text:p text:style-name="Preformatted_20_Text">ColoredIntervalsStructure-&gt;AverageSat[bunch_new];</text:p>
      <text:p text:style-name="Preformatted_20_Text">neighbor_bunch_mean_gray=ColoredIntervalsStructure-&gt;AverageGray[bunch_new];</text:p>
      <text:p text:style-name="Preformatted_20_Text">bunch_new_gray_zone=gray_zones[neighbor_bunch_mean_gray];</text:p>
      <text:p text:style-name="Preformatted_20_Text">if(neighbor_bunch_mean_hue&gt;=NUM_HUES)</text:p>
      <text:p text:style-name="Preformatted_20_Text">{</text:p>
      <text:p text:style-name="Preformatted_20_Text">corrected_neighbor_bunch_mean_hue=neighbor_bunch_mean_hue-NUM_HUES;</text:p>
      <text:p text:style-name="Preformatted_20_Text">}</text:p>
      <text:p text:style-name="Preformatted_20_Text">else</text:p>
      <text:p text:style-name="Preformatted_20_Text">{</text:p>
      <text:p text:style-name="Preformatted_20_Text">corrected_neighbor_bunch_mean_hue=neighbor_bunch_mean_hue;</text:p>
      <text:p text:style-name="Preformatted_20_Text">}</text:p>
      <text:p text:style-name="Preformatted_20_Text">neighbor_bunch_hue_zone=hue_zones[corrected_neighbor_bunch_mean_hue];</text:p>
      <text:p text:style-name="Preformatted_20_Text"><text:tab/><text:tab/> <text:s/>difference_hue_zone=abs(bunch_hue_zone-neighbor_bunch_hue_zone);</text:p>
      <text:p text:style-name="Preformatted_20_Text"><text:tab/><text:tab/> <text:s/>difference_hue_zone=min(difference_hue_zone,5-difference_hue_zone);</text:p>
      <text:p text:style-name="Preformatted_20_Text"/>
      <text:p text:style-name="Preformatted_20_Text"/>
      <text:p text:style-name="Preformatted_20_Text"><text:tab/><text:tab/><text:tab/>difference=abs(neighbor_bunch_mean_hue-bunch_mean_hue);</text:p>
      <text:p text:style-name="Preformatted_20_Text"><text:tab/><text:tab/><text:tab/>hue_difference=NUM_HUES-difference;</text:p>
      <text:p text:style-name="Preformatted_20_Text"><text:tab/><text:tab/><text:tab/>hue_difference=min(difference,hue_difference);</text:p>
      <text:p text:style-name="Preformatted_20_Text">sat_difference=abs(bunch_mean_saturation-neighbor_bunch_mean_saturation);</text:p>
      <text:p text:style-name="Preformatted_20_Text">upper_deviation=bunch_upper_saturation-bunch_mean_saturation+1;</text:p>
      <text:p text:style-name="Preformatted_20_Text">lower_deviation=bunch_mean_saturation-bunch_lower_saturation+1;</text:p>
      <text:p text:style-name="Preformatted_20_Text">if(bunch_mean_saturation&gt;=neighbor_bunch_mean_saturation)</text:p>
      <text:p text:style-name="Preformatted_20_Text"><text:tab/> {</text:p>
      <text:p text:style-name="Preformatted_20_Text"><text:tab/> admissible_sat_dif=sat_min_deviation[bunch_mean_saturation];</text:p>
      <text:p text:style-name="Preformatted_20_Text"><text:tab/> admissible_sat_dif=min(admissible_sat_dif,lower_deviation);</text:p>
      <text:p text:style-name="Preformatted_20_Text"><text:tab/> }</text:p>
      <text:p text:style-name="Preformatted_20_Text"><text:soft-page-break/><text:tab/> else</text:p>
      <text:p text:style-name="Preformatted_20_Text"><text:tab/> {</text:p>
      <text:p text:style-name="Preformatted_20_Text"><text:tab/> admissible_sat_dif=sat_max_deviation[bunch_mean_saturation];</text:p>
      <text:p text:style-name="Preformatted_20_Text"><text:tab/> admissible_sat_dif=min(admissible_sat_dif,upper_deviation);</text:p>
      <text:p text:style-name="Preformatted_20_Text"><text:tab/> }</text:p>
      <text:p text:style-name="Preformatted_20_Text"><text:tab/><text:tab/><text:tab/> difference=abs(bunch_maximal_hue-bunch_mean_hue);</text:p>
      <text:p text:style-name="Preformatted_20_Text"><text:tab/><text:tab/><text:tab/> hue_upper_deviation=NUM_HUES-difference;</text:p>
      <text:p text:style-name="Preformatted_20_Text"><text:tab/><text:tab/><text:tab/> hue_upper_deviation=min(difference,hue_upper_deviation);</text:p>
      <text:p text:style-name="Preformatted_20_Text"><text:tab/><text:tab/><text:tab/> hue_upper_deviation=max(hue_upper_deviation,2);</text:p>
      <text:p text:style-name="Preformatted_20_Text"><text:tab/><text:tab/><text:tab/> difference=abs(bunch_minimal_hue-bunch_mean_hue);</text:p>
      <text:p text:style-name="Preformatted_20_Text"><text:tab/><text:tab/><text:tab/> hue_lower_deviation=NUM_HUES-difference;</text:p>
      <text:p text:style-name="Preformatted_20_Text"><text:tab/><text:tab/><text:tab/> hue_lower_deviation=min(hue_lower_deviation,difference);</text:p>
      <text:p text:style-name="Preformatted_20_Text"><text:tab/><text:tab/><text:tab/> hue_lower_deviation=max(hue_lower_deviation,2);</text:p>
      <text:p text:style-name="Preformatted_20_Text"><text:tab/><text:tab/><text:tab/> if(corrected_bunch_mean_hue&gt;corrected_neighbor_bunch_mean_hue)</text:p>
      <text:p text:style-name="Preformatted_20_Text"><text:tab/><text:tab/><text:tab/> {</text:p>
      <text:p text:style-name="Preformatted_20_Text"><text:tab/><text:tab/><text:tab/>difference=corrected_bunch_mean_hue-corrected_neighbor_bunch_mean_hue;</text:p>
      <text:p text:style-name="Preformatted_20_Text"><text:tab/> if(difference&gt;NUM_HUES/2)</text:p>
      <text:p text:style-name="Preformatted_20_Text"><text:tab/> {</text:p>
      <text:p text:style-name="Preformatted_20_Text"><text:tab/> admissible_hue_dif=uppermax_hue_dif[corrected_bunch_mean_hue];</text:p>
      <text:p text:style-name="Preformatted_20_Text"><text:tab/> admissible_hue_dif=min(admissible_hue_dif,hue_upper_deviation+1);</text:p>
      <text:p text:style-name="Preformatted_20_Text"><text:tab/> hue_dif_different=uppermax_hc_dif[corrected_bunch_mean_hue];</text:p>
      <text:p text:style-name="Preformatted_20_Text"><text:tab/> }</text:p>
      <text:p text:style-name="Preformatted_20_Text"><text:tab/> else</text:p>
      <text:p text:style-name="Preformatted_20_Text"><text:tab/> {</text:p>
      <text:p text:style-name="Preformatted_20_Text"><text:tab/> admissible_hue_dif=lowermax_hue_dif[corrected_bunch_mean_hue];</text:p>
      <text:p text:style-name="Preformatted_20_Text"><text:tab/> admissible_hue_dif=min(admissible_hue_dif,hue_lower_deviation+1);</text:p>
      <text:p text:style-name="Preformatted_20_Text"><text:tab/> hue_dif_different=lowermax_hc_dif[corrected_bunch_mean_hue];</text:p>
      <text:p text:style-name="Preformatted_20_Text"><text:tab/> }</text:p>
      <text:p text:style-name="Preformatted_20_Text"><text:tab/><text:tab/><text:tab/> }</text:p>
      <text:p text:style-name="Preformatted_20_Text"><text:tab/><text:tab/><text:tab/> else</text:p>
      <text:p text:style-name="Preformatted_20_Text"><text:tab/><text:tab/><text:tab/> {</text:p>
      <text:p text:style-name="Preformatted_20_Text"><text:tab/>difference=corrected_neighbor_bunch_mean_hue-corrected_bunch_mean_hue;</text:p>
      <text:p text:style-name="Preformatted_20_Text"><text:s text:c="5"/>if(difference&gt;NUM_HUES/2)</text:p>
      <text:p text:style-name="Preformatted_20_Text"><text:tab/> <text:s/>{</text:p>
      <text:p text:style-name="Preformatted_20_Text"><text:tab/><text:tab/>admissible_hue_dif=lowermax_hue_dif[corrected_bunch_mean_hue];</text:p>
      <text:p text:style-name="Preformatted_20_Text"><text:tab/><text:tab/>admissible_hue_dif=min(admissible_hue_dif,hue_lower_deviation+1);</text:p>
      <text:p text:style-name="Preformatted_20_Text"><text:tab/><text:tab/>hue_dif_different=lowermax_hc_dif[corrected_bunch_mean_hue];</text:p>
      <text:p text:style-name="Preformatted_20_Text"><text:tab/> <text:s/>}</text:p>
      <text:p text:style-name="Preformatted_20_Text"><text:tab/> <text:s/>else</text:p>
      <text:p text:style-name="Preformatted_20_Text"><text:tab/><text:tab/>{</text:p>
      <text:p text:style-name="Preformatted_20_Text"><text:tab/><text:tab/>admissible_hue_dif=uppermax_hue_dif[corrected_bunch_mean_hue];</text:p>
      <text:p text:style-name="Preformatted_20_Text"><text:tab/><text:tab/>admissible_hue_dif=min(admissible_hue_dif,hue_upper_deviation+1);</text:p>
      <text:p text:style-name="Preformatted_20_Text"><text:tab/><text:tab/>hue_dif_different=uppermax_hc_dif[corrected_bunch_mean_hue];</text:p>
      <text:p text:style-name="Preformatted_20_Text"><text:tab/><text:tab/>}</text:p>
      <text:p text:style-name="Preformatted_20_Text"><text:tab/><text:tab/><text:tab/> }</text:p>
      <text:p text:style-name="Preformatted_20_Text"><text:tab/><text:tab/>/* if(new_corrected_bunch_mean_hue&lt;=new_corrected_neighbor_bunch_mean_hue)</text:p>
      <text:p text:style-name="Preformatted_20_Text"><text:tab/><text:tab/>{</text:p>
      <text:p text:style-name="Preformatted_20_Text"><text:tab/><text:tab/> admissible_hue_dif=uppermax_hue_dif[corrected_bunch_mean_hue];</text:p>
      <text:p text:style-name="Preformatted_20_Text"><text:tab/><text:tab/> admissible_hue_dif=min(admissible_hue_dif,hue_upper_deviation+1)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admissible_hue_dif=lowermax_hue_dif[corrected_bunch_mean_hue];</text:p>
      <text:p text:style-name="Preformatted_20_Text"><text:tab/><text:tab/>admissible_hue_dif=min(admissible_hue_dif,hue_lower_deviation+1);</text:p>
      <text:p text:style-name="Preformatted_20_Text"><text:tab/><text:tab/>}*/</text:p>
      <text:p text:style-name="Preformatted_20_Text"><text:tab/><text:tab/>gray_difference=abs(bunch_mean_gray-neighbor_bunch_mean_gray);</text:p>
      <text:p text:style-name="Preformatted_20_Text"><text:tab/><text:tab/>gray_zone_difference=abs(bunch_new_gray_zone-bunch_gray_zone);</text:p>
      <text:p text:style-name="Preformatted_20_Text"><text:tab/><text:tab/>if(gray_zone_difference==1)</text:p>
      <text:p text:style-name="Preformatted_20_Text"><text:soft-page-break/><text:tab/><text:tab/>{</text:p>
      <text:p text:style-name="Preformatted_20_Text"><text:tab/><text:tab/> <text:s/>if(bunch_new_gray_zone&gt;=bunch_gray_zone)</text:p>
      <text:p text:style-name="Preformatted_20_Text"><text:tab/><text:tab/> <text:s/>{</text:p>
      <text:p text:style-name="Preformatted_20_Text"><text:tab/><text:tab/><text:tab/>admis_gray_dif=up_gray_val_dev[bunch_gray_zone];</text:p>
      <text:p text:style-name="Preformatted_20_Text"><text:tab/><text:tab/> <text:s/>}</text:p>
      <text:p text:style-name="Preformatted_20_Text"><text:tab/><text:tab/> <text:s/>else</text:p>
      <text:p text:style-name="Preformatted_20_Text"><text:tab/><text:tab/> <text:s/>{</text:p>
      <text:p text:style-name="Preformatted_20_Text"><text:tab/><text:tab/> <text:s/>admis_gray_dif=down_gray_val_dev[bunch_gray_zone];</text:p>
      <text:p text:style-name="Preformatted_20_Text"><text:tab/><text:tab/> <text:s/>}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<text:tab/> if(!gray_zone_difference)</text:p>
      <text:p text:style-name="Preformatted_20_Text"><text:tab/><text:tab/><text:tab/><text:tab/><text:tab/>{</text:p>
      <text:p text:style-name="Preformatted_20_Text"><text:tab/><text:tab/><text:tab/><text:tab/><text:tab/>admis_gray_dif=inside_gray_val_dev[bunch_gray_zone];</text:p>
      <text:p text:style-name="Preformatted_20_Text"><text:tab/><text:tab/><text:tab/><text:tab/><text:tab/>}</text:p>
      <text:p text:style-name="Preformatted_20_Text"><text:tab/><text:tab/><text:tab/><text:tab/><text:tab/>else</text:p>
      <text:p text:style-name="Preformatted_20_Text"><text:tab/><text:tab/><text:tab/><text:tab/><text:tab/>{</text:p>
      <text:p text:style-name="Preformatted_20_Text"><text:tab/><text:tab/><text:tab/><text:tab/><text:tab/>admis_gray_dif=0;</text:p>
      <text:p text:style-name="Preformatted_20_Text"><text:tab/><text:tab/><text:tab/><text:tab/><text:tab/>}</text:p>
      <text:p text:style-name="Preformatted_20_Text"><text:tab/><text:tab/>}</text:p>
      <text:p text:style-name="Preformatted_20_Text"/>
      <text:p text:style-name="Preformatted_20_Text">prior=0;</text:p>
      <text:p text:style-name="Preformatted_20_Text">Intersection=</text:p>
      <text:p text:style-name="Preformatted_20_Text">Measure1_of_proximity(beg_int,end_int,neighbor_beg_int,neighbor_end_int,</text:p>
      <text:p text:style-name="Preformatted_20_Text">&amp;coinsidence,&amp;coinsidence1,&amp;indic_length);</text:p>
      <text:p text:style-name="Preformatted_20_Text">if(Intersection==3)</text:p>
      <text:p text:style-name="Preformatted_20_Text">{</text:p>
      <text:p text:style-name="Preformatted_20_Text"><text:tab/>coinsidence=0;</text:p>
      <text:p text:style-name="Preformatted_20_Text">}</text:p>
      <text:p text:style-name="Preformatted_20_Text"><text:tab/><text:tab/><text:tab/><text:tab/><text:tab/><text:tab/> <text:s/>if((test_junction&gt;0)&amp;&amp;(test_junction&lt;10)&amp;&amp;(ratio_length1==16))</text:p>
      <text:p text:style-name="Preformatted_20_Text"><text:tab/><text:tab/><text:tab/><text:tab/><text:tab/><text:tab/> <text:s/>{</text:p>
      <text:p text:style-name="Preformatted_20_Text"><text:tab/>if((bunch_occurrence1&lt;4)&amp;&amp;(bunch_occurrence&gt;=bunch_occurrence1)&amp;&amp;</text:p>
      <text:p text:style-name="Preformatted_20_Text"><text:tab/>(bunch_new_significance&lt;bunch_significance))</text:p>
      <text:p text:style-name="Preformatted_20_Text"><text:tab/>{</text:p>
      <text:p text:style-name="Preformatted_20_Text"><text:tab/>*(bunch_blocking+bunch_new)=bunch+1;</text:p>
      <text:p text:style-name="Preformatted_20_Text">*(bunch_connections+NumberOfColoredIntervals*bunch+bunch_new)=test_junction+1;</text:p>
      <text:p text:style-name="Preformatted_20_Text"><text:tab/>}</text:p>
      <text:p text:style-name="Preformatted_20_Text"><text:tab/><text:tab/><text:tab/><text:tab/><text:tab/><text:tab/> <text:s/>}</text:p>
      <text:p text:style-name="Preformatted_20_Text"><text:tab/><text:tab/> <text:s/>blocking=*(bunch_blocking+bunch_new);</text:p>
      <text:p text:style-name="Preformatted_20_Text"><text:tab/><text:tab/><text:tab/><text:tab/><text:tab/><text:tab/><text:tab/><text:tab/><text:tab/><text:tab/><text:tab/><text:tab/><text:tab/><text:tab/><text:tab/> if(!blocking)</text:p>
      <text:p text:style-name="Preformatted_20_Text"><text:tab/><text:tab/><text:tab/><text:tab/><text:tab/><text:tab/><text:tab/><text:tab/><text:tab/><text:tab/><text:tab/><text:tab/><text:tab/><text:tab/><text:tab/><text:tab/> <text:s/>{</text:p>
      <text:p text:style-name="Preformatted_20_Text"/>
      <text:p text:style-name="Preformatted_20_Text"><text:tab/><text:tab/> <text:s/>if(difference_hue_zone&gt;1)</text:p>
      <text:p text:style-name="Preformatted_20_Text"><text:tab/><text:tab/><text:tab/>{</text:p>
      <text:p text:style-name="Preformatted_20_Text"><text:tab/><text:tab/><text:tab/>test_interaction=8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if((difference_hue_zone==1)&amp;&amp;(hue_difference&gt;=hue_dif_different))</text:p>
      <text:p text:style-name="Preformatted_20_Text"><text:tab/><text:tab/><text:tab/> {</text:p>
      <text:p text:style-name="Preformatted_20_Text"><text:tab/><text:tab/><text:tab/> test_interaction=7;</text:p>
      <text:p text:style-name="Preformatted_20_Text"><text:tab/><text:tab/><text:tab/> }</text:p>
      <text:p text:style-name="Preformatted_20_Text"><text:tab/><text:tab/><text:tab/> else</text:p>
      <text:p text:style-name="Preformatted_20_Text"><text:tab/><text:tab/><text:tab/><text:tab/>{</text:p>
      <text:p text:style-name="Preformatted_20_Text"><text:tab/><text:tab/><text:tab/><text:tab/>test_interaction=</text:p>
      <text:p text:style-name="Preformatted_20_Text"><text:soft-page-break/><text:tab/> <text:s/>Test_Interaction(difference_hue_zone,hue_difference,admissible_hue_dif,</text:p>
      <text:p text:style-name="Preformatted_20_Text"><text:tab/> <text:s/>sat_difference,admissible_sat_dif,bunch_mean_saturation,</text:p>
      <text:p text:style-name="Preformatted_20_Text"><text:tab/> <text:s/>neighbor_bunch_mean_saturation);</text:p>
      <text:p text:style-name="Preformatted_20_Text"/>
      <text:p text:style-name="Preformatted_20_Text"><text:tab/><text:tab/><text:tab/><text:tab/>}</text:p>
      <text:p text:style-name="Preformatted_20_Text"><text:tab/><text:tab/><text:tab/> }</text:p>
      <text:p text:style-name="Preformatted_20_Text"/>
      <text:p text:style-name="Preformatted_20_Text"><text:tab/><text:tab/><text:tab/><text:tab/>*(bunch_connections+NumberOfColoredIntervals*bunch+bunch_new)=</text:p>
      <text:p text:style-name="Preformatted_20_Text"><text:tab/><text:tab/><text:tab/><text:tab/>-(test_interaction+1);</text:p>
      <text:p text:style-name="Preformatted_20_Text"/>
      <text:p text:style-name="Preformatted_20_Text"/>
      <text:p text:style-name="Preformatted_20_Text"/>
      <text:p text:style-name="Preformatted_20_Text">if(((coinsidence&gt;=4)&amp;&amp;(Intersection&gt;=2))||((coinsidence&gt;=8)&amp;&amp;(Intersection&gt;=1))</text:p>
      <text:p text:style-name="Preformatted_20_Text">||(coinsidence&gt;=12))</text:p>
      <text:p text:style-name="Preformatted_20_Text"><text:tab/><text:tab/><text:tab/> {</text:p>
      <text:p text:style-name="Preformatted_20_Text"/>
      <text:p text:style-name="Preformatted_20_Text"><text:tab/>count_intersect=*number_of_intersect;</text:p>
      <text:p text:style-name="Preformatted_20_Text"><text:tab/>*(intersecting_bunches+count_intersect)=bunch_new;</text:p>
      <text:p text:style-name="Preformatted_20_Text"><text:tab/>*number_of_intersect+=1;</text:p>
      <text:p text:style-name="Preformatted_20_Text"><text:tab/><text:tab/><text:tab/><text:tab/><text:tab/><text:tab/><text:tab/><text:tab/> if(test_interaction&gt;=7)</text:p>
      <text:p text:style-name="Preformatted_20_Text"><text:tab/><text:tab/><text:tab/><text:tab/><text:tab/><text:tab/><text:tab/><text:tab/> {</text:p>
      <text:p text:style-name="Preformatted_20_Text"><text:tab/><text:tab/><text:tab/><text:tab/><text:tab/><text:tab/><text:tab/><text:tab/> if(indic_length&lt;2)</text:p>
      <text:p text:style-name="Preformatted_20_Text"><text:tab/><text:tab/><text:tab/><text:tab/><text:tab/><text:tab/><text:tab/><text:tab/> {</text:p>
      <text:p text:style-name="Preformatted_20_Text"><text:tab/> <text:s/>neighbore_share=((coinsidence1*bunch_new_significance)/neighbor_length);</text:p>
      <text:p text:style-name="Preformatted_20_Text"><text:tab/> <text:s/>dif_col_signif+=neighbore_share;</text:p>
      <text:p text:style-name="Preformatted_20_Text">if(((density_ratio&lt;10)||((density_ratio&lt;11)&amp;&amp;(Intersection&lt;3)))&amp;&amp;</text:p>
      <text:p text:style-name="Preformatted_20_Text"><text:s/>((coinsidence&gt;=14)||((coinsidence&gt;=12)&amp;&amp;(Intersection&lt;3)))&amp;&amp;</text:p>
      <text:p text:style-name="Preformatted_20_Text"><text:s/>(neighbor_bunch_density&gt;=StripWidth/2)&amp;&amp;</text:p>
      <text:p text:style-name="Preformatted_20_Text"><text:s/>(bunch_significance&lt;bunch_new_significance))</text:p>
      <text:p text:style-name="Preformatted_20_Text"><text:tab/> <text:s/>{</text:p>
      <text:p text:style-name="Preformatted_20_Text"><text:tab/> <text:s/>different_color_dominated++;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<text:tab/><text:tab/><text:tab/><text:tab/><text:tab/><text:tab/><text:tab/> else</text:p>
      <text:p text:style-name="Preformatted_20_Text"><text:tab/><text:tab/><text:tab/><text:tab/><text:tab/><text:tab/><text:tab/><text:tab/> {</text:p>
      <text:p text:style-name="Preformatted_20_Text"><text:tab/> <text:s/>neighbore_share=((coinsidence*bunch_new_significance)/16);</text:p>
      <text:p text:style-name="Preformatted_20_Text"><text:tab/> <text:s/>dif_col_signif+=neighbore_share;</text:p>
      <text:p text:style-name="Preformatted_20_Text">if(((density_ratio&gt;6)||((density_ratio&gt;5)&amp;&amp;(Intersection&lt;3)))&amp;&amp;</text:p>
      <text:p text:style-name="Preformatted_20_Text"><text:s/>((coinsidence&gt;=14)||((coinsidence&gt;=12)&amp;&amp;(Intersection&lt;3)))&amp;&amp;</text:p>
      <text:p text:style-name="Preformatted_20_Text"><text:s/>(bunch_density&gt;=StripWidth/2)&amp;&amp;(bunch_significance&gt;bunch_new_significance))</text:p>
      <text:p text:style-name="Preformatted_20_Text"><text:tab/> <text:s/>{</text:p>
      <text:p text:style-name="Preformatted_20_Text"><text:tab/> <text:s/>different_color_dominate++;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 <text:s/>if((indic_length&gt;=2)&amp;&amp;(coinsidence&gt;=12)&amp;&amp;</text:p>
      <text:p text:style-name="Preformatted_20_Text"><text:tab/><text:tab/><text:tab/><text:tab/><text:tab/><text:tab/>(bunch_density&gt;neighbor_bunch_density))</text:p>
      <text:p text:style-name="Preformatted_20_Text"><text:tab/><text:tab/><text:tab/><text:tab/><text:tab/><text:tab/>{</text:p>
      <text:p text:style-name="Preformatted_20_Text"><text:tab/><text:tab/><text:tab/><text:tab/><text:tab/><text:tab/> *(inters_type+count_intersect)=12;</text:p>
      <text:p text:style-name="Preformatted_20_Text"><text:tab/><text:tab/><text:tab/><text:tab/><text:tab/><text:tab/>}</text:p>
      <text:p text:style-name="Preformatted_20_Text"><text:tab/><text:tab/><text:tab/><text:tab/><text:tab/><text:tab/>else</text:p>
      <text:p text:style-name="Preformatted_20_Text"><text:tab/><text:tab/><text:tab/><text:tab/><text:tab/><text:tab/>{</text:p>
      <text:p text:style-name="Preformatted_20_Text"><text:tab/><text:tab/><text:tab/><text:tab/><text:tab/><text:tab/><text:tab/> if((indic_length&lt;2)&amp;&amp;(coinsidence&gt;=12)&amp;&amp;</text:p>
      <text:p text:style-name="Preformatted_20_Text"><text:tab/><text:tab/><text:tab/><text:tab/><text:tab/><text:tab/><text:tab/> (bunch_density&lt;neighbor_bunch_density))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*(inters_type+count_intersect)=13;</text:p>
      <text:p text:style-name="Preformatted_20_Text"><text:tab/><text:tab/><text:tab/><text:tab/><text:tab/><text:tab/><text:tab/> }</text:p>
      <text:p text:style-name="Preformatted_20_Text"><text:tab/><text:tab/><text:tab/><text:tab/><text:tab/><text:tab/><text:tab/> else</text:p>
      <text:p text:style-name="Preformatted_20_Text"><text:tab/><text:tab/><text:tab/><text:tab/><text:tab/><text:tab/><text:tab/> {</text:p>
      <text:p text:style-name="Preformatted_20_Text"><text:soft-page-break/><text:tab/><text:tab/><text:tab/><text:tab/><text:tab/><text:tab/><text:tab/> <text:s/>*(inters_type+count_intersect)=14;</text:p>
      <text:p text:style-name="Preformatted_20_Text"><text:tab/><text:tab/><text:tab/><text:tab/><text:tab/><text:tab/><text:tab/> }</text:p>
      <text:p text:style-name="Preformatted_20_Text"><text:tab/><text:tab/><text:tab/><text:tab/><text:tab/><text:tab/>}</text:p>
      <text:p text:style-name="Preformatted_20_Text"><text:tab/><text:tab/><text:tab/><text:tab/><text:tab/><text:tab/><text:tab/><text:tab/> <text:s/>goto L;</text:p>
      <text:p text:style-name="Preformatted_20_Text"><text:tab/><text:tab/><text:tab/><text:tab/><text:tab/><text:tab/><text:tab/><text:tab/> <text:s/>}</text:p>
      <text:p text:style-name="Preformatted_20_Text"><text:s/>if(test_interaction==6)</text:p>
      <text:p text:style-name="Preformatted_20_Text"><text:s/>{</text:p>
      <text:p text:style-name="Preformatted_20_Text"><text:s/>if(indic_length&lt;2)</text:p>
      <text:p text:style-name="Preformatted_20_Text"><text:tab/><text:tab/><text:tab/><text:tab/><text:tab/><text:tab/><text:tab/><text:tab/> {</text:p>
      <text:p text:style-name="Preformatted_20_Text"><text:tab/> <text:s/>neighbore_share=((coinsidence1*bunch_new_significance)/neighbor_length);</text:p>
      <text:p text:style-name="Preformatted_20_Text"><text:tab/> <text:s/>dif1_col_signif+=neighbore_share;</text:p>
      <text:p text:style-name="Preformatted_20_Text">if(((density_ratio&lt;10)||((density_ratio&lt;11)&amp;&amp;(Intersection&lt;3)))&amp;&amp;</text:p>
      <text:p text:style-name="Preformatted_20_Text"><text:s/>((coinsidence&gt;=14)||((coinsidence&gt;=12)&amp;&amp;(Intersection&lt;3)))&amp;&amp;</text:p>
      <text:p text:style-name="Preformatted_20_Text"><text:s/>(neighbor_bunch_density&gt;=StripWidth/2)&amp;&amp;</text:p>
      <text:p text:style-name="Preformatted_20_Text"><text:s/>(bunch_significance&lt;bunch_new_significance))</text:p>
      <text:p text:style-name="Preformatted_20_Text"><text:tab/> <text:s/>{</text:p>
      <text:p text:style-name="Preformatted_20_Text"><text:tab/> <text:s/>different1_color_dominated++;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<text:tab/><text:tab/><text:tab/><text:tab/><text:tab/><text:tab/><text:tab/> else</text:p>
      <text:p text:style-name="Preformatted_20_Text"><text:tab/><text:tab/><text:tab/><text:tab/><text:tab/><text:tab/><text:tab/><text:tab/> {</text:p>
      <text:p text:style-name="Preformatted_20_Text"><text:tab/> <text:s/>neighbore_share=((coinsidence*bunch_new_significance)/16);</text:p>
      <text:p text:style-name="Preformatted_20_Text"><text:tab/> <text:s/>dif1_col_signif+=neighbore_share;</text:p>
      <text:p text:style-name="Preformatted_20_Text">if(((density_ratio&gt;6)||((density_ratio&gt;5)&amp;&amp;(Intersection&lt;3)))&amp;&amp;</text:p>
      <text:p text:style-name="Preformatted_20_Text"><text:s/>((coinsidence&gt;=14)||((coinsidence&gt;=12)&amp;&amp;(Intersection&lt;3)))&amp;&amp;</text:p>
      <text:p text:style-name="Preformatted_20_Text"><text:s/>(bunch_density&gt;=StripWidth/2)&amp;&amp;(bunch_significance&gt;bunch_new_significance))</text:p>
      <text:p text:style-name="Preformatted_20_Text"><text:tab/> <text:s/>{</text:p>
      <text:p text:style-name="Preformatted_20_Text"><text:tab/> <text:s/>different1_color_dominate++;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 <text:s/>if((indic_length&gt;=2)&amp;&amp;(coinsidence&gt;=12)&amp;&amp;</text:p>
      <text:p text:style-name="Preformatted_20_Text"><text:tab/><text:tab/><text:tab/><text:tab/><text:tab/><text:tab/>(bunch_density&gt;neighbor_bunch_density))</text:p>
      <text:p text:style-name="Preformatted_20_Text"><text:tab/><text:tab/><text:tab/><text:tab/><text:tab/><text:tab/>{</text:p>
      <text:p text:style-name="Preformatted_20_Text"><text:tab/><text:tab/><text:tab/><text:tab/><text:tab/><text:tab/> *(inters_type+count_intersect)=9;</text:p>
      <text:p text:style-name="Preformatted_20_Text"><text:tab/><text:tab/><text:tab/><text:tab/><text:tab/><text:tab/>}</text:p>
      <text:p text:style-name="Preformatted_20_Text"><text:tab/><text:tab/><text:tab/><text:tab/><text:tab/><text:tab/>else</text:p>
      <text:p text:style-name="Preformatted_20_Text"><text:tab/><text:tab/><text:tab/><text:tab/><text:tab/><text:tab/>{</text:p>
      <text:p text:style-name="Preformatted_20_Text"><text:tab/><text:tab/><text:tab/><text:tab/><text:tab/><text:tab/><text:tab/> if((indic_length&lt;2)&amp;&amp;(coinsidence&gt;=12)&amp;&amp;</text:p>
      <text:p text:style-name="Preformatted_20_Text"><text:tab/><text:tab/><text:tab/><text:tab/><text:tab/><text:tab/><text:tab/> (bunch_density&lt;neighbor_bunch_density))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*(inters_type+count_intersect)=10;</text:p>
      <text:p text:style-name="Preformatted_20_Text"><text:tab/><text:tab/><text:tab/><text:tab/><text:tab/><text:tab/><text:tab/> }</text:p>
      <text:p text:style-name="Preformatted_20_Text"><text:tab/><text:tab/><text:tab/><text:tab/><text:tab/><text:tab/><text:tab/> else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<text:s/>*(inters_type+count_intersect)=11;</text:p>
      <text:p text:style-name="Preformatted_20_Text"><text:tab/><text:tab/><text:tab/><text:tab/><text:tab/><text:tab/><text:tab/> }</text:p>
      <text:p text:style-name="Preformatted_20_Text"><text:tab/><text:tab/><text:tab/><text:tab/><text:tab/><text:tab/>}</text:p>
      <text:p text:style-name="Preformatted_20_Text"><text:tab/><text:tab/><text:tab/><text:tab/><text:tab/><text:tab/><text:tab/><text:tab/> <text:s/>goto L;</text:p>
      <text:p text:style-name="Preformatted_20_Text"><text:s/>}</text:p>
      <text:p text:style-name="Preformatted_20_Text"/>
      <text:p text:style-name="Preformatted_20_Text"/>
      <text:p text:style-name="Preformatted_20_Text"><text:tab/><text:tab/><text:tab/><text:tab/><text:tab/><text:tab/><text:tab/>if(test_interaction&lt;=2)</text:p>
      <text:p text:style-name="Preformatted_20_Text"><text:tab/><text:tab/><text:tab/><text:tab/><text:tab/><text:tab/><text:tab/> <text:s/>{</text:p>
      <text:p text:style-name="Preformatted_20_Text"><text:tab/><text:tab/><text:tab/><text:tab/> if(gray_difference&lt;=admis_gray_dif)</text:p>
      <text:p text:style-name="Preformatted_20_Text"><text:tab/><text:tab/><text:tab/><text:tab/> <text:s/>{</text:p>
      <text:p text:style-name="Preformatted_20_Text"><text:tab/><text:tab/><text:tab/><text:tab/><text:tab/><text:tab/><text:tab/><text:tab/> if(indic_length&lt;2)</text:p>
      <text:p text:style-name="Preformatted_20_Text"><text:tab/><text:tab/><text:tab/><text:tab/><text:tab/><text:tab/><text:tab/><text:tab/> {</text:p>
      <text:p text:style-name="Preformatted_20_Text"><text:tab/><text:tab/><text:tab/> neighbore_share=(coinsidence1*bunch_new_significance)/neighbor_length;</text:p>
      <text:p text:style-name="Preformatted_20_Text"><text:soft-page-break/><text:tab/><text:tab/><text:tab/> close_col_signif+=neighbore_share;</text:p>
      <text:p text:style-name="Preformatted_20_Text"><text:tab/><text:tab/><text:tab/> if((Intersection&gt;=8)&amp;&amp;</text:p>
      <text:p text:style-name="Preformatted_20_Text"><text:tab/><text:tab/><text:tab/> ((neighbor_bunch_density&gt;=StripWidth/2)||</text:p>
      <text:p text:style-name="Preformatted_20_Text"><text:tab/><text:tab/><text:tab/> (bunch_density&gt;=StripWidth/2)))</text:p>
      <text:p text:style-name="Preformatted_20_Text"><text:tab/><text:tab/><text:tab/> {</text:p>
      <text:p text:style-name="Preformatted_20_Text"><text:tab/><text:tab/><text:tab/> Merging(bunch,bunch_new);</text:p>
      <text:p text:style-name="Preformatted_20_Text"><text:tab/><text:tab/><text:tab/> }</text:p>
      <text:p text:style-name="Preformatted_20_Text"><text:tab/><text:tab/><text:tab/> if((Intersection&lt;8)&amp;&amp;(coinsidence&lt;12)&amp;&amp;(density_ratio&lt;12)&amp;&amp;</text:p>
      <text:p text:style-name="Preformatted_20_Text"><text:tab/><text:tab/><text:tab/> (density_ratio&gt;=4)&amp;&amp;((neighbor_bunch_density&gt;=StripWidth/2)||</text:p>
      <text:p text:style-name="Preformatted_20_Text"><text:tab/><text:tab/><text:tab/> (bunch_density&gt;=StripWidth/2)))</text:p>
      <text:p text:style-name="Preformatted_20_Text"><text:tab/><text:tab/><text:tab/> {</text:p>
      <text:p text:style-name="Preformatted_20_Text"><text:tab/><text:tab/><text:tab/> Extension(bunch,bunch_new);</text:p>
      <text:p text:style-name="Preformatted_20_Text"><text:tab/><text:tab/><text:tab/> }</text:p>
      <text:p text:style-name="Preformatted_20_Text"><text:s/>if(((density_ratio&lt;10)||((density_ratio&lt;11)&amp;&amp;(Intersection&lt;3)))&amp;&amp;</text:p>
      <text:p text:style-name="Preformatted_20_Text"><text:s/>((coinsidence&gt;=14)||((coinsidence&gt;=12)&amp;&amp;(Intersection&lt;3)))&amp;&amp;</text:p>
      <text:p text:style-name="Preformatted_20_Text"><text:s/>(neighbor_bunch_density&gt;=StripWidth/2)&amp;&amp;</text:p>
      <text:p text:style-name="Preformatted_20_Text"><text:s/>(bunch_significance&lt;bunch_new_significance))</text:p>
      <text:p text:style-name="Preformatted_20_Text"><text:tab/> <text:s/>{</text:p>
      <text:p text:style-name="Preformatted_20_Text"><text:tab/> <text:s/>close_color_dominated++;</text:p>
      <text:p text:style-name="Preformatted_20_Text"><text:tab/><text:tab/> <text:s/>if(bunch_new_significance&gt;close_color_dominant_signif)</text:p>
      <text:p text:style-name="Preformatted_20_Text"><text:tab/><text:tab/> <text:s/>{</text:p>
      <text:p text:style-name="Preformatted_20_Text"><text:tab/><text:tab/> <text:s/>close_color_dominant=bunch_new;</text:p>
      <text:p text:style-name="Preformatted_20_Text"><text:tab/><text:tab/> <text:s/>close_color_dominant_signif=bunch_new_significance;</text:p>
      <text:p text:style-name="Preformatted_20_Text"><text:tab/><text:tab/> <text:s/>}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<text:tab/><text:tab/><text:tab/><text:tab/><text:tab/><text:tab/><text:tab/> else</text:p>
      <text:p text:style-name="Preformatted_20_Text"><text:tab/><text:tab/><text:tab/><text:tab/><text:tab/><text:tab/><text:tab/><text:tab/> {</text:p>
      <text:p text:style-name="Preformatted_20_Text"><text:tab/><text:tab/><text:tab/> neighbore_share=(coinsidence*bunch_new_significance)/16;</text:p>
      <text:p text:style-name="Preformatted_20_Text"><text:tab/><text:tab/><text:tab/> close_col_signif+=neighbore_share;</text:p>
      <text:p text:style-name="Preformatted_20_Text"><text:s/>if(((density_ratio&gt;6)||((density_ratio&gt;5)&amp;&amp;(Intersection&lt;3)))&amp;&amp;</text:p>
      <text:p text:style-name="Preformatted_20_Text"><text:s/>((coinsidence&gt;=14)||((coinsidence&gt;=12)&amp;&amp;(Intersection&lt;3)))&amp;&amp;</text:p>
      <text:p text:style-name="Preformatted_20_Text"><text:s/>(bunch_density&gt;=StripWidth/2)&amp;&amp;(bunch_significance&gt;bunch_new_significance))</text:p>
      <text:p text:style-name="Preformatted_20_Text"><text:tab/> <text:s/>{</text:p>
      <text:p text:style-name="Preformatted_20_Text"><text:tab/> <text:s/>close_color_dominate++;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<text:tab/><text:tab/><text:tab/><text:tab/><text:tab/>if((indic_length&gt;=2)&amp;&amp;(coinsidence&gt;=12)&amp;&amp;</text:p>
      <text:p text:style-name="Preformatted_20_Text"><text:tab/><text:tab/><text:tab/><text:tab/><text:tab/><text:tab/>(bunch_density&gt;neighbor_bunch_density))</text:p>
      <text:p text:style-name="Preformatted_20_Text"><text:tab/><text:tab/><text:tab/><text:tab/><text:tab/><text:tab/>{</text:p>
      <text:p text:style-name="Preformatted_20_Text"><text:tab/><text:tab/><text:tab/><text:tab/><text:tab/><text:tab/> *(inters_type+count_intersect)=0;</text:p>
      <text:p text:style-name="Preformatted_20_Text"><text:tab/><text:tab/><text:tab/><text:tab/><text:tab/><text:tab/>}</text:p>
      <text:p text:style-name="Preformatted_20_Text"><text:tab/><text:tab/><text:tab/><text:tab/><text:tab/><text:tab/>else</text:p>
      <text:p text:style-name="Preformatted_20_Text"><text:tab/><text:tab/><text:tab/><text:tab/><text:tab/><text:tab/>{</text:p>
      <text:p text:style-name="Preformatted_20_Text"><text:tab/><text:tab/><text:tab/><text:tab/><text:tab/><text:tab/><text:tab/> if((indic_length&lt;2)&amp;&amp;(coinsidence&gt;=12)&amp;&amp;</text:p>
      <text:p text:style-name="Preformatted_20_Text"><text:tab/><text:tab/><text:tab/><text:tab/><text:tab/><text:tab/><text:tab/> (bunch_density&lt;neighbor_bunch_density))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*(inters_type+count_intersect)=1;</text:p>
      <text:p text:style-name="Preformatted_20_Text"><text:tab/><text:tab/><text:tab/><text:tab/><text:tab/><text:tab/><text:tab/> }</text:p>
      <text:p text:style-name="Preformatted_20_Text"><text:tab/><text:tab/><text:tab/><text:tab/><text:tab/><text:tab/><text:tab/> else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<text:s/>*(inters_type+count_intersect)=2;</text:p>
      <text:p text:style-name="Preformatted_20_Text"><text:tab/><text:tab/><text:tab/><text:tab/><text:tab/><text:tab/><text:tab/> }</text:p>
      <text:p text:style-name="Preformatted_20_Text"><text:tab/><text:tab/><text:tab/><text:tab/><text:tab/><text:tab/>}</text:p>
      <text:p text:style-name="Preformatted_20_Text"><text:tab/><text:tab/><text:tab/><text:tab/><text:tab/><text:tab/><text:tab/><text:tab/><text:tab/> }</text:p>
      <text:p text:style-name="Preformatted_20_Text"><text:tab/><text:tab/><text:tab/><text:tab/> <text:s/>else</text:p>
      <text:p text:style-name="Preformatted_20_Text"><text:tab/><text:tab/><text:tab/><text:tab/> <text:s/>{</text:p>
      <text:p text:style-name="Preformatted_20_Text"><text:tab/><text:tab/><text:tab/><text:tab/> <text:s/>if(indic_length&lt;2)</text:p>
      <text:p text:style-name="Preformatted_20_Text"><text:soft-page-break/><text:tab/><text:tab/><text:tab/><text:tab/><text:tab/><text:tab/><text:tab/><text:tab/> {</text:p>
      <text:p text:style-name="Preformatted_20_Text"><text:tab/><text:tab/><text:tab/> neighbore_share=(coinsidence1*bunch_new_significance)/neighbor_length;</text:p>
      <text:p text:style-name="Preformatted_20_Text"><text:tab/><text:tab/><text:tab/> close_shade_signif+=neighbore_share;</text:p>
      <text:p text:style-name="Preformatted_20_Text">if(((density_ratio&lt;10)||((density_ratio&lt;11)&amp;&amp;(Intersection&lt;3)))&amp;&amp;</text:p>
      <text:p text:style-name="Preformatted_20_Text"><text:s/>((coinsidence&gt;=14)||((coinsidence&gt;=12)&amp;&amp;(Intersection&lt;3)))&amp;&amp;</text:p>
      <text:p text:style-name="Preformatted_20_Text"><text:s/>(neighbor_bunch_density&gt;=StripWidth/2)&amp;&amp;</text:p>
      <text:p text:style-name="Preformatted_20_Text"><text:s/>(bunch_significance&lt;bunch_new_significance))</text:p>
      <text:p text:style-name="Preformatted_20_Text"><text:tab/> <text:s/>{</text:p>
      <text:p text:style-name="Preformatted_20_Text"><text:tab/> <text:s/>close_shade_dominated++;</text:p>
      <text:p text:style-name="Preformatted_20_Text"><text:tab/> <text:s/>if(bunch_new_significance&gt;close_shade_dominant_signif)</text:p>
      <text:p text:style-name="Preformatted_20_Text"><text:tab/><text:tab/> <text:s/>{</text:p>
      <text:p text:style-name="Preformatted_20_Text"><text:tab/><text:tab/> <text:s/>close_shade_dominant=bunch_new;</text:p>
      <text:p text:style-name="Preformatted_20_Text"><text:tab/><text:tab/> <text:s/>close_shade_dominant_signif=bunch_new_significance;</text:p>
      <text:p text:style-name="Preformatted_20_Text"><text:tab/><text:tab/> <text:s/>}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<text:tab/><text:tab/><text:tab/><text:tab/><text:tab/><text:tab/><text:tab/> else</text:p>
      <text:p text:style-name="Preformatted_20_Text"><text:tab/><text:tab/><text:tab/><text:tab/><text:tab/><text:tab/><text:tab/><text:tab/> {</text:p>
      <text:p text:style-name="Preformatted_20_Text"><text:tab/><text:tab/><text:tab/> neighbore_share=(coinsidence*bunch_new_significance)/16;</text:p>
      <text:p text:style-name="Preformatted_20_Text"><text:tab/><text:tab/><text:tab/> close_shade_signif+=neighbore_share;</text:p>
      <text:p text:style-name="Preformatted_20_Text">if(((density_ratio&gt;6)||((density_ratio&gt;5)&amp;&amp;(Intersection&lt;3)))&amp;&amp;</text:p>
      <text:p text:style-name="Preformatted_20_Text"><text:s/>((coinsidence&gt;=14)||((coinsidence&gt;=12)&amp;&amp;(Intersection&lt;3)))&amp;&amp;</text:p>
      <text:p text:style-name="Preformatted_20_Text"><text:s/>(bunch_density&gt;=StripWidth/2)&amp;&amp;(bunch_significance&gt;bunch_new_significance))</text:p>
      <text:p text:style-name="Preformatted_20_Text"><text:tab/> <text:s/>{</text:p>
      <text:p text:style-name="Preformatted_20_Text"><text:tab/> <text:s/>close_shade_dominate++;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<text:tab/><text:tab/> if((indic_length&gt;=2)&amp;&amp;(coinsidence&gt;=12)&amp;&amp;</text:p>
      <text:p text:style-name="Preformatted_20_Text"><text:tab/><text:tab/><text:tab/><text:tab/><text:tab/><text:tab/>(bunch_density&gt;neighbor_bunch_density))</text:p>
      <text:p text:style-name="Preformatted_20_Text"><text:tab/><text:tab/><text:tab/><text:tab/><text:tab/><text:tab/>{</text:p>
      <text:p text:style-name="Preformatted_20_Text"><text:tab/><text:tab/><text:tab/><text:tab/><text:tab/><text:tab/> *(inters_type+count_intersect)=3;</text:p>
      <text:p text:style-name="Preformatted_20_Text"><text:tab/><text:tab/><text:tab/><text:tab/><text:tab/><text:tab/>}</text:p>
      <text:p text:style-name="Preformatted_20_Text"><text:tab/><text:tab/><text:tab/><text:tab/><text:tab/><text:tab/>else</text:p>
      <text:p text:style-name="Preformatted_20_Text"><text:tab/><text:tab/><text:tab/><text:tab/><text:tab/><text:tab/>{</text:p>
      <text:p text:style-name="Preformatted_20_Text"><text:tab/><text:tab/><text:tab/><text:tab/><text:tab/><text:tab/><text:tab/> if((indic_length&lt;2)&amp;&amp;(coinsidence&gt;=12)&amp;&amp;</text:p>
      <text:p text:style-name="Preformatted_20_Text"><text:tab/><text:tab/><text:tab/><text:tab/><text:tab/><text:tab/><text:tab/> (bunch_density&lt;neighbor_bunch_density))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*(inters_type+count_intersect)=4;</text:p>
      <text:p text:style-name="Preformatted_20_Text"><text:tab/><text:tab/><text:tab/><text:tab/><text:tab/><text:tab/><text:tab/> }</text:p>
      <text:p text:style-name="Preformatted_20_Text"><text:tab/><text:tab/><text:tab/><text:tab/><text:tab/><text:tab/><text:tab/> else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<text:s/>*(inters_type+count_intersect)=5;</text:p>
      <text:p text:style-name="Preformatted_20_Text"><text:tab/><text:tab/><text:tab/><text:tab/><text:tab/><text:tab/><text:tab/> }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 <text:s/>goto L;</text:p>
      <text:p text:style-name="Preformatted_20_Text"><text:tab/><text:tab/><text:tab/><text:tab/><text:tab/><text:tab/> <text:s/>}</text:p>
      <text:p text:style-name="Preformatted_20_Text"/>
      <text:p text:style-name="Preformatted_20_Text"><text:tab/><text:tab/><text:tab/><text:tab/><text:tab/><text:tab/><text:tab/><text:tab/><text:tab/><text:tab/>if(test_interaction!=4)</text:p>
      <text:p text:style-name="Preformatted_20_Text"><text:tab/><text:tab/><text:tab/><text:tab/><text:tab/><text:tab/><text:tab/><text:tab/><text:tab/><text:tab/> {</text:p>
      <text:p text:style-name="Preformatted_20_Text"><text:tab/><text:tab/><text:tab/> <text:s/>if(indic_length&lt;2)</text:p>
      <text:p text:style-name="Preformatted_20_Text"><text:tab/><text:tab/><text:tab/><text:tab/><text:tab/><text:tab/><text:tab/><text:tab/> {</text:p>
      <text:p text:style-name="Preformatted_20_Text"><text:tab/><text:tab/><text:tab/>neighbore_share=(coinsidence1*bunch_new_significance)/neighbor_length;</text:p>
      <text:p text:style-name="Preformatted_20_Text"><text:tab/><text:tab/><text:tab/> close_shade_signif+=neighbore_share;</text:p>
      <text:p text:style-name="Preformatted_20_Text">/*if(((density_ratio&lt;10)||((density_ratio&lt;11)&amp;&amp;(Intersection&lt;3)))&amp;&amp;</text:p>
      <text:p text:style-name="Preformatted_20_Text"><text:s/>((coinsidence&gt;=14)||((coinsidence&gt;=12)&amp;&amp;(Intersection&lt;3)))&amp;&amp;</text:p>
      <text:p text:style-name="Preformatted_20_Text"><text:s/>(neighbor_bunch_density&gt;=StripWidth/2)&amp;&amp;</text:p>
      <text:p text:style-name="Preformatted_20_Text"><text:s/>(bunch_significance&lt;bunch_new_significance)&amp;&amp;</text:p>
      <text:p text:style-name="Preformatted_20_Text"><text:soft-page-break/><text:s/>(((corrected_bunch_minimal_hue&lt;=neighbor_bunch_mean_hue)&amp;&amp;</text:p>
      <text:p text:style-name="Preformatted_20_Text"><text:s/>(neighbor_bunch_mean_hue&lt;=corrected_bunch_maximal_hue))</text:p>
      <text:p text:style-name="Preformatted_20_Text"><text:s/>||((corrected_bunch_minimal_hue&lt;=neighbor_bunch_mean_hue+NUM_HUES)&amp;&amp;</text:p>
      <text:p text:style-name="Preformatted_20_Text"><text:s/>((neighbor_bunch_mean_hue+NUM_HUES)&lt;=corrected_bunch_maximal_hue))))*/</text:p>
      <text:p text:style-name="Preformatted_20_Text"><text:s/>if(((density_ratio&lt;10)||((density_ratio&lt;11)&amp;&amp;(Intersection&lt;3)))&amp;&amp;</text:p>
      <text:p text:style-name="Preformatted_20_Text"><text:s/>((coinsidence&gt;=14)||((coinsidence&gt;=12)&amp;&amp;(Intersection&lt;3)))&amp;&amp;</text:p>
      <text:p text:style-name="Preformatted_20_Text"><text:s/>(neighbor_bunch_density&gt;=StripWidth/2)&amp;&amp;</text:p>
      <text:p text:style-name="Preformatted_20_Text"><text:s/>(bunch_significance&lt;bunch_new_significance))</text:p>
      <text:p text:style-name="Preformatted_20_Text"><text:tab/> <text:s/>{</text:p>
      <text:p text:style-name="Preformatted_20_Text"><text:tab/> <text:s/>close_shade_dominated++;</text:p>
      <text:p text:style-name="Preformatted_20_Text"><text:s text:c="5"/>if(bunch_new_significance&gt;close_shade_dominant_signif)</text:p>
      <text:p text:style-name="Preformatted_20_Text"><text:tab/><text:tab/> <text:s/>{</text:p>
      <text:p text:style-name="Preformatted_20_Text"><text:tab/><text:tab/> <text:s/>close_shade_dominant=bunch_new;</text:p>
      <text:p text:style-name="Preformatted_20_Text"><text:tab/><text:tab/> <text:s/>close_shade_dominant_signif=bunch_new_significance;</text:p>
      <text:p text:style-name="Preformatted_20_Text"><text:tab/><text:tab/> <text:s/>}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<text:tab/><text:tab/><text:tab/><text:tab/><text:tab/><text:tab/><text:tab/> else</text:p>
      <text:p text:style-name="Preformatted_20_Text"><text:tab/><text:tab/><text:tab/><text:tab/><text:tab/><text:tab/><text:tab/><text:tab/> {</text:p>
      <text:p text:style-name="Preformatted_20_Text"><text:tab/><text:tab/><text:tab/> neighbore_share=(coinsidence*bunch_new_significance)/16;</text:p>
      <text:p text:style-name="Preformatted_20_Text"><text:tab/><text:tab/><text:tab/> close_shade_signif+=neighbore_share;</text:p>
      <text:p text:style-name="Preformatted_20_Text">if(((density_ratio&gt;6)||((density_ratio&gt;5)&amp;&amp;(Intersection&lt;3)))&amp;&amp;</text:p>
      <text:p text:style-name="Preformatted_20_Text"><text:s/>((coinsidence&gt;=14)||((coinsidence&gt;=12)&amp;&amp;(Intersection&lt;3)))&amp;&amp;</text:p>
      <text:p text:style-name="Preformatted_20_Text"><text:s/>(bunch_density&gt;=StripWidth/2)&amp;&amp;(bunch_significance&gt;bunch_new_significance))</text:p>
      <text:p text:style-name="Preformatted_20_Text"><text:tab/> <text:s/>{</text:p>
      <text:p text:style-name="Preformatted_20_Text"><text:tab/> <text:s/>close_shade_dominate++;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/>
      <text:p text:style-name="Preformatted_20_Text"><text:tab/><text:tab/><text:tab/> <text:s/>if((indic_length&gt;=2)&amp;&amp;(coinsidence&gt;=12)&amp;&amp;</text:p>
      <text:p text:style-name="Preformatted_20_Text"><text:tab/><text:tab/><text:tab/><text:tab/><text:tab/><text:tab/>(bunch_density&gt;neighbor_bunch_density))</text:p>
      <text:p text:style-name="Preformatted_20_Text"><text:tab/><text:tab/><text:tab/><text:tab/><text:tab/><text:tab/>{</text:p>
      <text:p text:style-name="Preformatted_20_Text"><text:tab/><text:tab/><text:tab/><text:tab/><text:tab/><text:tab/> *(inters_type+count_intersect)=3;</text:p>
      <text:p text:style-name="Preformatted_20_Text"><text:tab/><text:tab/><text:tab/><text:tab/><text:tab/><text:tab/>}</text:p>
      <text:p text:style-name="Preformatted_20_Text"><text:tab/><text:tab/><text:tab/><text:tab/><text:tab/><text:tab/>else</text:p>
      <text:p text:style-name="Preformatted_20_Text"><text:tab/><text:tab/><text:tab/><text:tab/><text:tab/><text:tab/>{</text:p>
      <text:p text:style-name="Preformatted_20_Text"><text:tab/><text:tab/><text:tab/><text:tab/><text:tab/><text:tab/><text:tab/> if((indic_length&lt;2)&amp;&amp;(coinsidence&gt;=12)&amp;&amp;</text:p>
      <text:p text:style-name="Preformatted_20_Text"><text:tab/><text:tab/><text:tab/><text:tab/><text:tab/><text:tab/><text:tab/> (bunch_density&lt;neighbor_bunch_density))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*(inters_type+count_intersect)=4;</text:p>
      <text:p text:style-name="Preformatted_20_Text"><text:tab/><text:tab/><text:tab/><text:tab/><text:tab/><text:tab/><text:tab/> }</text:p>
      <text:p text:style-name="Preformatted_20_Text"><text:tab/><text:tab/><text:tab/><text:tab/><text:tab/><text:tab/><text:tab/> else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<text:s/>*(inters_type+count_intersect)=5;</text:p>
      <text:p text:style-name="Preformatted_20_Text"><text:tab/><text:tab/><text:tab/><text:tab/><text:tab/><text:tab/><text:tab/> }</text:p>
      <text:p text:style-name="Preformatted_20_Text"><text:tab/><text:tab/><text:tab/><text:tab/><text:tab/><text:tab/>}</text:p>
      <text:p text:style-name="Preformatted_20_Text"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{</text:p>
      <text:p text:style-name="Preformatted_20_Text"><text:tab/><text:tab/><text:tab/> <text:s/>if(indic_length&lt;2)</text:p>
      <text:p text:style-name="Preformatted_20_Text"><text:tab/><text:tab/><text:tab/><text:tab/><text:tab/><text:tab/><text:tab/><text:tab/> {</text:p>
      <text:p text:style-name="Preformatted_20_Text"><text:tab/><text:tab/><text:tab/>neighbore_share=(coinsidence1*bunch_new_significance)/neighbor_length;</text:p>
      <text:p text:style-name="Preformatted_20_Text"><text:tab/><text:tab/><text:tab/> <text:s/>close_shade1_signif+=neighbore_share;</text:p>
      <text:p text:style-name="Preformatted_20_Text">if(((density_ratio&lt;10)||((density_ratio&lt;11)&amp;&amp;(Intersection&lt;3)))&amp;&amp;</text:p>
      <text:p text:style-name="Preformatted_20_Text"><text:s/>((coinsidence&gt;=14)||((coinsidence&gt;=12)&amp;&amp;(Intersection&lt;3)))&amp;&amp;</text:p>
      <text:p text:style-name="Preformatted_20_Text"><text:s/>(neighbor_bunch_density&gt;=StripWidth/2)&amp;&amp;</text:p>
      <text:p text:style-name="Preformatted_20_Text"><text:s/>(bunch_significance&lt;bunch_new_significance))</text:p>
      <text:p text:style-name="Preformatted_20_Text"><text:tab/> <text:s/>{</text:p>
      <text:p text:style-name="Preformatted_20_Text"><text:soft-page-break/><text:tab/> <text:s/>close_shade1_dominated++;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<text:tab/><text:tab/><text:tab/><text:tab/><text:tab/><text:tab/><text:tab/> else</text:p>
      <text:p text:style-name="Preformatted_20_Text"><text:tab/><text:tab/><text:tab/><text:tab/><text:tab/><text:tab/><text:tab/><text:tab/> {</text:p>
      <text:p text:style-name="Preformatted_20_Text"><text:tab/><text:tab/><text:tab/> <text:s/>neighbore_share=(coinsidence*bunch_new_significance)/16;</text:p>
      <text:p text:style-name="Preformatted_20_Text"><text:tab/><text:tab/><text:tab/> <text:s/>close_shade1_signif+=neighbore_share;</text:p>
      <text:p text:style-name="Preformatted_20_Text">if(((density_ratio&gt;6)||((density_ratio&gt;5)&amp;&amp;(Intersection&lt;3)))&amp;&amp;</text:p>
      <text:p text:style-name="Preformatted_20_Text"><text:s/>((coinsidence&gt;=14)||((coinsidence&gt;=12)&amp;&amp;(Intersection&lt;3)))&amp;&amp;</text:p>
      <text:p text:style-name="Preformatted_20_Text"><text:s/>(bunch_density&gt;=StripWidth/2)&amp;&amp;(bunch_significance&gt;bunch_new_significance))</text:p>
      <text:p text:style-name="Preformatted_20_Text"><text:tab/> <text:s/>{</text:p>
      <text:p text:style-name="Preformatted_20_Text"><text:tab/> <text:s/>close_shade1_dominate++;</text:p>
      <text:p text:style-name="Preformatted_20_Text"><text:tab/> <text:s/>}</text:p>
      <text:p text:style-name="Preformatted_20_Text"><text:tab/><text:tab/><text:tab/><text:tab/><text:tab/><text:tab/><text:tab/><text:tab/> }</text:p>
      <text:p text:style-name="Preformatted_20_Text"><text:tab/><text:tab/><text:tab/> <text:s/>if((indic_length&gt;=2)&amp;&amp;(coinsidence&gt;=12)&amp;&amp;</text:p>
      <text:p text:style-name="Preformatted_20_Text"><text:tab/><text:tab/><text:tab/><text:tab/><text:tab/><text:tab/>(bunch_density&gt;neighbor_bunch_density))</text:p>
      <text:p text:style-name="Preformatted_20_Text"><text:tab/><text:tab/><text:tab/><text:tab/><text:tab/><text:tab/>{</text:p>
      <text:p text:style-name="Preformatted_20_Text"><text:tab/><text:tab/><text:tab/><text:tab/><text:tab/><text:tab/> *(inters_type+count_intersect)=6;</text:p>
      <text:p text:style-name="Preformatted_20_Text"><text:tab/><text:tab/><text:tab/><text:tab/><text:tab/><text:tab/>}</text:p>
      <text:p text:style-name="Preformatted_20_Text"><text:tab/><text:tab/><text:tab/><text:tab/><text:tab/><text:tab/>else</text:p>
      <text:p text:style-name="Preformatted_20_Text"><text:tab/><text:tab/><text:tab/><text:tab/><text:tab/><text:tab/>{</text:p>
      <text:p text:style-name="Preformatted_20_Text"><text:tab/><text:tab/><text:tab/><text:tab/><text:tab/><text:tab/><text:tab/> if((indic_length&lt;2)&amp;&amp;(coinsidence&gt;=12)&amp;&amp;</text:p>
      <text:p text:style-name="Preformatted_20_Text"><text:tab/><text:tab/><text:tab/><text:tab/><text:tab/><text:tab/><text:tab/> (bunch_density&lt;neighbor_bunch_density))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*(inters_type+count_intersect)=7;</text:p>
      <text:p text:style-name="Preformatted_20_Text"><text:tab/><text:tab/><text:tab/><text:tab/><text:tab/><text:tab/><text:tab/> }</text:p>
      <text:p text:style-name="Preformatted_20_Text"><text:tab/><text:tab/><text:tab/><text:tab/><text:tab/><text:tab/><text:tab/> else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<text:s/>*(inters_type+count_intersect)=8;</text:p>
      <text:p text:style-name="Preformatted_20_Text"><text:tab/><text:tab/><text:tab/><text:tab/><text:tab/><text:tab/><text:tab/> }</text:p>
      <text:p text:style-name="Preformatted_20_Text"><text:tab/><text:tab/><text:tab/><text:tab/><text:tab/><text:tab/>}</text:p>
      <text:p text:style-name="Preformatted_20_Text"/>
      <text:p text:style-name="Preformatted_20_Text"><text:tab/><text:tab/><text:tab/><text:tab/><text:tab/><text:tab/><text:tab/><text:tab/><text:tab/> <text:s/>}</text:p>
      <text:p text:style-name="Preformatted_20_Text"><text:tab/><text:tab/><text:tab/> L:;</text:p>
      <text:p text:style-name="Preformatted_20_Text"><text:tab/> <text:s/>//if()</text:p>
      <text:p text:style-name="Preformatted_20_Text"><text:tab/><text:tab/><text:tab/> }</text:p>
      <text:p text:style-name="Preformatted_20_Text"><text:tab/><text:tab/><text:tab/> else</text:p>
      <text:p text:style-name="Preformatted_20_Text"><text:tab/><text:tab/><text:tab/><text:tab/>{</text:p>
      <text:p text:style-name="Preformatted_20_Text"><text:tab/><text:tab/><text:tab/><text:tab/>if(test_interaction&lt;=2)</text:p>
      <text:p text:style-name="Preformatted_20_Text"><text:tab/><text:tab/><text:tab/><text:tab/><text:tab/><text:tab/><text:tab/> <text:s/>{</text:p>
      <text:p text:style-name="Preformatted_20_Text"><text:tab/><text:tab/><text:tab/><text:tab/><text:tab/><text:tab/><text:tab/> <text:s/>;</text:p>
      <text:p text:style-name="Preformatted_20_Text"><text:tab/><text:tab/><text:tab/><text:tab/><text:tab/><text:tab/><text:tab/> <text:s/>}</text:p>
      <text:p text:style-name="Preformatted_20_Text"><text:tab/><text:tab/><text:tab/><text:tab/>}</text:p>
      <text:p text:style-name="Preformatted_20_Text"><text:tab/><text:tab/><text:tab/><text:tab/><text:tab/><text:tab/><text:tab/><text:tab/><text:tab/><text:tab/><text:tab/><text:tab/><text:tab/><text:tab/><text:tab/><text:tab/> <text:s/>}</text:p>
      <text:p text:style-name="Preformatted_20_Text"><text:tab/><text:tab/><text:tab/><text:tab/><text:tab/> <text:s/>}</text:p>
      <text:p text:style-name="Preformatted_20_Text"><text:tab/><text:tab/> }</text:p>
      <text:p text:style-name="Preformatted_20_Text"/>
      <text:p text:style-name="Preformatted_20_Text"><text:tab/> <text:s/>}</text:p>
      <text:p text:style-name="Preformatted_20_Text"><text:tab/> <text:s/>else</text:p>
      <text:p text:style-name="Preformatted_20_Text"><text:tab/> <text:s/>{</text:p>
      <text:p text:style-name="Preformatted_20_Text"><text:tab/> <text:s/>unique_colored++;</text:p>
      <text:p text:style-name="Preformatted_20_Text"><text:tab/> <text:s/>}</text:p>
      <text:p text:style-name="Preformatted_20_Text"/>
      <text:p text:style-name="Preformatted_20_Text"><text:s text:c="2"/>}</text:p>
      <text:p text:style-name="Preformatted_20_Text"/>
      <text:p text:style-name="Preformatted_20_Text"><text:tab/>unique_ratio=16*unique_colored/paint_length;</text:p>
      <text:p text:style-name="Preformatted_20_Text"><text:tab/>if(bunch_hue_zone==2)</text:p>
      <text:p text:style-name="Preformatted_20_Text"><text:soft-page-break/><text:tab/>{</text:p>
      <text:p text:style-name="Preformatted_20_Text"><text:tab/><text:tab/> if(unique_ratio&gt;=14)</text:p>
      <text:p text:style-name="Preformatted_20_Text"><text:tab/><text:tab/> {</text:p>
      <text:p text:style-name="Preformatted_20_Text"><text:tab/> if((bunch_mean_saturation&lt;=2)&amp;&amp;(bunch_mean_gray&lt;=36)&amp;&amp;</text:p>
      <text:p text:style-name="Preformatted_20_Text"><text:tab/> (bunch_density&lt;(StripWidth/2)))</text:p>
      <text:p text:style-name="Preformatted_20_Text"><text:tab/> {</text:p>
      <text:p text:style-name="Preformatted_20_Text"><text:tab/> //*(bunch_blocking+bunch)=NumberOfColoredIntervals+1;</text:p>
      <text:p text:style-name="Preformatted_20_Text"><text:tab/> goto M;</text:p>
      <text:p text:style-name="Preformatted_20_Text"><text:tab/> }</text:p>
      <text:p text:style-name="Preformatted_20_Text"><text:tab/><text:tab/> }</text:p>
      <text:p text:style-name="Preformatted_20_Text"><text:tab/>}</text:p>
      <text:p text:style-name="Preformatted_20_Text"><text:tab/><text:tab/><text:tab/>if(bunch_hue_zone==4)</text:p>
      <text:p text:style-name="Preformatted_20_Text"><text:tab/>{</text:p>
      <text:p text:style-name="Preformatted_20_Text"/>
      <text:p text:style-name="Preformatted_20_Text"/>
      <text:p text:style-name="Preformatted_20_Text"><text:tab/><text:tab/><text:tab/><text:tab/><text:tab/><text:tab/>if(((close_col_signif+close_shade_signif+close_shade1_signif)&lt;</text:p>
      <text:p text:style-name="Preformatted_20_Text"><text:tab/><text:tab/><text:tab/><text:tab/><text:tab/><text:tab/>bunch_significance/2)&amp;&amp;(bunch_density&lt;(StripWidth/3))&amp;&amp;</text:p>
      <text:p text:style-name="Preformatted_20_Text"><text:tab/><text:tab/><text:tab/><text:tab/><text:tab/><text:tab/>(bunch_mean_saturation&lt;=2)&amp;&amp;(bunch_mean_gray&lt;=30))</text:p>
      <text:p text:style-name="Preformatted_20_Text"><text:tab/><text:tab/><text:tab/><text:tab/><text:tab/><text:tab/>{</text:p>
      <text:p text:style-name="Preformatted_20_Text"><text:tab/><text:tab/><text:tab/><text:tab/><text:tab/><text:tab/>//*(bunch_blocking+bunch)=NumberOfColoredIntervals+1;</text:p>
      <text:p text:style-name="Preformatted_20_Text"><text:tab/><text:tab/><text:tab/><text:tab/><text:tab/><text:tab/>goto M;</text:p>
      <text:p text:style-name="Preformatted_20_Text"><text:tab/><text:tab/><text:tab/><text:tab/><text:tab/><text:tab/>}</text:p>
      <text:p text:style-name="Preformatted_20_Text"><text:tab/><text:tab/><text:tab/><text:tab/><text:tab/><text:tab/>if(((close_col_signif+close_shade_signif+close_shade1_signif)&lt;</text:p>
      <text:p text:style-name="Preformatted_20_Text"><text:tab/><text:tab/><text:tab/><text:tab/><text:tab/><text:tab/>bunch_significance/2)&amp;&amp;(bunch_density/2&lt;(StripWidth/3))&amp;&amp;</text:p>
      <text:p text:style-name="Preformatted_20_Text"><text:tab/><text:tab/><text:tab/><text:tab/><text:tab/><text:tab/>(bunch_mean_saturation&lt;=5)&amp;&amp;(bunch_mean_gray&lt;=7))</text:p>
      <text:p text:style-name="Preformatted_20_Text"><text:tab/><text:tab/><text:tab/><text:tab/><text:tab/><text:tab/>{</text:p>
      <text:p text:style-name="Preformatted_20_Text"><text:tab/><text:tab/><text:tab/><text:tab/><text:tab/><text:tab/>//*(bunch_blocking+bunch)=NumberOfColoredIntervals+1;</text:p>
      <text:p text:style-name="Preformatted_20_Text"><text:tab/><text:tab/><text:tab/><text:tab/><text:tab/><text:tab/>goto M;</text:p>
      <text:p text:style-name="Preformatted_20_Text"><text:tab/><text:tab/><text:tab/><text:tab/><text:tab/><text:tab/>}</text:p>
      <text:p text:style-name="Preformatted_20_Text"><text:tab/><text:tab/><text:tab/><text:tab/><text:tab/><text:tab/>if(((close_col_signif+close_shade_signif+close_shade1_signif)&lt;</text:p>
      <text:p text:style-name="Preformatted_20_Text"><text:tab/><text:tab/><text:tab/><text:tab/><text:tab/><text:tab/>bunch_significance/2)&amp;&amp;(bunch_density/2&lt;(StripWidth/2))&amp;&amp;</text:p>
      <text:p text:style-name="Preformatted_20_Text"><text:tab/><text:tab/><text:tab/><text:tab/><text:tab/><text:tab/>(bunch_mean_saturation&lt;=5)&amp;&amp;(bunch_mean_gray&lt;=4)&amp;&amp;</text:p>
      <text:p text:style-name="Preformatted_20_Text"><text:tab/><text:tab/><text:tab/><text:tab/><text:tab/><text:tab/>(unique_ratio&lt;=8))</text:p>
      <text:p text:style-name="Preformatted_20_Text"><text:tab/><text:tab/><text:tab/><text:tab/><text:tab/><text:tab/>{</text:p>
      <text:p text:style-name="Preformatted_20_Text"><text:tab/><text:tab/><text:tab/><text:tab/><text:tab/><text:tab/>//*(bunch_blocking+bunch)=NumberOfColoredIntervals+1;//block!!!</text:p>
      <text:p text:style-name="Preformatted_20_Text"><text:tab/><text:tab/><text:tab/><text:tab/><text:tab/><text:tab/>goto M;</text:p>
      <text:p text:style-name="Preformatted_20_Text"><text:tab/><text:tab/><text:tab/><text:tab/><text:tab/><text:tab/>}</text:p>
      <text:p text:style-name="Preformatted_20_Text"><text:tab/><text:tab/><text:tab/><text:tab/><text:tab/><text:tab/>if(((close_col_signif+close_shade_signif)&gt;</text:p>
      <text:p text:style-name="Preformatted_20_Text"><text:tab/><text:tab/><text:tab/><text:tab/><text:tab/><text:tab/>4*bunch_significance)&amp;&amp;(bunch_density&lt;(StripWidth/4))&amp;&amp;</text:p>
      <text:p text:style-name="Preformatted_20_Text"><text:tab/><text:tab/><text:tab/><text:tab/><text:tab/><text:tab/>(bunch_mean_saturation&lt;=2)&amp;&amp;(bunch_mean_gray&lt;=50)&amp;&amp;</text:p>
      <text:p text:style-name="Preformatted_20_Text"><text:tab/><text:tab/><text:tab/><text:tab/><text:tab/><text:tab/>(unique_ratio&lt;=8))</text:p>
      <text:p text:style-name="Preformatted_20_Text"><text:tab/><text:tab/><text:tab/><text:tab/><text:tab/><text:tab/>{</text:p>
      <text:p text:style-name="Preformatted_20_Text"><text:tab/><text:tab/><text:tab/><text:tab/><text:tab/><text:tab/>//*(bunch_blocking+bunch)=NumberOfColoredIntervals+1;</text:p>
      <text:p text:style-name="Preformatted_20_Text"><text:tab/><text:tab/><text:tab/><text:tab/><text:tab/><text:tab/>goto M;</text:p>
      <text:p text:style-name="Preformatted_20_Text"><text:tab/><text:tab/><text:tab/><text:tab/><text:tab/><text:tab/>}</text:p>
      <text:p text:style-name="Preformatted_20_Text"/>
      <text:p text:style-name="Preformatted_20_Text"><text:tab/><text:tab/> if(unique_ratio&gt;=14)</text:p>
      <text:p text:style-name="Preformatted_20_Text"><text:tab/><text:tab/> {</text:p>
      <text:p text:style-name="Preformatted_20_Text"><text:tab/> if((bunch_mean_saturation&lt;=2)&amp;&amp;(bunch_mean_gray&lt;=30)&amp;&amp;</text:p>
      <text:p text:style-name="Preformatted_20_Text"><text:tab/> (bunch_density&lt;(StripWidth/2)))</text:p>
      <text:p text:style-name="Preformatted_20_Text"><text:tab/> {</text:p>
      <text:p text:style-name="Preformatted_20_Text"><text:tab/>// *(bunch_blocking+bunch)=NumberOfColoredIntervals+1;</text:p>
      <text:p text:style-name="Preformatted_20_Text"><text:tab/> goto M;</text:p>
      <text:p text:style-name="Preformatted_20_Text"><text:tab/> }</text:p>
      <text:p text:style-name="Preformatted_20_Text"><text:tab/><text:tab/> if((bunch_mean_saturation&lt;=7)&amp;&amp;(bunch_mean_gray&lt;=9)&amp;&amp;</text:p>
      <text:p text:style-name="Preformatted_20_Text"><text:tab/> (bunch_density&lt;(StripWidth/3)))</text:p>
      <text:p text:style-name="Preformatted_20_Text"><text:tab/> {</text:p>
      <text:p text:style-name="Preformatted_20_Text"><text:tab/>// *(bunch_blocking+bunch)=NumberOfColoredIntervals+1;</text:p>
      <text:p text:style-name="Preformatted_20_Text"><text:soft-page-break/><text:tab/> goto M;</text:p>
      <text:p text:style-name="Preformatted_20_Text"><text:tab/> }</text:p>
      <text:p text:style-name="Preformatted_20_Text"><text:tab/><text:tab/> }</text:p>
      <text:p text:style-name="Preformatted_20_Text"><text:tab/><text:tab/> if((bunch_mean_saturation&lt;=2)&amp;&amp;(bunch_mean_gray&lt;=30)&amp;&amp;</text:p>
      <text:p text:style-name="Preformatted_20_Text"><text:tab/> (bunch_density&lt;(StripWidth/4)))</text:p>
      <text:p text:style-name="Preformatted_20_Text"><text:tab/> {</text:p>
      <text:p text:style-name="Preformatted_20_Text"><text:tab/> //*(bunch_blocking+bunch)=NumberOfColoredIntervals+1;</text:p>
      <text:p text:style-name="Preformatted_20_Text"><text:tab/> goto M;</text:p>
      <text:p text:style-name="Preformatted_20_Text"><text:tab/> }</text:p>
      <text:p text:style-name="Preformatted_20_Text"><text:tab/><text:tab/><text:tab/><text:tab/><text:tab/> <text:s/>if(close_color_dominated)</text:p>
      <text:p text:style-name="Preformatted_20_Text"><text:tab/><text:tab/><text:tab/><text:tab/><text:tab/><text:tab/>{</text:p>
      <text:p text:style-name="Preformatted_20_Text"><text:tab/><text:tab/>if((bunch_density&lt;(StripWidth/4))&amp;&amp;</text:p>
      <text:p text:style-name="Preformatted_20_Text"><text:tab/><text:tab/>(close_shade_signif&gt;2*bunch_significance))</text:p>
      <text:p text:style-name="Preformatted_20_Text"><text:tab/><text:tab/>{</text:p>
      <text:p text:style-name="Preformatted_20_Text"><text:tab/><text:tab/>//*(bunch_blocking+bunch)=NumberOfColoredIntervals+2;</text:p>
      <text:p text:style-name="Preformatted_20_Text"><text:tab/><text:tab/><text:tab/>goto M;</text:p>
      <text:p text:style-name="Preformatted_20_Text"><text:tab/><text:tab/>}</text:p>
      <text:p text:style-name="Preformatted_20_Text"><text:tab/><text:tab/><text:tab/><text:tab/><text:tab/><text:tab/>}</text:p>
      <text:p text:style-name="Preformatted_20_Text"><text:tab/><text:tab/><text:tab/><text:tab/><text:tab/><text:tab/>else</text:p>
      <text:p text:style-name="Preformatted_20_Text"><text:tab/><text:tab/><text:tab/><text:tab/><text:tab/><text:tab/>{</text:p>
      <text:p text:style-name="Preformatted_20_Text"><text:tab/><text:tab/> if(close_shade_dominated)</text:p>
      <text:p text:style-name="Preformatted_20_Text"><text:tab/><text:tab/><text:tab/> <text:s/>{</text:p>
      <text:p text:style-name="Preformatted_20_Text"><text:tab/><text:tab/>if((bunch_density&lt;(StripWidth/4))&amp;&amp;</text:p>
      <text:p text:style-name="Preformatted_20_Text"><text:tab/><text:tab/>(bunch_mean_saturation&lt;=3)&amp;&amp;(bunch_mean_gray&lt;=30)&amp;&amp;</text:p>
      <text:p text:style-name="Preformatted_20_Text"><text:tab/><text:tab/>(close_shade_signif&gt;2*bunch_significance))</text:p>
      <text:p text:style-name="Preformatted_20_Text"><text:tab/><text:tab/>{</text:p>
      <text:p text:style-name="Preformatted_20_Text"><text:tab/><text:tab/>//*(bunch_blocking+bunch)=NumberOfColoredIntervals+2;</text:p>
      <text:p text:style-name="Preformatted_20_Text"><text:tab/><text:tab/><text:tab/>goto M;</text:p>
      <text:p text:style-name="Preformatted_20_Text"><text:tab/><text:tab/>}</text:p>
      <text:p text:style-name="Preformatted_20_Text"><text:tab/><text:tab/><text:tab/> <text:s/>}</text:p>
      <text:p text:style-name="Preformatted_20_Text"><text:tab/><text:tab/><text:tab/><text:tab/><text:tab/><text:tab/>}</text:p>
      <text:p text:style-name="Preformatted_20_Text"><text:tab/>}</text:p>
      <text:p text:style-name="Preformatted_20_Text"><text:tab/><text:tab/><text:tab/><text:tab/><text:tab/><text:tab/><text:tab/><text:tab/> <text:s/>if(bunch_hue_zone==3)</text:p>
      <text:p text:style-name="Preformatted_20_Text"><text:tab/><text:tab/><text:tab/><text:tab/><text:tab/><text:tab/><text:tab/><text:tab/> <text:s/>{</text:p>
      <text:p text:style-name="Preformatted_20_Text"><text:tab/><text:tab/><text:tab/><text:tab/><text:tab/><text:tab/><text:tab/>if(close_color_dominated)</text:p>
      <text:p text:style-name="Preformatted_20_Text"><text:tab/><text:tab/><text:tab/><text:tab/><text:tab/><text:tab/><text:tab/>{</text:p>
      <text:p text:style-name="Preformatted_20_Text"><text:tab/><text:tab/><text:tab/><text:tab/><text:tab/><text:tab/>if((bunch_density&lt;(StripWidth/4))&amp;&amp;</text:p>
      <text:p text:style-name="Preformatted_20_Text"><text:tab/><text:tab/><text:tab/><text:tab/><text:tab/><text:tab/>(close_col_signif&gt;2*bunch_significance))</text:p>
      <text:p text:style-name="Preformatted_20_Text"><text:tab/><text:tab/><text:tab/><text:tab/><text:tab/><text:tab/>{</text:p>
      <text:p text:style-name="Preformatted_20_Text"><text:tab/><text:tab/><text:tab/>// *(bunch_blocking+bunch)=NumberOfColoredIntervals+close_color_dominant;</text:p>
      <text:p text:style-name="Preformatted_20_Text"><text:tab/><text:tab/><text:tab/><text:tab/><text:tab/><text:tab/><text:tab/>goto M;</text:p>
      <text:p text:style-name="Preformatted_20_Text"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else</text:p>
      <text:p text:style-name="Preformatted_20_Text"><text:tab/><text:tab/><text:tab/><text:tab/><text:tab/><text:tab/><text:tab/>{</text:p>
      <text:p text:style-name="Preformatted_20_Text"><text:tab/><text:tab/><text:tab/><text:tab/>if(close_shade_dominated)</text:p>
      <text:p text:style-name="Preformatted_20_Text"><text:tab/><text:tab/><text:tab/> <text:s/>{</text:p>
      <text:p text:style-name="Preformatted_20_Text"><text:tab/><text:tab/>if((bunch_density&lt;(StripWidth/4))&amp;&amp;</text:p>
      <text:p text:style-name="Preformatted_20_Text"><text:tab/><text:tab/>(bunch_mean_saturation&lt;=3)&amp;&amp;(bunch_mean_gray&lt;=30)&amp;&amp;</text:p>
      <text:p text:style-name="Preformatted_20_Text"><text:tab/><text:tab/>(close_shade_signif&gt;2*bunch_significance))</text:p>
      <text:p text:style-name="Preformatted_20_Text"><text:tab/><text:tab/>{</text:p>
      <text:p text:style-name="Preformatted_20_Text"><text:tab/><text:tab/>//*(bunch_blocking+bunch)=NumberOfColoredIntervals+2;</text:p>
      <text:p text:style-name="Preformatted_20_Text"><text:tab/><text:tab/><text:tab/>goto M;</text:p>
      <text:p text:style-name="Preformatted_20_Text"><text:tab/><text:tab/>}</text:p>
      <text:p text:style-name="Preformatted_20_Text"><text:tab/><text:tab/><text:tab/> <text:s/>}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<text:tab/> <text:s/>}</text:p>
      <text:p text:style-name="Preformatted_20_Text"><text:tab/>M:;</text:p>
      <text:p text:style-name="Preformatted_20_Text"><text:soft-page-break/><text:s text:c="2"/>/*dif_col_signif=dif_col_signif/2;</text:p>
      <text:p text:style-name="Preformatted_20_Text"><text:s text:c="2"/>close_col_signif=close_col_signif/2;</text:p>
      <text:p text:style-name="Preformatted_20_Text"><text:s text:c="2"/>close_shade_signif=close_shade_signif/2;</text:p>
      <text:p text:style-name="Preformatted_20_Text"><text:s text:c="2"/>close_shade1_signif=close_shade1_signif/2;*/</text:p>
      <text:p text:style-name="Preformatted_20_Text">}</text:p>
      <text:p text:style-name="Preformatted_20_Text">//-----------------------------------------------------------------------------</text:p>
      <text:p text:style-name="Preformatted_20_Text">int</text:p>
      <text:p text:style-name="Preformatted_20_Text"/>
      <text:p text:style-name="Preformatted_20_Text">CColorIntervalSelect::Find_Better_Representative(int intens,</text:p>
      <text:p text:style-name="Preformatted_20_Text">int num_int,int* total_int_new,int* interval_collection,</text:p>
      <text:p text:style-name="Preformatted_20_Text">int start_point,int* interv_num,int* interval_intens)</text:p>
      <text:p text:style-name="Preformatted_20_Text"><text:s/>{</text:p>
      <text:p text:style-name="Preformatted_20_Text"><text:s/>int prior;</text:p>
      <text:p text:style-name="Preformatted_20_Text"><text:s/>int beg_int;</text:p>
      <text:p text:style-name="Preformatted_20_Text"><text:s/>int end_int;</text:p>
      <text:p text:style-name="Preformatted_20_Text"><text:s/>int length_gener;</text:p>
      <text:p text:style-name="Preformatted_20_Text"><text:s/>int beg_int_member;</text:p>
      <text:p text:style-name="Preformatted_20_Text"><text:s/>int end_int_member;</text:p>
      <text:p text:style-name="Preformatted_20_Text"><text:s/>int length_member;</text:p>
      <text:p text:style-name="Preformatted_20_Text"><text:s/>int beg_int_bunch;</text:p>
      <text:p text:style-name="Preformatted_20_Text"><text:s/>int end_int_bunch;</text:p>
      <text:p text:style-name="Preformatted_20_Text"><text:s/>int length_bunch;</text:p>
      <text:p text:style-name="Preformatted_20_Text"><text:s/>int coun_bunch;</text:p>
      <text:p text:style-name="Preformatted_20_Text"><text:s/>int end_point;</text:p>
      <text:p text:style-name="Preformatted_20_Text"><text:s/>int bucn_member;</text:p>
      <text:p text:style-name="Preformatted_20_Text"><text:s/>int number_int;</text:p>
      <text:p text:style-name="Preformatted_20_Text"><text:s/>int num_intensit;</text:p>
      <text:p text:style-name="Preformatted_20_Text"><text:s/>int new_number_of_intensity;</text:p>
      <text:p text:style-name="Preformatted_20_Text"><text:s/>int new_number_of_new_intensity;</text:p>
      <text:p text:style-name="Preformatted_20_Text"><text:s/>int Mean_hue_bunch;</text:p>
      <text:p text:style-name="Preformatted_20_Text"><text:s/>int Mean_sat_bunch;</text:p>
      <text:p text:style-name="Preformatted_20_Text"><text:s/>int Hue_gener;</text:p>
      <text:p text:style-name="Preformatted_20_Text"><text:s/>int Sat_gener;</text:p>
      <text:p text:style-name="Preformatted_20_Text"><text:s/>int Hue_member;</text:p>
      <text:p text:style-name="Preformatted_20_Text"><text:s/>int Sat_member;</text:p>
      <text:p text:style-name="Preformatted_20_Text"><text:s/>int maximum_length;</text:p>
      <text:p text:style-name="Preformatted_20_Text"><text:s/>int maximal_int;</text:p>
      <text:p text:style-name="Preformatted_20_Text"><text:s/>int max_member_ratio;</text:p>
      <text:p text:style-name="Preformatted_20_Text"><text:s/>int intersection;</text:p>
      <text:p text:style-name="Preformatted_20_Text"><text:s/>int indic_length;</text:p>
      <text:p text:style-name="Preformatted_20_Text"><text:s/>int length_ratio;</text:p>
      <text:p text:style-name="Preformatted_20_Text"><text:s/>int grain_significance;</text:p>
      <text:p text:style-name="Preformatted_20_Text"><text:s/>int member_significance;</text:p>
      <text:p text:style-name="Preformatted_20_Text"><text:s/>int signif_ratio;</text:p>
      <text:p text:style-name="Preformatted_20_Text"><text:s/>int mean_grayscale;</text:p>
      <text:p text:style-name="Preformatted_20_Text"><text:s/>int mean_grayscale_mem;</text:p>
      <text:p text:style-name="Preformatted_20_Text"><text:s/>int possible_variation;</text:p>
      <text:p text:style-name="Preformatted_20_Text"><text:s/>int mean_gr_distance;</text:p>
      <text:p text:style-name="Preformatted_20_Text"><text:s/></text:p>
      <text:p text:style-name="Preformatted_20_Text">prior=0;</text:p>
      <text:p text:style-name="Preformatted_20_Text">//return(prior);</text:p>
      <text:p text:style-name="Preformatted_20_Text">//indic_length=-1;</text:p>
      <text:p text:style-name="Preformatted_20_Text"/>
      <text:p text:style-name="Preformatted_20_Text">new_number_of_intensity=intensities_with_colored_int[intens];</text:p>
      <text:p text:style-name="Preformatted_20_Text">Mean_hue_bunch=</text:p>
      <text:p text:style-name="Preformatted_20_Text">ColoredIntervalsStructure-&gt;AverageHue[NumberOfColoredIntervals-1];</text:p>
      <text:p text:style-name="Preformatted_20_Text">Mean_sat_bunch=</text:p>
      <text:p text:style-name="Preformatted_20_Text"><text:tab/><text:tab/> ColoredIntervalsStructure-&gt;AverageSat[NumberOfColoredIntervals-1];</text:p>
      <text:p text:style-name="Preformatted_20_Text"><text:soft-page-break/>Hue_gener=ColorInform[new_number_of_intensity].TotCMHue[num_int];</text:p>
      <text:p text:style-name="Preformatted_20_Text">Sat_gener=ColorInform[new_number_of_intensity].TotCMSat[num_int];</text:p>
      <text:p text:style-name="Preformatted_20_Text">grain_significance=StripCurrent-&gt;IntAllInform[intens].Signif[num_int];</text:p>
      <text:p text:style-name="Preformatted_20_Text">beg_int=StripCurrent-&gt;IntAllInform[intens].BegInt[num_int];</text:p>
      <text:p text:style-name="Preformatted_20_Text">end_int=StripCurrent-&gt;IntAllInform[intens].EndInt[num_int];</text:p>
      <text:p text:style-name="Preformatted_20_Text">mean_grayscale=StripCurrent-&gt;IntAllInform[intens].GrayScaleMean[num_int];</text:p>
      <text:p text:style-name="Preformatted_20_Text">possible_variation=dev_mean[mean_grayscale/8];</text:p>
      <text:p text:style-name="Preformatted_20_Text">length_gener=end_int-beg_int+1;</text:p>
      <text:p text:style-name="Preformatted_20_Text">beg_int_bunch=ColoredIntervalsStructure-&gt;BegInterv[NumberOfColoredIntervals-1];</text:p>
      <text:p text:style-name="Preformatted_20_Text">end_int_bunch=ColoredIntervalsStructure-&gt;EndInterv[NumberOfColoredIntervals-1];</text:p>
      <text:p text:style-name="Preformatted_20_Text">length_bunch=end_int_bunch-beg_int_bunch+1;</text:p>
      <text:p text:style-name="Preformatted_20_Text">end_point=start_point+</text:p>
      <text:p text:style-name="Preformatted_20_Text">ColoredIntervalsStructure-&gt;Cardinality[NumberOfColoredIntervals-1];</text:p>
      <text:p text:style-name="Preformatted_20_Text"><text:tab/> maximum_length=length_gener;</text:p>
      <text:p text:style-name="Preformatted_20_Text">for(coun_bunch=start_point+1;coun_bunch&lt;end_point;coun_bunch++)</text:p>
      <text:p text:style-name="Preformatted_20_Text"><text:tab/> {</text:p>
      <text:p text:style-name="Preformatted_20_Text"><text:tab/> bucn_member=*(interval_collection+coun_bunch);</text:p>
      <text:p text:style-name="Preformatted_20_Text"><text:tab/> number_int=*(interv_num+bucn_member);</text:p>
      <text:p text:style-name="Preformatted_20_Text"><text:tab/> num_intensit=*(interval_intens+bucn_member);</text:p>
      <text:p text:style-name="Preformatted_20_Text"/>
      <text:p text:style-name="Preformatted_20_Text"><text:tab/> beg_int_member=StripCurrent-&gt;IntAllInform[num_intensit].BegInt[number_int];</text:p>
      <text:p text:style-name="Preformatted_20_Text"><text:tab/> end_int_member=StripCurrent-&gt;IntAllInform[num_intensit].EndInt[number_int];</text:p>
      <text:p text:style-name="Preformatted_20_Text"><text:tab/> member_significance=StripCurrent-&gt;IntAllInform[num_intensit].Signif[number_int];</text:p>
      <text:p text:style-name="Preformatted_20_Text"><text:tab/> mean_grayscale_mem=StripCurrent-&gt;IntAllInform[num_intensit].GrayScaleMean[number_int];</text:p>
      <text:p text:style-name="Preformatted_20_Text"><text:tab/> mean_gr_distance=abs(mean_grayscale_mem-mean_grayscale);</text:p>
      <text:p text:style-name="Preformatted_20_Text"><text:tab/> length_member=end_int_member-beg_int_member+1;</text:p>
      <text:p text:style-name="Preformatted_20_Text"><text:tab/> intersection=Intersection_measure(beg_int,end_int,beg_int_member,</text:p>
      <text:p text:style-name="Preformatted_20_Text"><text:tab/>end_int_member,&amp;indic_length);</text:p>
      <text:p text:style-name="Preformatted_20_Text"><text:tab/> </text:p>
      <text:p text:style-name="Preformatted_20_Text"><text:tab/> length_ratio=(16*length_member)/(length_member+length_gener);</text:p>
      <text:p text:style-name="Preformatted_20_Text"><text:tab/> signif_ratio=(16*member_significance)/(member_significance+grain_significance);</text:p>
      <text:p text:style-name="Preformatted_20_Text"><text:tab/><text:tab/>if((length_ratio&gt;8)&amp;&amp;(signif_ratio&gt;=6))</text:p>
      <text:p text:style-name="Preformatted_20_Text"><text:tab/><text:tab/>{</text:p>
      <text:p text:style-name="Preformatted_20_Text"><text:tab/> <text:s/>new_number_of_new_intensity=intensities_with_colored_int[num_intensit];</text:p>
      <text:p text:style-name="Preformatted_20_Text"><text:tab/> <text:s/>Hue_member=ColorInform[new_number_of_new_intensity].TotCMHue[number_int];</text:p>
      <text:p text:style-name="Preformatted_20_Text"><text:tab/> <text:s/>Sat_member=ColorInform[new_number_of_new_intensity].TotCMSat[number_int];</text:p>
      <text:p text:style-name="Preformatted_20_Text"><text:tab/> <text:s/></text:p>
      <text:p text:style-name="Preformatted_20_Text"><text:s text:c="2"/>if((mean_gr_distance&lt;possible_variation/2)&amp;&amp;((abs(Hue_member-Hue_gener)&lt;=1)||(Hue_member==Mean_hue_bunch))&amp;&amp;</text:p>
      <text:p text:style-name="Preformatted_20_Text"><text:s text:c="2"/>((abs(Sat_member-Sat_gener)&lt;=2)||(abs(Sat_member-Mean_sat_bunch)&lt;=2)))</text:p>
      <text:p text:style-name="Preformatted_20_Text"><text:s text:c="2"/>{</text:p>
      <text:p text:style-name="Preformatted_20_Text"><text:s text:c="2"/></text:p>
      <text:p text:style-name="Preformatted_20_Text"><text:tab/> if (length_member&gt;maximum_length)</text:p>
      <text:p text:style-name="Preformatted_20_Text"><text:tab/> {</text:p>
      <text:p text:style-name="Preformatted_20_Text"><text:tab/> maximal_int=bucn_member;</text:p>
      <text:p text:style-name="Preformatted_20_Text"><text:tab/> maximum_length=length_member;</text:p>
      <text:p text:style-name="Preformatted_20_Text"><text:tab/> max_member_ratio=(16*maximum_length)/length_bunch;</text:p>
      <text:p text:style-name="Preformatted_20_Text"><text:tab/> prior=max_member_ratio;</text:p>
      <text:p text:style-name="Preformatted_20_Text"><text:tab/> *total_int_new=maximal_int;</text:p>
      <text:p text:style-name="Preformatted_20_Text"><text:tab/> }</text:p>
      <text:p text:style-name="Preformatted_20_Text"><text:s text:c="2"/>}</text:p>
      <text:p text:style-name="Preformatted_20_Text"><text:tab/><text:tab/>}</text:p>
      <text:p text:style-name="Preformatted_20_Text"><text:tab/> }</text:p>
      <text:p text:style-name="Preformatted_20_Text">return(prior);</text:p>
      <text:p text:style-name="Preformatted_20_Text"><text:s/>}</text:p>
      <text:p text:style-name="Preformatted_20_Text">//-----------------------------------------------------------------------------</text:p>
      <text:p text:style-name="Preformatted_20_Text">void</text:p>
      <text:p text:style-name="Preformatted_20_Text"/>
      <text:p text:style-name="Preformatted_20_Text"><text:soft-page-break/>CColorIntervalSelect::AnalysisColorLessBack(int* inver_num,</text:p>
      <text:p text:style-name="Preformatted_20_Text">int* last_interval_continuation_investigated,int* visibility,int* interv_num,</text:p>
      <text:p text:style-name="Preformatted_20_Text">int* interval_intens,int* members,int* number_members)</text:p>
      <text:p text:style-name="Preformatted_20_Text">{</text:p>
      <text:p text:style-name="Preformatted_20_Text">int count_lev;</text:p>
      <text:p text:style-name="Preformatted_20_Text">int num_intens;</text:p>
      <text:p text:style-name="Preformatted_20_Text">int NumInt;</text:p>
      <text:p text:style-name="Preformatted_20_Text">int count_interval;</text:p>
      <text:p text:style-name="Preformatted_20_Text">int begin_int;</text:p>
      <text:p text:style-name="Preformatted_20_Text">int end_int;</text:p>
      <text:p text:style-name="Preformatted_20_Text">int signif;</text:p>
      <text:p text:style-name="Preformatted_20_Text">int total_number;</text:p>
      <text:p text:style-name="Preformatted_20_Text">int coun_place;</text:p>
      <text:p text:style-name="Preformatted_20_Text">int strip_width;</text:p>
      <text:p text:style-name="Preformatted_20_Text">int intens;</text:p>
      <text:p text:style-name="Preformatted_20_Text">int int_intens;</text:p>
      <text:p text:style-name="Preformatted_20_Text">//int interval_num;</text:p>
      <text:p text:style-name="Preformatted_20_Text">int last_investigated;</text:p>
      <text:p text:style-name="Preformatted_20_Text">int NumberOfGrains;</text:p>
      <text:p text:style-name="Preformatted_20_Text">int success;</text:p>
      <text:p text:style-name="Preformatted_20_Text">int* involved_intervals;</text:p>
      <text:p text:style-name="Preformatted_20_Text">int NumTotInt;</text:p>
      <text:p text:style-name="Preformatted_20_Text">int MaxLength;</text:p>
      <text:p text:style-name="Preformatted_20_Text">int interv_length;</text:p>
      <text:p text:style-name="Preformatted_20_Text">int NumberOfIntervalsInvolved;</text:p>
      <text:p text:style-name="Preformatted_20_Text">int* InvolvedCollection;</text:p>
      <text:p text:style-name="Preformatted_20_Text">int* interval_zone;</text:p>
      <text:p text:style-name="Preformatted_20_Text">int coun_zone;</text:p>
      <text:p text:style-name="Preformatted_20_Text">int inter_num;</text:p>
      <text:p text:style-name="Preformatted_20_Text">int count;</text:p>
      <text:p text:style-name="Preformatted_20_Text">int zone_number;</text:p>
      <text:p text:style-name="Preformatted_20_Text">int number_of_intervals[8];</text:p>
      <text:p text:style-name="Preformatted_20_Text">int bound_int;</text:p>
      <text:p text:style-name="Preformatted_20_Text">int current_inhabitant1;</text:p>
      <text:p text:style-name="Preformatted_20_Text">int co_interval;</text:p>
      <text:p text:style-name="Preformatted_20_Text">int new_number_of_intensity1;</text:p>
      <text:p text:style-name="Preformatted_20_Text">int cou_int;</text:p>
      <text:p text:style-name="Preformatted_20_Text">int first_second_ratio;</text:p>
      <text:p text:style-name="Preformatted_20_Text">int start_point_of_members;</text:p>
      <text:p text:style-name="Preformatted_20_Text">int* painted_numbers_colorless;</text:p>
      <text:p text:style-name="Preformatted_20_Text">int* painted_strip_colorless;</text:p>
      <text:p text:style-name="Preformatted_20_Text"/>
      <text:p text:style-name="Preformatted_20_Text">return;</text:p>
      <text:p text:style-name="Preformatted_20_Text"><text:s/>success=0;</text:p>
      <text:p text:style-name="Preformatted_20_Text">painted_strip_colorless=new int[PressedLength];</text:p>
      <text:p text:style-name="Preformatted_20_Text">painted_numbers_colorless=new int[PressedLength];</text:p>
      <text:p text:style-name="Preformatted_20_Text">strip_width=StripCurrent-&gt;StripWidth;</text:p>
      <text:p text:style-name="Preformatted_20_Text">NumberOfGrains=0;</text:p>
      <text:p text:style-name="Preformatted_20_Text">NumberOfIntervals1=NumberOfIntervals;</text:p>
      <text:p text:style-name="Preformatted_20_Text">MaxLength=0;</text:p>
      <text:p text:style-name="Preformatted_20_Text">NumberOfIntervalsInvolved=0;</text:p>
      <text:p text:style-name="Preformatted_20_Text">start_point_of_members=0;</text:p>
      <text:p text:style-name="Preformatted_20_Text"/>
      <text:p text:style-name="Preformatted_20_Text">memset(painted_strip_colorless,(int) '\0',sizeof(int)*(PressedLength));</text:p>
      <text:p text:style-name="Preformatted_20_Text">memset(number_of_intervals,(int) '\0',sizeof(int)*(8));</text:p>
      <text:p text:style-name="Preformatted_20_Text"/>
      <text:p text:style-name="Preformatted_20_Text"><text:s text:c="2"/>for(count_lev=0;count_lev&lt;NumInterestingIntensities;count_lev++)</text:p>
      <text:p text:style-name="Preformatted_20_Text"><text:tab/> {</text:p>
      <text:p text:style-name="Preformatted_20_Text"><text:soft-page-break/><text:tab/> <text:s/>num_intens=OldNumbers[count_lev];</text:p>
      <text:p text:style-name="Preformatted_20_Text"><text:tab/> NumInt=StripCurrent-&gt;num_of_int[num_intens];</text:p>
      <text:p text:style-name="Preformatted_20_Text"/>
      <text:p text:style-name="Preformatted_20_Text"><text:tab/><text:tab/> <text:s/>if(num_intens&gt;0)</text:p>
      <text:p text:style-name="Preformatted_20_Text"><text:tab/><text:tab/> <text:s/>{</text:p>
      <text:p text:style-name="Preformatted_20_Text"><text:s text:c="2"/>for(count_interval=0;count_interval&lt;NumInt;count_interval++)</text:p>
      <text:p text:style-name="Preformatted_20_Text"><text:tab/>{</text:p>
      <text:p text:style-name="Preformatted_20_Text"><text:tab/>first_second_ratio=</text:p>
      <text:p text:style-name="Preformatted_20_Text"><text:tab/>ColorInform[count_lev].UpperSatValue[count_interval];</text:p>
      <text:p text:style-name="Preformatted_20_Text"><text:tab/> if((first_second_ratio!=-1)&amp;&amp;</text:p>
      <text:p text:style-name="Preformatted_20_Text"><text:tab/> (ColorInform[count_lev].TypeOfColor[count_interval]&lt;0))</text:p>
      <text:p text:style-name="Preformatted_20_Text">//<text:tab/> (((ColorInform[count_lev].TypeOfColor[count_interval]&lt;0)||</text:p>
      <text:p text:style-name="Preformatted_20_Text">//(ColorInform[count_lev].TypeOfColor[count_interval]&gt;=100))))</text:p>
      <text:p text:style-name="Preformatted_20_Text"><text:tab/><text:tab/><text:tab/> {</text:p>
      <text:p text:style-name="Preformatted_20_Text">*(interval_intens+NumberOfIntervals1)=num_intens;</text:p>
      <text:p text:style-name="Preformatted_20_Text">*(interv_num+NumberOfIntervals1)=count_interval;</text:p>
      <text:p text:style-name="Preformatted_20_Text">*(inver_num+NUM_INTEN*count_interval+num_intens)=NumberOfIntervals1;</text:p>
      <text:p text:style-name="Preformatted_20_Text">NumberOfIntervals1++;</text:p>
      <text:p text:style-name="Preformatted_20_Text">begin_int=StripCurrent-&gt;IntAllInform[num_intens].BegInt[count_interval];</text:p>
      <text:p text:style-name="Preformatted_20_Text">end_int=StripCurrent-&gt;IntAllInform[num_intens].EndInt[count_interval];</text:p>
      <text:p text:style-name="Preformatted_20_Text">signif=StripCurrent-&gt;IntAllInform[num_intens].Signif[count_interval];</text:p>
      <text:p text:style-name="Preformatted_20_Text">signif=(signif&lt;&lt;1)/(end_int-begin_int+1);</text:p>
      <text:p text:style-name="Preformatted_20_Text"><text:tab/><text:tab/><text:tab/><text:tab/><text:tab/> if(signif&gt;strip_width/4)</text:p>
      <text:p text:style-name="Preformatted_20_Text"><text:tab/><text:tab/><text:tab/><text:tab/><text:tab/><text:tab/>{</text:p>
      <text:p text:style-name="Preformatted_20_Text">Strip_value_painting_saturation(num_intens,begin_int,end_int,count_interval,</text:p>
      <text:p text:style-name="Preformatted_20_Text">signif,painted_strip_colorless,painted_numbers_colorless,consistency_colored);</text:p>
      <text:p text:style-name="Preformatted_20_Text"><text:tab/><text:tab/><text:tab/><text:tab/><text:tab/><text:tab/>}</text:p>
      <text:p text:style-name="Preformatted_20_Text"><text:tab/><text:tab/><text:tab/> }</text:p>
      <text:p text:style-name="Preformatted_20_Text"><text:tab/>}</text:p>
      <text:p text:style-name="Preformatted_20_Text"><text:tab/><text:tab/> <text:s/>}</text:p>
      <text:p text:style-name="Preformatted_20_Text"><text:tab/> }</text:p>
      <text:p text:style-name="Preformatted_20_Text"><text:tab/>VisibilityFinding(visibility,interv_num,interval_intens,inver_num,</text:p>
      <text:p text:style-name="Preformatted_20_Text"><text:tab/>NumberOfIntervals,NumberOfIntervals1,painted_strip_colorless,</text:p>
      <text:p text:style-name="Preformatted_20_Text"><text:tab/>painted_numbers_colorless);</text:p>
      <text:p text:style-name="Preformatted_20_Text"><text:s text:c="2"/>NumTotInt=NumberOfIntervals1-NumberOfIntervals;</text:p>
      <text:p text:style-name="Preformatted_20_Text"><text:tab/>involved_intervals=new int[NumTotInt];</text:p>
      <text:p text:style-name="Preformatted_20_Text"><text:tab/>InvolvedCollection=new int[NumTotInt];</text:p>
      <text:p text:style-name="Preformatted_20_Text">memset(involved_intervals,(int) '\0',sizeof(int)*(NumTotInt));</text:p>
      <text:p text:style-name="Preformatted_20_Text"><text:s text:c="2"/>for(coun_place=0;coun_place&lt;PressedLength;coun_place++)</text:p>
      <text:p text:style-name="Preformatted_20_Text"><text:tab/>{</text:p>
      <text:p text:style-name="Preformatted_20_Text"><text:tab/>intens=*(painted_strip_colorless+coun_place);</text:p>
      <text:p text:style-name="Preformatted_20_Text"><text:tab/><text:tab/>if(intens)</text:p>
      <text:p text:style-name="Preformatted_20_Text"><text:tab/> <text:s/>{</text:p>
      <text:p text:style-name="Preformatted_20_Text"><text:tab/>intens-=1;</text:p>
      <text:p text:style-name="Preformatted_20_Text"><text:tab/>int_intens=*(painted_numbers_colorless+coun_place);</text:p>
      <text:p text:style-name="Preformatted_20_Text"><text:tab/>total_number=*(inver_num+NUM_INTEN*int_intens+intens);</text:p>
      <text:p text:style-name="Preformatted_20_Text"><text:tab/><text:tab/><text:tab/> <text:s/>if(!*(involved_intervals+total_number-NumberOfIntervals))</text:p>
      <text:p text:style-name="Preformatted_20_Text"><text:tab/><text:tab/> <text:s/>{</text:p>
      <text:p text:style-name="Preformatted_20_Text">*(InvolvedCollection+NumberOfIntervalsInvolved)=total_number;</text:p>
      <text:p text:style-name="Preformatted_20_Text">begin_int=StripCurrent-&gt;IntAllInform[intens].BegInt[int_intens];</text:p>
      <text:p text:style-name="Preformatted_20_Text">end_int=StripCurrent-&gt;IntAllInform[intens].EndInt[int_intens];</text:p>
      <text:p text:style-name="Preformatted_20_Text">interv_length= end_int-begin_int+1;</text:p>
      <text:p text:style-name="Preformatted_20_Text">if(interv_length&gt;MaxLength)</text:p>
      <text:p text:style-name="Preformatted_20_Text"><text:s/>{</text:p>
      <text:p text:style-name="Preformatted_20_Text"><text:s/>MaxLength=interv_length;</text:p>
      <text:p text:style-name="Preformatted_20_Text"><text:s/>}</text:p>
      <text:p text:style-name="Preformatted_20_Text"><text:s/>*(involved_intervals+total_number-NumberOfIntervals)=interv_length;</text:p>
      <text:p text:style-name="Preformatted_20_Text"><text:s text:c="2"/>NumberOfIntervalsInvolved++;</text:p>
      <text:p text:style-name="Preformatted_20_Text"><text:soft-page-break/><text:tab/><text:tab/> <text:s/>}</text:p>
      <text:p text:style-name="Preformatted_20_Text"><text:tab/> <text:s/>}</text:p>
      <text:p text:style-name="Preformatted_20_Text"/>
      <text:p text:style-name="Preformatted_20_Text"><text:tab/>}</text:p>
      <text:p text:style-name="Preformatted_20_Text">interval_zone=new int[8*NumberOfIntervalsInvolved];</text:p>
      <text:p text:style-name="Preformatted_20_Text">for(count=0;count&lt;NumberOfIntervalsInvolved;count++)</text:p>
      <text:p text:style-name="Preformatted_20_Text"><text:tab/> {</text:p>
      <text:p text:style-name="Preformatted_20_Text"><text:tab/> total_number=*(InvolvedCollection+count);</text:p>
      <text:p text:style-name="Preformatted_20_Text"><text:tab/> interv_length=*(involved_intervals+total_number-NumberOfIntervals);</text:p>
      <text:p text:style-name="Preformatted_20_Text"><text:tab/> zone_number=(interv_length*8)/(MaxLength+1);</text:p>
      <text:p text:style-name="Preformatted_20_Text"><text:tab/> inter_num=zone_number*NumberOfIntervalsInvolved+</text:p>
      <text:p text:style-name="Preformatted_20_Text"><text:tab/> number_of_intervals[zone_number];</text:p>
      <text:p text:style-name="Preformatted_20_Text"><text:tab/> number_of_intervals[zone_number]++;</text:p>
      <text:p text:style-name="Preformatted_20_Text"><text:tab/> *(interval_zone+inter_num)=total_number;</text:p>
      <text:p text:style-name="Preformatted_20_Text"><text:tab/> }</text:p>
      <text:p text:style-name="Preformatted_20_Text"><text:tab/><text:tab/> <text:s/>for(coun_zone=0;coun_zone&lt;8;coun_zone++)</text:p>
      <text:p text:style-name="Preformatted_20_Text"><text:tab/><text:tab/>{</text:p>
      <text:p text:style-name="Preformatted_20_Text"><text:tab/><text:tab/> inter_num=(7-coun_zone)*NumberOfIntervalsInvolved;</text:p>
      <text:p text:style-name="Preformatted_20_Text"><text:tab/><text:tab/> bound_int=number_of_intervals[7-coun_zone];</text:p>
      <text:p text:style-name="Preformatted_20_Text">for(cou_int=0;cou_int&lt;bound_int;cou_int++)</text:p>
      <text:p text:style-name="Preformatted_20_Text"><text:s/>{</text:p>
      <text:p text:style-name="Preformatted_20_Text"><text:s/>total_number=*(interval_zone+inter_num+cou_int);</text:p>
      <text:p text:style-name="Preformatted_20_Text"><text:s/>current_inhabitant1= *(interval_intens+total_number);</text:p>
      <text:p text:style-name="Preformatted_20_Text">co_interval=*(interv_num+total_number);</text:p>
      <text:p text:style-name="Preformatted_20_Text">new_number_of_intensity1=intensities_with_colored_int[current_inhabitant1];</text:p>
      <text:p text:style-name="Preformatted_20_Text">if((ColorInform[new_number_of_intensity1].NumberOfColorBunch[co_interval]&lt;0)&amp;&amp;</text:p>
      <text:p text:style-name="Preformatted_20_Text">((ColorInform[new_number_of_intensity1].NumberOfColorBunch[co_interval]+</text:p>
      <text:p text:style-name="Preformatted_20_Text">MAX_COL_INT)&gt;0))</text:p>
      <text:p text:style-name="Preformatted_20_Text"><text:tab/><text:tab/> <text:s/>{</text:p>
      <text:p text:style-name="Preformatted_20_Text"><text:s text:c="2"/>if(ColorInform[new_number_of_intensity1].TypeOfColor[co_interval]&lt;0)</text:p>
      <text:p text:style-name="Preformatted_20_Text"><text:tab/><text:tab/><text:tab/><text:tab/> {</text:p>
      <text:p text:style-name="Preformatted_20_Text">memset(last_interval_continuation_investigated,(int) '\0',sizeof(int)*(NUM_INTEN));</text:p>
      <text:p text:style-name="Preformatted_20_Text"><text:tab/><text:tab/> <text:s/>success=ColorLessGrouping(current_inhabitant1,co_interval,</text:p>
      <text:p text:style-name="Preformatted_20_Text">inver_num,last_interval_continuation_investigated,members,</text:p>
      <text:p text:style-name="Preformatted_20_Text">&amp;start_point_of_members,visibility);</text:p>
      <text:p text:style-name="Preformatted_20_Text">if(success)</text:p>
      <text:p text:style-name="Preformatted_20_Text">{</text:p>
      <text:p text:style-name="Preformatted_20_Text">ColorInform[new_number_of_intensity1].NumberOfColorBunch[co_interval]=</text:p>
      <text:p text:style-name="Preformatted_20_Text">-NumberOfColorlessIntervals-MAX_COL_INT;</text:p>
      <text:p text:style-name="Preformatted_20_Text"><text:tab/> <text:s/>if(NumberOfColorlessIntervals==1)</text:p>
      <text:p text:style-name="Preformatted_20_Text"><text:tab/> <text:s/>{</text:p>
      <text:p text:style-name="Preformatted_20_Text"><text:tab/> <text:s/>*(number_members+0)=0;</text:p>
      <text:p text:style-name="Preformatted_20_Text"><text:tab/> <text:s/>}</text:p>
      <text:p text:style-name="Preformatted_20_Text"><text:tab/> <text:s/>else</text:p>
      <text:p text:style-name="Preformatted_20_Text"><text:tab/> <text:s/>{</text:p>
      <text:p text:style-name="Preformatted_20_Text"><text:tab/> <text:s/>*(number_members+NumberOfColorlessIntervals-1)=</text:p>
      <text:p text:style-name="Preformatted_20_Text"><text:tab/> <text:s/>*(number_members+NumberOfColorlessIntervals-2)+</text:p>
      <text:p text:style-name="Preformatted_20_Text"><text:tab/> <text:s/>ColorLessIntervalsStructure-&gt;Cardinality[NumberOfColorlessIntervals-2];</text:p>
      <text:p text:style-name="Preformatted_20_Text"><text:tab/> <text:s/>}</text:p>
      <text:p text:style-name="Preformatted_20_Text"><text:s/>}</text:p>
      <text:p text:style-name="Preformatted_20_Text"><text:s text:c="13"/>}</text:p>
      <text:p text:style-name="Preformatted_20_Text"><text:tab/><text:tab/> <text:s/>}</text:p>
      <text:p text:style-name="Preformatted_20_Text"><text:s/>}</text:p>
      <text:p text:style-name="Preformatted_20_Text"><text:tab/><text:tab/>}</text:p>
      <text:p text:style-name="Preformatted_20_Text"><text:s/>delete[] painted_strip_colorless;</text:p>
      <text:p text:style-name="Preformatted_20_Text"><text:s/>delete[] painted_numbers_colorless;</text:p>
      <text:p text:style-name="Preformatted_20_Text"><text:s/>delete[] involved_intervals;</text:p>
      <text:p text:style-name="Preformatted_20_Text"><text:s/>delete[] InvolvedCollection;</text:p>
      <text:p text:style-name="Preformatted_20_Text"><text:soft-page-break/><text:s/>delete[] interval_zone;</text:p>
      <text:p text:style-name="Preformatted_20_Text">}</text:p>
      <text:p text:style-name="Preformatted_20_Text">//-----------------------------------------------------------------------------</text:p>
      <text:p text:style-name="Preformatted_20_Text">int</text:p>
      <text:p text:style-name="Preformatted_20_Text"/>
      <text:p text:style-name="Preformatted_20_Text">CColorIntervalSelect::ColorLessGrouping(int intensity,int interval_number,</text:p>
      <text:p text:style-name="Preformatted_20_Text">int* inver_num,int* continuation_investigated,int* members,int* start_poin,</text:p>
      <text:p text:style-name="Preformatted_20_Text">int* visibility)</text:p>
      <text:p text:style-name="Preformatted_20_Text">{</text:p>
      <text:p text:style-name="Preformatted_20_Text">int intensity_red;</text:p>
      <text:p text:style-name="Preformatted_20_Text">int beg_int;</text:p>
      <text:p text:style-name="Preformatted_20_Text">int end_int;</text:p>
      <text:p text:style-name="Preformatted_20_Text">int fin_beg_int;</text:p>
      <text:p text:style-name="Preformatted_20_Text">int fin_end_int;</text:p>
      <text:p text:style-name="Preformatted_20_Text">int grain_significance;</text:p>
      <text:p text:style-name="Preformatted_20_Text">int density;</text:p>
      <text:p text:style-name="Preformatted_20_Text">int minimum_grayscale;</text:p>
      <text:p text:style-name="Preformatted_20_Text">int maximum_grayscale;</text:p>
      <text:p text:style-name="Preformatted_20_Text">int mean_grayscale;</text:p>
      <text:p text:style-name="Preformatted_20_Text">int new_number_of_intensity;</text:p>
      <text:p text:style-name="Preformatted_20_Text">int number_of_extentions;</text:p>
      <text:p text:style-name="Preformatted_20_Text">int Mean_sat_cl_bunch;</text:p>
      <text:p text:style-name="Preformatted_20_Text">int Mean_hue_cl_bunch;</text:p>
      <text:p text:style-name="Preformatted_20_Text">int prior;</text:p>
      <text:p text:style-name="Preformatted_20_Text">int paint_start;</text:p>
      <text:p text:style-name="Preformatted_20_Text">int paint_finish;</text:p>
      <text:p text:style-name="Preformatted_20_Text">int cycle_limit;</text:p>
      <text:p text:style-name="Preformatted_20_Text">int* quantity;</text:p>
      <text:p text:style-name="Preformatted_20_Text">int* intensity_list;</text:p>
      <text:p text:style-name="Preformatted_20_Text">int* interv_occurred;</text:p>
      <text:p text:style-name="Preformatted_20_Text">int paint_coun;</text:p>
      <text:p text:style-name="Preformatted_20_Text">int intens_cou;</text:p>
      <text:p text:style-name="Preformatted_20_Text">int paint_step;</text:p>
      <text:p text:style-name="Preformatted_20_Text">int quant;</text:p>
      <text:p text:style-name="Preformatted_20_Text">int point_location;</text:p>
      <text:p text:style-name="Preformatted_20_Text">int intensity_new;</text:p>
      <text:p text:style-name="Preformatted_20_Text">int interval_new;</text:p>
      <text:p text:style-name="Preformatted_20_Text">int intensity_red_new;</text:p>
      <text:p text:style-name="Preformatted_20_Text">int new_number_of_new_intensity;</text:p>
      <text:p text:style-name="Preformatted_20_Text">int beg_int_new;</text:p>
      <text:p text:style-name="Preformatted_20_Text">int end_int_new;</text:p>
      <text:p text:style-name="Preformatted_20_Text">int coinsidence;</text:p>
      <text:p text:style-name="Preformatted_20_Text">int coinsidence1;</text:p>
      <text:p text:style-name="Preformatted_20_Text">int intersection1;</text:p>
      <text:p text:style-name="Preformatted_20_Text">int intersection2;</text:p>
      <text:p text:style-name="Preformatted_20_Text">int indic_length;</text:p>
      <text:p text:style-name="Preformatted_20_Text">int indic_length1;</text:p>
      <text:p text:style-name="Preformatted_20_Text">int new_minimum_grayscale;</text:p>
      <text:p text:style-name="Preformatted_20_Text">int new_maximum_grayscale;</text:p>
      <text:p text:style-name="Preformatted_20_Text">int new_mean_grayscale;</text:p>
      <text:p text:style-name="Preformatted_20_Text">int new_impact_of_significance;</text:p>
      <text:p text:style-name="Preformatted_20_Text">int intensity_interval_left;</text:p>
      <text:p text:style-name="Preformatted_20_Text">int intensity_interval_right;</text:p>
      <text:p text:style-name="Preformatted_20_Text">int total_number;</text:p>
      <text:p text:style-name="Preformatted_20_Text">int total_number_new;</text:p>
      <text:p text:style-name="Preformatted_20_Text">int last_investigated_interval;</text:p>
      <text:p text:style-name="Preformatted_20_Text">float Bunch_gray;</text:p>
      <text:p text:style-name="Preformatted_20_Text">float Bunch_sat;</text:p>
      <text:p text:style-name="Preformatted_20_Text"><text:soft-page-break/>int Mean_gray;</text:p>
      <text:p text:style-name="Preformatted_20_Text">int Mean_sat_bunch;</text:p>
      <text:p text:style-name="Preformatted_20_Text">int Mean_sat_new;</text:p>
      <text:p text:style-name="Preformatted_20_Text">int first_second_ratio;</text:p>
      <text:p text:style-name="Preformatted_20_Text">int Mean_hue_new;</text:p>
      <text:p text:style-name="Preformatted_20_Text">int new_dens;</text:p>
      <text:p text:style-name="Preformatted_20_Text">int visible_index;</text:p>
      <text:p text:style-name="Preformatted_20_Text">int sat_dif;</text:p>
      <text:p text:style-name="Preformatted_20_Text"/>
      <text:p text:style-name="Preformatted_20_Text">prior=0;</text:p>
      <text:p text:style-name="Preformatted_20_Text">number_of_extentions=0;</text:p>
      <text:p text:style-name="Preformatted_20_Text">if((intensity&gt;60)&amp;&amp;(intensity&lt;71))</text:p>
      <text:p text:style-name="Preformatted_20_Text"><text:s text:c="2"/>{</text:p>
      <text:p text:style-name="Preformatted_20_Text"><text:s text:c="2"/>intensity_red=intensity-39;</text:p>
      <text:p text:style-name="Preformatted_20_Text"><text:s text:c="2"/>}</text:p>
      <text:p text:style-name="Preformatted_20_Text"><text:s text:c="4"/>else</text:p>
      <text:p text:style-name="Preformatted_20_Text"><text:s text:c="4"/>{</text:p>
      <text:p text:style-name="Preformatted_20_Text"><text:s text:c="7"/>if((intensity&gt;70)&amp;&amp;(intensity&lt;81))</text:p>
      <text:p text:style-name="Preformatted_20_Text"><text:s text:c="6"/>{</text:p>
      <text:p text:style-name="Preformatted_20_Text"><text:s text:c="7"/>intensity_red=intensity-49;</text:p>
      <text:p text:style-name="Preformatted_20_Text"><text:s text:c="7"/>}</text:p>
      <text:p text:style-name="Preformatted_20_Text"><text:s text:c="7"/>else</text:p>
      <text:p text:style-name="Preformatted_20_Text"><text:s text:c="7"/>{</text:p>
      <text:p text:style-name="Preformatted_20_Text"><text:tab/> <text:s text:c="4"/>if((intensity&gt;80)&amp;&amp;(intensity&lt;95))</text:p>
      <text:p text:style-name="Preformatted_20_Text"><text:s text:c="10"/>{</text:p>
      <text:p text:style-name="Preformatted_20_Text"><text:tab/><text:tab/> <text:s text:c="2"/>intensity_red=intensity-49;</text:p>
      <text:p text:style-name="Preformatted_20_Text"><text:tab/> <text:s text:c="5"/>}</text:p>
      <text:p text:style-name="Preformatted_20_Text"><text:tab/> <text:s text:c="5"/>else</text:p>
      <text:p text:style-name="Preformatted_20_Text"><text:tab/> <text:s text:c="5"/>{</text:p>
      <text:p text:style-name="Preformatted_20_Text"><text:tab/><text:tab/><text:tab/> <text:s/>if((intensity&gt;94)&amp;&amp;(intensity&lt;=108))</text:p>
      <text:p text:style-name="Preformatted_20_Text"><text:s text:c="14"/>{</text:p>
      <text:p text:style-name="Preformatted_20_Text"><text:tab/><text:tab/> <text:s text:c="6"/>intensity_red=intensity-63;</text:p>
      <text:p text:style-name="Preformatted_20_Text"><text:tab/> <text:s text:c="10"/>}</text:p>
      <text:p text:style-name="Preformatted_20_Text"><text:tab/> <text:s text:c="10"/>else</text:p>
      <text:p text:style-name="Preformatted_20_Text"><text:tab/> <text:s text:c="10"/>{</text:p>
      <text:p text:style-name="Preformatted_20_Text"><text:tab/><text:tab/><text:tab/><text:tab/> <text:s text:c="2"/>if((intensity&gt;108)&amp;&amp;(intensity&lt;=123))</text:p>
      <text:p text:style-name="Preformatted_20_Text"><text:tab/><text:tab/><text:tab/><text:tab/> <text:s text:c="2"/>{</text:p>
      <text:p text:style-name="Preformatted_20_Text"><text:tab/><text:tab/><text:tab/><text:tab/> <text:s/>intensity_red=intensity-63;</text:p>
      <text:p text:style-name="Preformatted_20_Text"><text:tab/><text:tab/><text:tab/><text:tab/> <text:s text:c="2"/>}</text:p>
      <text:p text:style-name="Preformatted_20_Text"><text:tab/><text:tab/><text:tab/><text:tab/> <text:s text:c="2"/>else</text:p>
      <text:p text:style-name="Preformatted_20_Text"><text:tab/><text:tab/><text:tab/><text:tab/> <text:s text:c="2"/>{</text:p>
      <text:p text:style-name="Preformatted_20_Text"><text:tab/><text:tab/><text:tab/><text:tab/><text:tab/> <text:s text:c="2"/>if((intensity&gt;123)&amp;&amp;(intensity&lt;=127))</text:p>
      <text:p text:style-name="Preformatted_20_Text"><text:s text:c="25"/>{</text:p>
      <text:p text:style-name="Preformatted_20_Text"><text:tab/><text:tab/> <text:s text:c="16"/>intensity_red=31;</text:p>
      <text:p text:style-name="Preformatted_20_Text"><text:tab/> <text:s text:c="20"/>}</text:p>
      <text:p text:style-name="Preformatted_20_Text"><text:tab/> <text:s text:c="20"/>else</text:p>
      <text:p text:style-name="Preformatted_20_Text"><text:tab/> <text:s text:c="20"/>{</text:p>
      <text:p text:style-name="Preformatted_20_Text"><text:tab/><text:tab/><text:tab/><text:tab/>intensity_red=intensity;</text:p>
      <text:p text:style-name="Preformatted_20_Text"><text:tab/><text:tab/><text:tab/><text:tab/><text:tab/> <text:s text:c="4"/>}</text:p>
      <text:p text:style-name="Preformatted_20_Text"><text:tab/><text:tab/><text:tab/><text:tab/> <text:s text:c="2"/>}</text:p>
      <text:p text:style-name="Preformatted_20_Text"><text:tab/><text:tab/><text:tab/> <text:s text:c="2"/>}</text:p>
      <text:p text:style-name="Preformatted_20_Text"><text:tab/><text:tab/> <text:s/>}</text:p>
      <text:p text:style-name="Preformatted_20_Text"><text:tab/> <text:s/>}</text:p>
      <text:p text:style-name="Preformatted_20_Text"><text:s text:c="4"/>}</text:p>
      <text:p text:style-name="Preformatted_20_Text">/*if((intensity&gt;60)&amp;&amp;(intensity&lt;68))</text:p>
      <text:p text:style-name="Preformatted_20_Text"><text:s text:c="2"/>{</text:p>
      <text:p text:style-name="Preformatted_20_Text"><text:s text:c="2"/>intensity_red=intensity-34;</text:p>
      <text:p text:style-name="Preformatted_20_Text"><text:s text:c="2"/>}</text:p>
      <text:p text:style-name="Preformatted_20_Text"><text:soft-page-break/><text:s text:c="2"/>else</text:p>
      <text:p text:style-name="Preformatted_20_Text"><text:s text:c="2"/>{</text:p>
      <text:p text:style-name="Preformatted_20_Text"><text:s text:c="2"/>if(intensity&gt;67)</text:p>
      <text:p text:style-name="Preformatted_20_Text"><text:s text:c="2"/>{</text:p>
      <text:p text:style-name="Preformatted_20_Text"><text:s text:c="2"/>intensity_red=intensity-42;</text:p>
      <text:p text:style-name="Preformatted_20_Text"><text:s text:c="2"/>}</text:p>
      <text:p text:style-name="Preformatted_20_Text"><text:s text:c="2"/>else</text:p>
      <text:p text:style-name="Preformatted_20_Text"><text:s text:c="2"/>{</text:p>
      <text:p text:style-name="Preformatted_20_Text"><text:tab/>intensity_red=intensity;</text:p>
      <text:p text:style-name="Preformatted_20_Text"><text:s text:c="2"/>}</text:p>
      <text:p text:style-name="Preformatted_20_Text"><text:s text:c="2"/>}*/</text:p>
      <text:p text:style-name="Preformatted_20_Text"/>
      <text:p text:style-name="Preformatted_20_Text">beg_int=StripCurrent-&gt;IntAllInform[intensity].BegInt[interval_number];</text:p>
      <text:p text:style-name="Preformatted_20_Text">end_int=StripCurrent-&gt;IntAllInform[intensity].EndInt[interval_number];</text:p>
      <text:p text:style-name="Preformatted_20_Text">fin_beg_int=beg_int;</text:p>
      <text:p text:style-name="Preformatted_20_Text">fin_end_int=end_int;</text:p>
      <text:p text:style-name="Preformatted_20_Text">intensity_interval_left=intensity_red;</text:p>
      <text:p text:style-name="Preformatted_20_Text">intensity_interval_right=intensity_red;</text:p>
      <text:p text:style-name="Preformatted_20_Text">grain_significance=</text:p>
      <text:p text:style-name="Preformatted_20_Text">StripCurrent-&gt;IntAllInform[intensity].Signif[interval_number];</text:p>
      <text:p text:style-name="Preformatted_20_Text">density=grain_significance/(end_int-beg_int+1);</text:p>
      <text:p text:style-name="Preformatted_20_Text">minimum_grayscale=</text:p>
      <text:p text:style-name="Preformatted_20_Text">StripCurrent-&gt;IntAllInform[intensity].LowerGrayScale[interval_number];</text:p>
      <text:p text:style-name="Preformatted_20_Text">maximum_grayscale=</text:p>
      <text:p text:style-name="Preformatted_20_Text">StripCurrent-&gt;IntAllInform[intensity].UpperGrayScale[interval_number];</text:p>
      <text:p text:style-name="Preformatted_20_Text">mean_grayscale=</text:p>
      <text:p text:style-name="Preformatted_20_Text">StripCurrent-&gt;IntAllInform[intensity].GrayScaleMean[interval_number];</text:p>
      <text:p text:style-name="Preformatted_20_Text">Mean_gray=mean_grayscale;</text:p>
      <text:p text:style-name="Preformatted_20_Text"><text:tab/> <text:s/>new_number_of_intensity=intensities_with_colored_int[intensity];</text:p>
      <text:p text:style-name="Preformatted_20_Text">Mean_sat_cl_bunch=</text:p>
      <text:p text:style-name="Preformatted_20_Text">ColorInform[new_number_of_intensity].TotCMSat[interval_number];</text:p>
      <text:p text:style-name="Preformatted_20_Text">Mean_hue_cl_bunch=</text:p>
      <text:p text:style-name="Preformatted_20_Text">ColorInform[new_number_of_intensity].TotCMHue[interval_number];</text:p>
      <text:p text:style-name="Preformatted_20_Text"><text:tab/> <text:s/>if((Mean_sat_cl_bunch&gt;2)||((Mean_sat_cl_bunch==2)&amp;&amp;(mean_grayscale&gt;40)&amp;&amp;</text:p>
      <text:p text:style-name="Preformatted_20_Text"><text:tab/> <text:s/>(mean_grayscale&lt;50)))</text:p>
      <text:p text:style-name="Preformatted_20_Text"><text:tab/> <text:s/>{</text:p>
      <text:p text:style-name="Preformatted_20_Text"><text:tab/> <text:s/>return(prior);</text:p>
      <text:p text:style-name="Preformatted_20_Text"><text:tab/> <text:s/>}</text:p>
      <text:p text:style-name="Preformatted_20_Text"><text:tab/> <text:s/>Mean_sat_bunch=Mean_sat_cl_bunch;</text:p>
      <text:p text:style-name="Preformatted_20_Text"><text:s/>total_number=*(inver_num+NUM_INTEN*interval_number+intensity);</text:p>
      <text:p text:style-name="Preformatted_20_Text"><text:tab/><text:tab/> <text:s/>*(members+*start_poin)=total_number;</text:p>
      <text:p text:style-name="Preformatted_20_Text"><text:tab/><text:tab/> <text:s/>(*start_poin)++;</text:p>
      <text:p text:style-name="Preformatted_20_Text">paint_start=beg_int&gt;&gt;PRESSING;</text:p>
      <text:p text:style-name="Preformatted_20_Text">paint_finish=end_int&gt;&gt;PRESSING;</text:p>
      <text:p text:style-name="Preformatted_20_Text">cycle_limit=(paint_finish-paint_start)/2;</text:p>
      <text:p text:style-name="Preformatted_20_Text">quantity=StripCurrent-&gt;quantity_of_intensities;</text:p>
      <text:p text:style-name="Preformatted_20_Text">intensity_list=StripCurrent-&gt;intensities_occurred;</text:p>
      <text:p text:style-name="Preformatted_20_Text">interv_occurred=StripCurrent-&gt;interval_occurred;</text:p>
      <text:p text:style-name="Preformatted_20_Text"/>
      <text:p text:style-name="Preformatted_20_Text">for(paint_coun=0;paint_coun&lt;=cycle_limit;paint_coun++)</text:p>
      <text:p text:style-name="Preformatted_20_Text"><text:tab/> {</text:p>
      <text:p text:style-name="Preformatted_20_Text"><text:tab/> paint_step=paint_start+2*paint_coun;</text:p>
      <text:p text:style-name="Preformatted_20_Text"><text:tab/> quant=*(quantity+paint_step);</text:p>
      <text:p text:style-name="Preformatted_20_Text"><text:tab/><text:tab/> for(intens_cou=0;intens_cou&lt;quant;intens_cou++)</text:p>
      <text:p text:style-name="Preformatted_20_Text"><text:tab/><text:tab/> {</text:p>
      <text:p text:style-name="Preformatted_20_Text"><text:tab/><text:tab/> point_location=intens_cou*PressedLength+paint_step;</text:p>
      <text:p text:style-name="Preformatted_20_Text"><text:tab/><text:tab/> intensity_new=*(intensity_list+point_location);</text:p>
      <text:p text:style-name="Preformatted_20_Text"><text:tab/><text:tab/> if(intensity_new==0)</text:p>
      <text:p text:style-name="Preformatted_20_Text"><text:soft-page-break/><text:tab/><text:tab/> {</text:p>
      <text:p text:style-name="Preformatted_20_Text"><text:tab/><text:tab/> goto L;</text:p>
      <text:p text:style-name="Preformatted_20_Text"><text:tab/><text:tab/> }</text:p>
      <text:p text:style-name="Preformatted_20_Text"><text:tab/><text:tab/> interval_new=*(interv_occurred+point_location);</text:p>
      <text:p text:style-name="Preformatted_20_Text"/>
      <text:p text:style-name="Preformatted_20_Text"><text:tab/><text:tab/> last_investigated_interval=</text:p>
      <text:p text:style-name="Preformatted_20_Text"><text:tab/><text:tab/> *(continuation_investigated+intensity_new)-1;</text:p>
      <text:p text:style-name="Preformatted_20_Text"><text:tab/><text:tab/> new_number_of_new_intensity=intensities_with_colored_int[intensity_new];</text:p>
      <text:p text:style-name="Preformatted_20_Text"><text:s/>first_second_ratio=</text:p>
      <text:p text:style-name="Preformatted_20_Text">ColorInform[new_number_of_new_intensity].UpperSatValue[interval_new];</text:p>
      <text:p text:style-name="Preformatted_20_Text"><text:tab/><text:tab/> if((interval_new==interval_number)&amp;&amp;(intensity_new==intensity)||</text:p>
      <text:p text:style-name="Preformatted_20_Text"><text:tab/><text:tab/> (first_second_ratio&lt;0))</text:p>
      <text:p text:style-name="Preformatted_20_Text"><text:tab/><text:tab/> {</text:p>
      <text:p text:style-name="Preformatted_20_Text"><text:tab/><text:tab/> goto L;</text:p>
      <text:p text:style-name="Preformatted_20_Text"><text:tab/><text:tab/> }</text:p>
      <text:p text:style-name="Preformatted_20_Text"><text:tab/><text:tab/><text:tab/><text:tab/><text:tab/> <text:s/>if(interval_new&gt;last_investigated_interval)</text:p>
      <text:p text:style-name="Preformatted_20_Text"><text:tab/><text:tab/><text:tab/><text:tab/><text:tab/><text:tab/><text:tab/>{</text:p>
      <text:p text:style-name="Preformatted_20_Text">*(continuation_investigated+intensity_new)=interval_new+1;</text:p>
      <text:p text:style-name="Preformatted_20_Text">if((ColorInform[new_number_of_new_intensity].NumberOfColorBunch[interval_new]</text:p>
      <text:p text:style-name="Preformatted_20_Text">&gt;=0)||</text:p>
      <text:p text:style-name="Preformatted_20_Text">(ColorInform[new_number_of_new_intensity].TypeOfColor[interval_new]&gt;=0)||</text:p>
      <text:p text:style-name="Preformatted_20_Text">((ColorInform[new_number_of_new_intensity].NumberOfColorBunch[interval_new]+</text:p>
      <text:p text:style-name="Preformatted_20_Text">MAX_COL_INT)&lt;=0))</text:p>
      <text:p text:style-name="Preformatted_20_Text">{</text:p>
      <text:p text:style-name="Preformatted_20_Text">goto L;</text:p>
      <text:p text:style-name="Preformatted_20_Text">}</text:p>
      <text:p text:style-name="Preformatted_20_Text"><text:tab/><text:tab/><text:tab/> <text:s/>if((intensity_new&gt;60)&amp;&amp;(intensity_new&lt;68))</text:p>
      <text:p text:style-name="Preformatted_20_Text"><text:tab/><text:tab/><text:tab/><text:tab/> <text:s/>{</text:p>
      <text:p text:style-name="Preformatted_20_Text"><text:tab/><text:tab/><text:tab/><text:tab/> <text:s/>intensity_red_new=intensity_new-34;</text:p>
      <text:p text:style-name="Preformatted_20_Text"><text:tab/><text:tab/><text:tab/><text:tab/> <text:s/>}</text:p>
      <text:p text:style-name="Preformatted_20_Text"><text:tab/><text:tab/><text:tab/><text:tab/><text:tab/>else</text:p>
      <text:p text:style-name="Preformatted_20_Text"><text:tab/><text:tab/><text:tab/><text:tab/><text:tab/>{</text:p>
      <text:p text:style-name="Preformatted_20_Text"><text:tab/><text:tab/><text:tab/><text:tab/><text:tab/><text:tab/>if(intensity_new&gt;67)</text:p>
      <text:p text:style-name="Preformatted_20_Text"><text:tab/><text:tab/><text:tab/><text:tab/><text:tab/><text:tab/> <text:s/>{</text:p>
      <text:p text:style-name="Preformatted_20_Text"><text:tab/><text:tab/><text:tab/><text:tab/><text:tab/><text:tab/> <text:s/>intensity_red_new=intensity_new-42;</text:p>
      <text:p text:style-name="Preformatted_20_Text"><text:tab/><text:tab/><text:tab/><text:tab/><text:tab/><text:tab/> <text:s/>}</text:p>
      <text:p text:style-name="Preformatted_20_Text"><text:tab/><text:tab/><text:tab/><text:tab/><text:tab/><text:tab/><text:tab/>else</text:p>
      <text:p text:style-name="Preformatted_20_Text"><text:tab/><text:tab/><text:tab/><text:tab/><text:tab/><text:tab/><text:tab/> <text:s/>{</text:p>
      <text:p text:style-name="Preformatted_20_Text"><text:tab/><text:tab/><text:tab/><text:tab/><text:tab/><text:tab/><text:tab/> <text:s/>intensity_red_new=intensity_new;</text:p>
      <text:p text:style-name="Preformatted_20_Text"><text:tab/><text:tab/><text:tab/><text:tab/><text:tab/><text:tab/><text:tab/> <text:s/>}</text:p>
      <text:p text:style-name="Preformatted_20_Text"><text:tab/><text:tab/><text:tab/><text:tab/><text:tab/> }</text:p>
      <text:p text:style-name="Preformatted_20_Text"><text:tab/><text:tab/> if(((intensity_red_new&gt;31)&amp;&amp;(intensity_red&lt;31)&amp;&amp;</text:p>
      <text:p text:style-name="Preformatted_20_Text"><text:tab/><text:tab/> ((intensity_red_new-intensity_red)&gt;2))||</text:p>
      <text:p text:style-name="Preformatted_20_Text"><text:tab/><text:tab/> <text:s/>((intensity_red_new&lt;31)&amp;&amp;(intensity_red&gt;31)&amp;&amp;</text:p>
      <text:p text:style-name="Preformatted_20_Text"><text:tab/><text:tab/> <text:s/>(intensity_red-intensity_red_new)&gt;2))</text:p>
      <text:p text:style-name="Preformatted_20_Text"><text:tab/><text:tab/> <text:s/>{</text:p>
      <text:p text:style-name="Preformatted_20_Text"><text:tab/><text:tab/> <text:s/>goto L;</text:p>
      <text:p text:style-name="Preformatted_20_Text"><text:tab/><text:tab/> <text:s/>}</text:p>
      <text:p text:style-name="Preformatted_20_Text"><text:tab/>beg_int_new=StripCurrent-&gt;IntAllInform[intensity_new].BegInt[interval_new];</text:p>
      <text:p text:style-name="Preformatted_20_Text"><text:tab/>end_int_new=StripCurrent-&gt;IntAllInform[intensity_new].EndInt[interval_new];</text:p>
      <text:p text:style-name="Preformatted_20_Text"/>
      <text:p text:style-name="Preformatted_20_Text">intersection1=Intersection_measure(beg_int,end_int,beg_int_new,</text:p>
      <text:p text:style-name="Preformatted_20_Text"><text:tab/>end_int_new,&amp;indic_length);</text:p>
      <text:p text:style-name="Preformatted_20_Text">intersection2=</text:p>
      <text:p text:style-name="Preformatted_20_Text">Measure1_of_proximity(beg_int,end_int,beg_int_new,end_int_new,</text:p>
      <text:p text:style-name="Preformatted_20_Text">&amp;coinsidence,&amp;coinsidence1,&amp;indic_length1);</text:p>
      <text:p text:style-name="Preformatted_20_Text">if(intersection2==3)</text:p>
      <text:p text:style-name="Preformatted_20_Text">{</text:p>
      <text:p text:style-name="Preformatted_20_Text"><text:soft-page-break/><text:tab/>coinsidence=0;</text:p>
      <text:p text:style-name="Preformatted_20_Text">}</text:p>
      <text:p text:style-name="Preformatted_20_Text">//if((intersection2&gt;11)||((coinsidence&gt;11)&amp;&amp;(indic_length&gt;=2))</text:p>
      <text:p text:style-name="Preformatted_20_Text"><text:tab/>if(((intersection1==1)&amp;&amp;(indic_length&gt;=2))||</text:p>
      <text:p text:style-name="Preformatted_20_Text"><text:tab/>((intersection1==0)&amp;&amp;(indic_length&gt;=1)))</text:p>
      <text:p text:style-name="Preformatted_20_Text"><text:tab/>{</text:p>
      <text:p text:style-name="Preformatted_20_Text"><text:tab/>new_minimum_grayscale=</text:p>
      <text:p text:style-name="Preformatted_20_Text"><text:tab/>StripCurrent-&gt;IntAllInform[intensity_new].LowerGrayScale[interval_new];</text:p>
      <text:p text:style-name="Preformatted_20_Text"><text:tab/>new_maximum_grayscale=</text:p>
      <text:p text:style-name="Preformatted_20_Text"><text:tab/>StripCurrent-&gt;IntAllInform[intensity_new].UpperGrayScale[interval_new];</text:p>
      <text:p text:style-name="Preformatted_20_Text"><text:tab/>new_mean_grayscale=</text:p>
      <text:p text:style-name="Preformatted_20_Text"><text:tab/>StripCurrent-&gt;IntAllInform[intensity_new].GrayScaleMean[interval_new];</text:p>
      <text:p text:style-name="Preformatted_20_Text"><text:tab/>new_impact_of_significance=</text:p>
      <text:p text:style-name="Preformatted_20_Text"><text:tab/>StripCurrent-&gt;IntAllInform[intensity_new].Signif[interval_new];</text:p>
      <text:p text:style-name="Preformatted_20_Text"><text:tab/>new_dens=new_impact_of_significance/(end_int_new-beg_int_new+1);</text:p>
      <text:p text:style-name="Preformatted_20_Text"><text:tab/>total_number_new=*(inver_num+NUM_INTEN*interval_new+intensity_new);</text:p>
      <text:p text:style-name="Preformatted_20_Text"><text:tab/>visible_index=*(visibility+total_number_new);</text:p>
      <text:p text:style-name="Preformatted_20_Text"/>
      <text:p text:style-name="Preformatted_20_Text"><text:tab/>if((visible_index&gt;0)&amp;&amp;(intersection2&lt;12)&amp;&amp;(coinsidence&lt;12))</text:p>
      <text:p text:style-name="Preformatted_20_Text"><text:tab/>{</text:p>
      <text:p text:style-name="Preformatted_20_Text"><text:tab/>goto L;</text:p>
      <text:p text:style-name="Preformatted_20_Text"><text:tab/>}</text:p>
      <text:p text:style-name="Preformatted_20_Text"><text:tab/>if((new_dens&lt;2)||(density&gt;4*new_dens))</text:p>
      <text:p text:style-name="Preformatted_20_Text"><text:tab/>{</text:p>
      <text:p text:style-name="Preformatted_20_Text"><text:tab/>goto L;</text:p>
      <text:p text:style-name="Preformatted_20_Text"><text:tab/>}</text:p>
      <text:p text:style-name="Preformatted_20_Text"/>
      <text:p text:style-name="Preformatted_20_Text"><text:tab/>Mean_sat_new=</text:p>
      <text:p text:style-name="Preformatted_20_Text"><text:tab/>ColorInform[new_number_of_new_intensity].TotCMSat[interval_new];</text:p>
      <text:p text:style-name="Preformatted_20_Text"><text:tab/>sat_dif=abs(Mean_sat_cl_bunch-Mean_sat_new);</text:p>
      <text:p text:style-name="Preformatted_20_Text"><text:tab/>Mean_hue_new=</text:p>
      <text:p text:style-name="Preformatted_20_Text">ColorInform[new_number_of_new_intensity].TotCMHue[interval_new];</text:p>
      <text:p text:style-name="Preformatted_20_Text"><text:tab/>if(sat_dif&gt;1)</text:p>
      <text:p text:style-name="Preformatted_20_Text"><text:tab/>{</text:p>
      <text:p text:style-name="Preformatted_20_Text"><text:tab/>goto L;</text:p>
      <text:p text:style-name="Preformatted_20_Text"><text:tab/>}</text:p>
      <text:p text:style-name="Preformatted_20_Text"><text:tab/>if((intersection2&lt;3)&amp;&amp;((coinsidence&lt;14)||(density&gt;3*new_dens)||(sat_dif&gt;0)))</text:p>
      <text:p text:style-name="Preformatted_20_Text"><text:tab/><text:tab/> {</text:p>
      <text:p text:style-name="Preformatted_20_Text"><text:tab/><text:tab/> goto L;</text:p>
      <text:p text:style-name="Preformatted_20_Text"><text:tab/><text:tab/> }</text:p>
      <text:p text:style-name="Preformatted_20_Text"><text:tab/> if((intersection2&lt;4)&amp;&amp;((density&gt;4*new_dens)||(coinsidence&lt;12)||(sat_dif&gt;0)))</text:p>
      <text:p text:style-name="Preformatted_20_Text"><text:tab/><text:tab/> {</text:p>
      <text:p text:style-name="Preformatted_20_Text"><text:tab/><text:tab/> goto L;</text:p>
      <text:p text:style-name="Preformatted_20_Text"><text:tab/><text:tab/> }</text:p>
      <text:p text:style-name="Preformatted_20_Text"><text:tab/>if((Mean_sat_cl_bunch&gt;0)&amp;&amp;(Mean_sat_new&gt;0)&amp;&amp;</text:p>
      <text:p text:style-name="Preformatted_20_Text"><text:tab/>(abs(Mean_hue_new-Mean_hue_cl_bunch)&gt;=16))</text:p>
      <text:p text:style-name="Preformatted_20_Text"><text:tab/>{</text:p>
      <text:p text:style-name="Preformatted_20_Text"><text:s text:c="4"/>goto L;</text:p>
      <text:p text:style-name="Preformatted_20_Text"><text:tab/>}</text:p>
      <text:p text:style-name="Preformatted_20_Text"><text:tab/>Bunch_gray=((float)Mean_gray*(float)grain_significance+</text:p>
      <text:p text:style-name="Preformatted_20_Text"><text:tab/>(float)new_mean_grayscale*(float)new_impact_of_significance)/</text:p>
      <text:p text:style-name="Preformatted_20_Text"><text:tab/>(float)(grain_significance+new_impact_of_significance);</text:p>
      <text:p text:style-name="Preformatted_20_Text"><text:tab/>Mean_gray=(int)Bunch_gray;</text:p>
      <text:p text:style-name="Preformatted_20_Text"><text:tab/>if((Bunch_gray-Mean_gray)&gt;0.5)</text:p>
      <text:p text:style-name="Preformatted_20_Text"><text:tab/>{</text:p>
      <text:p text:style-name="Preformatted_20_Text"><text:tab/>Mean_gray+=1;</text:p>
      <text:p text:style-name="Preformatted_20_Text"><text:tab/>}</text:p>
      <text:p text:style-name="Preformatted_20_Text"><text:tab/>Bunch_sat=(float)(Mean_sat_bunch*grain_significance+</text:p>
      <text:p text:style-name="Preformatted_20_Text"><text:soft-page-break/><text:tab/>Mean_sat_new*new_impact_of_significance)/</text:p>
      <text:p text:style-name="Preformatted_20_Text"><text:tab/>(float)(grain_significance+new_impact_of_significance);</text:p>
      <text:p text:style-name="Preformatted_20_Text"><text:tab/>Mean_sat_bunch=(int)Bunch_sat;</text:p>
      <text:p text:style-name="Preformatted_20_Text"><text:tab/>if((Bunch_sat-Mean_sat_bunch)&gt;0.5)</text:p>
      <text:p text:style-name="Preformatted_20_Text"><text:tab/>{</text:p>
      <text:p text:style-name="Preformatted_20_Text"><text:tab/>Mean_sat_bunch+=1;</text:p>
      <text:p text:style-name="Preformatted_20_Text"><text:tab/>}</text:p>
      <text:p text:style-name="Preformatted_20_Text"><text:tab/>number_of_extentions++;</text:p>
      <text:p text:style-name="Preformatted_20_Text"/>
      <text:p text:style-name="Preformatted_20_Text"/>
      <text:p text:style-name="Preformatted_20_Text"><text:tab/>fin_beg_int=min(fin_beg_int,beg_int_new);</text:p>
      <text:p text:style-name="Preformatted_20_Text"><text:tab/>fin_end_int=max(fin_end_int,end_int_new);</text:p>
      <text:p text:style-name="Preformatted_20_Text"><text:tab/>minimum_grayscale=min(minimum_grayscale,new_minimum_grayscale);</text:p>
      <text:p text:style-name="Preformatted_20_Text"><text:tab/> maximum_grayscale=max(maximum_grayscale,new_maximum_grayscale);</text:p>
      <text:p text:style-name="Preformatted_20_Text"><text:tab/> intensity_interval_left=min(intensity_interval_left,intensity_red_new);</text:p>
      <text:p text:style-name="Preformatted_20_Text"><text:tab/> intensity_interval_right=max(intensity_interval_right,intensity_red_new);</text:p>
      <text:p text:style-name="Preformatted_20_Text"><text:tab/> grain_significance+=new_impact_of_significance;</text:p>
      <text:p text:style-name="Preformatted_20_Text"/>
      <text:p text:style-name="Preformatted_20_Text">*(members+*start_poin)=total_number_new;</text:p>
      <text:p text:style-name="Preformatted_20_Text">(*start_poin)++;</text:p>
      <text:p text:style-name="Preformatted_20_Text">ColorInform[new_number_of_new_intensity].NumberOfColorBunch[interval_new]=</text:p>
      <text:p text:style-name="Preformatted_20_Text">-NumberOfColorlessIntervals-MAX_COL_INT;</text:p>
      <text:p text:style-name="Preformatted_20_Text"><text:tab/>}</text:p>
      <text:p text:style-name="Preformatted_20_Text"><text:tab/><text:tab/><text:tab/><text:tab/><text:tab/><text:tab/><text:tab/><text:tab/>}</text:p>
      <text:p text:style-name="Preformatted_20_Text">L: ;</text:p>
      <text:p text:style-name="Preformatted_20_Text"><text:tab/><text:tab/> <text:s/>}</text:p>
      <text:p text:style-name="Preformatted_20_Text"/>
      <text:p text:style-name="Preformatted_20_Text"/>
      <text:p text:style-name="Preformatted_20_Text"><text:tab/> <text:s/>}</text:p>
      <text:p text:style-name="Preformatted_20_Text">prior=1;</text:p>
      <text:p text:style-name="Preformatted_20_Text">ColorLessIntervalsStructure-&gt;BegInterv[NumberOfColorlessIntervals]=fin_beg_int;</text:p>
      <text:p text:style-name="Preformatted_20_Text">ColorLessIntervalsStructure-&gt;EndInterv[NumberOfColorlessIntervals]=fin_end_int;</text:p>
      <text:p text:style-name="Preformatted_20_Text">ColorLessIntervalsStructure-&gt;GrainIntensity[NumberOfColorlessIntervals]=</text:p>
      <text:p text:style-name="Preformatted_20_Text">intensity;</text:p>
      <text:p text:style-name="Preformatted_20_Text">ColorLessIntervalsStructure-&gt;LowerIntensity[NumberOfColorlessIntervals]=</text:p>
      <text:p text:style-name="Preformatted_20_Text">intensity_interval_left;</text:p>
      <text:p text:style-name="Preformatted_20_Text">ColorLessIntervalsStructure-&gt;UpperIntensity[NumberOfColorlessIntervals]=</text:p>
      <text:p text:style-name="Preformatted_20_Text">intensity_interval_right;</text:p>
      <text:p text:style-name="Preformatted_20_Text">ColorLessIntervalsStructure-&gt;AverageSat[NumberOfColorlessIntervals]=</text:p>
      <text:p text:style-name="Preformatted_20_Text">Mean_sat_bunch;</text:p>
      <text:p text:style-name="Preformatted_20_Text">ColorLessIntervalsStructure-&gt;LowerGrayscale[NumberOfColorlessIntervals]=</text:p>
      <text:p text:style-name="Preformatted_20_Text">minimum_grayscale;</text:p>
      <text:p text:style-name="Preformatted_20_Text">ColorLessIntervalsStructure-&gt;UpperGrayscale[NumberOfColorlessIntervals]=</text:p>
      <text:p text:style-name="Preformatted_20_Text">maximum_grayscale;</text:p>
      <text:p text:style-name="Preformatted_20_Text">ColorLessIntervalsStructure-&gt;AverageGray[NumberOfColorlessIntervals]=</text:p>
      <text:p text:style-name="Preformatted_20_Text">Mean_gray;</text:p>
      <text:p text:style-name="Preformatted_20_Text">ColorLessIntervalsStructure-&gt;Significance[NumberOfColorlessIntervals]=</text:p>
      <text:p text:style-name="Preformatted_20_Text">grain_significance;</text:p>
      <text:p text:style-name="Preformatted_20_Text">ColorLessIntervalsStructure-&gt;Cardinality[NumberOfColorlessIntervals]=</text:p>
      <text:p text:style-name="Preformatted_20_Text">number_of_extentions+1;</text:p>
      <text:p text:style-name="Preformatted_20_Text">//ColorInform[new_number_of_intensity].NumberOfColorBunch[interval_number]=</text:p>
      <text:p text:style-name="Preformatted_20_Text">//<text:tab/> NumberOfColorlessIntervals+MAX_COL_INT;</text:p>
      <text:p text:style-name="Preformatted_20_Text"><text:tab/> NumberOfColorlessIntervals++;</text:p>
      <text:p text:style-name="Preformatted_20_Text"/>
      <text:p text:style-name="Preformatted_20_Text">return(prior);</text:p>
      <text:p text:style-name="Preformatted_20_Text">}</text:p>
      <text:p text:style-name="Preformatted_20_Text">//-----------------------------------------------------------------------------</text:p>
      <text:p text:style-name="Preformatted_20_Text">int</text:p>
      <text:p text:style-name="Preformatted_20_Text"><text:soft-page-break/></text:p>
      <text:p text:style-name="Preformatted_20_Text">CColorIntervalSelect::Test_Interaction(int difference_hue_zone,</text:p>
      <text:p text:style-name="Preformatted_20_Text">int hue_difference,int admissible_hue_dif,int sat_difference,</text:p>
      <text:p text:style-name="Preformatted_20_Text">int admissible_sat_dif,int bunch_mean_saturation,</text:p>
      <text:p text:style-name="Preformatted_20_Text">int neighbor_bunch_mean_saturation)</text:p>
      <text:p text:style-name="Preformatted_20_Text">{</text:p>
      <text:p text:style-name="Preformatted_20_Text">int color_closeness;</text:p>
      <text:p text:style-name="Preformatted_20_Text">//int log_gray_dif;</text:p>
      <text:p text:style-name="Preformatted_20_Text"/>
      <text:p text:style-name="Preformatted_20_Text"/>
      <text:p text:style-name="Preformatted_20_Text">color_closeness=-1;</text:p>
      <text:p text:style-name="Preformatted_20_Text"/>
      <text:p text:style-name="Preformatted_20_Text"><text:s/>if(difference_hue_zone!=0)</text:p>
      <text:p text:style-name="Preformatted_20_Text"><text:s text:c="2"/>{</text:p>
      <text:p text:style-name="Preformatted_20_Text"><text:tab/><text:tab/>if((hue_difference&lt;=1)&amp;&amp;(sat_difference&lt;=admissible_sat_dif))</text:p>
      <text:p text:style-name="Preformatted_20_Text"><text:tab/><text:tab/> <text:s/>{</text:p>
      <text:p text:style-name="Preformatted_20_Text"><text:tab/><text:tab/> <text:s/>color_closeness=0;</text:p>
      <text:p text:style-name="Preformatted_20_Text"><text:tab/><text:tab/> <text:s/>}</text:p>
      <text:p text:style-name="Preformatted_20_Text"><text:tab/><text:tab/> <text:s/>else</text:p>
      <text:p text:style-name="Preformatted_20_Text"><text:tab/><text:tab/> <text:s/>{</text:p>
      <text:p text:style-name="Preformatted_20_Text"><text:tab/><text:tab/><text:tab/><text:tab/> <text:s/>if(hue_difference&lt;=3)</text:p>
      <text:p text:style-name="Preformatted_20_Text"><text:tab/><text:tab/><text:tab/><text:tab/> <text:s/>{</text:p>
      <text:p text:style-name="Preformatted_20_Text"><text:tab/><text:tab/><text:tab/><text:tab/> <text:s/>color_closeness=5;</text:p>
      <text:p text:style-name="Preformatted_20_Text"><text:tab/><text:tab/><text:tab/><text:tab/> <text:s/>}</text:p>
      <text:p text:style-name="Preformatted_20_Text"><text:tab/><text:tab/><text:tab/><text:tab/> <text:s/>else</text:p>
      <text:p text:style-name="Preformatted_20_Text"><text:tab/><text:tab/><text:tab/><text:tab/> <text:s/>{</text:p>
      <text:p text:style-name="Preformatted_20_Text"><text:tab/><text:tab/><text:tab/><text:tab/> <text:s/>color_closeness=6;</text:p>
      <text:p text:style-name="Preformatted_20_Text"><text:tab/><text:tab/><text:tab/><text:tab/> <text:s/>}</text:p>
      <text:p text:style-name="Preformatted_20_Text"><text:tab/><text:tab/> <text:s/>}</text:p>
      <text:p text:style-name="Preformatted_20_Text"><text:s text:c="2"/>}</text:p>
      <text:p text:style-name="Preformatted_20_Text"><text:s text:c="2"/>else</text:p>
      <text:p text:style-name="Preformatted_20_Text"><text:s text:c="2"/>{</text:p>
      <text:p text:style-name="Preformatted_20_Text"/>
      <text:p text:style-name="Preformatted_20_Text"><text:tab/>if((hue_difference&lt;=1)&amp;&amp;((sat_difference&lt;=admissible_sat_dif)||</text:p>
      <text:p text:style-name="Preformatted_20_Text"><text:tab/>((bunch_mean_saturation&gt;=4)&amp;&amp;(neighbor_bunch_mean_saturation&gt;=4)&amp;&amp;</text:p>
      <text:p text:style-name="Preformatted_20_Text"><text:tab/>(sat_difference&lt;=admissible_sat_dif+1))))</text:p>
      <text:p text:style-name="Preformatted_20_Text"><text:tab/><text:tab/> <text:s/>{</text:p>
      <text:p text:style-name="Preformatted_20_Text"><text:tab/><text:tab/> <text:s/>color_closeness=0;</text:p>
      <text:p text:style-name="Preformatted_20_Text"><text:tab/><text:tab/> <text:s/>}</text:p>
      <text:p text:style-name="Preformatted_20_Text"><text:tab/><text:tab/> <text:s/>else</text:p>
      <text:p text:style-name="Preformatted_20_Text"><text:tab/><text:tab/> <text:s/>{</text:p>
      <text:p text:style-name="Preformatted_20_Text">if((hue_difference&lt;=admissible_hue_dif)&amp;&amp;((sat_difference&lt;=admissible_sat_dif)</text:p>
      <text:p text:style-name="Preformatted_20_Text">||((bunch_mean_saturation&gt;=4)&amp;&amp;(neighbor_bunch_mean_saturation&gt;=4)&amp;&amp;</text:p>
      <text:p text:style-name="Preformatted_20_Text"><text:tab/>(sat_difference&lt;=admissible_sat_dif+1))))</text:p>
      <text:p text:style-name="Preformatted_20_Text"><text:tab/><text:tab/><text:tab/><text:tab/>{</text:p>
      <text:p text:style-name="Preformatted_20_Text"><text:tab/><text:tab/><text:tab/><text:tab/>color_closeness=1;</text:p>
      <text:p text:style-name="Preformatted_20_Text"><text:tab/><text:tab/><text:tab/><text:tab/>}</text:p>
      <text:p text:style-name="Preformatted_20_Text"><text:tab/><text:tab/><text:tab/><text:tab/>else</text:p>
      <text:p text:style-name="Preformatted_20_Text"><text:tab/><text:tab/><text:tab/><text:tab/>{</text:p>
      <text:p text:style-name="Preformatted_20_Text"><text:tab/><text:tab/><text:tab/><text:tab/><text:tab/> if((hue_difference&lt;=admissible_hue_dif)&amp;&amp;</text:p>
      <text:p text:style-name="Preformatted_20_Text"><text:tab/><text:tab/><text:tab/><text:tab/><text:tab/> (bunch_mean_saturation&gt;=4)&amp;&amp;(neighbor_bunch_mean_saturation&gt;=4))</text:p>
      <text:p text:style-name="Preformatted_20_Text"><text:tab/><text:tab/><text:tab/><text:tab/><text:tab/> <text:s/>{</text:p>
      <text:p text:style-name="Preformatted_20_Text"><text:tab/><text:tab/><text:tab/><text:tab/><text:tab/> <text:s/>color_closeness=2;</text:p>
      <text:p text:style-name="Preformatted_20_Text"><text:tab/><text:tab/><text:tab/><text:tab/><text:tab/> <text:s/>}</text:p>
      <text:p text:style-name="Preformatted_20_Text"><text:tab/><text:tab/><text:tab/><text:tab/><text:tab/> <text:s/>else</text:p>
      <text:p text:style-name="Preformatted_20_Text"><text:tab/><text:tab/><text:tab/><text:tab/><text:tab/> <text:s/>{</text:p>
      <text:p text:style-name="Preformatted_20_Text"><text:tab/><text:tab/><text:tab/><text:tab/><text:tab/><text:tab/><text:tab/>if(hue_difference&lt;=4)</text:p>
      <text:p text:style-name="Preformatted_20_Text"><text:tab/><text:tab/><text:tab/><text:tab/><text:tab/><text:tab/><text:tab/>{</text:p>
      <text:p text:style-name="Preformatted_20_Text"><text:soft-page-break/><text:tab/><text:tab/><text:tab/><text:tab/><text:tab/><text:tab/><text:tab/>color_closeness=3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else</text:p>
      <text:p text:style-name="Preformatted_20_Text"><text:tab/><text:tab/><text:tab/><text:tab/><text:tab/><text:tab/><text:tab/>{</text:p>
      <text:p text:style-name="Preformatted_20_Text"><text:s text:c="21"/>color_closeness=4;</text:p>
      <text:p text:style-name="Preformatted_20_Text"><text:tab/><text:tab/><text:tab/><text:tab/><text:tab/><text:tab/><text:tab/>}</text:p>
      <text:p text:style-name="Preformatted_20_Text"><text:tab/><text:tab/><text:tab/><text:tab/><text:tab/> <text:s/>}</text:p>
      <text:p text:style-name="Preformatted_20_Text"><text:tab/><text:tab/><text:tab/><text:tab/>}</text:p>
      <text:p text:style-name="Preformatted_20_Text"><text:tab/><text:tab/> <text:s/>}</text:p>
      <text:p text:style-name="Preformatted_20_Text"><text:s text:c="3"/>}</text:p>
      <text:p text:style-name="Preformatted_20_Text">//log_gray_dif=(difference*16)/bunch_mean_gray;</text:p>
      <text:p text:style-name="Preformatted_20_Text"/>
      <text:p text:style-name="Preformatted_20_Text"/>
      <text:p text:style-name="Preformatted_20_Text"/>
      <text:p text:style-name="Preformatted_20_Text">return(color_closeness);</text:p>
      <text:p text:style-name="Preformatted_20_Text">}</text:p>
      <text:p text:style-name="Preformatted_20_Text">//----------------------------------------------------------------------------</text:p>
      <text:p text:style-name="Preformatted_20_Text">int</text:p>
      <text:p text:style-name="Preformatted_20_Text"/>
      <text:p text:style-name="Preformatted_20_Text">CColorIntervalSelect::Measure1_of_proximity(int first_left,int first_right,</text:p>
      <text:p text:style-name="Preformatted_20_Text">int second_left,int second_right,int *proximity1,int *proximity2,int* greater)</text:p>
      <text:p text:style-name="Preformatted_20_Text">{</text:p>
      <text:p text:style-name="Preformatted_20_Text">int prior;</text:p>
      <text:p text:style-name="Preformatted_20_Text">int left_end,right_end,length1,length2;</text:p>
      <text:p text:style-name="Preformatted_20_Text">int minimum_of_length,max_length;</text:p>
      <text:p text:style-name="Preformatted_20_Text">int inter_length;</text:p>
      <text:p text:style-name="Preformatted_20_Text"/>
      <text:p text:style-name="Preformatted_20_Text">left_end=max(first_left,second_left);</text:p>
      <text:p text:style-name="Preformatted_20_Text">right_end=min(first_right,second_right);</text:p>
      <text:p text:style-name="Preformatted_20_Text">length1=first_right-first_left+1;</text:p>
      <text:p text:style-name="Preformatted_20_Text">length2=second_right-second_left+1;</text:p>
      <text:p text:style-name="Preformatted_20_Text">*greater=0;</text:p>
      <text:p text:style-name="Preformatted_20_Text"><text:tab/>if(length1&gt;=2*length2)</text:p>
      <text:p text:style-name="Preformatted_20_Text"><text:tab/>{</text:p>
      <text:p text:style-name="Preformatted_20_Text"><text:tab/> *greater=3;</text:p>
      <text:p text:style-name="Preformatted_20_Text"><text:tab/>}</text:p>
      <text:p text:style-name="Preformatted_20_Text"><text:tab/><text:tab/><text:tab/><text:tab/>else</text:p>
      <text:p text:style-name="Preformatted_20_Text"><text:tab/><text:tab/><text:tab/> <text:s/>{</text:p>
      <text:p text:style-name="Preformatted_20_Text"><text:tab/><text:tab/><text:tab/><text:tab/><text:tab/> if(length1&gt;=length2)</text:p>
      <text:p text:style-name="Preformatted_20_Text"><text:tab/><text:tab/><text:tab/><text:tab/><text:tab/> <text:s/>{</text:p>
      <text:p text:style-name="Preformatted_20_Text"><text:tab/><text:tab/><text:tab/><text:tab/><text:tab/> <text:s/>*greater=2;</text:p>
      <text:p text:style-name="Preformatted_20_Text"><text:tab/><text:tab/><text:tab/><text:tab/><text:tab/> <text:s/>}</text:p>
      <text:p text:style-name="Preformatted_20_Text"><text:tab/><text:tab/><text:tab/><text:tab/><text:tab/><text:tab/> <text:s/>else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 <text:s/>if(2*length1&gt;=length2)</text:p>
      <text:p text:style-name="Preformatted_20_Text"><text:tab/><text:tab/><text:tab/><text:tab/><text:tab/><text:tab/><text:tab/><text:tab/>{</text:p>
      <text:p text:style-name="Preformatted_20_Text"><text:tab/><text:tab/><text:tab/><text:tab/><text:tab/><text:tab/><text:tab/><text:tab/>*greater=1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 }</text:p>
      <text:p text:style-name="Preformatted_20_Text">minimum_of_length=min(length1,length2);</text:p>
      <text:p text:style-name="Preformatted_20_Text">max_length=max(length1,length2);</text:p>
      <text:p text:style-name="Preformatted_20_Text">if(left_end&gt;right_end)</text:p>
      <text:p text:style-name="Preformatted_20_Text"><text:s text:c="2"/>{</text:p>
      <text:p text:style-name="Preformatted_20_Text"><text:s text:c="2"/>inter_length=left_end-right_end+1;</text:p>
      <text:p text:style-name="Preformatted_20_Text"><text:s text:c="2"/>prior=0;</text:p>
      <text:p text:style-name="Preformatted_20_Text"><text:s text:c="2"/>*proximity1=0;</text:p>
      <text:p text:style-name="Preformatted_20_Text"><text:s text:c="2"/>*proximity2=((inter_length+1)&lt;&lt;4)/(inter_length+1+minimum_of_length);</text:p>
      <text:p text:style-name="Preformatted_20_Text"><text:soft-page-break/><text:s text:c="2"/>return(prior);</text:p>
      <text:p text:style-name="Preformatted_20_Text"><text:s text:c="2"/>}</text:p>
      <text:p text:style-name="Preformatted_20_Text"><text:s text:c="2"/>inter_length=right_end-left_end+1;</text:p>
      <text:p text:style-name="Preformatted_20_Text"><text:s text:c="2"/>prior=((inter_length+1)&lt;&lt;4)/max_length;</text:p>
      <text:p text:style-name="Preformatted_20_Text"><text:s text:c="2"/>*proximity1=((inter_length+1)&lt;&lt;4)/minimum_of_length;</text:p>
      <text:p text:style-name="Preformatted_20_Text"><text:s text:c="2"/>*proximity2=inter_length;</text:p>
      <text:p text:style-name="Preformatted_20_Text"><text:s text:c="2"/>return(prior);</text:p>
      <text:p text:style-name="Preformatted_20_Text"/>
      <text:p text:style-name="Preformatted_20_Text">}</text:p>
      <text:p text:style-name="Preformatted_20_Text">//----------------------------------------------------------------------------</text:p>
      <text:p text:style-name="Preformatted_20_Text">void</text:p>
      <text:p text:style-name="Preformatted_20_Text"/>
      <text:p text:style-name="Preformatted_20_Text">CColorIntervalSelect::Merging(int bunch,int bunch_new)</text:p>
      <text:p text:style-name="Preformatted_20_Text">{</text:p>
      <text:p text:style-name="Preformatted_20_Text">int bunch_significance;</text:p>
      <text:p text:style-name="Preformatted_20_Text">int new_bunch_significance;</text:p>
      <text:p text:style-name="Preformatted_20_Text">int signif_ratio;</text:p>
      <text:p text:style-name="Preformatted_20_Text">int bunch_new_significance;</text:p>
      <text:p text:style-name="Preformatted_20_Text">int bunch_occurence;</text:p>
      <text:p text:style-name="Preformatted_20_Text">int bunch_new_occurence;</text:p>
      <text:p text:style-name="Preformatted_20_Text">int bunch_beg;</text:p>
      <text:p text:style-name="Preformatted_20_Text">int bunch_end;</text:p>
      <text:p text:style-name="Preformatted_20_Text">int bunch_new_beg;</text:p>
      <text:p text:style-name="Preformatted_20_Text">int bunch_new_end;</text:p>
      <text:p text:style-name="Preformatted_20_Text">int new_beg;</text:p>
      <text:p text:style-name="Preformatted_20_Text">int new_end;</text:p>
      <text:p text:style-name="Preformatted_20_Text">int bunch_density;</text:p>
      <text:p text:style-name="Preformatted_20_Text">int new_bunch_density;</text:p>
      <text:p text:style-name="Preformatted_20_Text">int bunch_new_density;</text:p>
      <text:p text:style-name="Preformatted_20_Text">int int_length;</text:p>
      <text:p text:style-name="Preformatted_20_Text">int bunch_new_length;</text:p>
      <text:p text:style-name="Preformatted_20_Text">int Density_ratio;</text:p>
      <text:p text:style-name="Preformatted_20_Text">int length_ratio;</text:p>
      <text:p text:style-name="Preformatted_20_Text">int indic_length;</text:p>
      <text:p text:style-name="Preformatted_20_Text">int ratio_length;</text:p>
      <text:p text:style-name="Preformatted_20_Text">int ratio_length1;</text:p>
      <text:p text:style-name="Preformatted_20_Text">int Intersection;</text:p>
      <text:p text:style-name="Preformatted_20_Text">int paint_beg;</text:p>
      <text:p text:style-name="Preformatted_20_Text">int paint_end;</text:p>
      <text:p text:style-name="Preformatted_20_Text">int union_beg;</text:p>
      <text:p text:style-name="Preformatted_20_Text">int union_end;</text:p>
      <text:p text:style-name="Preformatted_20_Text">int union_length;</text:p>
      <text:p text:style-name="Preformatted_20_Text">int outlet_length_ratio;</text:p>
      <text:p text:style-name="Preformatted_20_Text">int outlet_length_ratio1;</text:p>
      <text:p text:style-name="Preformatted_20_Text">int outlet_length;</text:p>
      <text:p text:style-name="Preformatted_20_Text">int bunch_hue;</text:p>
      <text:p text:style-name="Preformatted_20_Text">int corrected_bunch_hue;</text:p>
      <text:p text:style-name="Preformatted_20_Text">int bunch_new_hue;</text:p>
      <text:p text:style-name="Preformatted_20_Text">int corrected_bunch_new_hue;</text:p>
      <text:p text:style-name="Preformatted_20_Text">int correction_hue;</text:p>
      <text:p text:style-name="Preformatted_20_Text">int bunch_saturation;</text:p>
      <text:p text:style-name="Preformatted_20_Text">int bunch_new_saturation;</text:p>
      <text:p text:style-name="Preformatted_20_Text">int Mean_hue_bunch;</text:p>
      <text:p text:style-name="Preformatted_20_Text">int lower_bunch_hue_bound;</text:p>
      <text:p text:style-name="Preformatted_20_Text">int upper_bunch_hue_bound;</text:p>
      <text:p text:style-name="Preformatted_20_Text">int lower_bunch_new_hue_bound;</text:p>
      <text:p text:style-name="Preformatted_20_Text">int upper_bunch_new_hue_bound;</text:p>
      <text:p text:style-name="Preformatted_20_Text">float Bunch_hue;</text:p>
      <text:p text:style-name="Preformatted_20_Text"><text:soft-page-break/>float Bunch_sat;</text:p>
      <text:p text:style-name="Preformatted_20_Text">float Bunch_gray;</text:p>
      <text:p text:style-name="Preformatted_20_Text">int Mean_gray_bunch;</text:p>
      <text:p text:style-name="Preformatted_20_Text">int Mean_sat_bunch;</text:p>
      <text:p text:style-name="Preformatted_20_Text">int bunch_zone;</text:p>
      <text:p text:style-name="Preformatted_20_Text">int bunch_new_zone;</text:p>
      <text:p text:style-name="Preformatted_20_Text">int zone_difference;</text:p>
      <text:p text:style-name="Preformatted_20_Text">int hue_difference;</text:p>
      <text:p text:style-name="Preformatted_20_Text">int hue_difference1;</text:p>
      <text:p text:style-name="Preformatted_20_Text">int bunch_gray;</text:p>
      <text:p text:style-name="Preformatted_20_Text">int bunch_new_gray;</text:p>
      <text:p text:style-name="Preformatted_20_Text">int gray_difference;</text:p>
      <text:p text:style-name="Preformatted_20_Text">int bunch_zone_gray;</text:p>
      <text:p text:style-name="Preformatted_20_Text">int bunch_new_zone_gray;</text:p>
      <text:p text:style-name="Preformatted_20_Text">int gray_zone_difference;</text:p>
      <text:p text:style-name="Preformatted_20_Text">int lower_bunch_gray_bound;</text:p>
      <text:p text:style-name="Preformatted_20_Text">int upper_bunch_gray_bound;</text:p>
      <text:p text:style-name="Preformatted_20_Text">int new_bunch_occurence;</text:p>
      <text:p text:style-name="Preformatted_20_Text"/>
      <text:p text:style-name="Preformatted_20_Text"/>
      <text:p text:style-name="Preformatted_20_Text">correction_hue=0;</text:p>
      <text:p text:style-name="Preformatted_20_Text"/>
      <text:p text:style-name="Preformatted_20_Text">bunch_significance=ColoredIntervalsStructure-&gt;Significance[bunch];</text:p>
      <text:p text:style-name="Preformatted_20_Text">bunch_new_significance=ColoredIntervalsStructure-&gt;Significance[bunch_new];</text:p>
      <text:p text:style-name="Preformatted_20_Text">signif_ratio=(16*bunch_new_significance)/(bunch_new_significance+bunch_significance);</text:p>
      <text:p text:style-name="Preformatted_20_Text">bunch_hue=ColoredIntervalsStructure-&gt;AverageHue[bunch];</text:p>
      <text:p text:style-name="Preformatted_20_Text">if(bunch_hue&gt;=NUM_HUES)</text:p>
      <text:p text:style-name="Preformatted_20_Text">{</text:p>
      <text:p text:style-name="Preformatted_20_Text"><text:tab/>bunch_hue=bunch_hue-NUM_HUES;</text:p>
      <text:p text:style-name="Preformatted_20_Text"><text:tab/>ColoredIntervalsStructure-&gt;AverageHue[bunch]=bunch_hue;</text:p>
      <text:p text:style-name="Preformatted_20_Text">}</text:p>
      <text:p text:style-name="Preformatted_20_Text">lower_bunch_hue_bound=ColoredIntervalsStructure-&gt;LowerHueValue[bunch];</text:p>
      <text:p text:style-name="Preformatted_20_Text">upper_bunch_hue_bound=ColoredIntervalsStructure-&gt;UpperHueValue[bunch];</text:p>
      <text:p text:style-name="Preformatted_20_Text">bunch_zone=hue_zones[bunch_hue];</text:p>
      <text:p text:style-name="Preformatted_20_Text">bunch_gray=ColoredIntervalsStructure-&gt;AverageGray[bunch];</text:p>
      <text:p text:style-name="Preformatted_20_Text">Bunch_gray=(float)bunch_gray;</text:p>
      <text:p text:style-name="Preformatted_20_Text">lower_bunch_gray_bound=ColoredIntervalsStructure-&gt;LowerGrayscale[bunch];</text:p>
      <text:p text:style-name="Preformatted_20_Text">upper_bunch_gray_bound=ColoredIntervalsStructure-&gt;UpperGrayscale[bunch];</text:p>
      <text:p text:style-name="Preformatted_20_Text">bunch_new_hue=ColoredIntervalsStructure-&gt;AverageHue[bunch_new];</text:p>
      <text:p text:style-name="Preformatted_20_Text">if(bunch_new_hue&gt;=NUM_HUES)</text:p>
      <text:p text:style-name="Preformatted_20_Text">{</text:p>
      <text:p text:style-name="Preformatted_20_Text"><text:tab/>bunch_new_hue=bunch_new_hue-NUM_HUES;</text:p>
      <text:p text:style-name="Preformatted_20_Text"><text:tab/>ColoredIntervalsStructure-&gt;AverageHue[bunch_new]=bunch_new_hue;</text:p>
      <text:p text:style-name="Preformatted_20_Text">}</text:p>
      <text:p text:style-name="Preformatted_20_Text">bunch_new_zone=hue_zones[bunch_new_hue];</text:p>
      <text:p text:style-name="Preformatted_20_Text">zone_difference=abs(bunch_new_zone-bunch_zone);</text:p>
      <text:p text:style-name="Preformatted_20_Text">zone_difference=min(zone_difference,5-zone_difference);</text:p>
      <text:p text:style-name="Preformatted_20_Text">hue_difference1=abs(bunch_hue-bunch_new_hue);</text:p>
      <text:p text:style-name="Preformatted_20_Text">hue_difference=min(hue_difference1,NUM_HUES-hue_difference1);</text:p>
      <text:p text:style-name="Preformatted_20_Text">if((hue_difference1&gt;NUM_HUES/2)&amp;&amp;(hue_difference&lt;10))</text:p>
      <text:p text:style-name="Preformatted_20_Text">{</text:p>
      <text:p text:style-name="Preformatted_20_Text"><text:tab/>correction_hue=1;</text:p>
      <text:p text:style-name="Preformatted_20_Text"><text:tab/>if(bunch_hue&gt;bunch_new_hue)</text:p>
      <text:p text:style-name="Preformatted_20_Text"><text:tab/>{</text:p>
      <text:p text:style-name="Preformatted_20_Text">corrected_bunch_hue=bunch_hue;</text:p>
      <text:p text:style-name="Preformatted_20_Text">corrected_bunch_new_hue=bunch_new_hue+NUM_HUES;</text:p>
      <text:p text:style-name="Preformatted_20_Text"><text:tab/>}</text:p>
      <text:p text:style-name="Preformatted_20_Text"><text:tab/>else</text:p>
      <text:p text:style-name="Preformatted_20_Text"><text:soft-page-break/><text:tab/>{</text:p>
      <text:p text:style-name="Preformatted_20_Text"><text:s text:c="4"/>corrected_bunch_hue=bunch_hue+NUM_HUES;</text:p>
      <text:p text:style-name="Preformatted_20_Text"><text:tab/>corrected_bunch_new_hue=bunch_new_hue;</text:p>
      <text:p text:style-name="Preformatted_20_Text"><text:tab/>}</text:p>
      <text:p text:style-name="Preformatted_20_Text">}</text:p>
      <text:p text:style-name="Preformatted_20_Text">else</text:p>
      <text:p text:style-name="Preformatted_20_Text">{</text:p>
      <text:p text:style-name="Preformatted_20_Text"><text:tab/>corrected_bunch_hue=bunch_hue;</text:p>
      <text:p text:style-name="Preformatted_20_Text"><text:tab/>corrected_bunch_new_hue=bunch_new_hue;</text:p>
      <text:p text:style-name="Preformatted_20_Text">}</text:p>
      <text:p text:style-name="Preformatted_20_Text">Bunch_hue=(float)corrected_bunch_hue;</text:p>
      <text:p text:style-name="Preformatted_20_Text"/>
      <text:p text:style-name="Preformatted_20_Text">lower_bunch_new_hue_bound=ColoredIntervalsStructure-&gt;LowerHueValue[bunch_new];</text:p>
      <text:p text:style-name="Preformatted_20_Text">upper_bunch_new_hue_bound=ColoredIntervalsStructure-&gt;UpperHueValue[bunch_new];</text:p>
      <text:p text:style-name="Preformatted_20_Text">bunch_saturation=ColoredIntervalsStructure-&gt;AverageSat[bunch];</text:p>
      <text:p text:style-name="Preformatted_20_Text">Bunch_sat=(float)bunch_saturation;</text:p>
      <text:p text:style-name="Preformatted_20_Text">bunch_new_saturation=ColoredIntervalsStructure-&gt;AverageSat[bunch_new];</text:p>
      <text:p text:style-name="Preformatted_20_Text">bunch_new_gray=ColoredIntervalsStructure-&gt;AverageGray[bunch_new];</text:p>
      <text:p text:style-name="Preformatted_20_Text">gray_difference=abs(bunch_new_gray-bunch_gray);</text:p>
      <text:p text:style-name="Preformatted_20_Text">bunch_zone_gray=gray_zones[bunch_gray];</text:p>
      <text:p text:style-name="Preformatted_20_Text">bunch_new_zone_gray=gray_zones[bunch_new_gray];</text:p>
      <text:p text:style-name="Preformatted_20_Text">gray_zone_difference=abs(bunch_new_zone_gray-bunch_zone_gray);</text:p>
      <text:p text:style-name="Preformatted_20_Text"/>
      <text:p text:style-name="Preformatted_20_Text">bunch_occurence=*(visible_bunches+bunch);</text:p>
      <text:p text:style-name="Preformatted_20_Text">bunch_new_occurence=*(visible_bunches+bunch_new);</text:p>
      <text:p text:style-name="Preformatted_20_Text">bunch_beg=ColoredIntervalsStructure-&gt;BegInterv[bunch];</text:p>
      <text:p text:style-name="Preformatted_20_Text">bunch_end=ColoredIntervalsStructure-&gt;EndInterv[bunch];</text:p>
      <text:p text:style-name="Preformatted_20_Text">int_length=bunch_end-bunch_beg+1;</text:p>
      <text:p text:style-name="Preformatted_20_Text">bunch_new_beg=ColoredIntervalsStructure-&gt;BegInterv[bunch_new];</text:p>
      <text:p text:style-name="Preformatted_20_Text">bunch_new_end=ColoredIntervalsStructure-&gt;EndInterv[bunch_new];</text:p>
      <text:p text:style-name="Preformatted_20_Text">bunch_new_length=bunch_new_end-bunch_new_beg+1;</text:p>
      <text:p text:style-name="Preformatted_20_Text">union_beg=min(bunch_beg,bunch_new_beg);</text:p>
      <text:p text:style-name="Preformatted_20_Text"><text:tab/>union_end=max(bunch_end,bunch_new_end);</text:p>
      <text:p text:style-name="Preformatted_20_Text"><text:tab/>union_length=union_end-union_beg+1;</text:p>
      <text:p text:style-name="Preformatted_20_Text"><text:tab/>outlet_length=union_length-int_length;</text:p>
      <text:p text:style-name="Preformatted_20_Text"><text:tab/>outlet_length_ratio=(16*bunch_new_length)/(bunch_new_length+union_length);</text:p>
      <text:p text:style-name="Preformatted_20_Text"><text:s text:c="4"/>outlet_length_ratio1=(16*outlet_length)/(outlet_length+union_length);</text:p>
      <text:p text:style-name="Preformatted_20_Text"/>
      <text:p text:style-name="Preformatted_20_Text">Intersection=Intersection_measure_ratios(bunch_beg,bunch_end,bunch_new_beg,bunch_new_end,</text:p>
      <text:p text:style-name="Preformatted_20_Text">&amp;indic_length,&amp;ratio_length,&amp;ratio_length1);</text:p>
      <text:p text:style-name="Preformatted_20_Text">if(Intersection==3)</text:p>
      <text:p text:style-name="Preformatted_20_Text">{</text:p>
      <text:p text:style-name="Preformatted_20_Text"><text:tab/>ratio_length=0;</text:p>
      <text:p text:style-name="Preformatted_20_Text">}</text:p>
      <text:p text:style-name="Preformatted_20_Text"><text:tab/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>bunch_density=2*bunch_significance/int_length;</text:p>
      <text:p text:style-name="Preformatted_20_Text">bunch_new_density=2*bunch_new_significance/bunch_new_length;</text:p>
      <text:p text:style-name="Preformatted_20_Text">Density_ratio=(16*bunch_new_density)/(bunch_density+bunch_new_density);</text:p>
      <text:p text:style-name="Preformatted_20_Text">length_ratio=(16*bunch_new_length)/(int_length+bunch_new_length);</text:p>
      <text:p text:style-name="Preformatted_20_Text">new_beg=min(bunch_beg,bunch_new_beg);</text:p>
      <text:p text:style-name="Preformatted_20_Text">new_end=max(bunch_end,bunch_new_end);</text:p>
      <text:p text:style-name="Preformatted_20_Text"><text:s text:c="2"/>if((signif_ratio&gt;3)&amp;&amp;(length_ratio&gt;3))</text:p>
      <text:p text:style-name="Preformatted_20_Text"><text:s text:c="2"/>{//sr</text:p>
      <text:p text:style-name="Preformatted_20_Text">if((zone_difference&lt;=1)&amp;&amp;(hue_difference&lt;=6))</text:p>
      <text:p text:style-name="Preformatted_20_Text">{//zd&amp;hd</text:p>
      <text:p text:style-name="Preformatted_20_Text">Bunch_hue=(Bunch_hue*(float)bunch_significance+</text:p>
      <text:p text:style-name="Preformatted_20_Text"><text:tab/>(float)(corrected_bunch_new_hue*bunch_new_significance))/</text:p>
      <text:p text:style-name="Preformatted_20_Text"><text:soft-page-break/><text:tab/>(float)(bunch_significance+bunch_new_significance);</text:p>
      <text:p text:style-name="Preformatted_20_Text"><text:tab/> </text:p>
      <text:p text:style-name="Preformatted_20_Text"><text:tab/>Mean_hue_bunch=(int)Bunch_hue;</text:p>
      <text:p text:style-name="Preformatted_20_Text"><text:tab/> <text:s text:c="19"/>if((Bunch_hue-Mean_hue_bunch)&gt;0.5)</text:p>
      <text:p text:style-name="Preformatted_20_Text"><text:tab/> <text:s text:c="21"/>{</text:p>
      <text:p text:style-name="Preformatted_20_Text"><text:tab/> <text:s text:c="21"/>Mean_hue_bunch+=1;</text:p>
      <text:p text:style-name="Preformatted_20_Text"><text:tab/> <text:s text:c="21"/>}</text:p>
      <text:p text:style-name="Preformatted_20_Text"><text:tab/><text:tab/><text:tab/><text:tab/><text:tab/><text:tab/>if(Mean_hue_bunch&gt;=NUM_HUES)</text:p>
      <text:p text:style-name="Preformatted_20_Text"><text:tab/>{</text:p>
      <text:p text:style-name="Preformatted_20_Text"><text:tab/><text:tab/>Mean_hue_bunch=Mean_hue_bunch-NUM_HUES;</text:p>
      <text:p text:style-name="Preformatted_20_Text"><text:tab/>}</text:p>
      <text:p text:style-name="Preformatted_20_Text"><text:tab/><text:tab/><text:tab/><text:tab/><text:tab/><text:tab/></text:p>
      <text:p text:style-name="Preformatted_20_Text"/>
      <text:p text:style-name="Preformatted_20_Text"><text:tab/><text:tab/><text:tab/><text:tab/><text:tab/><text:tab/>Bunch_sat=(float)(Bunch_sat*(float)bunch_significance+</text:p>
      <text:p text:style-name="Preformatted_20_Text"><text:tab/>(float)(bunch_new_saturation*bunch_new_significance))/</text:p>
      <text:p text:style-name="Preformatted_20_Text"><text:tab/>(float)(bunch_significance+bunch_new_significance);</text:p>
      <text:p text:style-name="Preformatted_20_Text"><text:tab/>Mean_sat_bunch=(int)Bunch_sat;</text:p>
      <text:p text:style-name="Preformatted_20_Text"><text:tab/> <text:s text:c="4"/>if(Bunch_sat&lt;2)</text:p>
      <text:p text:style-name="Preformatted_20_Text"><text:tab/> <text:s text:c="4"/>{</text:p>
      <text:p text:style-name="Preformatted_20_Text">if((Bunch_sat-Mean_sat_bunch)&gt;0.35)</text:p>
      <text:p text:style-name="Preformatted_20_Text"><text:tab/>{</text:p>
      <text:p text:style-name="Preformatted_20_Text"><text:tab/>Mean_sat_bunch+=1;</text:p>
      <text:p text:style-name="Preformatted_20_Text"><text:tab/>}</text:p>
      <text:p text:style-name="Preformatted_20_Text"><text:tab/> <text:s text:c="4"/>}</text:p>
      <text:p text:style-name="Preformatted_20_Text"><text:tab/> <text:s text:c="4"/>else</text:p>
      <text:p text:style-name="Preformatted_20_Text"><text:tab/> <text:s text:c="4"/>{</text:p>
      <text:p text:style-name="Preformatted_20_Text"><text:tab/>if((Bunch_sat-Mean_sat_bunch)&gt;0.5)</text:p>
      <text:p text:style-name="Preformatted_20_Text"><text:tab/>{</text:p>
      <text:p text:style-name="Preformatted_20_Text"><text:tab/>Mean_sat_bunch+=1;</text:p>
      <text:p text:style-name="Preformatted_20_Text"><text:tab/>}</text:p>
      <text:p text:style-name="Preformatted_20_Text"><text:tab/><text:tab/> }</text:p>
      <text:p text:style-name="Preformatted_20_Text"><text:tab/><text:tab/> if(bunch_hue!=Mean_hue_bunch)</text:p>
      <text:p text:style-name="Preformatted_20_Text"><text:tab/><text:tab/><text:tab/><text:tab/><text:tab/><text:tab/>{//bh!</text:p>
      <text:p text:style-name="Preformatted_20_Text"><text:tab/><text:tab/><text:tab/><text:tab/><text:tab/><text:tab/><text:tab/>if(lower_bunch_hue_bound&gt;=NUM_HUES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lower_bunch_hue_bound=lower_bunch_hue_bound-NUM_HUES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if(upper_bunch_hue_bound&gt;=NUM_HUES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upper_bunch_hue_bound=upper_bunch_hue_bound-NUM_HUES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if(Mean_hue_bunch&gt;upper_bunch_hue_bound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if(abs(Mean_hue_bunch-upper_bunch_hue_bound)&lt;(NUM_HUES/2))</text:p>
      <text:p text:style-name="Preformatted_20_Text"><text:tab/><text:tab/><text:tab/><text:tab/><text:tab/><text:tab/><text:tab/><text:tab/>{</text:p>
      <text:p text:style-name="Preformatted_20_Text"><text:tab/><text:tab/><text:tab/><text:tab/><text:tab/><text:tab/><text:tab/><text:tab/>upper_bunch_hue_bound=Mean_hue_bunch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else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if(Mean_hue_bunch&lt;upper_bunch_hue_bound)</text:p>
      <text:p text:style-name="Preformatted_20_Text"><text:tab/><text:tab/><text:tab/><text:tab/><text:tab/><text:tab/><text:tab/> <text:s text:c="2"/>{</text:p>
      <text:p text:style-name="Preformatted_20_Text"><text:tab/><text:tab/><text:tab/><text:tab/><text:tab/><text:tab/><text:tab/><text:tab/> <text:s text:c="2"/>if(abs(Mean_hue_bunch-upper_bunch_hue_bound)&gt;(NUM_HUES/2))</text:p>
      <text:p text:style-name="Preformatted_20_Text"><text:tab/><text:tab/><text:tab/><text:tab/><text:tab/><text:tab/><text:tab/><text:tab/> <text:s text:c="2"/>{</text:p>
      <text:p text:style-name="Preformatted_20_Text"><text:soft-page-break/><text:tab/><text:tab/><text:tab/><text:tab/><text:tab/><text:tab/><text:tab/><text:tab/> <text:s text:c="2"/>upper_bunch_hue_bound=Mean_hue_bunch;</text:p>
      <text:p text:style-name="Preformatted_20_Text"><text:tab/><text:tab/><text:tab/><text:tab/><text:tab/><text:tab/><text:tab/><text:tab/> <text:s text:c="2"/>}</text:p>
      <text:p text:style-name="Preformatted_20_Text"><text:tab/><text:tab/><text:tab/><text:tab/><text:tab/><text:tab/><text:tab/> <text:s text:c="2"/>}</text:p>
      <text:p text:style-name="Preformatted_20_Text"><text:tab/><text:tab/><text:tab/><text:tab/><text:tab/><text:tab/><text:tab/>}</text:p>
      <text:p text:style-name="Preformatted_20_Text"><text:s text:c="27"/>if(Mean_hue_bunch&lt;lower_bunch_hue_bound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if(abs(Mean_hue_bunch-lower_bunch_hue_bound)&lt;(NUM_HUES/2))</text:p>
      <text:p text:style-name="Preformatted_20_Text"><text:tab/><text:tab/><text:tab/><text:tab/><text:tab/><text:tab/><text:tab/><text:tab/>{</text:p>
      <text:p text:style-name="Preformatted_20_Text"><text:tab/><text:tab/><text:tab/><text:tab/><text:tab/><text:tab/><text:tab/><text:tab/>lower_bunch_hue_bound=Mean_hue_bunch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s text:c="28"/>else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if(Mean_hue_bunch&gt;lower_bunch_hue_bound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if(abs(Mean_hue_bunch-lower_bunch_hue_bound)&gt;(NUM_HUES/2))</text:p>
      <text:p text:style-name="Preformatted_20_Text"><text:tab/><text:tab/><text:tab/><text:tab/><text:tab/><text:tab/><text:tab/><text:tab/>{</text:p>
      <text:p text:style-name="Preformatted_20_Text"><text:tab/><text:tab/><text:tab/><text:tab/><text:tab/><text:tab/><text:tab/><text:tab/>lower_bunch_hue_bound=Mean_hue_bunch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<text:tab/><text:tab/><text:tab/> <text:s text:c="3"/>}</text:p>
      <text:p text:style-name="Preformatted_20_Text">ColoredIntervalsStructure-&gt;AverageHue[bunch]=Mean_hue_bunch;</text:p>
      <text:p text:style-name="Preformatted_20_Text">ColoredIntervalsStructure-&gt;LowerHueValue[bunch]=lower_bunch_hue_bound;</text:p>
      <text:p text:style-name="Preformatted_20_Text">ColoredIntervalsStructure-&gt;UpperHueValue[bunch]=upper_bunch_hue_bound;</text:p>
      <text:p text:style-name="Preformatted_20_Text"><text:tab/><text:tab/><text:tab/><text:tab/><text:tab/><text:tab/>}//bh!</text:p>
      <text:p text:style-name="Preformatted_20_Text"><text:tab/><text:tab/> </text:p>
      <text:p text:style-name="Preformatted_20_Text"><text:tab/><text:tab/> ColoredIntervalsStructure-&gt;AverageSat[bunch]=Mean_sat_bunch;</text:p>
      <text:p text:style-name="Preformatted_20_Text">}////zd&amp;hd</text:p>
      <text:p text:style-name="Preformatted_20_Text">if((gray_zone_difference&lt;=1)&amp;&amp;(gray_difference&lt;=dev_mean[bunch_zone_gray]))</text:p>
      <text:p text:style-name="Preformatted_20_Text">{//grd</text:p>
      <text:p text:style-name="Preformatted_20_Text"><text:tab/>Bunch_gray=(Bunch_gray*(float)bunch_significance+</text:p>
      <text:p text:style-name="Preformatted_20_Text"><text:tab/>(float)(bunch_new_gray*bunch_new_significance))/</text:p>
      <text:p text:style-name="Preformatted_20_Text"><text:tab/>(float)(bunch_significance+bunch_new_significance);</text:p>
      <text:p text:style-name="Preformatted_20_Text"><text:tab/>Mean_gray_bunch=(int)Bunch_gray;</text:p>
      <text:p text:style-name="Preformatted_20_Text"><text:tab/>if((Bunch_gray-Mean_gray_bunch)&gt;0.5)</text:p>
      <text:p text:style-name="Preformatted_20_Text"><text:tab/>{</text:p>
      <text:p text:style-name="Preformatted_20_Text"><text:tab/>Mean_gray_bunch+=1;</text:p>
      <text:p text:style-name="Preformatted_20_Text"><text:tab/>}</text:p>
      <text:p text:style-name="Preformatted_20_Text"><text:tab/>if(bunch_gray!=Mean_gray_bunch)</text:p>
      <text:p text:style-name="Preformatted_20_Text"><text:tab/><text:tab/><text:tab/><text:tab/><text:tab/><text:tab/>{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if(Mean_gray_bunch&gt;upper_bunch_gray_bound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upper_bunch_gray_bound=Mean_gray_bunch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if(Mean_gray_bunch&lt;lower_bunch_gray_bound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lower_bunch_gray_bound=Mean_gray_bunch;</text:p>
      <text:p text:style-name="Preformatted_20_Text"><text:tab/><text:tab/><text:tab/><text:tab/><text:tab/><text:tab/><text:tab/>}</text:p>
      <text:p text:style-name="Preformatted_20_Text">ColoredIntervalsStructure-&gt;AverageGray[bunch]=Mean_gray_bunch;</text:p>
      <text:p text:style-name="Preformatted_20_Text">ColoredIntervalsStructure-&gt;LowerGrayscale[bunch]=lower_bunch_gray_bound;</text:p>
      <text:p text:style-name="Preformatted_20_Text">ColoredIntervalsStructure-&gt;UpperGrayscale[bunch]=upper_bunch_gray_bound;</text:p>
      <text:p text:style-name="Preformatted_20_Text"><text:tab/><text:tab/><text:tab/><text:tab/><text:tab/><text:tab/>}</text:p>
      <text:p text:style-name="Preformatted_20_Text"><text:tab/></text:p>
      <text:p text:style-name="Preformatted_20_Text">}//grd</text:p>
      <text:p text:style-name="Preformatted_20_Text"><text:s text:c="2"/>}//sr</text:p>
      <text:p text:style-name="Preformatted_20_Text"><text:soft-page-break/>/*if(((!bunch_new_beg)&amp;&amp;(bunch_new_length&lt;=4)&amp;&amp;(Density_ratio&gt;=4))||((signif_ratio&gt;=4)&amp;&amp;(Density_ratio&gt;=4))</text:p>
      <text:p text:style-name="Preformatted_20_Text"><text:s text:c="3"/>||(bunch_new_occurence&gt;0)||(Density_ratio&gt;=6)||((Intersection==2)&amp;&amp;(Density_ratio&gt;=5))||((Density_ratio&gt;=4)&amp;&amp;</text:p>
      <text:p text:style-name="Preformatted_20_Text"><text:s text:c="3"/>((ratio_length1&gt;=14)||((ratio_length&gt;=15)&amp;&amp;(ratio_length1&gt;=12))||((ratio_length&gt;=12)&amp;&amp;(ratio_length1&gt;=15))||</text:p>
      <text:p text:style-name="Preformatted_20_Text"><text:s text:c="3"/>(outlet_length_ratio1&lt;=2))))</text:p>
      <text:p text:style-name="Preformatted_20_Text">{//last_cor23.12.12*/</text:p>
      <text:p text:style-name="Preformatted_20_Text">ColoredIntervalsStructure-&gt;BegInterv[bunch]=new_beg;</text:p>
      <text:p text:style-name="Preformatted_20_Text">ColoredIntervalsStructure-&gt;EndInterv[bunch]=new_end;</text:p>
      <text:p text:style-name="Preformatted_20_Text">ColoredIntervalsStructure-&gt;Significance[bunch]+=bunch_new_significance;</text:p>
      <text:p text:style-name="Preformatted_20_Text">new_bunch_significance=ColoredIntervalsStructure-&gt;Significance[bunch];</text:p>
      <text:p text:style-name="Preformatted_20_Text">new_bunch_density=(2*new_bunch_significance)/(new_end-new_beg+1);</text:p>
      <text:p text:style-name="Preformatted_20_Text">new_bunch_occurence=(bunch_occurence*int_length+bunch_new_occurence*bunch_new_length)/union_length;</text:p>
      <text:p text:style-name="Preformatted_20_Text">*(visible_bunches+bunch)=min(16,new_bunch_occurence);</text:p>
      <text:p text:style-name="Preformatted_20_Text">if((bunch_beg!=new_beg)||(bunch_end!=new_end))</text:p>
      <text:p text:style-name="Preformatted_20_Text">{</text:p>
      <text:p text:style-name="Preformatted_20_Text">paint_beg=new_beg/4;</text:p>
      <text:p text:style-name="Preformatted_20_Text">paint_end=(bunch_beg/4);</text:p>
      <text:p text:style-name="Preformatted_20_Text"><text:s text:c="3"/>if(paint_beg&lt;paint_end)</text:p>
      <text:p text:style-name="Preformatted_20_Text"><text:s text:c="3"/>{</text:p>
      <text:p text:style-name="Preformatted_20_Text">paint_end-=1;</text:p>
      <text:p text:style-name="Preformatted_20_Text">Strip_value_correction_bunch(bunch,paint_beg,paint_end,new_bunch_density); <text:s text:c="7"/></text:p>
      <text:p text:style-name="Preformatted_20_Text"><text:s text:c="4"/>}</text:p>
      <text:p text:style-name="Preformatted_20_Text">paint_beg=bunch_end/4;</text:p>
      <text:p text:style-name="Preformatted_20_Text">paint_end=(new_end/4);</text:p>
      <text:p text:style-name="Preformatted_20_Text"><text:s text:c="3"/>if(paint_beg&lt;paint_end)</text:p>
      <text:p text:style-name="Preformatted_20_Text"><text:s text:c="3"/>{</text:p>
      <text:p text:style-name="Preformatted_20_Text">paint_beg+=1;</text:p>
      <text:p text:style-name="Preformatted_20_Text">Strip_value_correction_bunch(bunch,paint_beg,paint_end,new_bunch_density);</text:p>
      <text:p text:style-name="Preformatted_20_Text"><text:s text:c="4"/>}</text:p>
      <text:p text:style-name="Preformatted_20_Text">}</text:p>
      <text:p text:style-name="Preformatted_20_Text">/*}</text:p>
      <text:p text:style-name="Preformatted_20_Text">else</text:p>
      <text:p text:style-name="Preformatted_20_Text">{</text:p>
      <text:p text:style-name="Preformatted_20_Text"><text:tab/></text:p>
      <text:p text:style-name="Preformatted_20_Text"><text:tab/>//if((ratio_length1&gt;=14)||((ratio_length1&gt;=12)&amp;&amp;(ratio_length&lt;=1))</text:p>
      <text:p text:style-name="Preformatted_20_Text"><text:tab/>//<text:tab/>||((ratio_length&gt;=15)&amp;&amp;(ratio_length1&gt;=12))||((ratio_length&gt;=12)&amp;&amp;(ratio_length1&gt;=15)))</text:p>
      <text:p text:style-name="Preformatted_20_Text"><text:tab/>if((ratio_length1&gt;=14)||((signif_ratio&gt;=4)&amp;&amp;(Density_ratio&gt;=4))</text:p>
      <text:p text:style-name="Preformatted_20_Text"><text:tab/><text:tab/>||((ratio_length1&gt;=12)&amp;&amp;(ratio_length&lt;=1)))</text:p>
      <text:p text:style-name="Preformatted_20_Text"><text:tab/>{//last_cor23.12.12</text:p>
      <text:p text:style-name="Preformatted_20_Text"><text:tab/>ColoredIntervalsStructure-&gt;Significance[bunch]+=bunch_new_significance;</text:p>
      <text:p text:style-name="Preformatted_20_Text"><text:tab/>}</text:p>
      <text:p text:style-name="Preformatted_20_Text">}*/</text:p>
      <text:p text:style-name="Preformatted_20_Text"/>
      <text:p text:style-name="Preformatted_20_Text">return;</text:p>
      <text:p text:style-name="Preformatted_20_Text">}</text:p>
      <text:p text:style-name="Preformatted_20_Text">//----------------------------------------------------------------------------</text:p>
      <text:p text:style-name="Preformatted_20_Text">void</text:p>
      <text:p text:style-name="Preformatted_20_Text"/>
      <text:p text:style-name="Preformatted_20_Text">CColorIntervalSelect::Extension(int bunch,int bunch_new)</text:p>
      <text:p text:style-name="Preformatted_20_Text">{</text:p>
      <text:p text:style-name="Preformatted_20_Text"/>
      <text:p text:style-name="Preformatted_20_Text">return;</text:p>
      <text:p text:style-name="Preformatted_20_Text">}</text:p>
      <text:p text:style-name="Preformatted_20_Text"/>
      <text:p text:style-name="Preformatted_20_Text">//-----------------------------------------------------------------------------</text:p>
      <text:p text:style-name="Preformatted_20_Text">int</text:p>
      <text:p text:style-name="Preformatted_20_Text"/>
      <text:p text:style-name="Preformatted_20_Text">CColorIntervalSelect::Test_Junction_Corrected(int bunch,int neighbor_bunch,int occurrence,</text:p>
      <text:p text:style-name="Preformatted_20_Text">int Intersection,int indic_length,int ratio_length,int ratio_length1,</text:p>
      <text:p text:style-name="Preformatted_20_Text"><text:soft-page-break/>int *hue_close_r,int *sat_close_r,int* gray_close_r)</text:p>
      <text:p text:style-name="Preformatted_20_Text">{</text:p>
      <text:p text:style-name="Preformatted_20_Text">int bunch_mean_hue;</text:p>
      <text:p text:style-name="Preformatted_20_Text">int corrected_bunch_mean_hue;</text:p>
      <text:p text:style-name="Preformatted_20_Text">int neighbor_bunch_mean_hue;</text:p>
      <text:p text:style-name="Preformatted_20_Text">int corrected_neighbor_bunch_mean_hue;</text:p>
      <text:p text:style-name="Preformatted_20_Text">int neighbor_bunch_minimal_hue;</text:p>
      <text:p text:style-name="Preformatted_20_Text">int neighbor_bunch_maximal_hue;</text:p>
      <text:p text:style-name="Preformatted_20_Text">int bunch_mean_saturation;</text:p>
      <text:p text:style-name="Preformatted_20_Text">int neighbor_bunch_mean_saturation;</text:p>
      <text:p text:style-name="Preformatted_20_Text">int corrected_neighbor_bunch_minimal_hue;</text:p>
      <text:p text:style-name="Preformatted_20_Text">int corrected_neighbor_bunch_maximal_hue;</text:p>
      <text:p text:style-name="Preformatted_20_Text">int bunch_mean_gray;</text:p>
      <text:p text:style-name="Preformatted_20_Text">int neighbor_bunch_mean_gray;</text:p>
      <text:p text:style-name="Preformatted_20_Text">int prior;</text:p>
      <text:p text:style-name="Preformatted_20_Text">int hue_difference;</text:p>
      <text:p text:style-name="Preformatted_20_Text">int saturation_difference;</text:p>
      <text:p text:style-name="Preformatted_20_Text">int gray_difference;</text:p>
      <text:p text:style-name="Preformatted_20_Text">int beg_int;</text:p>
      <text:p text:style-name="Preformatted_20_Text">int end_int;</text:p>
      <text:p text:style-name="Preformatted_20_Text">int int_length;</text:p>
      <text:p text:style-name="Preformatted_20_Text">int neighbor_beg_int;</text:p>
      <text:p text:style-name="Preformatted_20_Text">int neighbor_end_int;</text:p>
      <text:p text:style-name="Preformatted_20_Text">int neighbor_length;</text:p>
      <text:p text:style-name="Preformatted_20_Text">int length_ratio;</text:p>
      <text:p text:style-name="Preformatted_20_Text">int node_vicinity;</text:p>
      <text:p text:style-name="Preformatted_20_Text">int node_vicinity_neighbor;</text:p>
      <text:p text:style-name="Preformatted_20_Text">int bunch_occurrence;</text:p>
      <text:p text:style-name="Preformatted_20_Text">int bunch_significance;</text:p>
      <text:p text:style-name="Preformatted_20_Text">int neighbor_significance;</text:p>
      <text:p text:style-name="Preformatted_20_Text">int Signif_ratio;</text:p>
      <text:p text:style-name="Preformatted_20_Text">int bunch_density;</text:p>
      <text:p text:style-name="Preformatted_20_Text">int neighbor_density;</text:p>
      <text:p text:style-name="Preformatted_20_Text">int Density_ratio;</text:p>
      <text:p text:style-name="Preformatted_20_Text">int possible_gray_variation;</text:p>
      <text:p text:style-name="Preformatted_20_Text">int possible_sat_variation;</text:p>
      <text:p text:style-name="Preformatted_20_Text">int possible_sat_variation1;</text:p>
      <text:p text:style-name="Preformatted_20_Text">int impossible_sat_variation;</text:p>
      <text:p text:style-name="Preformatted_20_Text">int impossible_sat_variation1;</text:p>
      <text:p text:style-name="Preformatted_20_Text">int saturation_distance;</text:p>
      <text:p text:style-name="Preformatted_20_Text">int saturation_distance1;</text:p>
      <text:p text:style-name="Preformatted_20_Text">int max_satur_differ;</text:p>
      <text:p text:style-name="Preformatted_20_Text">int gray_ntersection;</text:p>
      <text:p text:style-name="Preformatted_20_Text">int indic_length_gray;</text:p>
      <text:p text:style-name="Preformatted_20_Text">int ratio_length_gray;</text:p>
      <text:p text:style-name="Preformatted_20_Text">int ratio_length1_gray;</text:p>
      <text:p text:style-name="Preformatted_20_Text">int hue_bound;</text:p>
      <text:p text:style-name="Preformatted_20_Text">int zone_hue;</text:p>
      <text:p text:style-name="Preformatted_20_Text">int zone_hue_bunch;</text:p>
      <text:p text:style-name="Preformatted_20_Text">int difference_hue_zone;</text:p>
      <text:p text:style-name="Preformatted_20_Text">int zone_gray;</text:p>
      <text:p text:style-name="Preformatted_20_Text">int zone_gray_bunch;</text:p>
      <text:p text:style-name="Preformatted_20_Text">int difference_gray_zone;</text:p>
      <text:p text:style-name="Preformatted_20_Text">int bunch_minimal_gray;</text:p>
      <text:p text:style-name="Preformatted_20_Text">int bunch_maximal_gray;</text:p>
      <text:p text:style-name="Preformatted_20_Text">int neighbor_minimum_gray;</text:p>
      <text:p text:style-name="Preformatted_20_Text">int neighbor_maximum_gray;</text:p>
      <text:p text:style-name="Preformatted_20_Text">int min_gray_dist;</text:p>
      <text:p text:style-name="Preformatted_20_Text"><text:soft-page-break/>int left_gray;</text:p>
      <text:p text:style-name="Preformatted_20_Text">int right_gray;</text:p>
      <text:p text:style-name="Preformatted_20_Text">int min_bunch_gray_dist;</text:p>
      <text:p text:style-name="Preformatted_20_Text">int left_bunch_gray;</text:p>
      <text:p text:style-name="Preformatted_20_Text">int right_bunch_gray;</text:p>
      <text:p text:style-name="Preformatted_20_Text">int bunch_gray_length;</text:p>
      <text:p text:style-name="Preformatted_20_Text">int neighbor_gray_length;</text:p>
      <text:p text:style-name="Preformatted_20_Text">int wide_gray_gap;</text:p>
      <text:p text:style-name="Preformatted_20_Text">int neighbor_bunch_maximal_saturation;</text:p>
      <text:p text:style-name="Preformatted_20_Text">int neighbor_bunch_minimal_saturation;</text:p>
      <text:p text:style-name="Preformatted_20_Text">int min_sat_dist;</text:p>
      <text:p text:style-name="Preformatted_20_Text">int left_sat;</text:p>
      <text:p text:style-name="Preformatted_20_Text">int right_sat;</text:p>
      <text:p text:style-name="Preformatted_20_Text">int difference_hue_left;</text:p>
      <text:p text:style-name="Preformatted_20_Text">int difference_hue_right;</text:p>
      <text:p text:style-name="Preformatted_20_Text">int left_hue;</text:p>
      <text:p text:style-name="Preformatted_20_Text">int right_hue;</text:p>
      <text:p text:style-name="Preformatted_20_Text">int min_hue_dist;</text:p>
      <text:p text:style-name="Preformatted_20_Text">int hue_close;</text:p>
      <text:p text:style-name="Preformatted_20_Text">int saturation_close;</text:p>
      <text:p text:style-name="Preformatted_20_Text">int grayscale_close;</text:p>
      <text:p text:style-name="Preformatted_20_Text">int inclusion_relation;</text:p>
      <text:p text:style-name="Preformatted_20_Text">int impossible_gray_variation;</text:p>
      <text:p text:style-name="Preformatted_20_Text">int hue_dif;</text:p>
      <text:p text:style-name="Preformatted_20_Text">int hue_dif1;</text:p>
      <text:p text:style-name="Preformatted_20_Text">int maximum_zone_gray;</text:p>
      <text:p text:style-name="Preformatted_20_Text">int Intersection_saturation;</text:p>
      <text:p text:style-name="Preformatted_20_Text">int indic_length_satur, ratio_length_satur, ratio_length1_satur;</text:p>
      <text:p text:style-name="Preformatted_20_Text">int bunch_minimal_saturation;</text:p>
      <text:p text:style-name="Preformatted_20_Text">int bunch_maximal_saturation;</text:p>
      <text:p text:style-name="Preformatted_20_Text">int left_sat_bunch;</text:p>
      <text:p text:style-name="Preformatted_20_Text">int right_sat_bunch;</text:p>
      <text:p text:style-name="Preformatted_20_Text">int poss_sat_variation;</text:p>
      <text:p text:style-name="Preformatted_20_Text">int imp_sat_var;</text:p>
      <text:p text:style-name="Preformatted_20_Text">int union_gray_left;</text:p>
      <text:p text:style-name="Preformatted_20_Text">int union_gray_right;</text:p>
      <text:p text:style-name="Preformatted_20_Text">int union_gray_length;</text:p>
      <text:p text:style-name="Preformatted_20_Text">int abs_satur;</text:p>
      <text:p text:style-name="Preformatted_20_Text">int abs_satur1;</text:p>
      <text:p text:style-name="Preformatted_20_Text">int gray_ntersection1;</text:p>
      <text:p text:style-name="Preformatted_20_Text">int gray_ntersection2;</text:p>
      <text:p text:style-name="Preformatted_20_Text">int gray_ntersection3;</text:p>
      <text:p text:style-name="Preformatted_20_Text">int indic_length_gray1;</text:p>
      <text:p text:style-name="Preformatted_20_Text">int ratio_length_gray1;</text:p>
      <text:p text:style-name="Preformatted_20_Text">int ratio_length1_gray1;</text:p>
      <text:p text:style-name="Preformatted_20_Text">int indic_length_gray2;</text:p>
      <text:p text:style-name="Preformatted_20_Text">int ratio_length_gray2;</text:p>
      <text:p text:style-name="Preformatted_20_Text">int ratio_length1_gray2;</text:p>
      <text:p text:style-name="Preformatted_20_Text">int indic_length_gray3;</text:p>
      <text:p text:style-name="Preformatted_20_Text">int ratio_length_gray3;</text:p>
      <text:p text:style-name="Preformatted_20_Text">int ratio_length1_gray3;</text:p>
      <text:p text:style-name="Preformatted_20_Text">int minimum_zone_gray;</text:p>
      <text:p text:style-name="Preformatted_20_Text">int joint_hue_range;</text:p>
      <text:p text:style-name="Preformatted_20_Text">int bunch_minimal_hue;</text:p>
      <text:p text:style-name="Preformatted_20_Text">int bunch_maximal_hue;</text:p>
      <text:p text:style-name="Preformatted_20_Text">int left_bunch_hue,right_bunch_hue;</text:p>
      <text:p text:style-name="Preformatted_20_Text">int corrected_bunch_maximal_hue;</text:p>
      <text:p text:style-name="Preformatted_20_Text">int min_hue_bunch_dist;</text:p>
      <text:p text:style-name="Preformatted_20_Text"><text:soft-page-break/>int Intersection_hue;</text:p>
      <text:p text:style-name="Preformatted_20_Text">int coinsidence_hue;</text:p>
      <text:p text:style-name="Preformatted_20_Text">int coinsidence1_hue;</text:p>
      <text:p text:style-name="Preformatted_20_Text">int shift_to_left_hue;</text:p>
      <text:p text:style-name="Preformatted_20_Text">int shift_to_right_hue;</text:p>
      <text:p text:style-name="Preformatted_20_Text">int indic_length_hue;</text:p>
      <text:p text:style-name="Preformatted_20_Text">int ratio_length_hue;</text:p>
      <text:p text:style-name="Preformatted_20_Text">int ratio_length1_hue;</text:p>
      <text:p text:style-name="Preformatted_20_Text">int corrected_bunch_minimal_hue;</text:p>
      <text:p text:style-name="Preformatted_20_Text">int min_saturation;</text:p>
      <text:p text:style-name="Preformatted_20_Text"/>
      <text:p text:style-name="Preformatted_20_Text">Intersection_saturation=-1;</text:p>
      <text:p text:style-name="Preformatted_20_Text">indic_length_satur=-1;</text:p>
      <text:p text:style-name="Preformatted_20_Text">ratio_length_satur=-1;</text:p>
      <text:p text:style-name="Preformatted_20_Text">ratio_length1_satur=-1;</text:p>
      <text:p text:style-name="Preformatted_20_Text">Intersection=-1;</text:p>
      <text:p text:style-name="Preformatted_20_Text">inclusion_relation=0;</text:p>
      <text:p text:style-name="Preformatted_20_Text">prior=0;</text:p>
      <text:p text:style-name="Preformatted_20_Text">hue_close=0;</text:p>
      <text:p text:style-name="Preformatted_20_Text">saturation_close=0;</text:p>
      <text:p text:style-name="Preformatted_20_Text">grayscale_close=0;</text:p>
      <text:p text:style-name="Preformatted_20_Text">wide_gray_gap=0;</text:p>
      <text:p text:style-name="Preformatted_20_Text">Intersection_saturation=-1;</text:p>
      <text:p text:style-name="Preformatted_20_Text"/>
      <text:p text:style-name="Preformatted_20_Text">indic_length_satur=-1;</text:p>
      <text:p text:style-name="Preformatted_20_Text">ratio_length_satur=-1;</text:p>
      <text:p text:style-name="Preformatted_20_Text">ratio_length1_satur=-1;</text:p>
      <text:p text:style-name="Preformatted_20_Text"/>
      <text:p text:style-name="Preformatted_20_Text">inclusion_relation=0;</text:p>
      <text:p text:style-name="Preformatted_20_Text">prior=0;</text:p>
      <text:p text:style-name="Preformatted_20_Text">hue_close=0;</text:p>
      <text:p text:style-name="Preformatted_20_Text">saturation_close=0;</text:p>
      <text:p text:style-name="Preformatted_20_Text">grayscale_close=0;</text:p>
      <text:p text:style-name="Preformatted_20_Text">wide_gray_gap=0;</text:p>
      <text:p text:style-name="Preformatted_20_Text">Intersection_hue=-1;</text:p>
      <text:p text:style-name="Preformatted_20_Text">corrected_bunch_mean_hue=-1;</text:p>
      <text:p text:style-name="Preformatted_20_Text">corrected_neighbor_bunch_mean_hue=-1;</text:p>
      <text:p text:style-name="Preformatted_20_Text">corrected_bunch_minimal_hue=-1;</text:p>
      <text:p text:style-name="Preformatted_20_Text">corrected_bunch_maximal_hue=-1;</text:p>
      <text:p text:style-name="Preformatted_20_Text">corrected_neighbor_bunch_minimal_hue=-1;</text:p>
      <text:p text:style-name="Preformatted_20_Text">corrected_neighbor_bunch_maximal_hue=-1;</text:p>
      <text:p text:style-name="Preformatted_20_Text"/>
      <text:p text:style-name="Preformatted_20_Text">beg_int=ColoredIntervalsStructure-&gt;BegInterv[bunch];</text:p>
      <text:p text:style-name="Preformatted_20_Text">end_int=ColoredIntervalsStructure-&gt;EndInterv[bunch];</text:p>
      <text:p text:style-name="Preformatted_20_Text">int_length=end_int-beg_int+1;</text:p>
      <text:p text:style-name="Preformatted_20_Text">neighbor_beg_int=ColoredIntervalsStructure-&gt;BegInterv[neighbor_bunch];</text:p>
      <text:p text:style-name="Preformatted_20_Text">neighbor_end_int=ColoredIntervalsStructure-&gt;EndInterv[neighbor_bunch];</text:p>
      <text:p text:style-name="Preformatted_20_Text">neighbor_length=neighbor_end_int-neighbor_beg_int+1;</text:p>
      <text:p text:style-name="Preformatted_20_Text">if((neighbor_beg_int&lt;=beg_int)&amp;&amp;(neighbor_end_int&gt;=end_int))</text:p>
      <text:p text:style-name="Preformatted_20_Text">{</text:p>
      <text:p text:style-name="Preformatted_20_Text">inclusion_relation=1;</text:p>
      <text:p text:style-name="Preformatted_20_Text">}</text:p>
      <text:p text:style-name="Preformatted_20_Text"/>
      <text:p text:style-name="Preformatted_20_Text">/*Intersection=Intersection_measure_ratios(neighbor_beg_int,neighbor_end_int,beg_int,</text:p>
      <text:p text:style-name="Preformatted_20_Text"><text:tab/>end_int,&amp;indic_length,&amp;ratio_length,&amp;ratio_length1);</text:p>
      <text:p text:style-name="Preformatted_20_Text"><text:tab/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>if(Intersection&gt;1)</text:p>
      <text:p text:style-name="Preformatted_20_Text"><text:soft-page-break/>{</text:p>
      <text:p text:style-name="Preformatted_20_Text"><text:tab/>goto L;</text:p>
      <text:p text:style-name="Preformatted_20_Text">}*/</text:p>
      <text:p text:style-name="Preformatted_20_Text">bunch_significance=ColoredIntervalsStructure-&gt;Significance[bunch];</text:p>
      <text:p text:style-name="Preformatted_20_Text">neighbor_significance=ColoredIntervalsStructure-&gt;Significance[neighbor_bunch];</text:p>
      <text:p text:style-name="Preformatted_20_Text">Signif_ratio=(16*bunch_significance)/(bunch_significance+neighbor_significance);</text:p>
      <text:p text:style-name="Preformatted_20_Text">/*if(Signif_ratio&gt;12)</text:p>
      <text:p text:style-name="Preformatted_20_Text">{</text:p>
      <text:p text:style-name="Preformatted_20_Text"><text:tab/>goto L;</text:p>
      <text:p text:style-name="Preformatted_20_Text">}*/</text:p>
      <text:p text:style-name="Preformatted_20_Text">bunch_density=2*bunch_significance/int_length;</text:p>
      <text:p text:style-name="Preformatted_20_Text">neighbor_density=2*neighbor_significance/neighbor_length;</text:p>
      <text:p text:style-name="Preformatted_20_Text">Density_ratio=(16*bunch_density)/(bunch_density+neighbor_density);</text:p>
      <text:p text:style-name="Preformatted_20_Text">length_ratio=(16*int_length)/(int_length+neighbor_length);</text:p>
      <text:p text:style-name="Preformatted_20_Text">/*if(Density_ratio&gt;12)</text:p>
      <text:p text:style-name="Preformatted_20_Text">{</text:p>
      <text:p text:style-name="Preformatted_20_Text"><text:tab/>goto L;</text:p>
      <text:p text:style-name="Preformatted_20_Text">}</text:p>
      <text:p text:style-name="Preformatted_20_Text">if((Density_ratio&gt;8)&amp;&amp;(length_ratio&gt;10))</text:p>
      <text:p text:style-name="Preformatted_20_Text">{</text:p>
      <text:p text:style-name="Preformatted_20_Text"><text:tab/>goto L;</text:p>
      <text:p text:style-name="Preformatted_20_Text">}*/</text:p>
      <text:p text:style-name="Preformatted_20_Text">node_vicinity=0;</text:p>
      <text:p text:style-name="Preformatted_20_Text">node_vicinity_neighbor=0;</text:p>
      <text:p text:style-name="Preformatted_20_Text">bunch_occurrence=occurrence;</text:p>
      <text:p text:style-name="Preformatted_20_Text">bunch_mean_hue=ColoredIntervalsStructure-&gt;AverageHue[bunch];</text:p>
      <text:p text:style-name="Preformatted_20_Text">if(bunch_mean_hue&gt;=NUM_HUES)</text:p>
      <text:p text:style-name="Preformatted_20_Text">{</text:p>
      <text:p text:style-name="Preformatted_20_Text">bunch_mean_hue-=NUM_HUES;</text:p>
      <text:p text:style-name="Preformatted_20_Text">}</text:p>
      <text:p text:style-name="Preformatted_20_Text">bunch_minimal_hue=ColoredIntervalsStructure-&gt;LowerHueValue[bunch];</text:p>
      <text:p text:style-name="Preformatted_20_Text">if(bunch_minimal_hue&gt;=NUM_HUES)</text:p>
      <text:p text:style-name="Preformatted_20_Text">{</text:p>
      <text:p text:style-name="Preformatted_20_Text">bunch_minimal_hue-=NUM_HUES;</text:p>
      <text:p text:style-name="Preformatted_20_Text">}</text:p>
      <text:p text:style-name="Preformatted_20_Text"/>
      <text:p text:style-name="Preformatted_20_Text">bunch_maximal_hue=ColoredIntervalsStructure-&gt;UpperHueValue[bunch];</text:p>
      <text:p text:style-name="Preformatted_20_Text">if(bunch_maximal_hue&gt;=NUM_HUES)</text:p>
      <text:p text:style-name="Preformatted_20_Text">{</text:p>
      <text:p text:style-name="Preformatted_20_Text">bunch_maximal_hue-=NUM_HUES;</text:p>
      <text:p text:style-name="Preformatted_20_Text">}</text:p>
      <text:p text:style-name="Preformatted_20_Text">zone_hue_bunch=hue_zones[bunch_mean_hue];</text:p>
      <text:p text:style-name="Preformatted_20_Text">neighbor_bunch_mean_hue=ColoredIntervalsStructure-&gt;AverageHue[neighbor_bunch];</text:p>
      <text:p text:style-name="Preformatted_20_Text">if(neighbor_bunch_mean_hue&gt;=NUM_HUES)</text:p>
      <text:p text:style-name="Preformatted_20_Text">{</text:p>
      <text:p text:style-name="Preformatted_20_Text">neighbor_bunch_mean_hue-=NUM_HUES;</text:p>
      <text:p text:style-name="Preformatted_20_Text">}</text:p>
      <text:p text:style-name="Preformatted_20_Text">zone_hue=hue_zones[neighbor_bunch_mean_hue];</text:p>
      <text:p text:style-name="Preformatted_20_Text">hue_bound=dev_hue_zone[zone_hue];</text:p>
      <text:p text:style-name="Preformatted_20_Text">difference_hue_zone=abs(zone_hue_bunch-zone_hue);</text:p>
      <text:p text:style-name="Preformatted_20_Text"><text:tab/><text:tab/> <text:s/>difference_hue_zone=min(difference_hue_zone,5-difference_hue_zone);</text:p>
      <text:p text:style-name="Preformatted_20_Text">hue_dif=abs(bunch_mean_hue-neighbor_bunch_mean_hue);</text:p>
      <text:p text:style-name="Preformatted_20_Text">hue_difference=min(hue_dif,NUM_HUES-hue_dif);</text:p>
      <text:p text:style-name="Preformatted_20_Text">if(hue_dif&gt;hue_difference)</text:p>
      <text:p text:style-name="Preformatted_20_Text">{</text:p>
      <text:p text:style-name="Preformatted_20_Text"><text:tab/>if(bunch_mean_hue&lt;neighbor_bunch_mean_hue)</text:p>
      <text:p text:style-name="Preformatted_20_Text"><text:tab/>{</text:p>
      <text:p text:style-name="Preformatted_20_Text"><text:tab/><text:tab/>corrected_bunch_mean_hue=bunch_mean_hue+NUM_HUES;</text:p>
      <text:p text:style-name="Preformatted_20_Text"><text:soft-page-break/><text:tab/><text:tab/>corrected_neighbor_bunch_mean_hue=neighbor_bunch_mean_hue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if(bunch_mean_hue&gt;neighbor_bunch_mean_hue)</text:p>
      <text:p text:style-name="Preformatted_20_Text"><text:tab/> <text:s text:c="3"/>{</text:p>
      <text:p text:style-name="Preformatted_20_Text"><text:tab/><text:tab/>corrected_bunch_mean_hue=bunch_mean_hue;</text:p>
      <text:p text:style-name="Preformatted_20_Text"><text:tab/><text:tab/>corrected_neighbor_bunch_mean_hue=neighbor_bunch_mean_hue+NUM_HUES;</text:p>
      <text:p text:style-name="Preformatted_20_Text"><text:tab/> <text:s text:c="3"/>}</text:p>
      <text:p text:style-name="Preformatted_20_Text"><text:tab/>}</text:p>
      <text:p text:style-name="Preformatted_20_Text">}</text:p>
      <text:p text:style-name="Preformatted_20_Text">else</text:p>
      <text:p text:style-name="Preformatted_20_Text">{</text:p>
      <text:p text:style-name="Preformatted_20_Text"><text:tab/>corrected_bunch_mean_hue=bunch_mean_hue;</text:p>
      <text:p text:style-name="Preformatted_20_Text"><text:tab/>corrected_neighbor_bunch_mean_hue=neighbor_bunch_mean_hue;</text:p>
      <text:p text:style-name="Preformatted_20_Text">}</text:p>
      <text:p text:style-name="Preformatted_20_Text">hue_dif=abs(bunch_mean_hue-bunch_maximal_hue);</text:p>
      <text:p text:style-name="Preformatted_20_Text">right_bunch_hue=min(hue_dif,NUM_HUES-hue_dif);</text:p>
      <text:p text:style-name="Preformatted_20_Text">if(hue_dif&gt;right_bunch_hue)</text:p>
      <text:p text:style-name="Preformatted_20_Text">{</text:p>
      <text:p text:style-name="Preformatted_20_Text">corrected_bunch_maximal_hue=bunch_maximal_hue+NUM_HUES;</text:p>
      <text:p text:style-name="Preformatted_20_Text"><text:s text:c="5"/>if(corrected_bunch_mean_hue&lt;0)</text:p>
      <text:p text:style-name="Preformatted_20_Text"><text:tab/> {</text:p>
      <text:p text:style-name="Preformatted_20_Text"><text:tab/> corrected_bunch_mean_hue=bunch_mean_hue;</text:p>
      <text:p text:style-name="Preformatted_20_Text"><text:tab/> }</text:p>
      <text:p text:style-name="Preformatted_20_Text"/>
      <text:p text:style-name="Preformatted_20_Text">}</text:p>
      <text:p text:style-name="Preformatted_20_Text">else</text:p>
      <text:p text:style-name="Preformatted_20_Text">{</text:p>
      <text:p text:style-name="Preformatted_20_Text"><text:tab/>corrected_bunch_maximal_hue=bunch_maximal_hue;</text:p>
      <text:p text:style-name="Preformatted_20_Text">}</text:p>
      <text:p text:style-name="Preformatted_20_Text">hue_dif=abs(bunch_mean_hue-bunch_minimal_hue);</text:p>
      <text:p text:style-name="Preformatted_20_Text">left_bunch_hue=min(hue_dif,NUM_HUES-hue_dif);</text:p>
      <text:p text:style-name="Preformatted_20_Text">min_hue_bunch_dist=min(left_bunch_hue,right_bunch_hue);</text:p>
      <text:p text:style-name="Preformatted_20_Text">if(hue_dif&gt;left_bunch_hue)</text:p>
      <text:p text:style-name="Preformatted_20_Text">{</text:p>
      <text:p text:style-name="Preformatted_20_Text"><text:s text:c="4"/>if(corrected_bunch_mean_hue&lt;0)</text:p>
      <text:p text:style-name="Preformatted_20_Text"><text:tab/>{</text:p>
      <text:p text:style-name="Preformatted_20_Text">corrected_bunch_mean_hue=bunch_mean_hue+NUM_HUES;</text:p>
      <text:p text:style-name="Preformatted_20_Text"><text:tab/>}</text:p>
      <text:p text:style-name="Preformatted_20_Text">}</text:p>
      <text:p text:style-name="Preformatted_20_Text">neighbor_bunch_minimal_hue=ColoredIntervalsStructure-&gt;LowerHueValue[neighbor_bunch];</text:p>
      <text:p text:style-name="Preformatted_20_Text">if(neighbor_bunch_minimal_hue&gt;=NUM_HUES)</text:p>
      <text:p text:style-name="Preformatted_20_Text">{</text:p>
      <text:p text:style-name="Preformatted_20_Text">neighbor_bunch_minimal_hue-=NUM_HUES;</text:p>
      <text:p text:style-name="Preformatted_20_Text">}</text:p>
      <text:p text:style-name="Preformatted_20_Text">neighbor_bunch_maximal_hue=ColoredIntervalsStructure-&gt;UpperHueValue[neighbor_bunch];</text:p>
      <text:p text:style-name="Preformatted_20_Text">if(neighbor_bunch_maximal_hue&gt;=NUM_HUES)</text:p>
      <text:p text:style-name="Preformatted_20_Text">{</text:p>
      <text:p text:style-name="Preformatted_20_Text">neighbor_bunch_maximal_hue-=NUM_HUES;</text:p>
      <text:p text:style-name="Preformatted_20_Text">}</text:p>
      <text:p text:style-name="Preformatted_20_Text">hue_dif=abs(neighbor_bunch_maximal_hue-neighbor_bunch_mean_hue);</text:p>
      <text:p text:style-name="Preformatted_20_Text">right_hue=min(hue_dif,NUM_HUES-hue_dif);</text:p>
      <text:p text:style-name="Preformatted_20_Text">if(hue_dif&gt;right_hue)</text:p>
      <text:p text:style-name="Preformatted_20_Text">{</text:p>
      <text:p text:style-name="Preformatted_20_Text">corrected_neighbor_bunch_maximal_hue=neighbor_bunch_maximal_hue+NUM_HUES;</text:p>
      <text:p text:style-name="Preformatted_20_Text">if(corrected_neighbor_bunch_mean_hue&lt;0)</text:p>
      <text:p text:style-name="Preformatted_20_Text">{</text:p>
      <text:p text:style-name="Preformatted_20_Text"><text:soft-page-break/>corrected_neighbor_bunch_mean_hue=neighbor_bunch_mean_hue;</text:p>
      <text:p text:style-name="Preformatted_20_Text">}</text:p>
      <text:p text:style-name="Preformatted_20_Text">}</text:p>
      <text:p text:style-name="Preformatted_20_Text">hue_dif=abs(neighbor_bunch_mean_hue-neighbor_bunch_minimal_hue);</text:p>
      <text:p text:style-name="Preformatted_20_Text">left_hue=min(hue_dif,NUM_HUES-hue_dif);</text:p>
      <text:p text:style-name="Preformatted_20_Text">if(hue_dif&gt;left_hue)</text:p>
      <text:p text:style-name="Preformatted_20_Text">{</text:p>
      <text:p text:style-name="Preformatted_20_Text"><text:tab/>if(corrected_neighbor_bunch_mean_hue&lt;0)</text:p>
      <text:p text:style-name="Preformatted_20_Text"><text:tab/>{</text:p>
      <text:p text:style-name="Preformatted_20_Text">corrected_neighbor_bunch_mean_hue=neighbor_bunch_mean_hue+NUM_HUES;</text:p>
      <text:p text:style-name="Preformatted_20_Text"><text:tab/>}</text:p>
      <text:p text:style-name="Preformatted_20_Text">}</text:p>
      <text:p text:style-name="Preformatted_20_Text">min_hue_dist=min(left_hue,right_hue);</text:p>
      <text:p text:style-name="Preformatted_20_Text">if(corrected_neighbor_bunch_mean_hue&lt;0)</text:p>
      <text:p text:style-name="Preformatted_20_Text">{</text:p>
      <text:p text:style-name="Preformatted_20_Text">corrected_neighbor_bunch_mean_hue=neighbor_bunch_mean_hue;</text:p>
      <text:p text:style-name="Preformatted_20_Text">}</text:p>
      <text:p text:style-name="Preformatted_20_Text">if(corrected_bunch_mean_hue&lt;0)</text:p>
      <text:p text:style-name="Preformatted_20_Text"><text:tab/>{</text:p>
      <text:p text:style-name="Preformatted_20_Text">corrected_bunch_mean_hue=bunch_mean_hue;</text:p>
      <text:p text:style-name="Preformatted_20_Text"><text:tab/>}</text:p>
      <text:p text:style-name="Preformatted_20_Text">hue_dif=abs(corrected_neighbor_bunch_mean_hue-corrected_bunch_mean_hue);</text:p>
      <text:p text:style-name="Preformatted_20_Text">hue_dif1=min(hue_dif,NUM_HUES-hue_dif);</text:p>
      <text:p text:style-name="Preformatted_20_Text">if(hue_dif1&lt;hue_dif)</text:p>
      <text:p text:style-name="Preformatted_20_Text">{</text:p>
      <text:p text:style-name="Preformatted_20_Text"><text:tab/>if(corrected_neighbor_bunch_mean_hue&gt;corrected_bunch_mean_hue)</text:p>
      <text:p text:style-name="Preformatted_20_Text"><text:tab/>{</text:p>
      <text:p text:style-name="Preformatted_20_Text"><text:tab/><text:tab/>corrected_bunch_mean_hue+=NUM_HUES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s text:c="4"/>corrected_neighbor_bunch_mean_hue+=NUM_HUES;</text:p>
      <text:p text:style-name="Preformatted_20_Text"><text:tab/>}</text:p>
      <text:p text:style-name="Preformatted_20_Text">}</text:p>
      <text:p text:style-name="Preformatted_20_Text">left_hue=corrected_neighbor_bunch_mean_hue-min_hue_dist;</text:p>
      <text:p text:style-name="Preformatted_20_Text">right_hue=corrected_neighbor_bunch_mean_hue+min_hue_dist;</text:p>
      <text:p text:style-name="Preformatted_20_Text">left_bunch_hue=corrected_bunch_mean_hue-min_hue_bunch_dist;</text:p>
      <text:p text:style-name="Preformatted_20_Text">right_bunch_hue=corrected_bunch_mean_hue+min_hue_bunch_dist;</text:p>
      <text:p text:style-name="Preformatted_20_Text">difference_hue_left=abs(corrected_bunch_mean_hue-left_hue);</text:p>
      <text:p text:style-name="Preformatted_20_Text">difference_hue_left=min(difference_hue_left,NUM_HUES-difference_hue_left);</text:p>
      <text:p text:style-name="Preformatted_20_Text">difference_hue_right=abs(corrected_bunch_mean_hue-right_hue);</text:p>
      <text:p text:style-name="Preformatted_20_Text">difference_hue_right=min(difference_hue_right,NUM_HUES-difference_hue_right);</text:p>
      <text:p text:style-name="Preformatted_20_Text">corrected_bunch_mean_hue=bunch_mean_hue;</text:p>
      <text:p text:style-name="Preformatted_20_Text">corrected_neighbor_bunch_mean_hue=neighbor_bunch_mean_hue;</text:p>
      <text:p text:style-name="Preformatted_20_Text">corrected_neighbor_bunch_minimal_hue=neighbor_bunch_minimal_hue;</text:p>
      <text:p text:style-name="Preformatted_20_Text">corrected_neighbor_bunch_maximal_hue=neighbor_bunch_maximal_hue;</text:p>
      <text:p text:style-name="Preformatted_20_Text">Intersection_hue=Measure2_of_proximity(left_bunch_hue,right_bunch_hue,left_hue,right_hue,&amp;coinsidence_hue,</text:p>
      <text:p text:style-name="Preformatted_20_Text">&amp;coinsidence1_hue,&amp;shift_to_left_hue,&amp;shift_to_right_hue,&amp;indic_length_hue,&amp;ratio_length_hue,</text:p>
      <text:p text:style-name="Preformatted_20_Text">&amp;ratio_length1_hue);</text:p>
      <text:p text:style-name="Preformatted_20_Text">if(Intersection_hue==3)</text:p>
      <text:p text:style-name="Preformatted_20_Text">{</text:p>
      <text:p text:style-name="Preformatted_20_Text"><text:tab/>coinsidence_hue=0;</text:p>
      <text:p text:style-name="Preformatted_20_Text">}</text:p>
      <text:p text:style-name="Preformatted_20_Text">joint_hue_range=max(right_bunch_hue,right_hue)-min(left_bunch_hue,left_hue);</text:p>
      <text:p text:style-name="Preformatted_20_Text">if((hue_difference&lt;=1)||((hue_difference&lt;=2)&amp;&amp;((coinsidence1_hue&gt;=18)||(joint_hue_range&lt;=6))))</text:p>
      <text:p text:style-name="Preformatted_20_Text">{</text:p>
      <text:p text:style-name="Preformatted_20_Text"><text:tab/>hue_close=1;</text:p>
      <text:p text:style-name="Preformatted_20_Text">}</text:p>
      <text:p text:style-name="Preformatted_20_Text"><text:soft-page-break/>if(((bunch_mean_hue&gt;=46)&amp;&amp;(bunch_mean_hue&lt;48))||</text:p>
      <text:p text:style-name="Preformatted_20_Text">((bunch_mean_hue&gt;=0)&amp;&amp;(bunch_mean_hue&lt;=2))||</text:p>
      <text:p text:style-name="Preformatted_20_Text">((bunch_mean_hue&gt;=30)&amp;&amp;(bunch_mean_hue&lt;=34))||</text:p>
      <text:p text:style-name="Preformatted_20_Text">((bunch_mean_hue&gt;=12)&amp;&amp;(bunch_mean_hue&lt;=20)))</text:p>
      <text:p text:style-name="Preformatted_20_Text">{</text:p>
      <text:p text:style-name="Preformatted_20_Text">node_vicinity=1;</text:p>
      <text:p text:style-name="Preformatted_20_Text">}</text:p>
      <text:p text:style-name="Preformatted_20_Text">if(((neighbor_bunch_mean_hue&gt;=46)&amp;&amp;(neighbor_bunch_mean_hue&lt;=48))||</text:p>
      <text:p text:style-name="Preformatted_20_Text">((neighbor_bunch_mean_hue&gt;=0)&amp;&amp;(neighbor_bunch_mean_hue&lt;=2))||</text:p>
      <text:p text:style-name="Preformatted_20_Text">((neighbor_bunch_mean_hue&gt;=30)&amp;&amp;(neighbor_bunch_mean_hue&lt;=34))||</text:p>
      <text:p text:style-name="Preformatted_20_Text">((neighbor_bunch_mean_hue&gt;=12)&amp;&amp;(neighbor_bunch_mean_hue&lt;=20)))</text:p>
      <text:p text:style-name="Preformatted_20_Text">{</text:p>
      <text:p text:style-name="Preformatted_20_Text">node_vicinity_neighbor=1;</text:p>
      <text:p text:style-name="Preformatted_20_Text">}</text:p>
      <text:p text:style-name="Preformatted_20_Text">bunch_mean_saturation=ColoredIntervalsStructure-&gt;AverageSat[bunch];</text:p>
      <text:p text:style-name="Preformatted_20_Text">bunch_minimal_saturation=ColoredIntervalsStructure-&gt;LowerSatValue[bunch];</text:p>
      <text:p text:style-name="Preformatted_20_Text">bunch_maximal_saturation=ColoredIntervalsStructure-&gt;UpperSatValue[bunch];</text:p>
      <text:p text:style-name="Preformatted_20_Text">min_sat_dist=min(bunch_maximal_saturation-bunch_mean_saturation,bunch_mean_saturation-bunch_minimal_saturation);</text:p>
      <text:p text:style-name="Preformatted_20_Text">left_sat_bunch=bunch_mean_saturation-min_sat_dist;</text:p>
      <text:p text:style-name="Preformatted_20_Text">right_sat_bunch=min_sat_dist+bunch_mean_saturation;</text:p>
      <text:p text:style-name="Preformatted_20_Text">neighbor_bunch_mean_saturation=</text:p>
      <text:p text:style-name="Preformatted_20_Text">ColoredIntervalsStructure-&gt;AverageSat[neighbor_bunch];</text:p>
      <text:p text:style-name="Preformatted_20_Text">min_saturation=min(bunch_mean_saturation,neighbor_bunch_mean_saturation);</text:p>
      <text:p text:style-name="Preformatted_20_Text">//!?</text:p>
      <text:p text:style-name="Preformatted_20_Text">neighbor_bunch_minimal_saturation=ColoredIntervalsStructure-&gt;LowerSatValue[neighbor_bunch];</text:p>
      <text:p text:style-name="Preformatted_20_Text">neighbor_bunch_maximal_saturation=ColoredIntervalsStructure-&gt;UpperSatValue[neighbor_bunch];</text:p>
      <text:p text:style-name="Preformatted_20_Text">min_sat_dist=min(neighbor_bunch_maximal_saturation-neighbor_bunch_mean_saturation,</text:p>
      <text:p text:style-name="Preformatted_20_Text"><text:tab/><text:tab/><text:tab/><text:tab/> neighbor_bunch_mean_saturation-neighbor_bunch_minimal_saturation);</text:p>
      <text:p text:style-name="Preformatted_20_Text">left_sat=neighbor_bunch_mean_saturation-min_sat_dist;</text:p>
      <text:p text:style-name="Preformatted_20_Text">right_sat=min_sat_dist+neighbor_bunch_mean_saturation;</text:p>
      <text:p text:style-name="Preformatted_20_Text">abs_satur=abs(bunch_mean_saturation-left_sat);</text:p>
      <text:p text:style-name="Preformatted_20_Text">abs_satur1=abs(bunch_mean_saturation-right_sat);</text:p>
      <text:p text:style-name="Preformatted_20_Text">abs_satur=min(abs_satur,abs_satur1);</text:p>
      <text:p text:style-name="Preformatted_20_Text">possible_sat_variation=dev_mean_sat[neighbor_bunch_mean_saturation];</text:p>
      <text:p text:style-name="Preformatted_20_Text">possible_sat_variation1=dev_mean_sat1[neighbor_bunch_mean_saturation];</text:p>
      <text:p text:style-name="Preformatted_20_Text">impossible_sat_variation=imp_dev_mean_sat[neighbor_bunch_mean_saturation];</text:p>
      <text:p text:style-name="Preformatted_20_Text">impossible_sat_variation1=imp_dev_mean_sat1[neighbor_bunch_mean_saturation];</text:p>
      <text:p text:style-name="Preformatted_20_Text">if(neighbor_bunch_mean_saturation&gt;=bunch_mean_saturation)</text:p>
      <text:p text:style-name="Preformatted_20_Text"><text:tab/>{</text:p>
      <text:p text:style-name="Preformatted_20_Text"><text:tab/>saturation_distance=neighbor_bunch_mean_saturation-bunch_mean_saturation;</text:p>
      <text:p text:style-name="Preformatted_20_Text"><text:tab/>saturation_distance1=0;</text:p>
      <text:p text:style-name="Preformatted_20_Text"><text:tab/>poss_sat_variation=possible_sat_variation1;</text:p>
      <text:p text:style-name="Preformatted_20_Text"><text:tab/>imp_sat_var=impossible_sat_variation1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saturation_distance1=bunch_mean_saturation-neighbor_bunch_mean_saturation;</text:p>
      <text:p text:style-name="Preformatted_20_Text"><text:tab/>saturation_distance=0;</text:p>
      <text:p text:style-name="Preformatted_20_Text"><text:tab/>poss_sat_variation=possible_sat_variation;</text:p>
      <text:p text:style-name="Preformatted_20_Text"><text:tab/>imp_sat_var=impossible_sat_variation;</text:p>
      <text:p text:style-name="Preformatted_20_Text"><text:tab/>}</text:p>
      <text:p text:style-name="Preformatted_20_Text">max_satur_differ=max(saturation_distance,saturation_distance1);</text:p>
      <text:p text:style-name="Preformatted_20_Text"><text:s text:c="4"/>Intersection_saturation=Intersection_measure_ratios(left_sat,right_sat,left_sat_bunch,</text:p>
      <text:p text:style-name="Preformatted_20_Text"><text:tab/>right_sat_bunch,&amp;indic_length_satur,&amp;ratio_length_satur,&amp;ratio_length1_satur);</text:p>
      <text:p text:style-name="Preformatted_20_Text"><text:tab/>if(Intersection_saturation==3)</text:p>
      <text:p text:style-name="Preformatted_20_Text"><text:tab/>{</text:p>
      <text:p text:style-name="Preformatted_20_Text"><text:tab/><text:tab/>ratio_length_satur=0;</text:p>
      <text:p text:style-name="Preformatted_20_Text"><text:tab/>}</text:p>
      <text:p text:style-name="Preformatted_20_Text"><text:soft-page-break/>bunch_mean_gray=ColoredIntervalsStructure-&gt;AverageGray[bunch];</text:p>
      <text:p text:style-name="Preformatted_20_Text">bunch_minimal_gray=ColoredIntervalsStructure-&gt;LowerGrayscale[bunch];</text:p>
      <text:p text:style-name="Preformatted_20_Text">bunch_maximal_gray=ColoredIntervalsStructure-&gt;UpperGrayscale[bunch];</text:p>
      <text:p text:style-name="Preformatted_20_Text">min_bunch_gray_dist=min(bunch_maximal_gray-bunch_mean_gray,bunch_mean_gray-bunch_minimal_gray);</text:p>
      <text:p text:style-name="Preformatted_20_Text">left_bunch_gray=bunch_mean_gray-min_bunch_gray_dist;</text:p>
      <text:p text:style-name="Preformatted_20_Text">right_bunch_gray=min_bunch_gray_dist+bunch_mean_gray;</text:p>
      <text:p text:style-name="Preformatted_20_Text">bunch_gray_length=2*min_bunch_gray_dist+1;</text:p>
      <text:p text:style-name="Preformatted_20_Text">zone_gray_bunch=gray_zones[bunch_mean_gray];</text:p>
      <text:p text:style-name="Preformatted_20_Text">neighbor_bunch_mean_gray=</text:p>
      <text:p text:style-name="Preformatted_20_Text">ColoredIntervalsStructure-&gt;AverageGray[neighbor_bunch];</text:p>
      <text:p text:style-name="Preformatted_20_Text">neighbor_minimum_gray=ColoredIntervalsStructure-&gt;LowerGrayscale[neighbor_bunch];</text:p>
      <text:p text:style-name="Preformatted_20_Text">neighbor_maximum_gray=ColoredIntervalsStructure-&gt;UpperGrayscale[neighbor_bunch];</text:p>
      <text:p text:style-name="Preformatted_20_Text">min_gray_dist=min(neighbor_maximum_gray-neighbor_bunch_mean_gray,neighbor_bunch_mean_gray-neighbor_minimum_gray);</text:p>
      <text:p text:style-name="Preformatted_20_Text">left_gray=neighbor_bunch_mean_gray-min_gray_dist;</text:p>
      <text:p text:style-name="Preformatted_20_Text">right_gray=min_gray_dist+neighbor_bunch_mean_gray;</text:p>
      <text:p text:style-name="Preformatted_20_Text">union_gray_left=min(left_bunch_gray,left_gray);</text:p>
      <text:p text:style-name="Preformatted_20_Text">union_gray_right=max(right_bunch_gray,right_gray);</text:p>
      <text:p text:style-name="Preformatted_20_Text">union_gray_length=union_gray_right-union_gray_left;</text:p>
      <text:p text:style-name="Preformatted_20_Text">zone_gray=gray_zones[neighbor_bunch_mean_gray];</text:p>
      <text:p text:style-name="Preformatted_20_Text">neighbor_gray_length=2*min_gray_dist+1;</text:p>
      <text:p text:style-name="Preformatted_20_Text">difference_gray_zone=abs(zone_gray_bunch-zone_gray);</text:p>
      <text:p text:style-name="Preformatted_20_Text">possible_gray_variation=dev_mean[neighbor_bunch_mean_gray/8];</text:p>
      <text:p text:style-name="Preformatted_20_Text">impossible_gray_variation=imp_dev_mean[neighbor_bunch_mean_gray/8];</text:p>
      <text:p text:style-name="Preformatted_20_Text">maximum_zone_gray=max(zone_gray,zone_gray_bunch);</text:p>
      <text:p text:style-name="Preformatted_20_Text">minimum_zone_gray=min(zone_gray,zone_gray_bunch);</text:p>
      <text:p text:style-name="Preformatted_20_Text"/>
      <text:p text:style-name="Preformatted_20_Text">gray_ntersection=Intersection_measure_ratios(left_gray,right_gray,left_bunch_gray,</text:p>
      <text:p text:style-name="Preformatted_20_Text"><text:tab/>right_bunch_gray,&amp;indic_length_gray,&amp;ratio_length_gray,&amp;ratio_length1_gray);</text:p>
      <text:p text:style-name="Preformatted_20_Text">gray_ntersection1=Intersection_measure_ratios(left_gray,right_gray,left_bunch_gray,</text:p>
      <text:p text:style-name="Preformatted_20_Text"><text:tab/>bunch_mean_gray,&amp;indic_length_gray1,&amp;ratio_length_gray1,&amp;ratio_length1_gray1);</text:p>
      <text:p text:style-name="Preformatted_20_Text">gray_ntersection2=Intersection_measure_ratios(left_gray,right_gray,bunch_mean_gray,</text:p>
      <text:p text:style-name="Preformatted_20_Text"><text:tab/>right_bunch_gray,&amp;indic_length_gray2,&amp;ratio_length_gray2,&amp;ratio_length1_gray2);</text:p>
      <text:p text:style-name="Preformatted_20_Text">if(gray_ntersection==3)</text:p>
      <text:p text:style-name="Preformatted_20_Text">{//intersection is empty</text:p>
      <text:p text:style-name="Preformatted_20_Text"><text:tab/>if(union_gray_length&gt;(possible_gray_variation+(impossible_gray_variation-possible_gray_variation)/2))</text:p>
      <text:p text:style-name="Preformatted_20_Text"><text:tab/>{</text:p>
      <text:p text:style-name="Preformatted_20_Text"><text:tab/>if(((ratio_length_gray+1)&gt;=bunch_gray_length)||((ratio_length_gray+1)&gt;=neighbor_gray_length))</text:p>
      <text:p text:style-name="Preformatted_20_Text"><text:tab/>{</text:p>
      <text:p text:style-name="Preformatted_20_Text"><text:tab/>wide_gray_gap=1;</text:p>
      <text:p text:style-name="Preformatted_20_Text"><text:tab/>}</text:p>
      <text:p text:style-name="Preformatted_20_Text"><text:s text:c="4"/>}</text:p>
      <text:p text:style-name="Preformatted_20_Text">}</text:p>
      <text:p text:style-name="Preformatted_20_Text"/>
      <text:p text:style-name="Preformatted_20_Text"><text:tab/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/>
      <text:p text:style-name="Preformatted_20_Text">/*if((bunch_mean_hue&lt;4)&amp;&amp;(bunch_mean_hue&gt;=0)&amp;&amp;(neighbor_bunch_mean_hue&gt;39))</text:p>
      <text:p text:style-name="Preformatted_20_Text">{</text:p>
      <text:p text:style-name="Preformatted_20_Text">corrected_bunch_mean_hue=bunch_mean_hue+48;</text:p>
      <text:p text:style-name="Preformatted_20_Text">}</text:p>
      <text:p text:style-name="Preformatted_20_Text"/>
      <text:p text:style-name="Preformatted_20_Text">if((bunch_mean_hue&gt;39)&amp;&amp;(neighbor_bunch_mean_hue&lt;4)&amp;&amp;</text:p>
      <text:p text:style-name="Preformatted_20_Text">(neighbor_bunch_mean_hue&gt;=0))</text:p>
      <text:p text:style-name="Preformatted_20_Text">{</text:p>
      <text:p text:style-name="Preformatted_20_Text">corrected_neighbor_bunch_mean_hue=neighbor_bunch_mean_hue+48;</text:p>
      <text:p text:style-name="Preformatted_20_Text"><text:s text:c="2"/>if(neighbor_bunch_minimal_hue&lt;4)</text:p>
      <text:p text:style-name="Preformatted_20_Text"><text:s text:c="2"/>{</text:p>
      <text:p text:style-name="Preformatted_20_Text"><text:soft-page-break/><text:s text:c="2"/>corrected_neighbor_bunch_minimal_hue=neighbor_bunch_minimal_hue+48;</text:p>
      <text:p text:style-name="Preformatted_20_Text"><text:s text:c="2"/>corrected_neighbor_bunch_maximal_hue=neighbor_bunch_maximal_hue+48;</text:p>
      <text:p text:style-name="Preformatted_20_Text"><text:s text:c="2"/>}</text:p>
      <text:p text:style-name="Preformatted_20_Text"/>
      <text:p text:style-name="Preformatted_20_Text">}</text:p>
      <text:p text:style-name="Preformatted_20_Text"/>
      <text:p text:style-name="Preformatted_20_Text">hue_difference=</text:p>
      <text:p text:style-name="Preformatted_20_Text">abs(corrected_bunch_mean_hue-corrected_neighbor_bunch_mean_hue);</text:p>
      <text:p text:style-name="Preformatted_20_Text">hue_difference=min(hue_difference,NUM_HUES-hue_difference);</text:p>
      <text:p text:style-name="Preformatted_20_Text">left_hue=corrected_neighbor_bunch_mean_hue-min_hue_dist;</text:p>
      <text:p text:style-name="Preformatted_20_Text">right_hue=corrected_neighbor_bunch_mean_hue+min_hue_dist;</text:p>
      <text:p text:style-name="Preformatted_20_Text">left_bunch_hue=corrected_bunch_mean_hue-min_hue_bunch_dist;</text:p>
      <text:p text:style-name="Preformatted_20_Text">right_bunch_hue=corrected_bunch_mean_hue+min_hue_bunch_dist;</text:p>
      <text:p text:style-name="Preformatted_20_Text">joint_hue_range=max(right_bunch_hue,right_hue)-min(left_bunch_hue,left_hue);</text:p>
      <text:p text:style-name="Preformatted_20_Text">if((hue_difference&lt;=1)||((hue_difference&lt;=2)&amp;&amp;(joint_hue_range&lt;=6)))</text:p>
      <text:p text:style-name="Preformatted_20_Text">{</text:p>
      <text:p text:style-name="Preformatted_20_Text"><text:tab/>hue_close=1;</text:p>
      <text:p text:style-name="Preformatted_20_Text">}</text:p>
      <text:p text:style-name="Preformatted_20_Text"/>
      <text:p text:style-name="Preformatted_20_Text"><text:s text:c="10"/>difference_hue_zone=abs(zone_hue_bunch-zone_hue);</text:p>
      <text:p text:style-name="Preformatted_20_Text"><text:tab/><text:tab/> <text:s/>difference_hue_zone=min(difference_hue_zone,5-difference_hue_zone);</text:p>
      <text:p text:style-name="Preformatted_20_Text"><text:tab/><text:tab/> <text:s/>hue_dif=corrected_neighbor_bunch_maximal_hue-corrected_neighbor_bunch_mean_hue;</text:p>
      <text:p text:style-name="Preformatted_20_Text">hue_dif=min(hue_dif,NUM_HUES-hue_dif);</text:p>
      <text:p text:style-name="Preformatted_20_Text">hue_dif1=corrected_neighbor_bunch_mean_hue-corrected_neighbor_bunch_minimal_hue;</text:p>
      <text:p text:style-name="Preformatted_20_Text">hue_dif1=min(hue_dif1,NUM_HUES-hue_dif1);</text:p>
      <text:p text:style-name="Preformatted_20_Text">min_hue_dist=</text:p>
      <text:p text:style-name="Preformatted_20_Text">min(hue_dif,hue_dif1);</text:p>
      <text:p text:style-name="Preformatted_20_Text">left_hue=corrected_neighbor_bunch_mean_hue-min_hue_dist;</text:p>
      <text:p text:style-name="Preformatted_20_Text">right_hue=corrected_neighbor_bunch_mean_hue+min_hue_dist;</text:p>
      <text:p text:style-name="Preformatted_20_Text">difference_hue_left=abs(corrected_bunch_mean_hue-left_hue);</text:p>
      <text:p text:style-name="Preformatted_20_Text">difference_hue_left=min(difference_hue_left,NUM_HUES-difference_hue_left);</text:p>
      <text:p text:style-name="Preformatted_20_Text">difference_hue_right=abs(corrected_bunch_mean_hue-right_hue);</text:p>
      <text:p text:style-name="Preformatted_20_Text">difference_hue_right=min(difference_hue_right,NUM_HUES-difference_hue_right);*/</text:p>
      <text:p text:style-name="Preformatted_20_Text">saturation_difference=</text:p>
      <text:p text:style-name="Preformatted_20_Text">abs(bunch_mean_saturation-neighbor_bunch_mean_saturation);</text:p>
      <text:p text:style-name="Preformatted_20_Text">gray_difference=abs(bunch_mean_gray-neighbor_bunch_mean_gray);</text:p>
      <text:p text:style-name="Preformatted_20_Text"/>
      <text:p text:style-name="Preformatted_20_Text">if((gray_difference&gt;=impossible_gray_variation)||((wide_gray_gap)&amp;&amp;(difference_gray_zone&gt;1)))</text:p>
      <text:p text:style-name="Preformatted_20_Text"><text:tab/>{</text:p>
      <text:p text:style-name="Preformatted_20_Text"><text:tab/><text:tab/>if(2*gray_difference&gt;=3*impossible_gray_variation)</text:p>
      <text:p text:style-name="Preformatted_20_Text"><text:tab/><text:tab/>{//last cor</text:p>
      <text:p text:style-name="Preformatted_20_Text"><text:tab/><text:tab/><text:tab/>grayscale_close=-3;</text:p>
      <text:p text:style-name="Preformatted_20_Text"><text:tab/><text:tab/>}</text:p>
      <text:p text:style-name="Preformatted_20_Text"><text:tab/><text:tab/>grayscale_close=-2;</text:p>
      <text:p text:style-name="Preformatted_20_Text"><text:tab/>}</text:p>
      <text:p text:style-name="Preformatted_20_Text"><text:tab/><text:tab/>else</text:p>
      <text:p text:style-name="Preformatted_20_Text"><text:tab/><text:tab/>{//egray</text:p>
      <text:p text:style-name="Preformatted_20_Text">if((gray_difference&lt;=possible_gray_variation/2)&amp;&amp;</text:p>
      <text:p text:style-name="Preformatted_20_Text"><text:s text:c="3"/>(((bunch_mean_gray&gt;=left_gray)&amp;&amp;(bunch_mean_gray&lt;=right_gray))||(union_gray_length&lt;possible_gray_variation)))</text:p>
      <text:p text:style-name="Preformatted_20_Text"><text:tab/><text:tab/> <text:s text:c="3"/>{//gr2</text:p>
      <text:p text:style-name="Preformatted_20_Text"><text:tab/><text:tab/> <text:s text:c="3"/>grayscale_close=1; </text:p>
      <text:p text:style-name="Preformatted_20_Text"><text:tab/><text:tab/><text:tab/>}//gr2</text:p>
      <text:p text:style-name="Preformatted_20_Text">else</text:p>
      <text:p text:style-name="Preformatted_20_Text">{</text:p>
      <text:p text:style-name="Preformatted_20_Text"><text:tab/>if((gray_difference&lt;=possible_gray_variation)&amp;&amp;</text:p>
      <text:p text:style-name="Preformatted_20_Text"><text:tab/><text:tab/>((((bunch_mean_gray&gt;=left_gray)&amp;&amp;(bunch_mean_gray&lt;=right_gray))||</text:p>
      <text:p text:style-name="Preformatted_20_Text">((neighbor_bunch_mean_gray&gt;=left_bunch_gray)&amp;&amp;(neighbor_bunch_mean_gray&lt;=right_bunch_gray)))))</text:p>
      <text:p text:style-name="Preformatted_20_Text"><text:tab/>//if((gray_difference&lt;=possible_gray_variation)&amp;&amp;(bunch_mean_gray&gt;=left_gray)&amp;&amp;(bunch_mean_gray&lt;=right<text:soft-page-break/>_gray))</text:p>
      <text:p text:style-name="Preformatted_20_Text"><text:tab/><text:tab/> <text:s text:c="3"/>{//gr3</text:p>
      <text:p text:style-name="Preformatted_20_Text"><text:tab/><text:tab/><text:tab/><text:tab/>if((gray_difference&lt;=(2*possible_gray_variation)/3))</text:p>
      <text:p text:style-name="Preformatted_20_Text"><text:tab/><text:tab/><text:tab/><text:tab/>{</text:p>
      <text:p text:style-name="Preformatted_20_Text"><text:tab/><text:tab/> <text:s text:c="3"/>grayscale_close=2;</text:p>
      <text:p text:style-name="Preformatted_20_Text"><text:tab/><text:tab/><text:tab/><text:tab/>}</text:p>
      <text:p text:style-name="Preformatted_20_Text"><text:tab/><text:tab/><text:tab/><text:tab/>else</text:p>
      <text:p text:style-name="Preformatted_20_Text"><text:tab/><text:tab/><text:tab/><text:tab/>{</text:p>
      <text:p text:style-name="Preformatted_20_Text"><text:tab/><text:tab/><text:tab/><text:tab/>grayscale_close=3;</text:p>
      <text:p text:style-name="Preformatted_20_Text"><text:tab/><text:tab/><text:tab/><text:tab/>}</text:p>
      <text:p text:style-name="Preformatted_20_Text"><text:tab/><text:tab/><text:tab/>}//gr3</text:p>
      <text:p text:style-name="Preformatted_20_Text"><text:tab/> <text:s text:c="6"/>else</text:p>
      <text:p text:style-name="Preformatted_20_Text"><text:tab/> <text:s text:c="6"/>{</text:p>
      <text:p text:style-name="Preformatted_20_Text"><text:tab/><text:tab/><text:tab/> <text:s text:c="2"/></text:p>
      <text:p text:style-name="Preformatted_20_Text"><text:tab/><text:tab/><text:tab/> <text:s text:c="2"/>if((maximum_zone_gray&lt;=2)||((maximum_zone_gray&lt;=3)&amp;&amp;(minimum_zone_gray&lt;=2)))</text:p>
      <text:p text:style-name="Preformatted_20_Text"><text:tab/><text:tab/><text:tab/> <text:s text:c="2"/>{//mz</text:p>
      <text:p text:style-name="Preformatted_20_Text"><text:tab/><text:tab/><text:tab/><text:tab/> <text:s text:c="2"/>if((gray_difference&lt;=possible_gray_variation)&amp;&amp;(difference_gray_zone&lt;=1))</text:p>
      <text:p text:style-name="Preformatted_20_Text"><text:tab/><text:tab/><text:tab/><text:tab/> <text:s text:c="2"/>{//last_cor</text:p>
      <text:p text:style-name="Preformatted_20_Text"><text:s text:c="19"/>grayscale_close=2;</text:p>
      <text:p text:style-name="Preformatted_20_Text"><text:tab/><text:tab/><text:tab/><text:tab/> <text:s text:c="2"/>}</text:p>
      <text:p text:style-name="Preformatted_20_Text"><text:tab/><text:tab/><text:tab/><text:tab/> <text:s text:c="2"/>else</text:p>
      <text:p text:style-name="Preformatted_20_Text"><text:tab/><text:tab/><text:tab/><text:tab/> <text:s text:c="2"/>{//e2</text:p>
      <text:p text:style-name="Preformatted_20_Text"><text:tab/><text:tab/><text:tab/><text:tab/> <text:s text:c="2"/>if((gray_difference&lt;=possible_gray_variation)&amp;&amp;(gray_ntersection&lt;=1)&amp;&amp;</text:p>
      <text:p text:style-name="Preformatted_20_Text"><text:tab/><text:tab/><text:tab/><text:tab/><text:tab/> <text:s text:c="2"/>((!gray_ntersection1)||(!gray_ntersection2)))</text:p>
      <text:p text:style-name="Preformatted_20_Text"><text:tab/><text:tab/><text:tab/><text:tab/> <text:s text:c="2"/>{//1</text:p>
      <text:p text:style-name="Preformatted_20_Text"><text:s text:c="19"/>if((gray_difference&lt;=(2*possible_gray_variation)/3))</text:p>
      <text:p text:style-name="Preformatted_20_Text"><text:tab/><text:tab/><text:tab/><text:tab/> <text:s text:c="3"/>{</text:p>
      <text:p text:style-name="Preformatted_20_Text"><text:tab/><text:tab/> <text:s text:c="11"/>grayscale_close=2;</text:p>
      <text:p text:style-name="Preformatted_20_Text"><text:tab/><text:tab/><text:tab/><text:tab/> <text:s text:c="3"/>}</text:p>
      <text:p text:style-name="Preformatted_20_Text"><text:tab/><text:tab/><text:tab/><text:tab/> <text:s text:c="3"/>else</text:p>
      <text:p text:style-name="Preformatted_20_Text"><text:tab/><text:tab/><text:tab/><text:tab/> <text:s text:c="3"/>{</text:p>
      <text:p text:style-name="Preformatted_20_Text"><text:tab/><text:tab/><text:tab/><text:tab/> <text:s text:c="3"/>grayscale_close=3;</text:p>
      <text:p text:style-name="Preformatted_20_Text"><text:tab/><text:tab/><text:tab/><text:tab/> <text:s text:c="3"/>}</text:p>
      <text:p text:style-name="Preformatted_20_Text"><text:tab/><text:tab/><text:tab/><text:tab/> <text:s text:c="2"/>}//1</text:p>
      <text:p text:style-name="Preformatted_20_Text"><text:tab/><text:tab/><text:tab/><text:tab/> <text:s text:c="2"/>/*else</text:p>
      <text:p text:style-name="Preformatted_20_Text"><text:tab/><text:tab/><text:tab/><text:tab/> <text:s text:c="2"/>{</text:p>
      <text:p text:style-name="Preformatted_20_Text"><text:tab/>if((gray_difference&lt;=possible_gray_variation)||((bunch_mean_gray&gt;=left_gray)&amp;&amp;(bunch_mean_gray&lt;=right_gray)))</text:p>
      <text:p text:style-name="Preformatted_20_Text"><text:tab/>{</text:p>
      <text:p text:style-name="Preformatted_20_Text"><text:tab/><text:tab/>grayscale_close=3;</text:p>
      <text:p text:style-name="Preformatted_20_Text"><text:tab/>}</text:p>
      <text:p text:style-name="Preformatted_20_Text"><text:tab/><text:tab/><text:tab/><text:tab/> <text:s text:c="2"/>}*/</text:p>
      <text:p text:style-name="Preformatted_20_Text"><text:tab/><text:tab/><text:tab/><text:tab/> <text:s text:c="2"/>}//e2</text:p>
      <text:p text:style-name="Preformatted_20_Text"><text:tab/><text:tab/><text:tab/> <text:s text:c="2"/>}//mzlast_cor</text:p>
      <text:p text:style-name="Preformatted_20_Text"><text:tab/><text:tab/><text:tab/> <text:s text:c="2"/>else</text:p>
      <text:p text:style-name="Preformatted_20_Text"><text:tab/><text:tab/><text:tab/> <text:s text:c="2"/>{//e</text:p>
      <text:p text:style-name="Preformatted_20_Text"><text:tab/><text:tab/><text:tab/><text:tab/> <text:s text:c="2"/>if(gray_difference&lt;=possible_gray_variation)</text:p>
      <text:p text:style-name="Preformatted_20_Text"><text:tab/><text:tab/><text:tab/> <text:s text:c="6"/>{</text:p>
      <text:p text:style-name="Preformatted_20_Text"><text:tab/><text:tab/><text:tab/><text:tab/><text:tab/> <text:s text:c="2"/>if(3*gray_difference&lt;=2*possible_gray_variation)</text:p>
      <text:p text:style-name="Preformatted_20_Text"><text:tab/><text:tab/><text:tab/><text:tab/><text:tab/> <text:s text:c="2"/>{//!!!</text:p>
      <text:p text:style-name="Preformatted_20_Text"><text:tab/><text:tab/><text:tab/><text:tab/><text:tab/><text:tab/>grayscale_close=2;</text:p>
      <text:p text:style-name="Preformatted_20_Text"><text:tab/><text:tab/><text:tab/><text:tab/><text:tab/> <text:s text:c="2"/>}</text:p>
      <text:p text:style-name="Preformatted_20_Text"><text:tab/><text:tab/><text:tab/><text:tab/><text:tab/> <text:s text:c="2"/>else</text:p>
      <text:p text:style-name="Preformatted_20_Text"><text:tab/><text:tab/><text:tab/><text:tab/><text:tab/> <text:s text:c="2"/>{</text:p>
      <text:p text:style-name="Preformatted_20_Text"><text:tab/><text:tab/><text:tab/><text:tab/> <text:s text:c="2"/>grayscale_close=3;</text:p>
      <text:p text:style-name="Preformatted_20_Text"><text:tab/><text:tab/><text:tab/><text:tab/><text:tab/> <text:s text:c="2"/>}</text:p>
      <text:p text:style-name="Preformatted_20_Text"><text:tab/><text:tab/><text:tab/> <text:s text:c="6"/>}</text:p>
      <text:p text:style-name="Preformatted_20_Text"><text:tab/><text:tab/><text:tab/><text:tab/> <text:s text:c="2"/>else</text:p>
      <text:p text:style-name="Preformatted_20_Text"><text:soft-page-break/><text:tab/><text:tab/><text:tab/><text:tab/> <text:s text:c="2"/>{//e1</text:p>
      <text:p text:style-name="Preformatted_20_Text"><text:tab/><text:tab/><text:tab/><text:tab/> <text:s text:c="2"/>if((bunch_occurrence&gt;0)&amp;&amp;(Density_ratio&gt;=6)&amp;&amp;(Density_ratio&lt;=10))</text:p>
      <text:p text:style-name="Preformatted_20_Text"><text:tab/><text:tab/><text:tab/><text:tab/> <text:s text:c="2"/>{//bo</text:p>
      <text:p text:style-name="Preformatted_20_Text"><text:tab/><text:tab/><text:tab/><text:tab/> <text:s text:c="2"/>if(maximum_zone_gray&gt;=3)</text:p>
      <text:p text:style-name="Preformatted_20_Text"><text:tab/><text:tab/><text:tab/><text:tab/> <text:s text:c="2"/>{//m=3</text:p>
      <text:p text:style-name="Preformatted_20_Text"><text:tab/><text:tab/><text:tab/><text:tab/><text:tab/> <text:s text:c="2"/>if((gray_ntersection==3)&amp;&amp;(wide_gray_gap))</text:p>
      <text:p text:style-name="Preformatted_20_Text"><text:tab/><text:tab/><text:tab/><text:tab/><text:tab/> <text:s text:c="2"/>{//gr_i=3</text:p>
      <text:p text:style-name="Preformatted_20_Text"><text:tab/><text:tab/><text:tab/><text:tab/><text:tab/><text:tab/> <text:s text:c="2"/>if(gray_difference&gt;(possible_gray_variation+(impossible_gray_variation-possible_gray_variation)/2))</text:p>
      <text:p text:style-name="Preformatted_20_Text"><text:tab/><text:tab/><text:tab/><text:tab/><text:tab/><text:tab/> <text:s text:c="2"/>{</text:p>
      <text:p text:style-name="Preformatted_20_Text"><text:tab/><text:tab/><text:tab/><text:tab/><text:tab/><text:tab/><text:tab/> <text:s text:c="2"/>if((ratio_length_gray&gt;(2*possible_gray_variation/3)))</text:p>
      <text:p text:style-name="Preformatted_20_Text"><text:tab/><text:tab/><text:tab/><text:tab/><text:tab/><text:tab/><text:tab/> <text:s text:c="2"/>{</text:p>
      <text:p text:style-name="Preformatted_20_Text"><text:s text:c="32"/>grayscale_close=-2;</text:p>
      <text:p text:style-name="Preformatted_20_Text"><text:tab/><text:tab/><text:tab/><text:tab/><text:tab/><text:tab/><text:tab/> <text:s text:c="2"/>}</text:p>
      <text:p text:style-name="Preformatted_20_Text"><text:tab/><text:tab/><text:tab/><text:tab/><text:tab/><text:tab/><text:tab/> <text:s text:c="2"/>else</text:p>
      <text:p text:style-name="Preformatted_20_Text"><text:tab/><text:tab/><text:tab/><text:tab/><text:tab/><text:tab/><text:tab/> <text:s text:c="2"/>{</text:p>
      <text:p text:style-name="Preformatted_20_Text"><text:tab/><text:tab/><text:tab/><text:tab/><text:tab/><text:tab/><text:tab/><text:tab/> <text:s text:c="2"/>if((ratio_length_gray&gt;(possible_gray_variation/2)))</text:p>
      <text:p text:style-name="Preformatted_20_Text"><text:tab/><text:tab/><text:tab/><text:tab/><text:tab/><text:tab/><text:tab/> <text:s text:c="2"/>{</text:p>
      <text:p text:style-name="Preformatted_20_Text"><text:s text:c="32"/>grayscale_close=-1;</text:p>
      <text:p text:style-name="Preformatted_20_Text"><text:tab/><text:tab/><text:tab/><text:tab/><text:tab/><text:tab/><text:tab/> <text:s text:c="2"/>}</text:p>
      <text:p text:style-name="Preformatted_20_Text"><text:tab/><text:tab/><text:tab/><text:tab/><text:tab/><text:tab/><text:tab/> <text:s text:c="2"/>}</text:p>
      <text:p text:style-name="Preformatted_20_Text"><text:tab/><text:tab/><text:tab/><text:tab/><text:tab/><text:tab/> <text:s text:c="2"/>}</text:p>
      <text:p text:style-name="Preformatted_20_Text"/>
      <text:p text:style-name="Preformatted_20_Text"><text:tab/><text:tab/><text:tab/><text:tab/><text:tab/> <text:s text:c="2"/>}//gr_i=3</text:p>
      <text:p text:style-name="Preformatted_20_Text"><text:tab/><text:tab/><text:tab/><text:tab/> <text:s text:c="2"/>}//m=3</text:p>
      <text:p text:style-name="Preformatted_20_Text"><text:tab/><text:tab/><text:tab/><text:tab/> <text:s text:c="2"/>else</text:p>
      <text:p text:style-name="Preformatted_20_Text"><text:tab/><text:tab/><text:tab/><text:tab/> <text:s text:c="2"/>{//em=3</text:p>
      <text:p text:style-name="Preformatted_20_Text"><text:tab/><text:tab/><text:tab/><text:tab/> <text:s text:c="2"/>if(maximum_zone_gray&gt;=5)</text:p>
      <text:p text:style-name="Preformatted_20_Text"><text:tab/><text:tab/><text:tab/><text:tab/> <text:s text:c="2"/>{//mzg</text:p>
      <text:p text:style-name="Preformatted_20_Text"><text:tab/><text:tab/><text:tab/><text:tab/><text:tab/> <text:s text:c="2"/>if((gray_difference&gt;possible_gray_variation)&amp;&amp;(gray_ntersection==3))</text:p>
      <text:p text:style-name="Preformatted_20_Text"><text:tab/><text:tab/><text:tab/><text:tab/><text:tab/> <text:s text:c="2"/>{</text:p>
      <text:p text:style-name="Preformatted_20_Text"><text:s text:c="23"/>grayscale_close=-2;</text:p>
      <text:p text:style-name="Preformatted_20_Text"><text:tab/><text:tab/><text:tab/><text:tab/><text:tab/> <text:s text:c="2"/>}</text:p>
      <text:p text:style-name="Preformatted_20_Text"><text:tab/><text:tab/><text:tab/><text:tab/><text:tab/> <text:s text:c="2"/>else</text:p>
      <text:p text:style-name="Preformatted_20_Text"><text:tab/><text:tab/><text:tab/><text:tab/><text:tab/> <text:s text:c="2"/>{</text:p>
      <text:p text:style-name="Preformatted_20_Text"><text:tab/> <text:s/>if(((gray_ntersection==3)||((gray_ntersection&gt;=2)&amp;&amp;((ratio_length1_gray&lt;=3)||(ratio_length_gray&lt;=3))))&amp;&amp;</text:p>
      <text:p text:style-name="Preformatted_20_Text"><text:tab/><text:tab/><text:tab/><text:tab/><text:tab/><text:tab/><text:tab/> <text:s text:c="2"/>(((bunch_mean_gray&lt;left_gray)||(bunch_mean_gray&gt;right_gray))&amp;&amp;</text:p>
      <text:p text:style-name="Preformatted_20_Text"><text:tab/> <text:s/>((neighbor_bunch_mean_gray&lt;left_bunch_gray)||(neighbor_bunch_mean_gray&gt;right_bunch_gray))))</text:p>
      <text:p text:style-name="Preformatted_20_Text"><text:tab/><text:tab/><text:tab/><text:tab/><text:tab/><text:tab/> <text:s text:c="2"/>{</text:p>
      <text:p text:style-name="Preformatted_20_Text"><text:tab/><text:tab/><text:tab/><text:tab/><text:tab/><text:tab/><text:tab/> <text:s text:c="2"/>grayscale_close=-1;</text:p>
      <text:p text:style-name="Preformatted_20_Text"><text:tab/><text:tab/><text:tab/><text:tab/><text:tab/><text:tab/> <text:s text:c="2"/>}</text:p>
      <text:p text:style-name="Preformatted_20_Text"><text:tab/><text:tab/><text:tab/><text:tab/><text:tab/> <text:s text:c="2"/>}</text:p>
      <text:p text:style-name="Preformatted_20_Text"><text:tab/><text:tab/><text:tab/><text:tab/> <text:s text:c="2"/>}//mzg</text:p>
      <text:p text:style-name="Preformatted_20_Text"><text:tab/><text:tab/><text:tab/><text:tab/> <text:s text:c="2"/>}//em=3</text:p>
      <text:p text:style-name="Preformatted_20_Text"><text:tab/><text:tab/><text:tab/><text:tab/> <text:s text:c="2"/>}//bo</text:p>
      <text:p text:style-name="Preformatted_20_Text"><text:tab/><text:tab/><text:tab/><text:tab/> <text:s text:c="2"/>}//e1</text:p>
      <text:p text:style-name="Preformatted_20_Text"/>
      <text:p text:style-name="Preformatted_20_Text"><text:tab/><text:tab/><text:tab/> <text:s text:c="2"/>}//e</text:p>
      <text:p text:style-name="Preformatted_20_Text"><text:tab/> <text:s text:c="5"/>}</text:p>
      <text:p text:style-name="Preformatted_20_Text">}</text:p>
      <text:p text:style-name="Preformatted_20_Text"><text:tab/><text:tab/>}//egray</text:p>
      <text:p text:style-name="Preformatted_20_Text">if(grayscale_close==0)</text:p>
      <text:p text:style-name="Preformatted_20_Text">{</text:p>
      <text:p text:style-name="Preformatted_20_Text"><text:tab/>if(gray_difference&lt;=possible_gray_variation)//?!</text:p>
      <text:p text:style-name="Preformatted_20_Text"><text:tab/><text:tab/><text:tab/> <text:s text:c="6"/>{</text:p>
      <text:p text:style-name="Preformatted_20_Text"><text:tab/><text:tab/><text:tab/><text:tab/><text:tab/> <text:s text:c="2"/>if(3*gray_difference&lt;=2*possible_gray_variation)</text:p>
      <text:p text:style-name="Preformatted_20_Text"><text:tab/><text:tab/><text:tab/><text:tab/><text:tab/> <text:s text:c="2"/>{//!!!</text:p>
      <text:p text:style-name="Preformatted_20_Text"><text:soft-page-break/><text:tab/><text:tab/><text:tab/><text:tab/><text:tab/><text:tab/>grayscale_close=2;</text:p>
      <text:p text:style-name="Preformatted_20_Text"><text:tab/><text:tab/><text:tab/><text:tab/><text:tab/> <text:s text:c="2"/>}</text:p>
      <text:p text:style-name="Preformatted_20_Text"><text:tab/><text:tab/><text:tab/><text:tab/><text:tab/> <text:s text:c="2"/>else</text:p>
      <text:p text:style-name="Preformatted_20_Text"><text:tab/><text:tab/><text:tab/><text:tab/><text:tab/> <text:s text:c="2"/>{</text:p>
      <text:p text:style-name="Preformatted_20_Text"><text:tab/><text:tab/><text:tab/><text:tab/> <text:s text:c="2"/>grayscale_close=3;</text:p>
      <text:p text:style-name="Preformatted_20_Text"><text:tab/><text:tab/><text:tab/><text:tab/><text:tab/> <text:s text:c="2"/>}</text:p>
      <text:p text:style-name="Preformatted_20_Text"><text:tab/> <text:s text:c="15"/>}//?!</text:p>
      <text:p text:style-name="Preformatted_20_Text">if(gray_difference&gt;=(possible_gray_variation+(impossible_gray_variation-possible_gray_variation)/2))</text:p>
      <text:p text:style-name="Preformatted_20_Text">{</text:p>
      <text:p text:style-name="Preformatted_20_Text"><text:tab/>if((bunch_mean_gray&lt;left_gray)||(bunch_mean_gray&gt;right_gray)||(ratio_length_gray&lt;3)||</text:p>
      <text:p text:style-name="Preformatted_20_Text"><text:tab/><text:tab/>(ratio_length1_gray&lt;3))</text:p>
      <text:p text:style-name="Preformatted_20_Text"><text:tab/>{</text:p>
      <text:p text:style-name="Preformatted_20_Text"><text:tab/><text:tab/>grayscale_close=-2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grayscale_close=-1;</text:p>
      <text:p text:style-name="Preformatted_20_Text"><text:tab/>}</text:p>
      <text:p text:style-name="Preformatted_20_Text"><text:tab/></text:p>
      <text:p text:style-name="Preformatted_20_Text">}</text:p>
      <text:p text:style-name="Preformatted_20_Text">else</text:p>
      <text:p text:style-name="Preformatted_20_Text">{</text:p>
      <text:p text:style-name="Preformatted_20_Text">if(gray_difference&lt;(possible_gray_variation+(impossible_gray_variation-possible_gray_variation)/4))</text:p>
      <text:p text:style-name="Preformatted_20_Text">{</text:p>
      <text:p text:style-name="Preformatted_20_Text">gray_ntersection3=Intersection_measure_ratios(bunch_minimal_gray,bunch_maximal_gray,</text:p>
      <text:p text:style-name="Preformatted_20_Text">neighbor_minimum_gray,neighbor_maximum_gray,&amp;indic_length_gray3,&amp;ratio_length_gray3,</text:p>
      <text:p text:style-name="Preformatted_20_Text">&amp;ratio_length1_gray3);</text:p>
      <text:p text:style-name="Preformatted_20_Text">if(gray_ntersection3==3)</text:p>
      <text:p text:style-name="Preformatted_20_Text">{</text:p>
      <text:p text:style-name="Preformatted_20_Text"><text:tab/>ratio_length_gray3=0;</text:p>
      <text:p text:style-name="Preformatted_20_Text">}</text:p>
      <text:p text:style-name="Preformatted_20_Text"><text:s text:c="4"/>if((ratio_length_gray3&gt;=10)&amp;&amp;(ratio_length1_gray3&gt;=10))</text:p>
      <text:p text:style-name="Preformatted_20_Text"><text:tab/>{</text:p>
      <text:p text:style-name="Preformatted_20_Text"><text:s text:c="4"/>grayscale_close=4;</text:p>
      <text:p text:style-name="Preformatted_20_Text"><text:tab/>}</text:p>
      <text:p text:style-name="Preformatted_20_Text">}</text:p>
      <text:p text:style-name="Preformatted_20_Text">else</text:p>
      <text:p text:style-name="Preformatted_20_Text">{</text:p>
      <text:p text:style-name="Preformatted_20_Text"><text:tab/>if(gray_difference&gt;possible_gray_variation)</text:p>
      <text:p text:style-name="Preformatted_20_Text"><text:tab/>{</text:p>
      <text:p text:style-name="Preformatted_20_Text"><text:tab/><text:tab/>if((gray_ntersection&gt;=2)&amp;&amp;((ratio_length1_gray&lt;=2)||(ratio_length1_gray&lt;=2)))</text:p>
      <text:p text:style-name="Preformatted_20_Text"><text:tab/><text:tab/>{</text:p>
      <text:p text:style-name="Preformatted_20_Text"><text:tab/><text:tab/><text:tab/>grayscale_close=-1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>}</text:p>
      <text:p text:style-name="Preformatted_20_Text"/>
      <text:p text:style-name="Preformatted_20_Text">}</text:p>
      <text:p text:style-name="Preformatted_20_Text">if((bunch_mean_saturation==0)&amp;&amp;(neighbor_bunch_mean_saturation==0))</text:p>
      <text:p text:style-name="Preformatted_20_Text">{//s==0</text:p>
      <text:p text:style-name="Preformatted_20_Text"><text:tab/>saturation_close=1;</text:p>
      <text:p text:style-name="Preformatted_20_Text"><text:tab/>if(grayscale_close&lt;0)</text:p>
      <text:p text:style-name="Preformatted_20_Text"><text:tab/>{//lacor</text:p>
      <text:p text:style-name="Preformatted_20_Text"><text:tab/><text:tab/>if(grayscale_close&lt;=-2)</text:p>
      <text:p text:style-name="Preformatted_20_Text"><text:tab/><text:tab/>{</text:p>
      <text:p text:style-name="Preformatted_20_Text"><text:tab/><text:tab/><text:tab/>if(2*gray_difference&gt;3*impossible_gray_variation)</text:p>
      <text:p text:style-name="Preformatted_20_Text"><text:tab/><text:tab/><text:tab/>{</text:p>
      <text:p text:style-name="Preformatted_20_Text"><text:soft-page-break/><text:tab/><text:tab/><text:tab/>prior=5;</text:p>
      <text:p text:style-name="Preformatted_20_Text"><text:s text:c="12"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prior=6;</text:p>
      <text:p text:style-name="Preformatted_20_Text"><text:s text:c="12"/>goto L;</text:p>
      <text:p text:style-name="Preformatted_20_Text"><text:tab/><text:tab/><text:tab/>}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if(gray_difference&gt;impossible_gray_variation)</text:p>
      <text:p text:style-name="Preformatted_20_Text"><text:tab/><text:tab/><text:tab/>{</text:p>
      <text:p text:style-name="Preformatted_20_Text"><text:tab/><text:tab/><text:tab/>prior=6;</text:p>
      <text:p text:style-name="Preformatted_20_Text"><text:s text:c="12"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prior=7;</text:p>
      <text:p text:style-name="Preformatted_20_Text"><text:s text:c="12"/>goto L;</text:p>
      <text:p text:style-name="Preformatted_20_Text"><text:tab/><text:tab/><text:tab/>}</text:p>
      <text:p text:style-name="Preformatted_20_Text"><text:tab/><text:tab/>}</text:p>
      <text:p text:style-name="Preformatted_20_Text"><text:tab/>}//lacor</text:p>
      <text:p text:style-name="Preformatted_20_Text"><text:tab/>if((grayscale_close==1)&amp;&amp;(gray_difference&lt;=(possible_gray_variation/2)))</text:p>
      <text:p text:style-name="Preformatted_20_Text"><text:tab/>{//!!!!</text:p>
      <text:p text:style-name="Preformatted_20_Text"><text:tab/>prior=1;</text:p>
      <text:p text:style-name="Preformatted_20_Text"><text:tab/>goto L;</text:p>
      <text:p text:style-name="Preformatted_20_Text"><text:tab/>}</text:p>
      <text:p text:style-name="Preformatted_20_Text"><text:s text:c="11"/>if((grayscale_close&gt;0)&amp;&amp;(grayscale_close&lt;=3)&amp;&amp;(difference_hue_zone&lt;=1))</text:p>
      <text:p text:style-name="Preformatted_20_Text"><text:s text:c="19"/>{//grayscale and hue_zones restrictions</text:p>
      <text:p text:style-name="Preformatted_20_Text"><text:tab/>if(difference_hue_zone==0)</text:p>
      <text:p text:style-name="Preformatted_20_Text"><text:tab/>{//the same zone</text:p>
      <text:p text:style-name="Preformatted_20_Text"><text:tab/><text:tab/>if(zone_gray&lt;=3)</text:p>
      <text:p text:style-name="Preformatted_20_Text"><text:tab/><text:tab/>{</text:p>
      <text:p text:style-name="Preformatted_20_Text"><text:tab/>prior=1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prior=2;</text:p>
      <text:p text:style-name="Preformatted_20_Text"><text:tab/><text:tab/>}</text:p>
      <text:p text:style-name="Preformatted_20_Text"><text:tab/>goto L;</text:p>
      <text:p text:style-name="Preformatted_20_Text"><text:tab/>}//the same zone</text:p>
      <text:p text:style-name="Preformatted_20_Text"><text:tab/>if(zone_gray&lt;=2)</text:p>
      <text:p text:style-name="Preformatted_20_Text"><text:tab/>{</text:p>
      <text:p text:style-name="Preformatted_20_Text"><text:tab/><text:tab/>if(!difference_gray_zone)</text:p>
      <text:p text:style-name="Preformatted_20_Text"><text:tab/><text:tab/>{</text:p>
      <text:p text:style-name="Preformatted_20_Text"><text:tab/> <text:s text:c="3"/>prior=1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prior=2;</text:p>
      <text:p text:style-name="Preformatted_20_Text"><text:tab/><text:tab/>}</text:p>
      <text:p text:style-name="Preformatted_20_Text"><text:tab/>//goto L;</text:p>
      <text:p text:style-name="Preformatted_20_Text"><text:tab/>}</text:p>
      <text:p text:style-name="Preformatted_20_Text"><text:tab/>else</text:p>
      <text:p text:style-name="Preformatted_20_Text"><text:tab/> <text:s text:c="2"/>{//zgr&gt;2</text:p>
      <text:p text:style-name="Preformatted_20_Text"><text:tab/>if((ratio_length1==16)&amp;&amp;(Signif_ratio&lt;=2)&amp;&amp;(Density_ratio&lt;4)&amp;&amp;(length_ratio&lt;2))</text:p>
      <text:p text:style-name="Preformatted_20_Text"><text:tab/> <text:s text:c="2"/>{//small</text:p>
      <text:p text:style-name="Preformatted_20_Text"><text:soft-page-break/><text:tab/><text:tab/>prior=1;</text:p>
      <text:p text:style-name="Preformatted_20_Text"><text:tab/><text:tab/>//goto L;</text:p>
      <text:p text:style-name="Preformatted_20_Text"><text:tab/> <text:s text:c="2"/>}//small</text:p>
      <text:p text:style-name="Preformatted_20_Text"><text:tab/> <text:s text:c="2"/>else</text:p>
      <text:p text:style-name="Preformatted_20_Text"><text:tab/> <text:s text:c="4"/>{//not very small</text:p>
      <text:p text:style-name="Preformatted_20_Text"><text:tab/>if((grayscale_close&gt;=1)&amp;&amp;(grayscale_close&lt;=2)&amp;&amp;(zone_gray&lt;=5))</text:p>
      <text:p text:style-name="Preformatted_20_Text"><text:tab/>{//zg5</text:p>
      <text:p text:style-name="Preformatted_20_Text"><text:tab/><text:tab/>if(!difference_hue_zone)</text:p>
      <text:p text:style-name="Preformatted_20_Text"><text:tab/><text:tab/>{//dhz</text:p>
      <text:p text:style-name="Preformatted_20_Text"><text:tab/><text:tab/><text:tab/>if(grayscale_close==1)</text:p>
      <text:p text:style-name="Preformatted_20_Text"><text:tab/><text:tab/><text:tab/>{</text:p>
      <text:p text:style-name="Preformatted_20_Text"><text:tab/><text:tab/><text:tab/>prior=1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 <text:s text:c="6"/>prior=2;<text:tab/></text:p>
      <text:p text:style-name="Preformatted_20_Text"><text:tab/><text:tab/><text:tab/>}</text:p>
      <text:p text:style-name="Preformatted_20_Text"><text:tab/><text:tab/><text:tab/>goto L;</text:p>
      <text:p text:style-name="Preformatted_20_Text"><text:tab/><text:tab/>}//dhz</text:p>
      <text:p text:style-name="Preformatted_20_Text"><text:tab/><text:tab/>else</text:p>
      <text:p text:style-name="Preformatted_20_Text"><text:tab/><text:tab/>{//!dhz</text:p>
      <text:p text:style-name="Preformatted_20_Text"><text:tab/><text:tab/><text:tab/>if(hue_difference&gt;=12)</text:p>
      <text:p text:style-name="Preformatted_20_Text"><text:tab/><text:tab/><text:tab/>{</text:p>
      <text:p text:style-name="Preformatted_20_Text"><text:tab/><text:tab/><text:tab/><text:tab/>prior=6;</text:p>
      <text:p text:style-name="Preformatted_20_Text"><text:tab/><text:tab/><text:tab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//e&gt;=12</text:p>
      <text:p text:style-name="Preformatted_20_Text"><text:tab/><text:tab/><text:tab/><text:tab/>if(hue_difference&gt;=8)</text:p>
      <text:p text:style-name="Preformatted_20_Text"><text:tab/><text:tab/><text:tab/><text:tab/>{</text:p>
      <text:p text:style-name="Preformatted_20_Text"><text:tab/><text:tab/><text:tab/><text:tab/><text:tab/>if((grayscale_close==0)||(grayscale_close&gt;=2))</text:p>
      <text:p text:style-name="Preformatted_20_Text"><text:tab/><text:tab/><text:tab/> <text:s text:c="7"/>{</text:p>
      <text:p text:style-name="Preformatted_20_Text"><text:tab/><text:tab/><text:tab/> <text:s text:c="7"/>prior=7;</text:p>
      <text:p text:style-name="Preformatted_20_Text"><text:tab/><text:tab/><text:tab/> <text:s text:c="7"/>goto L;</text:p>
      <text:p text:style-name="Preformatted_20_Text"><text:tab/><text:tab/><text:tab/> <text:s text:c="6"/>}</text:p>
      <text:p text:style-name="Preformatted_20_Text"><text:tab/><text:tab/><text:tab/><text:tab/>}</text:p>
      <text:p text:style-name="Preformatted_20_Text"><text:tab/><text:tab/><text:tab/><text:tab/>else</text:p>
      <text:p text:style-name="Preformatted_20_Text"><text:tab/><text:tab/><text:tab/><text:tab/>{//e&gt;=8</text:p>
      <text:p text:style-name="Preformatted_20_Text"><text:tab/><text:tab/><text:tab/><text:tab/><text:tab/>if(hue_difference&lt;=4)</text:p>
      <text:p text:style-name="Preformatted_20_Text"><text:tab/><text:tab/><text:tab/><text:tab/><text:tab/>{//h&lt;=4</text:p>
      <text:p text:style-name="Preformatted_20_Text"><text:tab/><text:tab/><text:tab/>if(grayscale_close==1)</text:p>
      <text:p text:style-name="Preformatted_20_Text"><text:tab/><text:tab/><text:tab/>{</text:p>
      <text:p text:style-name="Preformatted_20_Text"><text:tab/><text:tab/><text:tab/>prior=2;</text:p>
      <text:p text:style-name="Preformatted_20_Text"><text:tab/><text:tab/><text:tab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//egs1</text:p>
      <text:p text:style-name="Preformatted_20_Text"><text:tab/><text:tab/><text:tab/><text:tab/>if(grayscale_close==2)</text:p>
      <text:p text:style-name="Preformatted_20_Text"><text:tab/><text:tab/><text:tab/><text:tab/>{</text:p>
      <text:p text:style-name="Preformatted_20_Text"><text:tab/><text:tab/><text:tab/><text:tab/><text:tab/>prior=3;</text:p>
      <text:p text:style-name="Preformatted_20_Text"><text:tab/><text:tab/><text:tab/> <text:s text:c="7"/>goto L;</text:p>
      <text:p text:style-name="Preformatted_20_Text"><text:tab/><text:tab/><text:tab/><text:tab/>}</text:p>
      <text:p text:style-name="Preformatted_20_Text"><text:tab/><text:tab/><text:tab/>}//egs1</text:p>
      <text:p text:style-name="Preformatted_20_Text"><text:tab/><text:tab/><text:tab/><text:tab/><text:tab/>}//h&lt;=4</text:p>
      <text:p text:style-name="Preformatted_20_Text"><text:tab/><text:tab/><text:tab/><text:tab/><text:tab/>else</text:p>
      <text:p text:style-name="Preformatted_20_Text"><text:tab/><text:tab/><text:tab/><text:tab/><text:tab/>{//eh&lt;=4</text:p>
      <text:p text:style-name="Preformatted_20_Text"><text:s text:c="22"/>if(grayscale_close==1)</text:p>
      <text:p text:style-name="Preformatted_20_Text"><text:tab/><text:tab/><text:tab/> <text:s text:c="9"/>{</text:p>
      <text:p text:style-name="Preformatted_20_Text"><text:soft-page-break/><text:tab/><text:tab/><text:tab/> <text:s text:c="9"/>prior=3;</text:p>
      <text:p text:style-name="Preformatted_20_Text"><text:tab/><text:tab/><text:tab/> <text:s text:c="9"/>goto L;</text:p>
      <text:p text:style-name="Preformatted_20_Text"><text:tab/><text:tab/><text:tab/> <text:s text:c="9"/>}</text:p>
      <text:p text:style-name="Preformatted_20_Text"><text:tab/><text:tab/><text:tab/><text:tab/><text:tab/> <text:s/>else</text:p>
      <text:p text:style-name="Preformatted_20_Text"><text:tab/><text:tab/><text:tab/><text:tab/><text:tab/> <text:s/>{</text:p>
      <text:p text:style-name="Preformatted_20_Text"><text:tab/><text:tab/><text:tab/><text:tab/><text:tab/><text:tab/> if(grayscale_close==2)</text:p>
      <text:p text:style-name="Preformatted_20_Text"><text:tab/><text:tab/><text:tab/> <text:s text:c="12"/>{</text:p>
      <text:p text:style-name="Preformatted_20_Text"><text:tab/><text:tab/><text:tab/> <text:s text:c="12"/>prior=4;</text:p>
      <text:p text:style-name="Preformatted_20_Text"><text:tab/><text:tab/><text:tab/> <text:s text:c="12"/>goto L;</text:p>
      <text:p text:style-name="Preformatted_20_Text"><text:tab/><text:tab/><text:tab/> <text:s text:c="12"/>}</text:p>
      <text:p text:style-name="Preformatted_20_Text"><text:tab/><text:tab/><text:tab/><text:tab/><text:tab/> <text:s text:c="2"/>}</text:p>
      <text:p text:style-name="Preformatted_20_Text"><text:tab/><text:tab/><text:tab/><text:tab/><text:tab/>}//eh&lt;=4</text:p>
      <text:p text:style-name="Preformatted_20_Text"><text:tab/><text:tab/><text:tab/><text:tab/>}//e&gt;=8</text:p>
      <text:p text:style-name="Preformatted_20_Text"><text:tab/><text:tab/><text:tab/>}//e&gt;=12</text:p>
      <text:p text:style-name="Preformatted_20_Text"><text:tab/><text:tab/>}//!dhz</text:p>
      <text:p text:style-name="Preformatted_20_Text"><text:tab/>}//zg5</text:p>
      <text:p text:style-name="Preformatted_20_Text"><text:tab/>else</text:p>
      <text:p text:style-name="Preformatted_20_Text"><text:tab/>{</text:p>
      <text:p text:style-name="Preformatted_20_Text"><text:tab/>if((grayscale_close&lt;=3)&amp;&amp;(zone_gray&lt;=4)&amp;&amp;(gray_difference&lt;=possible_gray_variation))</text:p>
      <text:p text:style-name="Preformatted_20_Text"><text:tab/>{</text:p>
      <text:p text:style-name="Preformatted_20_Text"><text:tab/>prior=2;</text:p>
      <text:p text:style-name="Preformatted_20_Text"><text:tab/>//goto L;</text:p>
      <text:p text:style-name="Preformatted_20_Text"><text:tab/>}</text:p>
      <text:p text:style-name="Preformatted_20_Text"><text:tab/>}</text:p>
      <text:p text:style-name="Preformatted_20_Text"><text:tab/> <text:s text:c="3"/>}//not very small</text:p>
      <text:p text:style-name="Preformatted_20_Text"><text:tab/> <text:s text:c="3"/>}//zgr&gt;2</text:p>
      <text:p text:style-name="Preformatted_20_Text"><text:s text:c="19"/>}//grayscale and hue_zones restrictions</text:p>
      <text:p text:style-name="Preformatted_20_Text">if((prior&gt;0)&amp;&amp;(prior&lt;=4))</text:p>
      <text:p text:style-name="Preformatted_20_Text"><text:tab/> {</text:p>
      <text:p text:style-name="Preformatted_20_Text"><text:s text:c="7"/>if((ratio_length1&lt;5)&amp;&amp;((Signif_ratio&gt;6)||(Density_ratio&gt;6)))</text:p>
      <text:p text:style-name="Preformatted_20_Text"><text:tab/> <text:s text:c="2"/>{//incl</text:p>
      <text:p text:style-name="Preformatted_20_Text"><text:tab/><text:tab/>prior+=10;</text:p>
      <text:p text:style-name="Preformatted_20_Text"><text:tab/> <text:s text:c="2"/>}//incl</text:p>
      <text:p text:style-name="Preformatted_20_Text"><text:tab/> <text:s text:c="3"/>goto L;</text:p>
      <text:p text:style-name="Preformatted_20_Text"><text:tab/> }</text:p>
      <text:p text:style-name="Preformatted_20_Text">if(((difference_hue_zone&gt;2)&amp;&amp;(grayscale_close&lt;0))||(grayscale_close&lt;-1))</text:p>
      <text:p text:style-name="Preformatted_20_Text">{</text:p>
      <text:p text:style-name="Preformatted_20_Text">prior=15;</text:p>
      <text:p text:style-name="Preformatted_20_Text">goto L;</text:p>
      <text:p text:style-name="Preformatted_20_Text">}</text:p>
      <text:p text:style-name="Preformatted_20_Text">else</text:p>
      <text:p text:style-name="Preformatted_20_Text">{</text:p>
      <text:p text:style-name="Preformatted_20_Text">if((difference_hue_zone&gt;2)&amp;&amp;(grayscale_close==0))</text:p>
      <text:p text:style-name="Preformatted_20_Text">{</text:p>
      <text:p text:style-name="Preformatted_20_Text">prior=16;</text:p>
      <text:p text:style-name="Preformatted_20_Text">goto L;</text:p>
      <text:p text:style-name="Preformatted_20_Text">}</text:p>
      <text:p text:style-name="Preformatted_20_Text">if(grayscale_close&lt;0)</text:p>
      <text:p text:style-name="Preformatted_20_Text">{</text:p>
      <text:p text:style-name="Preformatted_20_Text">prior=17;</text:p>
      <text:p text:style-name="Preformatted_20_Text">goto L;</text:p>
      <text:p text:style-name="Preformatted_20_Text">}</text:p>
      <text:p text:style-name="Preformatted_20_Text">}</text:p>
      <text:p text:style-name="Preformatted_20_Text"><text:tab/> <text:s text:c="2"/>prior=18;</text:p>
      <text:p text:style-name="Preformatted_20_Text"><text:tab/> <text:s text:c="2"/>goto L;</text:p>
      <text:p text:style-name="Preformatted_20_Text">}//both s=0</text:p>
      <text:p text:style-name="Preformatted_20_Text">if((bunch_mean_saturation&lt;=1)&amp;&amp;(neighbor_bunch_mean_saturation&lt;=1))</text:p>
      <text:p text:style-name="Preformatted_20_Text">{//s&lt;=1</text:p>
      <text:p text:style-name="Preformatted_20_Text"><text:soft-page-break/><text:tab/>saturation_close=1;</text:p>
      <text:p text:style-name="Preformatted_20_Text"><text:tab/>if(grayscale_close&lt;0)</text:p>
      <text:p text:style-name="Preformatted_20_Text"><text:tab/>{//lacor</text:p>
      <text:p text:style-name="Preformatted_20_Text"><text:tab/><text:tab/>if(grayscale_close&lt;=-2)</text:p>
      <text:p text:style-name="Preformatted_20_Text"><text:tab/><text:tab/>{</text:p>
      <text:p text:style-name="Preformatted_20_Text"><text:tab/><text:tab/><text:tab/>if(2*gray_difference&gt;3*impossible_gray_variation)</text:p>
      <text:p text:style-name="Preformatted_20_Text"><text:tab/><text:tab/><text:tab/>{</text:p>
      <text:p text:style-name="Preformatted_20_Text"><text:tab/><text:tab/><text:tab/>prior=5;</text:p>
      <text:p text:style-name="Preformatted_20_Text"><text:s text:c="12"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prior=6;</text:p>
      <text:p text:style-name="Preformatted_20_Text"><text:s text:c="12"/>goto L;</text:p>
      <text:p text:style-name="Preformatted_20_Text"><text:tab/><text:tab/><text:tab/>}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if(gray_difference&gt;impossible_gray_variation)</text:p>
      <text:p text:style-name="Preformatted_20_Text"><text:tab/><text:tab/><text:tab/>{</text:p>
      <text:p text:style-name="Preformatted_20_Text"><text:tab/><text:tab/><text:tab/>prior=6;</text:p>
      <text:p text:style-name="Preformatted_20_Text"><text:s text:c="12"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prior=7;</text:p>
      <text:p text:style-name="Preformatted_20_Text"><text:s text:c="12"/>goto L;</text:p>
      <text:p text:style-name="Preformatted_20_Text"><text:tab/><text:tab/><text:tab/>}</text:p>
      <text:p text:style-name="Preformatted_20_Text"><text:tab/><text:tab/>}</text:p>
      <text:p text:style-name="Preformatted_20_Text"><text:tab/>}//lacor</text:p>
      <text:p text:style-name="Preformatted_20_Text">if(zone_gray&lt;=1)</text:p>
      <text:p text:style-name="Preformatted_20_Text"><text:tab/>{//zg1g</text:p>
      <text:p text:style-name="Preformatted_20_Text"><text:tab/><text:tab/>if((grayscale_close==1)&amp;&amp;(difference_hue_zone&lt;=1))</text:p>
      <text:p text:style-name="Preformatted_20_Text"><text:tab/><text:tab/>{</text:p>
      <text:p text:style-name="Preformatted_20_Text"><text:tab/><text:tab/><text:tab/>prior=1;</text:p>
      <text:p text:style-name="Preformatted_20_Text"><text:tab/> <text:s text:c="7"/>goto L;</text:p>
      <text:p text:style-name="Preformatted_20_Text"><text:tab/><text:tab/>}</text:p>
      <text:p text:style-name="Preformatted_20_Text"><text:tab/><text:tab/>else</text:p>
      <text:p text:style-name="Preformatted_20_Text"><text:tab/><text:tab/>{//last_cor</text:p>
      <text:p text:style-name="Preformatted_20_Text"><text:tab/><text:tab/><text:tab/>if((grayscale_close&gt;0)&amp;&amp;(grayscale_close&lt;=2)&amp;&amp;(hue_close&gt;0)&amp;&amp;(saturation_close&gt;0))</text:p>
      <text:p text:style-name="Preformatted_20_Text"><text:tab/><text:tab/><text:tab/>{</text:p>
      <text:p text:style-name="Preformatted_20_Text"><text:tab/><text:tab/><text:tab/><text:tab/>prior=1;</text:p>
      <text:p text:style-name="Preformatted_20_Text"><text:tab/> <text:s text:c="7"/>goto L;</text:p>
      <text:p text:style-name="Preformatted_20_Text"><text:tab/><text:tab/><text:tab/>}</text:p>
      <text:p text:style-name="Preformatted_20_Text"><text:tab/><text:tab/>}</text:p>
      <text:p text:style-name="Preformatted_20_Text"><text:tab/>}//zg1g<text:tab/></text:p>
      <text:p text:style-name="Preformatted_20_Text"/>
      <text:p text:style-name="Preformatted_20_Text"><text:tab/>if(zone_gray&lt;=2)</text:p>
      <text:p text:style-name="Preformatted_20_Text"><text:tab/>{//zg1</text:p>
      <text:p text:style-name="Preformatted_20_Text"><text:tab/>if(!hue_close)</text:p>
      <text:p text:style-name="Preformatted_20_Text"><text:tab/>{//hue indefinite</text:p>
      <text:p text:style-name="Preformatted_20_Text">if((hue_difference&lt;=4)||((hue_difference&lt;=8)&amp;&amp;(difference_hue_zone==0)))</text:p>
      <text:p text:style-name="Preformatted_20_Text">{</text:p>
      <text:p text:style-name="Preformatted_20_Text">hue_close=2;</text:p>
      <text:p text:style-name="Preformatted_20_Text">}</text:p>
      <text:p text:style-name="Preformatted_20_Text">else</text:p>
      <text:p text:style-name="Preformatted_20_Text">{//e0</text:p>
      <text:p text:style-name="Preformatted_20_Text"><text:s text:c="4"/>if((hue_difference&lt;=6)&amp;&amp;(difference_hue_zone==1))</text:p>
      <text:p text:style-name="Preformatted_20_Text"><text:soft-page-break/><text:s text:c="4"/>{</text:p>
      <text:p text:style-name="Preformatted_20_Text"><text:tab/>hue_close=3;</text:p>
      <text:p text:style-name="Preformatted_20_Text"><text:s text:c="4"/>}</text:p>
      <text:p text:style-name="Preformatted_20_Text"><text:tab/>else</text:p>
      <text:p text:style-name="Preformatted_20_Text"><text:tab/>{</text:p>
      <text:p text:style-name="Preformatted_20_Text"><text:tab/><text:tab/>if((difference_hue_zone&gt;1)||((hue_difference&gt;=10)&amp;&amp;(difference_hue_zone==1)))</text:p>
      <text:p text:style-name="Preformatted_20_Text"><text:tab/><text:tab/>{</text:p>
      <text:p text:style-name="Preformatted_20_Text"><text:tab/><text:tab/><text:tab/>hue_close=-1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if(difference_hue_zone&gt;2)</text:p>
      <text:p text:style-name="Preformatted_20_Text"><text:tab/><text:tab/><text:tab/>{</text:p>
      <text:p text:style-name="Preformatted_20_Text"><text:tab/><text:tab/><text:tab/><text:tab/>hue_close=-2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}//e0</text:p>
      <text:p text:style-name="Preformatted_20_Text"><text:tab/>}//hue indefinite</text:p>
      <text:p text:style-name="Preformatted_20_Text"><text:tab/>if((grayscale_close==1)&amp;&amp;(difference_hue_zone&lt;=1))</text:p>
      <text:p text:style-name="Preformatted_20_Text"><text:tab/><text:tab/>{</text:p>
      <text:p text:style-name="Preformatted_20_Text"><text:tab/><text:tab/><text:tab/>if(hue_close&gt;0)</text:p>
      <text:p text:style-name="Preformatted_20_Text"><text:tab/><text:tab/><text:tab/>{</text:p>
      <text:p text:style-name="Preformatted_20_Text"><text:tab/><text:tab/><text:tab/>prior=1;</text:p>
      <text:p text:style-name="Preformatted_20_Text"><text:tab/> <text:s text:c="7"/>goto L;</text:p>
      <text:p text:style-name="Preformatted_20_Text"><text:tab/><text:tab/><text:tab/>}</text:p>
      <text:p text:style-name="Preformatted_20_Text"><text:tab/><text:tab/><text:tab/>if(difference_hue_zone==0)</text:p>
      <text:p text:style-name="Preformatted_20_Text"><text:tab/><text:tab/><text:tab/>{</text:p>
      <text:p text:style-name="Preformatted_20_Text"><text:tab/><text:tab/><text:tab/><text:tab/>prior=2;</text:p>
      <text:p text:style-name="Preformatted_20_Text"><text:tab/> <text:s text:c="7"/>goto L;</text:p>
      <text:p text:style-name="Preformatted_20_Text"><text:tab/><text:tab/><text:tab/>}</text:p>
      <text:p text:style-name="Preformatted_20_Text"><text:s text:c="8"/>} <text:s text:c="2"/></text:p>
      <text:p text:style-name="Preformatted_20_Text">/*if((grayscale_close==1)&amp;&amp;(difference_hue_zone&lt;=1))</text:p>
      <text:p text:style-name="Preformatted_20_Text">{</text:p>
      <text:p text:style-name="Preformatted_20_Text">if((ratio_length1==16)&amp;&amp;(Signif_ratio&lt;=2)&amp;&amp;(Density_ratio&lt;4)&amp;&amp;(length_ratio&lt;4))</text:p>
      <text:p text:style-name="Preformatted_20_Text"><text:tab/> <text:s text:c="2"/>{//incl1</text:p>
      <text:p text:style-name="Preformatted_20_Text"><text:tab/><text:tab/>prior=1;</text:p>
      <text:p text:style-name="Preformatted_20_Text"><text:tab/><text:tab/>goto L;</text:p>
      <text:p text:style-name="Preformatted_20_Text"><text:tab/> <text:s text:c="2"/>}//incl1</text:p>
      <text:p text:style-name="Preformatted_20_Text"/>
      <text:p text:style-name="Preformatted_20_Text">}*/</text:p>
      <text:p text:style-name="Preformatted_20_Text"><text:s text:c="7"/></text:p>
      <text:p text:style-name="Preformatted_20_Text">if((grayscale_close&gt;=1)&amp;&amp;(grayscale_close&lt;=2)&amp;&amp;(hue_close==1))</text:p>
      <text:p text:style-name="Preformatted_20_Text"><text:tab/> <text:s text:c="2"/>{//gh</text:p>
      <text:p text:style-name="Preformatted_20_Text"><text:tab/> prior=1;</text:p>
      <text:p text:style-name="Preformatted_20_Text"><text:s text:c="7"/>}//gh</text:p>
      <text:p text:style-name="Preformatted_20_Text"><text:s text:c="7"/>else</text:p>
      <text:p text:style-name="Preformatted_20_Text"><text:s text:c="6"/>{//e1</text:p>
      <text:p text:style-name="Preformatted_20_Text"><text:tab/><text:tab/> <text:s/>if((hue_close&gt;1)&amp;&amp;(grayscale_close&gt;=1)&amp;&amp;(grayscale_close&lt;3))</text:p>
      <text:p text:style-name="Preformatted_20_Text"><text:tab/><text:tab/> <text:s/>{</text:p>
      <text:p text:style-name="Preformatted_20_Text"><text:tab/><text:tab/> <text:s/>prior=2;</text:p>
      <text:p text:style-name="Preformatted_20_Text"><text:tab/> <text:s text:c="5"/>}</text:p>
      <text:p text:style-name="Preformatted_20_Text"><text:tab/><text:tab/> <text:s/>else</text:p>
      <text:p text:style-name="Preformatted_20_Text"><text:tab/><text:tab/> <text:s/>{</text:p>
      <text:p text:style-name="Preformatted_20_Text"><text:s text:c="6"/>if(((hue_close==1)&amp;&amp;(grayscale_close==3))||((hue_close==3)&amp;&amp;(grayscale_close==1)))</text:p>
      <text:p text:style-name="Preformatted_20_Text"><text:tab/> <text:s/>{</text:p>
      <text:p text:style-name="Preformatted_20_Text"><text:tab/><text:tab/> <text:s/>if(difference_gray_zone==0)</text:p>
      <text:p text:style-name="Preformatted_20_Text"><text:tab/><text:tab/> <text:s/>{</text:p>
      <text:p text:style-name="Preformatted_20_Text"><text:soft-page-break/><text:tab/> <text:s/>prior=2;</text:p>
      <text:p text:style-name="Preformatted_20_Text"><text:tab/><text:tab/> <text:s/>}</text:p>
      <text:p text:style-name="Preformatted_20_Text"><text:tab/><text:tab/> <text:s/>else</text:p>
      <text:p text:style-name="Preformatted_20_Text"><text:tab/><text:tab/> <text:s/>{</text:p>
      <text:p text:style-name="Preformatted_20_Text"><text:tab/><text:tab/><text:tab/> <text:s/>prior=3;</text:p>
      <text:p text:style-name="Preformatted_20_Text"><text:tab/><text:tab/> <text:s/>}</text:p>
      <text:p text:style-name="Preformatted_20_Text"><text:tab/> <text:s text:c="4"/>}</text:p>
      <text:p text:style-name="Preformatted_20_Text"><text:tab/> <text:s/>else</text:p>
      <text:p text:style-name="Preformatted_20_Text"><text:tab/> <text:s/>{</text:p>
      <text:p text:style-name="Preformatted_20_Text"><text:tab/><text:tab/> <text:s/>if((hue_close&gt;=2)&amp;&amp;(grayscale_close&gt;1))</text:p>
      <text:p text:style-name="Preformatted_20_Text"><text:tab/><text:tab/> <text:s/>{</text:p>
      <text:p text:style-name="Preformatted_20_Text">if((ratio_length1==16)&amp;&amp;(Signif_ratio&lt;=2)&amp;&amp;(Density_ratio&lt;4)&amp;&amp;(length_ratio&lt;4))</text:p>
      <text:p text:style-name="Preformatted_20_Text"><text:tab/> <text:s text:c="2"/>{//incl1</text:p>
      <text:p text:style-name="Preformatted_20_Text"><text:tab/><text:tab/> <text:s text:c="2"/>if(grayscale_close&lt;=2)</text:p>
      <text:p text:style-name="Preformatted_20_Text"><text:tab/><text:tab/> <text:s text:c="2"/>{</text:p>
      <text:p text:style-name="Preformatted_20_Text"><text:tab/><text:tab/>prior=2;</text:p>
      <text:p text:style-name="Preformatted_20_Text"><text:tab/><text:tab/> <text:s text:c="2"/>}</text:p>
      <text:p text:style-name="Preformatted_20_Text"><text:tab/><text:tab/> <text:s text:c="2"/>else</text:p>
      <text:p text:style-name="Preformatted_20_Text"><text:tab/><text:tab/> <text:s text:c="2"/>{</text:p>
      <text:p text:style-name="Preformatted_20_Text"><text:tab/><text:tab/><text:tab/>prior=3;</text:p>
      <text:p text:style-name="Preformatted_20_Text"><text:tab/><text:tab/> <text:s text:c="2"/>}</text:p>
      <text:p text:style-name="Preformatted_20_Text"><text:tab/> <text:s text:c="2"/>}//incl1</text:p>
      <text:p text:style-name="Preformatted_20_Text"><text:tab/><text:tab/> <text:s/>}</text:p>
      <text:p text:style-name="Preformatted_20_Text"><text:tab/> <text:s/>}</text:p>
      <text:p text:style-name="Preformatted_20_Text"><text:tab/> <text:s/>if((grayscale_close&gt;0)&amp;&amp;(grayscale_close&lt;=2)&amp;&amp;(difference_hue_zone&lt;=1)&amp;&amp;(difference_gray_zone&lt;=1)&amp;&amp;(hue_close&gt;=0))</text:p>
      <text:p text:style-name="Preformatted_20_Text">{</text:p>
      <text:p text:style-name="Preformatted_20_Text">if((ratio_length1==16)&amp;&amp;(Signif_ratio&lt;2)&amp;&amp;(Density_ratio&lt;=2)&amp;&amp;(length_ratio&lt;4))</text:p>
      <text:p text:style-name="Preformatted_20_Text"><text:tab/> <text:s text:c="2"/>{//incl1</text:p>
      <text:p text:style-name="Preformatted_20_Text"><text:tab/><text:tab/>prior=2;</text:p>
      <text:p text:style-name="Preformatted_20_Text"><text:tab/><text:tab/>//goto L;</text:p>
      <text:p text:style-name="Preformatted_20_Text"><text:tab/> <text:s text:c="2"/>}//incl1</text:p>
      <text:p text:style-name="Preformatted_20_Text"/>
      <text:p text:style-name="Preformatted_20_Text">}</text:p>
      <text:p text:style-name="Preformatted_20_Text"><text:tab/><text:tab/> <text:s/>}</text:p>
      <text:p text:style-name="Preformatted_20_Text"><text:s text:c="6"/>}//e1</text:p>
      <text:p text:style-name="Preformatted_20_Text">if((grayscale_close==1)&amp;&amp;((!neighbor_bunch_mean_saturation)||</text:p>
      <text:p text:style-name="Preformatted_20_Text"><text:tab/><text:tab/> <text:s/>(!bunch_mean_saturation)))</text:p>
      <text:p text:style-name="Preformatted_20_Text"><text:tab/> <text:s/>{</text:p>
      <text:p text:style-name="Preformatted_20_Text"><text:tab/><text:tab/> <text:s/>if(difference_hue_zone&lt;=1)</text:p>
      <text:p text:style-name="Preformatted_20_Text"><text:tab/><text:tab/> <text:s/>{</text:p>
      <text:p text:style-name="Preformatted_20_Text"><text:tab/><text:tab/><text:tab/> <text:s/>prior=1;</text:p>
      <text:p text:style-name="Preformatted_20_Text"><text:tab/><text:tab/> <text:s text:c="4"/>goto L;</text:p>
      <text:p text:style-name="Preformatted_20_Text"><text:tab/><text:tab/> <text:s/>}</text:p>
      <text:p text:style-name="Preformatted_20_Text"><text:tab/><text:tab/> <text:s/>else</text:p>
      <text:p text:style-name="Preformatted_20_Text"><text:tab/><text:tab/> <text:s/>{</text:p>
      <text:p text:style-name="Preformatted_20_Text"><text:tab/><text:tab/><text:tab/> <text:s/>prior=2;</text:p>
      <text:p text:style-name="Preformatted_20_Text"><text:tab/><text:tab/> <text:s text:c="4"/>goto L;</text:p>
      <text:p text:style-name="Preformatted_20_Text"><text:tab/><text:tab/> <text:s/>}</text:p>
      <text:p text:style-name="Preformatted_20_Text"><text:tab/> <text:s/>}</text:p>
      <text:p text:style-name="Preformatted_20_Text"><text:tab/> if((prior&gt;0)&amp;&amp;(prior&lt;=4))</text:p>
      <text:p text:style-name="Preformatted_20_Text"><text:tab/> {</text:p>
      <text:p text:style-name="Preformatted_20_Text"><text:s text:c="7"/>if((ratio_length1&lt;5)&amp;&amp;((Signif_ratio&gt;6)||(Density_ratio&gt;6)))</text:p>
      <text:p text:style-name="Preformatted_20_Text"><text:tab/> <text:s text:c="2"/>{//incl</text:p>
      <text:p text:style-name="Preformatted_20_Text"><text:tab/><text:tab/>prior+=10;</text:p>
      <text:p text:style-name="Preformatted_20_Text"><text:tab/> <text:s text:c="2"/>}//incl</text:p>
      <text:p text:style-name="Preformatted_20_Text"><text:tab/> <text:s text:c="3"/>goto L;</text:p>
      <text:p text:style-name="Preformatted_20_Text"><text:soft-page-break/><text:tab/> }</text:p>
      <text:p text:style-name="Preformatted_20_Text"><text:tab/> <text:s text:c="2"/>if(((hue_close&lt;0)&amp;&amp;(grayscale_close&lt;0))||(hue_close&lt;-1)||(grayscale_close&lt;-1))</text:p>
      <text:p text:style-name="Preformatted_20_Text">{</text:p>
      <text:p text:style-name="Preformatted_20_Text">prior=15;</text:p>
      <text:p text:style-name="Preformatted_20_Text">goto L;</text:p>
      <text:p text:style-name="Preformatted_20_Text">}</text:p>
      <text:p text:style-name="Preformatted_20_Text">else</text:p>
      <text:p text:style-name="Preformatted_20_Text">{</text:p>
      <text:p text:style-name="Preformatted_20_Text">if(hue_close&lt;0)</text:p>
      <text:p text:style-name="Preformatted_20_Text">{</text:p>
      <text:p text:style-name="Preformatted_20_Text">prior=16;</text:p>
      <text:p text:style-name="Preformatted_20_Text">goto L;</text:p>
      <text:p text:style-name="Preformatted_20_Text">}</text:p>
      <text:p text:style-name="Preformatted_20_Text">if(grayscale_close&lt;0)</text:p>
      <text:p text:style-name="Preformatted_20_Text">{</text:p>
      <text:p text:style-name="Preformatted_20_Text">prior=17;</text:p>
      <text:p text:style-name="Preformatted_20_Text">goto L;</text:p>
      <text:p text:style-name="Preformatted_20_Text">}</text:p>
      <text:p text:style-name="Preformatted_20_Text">}</text:p>
      <text:p text:style-name="Preformatted_20_Text"><text:tab/> <text:s text:c="2"/>prior=18;</text:p>
      <text:p text:style-name="Preformatted_20_Text"><text:tab/> <text:s text:c="2"/>goto L;</text:p>
      <text:p text:style-name="Preformatted_20_Text"><text:tab/>}//zg1</text:p>
      <text:p text:style-name="Preformatted_20_Text"><text:tab/>else</text:p>
      <text:p text:style-name="Preformatted_20_Text"><text:tab/>{//e2</text:p>
      <text:p text:style-name="Preformatted_20_Text"><text:tab/><text:tab/>if((hue_close==1)&amp;&amp;(!saturation_difference))</text:p>
      <text:p text:style-name="Preformatted_20_Text"><text:tab/><text:tab/>{</text:p>
      <text:p text:style-name="Preformatted_20_Text"><text:tab/><text:tab/><text:tab/>if(grayscale_close==1)</text:p>
      <text:p text:style-name="Preformatted_20_Text"><text:tab/><text:tab/><text:tab/>{</text:p>
      <text:p text:style-name="Preformatted_20_Text"><text:tab/><text:tab/><text:tab/>prior=1;</text:p>
      <text:p text:style-name="Preformatted_20_Text"><text:tab/> <text:s text:c="8"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<text:tab/>if((grayscale_close&gt;0)&amp;&amp;(grayscale_close&lt;=3))</text:p>
      <text:p text:style-name="Preformatted_20_Text"><text:tab/><text:tab/><text:tab/> <text:s text:c="3"/>{</text:p>
      <text:p text:style-name="Preformatted_20_Text"><text:tab/><text:tab/><text:tab/><text:tab/><text:tab/>prior=2;</text:p>
      <text:p text:style-name="Preformatted_20_Text"><text:tab/> <text:s text:c="14"/>goto L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<text:tab/>if(!hue_close)</text:p>
      <text:p text:style-name="Preformatted_20_Text"><text:tab/>{//hue indefinite</text:p>
      <text:p text:style-name="Preformatted_20_Text"><text:tab/><text:tab/>if((hue_difference&lt;=2)||((difference_hue_zone==0)&amp;&amp;(hue_difference&lt;=3)))</text:p>
      <text:p text:style-name="Preformatted_20_Text">{</text:p>
      <text:p text:style-name="Preformatted_20_Text">hue_close=2;</text:p>
      <text:p text:style-name="Preformatted_20_Text">}</text:p>
      <text:p text:style-name="Preformatted_20_Text">else</text:p>
      <text:p text:style-name="Preformatted_20_Text">{//e0</text:p>
      <text:p text:style-name="Preformatted_20_Text"><text:s text:c="4"/>if((hue_difference&lt;=4)&amp;&amp;(difference_hue_zone&lt;=1))</text:p>
      <text:p text:style-name="Preformatted_20_Text"><text:s text:c="4"/>{</text:p>
      <text:p text:style-name="Preformatted_20_Text"><text:tab/>hue_close=3;</text:p>
      <text:p text:style-name="Preformatted_20_Text"><text:s text:c="4"/>}</text:p>
      <text:p text:style-name="Preformatted_20_Text"><text:tab/>else</text:p>
      <text:p text:style-name="Preformatted_20_Text"><text:tab/>{<text:tab/><text:tab/></text:p>
      <text:p text:style-name="Preformatted_20_Text"><text:tab/><text:tab/>if((difference_hue_zone&gt;=2)||((hue_difference&gt;=8)&amp;&amp;(difference_hue_zone==1)))</text:p>
      <text:p text:style-name="Preformatted_20_Text"><text:tab/><text:tab/>{</text:p>
      <text:p text:style-name="Preformatted_20_Text"><text:tab/><text:tab/><text:tab/>hue_close=-1;</text:p>
      <text:p text:style-name="Preformatted_20_Text"><text:tab/><text:tab/>}</text:p>
      <text:p text:style-name="Preformatted_20_Text"><text:soft-page-break/><text:tab/><text:tab/>else</text:p>
      <text:p text:style-name="Preformatted_20_Text"><text:tab/><text:tab/>{</text:p>
      <text:p text:style-name="Preformatted_20_Text"><text:tab/><text:tab/><text:tab/>if((difference_hue_zone&gt;2)||(hue_difference&gt;12))</text:p>
      <text:p text:style-name="Preformatted_20_Text"><text:tab/><text:tab/><text:tab/>{</text:p>
      <text:p text:style-name="Preformatted_20_Text"><text:tab/><text:tab/><text:tab/><text:tab/>hue_close=-2;</text:p>
      <text:p text:style-name="Preformatted_20_Text"><text:tab/><text:tab/><text:tab/>}</text:p>
      <text:p text:style-name="Preformatted_20_Text"><text:tab/><text:tab/>}<text:tab/><text:tab/></text:p>
      <text:p text:style-name="Preformatted_20_Text"><text:tab/>}</text:p>
      <text:p text:style-name="Preformatted_20_Text">}//e0</text:p>
      <text:p text:style-name="Preformatted_20_Text"><text:tab/><text:tab/>}//hue indefinite<text:tab/><text:tab/></text:p>
      <text:p text:style-name="Preformatted_20_Text"/>
      <text:p text:style-name="Preformatted_20_Text">if((grayscale_close&gt;=1)&amp;&amp;(grayscale_close&lt;=2))</text:p>
      <text:p text:style-name="Preformatted_20_Text"><text:tab/> <text:s text:c="2"/>{//gh!!!!</text:p>
      <text:p text:style-name="Preformatted_20_Text"><text:tab/><text:tab/> <text:s text:c="2"/>if(hue_close==1)</text:p>
      <text:p text:style-name="Preformatted_20_Text"><text:tab/><text:tab/> <text:s text:c="2"/>{</text:p>
      <text:p text:style-name="Preformatted_20_Text"><text:tab/> prior=1;</text:p>
      <text:p text:style-name="Preformatted_20_Text"><text:tab/> goto L;</text:p>
      <text:p text:style-name="Preformatted_20_Text"><text:tab/><text:tab/> <text:s text:c="2"/>}</text:p>
      <text:p text:style-name="Preformatted_20_Text"><text:tab/><text:tab/> <text:s text:c="2"/>else</text:p>
      <text:p text:style-name="Preformatted_20_Text"><text:tab/><text:tab/> <text:s text:c="2"/>{</text:p>
      <text:p text:style-name="Preformatted_20_Text"><text:tab/><text:tab/><text:tab/> <text:s text:c="2"/>if(hue_close&gt;=0)</text:p>
      <text:p text:style-name="Preformatted_20_Text"><text:tab/><text:tab/><text:tab/> <text:s text:c="2"/>{</text:p>
      <text:p text:style-name="Preformatted_20_Text"><text:tab/><text:tab/><text:tab/><text:tab/> <text:s text:c="2"/>if(grayscale_close==1)</text:p>
      <text:p text:style-name="Preformatted_20_Text"><text:tab/><text:tab/><text:tab/><text:tab/> <text:s text:c="2"/>{</text:p>
      <text:p text:style-name="Preformatted_20_Text"><text:tab/><text:tab/><text:tab/><text:tab/><text:tab/> <text:s text:c="2"/>prior=1;</text:p>
      <text:p text:style-name="Preformatted_20_Text"><text:tab/> <text:s text:c="18"/>goto L;</text:p>
      <text:p text:style-name="Preformatted_20_Text"><text:tab/><text:tab/><text:tab/><text:tab/> <text:s text:c="2"/>}</text:p>
      <text:p text:style-name="Preformatted_20_Text"><text:tab/><text:tab/><text:tab/><text:tab/> <text:s text:c="2"/>else</text:p>
      <text:p text:style-name="Preformatted_20_Text"><text:tab/><text:tab/><text:tab/><text:tab/> <text:s text:c="2"/>{</text:p>
      <text:p text:style-name="Preformatted_20_Text"><text:tab/><text:tab/><text:tab/><text:tab/><text:tab/> <text:s text:c="2"/>prior=2;</text:p>
      <text:p text:style-name="Preformatted_20_Text"><text:tab/> <text:s text:c="18"/>goto L;</text:p>
      <text:p text:style-name="Preformatted_20_Text"><text:tab/><text:tab/><text:tab/><text:tab/> <text:s text:c="2"/>}</text:p>
      <text:p text:style-name="Preformatted_20_Text"/>
      <text:p text:style-name="Preformatted_20_Text"><text:tab/><text:tab/><text:tab/> <text:s text:c="2"/>}</text:p>
      <text:p text:style-name="Preformatted_20_Text"><text:tab/><text:tab/> <text:s text:c="2"/>}</text:p>
      <text:p text:style-name="Preformatted_20_Text"><text:s text:c="7"/>}//gh</text:p>
      <text:p text:style-name="Preformatted_20_Text"><text:s text:c="7"/>else</text:p>
      <text:p text:style-name="Preformatted_20_Text"><text:s text:c="6"/>{//e1</text:p>
      <text:p text:style-name="Preformatted_20_Text"><text:tab/><text:tab/> <text:s/>if((hue_close&gt;1)&amp;&amp;(grayscale_close&gt;=1)&amp;&amp;(grayscale_close&lt;3))</text:p>
      <text:p text:style-name="Preformatted_20_Text"><text:tab/><text:tab/> <text:s/>{</text:p>
      <text:p text:style-name="Preformatted_20_Text"><text:tab/><text:tab/> <text:s/>prior=2;</text:p>
      <text:p text:style-name="Preformatted_20_Text"><text:tab/> <text:s text:c="5"/>}</text:p>
      <text:p text:style-name="Preformatted_20_Text"><text:tab/><text:tab/> <text:s/>if((hue_close==1)&amp;&amp;(grayscale_close==3)&amp;&amp;(!saturation_difference))</text:p>
      <text:p text:style-name="Preformatted_20_Text"><text:tab/><text:tab/> <text:s/>{</text:p>
      <text:p text:style-name="Preformatted_20_Text"><text:tab/><text:tab/><text:tab/> <text:s/>prior=2;</text:p>
      <text:p text:style-name="Preformatted_20_Text"><text:tab/><text:tab/> <text:s/>}</text:p>
      <text:p text:style-name="Preformatted_20_Text"><text:tab/><text:tab/> <text:s/>else</text:p>
      <text:p text:style-name="Preformatted_20_Text"><text:tab/><text:tab/> <text:s/>{</text:p>
      <text:p text:style-name="Preformatted_20_Text"><text:tab/><text:tab/> <text:s/>if(((hue_close==1)&amp;&amp;(grayscale_close==3))||((hue_close==3)&amp;&amp;(grayscale_close==1)))</text:p>
      <text:p text:style-name="Preformatted_20_Text"><text:tab/><text:tab/> <text:s/>{</text:p>
      <text:p text:style-name="Preformatted_20_Text"><text:tab/><text:tab/> <text:s/>prior=3;</text:p>
      <text:p text:style-name="Preformatted_20_Text"><text:tab/> <text:s text:c="5"/>}</text:p>
      <text:p text:style-name="Preformatted_20_Text"><text:tab/><text:tab/> <text:s text:c="2"/>else</text:p>
      <text:p text:style-name="Preformatted_20_Text"><text:tab/> <text:s text:c="5"/>{</text:p>
      <text:p text:style-name="Preformatted_20_Text"><text:tab/><text:tab/> <text:s/>if((hue_close&gt;2)&amp;&amp;(grayscale_close&gt;1))</text:p>
      <text:p text:style-name="Preformatted_20_Text"><text:tab/><text:tab/> <text:s/>{</text:p>
      <text:p text:style-name="Preformatted_20_Text">if((ratio_length1==16)||(Signif_ratio&lt;=2)&amp;&amp;(Density_ratio&lt;4)&amp;&amp;(length_ratio&lt;4))</text:p>
      <text:p text:style-name="Preformatted_20_Text"><text:s/>{//incl1</text:p>
      <text:p text:style-name="Preformatted_20_Text"><text:soft-page-break/>prior=4;</text:p>
      <text:p text:style-name="Preformatted_20_Text"><text:s/>}//incl1</text:p>
      <text:p text:style-name="Preformatted_20_Text"><text:tab/><text:tab/> <text:s/>}</text:p>
      <text:p text:style-name="Preformatted_20_Text"><text:tab/> <text:s text:c="5"/>}</text:p>
      <text:p text:style-name="Preformatted_20_Text"><text:tab/><text:tab/> <text:s/>}</text:p>
      <text:p text:style-name="Preformatted_20_Text"><text:s text:c="6"/>}//e1</text:p>
      <text:p text:style-name="Preformatted_20_Text">if(grayscale_close==1)</text:p>
      <text:p text:style-name="Preformatted_20_Text">{</text:p>
      <text:p text:style-name="Preformatted_20_Text"><text:tab/>if((ratio_length1==16)||(Signif_ratio&lt;1)&amp;&amp;(Density_ratio&lt;=2)&amp;&amp;(length_ratio&lt;2))</text:p>
      <text:p text:style-name="Preformatted_20_Text"><text:s/>{</text:p>
      <text:p text:style-name="Preformatted_20_Text">prior=4;</text:p>
      <text:p text:style-name="Preformatted_20_Text"><text:s/>}</text:p>
      <text:p text:style-name="Preformatted_20_Text">}</text:p>
      <text:p text:style-name="Preformatted_20_Text"><text:s text:c="3"/>if((prior&gt;0)&amp;&amp;(prior&lt;=4))</text:p>
      <text:p text:style-name="Preformatted_20_Text"><text:tab/> {</text:p>
      <text:p text:style-name="Preformatted_20_Text"><text:s text:c="7"/>if((ratio_length1&lt;5)&amp;&amp;((Signif_ratio&gt;6)||(Density_ratio&gt;6)))</text:p>
      <text:p text:style-name="Preformatted_20_Text"><text:tab/> <text:s text:c="2"/>{//incl</text:p>
      <text:p text:style-name="Preformatted_20_Text"><text:tab/><text:tab/>prior+=10;</text:p>
      <text:p text:style-name="Preformatted_20_Text"><text:tab/> <text:s text:c="2"/>}//incl</text:p>
      <text:p text:style-name="Preformatted_20_Text"><text:tab/> <text:s text:c="3"/>goto L;</text:p>
      <text:p text:style-name="Preformatted_20_Text"><text:tab/> }<text:tab/></text:p>
      <text:p text:style-name="Preformatted_20_Text">if(((hue_close&lt;0)&amp;&amp;(grayscale_close&lt;0))||(hue_close&lt;-1))</text:p>
      <text:p text:style-name="Preformatted_20_Text">{</text:p>
      <text:p text:style-name="Preformatted_20_Text">prior=15;</text:p>
      <text:p text:style-name="Preformatted_20_Text">goto L;</text:p>
      <text:p text:style-name="Preformatted_20_Text">}</text:p>
      <text:p text:style-name="Preformatted_20_Text">else</text:p>
      <text:p text:style-name="Preformatted_20_Text">{</text:p>
      <text:p text:style-name="Preformatted_20_Text">if((hue_close&lt;0)||(grayscale_close&lt;-1))</text:p>
      <text:p text:style-name="Preformatted_20_Text">{</text:p>
      <text:p text:style-name="Preformatted_20_Text">prior=16;</text:p>
      <text:p text:style-name="Preformatted_20_Text">goto L;</text:p>
      <text:p text:style-name="Preformatted_20_Text">}</text:p>
      <text:p text:style-name="Preformatted_20_Text">if(grayscale_close&lt;0)</text:p>
      <text:p text:style-name="Preformatted_20_Text">{</text:p>
      <text:p text:style-name="Preformatted_20_Text">prior=17;</text:p>
      <text:p text:style-name="Preformatted_20_Text">goto L;</text:p>
      <text:p text:style-name="Preformatted_20_Text">}</text:p>
      <text:p text:style-name="Preformatted_20_Text">}</text:p>
      <text:p text:style-name="Preformatted_20_Text">prior=18;</text:p>
      <text:p text:style-name="Preformatted_20_Text"><text:tab/> goto L;</text:p>
      <text:p text:style-name="Preformatted_20_Text">}//e2</text:p>
      <text:p text:style-name="Preformatted_20_Text">}//s&lt;=1</text:p>
      <text:p text:style-name="Preformatted_20_Text">if((bunch_mean_saturation&lt;=2)&amp;&amp;(neighbor_bunch_mean_saturation&lt;=2))</text:p>
      <text:p text:style-name="Preformatted_20_Text">{//s&lt;=2</text:p>
      <text:p text:style-name="Preformatted_20_Text"><text:tab/>if((saturation_difference==0)||((bunch_mean_saturation&gt;=1)&amp;&amp;(neighbor_bunch_mean_saturation&gt;=1)&amp;&amp;</text:p>
      <text:p text:style-name="Preformatted_20_Text"><text:tab/><text:tab/>(saturation_difference&lt;=1)))</text:p>
      <text:p text:style-name="Preformatted_20_Text"><text:tab/>{</text:p>
      <text:p text:style-name="Preformatted_20_Text"><text:s text:c="4"/>saturation_close=1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if(saturation_difference&lt;=1)</text:p>
      <text:p text:style-name="Preformatted_20_Text"><text:tab/>{</text:p>
      <text:p text:style-name="Preformatted_20_Text"><text:s text:c="4"/>saturation_close=2;</text:p>
      <text:p text:style-name="Preformatted_20_Text"><text:tab/>}</text:p>
      <text:p text:style-name="Preformatted_20_Text"><text:tab/><text:tab/>else</text:p>
      <text:p text:style-name="Preformatted_20_Text"><text:tab/><text:tab/>{</text:p>
      <text:p text:style-name="Preformatted_20_Text"><text:soft-page-break/><text:tab/><text:tab/>saturation_close=3;</text:p>
      <text:p text:style-name="Preformatted_20_Text"><text:tab/><text:tab/>}</text:p>
      <text:p text:style-name="Preformatted_20_Text"><text:tab/>}</text:p>
      <text:p text:style-name="Preformatted_20_Text"><text:tab/>if(grayscale_close&lt;0)</text:p>
      <text:p text:style-name="Preformatted_20_Text"><text:tab/>{//lacor</text:p>
      <text:p text:style-name="Preformatted_20_Text"><text:tab/><text:tab/>if(grayscale_close&lt;=-2)</text:p>
      <text:p text:style-name="Preformatted_20_Text"><text:tab/><text:tab/>{</text:p>
      <text:p text:style-name="Preformatted_20_Text"><text:tab/><text:tab/><text:tab/>if(2*gray_difference&gt;3*impossible_gray_variation)</text:p>
      <text:p text:style-name="Preformatted_20_Text"><text:tab/><text:tab/><text:tab/>{</text:p>
      <text:p text:style-name="Preformatted_20_Text"><text:tab/><text:tab/><text:tab/>prior=5;</text:p>
      <text:p text:style-name="Preformatted_20_Text"><text:s text:c="12"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prior=6;</text:p>
      <text:p text:style-name="Preformatted_20_Text"><text:s text:c="12"/>goto L;</text:p>
      <text:p text:style-name="Preformatted_20_Text"><text:tab/><text:tab/><text:tab/>}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if(gray_difference&gt;impossible_gray_variation)</text:p>
      <text:p text:style-name="Preformatted_20_Text"><text:tab/><text:tab/><text:tab/>{</text:p>
      <text:p text:style-name="Preformatted_20_Text"><text:tab/><text:tab/><text:tab/>prior=6;</text:p>
      <text:p text:style-name="Preformatted_20_Text"><text:s text:c="12"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prior=7;</text:p>
      <text:p text:style-name="Preformatted_20_Text"><text:s text:c="12"/>goto L;</text:p>
      <text:p text:style-name="Preformatted_20_Text"><text:tab/><text:tab/><text:tab/>}</text:p>
      <text:p text:style-name="Preformatted_20_Text"><text:tab/><text:tab/>}</text:p>
      <text:p text:style-name="Preformatted_20_Text"><text:tab/>}//lacor</text:p>
      <text:p text:style-name="Preformatted_20_Text"><text:tab/>if((grayscale_close==1)&amp;&amp;(saturation_difference&lt;=1))</text:p>
      <text:p text:style-name="Preformatted_20_Text"><text:tab/>{//gc=1sd&lt;=1</text:p>
      <text:p text:style-name="Preformatted_20_Text"><text:tab/><text:tab/>if(hue_close==1)</text:p>
      <text:p text:style-name="Preformatted_20_Text"><text:tab/><text:tab/>{</text:p>
      <text:p text:style-name="Preformatted_20_Text"><text:tab/><text:tab/>prior=1;</text:p>
      <text:p text:style-name="Preformatted_20_Text"><text:s text:c="8"/>goto L;</text:p>
      <text:p text:style-name="Preformatted_20_Text"><text:tab/><text:tab/>}</text:p>
      <text:p text:style-name="Preformatted_20_Text"><text:tab/><text:tab/>else</text:p>
      <text:p text:style-name="Preformatted_20_Text"><text:tab/><text:tab/>{//ep1</text:p>
      <text:p text:style-name="Preformatted_20_Text"><text:tab/><text:tab/><text:tab/>if((hue_close&gt;=2)&amp;&amp;(hue_close&lt;=3))</text:p>
      <text:p text:style-name="Preformatted_20_Text"><text:tab/><text:tab/><text:tab/>{</text:p>
      <text:p text:style-name="Preformatted_20_Text"><text:tab/><text:tab/><text:tab/><text:tab/>prior=1;//last_cor21.01.13</text:p>
      <text:p text:style-name="Preformatted_20_Text"><text:s text:c="16"/>goto L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//ep2</text:p>
      <text:p text:style-name="Preformatted_20_Text"><text:tab/><text:tab/><text:tab/><text:tab/>if(difference_hue_zone==0)</text:p>
      <text:p text:style-name="Preformatted_20_Text"><text:tab/><text:tab/><text:tab/><text:tab/>{//dhz==0</text:p>
      <text:p text:style-name="Preformatted_20_Text"><text:tab/><text:tab/><text:tab/><text:tab/><text:tab/>if(hue_difference&lt;=4)</text:p>
      <text:p text:style-name="Preformatted_20_Text"><text:tab/><text:tab/><text:tab/><text:tab/><text:tab/>{</text:p>
      <text:p text:style-name="Preformatted_20_Text"><text:s text:c="18"/>hue_close=2;//last_cor18.01.13</text:p>
      <text:p text:style-name="Preformatted_20_Text"><text:tab/><text:tab/><text:tab/><text:tab/><text:tab/>prior=1;</text:p>
      <text:p text:style-name="Preformatted_20_Text"><text:s text:c="20"/>goto L;</text:p>
      <text:p text:style-name="Preformatted_20_Text"><text:tab/><text:tab/><text:tab/><text:tab/><text:tab/>}</text:p>
      <text:p text:style-name="Preformatted_20_Text"><text:tab/><text:tab/><text:tab/><text:tab/><text:tab/>else</text:p>
      <text:p text:style-name="Preformatted_20_Text"><text:tab/><text:tab/><text:tab/><text:tab/><text:tab/>{</text:p>
      <text:p text:style-name="Preformatted_20_Text"><text:soft-page-break/><text:tab/><text:tab/><text:tab/><text:tab/><text:tab/><text:tab/>if(hue_difference&lt;=6)</text:p>
      <text:p text:style-name="Preformatted_20_Text"><text:tab/><text:tab/><text:tab/><text:tab/><text:tab/> <text:s text:c="3"/>{</text:p>
      <text:p text:style-name="Preformatted_20_Text"><text:tab/><text:tab/><text:tab/><text:tab/><text:tab/><text:tab/>hue_close=3;//last_cor18.01.13</text:p>
      <text:p text:style-name="Preformatted_20_Text"><text:tab/><text:tab/><text:tab/><text:tab/><text:tab/> <text:s text:c="3"/>prior=2;</text:p>
      <text:p text:style-name="Preformatted_20_Text"><text:s text:c="24"/>goto L;</text:p>
      <text:p text:style-name="Preformatted_20_Text"><text:tab/><text:tab/><text:tab/><text:tab/><text:tab/> <text:s text:c="3"/>}</text:p>
      <text:p text:style-name="Preformatted_20_Text"><text:tab/><text:tab/><text:tab/><text:tab/><text:tab/><text:tab/>else</text:p>
      <text:p text:style-name="Preformatted_20_Text"><text:tab/><text:tab/><text:tab/><text:tab/><text:tab/><text:tab/>{</text:p>
      <text:p text:style-name="Preformatted_20_Text"><text:tab/><text:tab/><text:tab/><text:tab/><text:tab/><text:tab/><text:tab/>if(hue_difference&lt;=8)</text:p>
      <text:p text:style-name="Preformatted_20_Text"><text:tab/><text:tab/><text:tab/><text:tab/><text:tab/> <text:s text:c="7"/>{</text:p>
      <text:p text:style-name="Preformatted_20_Text"><text:tab/><text:tab/><text:tab/><text:tab/><text:tab/><text:tab/><text:tab/>hue_close=3;//last_cor18.01.13</text:p>
      <text:p text:style-name="Preformatted_20_Text"><text:tab/><text:tab/><text:tab/><text:tab/><text:tab/> <text:s text:c="3"/>prior=3;</text:p>
      <text:p text:style-name="Preformatted_20_Text"><text:s text:c="24"/>goto L;</text:p>
      <text:p text:style-name="Preformatted_20_Text"><text:tab/><text:tab/><text:tab/><text:tab/><text:tab/><text:tab/> <text:s text:c="4"/>}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}//dhz==0</text:p>
      <text:p text:style-name="Preformatted_20_Text"><text:tab/><text:tab/><text:tab/><text:tab/>else</text:p>
      <text:p text:style-name="Preformatted_20_Text"><text:tab/><text:tab/><text:tab/><text:tab/>{//edhz</text:p>
      <text:p text:style-name="Preformatted_20_Text"><text:tab/><text:tab/><text:tab/><text:tab/><text:tab/>if(hue_difference&lt;=7)</text:p>
      <text:p text:style-name="Preformatted_20_Text"><text:tab/><text:tab/><text:tab/><text:tab/><text:tab/>{</text:p>
      <text:p text:style-name="Preformatted_20_Text"><text:tab/><text:tab/><text:tab/><text:tab/><text:tab/>if(difference_hue_zone&lt;=1)</text:p>
      <text:p text:style-name="Preformatted_20_Text"><text:tab/><text:tab/><text:tab/><text:tab/><text:tab/><text:tab/>{</text:p>
      <text:p text:style-name="Preformatted_20_Text"><text:tab/><text:tab/><text:tab/><text:tab/><text:tab/>hue_close=3;//last_cor18.01.13</text:p>
      <text:p text:style-name="Preformatted_20_Text"><text:tab/><text:tab/><text:tab/><text:tab/><text:tab/>prior=3;</text:p>
      <text:p text:style-name="Preformatted_20_Text"><text:s text:c="20"/>goto L;</text:p>
      <text:p text:style-name="Preformatted_20_Text"><text:tab/><text:tab/><text:tab/><text:tab/><text:tab/><text:tab/>}</text:p>
      <text:p text:style-name="Preformatted_20_Text"><text:tab/><text:tab/><text:tab/><text:tab/><text:tab/><text:tab/>else</text:p>
      <text:p text:style-name="Preformatted_20_Text"><text:tab/><text:tab/><text:tab/><text:tab/><text:tab/><text:tab/>{</text:p>
      <text:p text:style-name="Preformatted_20_Text"><text:tab/><text:tab/><text:tab/><text:tab/><text:tab/><text:tab/>hue_close=4;//last_cor18.01.13</text:p>
      <text:p text:style-name="Preformatted_20_Text"><text:tab/><text:tab/><text:tab/><text:tab/><text:tab/><text:tab/>prior=4;</text:p>
      <text:p text:style-name="Preformatted_20_Text"><text:s text:c="24"/>goto L;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/>
      <text:p text:style-name="Preformatted_20_Text"><text:tab/><text:tab/><text:tab/><text:tab/>}//edhz</text:p>
      <text:p text:style-name="Preformatted_20_Text"><text:tab/><text:tab/><text:tab/>}//ep2</text:p>
      <text:p text:style-name="Preformatted_20_Text"><text:tab/><text:tab/>}//ep1</text:p>
      <text:p text:style-name="Preformatted_20_Text"><text:tab/>}//gc=1sd&lt;=1</text:p>
      <text:p text:style-name="Preformatted_20_Text"><text:tab/>if(grayscale_close&lt;0)</text:p>
      <text:p text:style-name="Preformatted_20_Text"><text:tab/>{</text:p>
      <text:p text:style-name="Preformatted_20_Text"><text:tab/><text:tab/>if((hue_close&lt;0)||((hue_close==0)&amp;&amp;(difference_hue_zone&gt;=1)&amp;&amp;(hue_difference&gt;=3)))</text:p>
      <text:p text:style-name="Preformatted_20_Text"><text:tab/><text:tab/>{</text:p>
      <text:p text:style-name="Preformatted_20_Text"><text:tab/><text:tab/><text:tab/>prior=5;</text:p>
      <text:p text:style-name="Preformatted_20_Text"><text:s text:c="12"/>goto L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prior=6;</text:p>
      <text:p text:style-name="Preformatted_20_Text"><text:s text:c="8"/>goto L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}//s&lt;=2</text:p>
      <text:p text:style-name="Preformatted_20_Text">if(saturation_difference&gt;poss_sat_variation)</text:p>
      <text:p text:style-name="Preformatted_20_Text">{//last cor</text:p>
      <text:p text:style-name="Preformatted_20_Text"><text:tab/> <text:s text:c="3"/>if((zone_gray&gt;=2)&amp;&amp;(zone_gray_bunch&gt;=2))</text:p>
      <text:p text:style-name="Preformatted_20_Text"><text:tab/> <text:s text:c="3"/>{//zgb</text:p>
      <text:p text:style-name="Preformatted_20_Text"><text:soft-page-break/><text:tab/>if(saturation_difference&gt;=imp_sat_var)</text:p>
      <text:p text:style-name="Preformatted_20_Text"><text:tab/>{</text:p>
      <text:p text:style-name="Preformatted_20_Text"><text:tab/><text:tab/>saturation_close=-3;</text:p>
      <text:p text:style-name="Preformatted_20_Text"><text:tab/><text:tab/>prior=6;</text:p>
      <text:p text:style-name="Preformatted_20_Text"><text:tab/><text:tab/>goto L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if(saturation_difference&gt;(poss_sat_variation+(imp_sat_var-poss_sat_variation)/2))</text:p>
      <text:p text:style-name="Preformatted_20_Text"><text:tab/> <text:s text:c="3"/>{</text:p>
      <text:p text:style-name="Preformatted_20_Text"><text:tab/><text:tab/>saturation_close=-2;</text:p>
      <text:p text:style-name="Preformatted_20_Text"><text:tab/><text:tab/>}</text:p>
      <text:p text:style-name="Preformatted_20_Text"><text:tab/>}</text:p>
      <text:p text:style-name="Preformatted_20_Text"><text:tab/> <text:s text:c="3"/>}//zgb</text:p>
      <text:p text:style-name="Preformatted_20_Text">}//last cor</text:p>
      <text:p text:style-name="Preformatted_20_Text">if(((saturation_distance1&lt;=possible_sat_variation)&amp;&amp;(saturation_distance&lt;=possible_sat_variation1))&amp;&amp;</text:p>
      <text:p text:style-name="Preformatted_20_Text"><text:tab/><text:tab/>(((bunch_mean_saturation&gt;=left_sat)&amp;&amp;(bunch_mean_saturation&lt;=right_sat))||(abs_satur&lt;=1)))</text:p>
      <text:p text:style-name="Preformatted_20_Text"><text:tab/> {//s</text:p>
      <text:p text:style-name="Preformatted_20_Text"><text:s text:c="5"/>saturation_close=1;</text:p>
      <text:p text:style-name="Preformatted_20_Text"><text:tab/> }//s</text:p>
      <text:p text:style-name="Preformatted_20_Text">else</text:p>
      <text:p text:style-name="Preformatted_20_Text">{//e=1</text:p>
      <text:p text:style-name="Preformatted_20_Text">if((bunch_mean_saturation&gt;=8)&amp;&amp;(neighbor_bunch_mean_saturation&gt;=8)&amp;&amp;(zone_gray_bunch&lt;=2)&amp;&amp;</text:p>
      <text:p text:style-name="Preformatted_20_Text"><text:tab/><text:tab/>(zone_gray&lt;=2))</text:p>
      <text:p text:style-name="Preformatted_20_Text"><text:tab/>{</text:p>
      <text:p text:style-name="Preformatted_20_Text"><text:tab/><text:tab/>saturation_close=2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s text:c="4"/>if(((saturation_distance1&lt;=possible_sat_variation)&amp;&amp;(saturation_distance&lt;=possible_sat_variation1))||</text:p>
      <text:p text:style-name="Preformatted_20_Text"><text:tab/><text:tab/>((bunch_mean_saturation&gt;=left_sat)&amp;&amp;(bunch_mean_saturation&lt;=right_sat)))</text:p>
      <text:p text:style-name="Preformatted_20_Text"><text:s text:c="5"/>{</text:p>
      <text:p text:style-name="Preformatted_20_Text"><text:tab/><text:tab/> saturation_close=2;</text:p>
      <text:p text:style-name="Preformatted_20_Text"><text:s text:c="5"/>}</text:p>
      <text:p text:style-name="Preformatted_20_Text"><text:s text:c="5"/>else</text:p>
      <text:p text:style-name="Preformatted_20_Text"><text:s text:c="4"/>{</text:p>
      <text:p text:style-name="Preformatted_20_Text"><text:tab/><text:tab/>if(((saturation_distance1&lt;=possible_sat_variation+1)&amp;&amp;(saturation_distance&lt;=possible_sat_variation1+1))&amp;&amp;</text:p>
      <text:p text:style-name="Preformatted_20_Text"><text:tab/><text:tab/>((bunch_mean_saturation&gt;=left_sat)&amp;&amp;(bunch_mean_saturation&lt;=right_sat)))</text:p>
      <text:p text:style-name="Preformatted_20_Text"><text:tab/><text:tab/>//lcor</text:p>
      <text:p text:style-name="Preformatted_20_Text"><text:s text:c="5"/>{</text:p>
      <text:p text:style-name="Preformatted_20_Text"><text:tab/><text:tab/> saturation_close=3;</text:p>
      <text:p text:style-name="Preformatted_20_Text"><text:s text:c="5"/>}<text:tab/><text:tab/></text:p>
      <text:p text:style-name="Preformatted_20_Text"><text:tab/><text:tab/>else</text:p>
      <text:p text:style-name="Preformatted_20_Text"><text:tab/><text:tab/>{</text:p>
      <text:p text:style-name="Preformatted_20_Text"><text:tab/>if((saturation_distance1&gt;=impossible_sat_variation)||(saturation_distance&gt;=impossible_sat_variation1))</text:p>
      <text:p text:style-name="Preformatted_20_Text"><text:tab/>{</text:p>
      <text:p text:style-name="Preformatted_20_Text"><text:tab/>saturation_close=-1;</text:p>
      <text:p text:style-name="Preformatted_20_Text"><text:tab/>}</text:p>
      <text:p text:style-name="Preformatted_20_Text"><text:tab/><text:tab/>}</text:p>
      <text:p text:style-name="Preformatted_20_Text"><text:s text:c="4"/>}</text:p>
      <text:p text:style-name="Preformatted_20_Text">}</text:p>
      <text:p text:style-name="Preformatted_20_Text">}//e=1</text:p>
      <text:p text:style-name="Preformatted_20_Text">if((max(zone_gray,zone_gray_bunch)&lt;=1)||</text:p>
      <text:p text:style-name="Preformatted_20_Text"><text:s text:c="3"/>((min(zone_gray,zone_gray_bunch)&lt;=1)&amp;&amp;(grayscale_close&gt;=1)&amp;&amp;(grayscale_close&lt;=2)))</text:p>
      <text:p text:style-name="Preformatted_20_Text"><text:tab/>{//zg1//last_cor28.12.12</text:p>
      <text:p text:style-name="Preformatted_20_Text"><text:tab/><text:tab/>if((hue_close==1)&amp;&amp;(saturation_close==1)&amp;&amp;(grayscale_close&lt;=0))</text:p>
      <text:p text:style-name="Preformatted_20_Text"><text:tab/><text:tab/>{//except for grayscale</text:p>
      <text:p text:style-name="Preformatted_20_Text"><text:soft-page-break/><text:tab/><text:tab/>if(zone_hue_bunch==3)</text:p>
      <text:p text:style-name="Preformatted_20_Text"><text:tab/><text:tab/>{//green</text:p>
      <text:p text:style-name="Preformatted_20_Text"><text:tab/><text:tab/><text:tab/>if(zone_gray_bunch&lt;=2)</text:p>
      <text:p text:style-name="Preformatted_20_Text"><text:tab/><text:tab/><text:tab/><text:tab/><text:tab/><text:tab/> {</text:p>
      <text:p text:style-name="Preformatted_20_Text"><text:tab/><text:tab/><text:tab/><text:tab/><text:tab/><text:tab/><text:tab/> if(zone_gray_bunch&lt;=1)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prior=1;</text:p>
      <text:p text:style-name="Preformatted_20_Text"><text:tab/><text:tab/><text:tab/><text:tab/><text:tab/><text:tab/><text:tab/> }</text:p>
      <text:p text:style-name="Preformatted_20_Text"><text:tab/><text:tab/><text:tab/><text:tab/><text:tab/><text:tab/><text:tab/> else</text:p>
      <text:p text:style-name="Preformatted_20_Text"><text:tab/><text:tab/><text:tab/><text:tab/><text:tab/><text:tab/><text:tab/> {</text:p>
      <text:p text:style-name="Preformatted_20_Text"><text:tab/><text:tab/><text:tab/><text:tab/><text:tab/><text:tab/> prior=3;</text:p>
      <text:p text:style-name="Preformatted_20_Text"><text:tab/><text:tab/><text:tab/><text:tab/><text:tab/><text:tab/><text:tab/> }</text:p>
      <text:p text:style-name="Preformatted_20_Text"><text:tab/>if((ratio_length1&lt;5)&amp;&amp;((Signif_ratio&gt;6)||(Density_ratio&gt;6)))</text:p>
      <text:p text:style-name="Preformatted_20_Text"><text:tab/> <text:s text:c="2"/>{//incl</text:p>
      <text:p text:style-name="Preformatted_20_Text"><text:tab/><text:tab/>prior+=10;</text:p>
      <text:p text:style-name="Preformatted_20_Text"><text:tab/> <text:s text:c="2"/>}//incl</text:p>
      <text:p text:style-name="Preformatted_20_Text"><text:tab/><text:tab/><text:tab/><text:tab/><text:tab/><text:tab/> goto L;</text:p>
      <text:p text:style-name="Preformatted_20_Text"><text:tab/><text:tab/><text:tab/><text:tab/><text:tab/><text:tab/> }</text:p>
      <text:p text:style-name="Preformatted_20_Text"><text:tab/><text:tab/>}//green</text:p>
      <text:p text:style-name="Preformatted_20_Text"><text:tab/><text:tab/>}//except for grayscale</text:p>
      <text:p text:style-name="Preformatted_20_Text"><text:tab/><text:tab/>if(!saturation_close)</text:p>
      <text:p text:style-name="Preformatted_20_Text"><text:tab/><text:tab/><text:tab/><text:tab/><text:tab/> {//last_cor28.12.12</text:p>
      <text:p text:style-name="Preformatted_20_Text"><text:tab/><text:tab/><text:tab/><text:tab/><text:tab/><text:tab/> if((!hue_close)||(!grayscale_close))</text:p>
      <text:p text:style-name="Preformatted_20_Text"><text:tab/><text:tab/><text:tab/><text:tab/><text:tab/><text:tab/> {//last_cor28.12.13</text:p>
      <text:p text:style-name="Preformatted_20_Text"><text:s text:c="25"/>prior=7;</text:p>
      <text:p text:style-name="Preformatted_20_Text"><text:tab/><text:tab/><text:tab/><text:tab/><text:tab/><text:tab/> goto L;</text:p>
      <text:p text:style-name="Preformatted_20_Text"><text:tab/><text:tab/><text:tab/><text:tab/><text:tab/><text:tab/> }</text:p>
      <text:p text:style-name="Preformatted_20_Text"><text:tab/><text:tab/><text:tab/><text:tab/><text:tab/> if(((saturation_distance1&lt;=possible_sat_variation+1)&amp;&amp;(saturation_distance&lt;=possible_sat_variation1+1))||</text:p>
      <text:p text:style-name="Preformatted_20_Text"><text:tab/><text:tab/>((saturation_distance1&lt;impossible_sat_variation)&amp;&amp;(saturation_distance&lt;impossible_sat_variation1)))</text:p>
      <text:p text:style-name="Preformatted_20_Text"><text:s text:c="5"/>{</text:p>
      <text:p text:style-name="Preformatted_20_Text"><text:tab/><text:tab/> saturation_close=2;</text:p>
      <text:p text:style-name="Preformatted_20_Text"><text:s text:c="5"/>}</text:p>
      <text:p text:style-name="Preformatted_20_Text"><text:tab/><text:tab/><text:tab/><text:tab/><text:tab/> }</text:p>
      <text:p text:style-name="Preformatted_20_Text"><text:tab/><text:tab/><text:tab/><text:tab/><text:tab/> if(!grayscale_close)</text:p>
      <text:p text:style-name="Preformatted_20_Text"><text:tab/><text:tab/><text:tab/><text:tab/><text:tab/> {</text:p>
      <text:p text:style-name="Preformatted_20_Text"><text:tab/><text:tab/><text:tab/><text:tab/><text:tab/><text:tab/> if((!saturation_close)||(!hue_close))</text:p>
      <text:p text:style-name="Preformatted_20_Text"><text:tab/><text:tab/><text:tab/><text:tab/><text:tab/><text:tab/> {//last_cor28.12.13</text:p>
      <text:p text:style-name="Preformatted_20_Text"><text:s text:c="25"/>prior=7;</text:p>
      <text:p text:style-name="Preformatted_20_Text"><text:tab/><text:tab/><text:tab/><text:tab/><text:tab/><text:tab/> goto L;</text:p>
      <text:p text:style-name="Preformatted_20_Text"><text:tab/><text:tab/><text:tab/><text:tab/><text:tab/><text:tab/> }</text:p>
      <text:p text:style-name="Preformatted_20_Text"><text:tab/><text:tab/><text:tab/><text:tab/><text:tab/><text:tab/> if(zone_gray_bunch&lt;=2)</text:p>
      <text:p text:style-name="Preformatted_20_Text"><text:tab/><text:tab/><text:tab/><text:tab/><text:tab/><text:tab/> {</text:p>
      <text:p text:style-name="Preformatted_20_Text"><text:tab/><text:tab/><text:tab/><text:tab/><text:tab/><text:tab/><text:tab/> grayscale_close=3;</text:p>
      <text:p text:style-name="Preformatted_20_Text"><text:tab/><text:tab/><text:tab/><text:tab/><text:tab/><text:tab/> }</text:p>
      <text:p text:style-name="Preformatted_20_Text"><text:tab/><text:tab/><text:tab/><text:tab/><text:tab/> }//last_cor28.12.12</text:p>
      <text:p text:style-name="Preformatted_20_Text"><text:tab/><text:tab/> <text:s text:c="8"/>if(!hue_close)</text:p>
      <text:p text:style-name="Preformatted_20_Text"><text:tab/><text:tab/><text:tab/><text:tab/> {//hue indefinite</text:p>
      <text:p text:style-name="Preformatted_20_Text"><text:tab/><text:tab/><text:tab/><text:tab/><text:tab/> if((!saturation_close)||(!grayscale_close))</text:p>
      <text:p text:style-name="Preformatted_20_Text"><text:tab/><text:tab/><text:tab/><text:tab/><text:tab/><text:tab/> {//last_cor28.12.13</text:p>
      <text:p text:style-name="Preformatted_20_Text"><text:s text:c="25"/>prior=7;</text:p>
      <text:p text:style-name="Preformatted_20_Text"><text:tab/><text:tab/><text:tab/><text:tab/><text:tab/><text:tab/> goto L;</text:p>
      <text:p text:style-name="Preformatted_20_Text"><text:tab/><text:tab/><text:tab/><text:tab/><text:tab/><text:tab/> }</text:p>
      <text:p text:style-name="Preformatted_20_Text">if((!difference_hue_zone)&amp;&amp;((hue_difference&lt;=2)||(hue_difference&lt;=3)&amp;&amp;(node_vicinity)))</text:p>
      <text:p text:style-name="Preformatted_20_Text"><text:tab/><text:tab/><text:tab/><text:tab/> {//closeness correction</text:p>
      <text:p text:style-name="Preformatted_20_Text"><text:tab/><text:tab/><text:tab/><text:tab/><text:tab/> </text:p>
      <text:p text:style-name="Preformatted_20_Text"><text:tab/><text:tab/><text:tab/><text:tab/><text:tab/> hue_close=1;</text:p>
      <text:p text:style-name="Preformatted_20_Text"><text:tab/><text:tab/><text:tab/><text:tab/><text:tab/> </text:p>
      <text:p text:style-name="Preformatted_20_Text"><text:soft-page-break/>//last_cor28.12.12<text:tab/><text:tab/><text:tab/><text:tab/><text:tab/> <text:tab/><text:tab/><text:tab/> <text:tab/><text:tab/><text:tab/><text:tab/></text:p>
      <text:p text:style-name="Preformatted_20_Text"><text:tab/><text:tab/><text:tab/><text:tab/> }//closeness correction<text:tab/></text:p>
      <text:p text:style-name="Preformatted_20_Text"><text:tab/><text:tab/></text:p>
      <text:p text:style-name="Preformatted_20_Text"><text:tab/><text:tab/>if((((!difference_hue_zone)&amp;&amp;(hue_difference&lt;=8))||((hue_difference&lt;=6)&amp;&amp;(difference_hue_zone&lt;=1))||</text:p>
      <text:p text:style-name="Preformatted_20_Text"><text:tab/><text:tab/><text:tab/>((left_hue&lt;=corrected_bunch_mean_hue)&amp;&amp;(corrected_bunch_mean_hue&lt;=right_hue))))</text:p>
      <text:p text:style-name="Preformatted_20_Text"><text:tab/><text:tab/>{//h</text:p>
      <text:p text:style-name="Preformatted_20_Text"><text:tab/><text:tab/><text:tab/>hue_close=2;</text:p>
      <text:p text:style-name="Preformatted_20_Text"><text:tab/><text:tab/>}//h</text:p>
      <text:p text:style-name="Preformatted_20_Text"><text:tab/><text:tab/>else</text:p>
      <text:p text:style-name="Preformatted_20_Text">{//e0</text:p>
      <text:p text:style-name="Preformatted_20_Text"><text:s text:c="4"/>if((hue_difference&lt;=6)&amp;&amp;(difference_hue_zone==1))</text:p>
      <text:p text:style-name="Preformatted_20_Text"><text:s text:c="4"/>{</text:p>
      <text:p text:style-name="Preformatted_20_Text"><text:tab/>hue_close=3;</text:p>
      <text:p text:style-name="Preformatted_20_Text"><text:s text:c="4"/>}</text:p>
      <text:p text:style-name="Preformatted_20_Text"><text:tab/>else</text:p>
      <text:p text:style-name="Preformatted_20_Text"><text:tab/>{</text:p>
      <text:p text:style-name="Preformatted_20_Text"><text:tab/><text:tab/>if((difference_hue_zone&gt;=2)||((hue_difference&gt;=8)&amp;&amp;(difference_hue_zone==1)))</text:p>
      <text:p text:style-name="Preformatted_20_Text"><text:tab/><text:tab/>{</text:p>
      <text:p text:style-name="Preformatted_20_Text"><text:tab/><text:tab/><text:tab/>hue_close=-1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if((difference_hue_zone&gt;2)||(hue_difference&gt;12))</text:p>
      <text:p text:style-name="Preformatted_20_Text"><text:tab/><text:tab/><text:tab/>{</text:p>
      <text:p text:style-name="Preformatted_20_Text"><text:tab/><text:tab/><text:tab/><text:tab/>hue_close=-2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}//e0</text:p>
      <text:p text:style-name="Preformatted_20_Text"><text:tab/><text:tab/></text:p>
      <text:p text:style-name="Preformatted_20_Text"><text:tab/><text:tab/><text:tab/><text:tab/><text:tab/> }//hue indefinite</text:p>
      <text:p text:style-name="Preformatted_20_Text"/>
      <text:p text:style-name="Preformatted_20_Text"/>
      <text:p text:style-name="Preformatted_20_Text"><text:tab/><text:tab/><text:tab/><text:tab/><text:tab/> <text:tab/><text:tab/><text:tab/> </text:p>
      <text:p text:style-name="Preformatted_20_Text"><text:tab/><text:tab/><text:tab/><text:tab/><text:tab/> </text:p>
      <text:p text:style-name="Preformatted_20_Text"><text:tab/><text:tab/><text:tab/><text:tab/> </text:p>
      <text:p text:style-name="Preformatted_20_Text"><text:tab/><text:tab/><text:tab/><text:tab/></text:p>
      <text:p text:style-name="Preformatted_20_Text">if((grayscale_close&gt;=1)&amp;&amp;(grayscale_close&lt;=2)&amp;&amp;(saturation_close==1)&amp;&amp;(hue_close==1))</text:p>
      <text:p text:style-name="Preformatted_20_Text"><text:tab/> <text:s text:c="2"/>{//gh</text:p>
      <text:p text:style-name="Preformatted_20_Text"><text:tab/> prior=1;</text:p>
      <text:p text:style-name="Preformatted_20_Text"><text:s text:c="7"/>}//gh</text:p>
      <text:p text:style-name="Preformatted_20_Text"><text:s text:c="7"/>else</text:p>
      <text:p text:style-name="Preformatted_20_Text"><text:s text:c="6"/>{//e1</text:p>
      <text:p text:style-name="Preformatted_20_Text"><text:tab/><text:tab/> <text:s/>if((hue_close&gt;=1)&amp;&amp;(hue_close&lt;=2)&amp;&amp;(grayscale_close&gt;=1)&amp;&amp;(saturation_close&gt;=1)&amp;&amp;(grayscale_close&lt;3))</text:p>
      <text:p text:style-name="Preformatted_20_Text"><text:tab/><text:tab/> <text:s/>{</text:p>
      <text:p text:style-name="Preformatted_20_Text"><text:tab/><text:tab/> <text:s/>prior=2;</text:p>
      <text:p text:style-name="Preformatted_20_Text"><text:tab/> <text:s text:c="5"/>}</text:p>
      <text:p text:style-name="Preformatted_20_Text"><text:tab/><text:tab/> <text:s/></text:p>
      <text:p text:style-name="Preformatted_20_Text"><text:tab/><text:tab/> <text:s text:c="2"/>else</text:p>
      <text:p text:style-name="Preformatted_20_Text"><text:tab/><text:tab/> <text:s text:c="2"/>{</text:p>
      <text:p text:style-name="Preformatted_20_Text">if((((hue_close==1)&amp;&amp;(grayscale_close==3))||((hue_close==3)&amp;&amp;(grayscale_close==1)))&amp;&amp;(saturation_close&gt;=1))</text:p>
      <text:p text:style-name="Preformatted_20_Text"><text:tab/><text:tab/> <text:s/>{</text:p>
      <text:p text:style-name="Preformatted_20_Text"><text:tab/><text:tab/> <text:s/>prior=3;</text:p>
      <text:p text:style-name="Preformatted_20_Text"><text:tab/> <text:s text:c="5"/>}</text:p>
      <text:p text:style-name="Preformatted_20_Text"><text:s text:c="2"/>else</text:p>
      <text:p text:style-name="Preformatted_20_Text"><text:s text:c="2"/>{</text:p>
      <text:p text:style-name="Preformatted_20_Text"><text:soft-page-break/>if((hue_close&gt;=2)&amp;&amp;(grayscale_close&gt;1)&amp;&amp;(saturation_close&gt;=1))</text:p>
      <text:p text:style-name="Preformatted_20_Text">{</text:p>
      <text:p text:style-name="Preformatted_20_Text"><text:tab/>if(grayscale_close==1)</text:p>
      <text:p text:style-name="Preformatted_20_Text"><text:tab/>{</text:p>
      <text:p text:style-name="Preformatted_20_Text"><text:tab/><text:tab/>prior=2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if((ratio_length1==16)||(Signif_ratio&lt;=2)&amp;&amp;(Density_ratio&lt;4)&amp;&amp;(length_ratio&lt;=6))</text:p>
      <text:p text:style-name="Preformatted_20_Text"><text:s/>{//incl1</text:p>
      <text:p text:style-name="Preformatted_20_Text">prior=2;</text:p>
      <text:p text:style-name="Preformatted_20_Text"><text:s/>}//incl1</text:p>
      <text:p text:style-name="Preformatted_20_Text"><text:tab/>}</text:p>
      <text:p text:style-name="Preformatted_20_Text">}</text:p>
      <text:p text:style-name="Preformatted_20_Text">else</text:p>
      <text:p text:style-name="Preformatted_20_Text">{</text:p>
      <text:p text:style-name="Preformatted_20_Text"><text:s text:c="5"/>if((hue_close&gt;=0)&amp;&amp;(hue_close&lt;=2)&amp;&amp;(grayscale_close&gt;=1)&amp;&amp;(grayscale_close&lt;=2)&amp;&amp;(difference_gray_zone&lt;=1))</text:p>
      <text:p text:style-name="Preformatted_20_Text"><text:tab/> {</text:p>
      <text:p text:style-name="Preformatted_20_Text"><text:tab/><text:tab/> </text:p>
      <text:p text:style-name="Preformatted_20_Text"><text:tab/><text:tab/> if((ratio_length1==16)||(Signif_ratio&lt;=2)&amp;&amp;(Density_ratio&lt;3)&amp;&amp;(length_ratio&lt;=6))</text:p>
      <text:p text:style-name="Preformatted_20_Text"><text:s text:c="9"/>{//incl1</text:p>
      <text:p text:style-name="Preformatted_20_Text"><text:s text:c="9"/>prior=2;</text:p>
      <text:p text:style-name="Preformatted_20_Text"><text:s text:c="9"/>}//incl1</text:p>
      <text:p text:style-name="Preformatted_20_Text"><text:tab/><text:tab/> if((saturation_close&gt;=0)&amp;&amp;(grayscale_close==1)&amp;&amp;((!gray_ntersection)||(ratio_length1_gray==16)))</text:p>
      <text:p text:style-name="Preformatted_20_Text"><text:tab/><text:tab/> {</text:p>
      <text:p text:style-name="Preformatted_20_Text"><text:tab/><text:tab/><text:tab/> prior=2;</text:p>
      <text:p text:style-name="Preformatted_20_Text"><text:tab/><text:tab/> }</text:p>
      <text:p text:style-name="Preformatted_20_Text"><text:tab/> }</text:p>
      <text:p text:style-name="Preformatted_20_Text"><text:tab/><text:tab/> else</text:p>
      <text:p text:style-name="Preformatted_20_Text"><text:tab/><text:tab/> {</text:p>
      <text:p text:style-name="Preformatted_20_Text"><text:tab/><text:tab/><text:tab/> if((hue_close==1)&amp;&amp;(grayscale_close&gt;=1)&amp;&amp;(grayscale_close&lt;=2)&amp;&amp;(difference_gray_zone&lt;=1))</text:p>
      <text:p text:style-name="Preformatted_20_Text"><text:tab/><text:tab/><text:tab/> {</text:p>
      <text:p text:style-name="Preformatted_20_Text"><text:s text:c="11"/>if((ratio_length1&gt;=14)||(Signif_ratio&lt;=2)&amp;&amp;(difference_gray_zone&lt;=1)&amp;&amp;(length_ratio&lt;=6)&amp;&amp;(Density_ratio&lt;7)</text:p>
      <text:p text:style-name="Preformatted_20_Text"><text:tab/><text:tab/><text:tab/> <text:s text:c="2"/>&amp;&amp;(!gray_ntersection))</text:p>
      <text:p text:style-name="Preformatted_20_Text"><text:tab/><text:tab/> <text:s text:c="2"/>{</text:p>
      <text:p text:style-name="Preformatted_20_Text"><text:tab/><text:tab/> <text:s text:c="3"/>prior=2;</text:p>
      <text:p text:style-name="Preformatted_20_Text"><text:tab/><text:tab/> <text:s text:c="2"/>}</text:p>
      <text:p text:style-name="Preformatted_20_Text"><text:tab/><text:tab/><text:tab/> }</text:p>
      <text:p text:style-name="Preformatted_20_Text"><text:tab/><text:tab/> <text:s text:c="2"/>else</text:p>
      <text:p text:style-name="Preformatted_20_Text"><text:tab/><text:tab/> <text:s text:c="2"/>{</text:p>
      <text:p text:style-name="Preformatted_20_Text"><text:tab/><text:tab/><text:tab/> <text:s text:c="2"/>if((grayscale_close&gt;=1)&amp;&amp;(grayscale_close&lt;=2)&amp;&amp;(Density_ratio&lt;=2)&amp;&amp;(ratio_length1==16)&amp;&amp;(Signif_ratio==0))</text:p>
      <text:p text:style-name="Preformatted_20_Text"><text:tab/><text:tab/><text:tab/> <text:s text:c="2"/>{</text:p>
      <text:p text:style-name="Preformatted_20_Text"><text:tab/><text:tab/><text:tab/><text:tab/> <text:s text:c="4"/>if((bunch_density&lt;=3)||(Density_ratio&lt;=1))</text:p>
      <text:p text:style-name="Preformatted_20_Text"><text:tab/><text:tab/><text:tab/><text:tab/><text:tab/> {</text:p>
      <text:p text:style-name="Preformatted_20_Text"><text:tab/><text:tab/><text:tab/><text:tab/> <text:s text:c="2"/>if((zone_gray&lt;=1)&amp;&amp;(zone_gray_bunch&lt;=1))</text:p>
      <text:p text:style-name="Preformatted_20_Text"><text:tab/><text:tab/><text:tab/><text:tab/> <text:s text:c="2"/>{</text:p>
      <text:p text:style-name="Preformatted_20_Text"><text:tab/><text:tab/><text:tab/><text:tab/><text:tab/> <text:s text:c="2"/>prior=2;</text:p>
      <text:p text:style-name="Preformatted_20_Text"><text:tab/><text:tab/><text:tab/><text:tab/> <text:s text:c="2"/>}</text:p>
      <text:p text:style-name="Preformatted_20_Text"><text:tab/><text:tab/><text:tab/><text:tab/><text:tab/> }</text:p>
      <text:p text:style-name="Preformatted_20_Text"><text:tab/><text:tab/><text:tab/> <text:s text:c="2"/>}</text:p>
      <text:p text:style-name="Preformatted_20_Text"><text:tab/><text:tab/> <text:s text:c="2"/>}</text:p>
      <text:p text:style-name="Preformatted_20_Text"><text:tab/><text:tab/> }</text:p>
      <text:p text:style-name="Preformatted_20_Text"><text:tab/></text:p>
      <text:p text:style-name="Preformatted_20_Text">}</text:p>
      <text:p text:style-name="Preformatted_20_Text"/>
      <text:p text:style-name="Preformatted_20_Text"><text:s text:c="3"/>}</text:p>
      <text:p text:style-name="Preformatted_20_Text"><text:soft-page-break/><text:tab/><text:tab/> <text:s/>}</text:p>
      <text:p text:style-name="Preformatted_20_Text"><text:s text:c="6"/>}//e1<text:tab/><text:tab/><text:tab/> </text:p>
      <text:p text:style-name="Preformatted_20_Text"><text:s text:c="5"/></text:p>
      <text:p text:style-name="Preformatted_20_Text"><text:tab/> if((prior&gt;0)&amp;&amp;(prior&lt;=4))</text:p>
      <text:p text:style-name="Preformatted_20_Text"><text:tab/> {</text:p>
      <text:p text:style-name="Preformatted_20_Text"><text:s text:c="7"/>if((ratio_length1&lt;5)&amp;&amp;((Signif_ratio&gt;6)||(Density_ratio&gt;6)))</text:p>
      <text:p text:style-name="Preformatted_20_Text"><text:tab/> <text:s text:c="2"/>{//incl</text:p>
      <text:p text:style-name="Preformatted_20_Text"><text:tab/><text:tab/>prior+=10;</text:p>
      <text:p text:style-name="Preformatted_20_Text"><text:tab/> <text:s text:c="2"/>}//incl</text:p>
      <text:p text:style-name="Preformatted_20_Text"><text:tab/> <text:s text:c="3"/>goto L;</text:p>
      <text:p text:style-name="Preformatted_20_Text"><text:tab/> }</text:p>
      <text:p text:style-name="Preformatted_20_Text"><text:tab/> if((hue_close&lt;-1)||((hue_close&lt;0)&amp;&amp;(grayscale_close&lt;0))||</text:p>
      <text:p text:style-name="Preformatted_20_Text"><text:tab/><text:tab/> ((saturation_close&lt;0)&amp;&amp;(grayscale_close&lt;0))||((hue_close&lt;0)&amp;&amp;(saturation_close&lt;0)))</text:p>
      <text:p text:style-name="Preformatted_20_Text">{</text:p>
      <text:p text:style-name="Preformatted_20_Text">prior=15;</text:p>
      <text:p text:style-name="Preformatted_20_Text">goto L;</text:p>
      <text:p text:style-name="Preformatted_20_Text">}</text:p>
      <text:p text:style-name="Preformatted_20_Text">else</text:p>
      <text:p text:style-name="Preformatted_20_Text">{</text:p>
      <text:p text:style-name="Preformatted_20_Text">if((hue_close&lt;0)||(saturation_close&lt;0)||(grayscale_close&lt;-1))</text:p>
      <text:p text:style-name="Preformatted_20_Text">{</text:p>
      <text:p text:style-name="Preformatted_20_Text">prior=16;</text:p>
      <text:p text:style-name="Preformatted_20_Text">goto L;</text:p>
      <text:p text:style-name="Preformatted_20_Text">}</text:p>
      <text:p text:style-name="Preformatted_20_Text">if(grayscale_close&lt;0)</text:p>
      <text:p text:style-name="Preformatted_20_Text">{</text:p>
      <text:p text:style-name="Preformatted_20_Text">prior=17;</text:p>
      <text:p text:style-name="Preformatted_20_Text">goto L;</text:p>
      <text:p text:style-name="Preformatted_20_Text">}</text:p>
      <text:p text:style-name="Preformatted_20_Text">}</text:p>
      <text:p text:style-name="Preformatted_20_Text">prior=18;</text:p>
      <text:p text:style-name="Preformatted_20_Text"><text:tab/> goto L;</text:p>
      <text:p text:style-name="Preformatted_20_Text"><text:tab/>}//zg1</text:p>
      <text:p text:style-name="Preformatted_20_Text"><text:tab/>else</text:p>
      <text:p text:style-name="Preformatted_20_Text"><text:tab/>{//1</text:p>
      <text:p text:style-name="Preformatted_20_Text"><text:tab/><text:tab/>if(zone_gray&lt;=2)</text:p>
      <text:p text:style-name="Preformatted_20_Text"><text:tab/> <text:s text:c="3"/>{//zg2</text:p>
      <text:p text:style-name="Preformatted_20_Text"><text:tab/><text:tab/><text:tab/>if((hue_close==1)&amp;&amp;(saturation_close==1)&amp;&amp;(grayscale_close&lt;=0))</text:p>
      <text:p text:style-name="Preformatted_20_Text"><text:tab/><text:tab/>{</text:p>
      <text:p text:style-name="Preformatted_20_Text"><text:tab/><text:tab/>if(zone_hue_bunch==3)</text:p>
      <text:p text:style-name="Preformatted_20_Text"><text:tab/><text:tab/>{</text:p>
      <text:p text:style-name="Preformatted_20_Text"><text:tab/><text:tab/><text:tab/>if(zone_gray_bunch&lt;=3)</text:p>
      <text:p text:style-name="Preformatted_20_Text"><text:tab/><text:tab/><text:tab/><text:tab/><text:tab/><text:tab/> {</text:p>
      <text:p text:style-name="Preformatted_20_Text"><text:tab/><text:tab/><text:tab/><text:tab/><text:tab/><text:tab/><text:tab/> if(zone_gray_bunch&lt;=2)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 prior=1;</text:p>
      <text:p text:style-name="Preformatted_20_Text"><text:tab/><text:tab/><text:tab/><text:tab/><text:tab/><text:tab/><text:tab/> }</text:p>
      <text:p text:style-name="Preformatted_20_Text"><text:tab/><text:tab/><text:tab/><text:tab/><text:tab/><text:tab/><text:tab/> else</text:p>
      <text:p text:style-name="Preformatted_20_Text"><text:tab/><text:tab/><text:tab/><text:tab/><text:tab/><text:tab/><text:tab/> {</text:p>
      <text:p text:style-name="Preformatted_20_Text"><text:tab/><text:tab/><text:tab/><text:tab/><text:tab/><text:tab/><text:tab/><text:tab/> if(!grayscale_close)</text:p>
      <text:p text:style-name="Preformatted_20_Text"><text:tab/><text:tab/><text:tab/><text:tab/><text:tab/><text:tab/><text:tab/><text:tab/> {</text:p>
      <text:p text:style-name="Preformatted_20_Text"><text:tab/><text:tab/><text:tab/><text:tab/><text:tab/><text:tab/> <text:s text:c="8"/>prior=2;</text:p>
      <text:p text:style-name="Preformatted_20_Text"><text:tab/><text:tab/><text:tab/><text:tab/><text:tab/><text:tab/><text:tab/><text:tab/> }</text:p>
      <text:p text:style-name="Preformatted_20_Text"><text:tab/><text:tab/><text:tab/><text:tab/><text:tab/><text:tab/><text:tab/><text:tab/> else</text:p>
      <text:p text:style-name="Preformatted_20_Text"><text:tab/><text:tab/><text:tab/><text:tab/><text:tab/><text:tab/><text:tab/><text:tab/> {</text:p>
      <text:p text:style-name="Preformatted_20_Text">if((ratio_length1==16)&amp;&amp;(Signif_ratio&lt;2)&amp;&amp;(Density_ratio&lt;4))</text:p>
      <text:p text:style-name="Preformatted_20_Text">{</text:p>
      <text:p text:style-name="Preformatted_20_Text"><text:tab/>prior=4;</text:p>
      <text:p text:style-name="Preformatted_20_Text"><text:soft-page-break/>}</text:p>
      <text:p text:style-name="Preformatted_20_Text"><text:tab/><text:tab/><text:tab/><text:tab/><text:tab/><text:tab/><text:tab/><text:tab/> }</text:p>
      <text:p text:style-name="Preformatted_20_Text"><text:tab/><text:tab/><text:tab/><text:tab/><text:tab/><text:tab/><text:tab/> }</text:p>
      <text:p text:style-name="Preformatted_20_Text"><text:tab/>if((ratio_length1&lt;5)&amp;&amp;((Signif_ratio&gt;6)||(Density_ratio&gt;6)))</text:p>
      <text:p text:style-name="Preformatted_20_Text"><text:tab/> <text:s text:c="2"/>{//incl</text:p>
      <text:p text:style-name="Preformatted_20_Text"><text:tab/><text:tab/>prior+=10;</text:p>
      <text:p text:style-name="Preformatted_20_Text"><text:tab/> <text:s text:c="2"/>}//incl</text:p>
      <text:p text:style-name="Preformatted_20_Text"><text:tab/><text:tab/><text:tab/><text:tab/><text:tab/><text:tab/> goto L;</text:p>
      <text:p text:style-name="Preformatted_20_Text"><text:tab/><text:tab/><text:tab/><text:tab/><text:tab/><text:tab/> }</text:p>
      <text:p text:style-name="Preformatted_20_Text"><text:tab/><text:tab/>}</text:p>
      <text:p text:style-name="Preformatted_20_Text"><text:tab/><text:tab/>}</text:p>
      <text:p text:style-name="Preformatted_20_Text"><text:tab/>if((hue_close==1)&amp;&amp;(grayscale_close==1))</text:p>
      <text:p text:style-name="Preformatted_20_Text"><text:tab/> <text:s/>{///last_cor80213</text:p>
      <text:p text:style-name="Preformatted_20_Text"><text:tab/><text:tab/> <text:s/>if((ratio_length1==16)&amp;&amp;(Signif_ratio&lt;2)&amp;&amp;(Density_ratio&lt;2)&amp;&amp;(ratio_length&lt;2))</text:p>
      <text:p text:style-name="Preformatted_20_Text">{</text:p>
      <text:p text:style-name="Preformatted_20_Text"><text:tab/>prior=2;</text:p>
      <text:p text:style-name="Preformatted_20_Text"><text:s text:c="4"/>goto L;</text:p>
      <text:p text:style-name="Preformatted_20_Text">}</text:p>
      <text:p text:style-name="Preformatted_20_Text"><text:tab/> <text:s/>}</text:p>
      <text:p text:style-name="Preformatted_20_Text"><text:tab/><text:tab/><text:tab/>if(!hue_close)</text:p>
      <text:p text:style-name="Preformatted_20_Text"><text:tab/><text:tab/><text:tab/><text:tab/> {//hue indefinite</text:p>
      <text:p text:style-name="Preformatted_20_Text"/>
      <text:p text:style-name="Preformatted_20_Text"/>
      <text:p text:style-name="Preformatted_20_Text">if(((!difference_hue_zone)&amp;&amp;(hue_difference&lt;=4))||(hue_difference&lt;=3)||</text:p>
      <text:p text:style-name="Preformatted_20_Text"><text:tab/><text:tab/><text:tab/>((left_hue&lt;=corrected_bunch_mean_hue)&amp;&amp;(corrected_bunch_mean_hue&lt;=right_hue)))</text:p>
      <text:p text:style-name="Preformatted_20_Text"><text:s text:c="9"/>{//h2</text:p>
      <text:p text:style-name="Preformatted_20_Text"><text:tab/><text:tab/><text:tab/>hue_close=2;</text:p>
      <text:p text:style-name="Preformatted_20_Text"><text:tab/><text:tab/> }//h2</text:p>
      <text:p text:style-name="Preformatted_20_Text">else</text:p>
      <text:p text:style-name="Preformatted_20_Text">{</text:p>
      <text:p text:style-name="Preformatted_20_Text">if((!difference_hue_zone)&amp;&amp;(hue_difference&lt;=6)||((difference_hue_zone&lt;=1)&amp;&amp;(hue_difference&lt;=4)))</text:p>
      <text:p text:style-name="Preformatted_20_Text">{//last_cor22.0113!!!!!</text:p>
      <text:p text:style-name="Preformatted_20_Text"><text:tab/>if((saturation_close==1)&amp;&amp;(grayscale_close==1))</text:p>
      <text:p text:style-name="Preformatted_20_Text"><text:tab/>{</text:p>
      <text:p text:style-name="Preformatted_20_Text"><text:tab/><text:tab/>if((Density_ratio&gt;=7)&amp;&amp;((Density_ratio&lt;=9)))</text:p>
      <text:p text:style-name="Preformatted_20_Text"><text:tab/><text:tab/>{//last_cor22.01.13</text:p>
      <text:p text:style-name="Preformatted_20_Text"><text:tab/><text:tab/>hue_close=2;</text:p>
      <text:p text:style-name="Preformatted_20_Text"><text:tab/><text:tab/>prior=22;</text:p>
      <text:p text:style-name="Preformatted_20_Text"><text:tab/><text:tab/>goto L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if((Signif_ratio&lt;=2)&amp;&amp;(length_ratio&lt;=2)&amp;&amp;(Density_ratio&lt;5))</text:p>
      <text:p text:style-name="Preformatted_20_Text"><text:tab/><text:tab/>{//last_cor22.01.13</text:p>
      <text:p text:style-name="Preformatted_20_Text"><text:tab/><text:tab/>hue_close=2;</text:p>
      <text:p text:style-name="Preformatted_20_Text"><text:tab/><text:tab/>prior=2;</text:p>
      <text:p text:style-name="Preformatted_20_Text"><text:tab/><text:tab/>goto L;</text:p>
      <text:p text:style-name="Preformatted_20_Text"><text:tab/><text:tab/>}</text:p>
      <text:p text:style-name="Preformatted_20_Text"><text:tab/><text:tab/>}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if((Signif_ratio&lt;=2)&amp;&amp;(length_ratio&lt;=2)&amp;&amp;(Density_ratio&lt;5))</text:p>
      <text:p text:style-name="Preformatted_20_Text"><text:tab/><text:tab/>{</text:p>
      <text:p text:style-name="Preformatted_20_Text"><text:tab/><text:tab/>hue_close=3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soft-page-break/>}</text:p>
      <text:p text:style-name="Preformatted_20_Text">else</text:p>
      <text:p text:style-name="Preformatted_20_Text">{</text:p>
      <text:p text:style-name="Preformatted_20_Text">if((hue_difference&gt;=7)||((hue_difference&gt;=5)&amp;&amp;(difference_hue_zone&gt;0)))</text:p>
      <text:p text:style-name="Preformatted_20_Text"><text:s text:c="7"/>{//last_cor</text:p>
      <text:p text:style-name="Preformatted_20_Text"><text:tab/> <text:s text:c="2"/>hue_close=-1;</text:p>
      <text:p text:style-name="Preformatted_20_Text"><text:tab/> <text:s text:c="2"/>}</text:p>
      <text:p text:style-name="Preformatted_20_Text">else</text:p>
      <text:p text:style-name="Preformatted_20_Text"><text:tab/><text:tab/>{</text:p>
      <text:p text:style-name="Preformatted_20_Text"><text:tab/><text:tab/><text:tab/>if((difference_hue_zone&gt;2)||(hue_difference&gt;12))</text:p>
      <text:p text:style-name="Preformatted_20_Text"><text:tab/><text:tab/><text:tab/>{</text:p>
      <text:p text:style-name="Preformatted_20_Text"><text:tab/><text:tab/><text:tab/><text:tab/>hue_close=-2;</text:p>
      <text:p text:style-name="Preformatted_20_Text"><text:tab/><text:tab/><text:tab/>}</text:p>
      <text:p text:style-name="Preformatted_20_Text"><text:tab/><text:tab/>}</text:p>
      <text:p text:style-name="Preformatted_20_Text">}</text:p>
      <text:p text:style-name="Preformatted_20_Text"><text:tab/> <text:s/>}</text:p>
      <text:p text:style-name="Preformatted_20_Text"/>
      <text:p text:style-name="Preformatted_20_Text"><text:tab/><text:tab/><text:tab/>}//hue indefinite</text:p>
      <text:p text:style-name="Preformatted_20_Text"><text:s text:c="20"/>if(!saturation_close)</text:p>
      <text:p text:style-name="Preformatted_20_Text"><text:tab/><text:tab/><text:tab/><text:tab/><text:tab/> {//last_cor28.12.12</text:p>
      <text:p text:style-name="Preformatted_20_Text"><text:tab/>if(((saturation_distance1&lt;=possible_sat_variation+1)&amp;&amp;(saturation_distance&lt;=possible_sat_variation1+1))||</text:p>
      <text:p text:style-name="Preformatted_20_Text">((saturation_distance1&lt;impossible_sat_variation)&amp;&amp;(saturation_distance&lt;impossible_sat_variation1)))</text:p>
      <text:p text:style-name="Preformatted_20_Text"><text:s text:c="5"/>{</text:p>
      <text:p text:style-name="Preformatted_20_Text"><text:tab/><text:tab/> saturation_close=2;</text:p>
      <text:p text:style-name="Preformatted_20_Text"><text:s text:c="5"/>}</text:p>
      <text:p text:style-name="Preformatted_20_Text"><text:tab/><text:tab/><text:tab/><text:tab/><text:tab/> }</text:p>
      <text:p text:style-name="Preformatted_20_Text"><text:tab/><text:tab/><text:tab/><text:tab/><text:tab/>if(!grayscale_close)</text:p>
      <text:p text:style-name="Preformatted_20_Text"><text:tab/><text:tab/><text:tab/><text:tab/><text:tab/> {//gc0last_cor28.12.12</text:p>
      <text:p text:style-name="Preformatted_20_Text"><text:tab/><text:tab/><text:tab/><text:tab/><text:tab/><text:tab/> if(zone_gray_bunch&lt;=2)</text:p>
      <text:p text:style-name="Preformatted_20_Text"><text:tab/><text:tab/><text:tab/><text:tab/><text:tab/><text:tab/> {</text:p>
      <text:p text:style-name="Preformatted_20_Text"><text:tab/><text:tab/><text:tab/><text:tab/><text:tab/><text:tab/><text:tab/> grayscale_close=3;</text:p>
      <text:p text:style-name="Preformatted_20_Text"><text:tab/><text:tab/><text:tab/><text:tab/><text:tab/><text:tab/> }</text:p>
      <text:p text:style-name="Preformatted_20_Text"><text:tab/><text:tab/><text:tab/><text:tab/><text:tab/><text:tab/> else</text:p>
      <text:p text:style-name="Preformatted_20_Text"><text:tab/><text:tab/><text:tab/><text:tab/><text:tab/><text:tab/> {</text:p>
      <text:p text:style-name="Preformatted_20_Text">if((hue_difference&lt;=1)&amp;&amp;(max_satur_differ&lt;=1)</text:p>
      <text:p text:style-name="Preformatted_20_Text"><text:s text:c="3"/>&amp;&amp;(gray_difference&lt;(possible_gray_variation+(impossible_gray_variation-possible_gray_variation)/4)))</text:p>
      <text:p text:style-name="Preformatted_20_Text"><text:tab/><text:tab/><text:tab/><text:tab/><text:tab/><text:tab/><text:tab/> {</text:p>
      <text:p text:style-name="Preformatted_20_Text"><text:s text:c="29"/>grayscale_close=2;</text:p>
      <text:p text:style-name="Preformatted_20_Text"><text:tab/><text:tab/><text:tab/><text:tab/><text:tab/><text:tab/><text:tab/> }</text:p>
      <text:p text:style-name="Preformatted_20_Text"><text:tab/><text:tab/><text:tab/><text:tab/><text:tab/><text:tab/> }</text:p>
      <text:p text:style-name="Preformatted_20_Text"><text:tab/><text:tab/><text:tab/><text:tab/><text:tab/> }//gc0</text:p>
      <text:p text:style-name="Preformatted_20_Text">if((!difference_hue_zone)&amp;&amp;((hue_difference&lt;=2)||(hue_difference&lt;=2)&amp;&amp;((node_vicinity)||(node_vicinity_neighbor))))</text:p>
      <text:p text:style-name="Preformatted_20_Text"><text:tab/><text:tab/><text:tab/><text:tab/> {//characteristics correction//last_cor28.12.12</text:p>
      <text:p text:style-name="Preformatted_20_Text"><text:tab/><text:tab/><text:tab/><text:tab/><text:tab/> hue_close=1;<text:tab/><text:tab/><text:tab/> </text:p>
      <text:p text:style-name="Preformatted_20_Text"><text:tab/><text:tab/><text:tab/><text:tab/> }//characteristics correction<text:tab/><text:tab/><text:tab/><text:tab/><text:tab/> </text:p>
      <text:p text:style-name="Preformatted_20_Text"><text:tab/><text:tab/><text:tab/><text:tab/> </text:p>
      <text:p text:style-name="Preformatted_20_Text"><text:tab/><text:tab/><text:tab/><text:tab/> </text:p>
      <text:p text:style-name="Preformatted_20_Text">if(((grayscale_close&gt;=1)&amp;&amp;(grayscale_close&lt;=2)&amp;&amp;(saturation_close==1)&amp;&amp;(hue_close==1))||</text:p>
      <text:p text:style-name="Preformatted_20_Text"><text:tab/><text:tab/> <text:s/>((grayscale_close==1)&amp;&amp;(saturation_close&gt;=1)&amp;&amp;(saturation_close&lt;=2)&amp;&amp;(hue_close==1))||</text:p>
      <text:p text:style-name="Preformatted_20_Text"><text:tab/><text:tab/> <text:s/>((grayscale_close==1)&amp;&amp;(saturation_close&gt;=1)&amp;&amp;(saturation_close&lt;=2)&amp;&amp;</text:p>
      <text:p text:style-name="Preformatted_20_Text"><text:tab/><text:tab/> <text:s/>(hue_close&gt;=1)&amp;&amp;((hue_close&lt;=2))))</text:p>
      <text:p text:style-name="Preformatted_20_Text"><text:tab/> <text:s text:c="2"/>{//gh</text:p>
      <text:p text:style-name="Preformatted_20_Text"><text:tab/> prior=1;</text:p>
      <text:p text:style-name="Preformatted_20_Text"><text:s text:c="7"/>}//gh</text:p>
      <text:p text:style-name="Preformatted_20_Text"><text:s text:c="7"/>else</text:p>
      <text:p text:style-name="Preformatted_20_Text"><text:s text:c="6"/>{//e2</text:p>
      <text:p text:style-name="Preformatted_20_Text">if(((hue_close==1)&amp;&amp;(grayscale_close&gt;=1)&amp;&amp;(saturation_close&gt;=1)&amp;&amp;</text:p>
      <text:p text:style-name="Preformatted_20_Text"><text:s text:c="3"/>(saturation_close&lt;=2)&amp;&amp;(grayscale_close&lt;3))||</text:p>
      <text:p text:style-name="Preformatted_20_Text"><text:soft-page-break/><text:s text:c="3"/>((hue_close==1)&amp;&amp;(saturation_close==1)&amp;&amp;(grayscale_close&lt;3)&amp;&amp;(grayscale_close&gt;0))||</text:p>
      <text:p text:style-name="Preformatted_20_Text"><text:s text:c="3"/>((hue_close&gt;=1)&amp;&amp;(hue_close&lt;=2)&amp;&amp;(grayscale_close&gt;=1)&amp;&amp;(saturation_close==1)&amp;&amp;</text:p>
      <text:p text:style-name="Preformatted_20_Text"><text:s text:c="3"/>(grayscale_close&lt;3))||((hue_close&gt;=1)&amp;&amp;(hue_close&lt;=2)&amp;&amp;(saturation_close&gt;=1)&amp;&amp;</text:p>
      <text:p text:style-name="Preformatted_20_Text"><text:s text:c="3"/>(saturation_close&lt;=2)&amp;&amp;(grayscale_close&gt;=1)&amp;&amp;(grayscale_close&lt;3)))</text:p>
      <text:p text:style-name="Preformatted_20_Text">{</text:p>
      <text:p text:style-name="Preformatted_20_Text"><text:tab/> prior=2;</text:p>
      <text:p text:style-name="Preformatted_20_Text">}</text:p>
      <text:p text:style-name="Preformatted_20_Text">else</text:p>
      <text:p text:style-name="Preformatted_20_Text">{</text:p>
      <text:p text:style-name="Preformatted_20_Text"><text:tab/>if(((hue_close==1)&amp;&amp;(grayscale_close&gt;0)&amp;&amp;(grayscale_close&lt;=3)&amp;&amp;(saturation_close&gt;=1)&amp;&amp;</text:p>
      <text:p text:style-name="Preformatted_20_Text"><text:s text:c="3"/>(saturation_close&lt;=2))||</text:p>
      <text:p text:style-name="Preformatted_20_Text"><text:s text:c="2"/>((hue_close==3)&amp;&amp;(grayscale_close==1)&amp;&amp;(saturation_close&gt;=1)))</text:p>
      <text:p text:style-name="Preformatted_20_Text"><text:tab/><text:tab/> <text:s/>{//last cor</text:p>
      <text:p text:style-name="Preformatted_20_Text"><text:tab/><text:tab/><text:tab/> <text:s/>if((hue_close==1)&amp;&amp;(saturation_close==1)&amp;&amp;(grayscale_close&gt;0)&amp;&amp;</text:p>
      <text:p text:style-name="Preformatted_20_Text"><text:tab/><text:tab/><text:tab/><text:tab/> <text:s/>(grayscale_close&lt;=2))</text:p>
      <text:p text:style-name="Preformatted_20_Text"><text:tab/><text:tab/><text:tab/> <text:s/>{///!!!</text:p>
      <text:p text:style-name="Preformatted_20_Text"><text:tab/><text:tab/><text:tab/><text:tab/> <text:s/>prior=2;</text:p>
      <text:p text:style-name="Preformatted_20_Text"><text:tab/><text:tab/> <text:s text:c="9"/>goto L;</text:p>
      <text:p text:style-name="Preformatted_20_Text"><text:tab/><text:tab/><text:tab/> <text:s/>}</text:p>
      <text:p text:style-name="Preformatted_20_Text"><text:tab/><text:tab/><text:tab/> <text:s/>else</text:p>
      <text:p text:style-name="Preformatted_20_Text"><text:tab/><text:tab/><text:tab/> <text:s/>{</text:p>
      <text:p text:style-name="Preformatted_20_Text"><text:tab/><text:tab/> <text:s/>prior=3;</text:p>
      <text:p text:style-name="Preformatted_20_Text"><text:tab/><text:tab/> <text:s/>goto L;</text:p>
      <text:p text:style-name="Preformatted_20_Text"><text:tab/><text:tab/><text:tab/> <text:s/>}</text:p>
      <text:p text:style-name="Preformatted_20_Text"><text:tab/> <text:s text:c="5"/>}</text:p>
      <text:p text:style-name="Preformatted_20_Text"><text:tab/>else</text:p>
      <text:p text:style-name="Preformatted_20_Text"><text:tab/>{</text:p>
      <text:p text:style-name="Preformatted_20_Text">if((ratio_length1&lt;13)&amp;&amp;(Signif_ratio&lt;=2)&amp;&amp;(Density_ratio&lt;6)||(length_ratio&lt;6))</text:p>
      <text:p text:style-name="Preformatted_20_Text"><text:tab/> <text:s text:c="2"/>{</text:p>
      <text:p text:style-name="Preformatted_20_Text"><text:s text:c="7"/>if((grayscale_close&gt;0)&amp;&amp;(grayscale_close&lt;=2)&amp;&amp;(saturation_close&gt;=0)&amp;&amp;(hue_close&gt;0)&amp;&amp;(hue_close&lt;2))</text:p>
      <text:p text:style-name="Preformatted_20_Text"><text:tab/> {</text:p>
      <text:p text:style-name="Preformatted_20_Text"><text:tab/> prior=4;</text:p>
      <text:p text:style-name="Preformatted_20_Text"><text:tab/> </text:p>
      <text:p text:style-name="Preformatted_20_Text"><text:tab/> }</text:p>
      <text:p text:style-name="Preformatted_20_Text"><text:s text:c="7"/>}</text:p>
      <text:p text:style-name="Preformatted_20_Text"><text:s text:c="4"/>}</text:p>
      <text:p text:style-name="Preformatted_20_Text">}</text:p>
      <text:p text:style-name="Preformatted_20_Text">if((hue_close==1)&amp;&amp;(saturation_close==1))</text:p>
      <text:p text:style-name="Preformatted_20_Text">{//last cor</text:p>
      <text:p text:style-name="Preformatted_20_Text"><text:tab/>if((grayscale_close&gt;=3)&amp;&amp;(grayscale_close&lt;=4))</text:p>
      <text:p text:style-name="Preformatted_20_Text"><text:tab/>{</text:p>
      <text:p text:style-name="Preformatted_20_Text"><text:tab/><text:tab/>prior=2;</text:p>
      <text:p text:style-name="Preformatted_20_Text"><text:tab/>}</text:p>
      <text:p text:style-name="Preformatted_20_Text">}</text:p>
      <text:p text:style-name="Preformatted_20_Text">if(!grayscale_close)</text:p>
      <text:p text:style-name="Preformatted_20_Text">{</text:p>
      <text:p text:style-name="Preformatted_20_Text"><text:tab/>if((hue_close==1)&amp;&amp;(saturation_close==1))</text:p>
      <text:p text:style-name="Preformatted_20_Text"><text:tab/>{</text:p>
      <text:p text:style-name="Preformatted_20_Text"><text:tab/><text:tab/>if(difference_gray_zone&lt;=1)</text:p>
      <text:p text:style-name="Preformatted_20_Text"><text:tab/><text:tab/>{</text:p>
      <text:p text:style-name="Preformatted_20_Text"><text:tab/><text:tab/>prior=4;</text:p>
      <text:p text:style-name="Preformatted_20_Text"><text:tab/><text:tab/>goto L;</text:p>
      <text:p text:style-name="Preformatted_20_Text"><text:tab/><text:tab/>}</text:p>
      <text:p text:style-name="Preformatted_20_Text"><text:tab/>}</text:p>
      <text:p text:style-name="Preformatted_20_Text">}//last cor</text:p>
      <text:p text:style-name="Preformatted_20_Text"><text:s text:c="5"/>}//e2</text:p>
      <text:p text:style-name="Preformatted_20_Text"><text:s text:c="3"/></text:p>
      <text:p text:style-name="Preformatted_20_Text"><text:s text:c="3"/></text:p>
      <text:p text:style-name="Preformatted_20_Text"><text:soft-page-break/><text:tab/><text:tab/></text:p>
      <text:p text:style-name="Preformatted_20_Text"><text:s text:c="7"/>if((prior&gt;0)&amp;&amp;(prior&lt;=4))</text:p>
      <text:p text:style-name="Preformatted_20_Text"><text:tab/> {</text:p>
      <text:p text:style-name="Preformatted_20_Text"><text:s text:c="7"/>if((ratio_length1&lt;5)&amp;&amp;((Signif_ratio&gt;6)||(Density_ratio&gt;6)))</text:p>
      <text:p text:style-name="Preformatted_20_Text"><text:tab/> <text:s text:c="2"/>{//incl</text:p>
      <text:p text:style-name="Preformatted_20_Text"><text:tab/><text:tab/>prior+=10;</text:p>
      <text:p text:style-name="Preformatted_20_Text"><text:tab/> <text:s text:c="2"/>}//incl</text:p>
      <text:p text:style-name="Preformatted_20_Text"><text:tab/> <text:s text:c="3"/>goto L;</text:p>
      <text:p text:style-name="Preformatted_20_Text"><text:tab/> }</text:p>
      <text:p text:style-name="Preformatted_20_Text"><text:tab/> if((hue_close&lt;-1)||((hue_close&lt;0)&amp;&amp;(grayscale_close&lt;0))||</text:p>
      <text:p text:style-name="Preformatted_20_Text"><text:tab/><text:tab/> ((saturation_close&lt;0)&amp;&amp;(grayscale_close&lt;0))||((hue_close&lt;0)&amp;&amp;(saturation_close&lt;0)))</text:p>
      <text:p text:style-name="Preformatted_20_Text">{</text:p>
      <text:p text:style-name="Preformatted_20_Text">prior=15;</text:p>
      <text:p text:style-name="Preformatted_20_Text">goto L;</text:p>
      <text:p text:style-name="Preformatted_20_Text">}</text:p>
      <text:p text:style-name="Preformatted_20_Text">else</text:p>
      <text:p text:style-name="Preformatted_20_Text">{</text:p>
      <text:p text:style-name="Preformatted_20_Text">if((hue_close&lt;0)||(saturation_close&lt;0)||(grayscale_close&lt;-1))</text:p>
      <text:p text:style-name="Preformatted_20_Text">{</text:p>
      <text:p text:style-name="Preformatted_20_Text">prior=16;</text:p>
      <text:p text:style-name="Preformatted_20_Text">goto L;</text:p>
      <text:p text:style-name="Preformatted_20_Text">}</text:p>
      <text:p text:style-name="Preformatted_20_Text">if(grayscale_close&lt;0)</text:p>
      <text:p text:style-name="Preformatted_20_Text">{</text:p>
      <text:p text:style-name="Preformatted_20_Text">prior=17;</text:p>
      <text:p text:style-name="Preformatted_20_Text">goto L;</text:p>
      <text:p text:style-name="Preformatted_20_Text">}</text:p>
      <text:p text:style-name="Preformatted_20_Text">}</text:p>
      <text:p text:style-name="Preformatted_20_Text">prior=18;</text:p>
      <text:p text:style-name="Preformatted_20_Text"><text:tab/> goto L; </text:p>
      <text:p text:style-name="Preformatted_20_Text"><text:tab/><text:tab/>}//zg2</text:p>
      <text:p text:style-name="Preformatted_20_Text"><text:tab/><text:tab/>else</text:p>
      <text:p text:style-name="Preformatted_20_Text"><text:tab/><text:tab/>{//zg&gt;</text:p>
      <text:p text:style-name="Preformatted_20_Text"><text:tab/><text:tab/>if(!hue_close)</text:p>
      <text:p text:style-name="Preformatted_20_Text"><text:tab/><text:tab/><text:tab/><text:tab/> {//hue indefinite<text:tab/></text:p>
      <text:p text:style-name="Preformatted_20_Text"><text:s text:c="3"/>if((hue_difference&lt;=hue_bound))</text:p>
      <text:p text:style-name="Preformatted_20_Text"><text:s text:c="3"/>{//h3</text:p>
      <text:p text:style-name="Preformatted_20_Text"><text:tab/>hue_close=2;</text:p>
      <text:p text:style-name="Preformatted_20_Text"><text:s text:c="3"/>}//h3</text:p>
      <text:p text:style-name="Preformatted_20_Text"><text:s text:c="3"/>else</text:p>
      <text:p text:style-name="Preformatted_20_Text"><text:s text:c="3"/>{</text:p>
      <text:p text:style-name="Preformatted_20_Text"><text:tab/> <text:s text:c="2"/></text:p>
      <text:p text:style-name="Preformatted_20_Text">if(((!difference_hue_zone)&amp;&amp;(hue_difference&lt;=4)||((hue_difference&lt;=3)))</text:p>
      <text:p text:style-name="Preformatted_20_Text"><text:s text:c="3"/>&amp;&amp;(Signif_ratio&lt;=2)&amp;&amp;(length_ratio&lt;=2)&amp;&amp;(Density_ratio&lt;5))</text:p>
      <text:p text:style-name="Preformatted_20_Text">{</text:p>
      <text:p text:style-name="Preformatted_20_Text"><text:tab/>hue_close=3;</text:p>
      <text:p text:style-name="Preformatted_20_Text">}</text:p>
      <text:p text:style-name="Preformatted_20_Text"><text:s text:c="6"/>else</text:p>
      <text:p text:style-name="Preformatted_20_Text"><text:s text:c="6"/>{</text:p>
      <text:p text:style-name="Preformatted_20_Text"><text:tab/> <text:s text:c="2"/>if((hue_difference&gt;=5)||((hue_difference&gt;=4)&amp;&amp;(difference_hue_zone&gt;0)))</text:p>
      <text:p text:style-name="Preformatted_20_Text"><text:s text:c="7"/>{</text:p>
      <text:p text:style-name="Preformatted_20_Text"><text:tab/> <text:s text:c="2"/>hue_close=-1;</text:p>
      <text:p text:style-name="Preformatted_20_Text"><text:tab/> <text:s text:c="2"/>}</text:p>
      <text:p text:style-name="Preformatted_20_Text">else</text:p>
      <text:p text:style-name="Preformatted_20_Text">{</text:p>
      <text:p text:style-name="Preformatted_20_Text">if((difference_hue_zone&gt;2)||(hue_difference&gt;12))</text:p>
      <text:p text:style-name="Preformatted_20_Text">{</text:p>
      <text:p text:style-name="Preformatted_20_Text">hue_close=-2;</text:p>
      <text:p text:style-name="Preformatted_20_Text"><text:soft-page-break/>}</text:p>
      <text:p text:style-name="Preformatted_20_Text">}</text:p>
      <text:p text:style-name="Preformatted_20_Text"><text:s text:c="6"/>}</text:p>
      <text:p text:style-name="Preformatted_20_Text"><text:s text:c="3"/>}</text:p>
      <text:p text:style-name="Preformatted_20_Text"><text:tab/><text:tab/> <text:s text:c="8"/>}//hue indefinite</text:p>
      <text:p text:style-name="Preformatted_20_Text"><text:tab/><text:tab/>if(!saturation_close)</text:p>
      <text:p text:style-name="Preformatted_20_Text"><text:tab/><text:tab/><text:tab/>//!?</text:p>
      <text:p text:style-name="Preformatted_20_Text"><text:tab/><text:tab/>{//saturation indefinite</text:p>
      <text:p text:style-name="Preformatted_20_Text"><text:tab/><text:tab/><text:tab/>if((bunch_occurrence&gt;0)&amp;&amp;(Density_ratio&gt;=6)&amp;&amp;(Density_ratio&lt;=10))</text:p>
      <text:p text:style-name="Preformatted_20_Text"><text:tab/><text:tab/><text:tab/><text:tab/> <text:s text:c="2"/>{//bo</text:p>
      <text:p text:style-name="Preformatted_20_Text">if(Intersection_saturation==3)</text:p>
      <text:p text:style-name="Preformatted_20_Text"><text:tab/><text:tab/><text:tab/><text:tab/><text:tab/> <text:s text:c="2"/>{//s_i=3</text:p>
      <text:p text:style-name="Preformatted_20_Text"><text:s text:c="2"/>if((saturation_distance1&gt;=possible_sat_variation)||(saturation_distance&gt;=possible_sat_variation1))</text:p>
      <text:p text:style-name="Preformatted_20_Text"><text:tab/><text:tab/><text:tab/><text:tab/><text:tab/><text:tab/> <text:s text:c="2"/>{</text:p>
      <text:p text:style-name="Preformatted_20_Text"><text:tab/><text:tab/><text:tab/><text:tab/><text:tab/><text:tab/><text:tab/> <text:s text:c="2"/>if((ratio_length_satur&gt;=(2*poss_sat_variation/3))||</text:p>
      <text:p text:style-name="Preformatted_20_Text"><text:tab/><text:tab/><text:tab/><text:tab/><text:tab/><text:tab/><text:tab/><text:tab/> <text:s/>(ratio_length_satur&gt;=(imp_sat_var/3) ))</text:p>
      <text:p text:style-name="Preformatted_20_Text"><text:tab/><text:tab/><text:tab/><text:tab/><text:tab/><text:tab/><text:tab/> <text:s text:c="2"/>{</text:p>
      <text:p text:style-name="Preformatted_20_Text"><text:s text:c="32"/>saturation_close=-2;</text:p>
      <text:p text:style-name="Preformatted_20_Text"><text:tab/><text:tab/><text:tab/><text:tab/><text:tab/><text:tab/><text:tab/> <text:s text:c="2"/>}</text:p>
      <text:p text:style-name="Preformatted_20_Text"><text:tab/><text:tab/><text:tab/><text:tab/><text:tab/><text:tab/><text:tab/> <text:s text:c="2"/>else</text:p>
      <text:p text:style-name="Preformatted_20_Text"><text:tab/><text:tab/><text:tab/><text:tab/><text:tab/><text:tab/><text:tab/> <text:s text:c="2"/>{</text:p>
      <text:p text:style-name="Preformatted_20_Text"><text:tab/><text:tab/><text:tab/><text:tab/><text:tab/><text:tab/><text:tab/><text:tab/> <text:s text:c="2"/>if((ratio_length_satur&gt;=(poss_sat_variation/2)))</text:p>
      <text:p text:style-name="Preformatted_20_Text"><text:tab/><text:tab/><text:tab/><text:tab/><text:tab/><text:tab/><text:tab/> <text:s text:c="2"/>{</text:p>
      <text:p text:style-name="Preformatted_20_Text"><text:s text:c="32"/>saturation_close=-1;</text:p>
      <text:p text:style-name="Preformatted_20_Text"><text:tab/><text:tab/><text:tab/><text:tab/><text:tab/><text:tab/><text:tab/> <text:s text:c="2"/>}</text:p>
      <text:p text:style-name="Preformatted_20_Text"><text:tab/><text:tab/><text:tab/><text:tab/><text:tab/><text:tab/><text:tab/> <text:s text:c="2"/>}</text:p>
      <text:p text:style-name="Preformatted_20_Text"><text:tab/><text:tab/><text:tab/><text:tab/><text:tab/><text:tab/> <text:s text:c="2"/>}</text:p>
      <text:p text:style-name="Preformatted_20_Text"/>
      <text:p text:style-name="Preformatted_20_Text"><text:tab/><text:tab/><text:tab/><text:tab/><text:tab/> <text:s text:c="2"/>}//s_i=3</text:p>
      <text:p text:style-name="Preformatted_20_Text">else</text:p>
      <text:p text:style-name="Preformatted_20_Text">{</text:p>
      <text:p text:style-name="Preformatted_20_Text"><text:s text:c="4"/>if((Intersection_saturation&gt;=1)&amp;&amp;((Signif_ratio&gt;=15)||(Signif_ratio&lt;=3)))</text:p>
      <text:p text:style-name="Preformatted_20_Text"><text:tab/>{</text:p>
      <text:p text:style-name="Preformatted_20_Text"><text:tab/><text:tab/>if((saturation_distance1&gt;=possible_sat_variation)||(saturation_distance&gt;=possible_sat_variation1))</text:p>
      <text:p text:style-name="Preformatted_20_Text"><text:tab/><text:tab/>{</text:p>
      <text:p text:style-name="Preformatted_20_Text"><text:tab/><text:tab/>if((gray_ntersection&gt;=2)&amp;&amp;(ratio_length1_satur&lt;=6)&amp;&amp;(ratio_length_satur&lt;=6)&amp;&amp;(ratio_length1_gray&lt;=6))</text:p>
      <text:p text:style-name="Preformatted_20_Text"><text:tab/><text:tab/>{</text:p>
      <text:p text:style-name="Preformatted_20_Text"><text:s text:c="8"/>saturation_close=-1;</text:p>
      <text:p text:style-name="Preformatted_20_Text"><text:tab/><text:tab/>}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><text:tab/><text:tab/><text:tab/> <text:s text:c="6"/>}//bo</text:p>
      <text:p text:style-name="Preformatted_20_Text"><text:tab/><text:tab/>}//saturation indefinite</text:p>
      <text:p text:style-name="Preformatted_20_Text"><text:tab/><text:tab/>//!/</text:p>
      <text:p text:style-name="Preformatted_20_Text"/>
      <text:p text:style-name="Preformatted_20_Text"><text:s text:c="3"/></text:p>
      <text:p text:style-name="Preformatted_20_Text"><text:s text:c="6"/>if((grayscale_close&gt;=1)&amp;&amp;(grayscale_close&lt;=2)&amp;&amp;(saturation_close==1)&amp;&amp;(hue_close==1))</text:p>
      <text:p text:style-name="Preformatted_20_Text"><text:tab/> <text:s text:c="2"/>{//gh//last_cor050213</text:p>
      <text:p text:style-name="Preformatted_20_Text"><text:tab/> prior=1;</text:p>
      <text:p text:style-name="Preformatted_20_Text"><text:tab/> goto L;</text:p>
      <text:p text:style-name="Preformatted_20_Text"><text:s text:c="7"/>}//gh</text:p>
      <text:p text:style-name="Preformatted_20_Text"><text:s text:c="7"/>else</text:p>
      <text:p text:style-name="Preformatted_20_Text"><text:s text:c="6"/>{//e2</text:p>
      <text:p text:style-name="Preformatted_20_Text"><text:tab/><text:tab/> <text:s/>if((grayscale_close==1)&amp;&amp;(hue_close==1))</text:p>
      <text:p text:style-name="Preformatted_20_Text"><text:s text:c="11"/>{</text:p>
      <text:p text:style-name="Preformatted_20_Text"><text:tab/><text:tab/><text:tab/> <text:s text:c="2"/>if((saturation_close&gt;0)&amp;&amp;(abs_satur&lt;=2))</text:p>
      <text:p text:style-name="Preformatted_20_Text"><text:soft-page-break/><text:tab/><text:tab/><text:tab/> <text:s text:c="2"/>{</text:p>
      <text:p text:style-name="Preformatted_20_Text"><text:tab/><text:tab/><text:tab/><text:tab/> <text:s text:c="2"/>if(saturation_close==2)</text:p>
      <text:p text:style-name="Preformatted_20_Text"><text:tab/><text:tab/><text:tab/><text:tab/> <text:s text:c="2"/>{</text:p>
      <text:p text:style-name="Preformatted_20_Text"><text:tab/><text:tab/><text:tab/><text:tab/> <text:s text:c="2"/>prior=1;</text:p>
      <text:p text:style-name="Preformatted_20_Text"><text:tab/><text:tab/><text:tab/><text:tab/> <text:s text:c="2"/>goto L;</text:p>
      <text:p text:style-name="Preformatted_20_Text"><text:tab/><text:tab/><text:tab/><text:tab/> <text:s text:c="2"/>}</text:p>
      <text:p text:style-name="Preformatted_20_Text"><text:tab/><text:tab/><text:tab/><text:tab/> <text:s text:c="2"/>else</text:p>
      <text:p text:style-name="Preformatted_20_Text"><text:tab/><text:tab/><text:tab/><text:tab/> <text:s text:c="2"/>{</text:p>
      <text:p text:style-name="Preformatted_20_Text"><text:tab/><text:tab/><text:tab/><text:tab/> <text:s text:c="2"/>prior=2;</text:p>
      <text:p text:style-name="Preformatted_20_Text"><text:tab/><text:tab/><text:tab/><text:tab/> <text:s text:c="2"/>goto L;</text:p>
      <text:p text:style-name="Preformatted_20_Text"><text:tab/><text:tab/><text:tab/><text:tab/> <text:s text:c="2"/>}</text:p>
      <text:p text:style-name="Preformatted_20_Text"><text:tab/><text:tab/><text:tab/> <text:s text:c="2"/>}</text:p>
      <text:p text:style-name="Preformatted_20_Text"><text:tab/><text:tab/><text:tab/> <text:s text:c="2"/>else//last_cor050213</text:p>
      <text:p text:style-name="Preformatted_20_Text"><text:tab/><text:tab/><text:tab/> <text:s text:c="2"/>{</text:p>
      <text:p text:style-name="Preformatted_20_Text"><text:s text:c="15"/>if((saturation_close==2)&amp;&amp;(abs_satur&gt;=3))</text:p>
      <text:p text:style-name="Preformatted_20_Text"><text:tab/><text:tab/><text:tab/> <text:s text:c="2"/>{</text:p>
      <text:p text:style-name="Preformatted_20_Text"><text:tab/><text:tab/><text:tab/><text:tab/> <text:s text:c="2"/>prior=1;</text:p>
      <text:p text:style-name="Preformatted_20_Text"><text:tab/><text:tab/><text:tab/><text:tab/> <text:s text:c="2"/>goto L;</text:p>
      <text:p text:style-name="Preformatted_20_Text"><text:tab/><text:tab/><text:tab/> <text:s text:c="2"/>}</text:p>
      <text:p text:style-name="Preformatted_20_Text"><text:tab/><text:tab/><text:tab/> <text:s text:c="2"/>}</text:p>
      <text:p text:style-name="Preformatted_20_Text"><text:s text:c="11"/>}</text:p>
      <text:p text:style-name="Preformatted_20_Text">if(((hue_close&gt;1)&amp;&amp;(hue_close&lt;=2)&amp;&amp;(grayscale_close&gt;=1)&amp;&amp;(saturation_close&gt;=1)&amp;&amp;(grayscale_close&lt;3))||</text:p>
      <text:p text:style-name="Preformatted_20_Text"><text:s text:c="3"/>((hue_close==1)&amp;&amp;(saturation_close==1)&amp;&amp;(grayscale_close&lt;=3)&amp;&amp;(grayscale_close&gt;0)))</text:p>
      <text:p text:style-name="Preformatted_20_Text">{</text:p>
      <text:p text:style-name="Preformatted_20_Text"><text:tab/> prior=2;</text:p>
      <text:p text:style-name="Preformatted_20_Text">}</text:p>
      <text:p text:style-name="Preformatted_20_Text">else</text:p>
      <text:p text:style-name="Preformatted_20_Text">{</text:p>
      <text:p text:style-name="Preformatted_20_Text"><text:tab/>if((((hue_close==1)&amp;&amp;(grayscale_close==3))||((hue_close==3)&amp;&amp;(grayscale_close==1)))&amp;&amp;(saturation_close&gt;=1))</text:p>
      <text:p text:style-name="Preformatted_20_Text"><text:tab/><text:tab/> <text:s/>{</text:p>
      <text:p text:style-name="Preformatted_20_Text"><text:tab/><text:tab/> <text:s/>prior=3;</text:p>
      <text:p text:style-name="Preformatted_20_Text"><text:tab/> <text:s text:c="5"/>}</text:p>
      <text:p text:style-name="Preformatted_20_Text"><text:tab/>else</text:p>
      <text:p text:style-name="Preformatted_20_Text"><text:tab/>{</text:p>
      <text:p text:style-name="Preformatted_20_Text"><text:tab/><text:tab/>if((hue_close==1)&amp;&amp;(grayscale_close==3))</text:p>
      <text:p text:style-name="Preformatted_20_Text"><text:tab/><text:tab/>{</text:p>
      <text:p text:style-name="Preformatted_20_Text"><text:tab/><text:tab/><text:tab/>if((min_saturation&gt;=2)&amp;&amp;(max_satur_differ&lt;=5))</text:p>
      <text:p text:style-name="Preformatted_20_Text"><text:tab/><text:tab/><text:tab/>{//!?</text:p>
      <text:p text:style-name="Preformatted_20_Text"><text:s text:c="12"/>prior=4;</text:p>
      <text:p text:style-name="Preformatted_20_Text"><text:tab/><text:tab/><text:tab/>goto L;</text:p>
      <text:p text:style-name="Preformatted_20_Text"><text:tab/><text:tab/><text:tab/>}//!?</text:p>
      <text:p text:style-name="Preformatted_20_Text"><text:tab/><text:tab/>}</text:p>
      <text:p text:style-name="Preformatted_20_Text"><text:tab/><text:tab/></text:p>
      <text:p text:style-name="Preformatted_20_Text"><text:tab/><text:tab/>if((Signif_ratio&lt;=2)&amp;&amp;(Density_ratio&lt;=4)&amp;&amp;(length_ratio&lt;=2))</text:p>
      <text:p text:style-name="Preformatted_20_Text"><text:tab/><text:tab/>{</text:p>
      <text:p text:style-name="Preformatted_20_Text"><text:tab/><text:tab/><text:tab/>if((grayscale_close&gt;0)&amp;&amp;(grayscale_close&lt;=3)&amp;&amp;(hue_close==1)&amp;&amp;</text:p>
      <text:p text:style-name="Preformatted_20_Text"><text:tab/><text:tab/><text:tab/><text:tab/>(neighbor_bunch_mean_saturation&gt;=6)&amp;&amp;(bunch_mean_saturation&gt;=6))</text:p>
      <text:p text:style-name="Preformatted_20_Text"><text:tab/><text:tab/><text:tab/>{</text:p>
      <text:p text:style-name="Preformatted_20_Text"><text:s text:c="12"/>prior=2;</text:p>
      <text:p text:style-name="Preformatted_20_Text"><text:tab/><text:tab/><text:tab/>}</text:p>
      <text:p text:style-name="Preformatted_20_Text"><text:tab/><text:tab/>}</text:p>
      <text:p text:style-name="Preformatted_20_Text">if((ratio_length1&gt;13)&amp;&amp;(Signif_ratio&lt;=2)&amp;&amp;(Density_ratio&lt;6)||(length_ratio&lt;6))</text:p>
      <text:p text:style-name="Preformatted_20_Text"><text:tab/> <text:s text:c="2"/>{</text:p>
      <text:p text:style-name="Preformatted_20_Text"><text:s text:c="7"/>if((grayscale_close&gt;0)&amp;&amp;(grayscale_close&lt;=2)&amp;&amp;(saturation_close&gt;=0)&amp;&amp;(hue_close&gt;0)&amp;&amp;(hue_close&lt;=3))</text:p>
      <text:p text:style-name="Preformatted_20_Text"><text:tab/> {</text:p>
      <text:p text:style-name="Preformatted_20_Text"><text:tab/> prior=4;</text:p>
      <text:p text:style-name="Preformatted_20_Text"><text:tab/> </text:p>
      <text:p text:style-name="Preformatted_20_Text"><text:soft-page-break/><text:tab/> }</text:p>
      <text:p text:style-name="Preformatted_20_Text"><text:s text:c="7"/>}</text:p>
      <text:p text:style-name="Preformatted_20_Text"><text:s text:c="4"/>}</text:p>
      <text:p text:style-name="Preformatted_20_Text">}</text:p>
      <text:p text:style-name="Preformatted_20_Text">if((hue_close==1)&amp;&amp;(saturation_close==1))</text:p>
      <text:p text:style-name="Preformatted_20_Text">{</text:p>
      <text:p text:style-name="Preformatted_20_Text"><text:tab/>if((grayscale_close&gt;=3)&amp;&amp;(grayscale_close&lt;=4))</text:p>
      <text:p text:style-name="Preformatted_20_Text"><text:tab/>{</text:p>
      <text:p text:style-name="Preformatted_20_Text"><text:tab/><text:tab/>prior=2;</text:p>
      <text:p text:style-name="Preformatted_20_Text"><text:tab/>}</text:p>
      <text:p text:style-name="Preformatted_20_Text">}</text:p>
      <text:p text:style-name="Preformatted_20_Text">if(!grayscale_close)</text:p>
      <text:p text:style-name="Preformatted_20_Text">{</text:p>
      <text:p text:style-name="Preformatted_20_Text"><text:tab/>if((hue_close==1)&amp;&amp;(saturation_close==1))</text:p>
      <text:p text:style-name="Preformatted_20_Text"><text:tab/>{</text:p>
      <text:p text:style-name="Preformatted_20_Text"><text:tab/><text:tab/>if(difference_gray_zone&lt;=1)</text:p>
      <text:p text:style-name="Preformatted_20_Text"><text:tab/><text:tab/>{</text:p>
      <text:p text:style-name="Preformatted_20_Text"><text:tab/><text:tab/>prior=4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><text:s text:c="5"/>}//e2<text:tab/></text:p>
      <text:p text:style-name="Preformatted_20_Text"><text:tab/><text:tab/>if((prior&gt;0)&amp;&amp;(prior&lt;=4))</text:p>
      <text:p text:style-name="Preformatted_20_Text"><text:tab/> {</text:p>
      <text:p text:style-name="Preformatted_20_Text"><text:s text:c="7"/>/*if((ratio_length1&lt;5)&amp;&amp;((Signif_ratio&gt;6)||(Density_ratio&gt;6)))</text:p>
      <text:p text:style-name="Preformatted_20_Text"><text:tab/> <text:s text:c="2"/>{//incl</text:p>
      <text:p text:style-name="Preformatted_20_Text"><text:tab/><text:tab/>prior+=20;</text:p>
      <text:p text:style-name="Preformatted_20_Text"><text:tab/> <text:s text:c="2"/>}//incl*/</text:p>
      <text:p text:style-name="Preformatted_20_Text"><text:tab/> <text:s text:c="3"/>goto L;</text:p>
      <text:p text:style-name="Preformatted_20_Text"><text:tab/> }</text:p>
      <text:p text:style-name="Preformatted_20_Text"><text:tab/> if((hue_close&lt;-1)||((hue_close&lt;0)&amp;&amp;(grayscale_close&lt;0))||</text:p>
      <text:p text:style-name="Preformatted_20_Text"><text:tab/><text:tab/> ((saturation_close&lt;0)&amp;&amp;(grayscale_close&lt;0))||((hue_close&lt;0)&amp;&amp;(saturation_close&lt;0)))</text:p>
      <text:p text:style-name="Preformatted_20_Text">{</text:p>
      <text:p text:style-name="Preformatted_20_Text">prior=25;</text:p>
      <text:p text:style-name="Preformatted_20_Text">goto L;</text:p>
      <text:p text:style-name="Preformatted_20_Text">}</text:p>
      <text:p text:style-name="Preformatted_20_Text">else</text:p>
      <text:p text:style-name="Preformatted_20_Text">{</text:p>
      <text:p text:style-name="Preformatted_20_Text">if((hue_close&lt;0)||(saturation_close&lt;0))</text:p>
      <text:p text:style-name="Preformatted_20_Text">{</text:p>
      <text:p text:style-name="Preformatted_20_Text">prior=26;</text:p>
      <text:p text:style-name="Preformatted_20_Text">goto L;</text:p>
      <text:p text:style-name="Preformatted_20_Text">}</text:p>
      <text:p text:style-name="Preformatted_20_Text"/>
      <text:p text:style-name="Preformatted_20_Text">if(grayscale_close&lt;0)</text:p>
      <text:p text:style-name="Preformatted_20_Text">{</text:p>
      <text:p text:style-name="Preformatted_20_Text"><text:tab/>if((hue_close==1)&amp;&amp;(min(bunch_mean_saturation,neighbor_bunch_mean_saturation)&gt;=3)&amp;&amp;</text:p>
      <text:p text:style-name="Preformatted_20_Text"><text:tab/><text:tab/>(!saturation_close)&amp;&amp;(difference_gray_zone&lt;=2))</text:p>
      <text:p text:style-name="Preformatted_20_Text"><text:tab/>{</text:p>
      <text:p text:style-name="Preformatted_20_Text"><text:tab/><text:tab/>if((Density_ratio&gt;6)&amp;&amp;(Density_ratio&lt;10))</text:p>
      <text:p text:style-name="Preformatted_20_Text"><text:tab/><text:tab/>{</text:p>
      <text:p text:style-name="Preformatted_20_Text">if(difference_gray_zone&lt;=1)</text:p>
      <text:p text:style-name="Preformatted_20_Text"><text:s text:c="11"/>{</text:p>
      <text:p text:style-name="Preformatted_20_Text"><text:tab/><text:tab/> <text:s text:c="2"/>prior=3;</text:p>
      <text:p text:style-name="Preformatted_20_Text"><text:tab/><text:tab/> <text:s text:c="2"/>goto L;</text:p>
      <text:p text:style-name="Preformatted_20_Text"><text:s text:c="3"/><text:tab/><text:tab/> <text:s text:c="2"/>}</text:p>
      <text:p text:style-name="Preformatted_20_Text"><text:s text:c="9"/>else</text:p>
      <text:p text:style-name="Preformatted_20_Text"><text:s text:c="8"/>{</text:p>
      <text:p text:style-name="Preformatted_20_Text"><text:soft-page-break/><text:tab/><text:tab/>prior=4;</text:p>
      <text:p text:style-name="Preformatted_20_Text"><text:tab/><text:tab/>goto L;</text:p>
      <text:p text:style-name="Preformatted_20_Text"><text:tab/><text:tab/>}</text:p>
      <text:p text:style-name="Preformatted_20_Text"><text:tab/>}</text:p>
      <text:p text:style-name="Preformatted_20_Text"><text:tab/>if((hue_close==1)&amp;&amp;(saturation_close==1)&amp;&amp;(difference_gray_zone&lt;=1))</text:p>
      <text:p text:style-name="Preformatted_20_Text"><text:tab/>{</text:p>
      <text:p text:style-name="Preformatted_20_Text"><text:tab/><text:tab/>prior=3;</text:p>
      <text:p text:style-name="Preformatted_20_Text"><text:tab/><text:tab/>goto L;</text:p>
      <text:p text:style-name="Preformatted_20_Text"><text:tab/>}</text:p>
      <text:p text:style-name="Preformatted_20_Text"><text:s text:c="8"/>}</text:p>
      <text:p text:style-name="Preformatted_20_Text">}</text:p>
      <text:p text:style-name="Preformatted_20_Text">}</text:p>
      <text:p text:style-name="Preformatted_20_Text"><text:tab/> if((!hue_close)&amp;&amp;(!saturation_close))</text:p>
      <text:p text:style-name="Preformatted_20_Text"><text:tab/> {//lcor</text:p>
      <text:p text:style-name="Preformatted_20_Text">if((Intersection_hue==3)&amp;&amp;(Intersection_saturation==3)&amp;&amp;(zone_gray&gt;2)&amp;&amp;((zone_gray_bunch&gt;2)))</text:p>
      <text:p text:style-name="Preformatted_20_Text"><text:tab/><text:tab/> {</text:p>
      <text:p text:style-name="Preformatted_20_Text"><text:tab/><text:tab/><text:tab/> prior=7;</text:p>
      <text:p text:style-name="Preformatted_20_Text"><text:tab/><text:tab/>goto L;</text:p>
      <text:p text:style-name="Preformatted_20_Text"><text:tab/><text:tab/> }</text:p>
      <text:p text:style-name="Preformatted_20_Text"><text:tab/> }</text:p>
      <text:p text:style-name="Preformatted_20_Text"><text:tab/> if(grayscale_close&lt;-1)</text:p>
      <text:p text:style-name="Preformatted_20_Text"><text:tab/> {//last cor</text:p>
      <text:p text:style-name="Preformatted_20_Text"><text:tab/> prior=6;</text:p>
      <text:p text:style-name="Preformatted_20_Text"><text:tab/> goto L; </text:p>
      <text:p text:style-name="Preformatted_20_Text"><text:tab/> }</text:p>
      <text:p text:style-name="Preformatted_20_Text">prior=28;</text:p>
      <text:p text:style-name="Preformatted_20_Text"><text:tab/> goto L; <text:tab/></text:p>
      <text:p text:style-name="Preformatted_20_Text"><text:tab/><text:tab/>}//zg&gt;</text:p>
      <text:p text:style-name="Preformatted_20_Text"><text:tab/>}//1</text:p>
      <text:p text:style-name="Preformatted_20_Text"/>
      <text:p text:style-name="Preformatted_20_Text"/>
      <text:p text:style-name="Preformatted_20_Text">L:</text:p>
      <text:p text:style-name="Preformatted_20_Text"><text:tab/></text:p>
      <text:p text:style-name="Preformatted_20_Text"><text:tab/>if(((prior%10)==0)||(prior%10&gt;3))</text:p>
      <text:p text:style-name="Preformatted_20_Text">{//last_cor15.02.13prcond</text:p>
      <text:p text:style-name="Preformatted_20_Text"/>
      <text:p text:style-name="Preformatted_20_Text"><text:tab/>if((hue_close==1)&amp;&amp;((grayscale_close==1)||((grayscale_close==2)</text:p>
      <text:p text:style-name="Preformatted_20_Text"><text:tab/><text:tab/>||(gray_difference&lt;(possible_gray_variation-possible_gray_variation/4)))))</text:p>
      <text:p text:style-name="Preformatted_20_Text"><text:tab/>{//hc1gs1</text:p>
      <text:p text:style-name="Preformatted_20_Text"><text:tab/><text:tab/>if(min_saturation&gt;=10)</text:p>
      <text:p text:style-name="Preformatted_20_Text"><text:tab/><text:tab/>{//ms10</text:p>
      <text:p text:style-name="Preformatted_20_Text"><text:tab/><text:tab/><text:tab/>if(saturation_difference&lt;=(poss_sat_variation+1))</text:p>
      <text:p text:style-name="Preformatted_20_Text"><text:tab/><text:tab/><text:tab/> {</text:p>
      <text:p text:style-name="Preformatted_20_Text"><text:s text:c="7"/>prior=2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<text:tab/>prior=3;</text:p>
      <text:p text:style-name="Preformatted_20_Text"><text:tab/><text:tab/><text:tab/>}</text:p>
      <text:p text:style-name="Preformatted_20_Text"><text:tab/><text:tab/>}//ms10</text:p>
      <text:p text:style-name="Preformatted_20_Text"><text:tab/><text:tab/>else<text:tab/><text:tab/><text:tab/></text:p>
      <text:p text:style-name="Preformatted_20_Text"><text:tab/><text:tab/>{//e10</text:p>
      <text:p text:style-name="Preformatted_20_Text"><text:tab/><text:tab/> if(min_saturation&gt;=6)</text:p>
      <text:p text:style-name="Preformatted_20_Text"><text:tab/><text:tab/> {//ms6</text:p>
      <text:p text:style-name="Preformatted_20_Text"><text:tab/><text:tab/><text:tab/> if(saturation_difference&lt;=(poss_sat_variation+2))</text:p>
      <text:p text:style-name="Preformatted_20_Text"><text:tab/><text:tab/><text:tab/> {</text:p>
      <text:p text:style-name="Preformatted_20_Text"><text:tab/><text:tab/><text:tab/><text:tab/> prior=2;</text:p>
      <text:p text:style-name="Preformatted_20_Text"><text:tab/><text:tab/><text:tab/> }</text:p>
      <text:p text:style-name="Preformatted_20_Text"><text:soft-page-break/><text:tab/><text:tab/><text:tab/> else</text:p>
      <text:p text:style-name="Preformatted_20_Text"><text:tab/><text:tab/><text:tab/> {//e6</text:p>
      <text:p text:style-name="Preformatted_20_Text"><text:s/>if(saturation_difference&lt;=(poss_sat_variation+(imp_sat_var-poss_sat_variation)/2))</text:p>
      <text:p text:style-name="Preformatted_20_Text"><text:s/>{</text:p>
      <text:p text:style-name="Preformatted_20_Text"><text:tab/> prior=3;</text:p>
      <text:p text:style-name="Preformatted_20_Text"><text:s/>}</text:p>
      <text:p text:style-name="Preformatted_20_Text"><text:tab/><text:tab/><text:tab/> }//e6</text:p>
      <text:p text:style-name="Preformatted_20_Text"><text:tab/><text:tab/> }//ms6</text:p>
      <text:p text:style-name="Preformatted_20_Text"><text:tab/><text:tab/> else</text:p>
      <text:p text:style-name="Preformatted_20_Text"><text:tab/><text:tab/> {</text:p>
      <text:p text:style-name="Preformatted_20_Text"><text:tab/><text:tab/><text:tab/> if(min_saturation&gt;=4)</text:p>
      <text:p text:style-name="Preformatted_20_Text"><text:tab/><text:tab/> {//ms4</text:p>
      <text:p text:style-name="Preformatted_20_Text"><text:tab/><text:tab/><text:tab/> if(saturation_difference&lt;=(poss_sat_variation+2))</text:p>
      <text:p text:style-name="Preformatted_20_Text"><text:tab/><text:tab/><text:tab/> {</text:p>
      <text:p text:style-name="Preformatted_20_Text"><text:tab/><text:tab/><text:tab/><text:tab/> prior=3;</text:p>
      <text:p text:style-name="Preformatted_20_Text"><text:tab/><text:tab/><text:tab/> }</text:p>
      <text:p text:style-name="Preformatted_20_Text"><text:tab/><text:tab/><text:tab/> else</text:p>
      <text:p text:style-name="Preformatted_20_Text"><text:tab/><text:tab/><text:tab/> {//e7</text:p>
      <text:p text:style-name="Preformatted_20_Text"><text:s/>if(saturation_difference&lt;=(poss_sat_variation+(imp_sat_var-poss_sat_variation)/2))</text:p>
      <text:p text:style-name="Preformatted_20_Text"><text:s/>{</text:p>
      <text:p text:style-name="Preformatted_20_Text"><text:tab/> prior=4;</text:p>
      <text:p text:style-name="Preformatted_20_Text"><text:s/>}</text:p>
      <text:p text:style-name="Preformatted_20_Text"><text:tab/><text:tab/><text:tab/> }//e7</text:p>
      <text:p text:style-name="Preformatted_20_Text"><text:tab/><text:tab/> }//ms4</text:p>
      <text:p text:style-name="Preformatted_20_Text"><text:tab/><text:tab/> }</text:p>
      <text:p text:style-name="Preformatted_20_Text"><text:tab/><text:tab/>}//e10</text:p>
      <text:p text:style-name="Preformatted_20_Text"><text:tab/><text:tab/>if(((prior%10)&gt;=5)&amp;&amp;((prior%10)&lt;=7))</text:p>
      <text:p text:style-name="Preformatted_20_Text"><text:tab/><text:tab/>{</text:p>
      <text:p text:style-name="Preformatted_20_Text"><text:tab/><text:tab/><text:tab/>if(min_saturation&gt;=4)</text:p>
      <text:p text:style-name="Preformatted_20_Text"><text:tab/><text:tab/> <text:s text:c="3"/>{//ms4</text:p>
      <text:p text:style-name="Preformatted_20_Text"><text:tab/><text:tab/><text:tab/><text:tab/>if(saturation_difference&lt;=(poss_sat_variation+(imp_sat_var-poss_sat_variation)/2))</text:p>
      <text:p text:style-name="Preformatted_20_Text"><text:s text:c="15"/>{</text:p>
      <text:p text:style-name="Preformatted_20_Text"><text:tab/> <text:s text:c="10"/>prior=3;</text:p>
      <text:p text:style-name="Preformatted_20_Text"><text:s text:c="15"/>}</text:p>
      <text:p text:style-name="Preformatted_20_Text"><text:tab/><text:tab/><text:tab/><text:tab/>else</text:p>
      <text:p text:style-name="Preformatted_20_Text"><text:tab/><text:tab/><text:tab/><text:tab/>{</text:p>
      <text:p text:style-name="Preformatted_20_Text"><text:tab/><text:tab/><text:tab/><text:tab/><text:tab/>prior=4;</text:p>
      <text:p text:style-name="Preformatted_20_Text"><text:tab/><text:tab/><text:tab/><text:tab/>}</text:p>
      <text:p text:style-name="Preformatted_20_Text"/>
      <text:p text:style-name="Preformatted_20_Text"><text:tab/><text:tab/><text:tab/>}//ms4</text:p>
      <text:p text:style-name="Preformatted_20_Text"><text:tab/><text:tab/>}</text:p>
      <text:p text:style-name="Preformatted_20_Text"><text:tab/>}//hc1gs1</text:p>
      <text:p text:style-name="Preformatted_20_Text">if(((prior%10)&gt;=5)&amp;&amp;((prior%10)&lt;=7))</text:p>
      <text:p text:style-name="Preformatted_20_Text">{</text:p>
      <text:p text:style-name="Preformatted_20_Text"><text:tab/>if(!hue_close)</text:p>
      <text:p text:style-name="Preformatted_20_Text"><text:tab/>{</text:p>
      <text:p text:style-name="Preformatted_20_Text">if((difference_hue_zone&gt;=2)||((hue_difference&gt;=8)&amp;&amp;(difference_hue_zone&gt;=1)))</text:p>
      <text:p text:style-name="Preformatted_20_Text">{</text:p>
      <text:p text:style-name="Preformatted_20_Text">hue_close=-1;</text:p>
      <text:p text:style-name="Preformatted_20_Text">}</text:p>
      <text:p text:style-name="Preformatted_20_Text"><text:tab/>}</text:p>
      <text:p text:style-name="Preformatted_20_Text">}</text:p>
      <text:p text:style-name="Preformatted_20_Text">}//last_cor15.02.13prcond</text:p>
      <text:p text:style-name="Preformatted_20_Text"><text:tab/>*hue_close_r=hue_close;</text:p>
      <text:p text:style-name="Preformatted_20_Text"><text:tab/>*sat_close_r=saturation_close;</text:p>
      <text:p text:style-name="Preformatted_20_Text"><text:tab/>*gray_close_r=grayscale_close;</text:p>
      <text:p text:style-name="Preformatted_20_Text">return(prior);</text:p>
      <text:p text:style-name="Preformatted_20_Text">}</text:p>
      <text:p text:style-name="Preformatted_20_Text"><text:soft-page-break/></text:p>
      <text:p text:style-name="Preformatted_20_Text"><text:s/>//-----------------------------------------------------------------------</text:p>
      <text:p text:style-name="Preformatted_20_Text">void</text:p>
      <text:p text:style-name="Preformatted_20_Text"/>
      <text:p text:style-name="Preformatted_20_Text">CColorIntervalSelect::Bunch_continuation(int direct,int bunch_number,int bunch_occurrence,int beg_int,</text:p>
      <text:p text:style-name="Preformatted_20_Text"><text:tab/>int end_int,int paint_start,int paint_finish,int* continuation)</text:p>
      <text:p text:style-name="Preformatted_20_Text">{</text:p>
      <text:p text:style-name="Preformatted_20_Text"><text:tab/></text:p>
      <text:p text:style-name="Preformatted_20_Text"><text:tab/>int shift;</text:p>
      <text:p text:style-name="Preformatted_20_Text"><text:tab/>int left_covered_boundary;</text:p>
      <text:p text:style-name="Preformatted_20_Text"><text:tab/>int right_covered_boundary;</text:p>
      <text:p text:style-name="Preformatted_20_Text"><text:tab/>int bunch_significance;</text:p>
      <text:p text:style-name="Preformatted_20_Text"><text:tab/>int bunch_density;</text:p>
      <text:p text:style-name="Preformatted_20_Text"><text:tab/>int paint_length;</text:p>
      <text:p text:style-name="Preformatted_20_Text"><text:tab/>int paint_coun;</text:p>
      <text:p text:style-name="Preformatted_20_Text"><text:tab/>int quant;</text:p>
      <text:p text:style-name="Preformatted_20_Text"><text:tab/>int intens_cou;</text:p>
      <text:p text:style-name="Preformatted_20_Text"><text:tab/>int point_location;</text:p>
      <text:p text:style-name="Preformatted_20_Text"><text:tab/>int bunch_new;</text:p>
      <text:p text:style-name="Preformatted_20_Text"><text:tab/>int bunch_occurrence1;</text:p>
      <text:p text:style-name="Preformatted_20_Text"><text:tab/>int bunch_new_significance;</text:p>
      <text:p text:style-name="Preformatted_20_Text"><text:tab/>int blocking;</text:p>
      <text:p text:style-name="Preformatted_20_Text"><text:tab/>int bunch_continuation;</text:p>
      <text:p text:style-name="Preformatted_20_Text"><text:tab/>int neighbor_bunch_density;</text:p>
      <text:p text:style-name="Preformatted_20_Text"><text:tab/>int neighbor_beg_int;</text:p>
      <text:p text:style-name="Preformatted_20_Text"><text:tab/>int neighbor_end_int;</text:p>
      <text:p text:style-name="Preformatted_20_Text"><text:tab/>int neighbor_length;</text:p>
      <text:p text:style-name="Preformatted_20_Text"><text:tab/>int inclusion_relation;</text:p>
      <text:p text:style-name="Preformatted_20_Text"><text:tab/>int density_ratio;</text:p>
      <text:p text:style-name="Preformatted_20_Text"><text:tab/>int start_point;</text:p>
      <text:p text:style-name="Preformatted_20_Text"><text:tab/>int current_point;</text:p>
      <text:p text:style-name="Preformatted_20_Text"><text:tab/>int gap_length;</text:p>
      <text:p text:style-name="Preformatted_20_Text"><text:tab/>int indic_length;</text:p>
      <text:p text:style-name="Preformatted_20_Text"><text:tab/>int ratio_length;</text:p>
      <text:p text:style-name="Preformatted_20_Text"><text:tab/>int ratio_length1;</text:p>
      <text:p text:style-name="Preformatted_20_Text"><text:tab/>int Intersection;</text:p>
      <text:p text:style-name="Preformatted_20_Text"><text:tab/>int test_junction;</text:p>
      <text:p text:style-name="Preformatted_20_Text"><text:tab/>int hue_close;</text:p>
      <text:p text:style-name="Preformatted_20_Text"><text:tab/>int saturation_close;</text:p>
      <text:p text:style-name="Preformatted_20_Text"><text:tab/>int gray_close;</text:p>
      <text:p text:style-name="Preformatted_20_Text"/>
      <text:p text:style-name="Preformatted_20_Text">inclusion_relation=0;</text:p>
      <text:p text:style-name="Preformatted_20_Text">bunch_continuation=-1;</text:p>
      <text:p text:style-name="Preformatted_20_Text">indic_length=-1;</text:p>
      <text:p text:style-name="Preformatted_20_Text">ratio_length=-1;</text:p>
      <text:p text:style-name="Preformatted_20_Text">ratio_length1=-1;</text:p>
      <text:p text:style-name="Preformatted_20_Text">Intersection=-1;</text:p>
      <text:p text:style-name="Preformatted_20_Text">gap_length=10000;</text:p>
      <text:p text:style-name="Preformatted_20_Text">shift=NumberOfColoredIntervals*bunch_number;</text:p>
      <text:p text:style-name="Preformatted_20_Text">left_covered_boundary=beg_int-1;</text:p>
      <text:p text:style-name="Preformatted_20_Text">right_covered_boundary=end_int+1;</text:p>
      <text:p text:style-name="Preformatted_20_Text"><text:s text:c="6"/>if(direct&lt;0)</text:p>
      <text:p text:style-name="Preformatted_20_Text"><text:tab/> <text:s/>{</text:p>
      <text:p text:style-name="Preformatted_20_Text"><text:s text:c="6"/>start_point=beg_int;</text:p>
      <text:p text:style-name="Preformatted_20_Text"><text:tab/> <text:s/>}</text:p>
      <text:p text:style-name="Preformatted_20_Text"><text:tab/> <text:s/>else</text:p>
      <text:p text:style-name="Preformatted_20_Text"><text:tab/> <text:s/>{</text:p>
      <text:p text:style-name="Preformatted_20_Text"><text:s text:c="6"/>start_point=end_int;</text:p>
      <text:p text:style-name="Preformatted_20_Text"><text:soft-page-break/><text:tab/> <text:s/>}</text:p>
      <text:p text:style-name="Preformatted_20_Text">bunch_significance=ColoredIntervalsStructure-&gt;Significance[bunch_number];</text:p>
      <text:p text:style-name="Preformatted_20_Text">bunch_density=(2*bunch_significance)/(end_int-beg_int+1);</text:p>
      <text:p text:style-name="Preformatted_20_Text"/>
      <text:p text:style-name="Preformatted_20_Text">paint_length=paint_finish-paint_start;</text:p>
      <text:p text:style-name="Preformatted_20_Text"/>
      <text:p text:style-name="Preformatted_20_Text">for(paint_coun=0;paint_coun&lt;=paint_length;paint_coun++)</text:p>
      <text:p text:style-name="Preformatted_20_Text"><text:s text:c="2"/>{//count neighborhood</text:p>
      <text:p text:style-name="Preformatted_20_Text"><text:tab/> <text:s/>current_point=start_point+direct*paint_coun;</text:p>
      <text:p text:style-name="Preformatted_20_Text"><text:tab/> quant=*(painted_numbers_colored+current_point);</text:p>
      <text:p text:style-name="Preformatted_20_Text"><text:tab/> if(quant&gt;1)</text:p>
      <text:p text:style-name="Preformatted_20_Text"><text:tab/> <text:s/>{//count intersecting bunches</text:p>
      <text:p text:style-name="Preformatted_20_Text"><text:tab/> <text:s/>//covered_part+=1;</text:p>
      <text:p text:style-name="Preformatted_20_Text"><text:tab/><text:tab/> for(intens_cou=0;intens_cou&lt;quant;intens_cou++)</text:p>
      <text:p text:style-name="Preformatted_20_Text"><text:tab/><text:tab/> {//loop internal</text:p>
      <text:p text:style-name="Preformatted_20_Text"><text:tab/><text:tab/> point_location=intens_cou*PressedLength+current_point;</text:p>
      <text:p text:style-name="Preformatted_20_Text"><text:tab/><text:tab/> bunch_new=*(bunches_occurred+point_location);</text:p>
      <text:p text:style-name="Preformatted_20_Text"><text:tab/><text:tab/> bunch_occurrence1=*(visible_bunches+bunch_new);</text:p>
      <text:p text:style-name="Preformatted_20_Text"><text:s text:c="2"/>bunch_new_significance=ColoredIntervalsStructure-&gt;Significance[bunch_new];</text:p>
      <text:p text:style-name="Preformatted_20_Text"><text:tab/><text:tab/> blocking=*(bunch_blocking+bunch_new);</text:p>
      <text:p text:style-name="Preformatted_20_Text"><text:s/></text:p>
      <text:p text:style-name="Preformatted_20_Text"><text:tab/><text:tab/><text:tab/><text:tab/>if((!bunch_continuation)&amp;&amp;(!blocking)&amp;&amp;(bunch_new!=bunch_number))</text:p>
      <text:p text:style-name="Preformatted_20_Text"><text:tab/><text:tab/><text:tab/><text:tab/> <text:s/>{//constraint</text:p>
      <text:p text:style-name="Preformatted_20_Text">neighbor_beg_int=ColoredIntervalsStructure-&gt;BegInterv[bunch_new];</text:p>
      <text:p text:style-name="Preformatted_20_Text">neighbor_end_int=ColoredIntervalsStructure-&gt;EndInterv[bunch_new];</text:p>
      <text:p text:style-name="Preformatted_20_Text">neighbor_length=neighbor_end_int-neighbor_beg_int+1;</text:p>
      <text:p text:style-name="Preformatted_20_Text">if(neighbor_beg_int&lt;=beg_int)</text:p>
      <text:p text:style-name="Preformatted_20_Text">{</text:p>
      <text:p text:style-name="Preformatted_20_Text"><text:tab/>if(neighbor_end_int&gt;=end_int)</text:p>
      <text:p text:style-name="Preformatted_20_Text"><text:tab/>{</text:p>
      <text:p text:style-name="Preformatted_20_Text">inclusion_relation=1;</text:p>
      <text:p text:style-name="Preformatted_20_Text">//covers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if(neighbor_end_int&lt;beg_int)</text:p>
      <text:p text:style-name="Preformatted_20_Text"><text:tab/><text:tab/>{</text:p>
      <text:p text:style-name="Preformatted_20_Text"><text:tab/><text:tab/>inclusion_relation=-3;</text:p>
      <text:p text:style-name="Preformatted_20_Text"><text:tab/><text:tab/>}//locates to the left and does not intersect</text:p>
      <text:p text:style-name="Preformatted_20_Text"><text:tab/><text:tab/>else</text:p>
      <text:p text:style-name="Preformatted_20_Text"><text:tab/><text:tab/>{</text:p>
      <text:p text:style-name="Preformatted_20_Text"><text:tab/>inclusion_relation=-2;</text:p>
      <text:p text:style-name="Preformatted_20_Text">//locates to the left and intersects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>else</text:p>
      <text:p text:style-name="Preformatted_20_Text">{</text:p>
      <text:p text:style-name="Preformatted_20_Text">if(neighbor_end_int&lt;=end_int)</text:p>
      <text:p text:style-name="Preformatted_20_Text"><text:tab/>{</text:p>
      <text:p text:style-name="Preformatted_20_Text">inclusion_relation=-1;</text:p>
      <text:p text:style-name="Preformatted_20_Text">//belongs</text:p>
      <text:p text:style-name="Preformatted_20_Text"><text:tab/>}</text:p>
      <text:p text:style-name="Preformatted_20_Text"><text:s text:c="4"/>else</text:p>
      <text:p text:style-name="Preformatted_20_Text"><text:s text:c="4"/>{</text:p>
      <text:p text:style-name="Preformatted_20_Text"><text:tab/><text:tab/>if(neighbor_beg_int&gt;end_int)</text:p>
      <text:p text:style-name="Preformatted_20_Text"><text:tab/><text:tab/>{</text:p>
      <text:p text:style-name="Preformatted_20_Text">inclusion_relation=3;</text:p>
      <text:p text:style-name="Preformatted_20_Text"><text:soft-page-break/>//locates to the right and does not intersect</text:p>
      <text:p text:style-name="Preformatted_20_Text"><text:tab/><text:tab/>}</text:p>
      <text:p text:style-name="Preformatted_20_Text"><text:s text:c="4"/>inclusion_relation=2;</text:p>
      <text:p text:style-name="Preformatted_20_Text">//locates to the right and intersects</text:p>
      <text:p text:style-name="Preformatted_20_Text"><text:s text:c="4"/>}</text:p>
      <text:p text:style-name="Preformatted_20_Text">}</text:p>
      <text:p text:style-name="Preformatted_20_Text">neighbor_bunch_density=</text:p>
      <text:p text:style-name="Preformatted_20_Text">(2*bunch_new_significance)/(neighbor_end_int-neighbor_beg_int+1);</text:p>
      <text:p text:style-name="Preformatted_20_Text"/>
      <text:p text:style-name="Preformatted_20_Text">density_ratio=(16*bunch_density)/(neighbor_bunch_density+bunch_density);</text:p>
      <text:p text:style-name="Preformatted_20_Text">Intersection=Intersection_measure_ratios(neighbor_beg_int,neighbor_end_int,beg_int,</text:p>
      <text:p text:style-name="Preformatted_20_Text"><text:tab/>end_int,&amp;indic_length,&amp;ratio_length,&amp;ratio_length1);</text:p>
      <text:p text:style-name="Preformatted_20_Text">if(Intersection==3)</text:p>
      <text:p text:style-name="Preformatted_20_Text">{</text:p>
      <text:p text:style-name="Preformatted_20_Text"><text:tab/>ratio_length=0;</text:p>
      <text:p text:style-name="Preformatted_20_Text">}</text:p>
      <text:p text:style-name="Preformatted_20_Text"><text:tab/>//intersection1=0 very strong intersection; 1, strong; 2, only exist; 3, does not exist</text:p>
      <text:p text:style-name="Preformatted_20_Text"><text:tab/>//indic_length=3, first much greater; 2, greater, 1, smaller, but not much, 0, much smaller</text:p>
      <text:p text:style-name="Preformatted_20_Text">test_junction=Test_Junction_Corrected(bunch_number,bunch_new,bunch_occurrence,</text:p>
      <text:p text:style-name="Preformatted_20_Text">Intersection,indic_length,ratio_length,ratio_length1,&amp;hue_close,&amp;saturation_close,&amp;gray_close);</text:p>
      <text:p text:style-name="Preformatted_20_Text"><text:s/>if((test_junction&gt;0)&amp;&amp;(test_junction&lt;=4))</text:p>
      <text:p text:style-name="Preformatted_20_Text"><text:s/>{</text:p>
      <text:p text:style-name="Preformatted_20_Text"><text:tab/> if(!ratio_length1)</text:p>
      <text:p text:style-name="Preformatted_20_Text"><text:tab/> {</text:p>
      <text:p text:style-name="Preformatted_20_Text"><text:tab/><text:tab/> </text:p>
      <text:p text:style-name="Preformatted_20_Text"><text:tab/><text:tab/> if((neighbor_bunch_density&gt;=StripWidth/2)&amp;&amp;(bunch_density&gt;=StripWidth/2))</text:p>
      <text:p text:style-name="Preformatted_20_Text"><text:tab/><text:tab/> {</text:p>
      <text:p text:style-name="Preformatted_20_Text"><text:tab/><text:tab/><text:tab/> if(test_junction&lt;=2)</text:p>
      <text:p text:style-name="Preformatted_20_Text"><text:tab/><text:tab/><text:tab/> { </text:p>
      <text:p text:style-name="Preformatted_20_Text"><text:tab/><text:tab/><text:tab/><text:tab/> if((inclusion_relation*direct)&gt;=2)</text:p>
      <text:p text:style-name="Preformatted_20_Text"><text:tab/><text:tab/><text:tab/><text:tab/> {</text:p>
      <text:p text:style-name="Preformatted_20_Text"><text:tab/><text:tab/><text:tab/><text:tab/> *(continuation+bunch_number)=bunch_new+1;</text:p>
      <text:p text:style-name="Preformatted_20_Text"><text:tab/><text:tab/><text:tab/><text:tab/> }</text:p>
      <text:p text:style-name="Preformatted_20_Text"><text:tab/><text:tab/><text:tab/><text:tab/> return;</text:p>
      <text:p text:style-name="Preformatted_20_Text"><text:tab/><text:tab/><text:tab/> }</text:p>
      <text:p text:style-name="Preformatted_20_Text"><text:tab/><text:tab/><text:tab/> return;</text:p>
      <text:p text:style-name="Preformatted_20_Text"><text:tab/><text:tab/> }</text:p>
      <text:p text:style-name="Preformatted_20_Text"><text:tab/> }</text:p>
      <text:p text:style-name="Preformatted_20_Text"><text:s/>}</text:p>
      <text:p text:style-name="Preformatted_20_Text"><text:s/>else</text:p>
      <text:p text:style-name="Preformatted_20_Text"><text:s/>{</text:p>
      <text:p text:style-name="Preformatted_20_Text"><text:tab/> if((test_junction&gt;=5)&amp;&amp;(test_junction&lt;=8))</text:p>
      <text:p text:style-name="Preformatted_20_Text"><text:tab/> {</text:p>
      <text:p text:style-name="Preformatted_20_Text"><text:tab/><text:tab/> if((neighbor_bunch_density&gt;=StripWidth/2)&amp;&amp;(bunch_density&gt;=StripWidth/2))</text:p>
      <text:p text:style-name="Preformatted_20_Text"><text:tab/><text:tab/> {</text:p>
      <text:p text:style-name="Preformatted_20_Text"><text:tab/><text:tab/><text:tab/> *(continuation+bunch_number)=-(bunch_new+1);</text:p>
      <text:p text:style-name="Preformatted_20_Text"><text:tab/><text:tab/><text:tab/><text:tab/> return;</text:p>
      <text:p text:style-name="Preformatted_20_Text"><text:tab/><text:tab/> }</text:p>
      <text:p text:style-name="Preformatted_20_Text"><text:tab/> }</text:p>
      <text:p text:style-name="Preformatted_20_Text"><text:s/>}</text:p>
      <text:p text:style-name="Preformatted_20_Text"/>
      <text:p text:style-name="Preformatted_20_Text">if(density_ratio&lt;=8)</text:p>
      <text:p text:style-name="Preformatted_20_Text">{//dens</text:p>
      <text:p text:style-name="Preformatted_20_Text"><text:tab/>if(inclusion_relation==1)</text:p>
      <text:p text:style-name="Preformatted_20_Text"><text:tab/>{</text:p>
      <text:p text:style-name="Preformatted_20_Text"><text:tab/><text:tab/>left_covered_boundary=end_int;</text:p>
      <text:p text:style-name="Preformatted_20_Text"><text:tab/><text:tab/>right_covered_boundary=beg_int;</text:p>
      <text:p text:style-name="Preformatted_20_Text"><text:tab/>}</text:p>
      <text:p text:style-name="Preformatted_20_Text"><text:soft-page-break/><text:tab/>else</text:p>
      <text:p text:style-name="Preformatted_20_Text"><text:tab/>{//e1</text:p>
      <text:p text:style-name="Preformatted_20_Text"><text:s text:c="4"/>if(inclusion_relation==-1)</text:p>
      <text:p text:style-name="Preformatted_20_Text"><text:s text:c="4"/>{</text:p>
      <text:p text:style-name="Preformatted_20_Text"><text:s text:c="4"/>left_covered_boundary=max(left_covered_boundary,neighbor_end_int);</text:p>
      <text:p text:style-name="Preformatted_20_Text"><text:s text:c="4"/>}</text:p>
      <text:p text:style-name="Preformatted_20_Text">else</text:p>
      <text:p text:style-name="Preformatted_20_Text">{</text:p>
      <text:p text:style-name="Preformatted_20_Text"><text:tab/>if(inclusion_relation==3)</text:p>
      <text:p text:style-name="Preformatted_20_Text">{</text:p>
      <text:p text:style-name="Preformatted_20_Text">right_covered_boundary=min(right_covered_boundary,neighbor_beg_int);</text:p>
      <text:p text:style-name="Preformatted_20_Text">}</text:p>
      <text:p text:style-name="Preformatted_20_Text">}</text:p>
      <text:p text:style-name="Preformatted_20_Text"><text:tab/>}//e1</text:p>
      <text:p text:style-name="Preformatted_20_Text">}//dens</text:p>
      <text:p text:style-name="Preformatted_20_Text"><text:tab/><text:tab/><text:tab/><text:tab/>}//constraint</text:p>
      <text:p text:style-name="Preformatted_20_Text"><text:tab/><text:tab/> }//loop internal</text:p>
      <text:p text:style-name="Preformatted_20_Text"><text:tab/> }//count intersecting bunches</text:p>
      <text:p text:style-name="Preformatted_20_Text">}//count neighborhood</text:p>
      <text:p text:style-name="Preformatted_20_Text">}//procedure end</text:p>
      <text:p text:style-name="Preformatted_20_Text">//-----------------------------------------------------------------------</text:p>
      <text:p text:style-name="Preformatted_20_Text"/>
      <text:p text:style-name="Preformatted_20_Text">int</text:p>
      <text:p text:style-name="Preformatted_20_Text"/>
      <text:p text:style-name="Preformatted_20_Text">CColorIntervalSelect::Right_hole_finding(int point_start,int point_finish,int* gap_length)</text:p>
      <text:p text:style-name="Preformatted_20_Text">{</text:p>
      <text:p text:style-name="Preformatted_20_Text"><text:tab/>int prior;</text:p>
      <text:p text:style-name="Preformatted_20_Text"><text:tab/>int paint_count;</text:p>
      <text:p text:style-name="Preformatted_20_Text"><text:tab/>int inhabitant;</text:p>
      <text:p text:style-name="Preformatted_20_Text"/>
      <text:p text:style-name="Preformatted_20_Text"><text:tab/>prior=-1;</text:p>
      <text:p text:style-name="Preformatted_20_Text"><text:tab/>for(paint_count=point_start;paint_count&lt;=point_finish;paint_count++)</text:p>
      <text:p text:style-name="Preformatted_20_Text"><text:s text:c="2"/>{//find neighbor</text:p>
      <text:p text:style-name="Preformatted_20_Text"><text:tab/> <text:s/>inhabitant=*(painted_strip_colored+paint_count);</text:p>
      <text:p text:style-name="Preformatted_20_Text"><text:tab/> <text:s/>if(inhabitant&gt;0)</text:p>
      <text:p text:style-name="Preformatted_20_Text"><text:tab/> <text:s/>{</text:p>
      <text:p text:style-name="Preformatted_20_Text"><text:tab/><text:tab/> <text:s/>prior=inhabitant;</text:p>
      <text:p text:style-name="Preformatted_20_Text"><text:tab/><text:tab/> <text:s/>*gap_length=paint_count-point_start+1;</text:p>
      <text:p text:style-name="Preformatted_20_Text"><text:tab/><text:tab/> <text:s/>return(prior);</text:p>
      <text:p text:style-name="Preformatted_20_Text"><text:tab/> <text:s/>}</text:p>
      <text:p text:style-name="Preformatted_20_Text"><text:tab/> </text:p>
      <text:p text:style-name="Preformatted_20_Text"><text:s text:c="2"/>}</text:p>
      <text:p text:style-name="Preformatted_20_Text">*gap_length=-1;</text:p>
      <text:p text:style-name="Preformatted_20_Text">return(prior); </text:p>
      <text:p text:style-name="Preformatted_20_Text">}</text:p>
      <text:p text:style-name="Preformatted_20_Text">//-----------------------------------------------------------------------</text:p>
      <text:p text:style-name="Preformatted_20_Text">//-----------------------------------------------------------------------</text:p>
      <text:p text:style-name="Preformatted_20_Text"/>
      <text:p text:style-name="Preformatted_20_Text">int</text:p>
      <text:p text:style-name="Preformatted_20_Text"/>
      <text:p text:style-name="Preformatted_20_Text">CColorIntervalSelect::Left_hole_finding(int point_start,int point_finish,int* gap_length)</text:p>
      <text:p text:style-name="Preformatted_20_Text">{</text:p>
      <text:p text:style-name="Preformatted_20_Text"><text:tab/>int prior;</text:p>
      <text:p text:style-name="Preformatted_20_Text"><text:tab/>int paint_count;</text:p>
      <text:p text:style-name="Preformatted_20_Text"><text:tab/>int inhabitant;</text:p>
      <text:p text:style-name="Preformatted_20_Text"/>
      <text:p text:style-name="Preformatted_20_Text"><text:tab/>prior=-1;</text:p>
      <text:p text:style-name="Preformatted_20_Text"><text:tab/>for(paint_count=point_start;paint_count&gt;=point_finish;paint_count--)</text:p>
      <text:p text:style-name="Preformatted_20_Text"><text:soft-page-break/><text:s text:c="2"/>{//find neighbor</text:p>
      <text:p text:style-name="Preformatted_20_Text"><text:tab/> <text:s/>inhabitant=*(painted_strip_colored+paint_count);</text:p>
      <text:p text:style-name="Preformatted_20_Text"><text:tab/> <text:s/>if(inhabitant&gt;0)</text:p>
      <text:p text:style-name="Preformatted_20_Text"><text:tab/> <text:s/>{</text:p>
      <text:p text:style-name="Preformatted_20_Text"><text:tab/><text:tab/> <text:s/>prior=inhabitant;</text:p>
      <text:p text:style-name="Preformatted_20_Text"><text:tab/><text:tab/> <text:s/>*gap_length=point_start-paint_count+1;</text:p>
      <text:p text:style-name="Preformatted_20_Text"><text:tab/><text:tab/> <text:s/>return(prior);</text:p>
      <text:p text:style-name="Preformatted_20_Text"><text:tab/> <text:s/>}</text:p>
      <text:p text:style-name="Preformatted_20_Text"><text:tab/> </text:p>
      <text:p text:style-name="Preformatted_20_Text"><text:s text:c="2"/>}</text:p>
      <text:p text:style-name="Preformatted_20_Text">*gap_length=-1;</text:p>
      <text:p text:style-name="Preformatted_20_Text">return(prior); </text:p>
      <text:p text:style-name="Preformatted_20_Text">}</text:p>
      <text:p text:style-name="Preformatted_20_Text">//-----------------------------------------------------------------------------</text:p>
      <text:p text:style-name="Preformatted_20_Text">void</text:p>
      <text:p text:style-name="Preformatted_20_Text"/>
      <text:p text:style-name="Preformatted_20_Text">CColorIntervalSelect::Strip_value_correction_bunch(int bunch,int paint_start,</text:p>
      <text:p text:style-name="Preformatted_20_Text">int paint_finish,int bunch_signif)</text:p>
      <text:p text:style-name="Preformatted_20_Text"><text:s/>{</text:p>
      <text:p text:style-name="Preformatted_20_Text">int paint_coun;</text:p>
      <text:p text:style-name="Preformatted_20_Text">int current_inhabitant;</text:p>
      <text:p text:style-name="Preformatted_20_Text">int paint_beg,paint_end;</text:p>
      <text:p text:style-name="Preformatted_20_Text">int val;</text:p>
      <text:p text:style-name="Preformatted_20_Text"/>
      <text:p text:style-name="Preformatted_20_Text"><text:tab/>paint_beg=paint_start;</text:p>
      <text:p text:style-name="Preformatted_20_Text"><text:tab/>paint_end=paint_finish;</text:p>
      <text:p text:style-name="Preformatted_20_Text"/>
      <text:p text:style-name="Preformatted_20_Text"><text:tab/>for(paint_coun=paint_beg;paint_coun&lt;=paint_end;paint_coun++)</text:p>
      <text:p text:style-name="Preformatted_20_Text"><text:tab/> {</text:p>
      <text:p text:style-name="Preformatted_20_Text"><text:tab/><text:tab/>current_inhabitant=*(painted_strip_colored+paint_coun);</text:p>
      <text:p text:style-name="Preformatted_20_Text"><text:tab/><text:tab/></text:p>
      <text:p text:style-name="Preformatted_20_Text"><text:tab/> if(!current_inhabitant)</text:p>
      <text:p text:style-name="Preformatted_20_Text"><text:tab/><text:tab/>{</text:p>
      <text:p text:style-name="Preformatted_20_Text"><text:tab/><text:tab/>*(painted_strip_colored+paint_coun)=bunch+1;</text:p>
      <text:p text:style-name="Preformatted_20_Text"><text:tab/><text:tab/>*(consistency_colored+paint_coun)=bunch_signif;</text:p>
      <text:p text:style-name="Preformatted_20_Text"><text:tab/><text:tab/>}</text:p>
      <text:p text:style-name="Preformatted_20_Text"><text:tab/><text:tab/> else</text:p>
      <text:p text:style-name="Preformatted_20_Text"><text:tab/><text:tab/> {</text:p>
      <text:p text:style-name="Preformatted_20_Text"><text:tab/><text:tab/> <text:s/>val=*(consistency_colored+paint_coun);</text:p>
      <text:p text:style-name="Preformatted_20_Text"/>
      <text:p text:style-name="Preformatted_20_Text"><text:tab/><text:tab/><text:tab/>if(val&lt;bunch_signif)</text:p>
      <text:p text:style-name="Preformatted_20_Text"><text:tab/><text:tab/><text:tab/>{</text:p>
      <text:p text:style-name="Preformatted_20_Text"><text:tab/><text:tab/>*(painted_strip_colored+paint_coun)=bunch+1;</text:p>
      <text:p text:style-name="Preformatted_20_Text"><text:tab/><text:tab/>*(consistency_colored+paint_coun)=bunch_signif;</text:p>
      <text:p text:style-name="Preformatted_20_Text"/>
      <text:p text:style-name="Preformatted_20_Text"><text:tab/><text:tab/><text:tab/>}</text:p>
      <text:p text:style-name="Preformatted_20_Text"><text:tab/><text:tab/> }</text:p>
      <text:p text:style-name="Preformatted_20_Text"/>
      <text:p text:style-name="Preformatted_20_Text"><text:tab/> }</text:p>
      <text:p text:style-name="Preformatted_20_Text"/>
      <text:p text:style-name="Preformatted_20_Text">}</text:p>
      <text:p text:style-name="Preformatted_20_Text">//-----------------------------------------------------------------------</text:p>
      <text:p text:style-name="Preformatted_20_Text">int</text:p>
      <text:p text:style-name="Preformatted_20_Text"/>
      <text:p text:style-name="Preformatted_20_Text">CColorIntervalSelect::Finding_labels(int FirstColorLeft,int FirstColorRight,int FirstColorMean,</text:p>
      <text:p text:style-name="Preformatted_20_Text">int SecondColorLeft,int SecondColorRight,int SecondColorMean,int ThirdColorLeft,int ThirdColorRight,int ThirdColorMean,</text:p>
      <text:p text:style-name="Preformatted_20_Text">int BunchNumber,int* BunchSuitability)</text:p>
      <text:p text:style-name="Preformatted_20_Text"><text:soft-page-break/>{</text:p>
      <text:p text:style-name="Preformatted_20_Text">int bunch_number;</text:p>
      <text:p text:style-name="Preformatted_20_Text">int left_neighbor;</text:p>
      <text:p text:style-name="Preformatted_20_Text">int right_neighbor;</text:p>
      <text:p text:style-name="Preformatted_20_Text">int bunch_mean_hue;</text:p>
      <text:p text:style-name="Preformatted_20_Text">int bunch_minimal_hue;</text:p>
      <text:p text:style-name="Preformatted_20_Text">int bunch_maximal_hue;</text:p>
      <text:p text:style-name="Preformatted_20_Text">int corrected_bunch_mean_hue;</text:p>
      <text:p text:style-name="Preformatted_20_Text">int corrected_bunch_minimal_hue;</text:p>
      <text:p text:style-name="Preformatted_20_Text">int corrected_bunch_maximal_hue;</text:p>
      <text:p text:style-name="Preformatted_20_Text">int left_neighbor_bunch_mean_hue;</text:p>
      <text:p text:style-name="Preformatted_20_Text">int new_left_neighbor_bunch_mean_hue;</text:p>
      <text:p text:style-name="Preformatted_20_Text">int right_neighbor_bunch_mean_hue;</text:p>
      <text:p text:style-name="Preformatted_20_Text">int corrected_left_neighbor_bunch_mean_hue;</text:p>
      <text:p text:style-name="Preformatted_20_Text">int new_corrected_left_neighbor_bunch_mean_hue;</text:p>
      <text:p text:style-name="Preformatted_20_Text">int corrected_right_neighbor_bunch_mean_hue;</text:p>
      <text:p text:style-name="Preformatted_20_Text">int left_neighbor_bunch_minimal_hue;</text:p>
      <text:p text:style-name="Preformatted_20_Text">int left_neighbor_bunch_maximal_hue;</text:p>
      <text:p text:style-name="Preformatted_20_Text">int new_left_neighbor_bunch_minimal_hue;</text:p>
      <text:p text:style-name="Preformatted_20_Text">int new_left_neighbor_bunch_maximal_hue;</text:p>
      <text:p text:style-name="Preformatted_20_Text">int corrected_left_neighbor_bunch_minimal_hue;</text:p>
      <text:p text:style-name="Preformatted_20_Text">int corrected_left_neighbor_bunch_maximal_hue;</text:p>
      <text:p text:style-name="Preformatted_20_Text">int new_corrected_left_neighbor_bunch_minimal_hue;</text:p>
      <text:p text:style-name="Preformatted_20_Text">int new_corrected_left_neighbor_bunch_maximal_hue;</text:p>
      <text:p text:style-name="Preformatted_20_Text">int right_neighbor_bunch_minimal_hue;</text:p>
      <text:p text:style-name="Preformatted_20_Text">int right_neighbor_bunch_maximal_hue;</text:p>
      <text:p text:style-name="Preformatted_20_Text">int corrected_right_neighbor_bunch_minimal_hue;</text:p>
      <text:p text:style-name="Preformatted_20_Text">int corrected_right_neighbor_bunch_maximal_hue;</text:p>
      <text:p text:style-name="Preformatted_20_Text">int bunch_mean_saturation;</text:p>
      <text:p text:style-name="Preformatted_20_Text">int left_neighbor_bunch_mean_saturation;</text:p>
      <text:p text:style-name="Preformatted_20_Text">int new_left_neighbor_bunch_mean_saturation;</text:p>
      <text:p text:style-name="Preformatted_20_Text">int right_neighbor_bunch_mean_saturation;</text:p>
      <text:p text:style-name="Preformatted_20_Text">int new_right_neighbor_bunch_mean_saturation;</text:p>
      <text:p text:style-name="Preformatted_20_Text">int bunch_mean_gray;</text:p>
      <text:p text:style-name="Preformatted_20_Text">int left_neighbor_bunch_mean_gray;</text:p>
      <text:p text:style-name="Preformatted_20_Text">int new_left_neighbor_bunch_mean_gray;</text:p>
      <text:p text:style-name="Preformatted_20_Text">int right_neighbor_bunch_mean_gray;</text:p>
      <text:p text:style-name="Preformatted_20_Text">int prior;</text:p>
      <text:p text:style-name="Preformatted_20_Text">int hue_difference_left;</text:p>
      <text:p text:style-name="Preformatted_20_Text">int saturation_difference_left;</text:p>
      <text:p text:style-name="Preformatted_20_Text">int gray_difference_left;</text:p>
      <text:p text:style-name="Preformatted_20_Text">int new_gray_difference_left;</text:p>
      <text:p text:style-name="Preformatted_20_Text">int hue_difference_right;</text:p>
      <text:p text:style-name="Preformatted_20_Text">int saturation_difference_right;</text:p>
      <text:p text:style-name="Preformatted_20_Text">int gray_difference_right;</text:p>
      <text:p text:style-name="Preformatted_20_Text">int beg_int;</text:p>
      <text:p text:style-name="Preformatted_20_Text">int end_int;</text:p>
      <text:p text:style-name="Preformatted_20_Text">int int_length;</text:p>
      <text:p text:style-name="Preformatted_20_Text">int left_neighbor_beg_int;</text:p>
      <text:p text:style-name="Preformatted_20_Text">int left_neighbor_end_int;</text:p>
      <text:p text:style-name="Preformatted_20_Text">int left_neighbor_length;</text:p>
      <text:p text:style-name="Preformatted_20_Text">int left_length_ratio;</text:p>
      <text:p text:style-name="Preformatted_20_Text">int new_left_neighbor_beg_int;</text:p>
      <text:p text:style-name="Preformatted_20_Text">int new_left_neighbor_end_int;</text:p>
      <text:p text:style-name="Preformatted_20_Text">int new_left_neighbor_length;</text:p>
      <text:p text:style-name="Preformatted_20_Text">int new_left_length_ratio;</text:p>
      <text:p text:style-name="Preformatted_20_Text">int right_neighbor_beg_int;</text:p>
      <text:p text:style-name="Preformatted_20_Text">int right_neighbor_end_int;</text:p>
      <text:p text:style-name="Preformatted_20_Text"><text:soft-page-break/>int right_neighbor_length;</text:p>
      <text:p text:style-name="Preformatted_20_Text">int right_length_ratio;</text:p>
      <text:p text:style-name="Preformatted_20_Text">//int node_vicinity;</text:p>
      <text:p text:style-name="Preformatted_20_Text">//int node_vicinity_neighbor;</text:p>
      <text:p text:style-name="Preformatted_20_Text">int bunch_occurrence;</text:p>
      <text:p text:style-name="Preformatted_20_Text">int bunch_significance;</text:p>
      <text:p text:style-name="Preformatted_20_Text">int left_neighbor_significance;</text:p>
      <text:p text:style-name="Preformatted_20_Text">int left_Signif_ratio;</text:p>
      <text:p text:style-name="Preformatted_20_Text">int new_left_neighbor_significance;</text:p>
      <text:p text:style-name="Preformatted_20_Text">int new_left_Signif_ratio;</text:p>
      <text:p text:style-name="Preformatted_20_Text">int right_neighbor_significance;</text:p>
      <text:p text:style-name="Preformatted_20_Text">int right_Signif_ratio;</text:p>
      <text:p text:style-name="Preformatted_20_Text">int bunch_density;</text:p>
      <text:p text:style-name="Preformatted_20_Text">int left_neighbor_density;</text:p>
      <text:p text:style-name="Preformatted_20_Text">int left_Density_ratio;</text:p>
      <text:p text:style-name="Preformatted_20_Text">int new_left_neighbor_density;</text:p>
      <text:p text:style-name="Preformatted_20_Text">int new_left_Density_ratio;</text:p>
      <text:p text:style-name="Preformatted_20_Text">int right_neighbor_density;</text:p>
      <text:p text:style-name="Preformatted_20_Text">int right_Density_ratio;</text:p>
      <text:p text:style-name="Preformatted_20_Text">int left_contrast;</text:p>
      <text:p text:style-name="Preformatted_20_Text">int new_left_contrast;</text:p>
      <text:p text:style-name="Preformatted_20_Text">int new_left_neighbor;</text:p>
      <text:p text:style-name="Preformatted_20_Text">int right_contrast;</text:p>
      <text:p text:style-name="Preformatted_20_Text">int candidate_number;</text:p>
      <text:p text:style-name="Preformatted_20_Text">int first_lower_hue;</text:p>
      <text:p text:style-name="Preformatted_20_Text">int first_upper_hue;</text:p>
      <text:p text:style-name="Preformatted_20_Text">int first_mean_hue;</text:p>
      <text:p text:style-name="Preformatted_20_Text">int second_lower_hue;</text:p>
      <text:p text:style-name="Preformatted_20_Text">int second_upper_hue;</text:p>
      <text:p text:style-name="Preformatted_20_Text">int second_mean_hue;</text:p>
      <text:p text:style-name="Preformatted_20_Text">int third_lower_hue;</text:p>
      <text:p text:style-name="Preformatted_20_Text">int third_upper_hue;</text:p>
      <text:p text:style-name="Preformatted_20_Text">int third_mean_hue;</text:p>
      <text:p text:style-name="Preformatted_20_Text">//int corrected_lower_hue;</text:p>
      <text:p text:style-name="Preformatted_20_Text">//int corrected_upper_hue;</text:p>
      <text:p text:style-name="Preformatted_20_Text">//int corrected_mean_hue;</text:p>
      <text:p text:style-name="Preformatted_20_Text">int hue_zone_sample1;</text:p>
      <text:p text:style-name="Preformatted_20_Text">int hue_zone1;</text:p>
      <text:p text:style-name="Preformatted_20_Text">int hue_zone_sample2;</text:p>
      <text:p text:style-name="Preformatted_20_Text">int hue_zone2;</text:p>
      <text:p text:style-name="Preformatted_20_Text">int hue_zone_sample3;</text:p>
      <text:p text:style-name="Preformatted_20_Text">int hue_zone3;</text:p>
      <text:p text:style-name="Preformatted_20_Text">int second_coincidence;</text:p>
      <text:p text:style-name="Preformatted_20_Text">int first_coincidence;</text:p>
      <text:p text:style-name="Preformatted_20_Text">int third_coincidence;</text:p>
      <text:p text:style-name="Preformatted_20_Text">//int abs_hue_difference;</text:p>
      <text:p text:style-name="Preformatted_20_Text">//int abs_hue_difference1;</text:p>
      <text:p text:style-name="Preformatted_20_Text">int min_hue_difference;</text:p>
      <text:p text:style-name="Preformatted_20_Text">int gray_zone1;</text:p>
      <text:p text:style-name="Preformatted_20_Text">int gray_zone2;</text:p>
      <text:p text:style-name="Preformatted_20_Text">int gray_zone3;</text:p>
      <text:p text:style-name="Preformatted_20_Text">int left_length_coincidence;</text:p>
      <text:p text:style-name="Preformatted_20_Text">int left_density_coincidence;</text:p>
      <text:p text:style-name="Preformatted_20_Text">int new_left_length_coincidence;</text:p>
      <text:p text:style-name="Preformatted_20_Text">int new_left_density_coincidence;</text:p>
      <text:p text:style-name="Preformatted_20_Text">int right_length_coincidence;</text:p>
      <text:p text:style-name="Preformatted_20_Text">int right_density_coincidence;</text:p>
      <text:p text:style-name="Preformatted_20_Text">int left_bunch_continuation;</text:p>
      <text:p text:style-name="Preformatted_20_Text"><text:soft-page-break/>int new_left_bunch_continuation;</text:p>
      <text:p text:style-name="Preformatted_20_Text">int right_bunch_continuation;</text:p>
      <text:p text:style-name="Preformatted_20_Text">int new_right_contrast;</text:p>
      <text:p text:style-name="Preformatted_20_Text">int new_right_neighbor;</text:p>
      <text:p text:style-name="Preformatted_20_Text">int new_right_bunch_continuation;</text:p>
      <text:p text:style-name="Preformatted_20_Text">int bunch_suitability;</text:p>
      <text:p text:style-name="Preformatted_20_Text">int left_bunch_suitability;</text:p>
      <text:p text:style-name="Preformatted_20_Text">int new_left_bunch_suitability;</text:p>
      <text:p text:style-name="Preformatted_20_Text">int left_min_hue_difference;</text:p>
      <text:p text:style-name="Preformatted_20_Text">int new_left_min_hue_difference;</text:p>
      <text:p text:style-name="Preformatted_20_Text">int right_bunch_suitability;</text:p>
      <text:p text:style-name="Preformatted_20_Text">int right_min_hue_difference;</text:p>
      <text:p text:style-name="Preformatted_20_Text">int new_right_neighbor_bunch_mean_hue;</text:p>
      <text:p text:style-name="Preformatted_20_Text">int new_right_neighbor_bunch_mean_gray;</text:p>
      <text:p text:style-name="Preformatted_20_Text">int new_hue_zone3;</text:p>
      <text:p text:style-name="Preformatted_20_Text">int new_gray_zone3;</text:p>
      <text:p text:style-name="Preformatted_20_Text">int new_right_neighbor_significance;</text:p>
      <text:p text:style-name="Preformatted_20_Text">int new_right_neighbor_beg_int;</text:p>
      <text:p text:style-name="Preformatted_20_Text">int new_right_neighbor_end_int;</text:p>
      <text:p text:style-name="Preformatted_20_Text">int new_right_neighbor_density;</text:p>
      <text:p text:style-name="Preformatted_20_Text">int new_right_min_hue_difference;</text:p>
      <text:p text:style-name="Preformatted_20_Text">int new_right_neighbor_bunch_minimal_hue;</text:p>
      <text:p text:style-name="Preformatted_20_Text">int new_right_neighbor_bunch_maximal_hue;</text:p>
      <text:p text:style-name="Preformatted_20_Text">int new_corrected_right_neighbor_bunch_minimal_hue;</text:p>
      <text:p text:style-name="Preformatted_20_Text">int new_corrected_right_neighbor_bunch_maximal_hue;</text:p>
      <text:p text:style-name="Preformatted_20_Text">int new_corrected_right_neighbor_bunch_mean_hue;</text:p>
      <text:p text:style-name="Preformatted_20_Text">int new_third_coincidence;</text:p>
      <text:p text:style-name="Preformatted_20_Text">//int block_index;</text:p>
      <text:p text:style-name="Preformatted_20_Text">int gray_difference_left_right;</text:p>
      <text:p text:style-name="Preformatted_20_Text">int possible_gray_variation;</text:p>
      <text:p text:style-name="Preformatted_20_Text">int impossible_gray_variation;</text:p>
      <text:p text:style-name="Preformatted_20_Text">int new_hue_zone1,new_gray_zone1;</text:p>
      <text:p text:style-name="Preformatted_20_Text">int Label_bunch_last;</text:p>
      <text:p text:style-name="Preformatted_20_Text">int cont_direction;</text:p>
      <text:p text:style-name="Preformatted_20_Text">int total_signif;</text:p>
      <text:p text:style-name="Preformatted_20_Text">int new_end_int;</text:p>
      <text:p text:style-name="Preformatted_20_Text">int left_contrast_new_neibor;</text:p>
      <text:p text:style-name="Preformatted_20_Text"/>
      <text:p text:style-name="Preformatted_20_Text">left_contrast_new_neibor=-1;</text:p>
      <text:p text:style-name="Preformatted_20_Text">prior=0;</text:p>
      <text:p text:style-name="Preformatted_20_Text">left_neighbor=-1;</text:p>
      <text:p text:style-name="Preformatted_20_Text">new_left_neighbor=-1;</text:p>
      <text:p text:style-name="Preformatted_20_Text">right_neighbor=-1;</text:p>
      <text:p text:style-name="Preformatted_20_Text">left_neighbor_bunch_mean_gray=-1;</text:p>
      <text:p text:style-name="Preformatted_20_Text">left_neighbor_bunch_mean_hue=-1;</text:p>
      <text:p text:style-name="Preformatted_20_Text">left_neighbor_bunch_mean_saturation=-1;</text:p>
      <text:p text:style-name="Preformatted_20_Text">left_neighbor_bunch_minimal_hue=-1;</text:p>
      <text:p text:style-name="Preformatted_20_Text">left_neighbor_bunch_maximal_hue=-1;</text:p>
      <text:p text:style-name="Preformatted_20_Text">right_neighbor_bunch_mean_gray=-1;</text:p>
      <text:p text:style-name="Preformatted_20_Text">right_neighbor_bunch_mean_saturation=-1;</text:p>
      <text:p text:style-name="Preformatted_20_Text">new_right_neighbor_bunch_mean_saturation=-1;</text:p>
      <text:p text:style-name="Preformatted_20_Text">saturation_difference_left=-1;</text:p>
      <text:p text:style-name="Preformatted_20_Text">gray_zone1=-1;</text:p>
      <text:p text:style-name="Preformatted_20_Text">gray_zone2=-1;</text:p>
      <text:p text:style-name="Preformatted_20_Text">gray_zone3=-1;</text:p>
      <text:p text:style-name="Preformatted_20_Text">first_lower_hue=FirstColorLeft;</text:p>
      <text:p text:style-name="Preformatted_20_Text">first_upper_hue=FirstColorRight;</text:p>
      <text:p text:style-name="Preformatted_20_Text">first_mean_hue=FirstColorMean;</text:p>
      <text:p text:style-name="Preformatted_20_Text"><text:soft-page-break/>second_lower_hue=SecondColorLeft;</text:p>
      <text:p text:style-name="Preformatted_20_Text">second_upper_hue=SecondColorRight;</text:p>
      <text:p text:style-name="Preformatted_20_Text">second_mean_hue=SecondColorMean;</text:p>
      <text:p text:style-name="Preformatted_20_Text">third_lower_hue=ThirdColorLeft;</text:p>
      <text:p text:style-name="Preformatted_20_Text">third_upper_hue=ThirdColorRight;</text:p>
      <text:p text:style-name="Preformatted_20_Text">third_mean_hue=ThirdColorMean;</text:p>
      <text:p text:style-name="Preformatted_20_Text">bunch_number=BunchNumber;</text:p>
      <text:p text:style-name="Preformatted_20_Text">second_coincidence=-1;</text:p>
      <text:p text:style-name="Preformatted_20_Text">first_coincidence=-1;</text:p>
      <text:p text:style-name="Preformatted_20_Text">third_coincidence=-1;</text:p>
      <text:p text:style-name="Preformatted_20_Text">left_length_ratio=-1;</text:p>
      <text:p text:style-name="Preformatted_20_Text">left_Signif_ratio=-1;</text:p>
      <text:p text:style-name="Preformatted_20_Text">left_Density_ratio=-1;</text:p>
      <text:p text:style-name="Preformatted_20_Text">right_length_ratio=-1;</text:p>
      <text:p text:style-name="Preformatted_20_Text">right_Signif_ratio=-1;</text:p>
      <text:p text:style-name="Preformatted_20_Text">right_Density_ratio=-1;</text:p>
      <text:p text:style-name="Preformatted_20_Text">gray_difference_left=-1;</text:p>
      <text:p text:style-name="Preformatted_20_Text">left_length_coincidence=-1;</text:p>
      <text:p text:style-name="Preformatted_20_Text">right_length_coincidence=-1;</text:p>
      <text:p text:style-name="Preformatted_20_Text">left_density_coincidence=-1;</text:p>
      <text:p text:style-name="Preformatted_20_Text">right_density_coincidence=-1;</text:p>
      <text:p text:style-name="Preformatted_20_Text">left_bunch_continuation=-1;</text:p>
      <text:p text:style-name="Preformatted_20_Text">right_bunch_continuation=-1;</text:p>
      <text:p text:style-name="Preformatted_20_Text">new_left_contrast=-1;</text:p>
      <text:p text:style-name="Preformatted_20_Text">new_right_contrast=-1;</text:p>
      <text:p text:style-name="Preformatted_20_Text">new_right_neighbor=-1;</text:p>
      <text:p text:style-name="Preformatted_20_Text">bunch_suitability=-1;</text:p>
      <text:p text:style-name="Preformatted_20_Text">left_bunch_suitability=-1;</text:p>
      <text:p text:style-name="Preformatted_20_Text">new_left_bunch_suitability=-1;</text:p>
      <text:p text:style-name="Preformatted_20_Text">left_min_hue_difference=-1;</text:p>
      <text:p text:style-name="Preformatted_20_Text">new_left_min_hue_difference=-1;</text:p>
      <text:p text:style-name="Preformatted_20_Text">right_bunch_suitability=-1;</text:p>
      <text:p text:style-name="Preformatted_20_Text">right_min_hue_difference=-1;</text:p>
      <text:p text:style-name="Preformatted_20_Text">new_right_neighbor_bunch_mean_saturation=-1;</text:p>
      <text:p text:style-name="Preformatted_20_Text">new_right_neighbor_bunch_mean_hue=-1;</text:p>
      <text:p text:style-name="Preformatted_20_Text">new_right_neighbor_bunch_mean_gray=-1;</text:p>
      <text:p text:style-name="Preformatted_20_Text">new_hue_zone3=-1;</text:p>
      <text:p text:style-name="Preformatted_20_Text">new_gray_zone3=-1;</text:p>
      <text:p text:style-name="Preformatted_20_Text">new_right_neighbor_significance=-1;</text:p>
      <text:p text:style-name="Preformatted_20_Text">new_right_neighbor_beg_int=-1;</text:p>
      <text:p text:style-name="Preformatted_20_Text">new_right_neighbor_end_int=-1;</text:p>
      <text:p text:style-name="Preformatted_20_Text">new_right_neighbor_density=-1;</text:p>
      <text:p text:style-name="Preformatted_20_Text">new_right_min_hue_difference=-1;</text:p>
      <text:p text:style-name="Preformatted_20_Text">new_right_neighbor_bunch_minimal_hue=-1;</text:p>
      <text:p text:style-name="Preformatted_20_Text">new_right_neighbor_bunch_maximal_hue=-1;</text:p>
      <text:p text:style-name="Preformatted_20_Text">new_corrected_right_neighbor_bunch_minimal_hue=-1;</text:p>
      <text:p text:style-name="Preformatted_20_Text">new_corrected_right_neighbor_bunch_maximal_hue=-1;</text:p>
      <text:p text:style-name="Preformatted_20_Text">new_corrected_right_neighbor_bunch_mean_hue=-1;</text:p>
      <text:p text:style-name="Preformatted_20_Text">new_right_bunch_continuation=-1;</text:p>
      <text:p text:style-name="Preformatted_20_Text">new_third_coincidence=-1;</text:p>
      <text:p text:style-name="Preformatted_20_Text">gray_difference_left_right=-1;</text:p>
      <text:p text:style-name="Preformatted_20_Text">Label_bunch_last=-1;</text:p>
      <text:p text:style-name="Preformatted_20_Text">cont_direction=0;</text:p>
      <text:p text:style-name="Preformatted_20_Text">total_signif=0;</text:p>
      <text:p text:style-name="Preformatted_20_Text">new_end_int=-1;</text:p>
      <text:p text:style-name="Preformatted_20_Text"/>
      <text:p text:style-name="Preformatted_20_Text"/>
      <text:p text:style-name="Preformatted_20_Text"><text:s text:c="5"/>if(first_mean_hue&gt;=0)</text:p>
      <text:p text:style-name="Preformatted_20_Text"><text:soft-page-break/><text:s text:c="5"/>{</text:p>
      <text:p text:style-name="Preformatted_20_Text"><text:s text:c="6"/>hue_zone_sample1=hue_zones[first_mean_hue];</text:p>
      <text:p text:style-name="Preformatted_20_Text"><text:s text:c="5"/>}</text:p>
      <text:p text:style-name="Preformatted_20_Text"><text:tab/> else</text:p>
      <text:p text:style-name="Preformatted_20_Text"><text:tab/> {</text:p>
      <text:p text:style-name="Preformatted_20_Text"><text:s text:c="5"/>hue_zone_sample1=-1;</text:p>
      <text:p text:style-name="Preformatted_20_Text"><text:tab/> }</text:p>
      <text:p text:style-name="Preformatted_20_Text"><text:tab/> if(second_mean_hue&gt;=0)</text:p>
      <text:p text:style-name="Preformatted_20_Text"><text:s text:c="5"/>{</text:p>
      <text:p text:style-name="Preformatted_20_Text"><text:s text:c="6"/>hue_zone_sample2=hue_zones[second_mean_hue];</text:p>
      <text:p text:style-name="Preformatted_20_Text"><text:s text:c="5"/>}</text:p>
      <text:p text:style-name="Preformatted_20_Text"><text:tab/> else</text:p>
      <text:p text:style-name="Preformatted_20_Text"><text:tab/> {</text:p>
      <text:p text:style-name="Preformatted_20_Text"><text:s text:c="5"/>hue_zone_sample2=-1;</text:p>
      <text:p text:style-name="Preformatted_20_Text"><text:tab/> }</text:p>
      <text:p text:style-name="Preformatted_20_Text"><text:tab/> if(third_mean_hue&gt;=0)</text:p>
      <text:p text:style-name="Preformatted_20_Text"><text:s text:c="5"/>{</text:p>
      <text:p text:style-name="Preformatted_20_Text"><text:s text:c="6"/>hue_zone_sample3=hue_zones[third_mean_hue];</text:p>
      <text:p text:style-name="Preformatted_20_Text"><text:s text:c="5"/>}</text:p>
      <text:p text:style-name="Preformatted_20_Text"><text:tab/> else</text:p>
      <text:p text:style-name="Preformatted_20_Text"><text:tab/> {</text:p>
      <text:p text:style-name="Preformatted_20_Text"><text:s text:c="5"/>hue_zone_sample3=-1;</text:p>
      <text:p text:style-name="Preformatted_20_Text"><text:tab/> }</text:p>
      <text:p text:style-name="Preformatted_20_Text">left_contrast=*(left_continuation+bunch_number);</text:p>
      <text:p text:style-name="Preformatted_20_Text">if(left_contrast)</text:p>
      <text:p text:style-name="Preformatted_20_Text">{</text:p>
      <text:p text:style-name="Preformatted_20_Text">left_neighbor=*(left_adjacent+bunch_number);</text:p>
      <text:p text:style-name="Preformatted_20_Text">}</text:p>
      <text:p text:style-name="Preformatted_20_Text">right_contrast=*(right_continuation+bunch_number);</text:p>
      <text:p text:style-name="Preformatted_20_Text">if(right_contrast)</text:p>
      <text:p text:style-name="Preformatted_20_Text">{</text:p>
      <text:p text:style-name="Preformatted_20_Text">right_neighbor=*(right_adjacent+bunch_number);</text:p>
      <text:p text:style-name="Preformatted_20_Text">}</text:p>
      <text:p text:style-name="Preformatted_20_Text">beg_int=ColoredIntervalsStructure-&gt;BegInterv[bunch_number];</text:p>
      <text:p text:style-name="Preformatted_20_Text">if((left_contrast&lt;0)||(beg_int==0))</text:p>
      <text:p text:style-name="Preformatted_20_Text">{//lc&lt;0</text:p>
      <text:p text:style-name="Preformatted_20_Text">bunch_suitability=Test_suitability(bunch_number,second_lower_hue,second_upper_hue,second_mean_hue,&amp;bunch_mean_saturation,</text:p>
      <text:p text:style-name="Preformatted_20_Text">&amp;bunch_mean_hue,&amp;bunch_mean_gray,&amp;hue_zone2,&amp;gray_zone2,&amp;bunch_significance,&amp;beg_int,&amp;end_int,&amp;bunch_density,</text:p>
      <text:p text:style-name="Preformatted_20_Text">&amp;min_hue_difference,&amp;bunch_minimal_hue,&amp;bunch_maximal_hue,&amp;corrected_bunch_minimal_hue,&amp;corrected_bunch_maximal_hue,</text:p>
      <text:p text:style-name="Preformatted_20_Text">&amp;corrected_bunch_mean_hue);</text:p>
      <text:p text:style-name="Preformatted_20_Text">int_length=end_int-beg_int+1;</text:p>
      <text:p text:style-name="Preformatted_20_Text">possible_gray_variation=dev_mean[bunch_mean_gray/8];</text:p>
      <text:p text:style-name="Preformatted_20_Text">impossible_gray_variation=imp_dev_mean[bunch_mean_gray/8];</text:p>
      <text:p text:style-name="Preformatted_20_Text"><text:s text:c="15"/>if((bunch_suitability&lt;=0)&amp;&amp;(bunch_suitability&gt;-3))</text:p>
      <text:p text:style-name="Preformatted_20_Text"><text:tab/><text:tab/><text:tab/> <text:s text:c="2"/>{</text:p>
      <text:p text:style-name="Preformatted_20_Text"><text:tab/><text:tab/><text:tab/><text:tab/> <text:s text:c="2"/>goto M;</text:p>
      <text:p text:style-name="Preformatted_20_Text"><text:tab/><text:tab/><text:tab/> <text:s text:c="2"/>}</text:p>
      <text:p text:style-name="Preformatted_20_Text">//if((left_contrast&lt;0)||(beg_int==0))</text:p>
      <text:p text:style-name="Preformatted_20_Text">//{//lc&lt;0</text:p>
      <text:p text:style-name="Preformatted_20_Text">if(second_mean_hue&gt;=0)</text:p>
      <text:p text:style-name="Preformatted_20_Text">{//not white</text:p>
      <text:p text:style-name="Preformatted_20_Text">if(bunch_mean_saturation&gt;=2)</text:p>
      <text:p text:style-name="Preformatted_20_Text"><text:s/>{//s&gt;=2</text:p>
      <text:p text:style-name="Preformatted_20_Text"><text:tab/>second_coincidence=bunch_suitability;</text:p>
      <text:p text:style-name="Preformatted_20_Text"><text:s/>}//s&gt;=2</text:p>
      <text:p text:style-name="Preformatted_20_Text"><text:soft-page-break/>else</text:p>
      <text:p text:style-name="Preformatted_20_Text">{</text:p>
      <text:p text:style-name="Preformatted_20_Text">if(bunch_mean_saturation==1)</text:p>
      <text:p text:style-name="Preformatted_20_Text">{</text:p>
      <text:p text:style-name="Preformatted_20_Text"><text:tab/>if(bunch_suitability&gt;=2)</text:p>
      <text:p text:style-name="Preformatted_20_Text"><text:tab/>{</text:p>
      <text:p text:style-name="Preformatted_20_Text"><text:tab/><text:tab/>second_coincidence=bunch_suitability-1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s text:c="4"/>if(bunch_suitability==1)</text:p>
      <text:p text:style-name="Preformatted_20_Text"><text:tab/>{</text:p>
      <text:p text:style-name="Preformatted_20_Text"><text:tab/><text:tab/>second_coincidence=0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second_coincidence=bunch_suitability;</text:p>
      <text:p text:style-name="Preformatted_20_Text"><text:tab/>}</text:p>
      <text:p text:style-name="Preformatted_20_Text"><text:tab/>}</text:p>
      <text:p text:style-name="Preformatted_20_Text">}</text:p>
      <text:p text:style-name="Preformatted_20_Text">}</text:p>
      <text:p text:style-name="Preformatted_20_Text">}//not white</text:p>
      <text:p text:style-name="Preformatted_20_Text"><text:s text:c="2"/></text:p>
      <text:p text:style-name="Preformatted_20_Text">if(left_contrast&lt;0)</text:p>
      <text:p text:style-name="Preformatted_20_Text">{//contrast left neighbor</text:p>
      <text:p text:style-name="Preformatted_20_Text"><text:tab/>if(left_neighbor&lt;0)</text:p>
      <text:p text:style-name="Preformatted_20_Text"><text:tab/>{</text:p>
      <text:p text:style-name="Preformatted_20_Text">left_neighbor=-left_neighbor;</text:p>
      <text:p text:style-name="Preformatted_20_Text">left_neighbor-=1;</text:p>
      <text:p text:style-name="Preformatted_20_Text">left_neighbor_beg_int=</text:p>
      <text:p text:style-name="Preformatted_20_Text">new_left_contrast=*(left_continuation+left_neighbor);</text:p>
      <text:p text:style-name="Preformatted_20_Text"><text:tab/>}</text:p>
      <text:p text:style-name="Preformatted_20_Text"><text:tab/>/*else</text:p>
      <text:p text:style-name="Preformatted_20_Text"><text:tab/>{</text:p>
      <text:p text:style-name="Preformatted_20_Text"><text:tab/><text:tab/>left_neighbor=-1;</text:p>
      <text:p text:style-name="Preformatted_20_Text"><text:tab/><text:tab/>goto M;</text:p>
      <text:p text:style-name="Preformatted_20_Text"><text:tab/>}*/</text:p>
      <text:p text:style-name="Preformatted_20_Text">left_bunch_suitability=Test_suitability(left_neighbor,first_lower_hue,first_upper_hue,first_mean_hue,</text:p>
      <text:p text:style-name="Preformatted_20_Text">&amp;left_neighbor_bunch_mean_saturation,&amp;left_neighbor_bunch_mean_hue,&amp;left_neighbor_bunch_mean_gray,</text:p>
      <text:p text:style-name="Preformatted_20_Text">&amp;hue_zone1,&amp;gray_zone1,&amp;left_neighbor_significance,&amp;left_neighbor_beg_int,&amp;left_neighbor_end_int,&amp;left_neighbor_density,</text:p>
      <text:p text:style-name="Preformatted_20_Text">&amp;left_min_hue_difference,&amp;left_neighbor_bunch_minimal_hue,&amp;left_neighbor_bunch_maximal_hue,</text:p>
      <text:p text:style-name="Preformatted_20_Text">&amp;corrected_left_neighbor_bunch_minimal_hue,&amp;corrected_left_neighbor_bunch_maximal_hue,</text:p>
      <text:p text:style-name="Preformatted_20_Text">&amp;corrected_left_neighbor_bunch_mean_hue);</text:p>
      <text:p text:style-name="Preformatted_20_Text">gray_difference_left=abs(left_neighbor_bunch_mean_gray-bunch_mean_gray);</text:p>
      <text:p text:style-name="Preformatted_20_Text">left_neighbor_length=left_neighbor_end_int-left_neighbor_beg_int+1;</text:p>
      <text:p text:style-name="Preformatted_20_Text">if(first_mean_hue&gt;=0)</text:p>
      <text:p text:style-name="Preformatted_20_Text"><text:s text:c="4"/>{//not white</text:p>
      <text:p text:style-name="Preformatted_20_Text">if(left_neighbor_bunch_mean_saturation&gt;=2)</text:p>
      <text:p text:style-name="Preformatted_20_Text"><text:s/>{//s&gt;=2</text:p>
      <text:p text:style-name="Preformatted_20_Text"><text:tab/>first_coincidence=left_bunch_suitability;</text:p>
      <text:p text:style-name="Preformatted_20_Text"><text:s/>}//s&gt;=2</text:p>
      <text:p text:style-name="Preformatted_20_Text">else</text:p>
      <text:p text:style-name="Preformatted_20_Text">{//es</text:p>
      <text:p text:style-name="Preformatted_20_Text">if(left_neighbor_bunch_mean_saturation==1)</text:p>
      <text:p text:style-name="Preformatted_20_Text">{//s=1</text:p>
      <text:p text:style-name="Preformatted_20_Text"><text:tab/>if(left_bunch_suitability&gt;=2)</text:p>
      <text:p text:style-name="Preformatted_20_Text"><text:tab/>{</text:p>
      <text:p text:style-name="Preformatted_20_Text"><text:soft-page-break/><text:tab/><text:tab/>first_coincidence=left_bunch_suitability-1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s text:c="4"/>if(left_bunch_suitability==1)</text:p>
      <text:p text:style-name="Preformatted_20_Text"><text:tab/>{</text:p>
      <text:p text:style-name="Preformatted_20_Text"><text:tab/><text:tab/>first_coincidence=0;</text:p>
      <text:p text:style-name="Preformatted_20_Text"><text:tab/>}</text:p>
      <text:p text:style-name="Preformatted_20_Text"><text:tab/>}</text:p>
      <text:p text:style-name="Preformatted_20_Text">}//s=1</text:p>
      <text:p text:style-name="Preformatted_20_Text">}//es</text:p>
      <text:p text:style-name="Preformatted_20_Text">if((second_coincidence&gt;=3)&amp;&amp;(left_bunch_suitability&gt;-1)&amp;&amp;(left_bunch_suitability&lt;=1))</text:p>
      <text:p text:style-name="Preformatted_20_Text">{//sc&amp;lbs</text:p>
      <text:p text:style-name="Preformatted_20_Text"><text:tab/>left_length_ratio=(16*left_neighbor_length)/(left_neighbor_length+int_length);</text:p>
      <text:p text:style-name="Preformatted_20_Text"><text:tab/>left_Density_ratio=(16*left_neighbor_density)/(left_neighbor_density+bunch_density);</text:p>
      <text:p text:style-name="Preformatted_20_Text"><text:tab/>if(left_length_ratio&lt;=2)</text:p>
      <text:p text:style-name="Preformatted_20_Text"><text:tab/>{//llr</text:p>
      <text:p text:style-name="Preformatted_20_Text"><text:tab/><text:tab/>if(new_left_contrast&lt;0)</text:p>
      <text:p text:style-name="Preformatted_20_Text"><text:s/>{//nlc</text:p>
      <text:p text:style-name="Preformatted_20_Text">new_left_neighbor=*(left_adjacent+left_neighbor);</text:p>
      <text:p text:style-name="Preformatted_20_Text">if(new_left_neighbor&lt;0)</text:p>
      <text:p text:style-name="Preformatted_20_Text"><text:tab/>{</text:p>
      <text:p text:style-name="Preformatted_20_Text">new_left_neighbor=-new_left_neighbor;</text:p>
      <text:p text:style-name="Preformatted_20_Text">new_left_neighbor-=1;</text:p>
      <text:p text:style-name="Preformatted_20_Text"><text:s text:c="5"/>}</text:p>
      <text:p text:style-name="Preformatted_20_Text"/>
      <text:p text:style-name="Preformatted_20_Text"/>
      <text:p text:style-name="Preformatted_20_Text">new_left_bunch_suitability=Test_suitability(new_left_neighbor,first_lower_hue,first_upper_hue,first_mean_hue,</text:p>
      <text:p text:style-name="Preformatted_20_Text">&amp;new_left_neighbor_bunch_mean_saturation,&amp;new_left_neighbor_bunch_mean_hue,&amp;new_left_neighbor_bunch_mean_gray,</text:p>
      <text:p text:style-name="Preformatted_20_Text">&amp;new_hue_zone1,&amp;new_gray_zone1,&amp;new_left_neighbor_significance,&amp;new_left_neighbor_beg_int,&amp;new_left_neighbor_end_int,</text:p>
      <text:p text:style-name="Preformatted_20_Text">&amp;new_left_neighbor_density,&amp;new_left_min_hue_difference,&amp;new_left_neighbor_bunch_minimal_hue,</text:p>
      <text:p text:style-name="Preformatted_20_Text">&amp;new_left_neighbor_bunch_maximal_hue,&amp;new_corrected_left_neighbor_bunch_minimal_hue,</text:p>
      <text:p text:style-name="Preformatted_20_Text">&amp;new_corrected_left_neighbor_bunch_maximal_hue,&amp;new_corrected_left_neighbor_bunch_mean_hue);</text:p>
      <text:p text:style-name="Preformatted_20_Text">new_left_neighbor_length=new_left_neighbor_end_int-new_left_neighbor_beg_int+1;</text:p>
      <text:p text:style-name="Preformatted_20_Text">new_gray_difference_left=abs(new_left_neighbor_bunch_mean_gray-bunch_mean_gray);</text:p>
      <text:p text:style-name="Preformatted_20_Text">new_left_Signif_ratio=(16*new_left_neighbor_significance)/(new_left_neighbor_significance+bunch_significance);</text:p>
      <text:p text:style-name="Preformatted_20_Text">new_left_length_ratio=(16*new_left_neighbor_length)/(new_left_neighbor_length+int_length);</text:p>
      <text:p text:style-name="Preformatted_20_Text">new_left_Density_ratio=(16*new_left_neighbor_density)/(new_left_neighbor_density+bunch_density);</text:p>
      <text:p text:style-name="Preformatted_20_Text">if(new_left_bunch_suitability&gt;=3)</text:p>
      <text:p text:style-name="Preformatted_20_Text">{</text:p>
      <text:p text:style-name="Preformatted_20_Text"><text:tab/>left_neighbor=new_left_neighbor;</text:p>
      <text:p text:style-name="Preformatted_20_Text"><text:tab/>left_bunch_suitability=new_left_bunch_suitability;</text:p>
      <text:p text:style-name="Preformatted_20_Text"><text:tab/>left_neighbor_length=new_left_neighbor_length;</text:p>
      <text:p text:style-name="Preformatted_20_Text"><text:tab/>left_Signif_ratio=new_left_Signif_ratio;</text:p>
      <text:p text:style-name="Preformatted_20_Text"><text:tab/>left_neighbor_bunch_mean_saturation=new_left_neighbor_bunch_mean_saturation;</text:p>
      <text:p text:style-name="Preformatted_20_Text"><text:tab/>left_neighbor_bunch_mean_hue=new_left_neighbor_bunch_mean_hue;</text:p>
      <text:p text:style-name="Preformatted_20_Text"><text:tab/>left_neighbor_bunch_mean_gray=new_left_neighbor_bunch_mean_gray;</text:p>
      <text:p text:style-name="Preformatted_20_Text"><text:tab/>hue_zone1=new_hue_zone1;</text:p>
      <text:p text:style-name="Preformatted_20_Text"><text:tab/>gray_zone1=new_gray_zone1;</text:p>
      <text:p text:style-name="Preformatted_20_Text"><text:tab/>left_neighbor_significance=new_left_neighbor_significance;</text:p>
      <text:p text:style-name="Preformatted_20_Text"><text:tab/>left_neighbor_beg_int=new_left_neighbor_beg_int;</text:p>
      <text:p text:style-name="Preformatted_20_Text"><text:tab/>left_neighbor_end_int=new_left_neighbor_end_int;</text:p>
      <text:p text:style-name="Preformatted_20_Text"><text:tab/>left_neighbor_density=new_left_neighbor_density;</text:p>
      <text:p text:style-name="Preformatted_20_Text"><text:tab/>left_min_hue_difference=new_left_min_hue_difference;</text:p>
      <text:p text:style-name="Preformatted_20_Text"><text:tab/>left_neighbor_bunch_minimal_hue=new_left_neighbor_bunch_minimal_hue;</text:p>
      <text:p text:style-name="Preformatted_20_Text"><text:tab/>left_neighbor_bunch_maximal_hue=new_left_neighbor_bunch_maximal_hue;</text:p>
      <text:p text:style-name="Preformatted_20_Text"><text:soft-page-break/><text:tab/>corrected_left_neighbor_bunch_minimal_hue=new_corrected_left_neighbor_bunch_minimal_hue;</text:p>
      <text:p text:style-name="Preformatted_20_Text"><text:tab/>corrected_left_neighbor_bunch_maximal_hue=new_corrected_left_neighbor_bunch_maximal_hue;</text:p>
      <text:p text:style-name="Preformatted_20_Text"><text:tab/>corrected_left_neighbor_bunch_mean_hue=new_corrected_left_neighbor_bunch_mean_hue;</text:p>
      <text:p text:style-name="Preformatted_20_Text"><text:tab/>left_neighbor_length=new_left_neighbor_length;</text:p>
      <text:p text:style-name="Preformatted_20_Text"><text:tab/>gray_difference_left=new_gray_difference_left;</text:p>
      <text:p text:style-name="Preformatted_20_Text"><text:tab/>left_Signif_ratio=new_left_Signif_ratio;</text:p>
      <text:p text:style-name="Preformatted_20_Text"><text:tab/>left_length_ratio=new_left_length_ratio;</text:p>
      <text:p text:style-name="Preformatted_20_Text"><text:tab/>left_Density_ratio=new_left_Density_ratio;</text:p>
      <text:p text:style-name="Preformatted_20_Text">}</text:p>
      <text:p text:style-name="Preformatted_20_Text"><text:s/>}//nlc</text:p>
      <text:p text:style-name="Preformatted_20_Text"><text:tab/>}//llr</text:p>
      <text:p text:style-name="Preformatted_20_Text">}//sc&amp;lbs</text:p>
      <text:p text:style-name="Preformatted_20_Text">if(left_neighbor_bunch_mean_saturation&gt;=2)</text:p>
      <text:p text:style-name="Preformatted_20_Text"><text:s/>{//s&gt;=2</text:p>
      <text:p text:style-name="Preformatted_20_Text"><text:tab/>first_coincidence=left_bunch_suitability;</text:p>
      <text:p text:style-name="Preformatted_20_Text"><text:s/>}//s&gt;=2</text:p>
      <text:p text:style-name="Preformatted_20_Text">else</text:p>
      <text:p text:style-name="Preformatted_20_Text">{//es</text:p>
      <text:p text:style-name="Preformatted_20_Text">if(left_neighbor_bunch_mean_saturation==1)</text:p>
      <text:p text:style-name="Preformatted_20_Text">{//s=1</text:p>
      <text:p text:style-name="Preformatted_20_Text"><text:tab/>if(left_bunch_suitability&gt;=2)</text:p>
      <text:p text:style-name="Preformatted_20_Text"><text:tab/>{</text:p>
      <text:p text:style-name="Preformatted_20_Text"><text:tab/><text:tab/>first_coincidence=left_bunch_suitability-1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s text:c="4"/>if(left_bunch_suitability==1)</text:p>
      <text:p text:style-name="Preformatted_20_Text"><text:tab/>{</text:p>
      <text:p text:style-name="Preformatted_20_Text"><text:tab/><text:tab/>first_coincidence=0;</text:p>
      <text:p text:style-name="Preformatted_20_Text"><text:tab/>}</text:p>
      <text:p text:style-name="Preformatted_20_Text"><text:tab/>}</text:p>
      <text:p text:style-name="Preformatted_20_Text">}//s=1</text:p>
      <text:p text:style-name="Preformatted_20_Text">}//es</text:p>
      <text:p text:style-name="Preformatted_20_Text"><text:tab/>}//not white</text:p>
      <text:p text:style-name="Preformatted_20_Text"/>
      <text:p text:style-name="Preformatted_20_Text">}//contrast left neighbor</text:p>
      <text:p text:style-name="Preformatted_20_Text"><text:s text:c="16"/>//if(left_bunch_suitability!=-1)</text:p>
      <text:p text:style-name="Preformatted_20_Text"><text:tab/><text:tab/><text:tab/><text:tab/>//{//lbs1!=-1</text:p>
      <text:p text:style-name="Preformatted_20_Text"/>
      <text:p text:style-name="Preformatted_20_Text"><text:tab/><text:tab/> <text:s/>if((right_contrast&gt;0)&amp;&amp;(second_coincidence&gt;1))</text:p>
      <text:p text:style-name="Preformatted_20_Text"><text:tab/>{//similar right neighbor and continuation</text:p>
      <text:p text:style-name="Preformatted_20_Text"><text:s text:c="6"/>if(right_neighbor&gt;0)</text:p>
      <text:p text:style-name="Preformatted_20_Text"><text:tab/> <text:s/>{//&gt;0</text:p>
      <text:p text:style-name="Preformatted_20_Text"><text:s text:c="6"/>right_neighbor-=1;</text:p>
      <text:p text:style-name="Preformatted_20_Text"><text:tab/> <text:s/>cont_direction=1;</text:p>
      <text:p text:style-name="Preformatted_20_Text">Label_bunch_last=Label_bunch_continuatuion(bunch_number,beg_int,end_int,bunch_significance,</text:p>
      <text:p text:style-name="Preformatted_20_Text">cont_direction,SecondColorLeft,SecondColorRight,SecondColorMean,&amp;total_signif);</text:p>
      <text:p text:style-name="Preformatted_20_Text">new_end_int=ColoredIntervalsStructure-&gt;EndInterv[Label_bunch_last];</text:p>
      <text:p text:style-name="Preformatted_20_Text">int_length=new_end_int-beg_int+1;</text:p>
      <text:p text:style-name="Preformatted_20_Text">bunch_density=(2*total_signif)/int_length;</text:p>
      <text:p text:style-name="Preformatted_20_Text">new_right_contrast=*(right_continuation+Label_bunch_last);</text:p>
      <text:p text:style-name="Preformatted_20_Text">if(new_right_contrast&lt;0)</text:p>
      <text:p text:style-name="Preformatted_20_Text">{//nrc&lt;0</text:p>
      <text:p text:style-name="Preformatted_20_Text">new_right_neighbor=*(right_adjacent+Label_bunch_last);</text:p>
      <text:p text:style-name="Preformatted_20_Text">new_right_neighbor=-new_right_neighbor;</text:p>
      <text:p text:style-name="Preformatted_20_Text">new_right_neighbor-=1;</text:p>
      <text:p text:style-name="Preformatted_20_Text">/*left_contrast_new_neibor=left_continuation[new_right_neighbor];</text:p>
      <text:p text:style-name="Preformatted_20_Text">if(left_contrast_new_neibor&gt;0)</text:p>
      <text:p text:style-name="Preformatted_20_Text"><text:soft-page-break/>{</text:p>
      <text:p text:style-name="Preformatted_20_Text"><text:tab/>left_continuation[new_right_neighbor]=new_right_contrast;</text:p>
      <text:p text:style-name="Preformatted_20_Text">}</text:p>
      <text:p text:style-name="Preformatted_20_Text">if(!left_contrast_new_neibor)</text:p>
      <text:p text:style-name="Preformatted_20_Text">{</text:p>
      <text:p text:style-name="Preformatted_20_Text">*(left_adjacent+new_right_neighbor)=-(bunch_number+1);</text:p>
      <text:p text:style-name="Preformatted_20_Text">}*/</text:p>
      <text:p text:style-name="Preformatted_20_Text">new_right_bunch_continuation=</text:p>
      <text:p text:style-name="Preformatted_20_Text">Test_suitability(new_right_neighbor,third_lower_hue,third_upper_hue,third_mean_hue,</text:p>
      <text:p text:style-name="Preformatted_20_Text">&amp;new_right_neighbor_bunch_mean_saturation,&amp;new_right_neighbor_bunch_mean_hue,&amp;new_right_neighbor_bunch_mean_gray,</text:p>
      <text:p text:style-name="Preformatted_20_Text">&amp;new_hue_zone3,&amp;new_gray_zone3,&amp;new_right_neighbor_significance,&amp;new_right_neighbor_beg_int,&amp;new_right_neighbor_end_int,</text:p>
      <text:p text:style-name="Preformatted_20_Text">&amp;new_right_neighbor_density,&amp;new_right_min_hue_difference,&amp;new_right_neighbor_bunch_minimal_hue,</text:p>
      <text:p text:style-name="Preformatted_20_Text">&amp;new_right_neighbor_bunch_maximal_hue,&amp;new_corrected_right_neighbor_bunch_minimal_hue,</text:p>
      <text:p text:style-name="Preformatted_20_Text">&amp;new_corrected_right_neighbor_bunch_maximal_hue,&amp;new_corrected_right_neighbor_bunch_mean_hue);</text:p>
      <text:p text:style-name="Preformatted_20_Text">gray_difference_right=abs(new_right_neighbor_bunch_mean_gray-bunch_mean_gray);</text:p>
      <text:p text:style-name="Preformatted_20_Text">gray_difference_left_right=abs(new_right_neighbor_bunch_mean_gray-left_neighbor_bunch_mean_gray);</text:p>
      <text:p text:style-name="Preformatted_20_Text">right_contrast=new_right_contrast;</text:p>
      <text:p text:style-name="Preformatted_20_Text">right_neighbor=new_right_neighbor;</text:p>
      <text:p text:style-name="Preformatted_20_Text">if(new_right_bunch_continuation==-3)</text:p>
      <text:p text:style-name="Preformatted_20_Text"><text:tab/> <text:s/>{//white color</text:p>
      <text:p text:style-name="Preformatted_20_Text"><text:tab/><text:tab/> <text:s text:c="2"/>if(((new_gray_zone3&gt;gray_zone2)&amp;&amp;(new_gray_zone3&gt;gray_zone1)&amp;&amp;</text:p>
      <text:p text:style-name="Preformatted_20_Text">(gray_difference_right&gt;possible_gray_variation)&amp;&amp;</text:p>
      <text:p text:style-name="Preformatted_20_Text">(gray_difference_left_right&gt;possible_gray_variation))||(first_coincidence&gt;=2))</text:p>
      <text:p text:style-name="Preformatted_20_Text"><text:tab/><text:tab/> <text:s/>{</text:p>
      <text:p text:style-name="Preformatted_20_Text">new_third_coincidence=2;</text:p>
      <text:p text:style-name="Preformatted_20_Text"><text:tab/><text:tab/> <text:s/>}</text:p>
      <text:p text:style-name="Preformatted_20_Text"><text:tab/><text:tab/> <text:s/>else</text:p>
      <text:p text:style-name="Preformatted_20_Text"><text:tab/><text:tab/> <text:s/>{</text:p>
      <text:p text:style-name="Preformatted_20_Text">if((new_right_neighbor_bunch_mean_gray&gt;bunch_mean_gray)&amp;&amp;(new_right_neighbor_bunch_mean_gray&gt;left_neighbor_bunch_mean_gray))</text:p>
      <text:p text:style-name="Preformatted_20_Text"><text:tab/><text:tab/><text:tab/> <text:s/>{</text:p>
      <text:p text:style-name="Preformatted_20_Text"><text:tab/><text:tab/><text:tab/> <text:s/>new_third_coincidence=1;</text:p>
      <text:p text:style-name="Preformatted_20_Text"><text:tab/><text:tab/><text:tab/> <text:s/>}</text:p>
      <text:p text:style-name="Preformatted_20_Text"><text:tab/><text:tab/> <text:s/>}</text:p>
      <text:p text:style-name="Preformatted_20_Text"><text:tab/><text:tab/> <text:s/>//goto P;</text:p>
      <text:p text:style-name="Preformatted_20_Text"><text:s text:c="6"/>}//white color</text:p>
      <text:p text:style-name="Preformatted_20_Text"><text:tab/> <text:s/>}//nrc&lt;0</text:p>
      <text:p text:style-name="Preformatted_20_Text"><text:tab/> <text:s/>}//&gt;0</text:p>
      <text:p text:style-name="Preformatted_20_Text"><text:s text:c="4"/>}//similar right neighbor and continuation</text:p>
      <text:p text:style-name="Preformatted_20_Text"><text:tab/><text:tab/> <text:s/>/*if((right_contrast&gt;0)&amp;&amp;(second_coincidence&gt;1))</text:p>
      <text:p text:style-name="Preformatted_20_Text"><text:tab/>{//similar right neighbor</text:p>
      <text:p text:style-name="Preformatted_20_Text"><text:s text:c="6"/>if(right_neighbor&gt;0)</text:p>
      <text:p text:style-name="Preformatted_20_Text"><text:tab/> <text:s/>{//&gt;0</text:p>
      <text:p text:style-name="Preformatted_20_Text"><text:s text:c="6"/>//right_neighbor-=1;</text:p>
      <text:p text:style-name="Preformatted_20_Text"><text:tab/> <text:s text:c="22"/>if(((right_contrast&gt;0)&amp;&amp;(right_contrast&lt;=3))||((right_contrast&gt;10)&amp;&amp;(right_contrast&lt;=13)))</text:p>
      <text:p text:style-name="Preformatted_20_Text"><text:s text:c="27"/>{//rc&gt;0</text:p>
      <text:p text:style-name="Preformatted_20_Text">//right_neighbor_bunch_mean_saturation=ColoredIntervalsStructure-&gt;AverageSat[right_neighbor];</text:p>
      <text:p text:style-name="Preformatted_20_Text">//right_neighbor_bunch_mean_hue=ColoredIntervalsStructure-&gt;AverageHue[right_neighbor];</text:p>
      <text:p text:style-name="Preformatted_20_Text">right_bunch_continuation=</text:p>
      <text:p text:style-name="Preformatted_20_Text">Test_suitability(right_neighbor,second_lower_hue,second_upper_hue,second_mean_hue,</text:p>
      <text:p text:style-name="Preformatted_20_Text">&amp;right_neighbor_bunch_mean_saturation,&amp;right_neighbor_bunch_mean_hue,&amp;right_neighbor_bunch_mean_gray,</text:p>
      <text:p text:style-name="Preformatted_20_Text">&amp;hue_zone3,&amp;gray_zone3,&amp;right_neighbor_significance,&amp;right_neighbor_beg_int,&amp;right_neighbor_end_int,&amp;right_neighbor_density,</text:p>
      <text:p text:style-name="Preformatted_20_Text">&amp;right_min_hue_difference,&amp;right_neighbor_bunch_minimal_hue,&amp;right_neighbor_bunch_maximal_hue,</text:p>
      <text:p text:style-name="Preformatted_20_Text">&amp;corrected_right_neighbor_bunch_minimal_hue,&amp;corrected_right_neighbor_bunch_maximal_hue,</text:p>
      <text:p text:style-name="Preformatted_20_Text">&amp;corrected_right_neighbor_bunch_mean_hue);</text:p>
      <text:p text:style-name="Preformatted_20_Text"><text:soft-page-break/>right_neighbor_length=right_neighbor_end_int-right_neighbor_beg_int+1;</text:p>
      <text:p text:style-name="Preformatted_20_Text">right_length_ratio=(16*right_neighbor_length)/(right_neighbor_length+int_length);</text:p>
      <text:p text:style-name="Preformatted_20_Text">right_Density_ratio=(16*right_neighbor_density)/(right_neighbor_density+bunch_density);</text:p>
      <text:p text:style-name="Preformatted_20_Text"><text:s text:c="18"/>if(right_bunch_continuation&gt;=2)</text:p>
      <text:p text:style-name="Preformatted_20_Text"><text:tab/><text:tab/> <text:s text:c="9"/>{//rbc&gt;=2</text:p>
      <text:p text:style-name="Preformatted_20_Text">new_right_contrast=*(right_continuation+right_neighbor);</text:p>
      <text:p text:style-name="Preformatted_20_Text">if(new_right_contrast&lt;0)</text:p>
      <text:p text:style-name="Preformatted_20_Text">{//nrc&lt;0</text:p>
      <text:p text:style-name="Preformatted_20_Text">new_right_neighbor=*(right_adjacent+right_neighbor);</text:p>
      <text:p text:style-name="Preformatted_20_Text">new_right_neighbor=-new_right_neighbor;</text:p>
      <text:p text:style-name="Preformatted_20_Text">new_right_neighbor-=1;</text:p>
      <text:p text:style-name="Preformatted_20_Text">new_right_bunch_continuation=</text:p>
      <text:p text:style-name="Preformatted_20_Text">Test_suitability(new_right_neighbor,third_lower_hue,third_upper_hue,third_mean_hue,</text:p>
      <text:p text:style-name="Preformatted_20_Text">&amp;new_right_neighbor_bunch_mean_saturation,&amp;new_right_neighbor_bunch_mean_hue,&amp;new_right_neighbor_bunch_mean_gray,</text:p>
      <text:p text:style-name="Preformatted_20_Text">&amp;new_hue_zone3,&amp;new_gray_zone3,&amp;new_right_neighbor_significance,&amp;new_right_neighbor_beg_int,&amp;new_right_neighbor_end_int,</text:p>
      <text:p text:style-name="Preformatted_20_Text">&amp;new_right_neighbor_density,&amp;new_right_min_hue_difference,&amp;new_right_neighbor_bunch_minimal_hue,</text:p>
      <text:p text:style-name="Preformatted_20_Text">&amp;new_right_neighbor_bunch_maximal_hue,&amp;new_corrected_right_neighbor_bunch_minimal_hue,</text:p>
      <text:p text:style-name="Preformatted_20_Text">&amp;new_corrected_right_neighbor_bunch_maximal_hue,&amp;new_corrected_right_neighbor_bunch_mean_hue);</text:p>
      <text:p text:style-name="Preformatted_20_Text">gray_difference_right=abs(new_right_neighbor_bunch_mean_gray-bunch_mean_gray);</text:p>
      <text:p text:style-name="Preformatted_20_Text">gray_difference_left_right=abs(new_right_neighbor_bunch_mean_gray-left_neighbor_bunch_mean_gray);</text:p>
      <text:p text:style-name="Preformatted_20_Text">if(new_right_bunch_continuation==-3)</text:p>
      <text:p text:style-name="Preformatted_20_Text"><text:tab/> <text:s/>{//white color</text:p>
      <text:p text:style-name="Preformatted_20_Text"><text:tab/><text:tab/> <text:s text:c="2"/>if(((new_gray_zone3&gt;gray_zone2)&amp;&amp;(new_gray_zone3&gt;gray_zone1)&amp;&amp;</text:p>
      <text:p text:style-name="Preformatted_20_Text">(gray_difference_right&gt;possible_gray_variation)&amp;&amp;</text:p>
      <text:p text:style-name="Preformatted_20_Text">(gray_difference_left_right&gt;possible_gray_variation))||(first_coincidence&gt;=2))</text:p>
      <text:p text:style-name="Preformatted_20_Text"><text:tab/><text:tab/> <text:s/>{</text:p>
      <text:p text:style-name="Preformatted_20_Text">new_third_coincidence=2;</text:p>
      <text:p text:style-name="Preformatted_20_Text"><text:tab/><text:tab/> <text:s/>}</text:p>
      <text:p text:style-name="Preformatted_20_Text"><text:tab/><text:tab/> <text:s/>else</text:p>
      <text:p text:style-name="Preformatted_20_Text"><text:tab/><text:tab/> <text:s/>{</text:p>
      <text:p text:style-name="Preformatted_20_Text">if((new_right_neighbor_bunch_mean_gray&gt;bunch_mean_gray)&amp;&amp;(new_right_neighbor_bunch_mean_gray&gt;left_neighbor_bunch_mean_gray))</text:p>
      <text:p text:style-name="Preformatted_20_Text"><text:tab/><text:tab/><text:tab/> <text:s/>{</text:p>
      <text:p text:style-name="Preformatted_20_Text"><text:tab/><text:tab/><text:tab/> <text:s/>new_third_coincidence=1;</text:p>
      <text:p text:style-name="Preformatted_20_Text"><text:tab/><text:tab/><text:tab/> <text:s/>}</text:p>
      <text:p text:style-name="Preformatted_20_Text"><text:tab/><text:tab/> <text:s/>}</text:p>
      <text:p text:style-name="Preformatted_20_Text"><text:tab/><text:tab/> <text:s/>//goto P;</text:p>
      <text:p text:style-name="Preformatted_20_Text"><text:s text:c="6"/>}//white color</text:p>
      <text:p text:style-name="Preformatted_20_Text"><text:s text:c="6"/></text:p>
      <text:p text:style-name="Preformatted_20_Text">if((((right_contrast&gt;0)&amp;&amp;(right_contrast&lt;=2))||((right_contrast&gt;10)&amp;&amp;(right_contrast&lt;=12)))||</text:p>
      <text:p text:style-name="Preformatted_20_Text"><text:s text:c="3"/>(((right_contrast==3)||(right_contrast==13))&amp;&amp;(right_length_ratio&lt;=3)&amp;&amp;(right_Density_ratio&gt;=6)&amp;&amp;</text:p>
      <text:p text:style-name="Preformatted_20_Text"><text:s text:c="3"/>(right_Density_ratio&lt;=9)))</text:p>
      <text:p text:style-name="Preformatted_20_Text"><text:s text:c="27"/>{//rc&gt;0||</text:p>
      <text:p text:style-name="Preformatted_20_Text">if(new_third_coincidence&gt;=2)</text:p>
      <text:p text:style-name="Preformatted_20_Text">{//ntc&gt;=2</text:p>
      <text:p text:style-name="Preformatted_20_Text"/>
      <text:p text:style-name="Preformatted_20_Text"><text:tab/>block_index=bunch_number+1;<text:tab/></text:p>
      <text:p text:style-name="Preformatted_20_Text"><text:tab/><text:tab/><text:tab/><text:tab/><text:tab/><text:tab/> *(bunch_blocking+right_neighbor)=block_index;</text:p>
      <text:p text:style-name="Preformatted_20_Text"><text:tab/><text:tab/><text:tab/><text:tab/><text:tab/><text:tab/> Label_Merging(bunch_number,right_neighbor);</text:p>
      <text:p text:style-name="Preformatted_20_Text"><text:tab/><text:tab/><text:tab/><text:tab/><text:tab/><text:tab/> bunch_suitability=Test_suitability(bunch_number,second_lower_hue,second_upper_hue,second_mean_hue,&amp;bunch_mean_saturation,</text:p>
      <text:p text:style-name="Preformatted_20_Text">&amp;bunch_mean_hue,&amp;bunch_mean_gray,&amp;hue_zone2,&amp;gray_zone2,&amp;bunch_significance,&amp;beg_int,&amp;end_int,&amp;bunch_density,</text:p>
      <text:p text:style-name="Preformatted_20_Text">&amp;min_hue_difference,&amp;bunch_minimal_hue,&amp;bunch_maximal_hue,&amp;corrected_bunch_minimal_hue,&amp;corrected_bunch_maximal_hue,</text:p>
      <text:p text:style-name="Preformatted_20_Text"><text:soft-page-break/>&amp;corrected_bunch_mean_hue);</text:p>
      <text:p text:style-name="Preformatted_20_Text">int_length=end_int-beg_int+1;</text:p>
      <text:p text:style-name="Preformatted_20_Text">possible_gray_variation=dev_mean[bunch_mean_gray/8];</text:p>
      <text:p text:style-name="Preformatted_20_Text">*(right_continuation+bunch_number)=new_right_contrast;</text:p>
      <text:p text:style-name="Preformatted_20_Text">*(right_adjacent+bunch_number)=-(new_right_neighbor+1);</text:p>
      <text:p text:style-name="Preformatted_20_Text">right_contrast=new_right_contrast;</text:p>
      <text:p text:style-name="Preformatted_20_Text">right_neighbor=new_right_neighbor;</text:p>
      <text:p text:style-name="Preformatted_20_Text">if(second_mean_hue&gt;=0)</text:p>
      <text:p text:style-name="Preformatted_20_Text">{//not white</text:p>
      <text:p text:style-name="Preformatted_20_Text">if(bunch_mean_saturation&gt;=2)</text:p>
      <text:p text:style-name="Preformatted_20_Text"><text:s/>{//s&gt;=2</text:p>
      <text:p text:style-name="Preformatted_20_Text"><text:tab/>second_coincidence=bunch_suitability;</text:p>
      <text:p text:style-name="Preformatted_20_Text"><text:s/>}//s&gt;=2</text:p>
      <text:p text:style-name="Preformatted_20_Text">else</text:p>
      <text:p text:style-name="Preformatted_20_Text">{</text:p>
      <text:p text:style-name="Preformatted_20_Text">if(bunch_mean_saturation==1)</text:p>
      <text:p text:style-name="Preformatted_20_Text">{</text:p>
      <text:p text:style-name="Preformatted_20_Text"><text:tab/>if(bunch_suitability&gt;=2)</text:p>
      <text:p text:style-name="Preformatted_20_Text"><text:tab/>{</text:p>
      <text:p text:style-name="Preformatted_20_Text"><text:tab/><text:tab/>second_coincidence=bunch_suitability-1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s text:c="4"/>if(bunch_suitability==1)</text:p>
      <text:p text:style-name="Preformatted_20_Text"><text:tab/>{</text:p>
      <text:p text:style-name="Preformatted_20_Text"><text:tab/><text:tab/>second_coincidence=0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second_coincidence=bunch_suitability;</text:p>
      <text:p text:style-name="Preformatted_20_Text"><text:tab/>}</text:p>
      <text:p text:style-name="Preformatted_20_Text"><text:tab/>}</text:p>
      <text:p text:style-name="Preformatted_20_Text">}</text:p>
      <text:p text:style-name="Preformatted_20_Text">}</text:p>
      <text:p text:style-name="Preformatted_20_Text">}//not white</text:p>
      <text:p text:style-name="Preformatted_20_Text">}//ntc&gt;=2</text:p>
      <text:p text:style-name="Preformatted_20_Text"><text:s text:c="21"/>}//rc&gt;0||</text:p>
      <text:p text:style-name="Preformatted_20_Text">}//nrc&lt;0</text:p>
      <text:p text:style-name="Preformatted_20_Text"><text:tab/><text:tab/><text:tab/><text:tab/><text:tab/><text:tab/> <text:s text:c="2"/>}//rc&gt;0</text:p>
      <text:p text:style-name="Preformatted_20_Text"><text:tab/><text:tab/><text:tab/><text:tab/><text:tab/><text:tab/> <text:s text:c="2"/>}//rbc&gt;=2</text:p>
      <text:p text:style-name="Preformatted_20_Text"><text:tab/> <text:s/>}//&gt;0</text:p>
      <text:p text:style-name="Preformatted_20_Text"><text:tab/> <text:s/></text:p>
      <text:p text:style-name="Preformatted_20_Text"><text:tab/>}//similar right neighbor*/</text:p>
      <text:p text:style-name="Preformatted_20_Text"/>
      <text:p text:style-name="Preformatted_20_Text"><text:s text:c="3"/></text:p>
      <text:p text:style-name="Preformatted_20_Text"/>
      <text:p text:style-name="Preformatted_20_Text"/>
      <text:p text:style-name="Preformatted_20_Text">if((left_bunch_suitability!=-1)&amp;&amp;(new_left_bunch_suitability&lt;3))</text:p>
      <text:p text:style-name="Preformatted_20_Text">{</text:p>
      <text:p text:style-name="Preformatted_20_Text">gray_difference_left=abs(left_neighbor_bunch_mean_gray-bunch_mean_gray);</text:p>
      <text:p text:style-name="Preformatted_20_Text">//left_Signif_ratio=(16*left_neighbor_significance)/(left_neighbor_significance+bunch_significance);</text:p>
      <text:p text:style-name="Preformatted_20_Text">left_Signif_ratio=(16*left_neighbor_significance)/(left_neighbor_significance+total_signif);</text:p>
      <text:p text:style-name="Preformatted_20_Text">left_length_ratio=(16*left_neighbor_length)/(left_neighbor_length+int_length);</text:p>
      <text:p text:style-name="Preformatted_20_Text">left_Density_ratio=(16*left_neighbor_density)/(left_neighbor_density+bunch_density);</text:p>
      <text:p text:style-name="Preformatted_20_Text">hue_difference_left=abs(left_neighbor_bunch_mean_hue-bunch_mean_hue);</text:p>
      <text:p text:style-name="Preformatted_20_Text">hue_difference_left=min(hue_difference_left,NUM_HUES-hue_difference_left);</text:p>
      <text:p text:style-name="Preformatted_20_Text">saturation_difference_left=abs(left_neighbor_bunch_mean_saturation-bunch_mean_saturation);</text:p>
      <text:p text:style-name="Preformatted_20_Text">}</text:p>
      <text:p text:style-name="Preformatted_20_Text"><text:soft-page-break/><text:s text:c="4"/></text:p>
      <text:p text:style-name="Preformatted_20_Text"><text:tab/> <text:s text:c="4"/>/*if(first_mean_hue&gt;=0)</text:p>
      <text:p text:style-name="Preformatted_20_Text"><text:tab/> <text:s text:c="4"/>{//not white</text:p>
      <text:p text:style-name="Preformatted_20_Text">if(left_neighbor_bunch_mean_saturation&gt;=1)</text:p>
      <text:p text:style-name="Preformatted_20_Text">{//s&gt;=2</text:p>
      <text:p text:style-name="Preformatted_20_Text"/>
      <text:p text:style-name="Preformatted_20_Text"/>
      <text:p text:style-name="Preformatted_20_Text">if((corrected_left_neighbor_bunch_mean_hue&gt;=corrected_lower_hue)&amp;&amp;</text:p>
      <text:p text:style-name="Preformatted_20_Text"><text:s text:c="3"/>(corrected_left_neighbor_bunch_mean_hue&lt;=corrected_upper_hue))</text:p>
      <text:p text:style-name="Preformatted_20_Text"><text:s text:c="6"/>{//mean_hue belongs to the interval</text:p>
      <text:p text:style-name="Preformatted_20_Text"><text:tab/><text:tab/> <text:s/>hue_zone1=hue_zones[left_neighbor_bunch_mean_hue];</text:p>
      <text:p text:style-name="Preformatted_20_Text"><text:tab/><text:tab/> <text:s/>if(hue_zone1==hue_zone_sample1)</text:p>
      <text:p text:style-name="Preformatted_20_Text"><text:tab/><text:tab/> <text:s/>{//hue_zones coincide</text:p>
      <text:p text:style-name="Preformatted_20_Text"><text:tab/><text:tab/><text:tab/> <text:s/>if(left_neighbor_bunch_mean_saturation&gt;=2)</text:p>
      <text:p text:style-name="Preformatted_20_Text"><text:tab/><text:tab/><text:tab/> <text:s/>{</text:p>
      <text:p text:style-name="Preformatted_20_Text"><text:tab/><text:tab/> <text:s text:c="2"/>first_coincidence=3;</text:p>
      <text:p text:style-name="Preformatted_20_Text"><text:tab/><text:tab/><text:tab/> <text:s/>}</text:p>
      <text:p text:style-name="Preformatted_20_Text"><text:tab/><text:tab/><text:tab/> <text:s/>else</text:p>
      <text:p text:style-name="Preformatted_20_Text"><text:tab/><text:tab/><text:tab/> <text:s/>{</text:p>
      <text:p text:style-name="Preformatted_20_Text"><text:tab/><text:tab/><text:tab/> <text:s/>first_coincidence=2;</text:p>
      <text:p text:style-name="Preformatted_20_Text"><text:tab/><text:tab/><text:tab/> <text:s/>}</text:p>
      <text:p text:style-name="Preformatted_20_Text"><text:tab/><text:tab/> <text:s/>}//hue_zones coincide</text:p>
      <text:p text:style-name="Preformatted_20_Text"><text:tab/><text:tab/> <text:s/>else</text:p>
      <text:p text:style-name="Preformatted_20_Text"><text:tab/><text:tab/> <text:s/>{</text:p>
      <text:p text:style-name="Preformatted_20_Text"><text:s text:c="10"/>if(left_neighbor_bunch_mean_saturation&gt;=2)</text:p>
      <text:p text:style-name="Preformatted_20_Text"><text:tab/><text:tab/><text:tab/> <text:s/>{</text:p>
      <text:p text:style-name="Preformatted_20_Text"><text:tab/><text:tab/> <text:s text:c="2"/>first_coincidence=1;</text:p>
      <text:p text:style-name="Preformatted_20_Text"><text:tab/><text:tab/><text:tab/> <text:s/>}</text:p>
      <text:p text:style-name="Preformatted_20_Text"><text:tab/><text:tab/><text:tab/> <text:s/>else</text:p>
      <text:p text:style-name="Preformatted_20_Text"><text:tab/><text:tab/><text:tab/> <text:s/>{</text:p>
      <text:p text:style-name="Preformatted_20_Text"><text:tab/><text:tab/><text:tab/> <text:s/>first_coincidence=0;</text:p>
      <text:p text:style-name="Preformatted_20_Text"><text:tab/><text:tab/><text:tab/> <text:s/>}</text:p>
      <text:p text:style-name="Preformatted_20_Text"><text:tab/><text:tab/> <text:s/>}</text:p>
      <text:p text:style-name="Preformatted_20_Text"/>
      <text:p text:style-name="Preformatted_20_Text"/>
      <text:p text:style-name="Preformatted_20_Text"><text:tab/> <text:s/>}//mean_hue belongs to the interval</text:p>
      <text:p text:style-name="Preformatted_20_Text">//}//contrast left neighbor</text:p>
      <text:p text:style-name="Preformatted_20_Text">}//s&gt;=2</text:p>
      <text:p text:style-name="Preformatted_20_Text"><text:s text:c="9"/>}*///not white</text:p>
      <text:p text:style-name="Preformatted_20_Text">//N:</text:p>
      <text:p text:style-name="Preformatted_20_Text"/>
      <text:p text:style-name="Preformatted_20_Text"><text:tab/><text:tab/><text:tab/> <text:s/>if(right_contrast&lt;0)</text:p>
      <text:p text:style-name="Preformatted_20_Text"><text:s text:c="16"/>{//contrast right neighbor</text:p>
      <text:p text:style-name="Preformatted_20_Text"><text:tab/><text:tab/><text:tab/><text:tab/><text:tab/>if(right_neighbor&lt;0)</text:p>
      <text:p text:style-name="Preformatted_20_Text"><text:tab/><text:tab/><text:tab/><text:tab/><text:tab/>{</text:p>
      <text:p text:style-name="Preformatted_20_Text"><text:s text:c="20"/>right_neighbor=-right_neighbor;</text:p>
      <text:p text:style-name="Preformatted_20_Text"><text:s text:c="20"/>right_neighbor-=1;</text:p>
      <text:p text:style-name="Preformatted_20_Text"><text:tab/><text:tab/><text:tab/><text:tab/><text:tab/>new_right_contrast=*(right_continuation+right_neighbor);</text:p>
      <text:p text:style-name="Preformatted_20_Text"><text:tab/><text:tab/><text:tab/><text:tab/><text:tab/>}</text:p>
      <text:p text:style-name="Preformatted_20_Text"><text:tab/><text:tab/><text:tab/><text:tab/><text:tab/>else</text:p>
      <text:p text:style-name="Preformatted_20_Text"><text:tab/><text:tab/><text:tab/><text:tab/><text:tab/>{</text:p>
      <text:p text:style-name="Preformatted_20_Text"><text:tab/><text:tab/><text:tab/><text:tab/><text:tab/>new_right_contrast=*(right_continuation+right_neighbor);</text:p>
      <text:p text:style-name="Preformatted_20_Text"><text:tab/><text:tab/><text:tab/><text:tab/><text:tab/>}</text:p>
      <text:p text:style-name="Preformatted_20_Text"><text:tab/><text:tab/><text:tab/><text:tab/>}//contrast right neighbor</text:p>
      <text:p text:style-name="Preformatted_20_Text"><text:tab/><text:tab/><text:tab/> <text:s/>else</text:p>
      <text:p text:style-name="Preformatted_20_Text"><text:tab/><text:tab/><text:tab/> <text:s/>{</text:p>
      <text:p text:style-name="Preformatted_20_Text"><text:tab/><text:tab/><text:tab/> <text:s/>goto M;</text:p>
      <text:p text:style-name="Preformatted_20_Text"><text:tab/><text:tab/><text:tab/> <text:s/>}</text:p>
      <text:p text:style-name="Preformatted_20_Text"><text:soft-page-break/>right_bunch_suitability=Test_suitability(right_neighbor,third_lower_hue,third_upper_hue,third_mean_hue,</text:p>
      <text:p text:style-name="Preformatted_20_Text">&amp;right_neighbor_bunch_mean_saturation,&amp;right_neighbor_bunch_mean_hue,&amp;right_neighbor_bunch_mean_gray,</text:p>
      <text:p text:style-name="Preformatted_20_Text">&amp;hue_zone3,&amp;gray_zone3,&amp;right_neighbor_significance,&amp;right_neighbor_beg_int,&amp;right_neighbor_end_int,&amp;right_neighbor_density,</text:p>
      <text:p text:style-name="Preformatted_20_Text">&amp;right_min_hue_difference,&amp;right_neighbor_bunch_minimal_hue,&amp;right_neighbor_bunch_maximal_hue,</text:p>
      <text:p text:style-name="Preformatted_20_Text">&amp;corrected_right_neighbor_bunch_minimal_hue,&amp;corrected_right_neighbor_bunch_maximal_hue,</text:p>
      <text:p text:style-name="Preformatted_20_Text">&amp;corrected_right_neighbor_bunch_mean_hue);</text:p>
      <text:p text:style-name="Preformatted_20_Text">if(third_mean_hue&gt;=0)</text:p>
      <text:p text:style-name="Preformatted_20_Text"><text:s text:c="4"/>{//not white</text:p>
      <text:p text:style-name="Preformatted_20_Text">if(right_neighbor_bunch_mean_saturation&gt;=2)</text:p>
      <text:p text:style-name="Preformatted_20_Text"><text:s/>{//s&gt;=2</text:p>
      <text:p text:style-name="Preformatted_20_Text"><text:tab/>third_coincidence=right_bunch_suitability;</text:p>
      <text:p text:style-name="Preformatted_20_Text"><text:s/>}//s&gt;=2</text:p>
      <text:p text:style-name="Preformatted_20_Text">else</text:p>
      <text:p text:style-name="Preformatted_20_Text">{</text:p>
      <text:p text:style-name="Preformatted_20_Text">if(right_neighbor_bunch_mean_saturation==1)</text:p>
      <text:p text:style-name="Preformatted_20_Text">{</text:p>
      <text:p text:style-name="Preformatted_20_Text"><text:tab/>if(right_bunch_suitability&gt;=2)</text:p>
      <text:p text:style-name="Preformatted_20_Text"><text:tab/>{</text:p>
      <text:p text:style-name="Preformatted_20_Text"><text:tab/><text:tab/>third_coincidence=right_bunch_suitability-1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s text:c="4"/>if(right_bunch_suitability==1)</text:p>
      <text:p text:style-name="Preformatted_20_Text"><text:tab/>{</text:p>
      <text:p text:style-name="Preformatted_20_Text"><text:tab/><text:tab/>third_coincidence=0;</text:p>
      <text:p text:style-name="Preformatted_20_Text"><text:tab/>}</text:p>
      <text:p text:style-name="Preformatted_20_Text"><text:tab/>}</text:p>
      <text:p text:style-name="Preformatted_20_Text">}</text:p>
      <text:p text:style-name="Preformatted_20_Text">}</text:p>
      <text:p text:style-name="Preformatted_20_Text"><text:tab/>}//not white</text:p>
      <text:p text:style-name="Preformatted_20_Text">gray_difference_right=abs(right_neighbor_bunch_mean_gray-bunch_mean_gray);</text:p>
      <text:p text:style-name="Preformatted_20_Text">gray_difference_left_right=abs(right_neighbor_bunch_mean_gray-left_neighbor_bunch_mean_gray);</text:p>
      <text:p text:style-name="Preformatted_20_Text">if(right_neighbor_bunch_mean_hue&gt;=NUM_HUES)</text:p>
      <text:p text:style-name="Preformatted_20_Text">{</text:p>
      <text:p text:style-name="Preformatted_20_Text"><text:tab/>right_neighbor_bunch_mean_hue=right_neighbor_bunch_mean_hue-NUM_HUES;</text:p>
      <text:p text:style-name="Preformatted_20_Text">}</text:p>
      <text:p text:style-name="Preformatted_20_Text">hue_difference_right=abs(right_neighbor_bunch_mean_hue-bunch_mean_hue);</text:p>
      <text:p text:style-name="Preformatted_20_Text">hue_difference_right=min(hue_difference_right,NUM_HUES-hue_difference_right);</text:p>
      <text:p text:style-name="Preformatted_20_Text">saturation_difference_right=abs(right_neighbor_bunch_mean_saturation-bunch_mean_saturation);</text:p>
      <text:p text:style-name="Preformatted_20_Text">right_neighbor_length=right_neighbor_end_int-right_neighbor_beg_int+1;</text:p>
      <text:p text:style-name="Preformatted_20_Text">right_Signif_ratio=(16*right_neighbor_significance)/(right_neighbor_significance+bunch_significance);</text:p>
      <text:p text:style-name="Preformatted_20_Text">right_length_ratio=(16*right_neighbor_length)/(right_neighbor_length+int_length);</text:p>
      <text:p text:style-name="Preformatted_20_Text">right_Density_ratio=(16*right_neighbor_density)/(right_neighbor_density+bunch_density);</text:p>
      <text:p text:style-name="Preformatted_20_Text"><text:s text:c="5"/>if(third_mean_hue&lt;0)</text:p>
      <text:p text:style-name="Preformatted_20_Text"><text:tab/> <text:s/>{//white color</text:p>
      <text:p text:style-name="Preformatted_20_Text">third_coincidence=White_Testing(gray_zone3,gray_zone2,gray_zone1,gray_difference_right,gray_difference_left_right,</text:p>
      <text:p text:style-name="Preformatted_20_Text">impossible_gray_variation,possible_gray_variation,right_neighbor_bunch_mean_saturation,bunch_mean_saturation,</text:p>
      <text:p text:style-name="Preformatted_20_Text">left_neighbor_bunch_mean_saturation,right_neighbor_bunch_mean_gray,bunch_mean_gray,left_neighbor_bunch_mean_gray);</text:p>
      <text:p text:style-name="Preformatted_20_Text"><text:tab/><text:tab/> <text:s/>/*if((gray_zone3&gt;gray_zone2)&amp;&amp;(gray_zone3&gt;gray_zone1))</text:p>
      <text:p text:style-name="Preformatted_20_Text"><text:tab/><text:tab/> <text:s/>{</text:p>
      <text:p text:style-name="Preformatted_20_Text"><text:tab/><text:tab/><text:tab/> <text:s/>if((gray_difference_right&gt;impossible_gray_variation)&amp;&amp;</text:p>
      <text:p text:style-name="Preformatted_20_Text"><text:tab/><text:tab/><text:tab/><text:tab/> <text:s/>(gray_difference_left_right&gt;impossible_gray_variation)&amp;&amp;(first_coincidence&gt;=2))</text:p>
      <text:p text:style-name="Preformatted_20_Text"><text:tab/><text:tab/><text:tab/> <text:s/>{</text:p>
      <text:p text:style-name="Preformatted_20_Text"><text:tab/><text:tab/><text:tab/><text:tab/> <text:s/>third_coincidence=3;</text:p>
      <text:p text:style-name="Preformatted_20_Text"><text:tab/><text:tab/><text:tab/> <text:s/>}</text:p>
      <text:p text:style-name="Preformatted_20_Text"><text:tab/><text:tab/><text:tab/> <text:s/>else</text:p>
      <text:p text:style-name="Preformatted_20_Text"><text:soft-page-break/><text:tab/><text:tab/><text:tab/> <text:s/>{</text:p>
      <text:p text:style-name="Preformatted_20_Text"><text:tab/><text:tab/><text:tab/><text:tab/> <text:s/>if((gray_difference_right&gt;possible_gray_variation)&amp;&amp;</text:p>
      <text:p text:style-name="Preformatted_20_Text"><text:tab/><text:tab/><text:tab/><text:tab/> <text:s/>(gray_difference_left_right&gt;possible_gray_variation)&amp;&amp;(first_coincidence&gt;=2))</text:p>
      <text:p text:style-name="Preformatted_20_Text">third_coincidence=2;</text:p>
      <text:p text:style-name="Preformatted_20_Text"><text:tab/><text:tab/><text:tab/> <text:s/>}</text:p>
      <text:p text:style-name="Preformatted_20_Text"><text:tab/><text:tab/> <text:s/>}</text:p>
      <text:p text:style-name="Preformatted_20_Text"><text:tab/><text:tab/> <text:s/>else</text:p>
      <text:p text:style-name="Preformatted_20_Text"><text:tab/><text:tab/> <text:s/>{</text:p>
      <text:p text:style-name="Preformatted_20_Text"><text:s/>if(((gray_difference_right&gt;possible_gray_variation)&amp;&amp;(gray_difference_left_right&gt;possible_gray_variation))</text:p>
      <text:p text:style-name="Preformatted_20_Text"><text:tab/> ||(left_bunch_suitability&gt;=2))</text:p>
      <text:p text:style-name="Preformatted_20_Text"><text:tab/><text:tab/><text:tab/> <text:s/>{</text:p>
      <text:p text:style-name="Preformatted_20_Text"><text:tab/><text:tab/><text:tab/> <text:s/>third_coincidence=1;</text:p>
      <text:p text:style-name="Preformatted_20_Text"><text:tab/><text:tab/><text:tab/> <text:s/>}</text:p>
      <text:p text:style-name="Preformatted_20_Text"><text:tab/><text:tab/> <text:s/>}*/</text:p>
      <text:p text:style-name="Preformatted_20_Text"><text:s text:c="6"/>}//white color</text:p>
      <text:p text:style-name="Preformatted_20_Text">//P:</text:p>
      <text:p text:style-name="Preformatted_20_Text"><text:tab/> if(second_mean_hue&lt;0)</text:p>
      <text:p text:style-name="Preformatted_20_Text"><text:s text:c="4"/>{</text:p>
      <text:p text:style-name="Preformatted_20_Text"><text:tab/>second_coincidence=White_Testing(gray_zone2,gray_zone3,gray_zone1,gray_difference_right,gray_difference_left,</text:p>
      <text:p text:style-name="Preformatted_20_Text">impossible_gray_variation,possible_gray_variation,bunch_mean_saturation,right_neighbor_bunch_mean_saturation,</text:p>
      <text:p text:style-name="Preformatted_20_Text">left_neighbor_bunch_mean_saturation,bunch_mean_gray,right_neighbor_bunch_mean_gray,left_neighbor_bunch_mean_gray);</text:p>
      <text:p text:style-name="Preformatted_20_Text"><text:s text:c="5"/>}</text:p>
      <text:p text:style-name="Preformatted_20_Text"><text:tab/><text:tab/><text:tab/><text:tab/></text:p>
      <text:p text:style-name="Preformatted_20_Text"><text:tab/>if(first_mean_hue&lt;0)</text:p>
      <text:p text:style-name="Preformatted_20_Text">{</text:p>
      <text:p text:style-name="Preformatted_20_Text"><text:tab/>first_coincidence=White_Testing(gray_zone1,gray_zone2,gray_zone3,gray_difference_left,gray_difference_left_right,</text:p>
      <text:p text:style-name="Preformatted_20_Text">impossible_gray_variation,possible_gray_variation,bunch_mean_saturation,right_neighbor_bunch_mean_saturation,</text:p>
      <text:p text:style-name="Preformatted_20_Text">left_neighbor_bunch_mean_saturation,bunch_mean_gray,right_neighbor_bunch_mean_gray,left_neighbor_bunch_mean_gray);</text:p>
      <text:p text:style-name="Preformatted_20_Text">} </text:p>
      <text:p text:style-name="Preformatted_20_Text">if(second_coincidence&gt;0)</text:p>
      <text:p text:style-name="Preformatted_20_Text">{//sc</text:p>
      <text:p text:style-name="Preformatted_20_Text"><text:tab/>if(first_coincidence&gt;0)</text:p>
      <text:p text:style-name="Preformatted_20_Text"><text:tab/>{//fc</text:p>
      <text:p text:style-name="Preformatted_20_Text"><text:tab/><text:tab/>if(left_length_ratio&gt;=0)</text:p>
      <text:p text:style-name="Preformatted_20_Text"><text:s text:c="9"/>{//llr&gt;0</text:p>
      <text:p text:style-name="Preformatted_20_Text"><text:tab/><text:tab/><text:tab/> if((left_length_ratio&lt;=9)&amp;&amp;(left_length_ratio&gt;=7))</text:p>
      <text:p text:style-name="Preformatted_20_Text"><text:tab/>{</text:p>
      <text:p text:style-name="Preformatted_20_Text"><text:tab/><text:tab/>left_length_coincidence=4;</text:p>
      <text:p text:style-name="Preformatted_20_Text"><text:tab/>}</text:p>
      <text:p text:style-name="Preformatted_20_Text"><text:tab/><text:tab/><text:tab/> else</text:p>
      <text:p text:style-name="Preformatted_20_Text"><text:tab/><text:tab/><text:tab/> {//e1</text:p>
      <text:p text:style-name="Preformatted_20_Text"><text:tab/>if((left_length_ratio&lt;=10)&amp;&amp;(left_length_ratio&gt;=6))</text:p>
      <text:p text:style-name="Preformatted_20_Text"><text:tab/>{</text:p>
      <text:p text:style-name="Preformatted_20_Text"><text:tab/><text:tab/>left_length_coincidence=3;</text:p>
      <text:p text:style-name="Preformatted_20_Text"><text:tab/>}</text:p>
      <text:p text:style-name="Preformatted_20_Text"><text:tab/> <text:s text:c="4"/>else</text:p>
      <text:p text:style-name="Preformatted_20_Text"><text:tab/> <text:s text:c="4"/>{//e2</text:p>
      <text:p text:style-name="Preformatted_20_Text">if((left_length_ratio&lt;=12)&amp;&amp;(left_length_ratio&gt;=3))</text:p>
      <text:p text:style-name="Preformatted_20_Text"><text:tab/>{</text:p>
      <text:p text:style-name="Preformatted_20_Text"><text:tab/><text:tab/>left_length_coincidence=2;</text:p>
      <text:p text:style-name="Preformatted_20_Text"><text:tab/>}</text:p>
      <text:p text:style-name="Preformatted_20_Text"><text:tab/>else</text:p>
      <text:p text:style-name="Preformatted_20_Text"><text:tab/>{//e3</text:p>
      <text:p text:style-name="Preformatted_20_Text"><text:s text:c="4"/>if((left_length_ratio&lt;12)&amp;&amp;(left_length_ratio&gt;=1))</text:p>
      <text:p text:style-name="Preformatted_20_Text"><text:soft-page-break/><text:tab/>{</text:p>
      <text:p text:style-name="Preformatted_20_Text"><text:tab/><text:tab/>left_length_coincidence=1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left_length_coincidence=0;</text:p>
      <text:p text:style-name="Preformatted_20_Text"><text:tab/>}</text:p>
      <text:p text:style-name="Preformatted_20_Text"><text:s text:c="4"/>}//e3</text:p>
      <text:p text:style-name="Preformatted_20_Text"><text:tab/> <text:s text:c="4"/>}//e2</text:p>
      <text:p text:style-name="Preformatted_20_Text"><text:tab/> <text:s text:c="8"/>}//e1</text:p>
      <text:p text:style-name="Preformatted_20_Text"><text:tab/>if((left_Density_ratio&lt;=9)&amp;&amp;(left_Density_ratio&gt;=7))</text:p>
      <text:p text:style-name="Preformatted_20_Text"><text:tab/>{</text:p>
      <text:p text:style-name="Preformatted_20_Text"><text:tab/><text:tab/>left_density_coincidence=3;</text:p>
      <text:p text:style-name="Preformatted_20_Text"><text:tab/>}</text:p>
      <text:p text:style-name="Preformatted_20_Text"><text:tab/> <text:s text:c="6"/>else</text:p>
      <text:p text:style-name="Preformatted_20_Text"><text:tab/> <text:s text:c="5"/>{//e4</text:p>
      <text:p text:style-name="Preformatted_20_Text"><text:s text:c="17"/>if((left_Density_ratio&lt;=10)&amp;&amp;(left_Density_ratio&gt;=6))</text:p>
      <text:p text:style-name="Preformatted_20_Text"><text:tab/> <text:s text:c="13"/>{</text:p>
      <text:p text:style-name="Preformatted_20_Text"><text:tab/><text:tab/><text:tab/><text:tab/><text:tab/> <text:s/>left_density_coincidence=2;</text:p>
      <text:p text:style-name="Preformatted_20_Text"><text:tab/><text:tab/><text:tab/><text:tab/> <text:s/>}</text:p>
      <text:p text:style-name="Preformatted_20_Text"><text:tab/><text:tab/><text:tab/><text:tab/> else</text:p>
      <text:p text:style-name="Preformatted_20_Text"><text:tab/><text:tab/><text:tab/><text:tab/> {//e5</text:p>
      <text:p text:style-name="Preformatted_20_Text"><text:s text:c="4"/>if((left_Density_ratio&lt;12)&amp;&amp;(left_Density_ratio&gt;=3))</text:p>
      <text:p text:style-name="Preformatted_20_Text"><text:tab/>{</text:p>
      <text:p text:style-name="Preformatted_20_Text"><text:tab/><text:tab/>left_density_coincidence=1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left_density_coincidence=0;</text:p>
      <text:p text:style-name="Preformatted_20_Text"><text:tab/>}</text:p>
      <text:p text:style-name="Preformatted_20_Text"><text:tab/></text:p>
      <text:p text:style-name="Preformatted_20_Text"><text:tab/><text:tab/><text:tab/><text:tab/> }//e5</text:p>
      <text:p text:style-name="Preformatted_20_Text"><text:tab/><text:tab/><text:tab/> }//e4</text:p>
      <text:p text:style-name="Preformatted_20_Text"><text:s text:c="9"/>}//llr&gt;0</text:p>
      <text:p text:style-name="Preformatted_20_Text"><text:tab/>}//fc</text:p>
      <text:p text:style-name="Preformatted_20_Text"><text:tab/><text:tab/>if(third_coincidence&gt;0)</text:p>
      <text:p text:style-name="Preformatted_20_Text"><text:tab/><text:tab/>{//thc</text:p>
      <text:p text:style-name="Preformatted_20_Text"><text:tab/><text:tab/><text:tab/>if((right_length_ratio&lt;=9)&amp;&amp;(right_length_ratio&gt;=7))</text:p>
      <text:p text:style-name="Preformatted_20_Text"><text:tab/> <text:s text:c="8"/>{</text:p>
      <text:p text:style-name="Preformatted_20_Text"><text:tab/><text:tab/><text:tab/><text:tab/> right_length_coincidence=4;</text:p>
      <text:p text:style-name="Preformatted_20_Text"><text:tab/><text:tab/><text:tab/> }</text:p>
      <text:p text:style-name="Preformatted_20_Text"><text:tab/><text:tab/><text:tab/> <text:s text:c="8"/>else</text:p>
      <text:p text:style-name="Preformatted_20_Text"><text:tab/><text:tab/><text:tab/> <text:s text:c="8"/>{//e6</text:p>
      <text:p text:style-name="Preformatted_20_Text"><text:s/>if((right_length_ratio&lt;=10)&amp;&amp;(right_length_ratio&gt;=6))</text:p>
      <text:p text:style-name="Preformatted_20_Text"><text:tab/>{</text:p>
      <text:p text:style-name="Preformatted_20_Text"><text:tab/>right_length_coincidence=3;</text:p>
      <text:p text:style-name="Preformatted_20_Text"><text:tab/>}</text:p>
      <text:p text:style-name="Preformatted_20_Text"><text:s/>else</text:p>
      <text:p text:style-name="Preformatted_20_Text"><text:s/>{//e7</text:p>
      <text:p text:style-name="Preformatted_20_Text"><text:s text:c="13"/>if((right_length_ratio&lt;=11)&amp;&amp;(right_length_ratio&gt;=3))</text:p>
      <text:p text:style-name="Preformatted_20_Text"><text:tab/> <text:s text:c="8"/>{</text:p>
      <text:p text:style-name="Preformatted_20_Text"><text:tab/><text:tab/> <text:s text:c="4"/>right_length_coincidence=2;</text:p>
      <text:p text:style-name="Preformatted_20_Text"><text:tab/> <text:s text:c="8"/>}</text:p>
      <text:p text:style-name="Preformatted_20_Text"><text:tab/><text:tab/><text:tab/> else</text:p>
      <text:p text:style-name="Preformatted_20_Text"><text:tab/><text:tab/><text:tab/> {//e8</text:p>
      <text:p text:style-name="Preformatted_20_Text"><text:tab/><text:tab/><text:tab/><text:tab/> if((right_length_ratio&lt;12)&amp;&amp;(right_length_ratio&gt;=1))</text:p>
      <text:p text:style-name="Preformatted_20_Text"><text:tab/> <text:s text:c="12"/>{</text:p>
      <text:p text:style-name="Preformatted_20_Text"><text:tab/><text:tab/> <text:s text:c="8"/>right_length_coincidence=1;</text:p>
      <text:p text:style-name="Preformatted_20_Text"><text:soft-page-break/><text:tab/> <text:s text:c="12"/>}</text:p>
      <text:p text:style-name="Preformatted_20_Text"><text:tab/><text:tab/><text:tab/><text:tab/> else</text:p>
      <text:p text:style-name="Preformatted_20_Text"><text:tab/><text:tab/><text:tab/><text:tab/> {</text:p>
      <text:p text:style-name="Preformatted_20_Text"><text:tab/><text:tab/><text:tab/><text:tab/><text:tab/> right_length_coincidence=0;</text:p>
      <text:p text:style-name="Preformatted_20_Text"><text:tab/><text:tab/><text:tab/><text:tab/> }</text:p>
      <text:p text:style-name="Preformatted_20_Text"><text:tab/><text:tab/><text:tab/> }//e8</text:p>
      <text:p text:style-name="Preformatted_20_Text"><text:s/>}//e7</text:p>
      <text:p text:style-name="Preformatted_20_Text"><text:tab/><text:tab/><text:tab/> <text:s text:c="7"/>}//e6</text:p>
      <text:p text:style-name="Preformatted_20_Text">if((right_Density_ratio&lt;=9)&amp;&amp;(right_Density_ratio&gt;=7))</text:p>
      <text:p text:style-name="Preformatted_20_Text">{</text:p>
      <text:p text:style-name="Preformatted_20_Text">right_density_coincidence=3;</text:p>
      <text:p text:style-name="Preformatted_20_Text">}</text:p>
      <text:p text:style-name="Preformatted_20_Text">else</text:p>
      <text:p text:style-name="Preformatted_20_Text">{//e9</text:p>
      <text:p text:style-name="Preformatted_20_Text"><text:tab/> <text:s text:c="7"/></text:p>
      <text:p text:style-name="Preformatted_20_Text"><text:tab/><text:tab/><text:tab/> if((right_Density_ratio&lt;=10)&amp;&amp;(right_Density_ratio&gt;=6))</text:p>
      <text:p text:style-name="Preformatted_20_Text"><text:tab/> <text:s text:c="8"/>{</text:p>
      <text:p text:style-name="Preformatted_20_Text"><text:tab/><text:tab/> <text:s text:c="4"/>right_density_coincidence=2;</text:p>
      <text:p text:style-name="Preformatted_20_Text"><text:tab/> <text:s text:c="8"/>}</text:p>
      <text:p text:style-name="Preformatted_20_Text"><text:tab/><text:tab/><text:tab/> else</text:p>
      <text:p text:style-name="Preformatted_20_Text"><text:tab/><text:tab/><text:tab/> {</text:p>
      <text:p text:style-name="Preformatted_20_Text"><text:tab/><text:tab/><text:tab/><text:tab/> if((right_Density_ratio&lt;12)&amp;&amp;(right_Density_ratio&gt;=3))</text:p>
      <text:p text:style-name="Preformatted_20_Text"><text:tab/> <text:s text:c="12"/>{</text:p>
      <text:p text:style-name="Preformatted_20_Text"><text:tab/><text:tab/> <text:s text:c="8"/>right_density_coincidence=1;</text:p>
      <text:p text:style-name="Preformatted_20_Text"><text:tab/> <text:s text:c="12"/>}</text:p>
      <text:p text:style-name="Preformatted_20_Text"><text:tab/><text:tab/><text:tab/><text:tab/> else</text:p>
      <text:p text:style-name="Preformatted_20_Text"><text:tab/><text:tab/><text:tab/><text:tab/> {</text:p>
      <text:p text:style-name="Preformatted_20_Text"><text:tab/><text:tab/><text:tab/><text:tab/><text:tab/> right_density_coincidence=0;</text:p>
      <text:p text:style-name="Preformatted_20_Text"><text:tab/><text:tab/><text:tab/><text:tab/> }</text:p>
      <text:p text:style-name="Preformatted_20_Text"><text:tab/><text:tab/><text:tab/> }</text:p>
      <text:p text:style-name="Preformatted_20_Text">}//e9</text:p>
      <text:p text:style-name="Preformatted_20_Text"><text:tab/><text:tab/>}//thc</text:p>
      <text:p text:style-name="Preformatted_20_Text"><text:s text:c="4"/>if((second_coincidence&gt;0)&amp;&amp;(first_coincidence&gt;0)&amp;&amp;(third_coincidence&gt;0))</text:p>
      <text:p text:style-name="Preformatted_20_Text"><text:tab/>{//3&gt;0</text:p>
      <text:p text:style-name="Preformatted_20_Text"><text:tab/><text:tab/>if((second_coincidence&gt;=3))</text:p>
      <text:p text:style-name="Preformatted_20_Text"><text:tab/><text:tab/>{//fc&gt;=4</text:p>
      <text:p text:style-name="Preformatted_20_Text"><text:tab/><text:tab/><text:tab/>if(first_coincidence&gt;2)</text:p>
      <text:p text:style-name="Preformatted_20_Text"><text:tab/><text:tab/><text:tab/>{//fc&gt;2</text:p>
      <text:p text:style-name="Preformatted_20_Text"><text:tab/><text:tab/><text:tab/><text:tab/></text:p>
      <text:p text:style-name="Preformatted_20_Text">if((left_length_coincidence&gt;=1)&amp;&amp;</text:p>
      <text:p text:style-name="Preformatted_20_Text"><text:s text:c="3"/>(right_length_coincidence&gt;=1)&amp;&amp;(left_density_coincidence&gt;=1)&amp;&amp;(right_density_coincidence&gt;=1))</text:p>
      <text:p text:style-name="Preformatted_20_Text">{//dens-length</text:p>
      <text:p text:style-name="Preformatted_20_Text"><text:tab/>if(third_coincidence&gt;2)</text:p>
      <text:p text:style-name="Preformatted_20_Text"><text:tab/><text:tab/><text:tab/><text:tab/>{//th&gt;2</text:p>
      <text:p text:style-name="Preformatted_20_Text"><text:s text:c="16"/>prior=19;</text:p>
      <text:p text:style-name="Preformatted_20_Text"><text:tab/><text:tab/><text:tab/><text:tab/>}//th&gt;2</text:p>
      <text:p text:style-name="Preformatted_20_Text"><text:tab/>else</text:p>
      <text:p text:style-name="Preformatted_20_Text"><text:tab/>{</text:p>
      <text:p text:style-name="Preformatted_20_Text"><text:tab/><text:tab/>if(third_coincidence==2)</text:p>
      <text:p text:style-name="Preformatted_20_Text"><text:tab/><text:tab/><text:tab/> <text:s text:c="3"/>{//th&gt;2</text:p>
      <text:p text:style-name="Preformatted_20_Text"><text:s text:c="16"/>prior=14;</text:p>
      <text:p text:style-name="Preformatted_20_Text"><text:tab/><text:tab/><text:tab/><text:tab/>}//th&gt;2</text:p>
      <text:p text:style-name="Preformatted_20_Text"><text:tab/><text:tab/>else</text:p>
      <text:p text:style-name="Preformatted_20_Text"><text:tab/><text:tab/>{</text:p>
      <text:p text:style-name="Preformatted_20_Text"><text:tab/><text:tab/>if(third_coincidence==1)</text:p>
      <text:p text:style-name="Preformatted_20_Text"><text:tab/><text:tab/><text:tab/> <text:s text:c="3"/>{//th&gt;2</text:p>
      <text:p text:style-name="Preformatted_20_Text"><text:tab/><text:tab/><text:tab/><text:tab/><text:tab/>if((left_length_coincidence&gt;1)&amp;&amp;</text:p>
      <text:p text:style-name="Preformatted_20_Text"><text:s text:c="20"/>(left_density_coincidence&gt;1))</text:p>
      <text:p text:style-name="Preformatted_20_Text"><text:soft-page-break/><text:tab/><text:tab/><text:tab/><text:tab/><text:tab/> {</text:p>
      <text:p text:style-name="Preformatted_20_Text"><text:tab/><text:tab/><text:tab/><text:tab/><text:tab/><text:tab/> if(right_density_coincidence&gt;1)</text:p>
      <text:p text:style-name="Preformatted_20_Text"><text:tab/><text:tab/><text:tab/><text:tab/><text:tab/><text:tab/> {</text:p>
      <text:p text:style-name="Preformatted_20_Text"><text:s text:c="21"/>prior=14;</text:p>
      <text:p text:style-name="Preformatted_20_Text"><text:tab/><text:tab/><text:tab/><text:tab/><text:tab/><text:tab/> }</text:p>
      <text:p text:style-name="Preformatted_20_Text"><text:tab/><text:tab/><text:tab/><text:tab/><text:tab/><text:tab/> else</text:p>
      <text:p text:style-name="Preformatted_20_Text"><text:tab/><text:tab/><text:tab/><text:tab/><text:tab/><text:tab/> {</text:p>
      <text:p text:style-name="Preformatted_20_Text"><text:tab/><text:tab/><text:tab/><text:tab/><text:tab/><text:tab/><text:tab/> prior=13;</text:p>
      <text:p text:style-name="Preformatted_20_Text"><text:tab/><text:tab/><text:tab/><text:tab/><text:tab/><text:tab/> }</text:p>
      <text:p text:style-name="Preformatted_20_Text"><text:tab/><text:tab/><text:tab/><text:tab/><text:tab/> }</text:p>
      <text:p text:style-name="Preformatted_20_Text"><text:tab/><text:tab/><text:tab/><text:tab/>}//th&gt;2</text:p>
      <text:p text:style-name="Preformatted_20_Text"><text:tab/><text:tab/>}</text:p>
      <text:p text:style-name="Preformatted_20_Text"><text:tab/>}</text:p>
      <text:p text:style-name="Preformatted_20_Text">}//dens-length</text:p>
      <text:p text:style-name="Preformatted_20_Text"><text:tab/><text:tab/><text:tab/><text:tab/></text:p>
      <text:p text:style-name="Preformatted_20_Text"><text:tab/><text:tab/><text:tab/>}//fc&gt;2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<text:tab/>if(first_coincidence==2)</text:p>
      <text:p text:style-name="Preformatted_20_Text"><text:tab/><text:tab/><text:tab/><text:tab/>{//fc=2</text:p>
      <text:p text:style-name="Preformatted_20_Text">if((left_length_coincidence&gt;=1)&amp;&amp;</text:p>
      <text:p text:style-name="Preformatted_20_Text"><text:s text:c="3"/>(right_length_coincidence&gt;=1)&amp;&amp;(left_density_coincidence&gt;=1)&amp;&amp;(right_density_coincidence&gt;=1))</text:p>
      <text:p text:style-name="Preformatted_20_Text">{//dens-length</text:p>
      <text:p text:style-name="Preformatted_20_Text"><text:tab/>if(third_coincidence&gt;=2)</text:p>
      <text:p text:style-name="Preformatted_20_Text"><text:tab/><text:tab/><text:tab/><text:tab/>{//th&gt;2</text:p>
      <text:p text:style-name="Preformatted_20_Text">if((right_density_coincidence&gt;1)&amp;&amp;(right_length_coincidence&gt;1))</text:p>
      <text:p text:style-name="Preformatted_20_Text">{</text:p>
      <text:p text:style-name="Preformatted_20_Text">prior=16;</text:p>
      <text:p text:style-name="Preformatted_20_Text">}</text:p>
      <text:p text:style-name="Preformatted_20_Text">else</text:p>
      <text:p text:style-name="Preformatted_20_Text">{</text:p>
      <text:p text:style-name="Preformatted_20_Text"><text:tab/>if((right_density_coincidence&gt;1)||(right_length_coincidence&gt;1))</text:p>
      <text:p text:style-name="Preformatted_20_Text"><text:s text:c="4"/>{</text:p>
      <text:p text:style-name="Preformatted_20_Text"><text:s text:c="4"/>prior=14;</text:p>
      <text:p text:style-name="Preformatted_20_Text"><text:s text:c="4"/>}</text:p>
      <text:p text:style-name="Preformatted_20_Text"><text:tab/>else</text:p>
      <text:p text:style-name="Preformatted_20_Text"><text:tab/>{</text:p>
      <text:p text:style-name="Preformatted_20_Text"><text:s text:c="5"/>prior=13;</text:p>
      <text:p text:style-name="Preformatted_20_Text"><text:tab/>}</text:p>
      <text:p text:style-name="Preformatted_20_Text">}</text:p>
      <text:p text:style-name="Preformatted_20_Text"><text:tab/><text:tab/><text:tab/><text:tab/>}//th&gt;2</text:p>
      <text:p text:style-name="Preformatted_20_Text"><text:tab/></text:p>
      <text:p text:style-name="Preformatted_20_Text">}//dens-length</text:p>
      <text:p text:style-name="Preformatted_20_Text"><text:tab/><text:tab/><text:tab/><text:tab/>}//fc=2</text:p>
      <text:p text:style-name="Preformatted_20_Text"><text:tab/><text:tab/><text:tab/><text:tab/>else</text:p>
      <text:p text:style-name="Preformatted_20_Text"><text:tab/><text:tab/><text:tab/><text:tab/>{</text:p>
      <text:p text:style-name="Preformatted_20_Text"><text:tab/><text:tab/><text:tab/><text:tab/><text:tab/>if(third_coincidence&gt;=2)</text:p>
      <text:p text:style-name="Preformatted_20_Text"><text:tab/><text:tab/><text:tab/> <text:s text:c="3"/>{//th&gt;2</text:p>
      <text:p text:style-name="Preformatted_20_Text"><text:tab/><text:tab/><text:tab/><text:tab/><text:tab/>if((first_coincidence==1)&amp;&amp;(left_bunch_suitability&gt;1))</text:p>
      <text:p text:style-name="Preformatted_20_Text"><text:tab/><text:tab/><text:tab/><text:tab/>{//fc=1</text:p>
      <text:p text:style-name="Preformatted_20_Text"><text:s text:c="16"/>if((right_density_coincidence&gt;1)&amp;&amp;(right_length_coincidence&gt;1))</text:p>
      <text:p text:style-name="Preformatted_20_Text">{</text:p>
      <text:p text:style-name="Preformatted_20_Text">prior=14;</text:p>
      <text:p text:style-name="Preformatted_20_Text">}</text:p>
      <text:p text:style-name="Preformatted_20_Text">else</text:p>
      <text:p text:style-name="Preformatted_20_Text">{</text:p>
      <text:p text:style-name="Preformatted_20_Text"><text:tab/>if((right_density_coincidence&gt;1)||(right_length_coincidence&gt;1))</text:p>
      <text:p text:style-name="Preformatted_20_Text"><text:s text:c="4"/>{</text:p>
      <text:p text:style-name="Preformatted_20_Text"><text:soft-page-break/><text:s text:c="4"/>prior=13;</text:p>
      <text:p text:style-name="Preformatted_20_Text"><text:s text:c="4"/>}</text:p>
      <text:p text:style-name="Preformatted_20_Text"><text:tab/>else</text:p>
      <text:p text:style-name="Preformatted_20_Text"><text:tab/>{</text:p>
      <text:p text:style-name="Preformatted_20_Text"><text:s text:c="5"/>prior=12;</text:p>
      <text:p text:style-name="Preformatted_20_Text"><text:tab/>}</text:p>
      <text:p text:style-name="Preformatted_20_Text">}</text:p>
      <text:p text:style-name="Preformatted_20_Text"><text:tab/><text:tab/><text:tab/><text:tab/>}</text:p>
      <text:p text:style-name="Preformatted_20_Text"><text:tab/><text:tab/><text:tab/><text:tab/>}//th&gt;2</text:p>
      <text:p text:style-name="Preformatted_20_Text"><text:tab/><text:tab/><text:tab/><text:tab/><text:tab/>else</text:p>
      <text:p text:style-name="Preformatted_20_Text"><text:tab/><text:tab/><text:tab/><text:tab/><text:tab/>{</text:p>
      <text:p text:style-name="Preformatted_20_Text"><text:tab/><text:tab/><text:tab/><text:tab/><text:tab/><text:tab/>if(third_coincidence==1)</text:p>
      <text:p text:style-name="Preformatted_20_Text"><text:tab/><text:tab/><text:tab/> <text:s text:c="11"/>{//th==1</text:p>
      <text:p text:style-name="Preformatted_20_Text"><text:tab/><text:tab/><text:tab/><text:tab/><text:tab/><text:tab/><text:tab/>if((first_coincidence==1)&amp;&amp;(left_bunch_suitability==2)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if(((right_density_coincidence&gt;1)&amp;&amp;(right_length_coincidence&gt;1))||</text:p>
      <text:p text:style-name="Preformatted_20_Text"><text:tab/><text:tab/><text:tab/><text:tab/><text:tab/><text:tab/><text:tab/><text:tab/><text:tab/>((left_density_coincidence&gt;1)&amp;&amp;(left_length_coincidence&gt;1)))</text:p>
      <text:p text:style-name="Preformatted_20_Text"><text:tab/><text:tab/><text:tab/><text:tab/><text:tab/><text:tab/><text:tab/><text:tab/>{</text:p>
      <text:p text:style-name="Preformatted_20_Text"><text:tab/><text:tab/><text:tab/><text:tab/><text:tab/><text:tab/><text:tab/><text:tab/>prior=13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<text:tab/><text:tab/><text:tab/>}//th==1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</text:p>
      <text:p text:style-name="Preformatted_20_Text"><text:tab/><text:tab/><text:tab/>}</text:p>
      <text:p text:style-name="Preformatted_20_Text"><text:tab/><text:tab/>}//fc&gt;=4</text:p>
      <text:p text:style-name="Preformatted_20_Text"><text:tab/><text:tab/>else</text:p>
      <text:p text:style-name="Preformatted_20_Text"><text:tab/><text:tab/>{//30</text:p>
      <text:p text:style-name="Preformatted_20_Text">if((second_coincidence&gt;1)&amp;&amp;(first_coincidence&gt;2)&amp;&amp;(third_coincidence&gt;1)&amp;&amp;(left_length_coincidence&gt;1)&amp;&amp;</text:p>
      <text:p text:style-name="Preformatted_20_Text"><text:s text:c="3"/>(right_length_coincidence&gt;1)&amp;&amp;(left_density_coincidence&gt;1)&amp;&amp;(right_density_coincidence&gt;1))</text:p>
      <text:p text:style-name="Preformatted_20_Text">{</text:p>
      <text:p text:style-name="Preformatted_20_Text">prior=14;</text:p>
      <text:p text:style-name="Preformatted_20_Text">}</text:p>
      <text:p text:style-name="Preformatted_20_Text">else</text:p>
      <text:p text:style-name="Preformatted_20_Text">{//e31</text:p>
      <text:p text:style-name="Preformatted_20_Text"><text:tab/>if((second_coincidence&gt;1)&amp;&amp;(first_coincidence&gt;1)&amp;&amp;(third_coincidence&gt;1)&amp;&amp;(left_length_coincidence&gt;=1)&amp;&amp;</text:p>
      <text:p text:style-name="Preformatted_20_Text"><text:s text:c="3"/>(right_length_coincidence&gt;=1)&amp;&amp;(left_density_coincidence&gt;=1)&amp;&amp;(right_density_coincidence&gt;=1))</text:p>
      <text:p text:style-name="Preformatted_20_Text"><text:s text:c="4"/>{</text:p>
      <text:p text:style-name="Preformatted_20_Text"><text:tab/><text:tab/>prior=13;</text:p>
      <text:p text:style-name="Preformatted_20_Text"><text:tab/>}</text:p>
      <text:p text:style-name="Preformatted_20_Text"><text:tab/>else</text:p>
      <text:p text:style-name="Preformatted_20_Text"><text:tab/>{//e32</text:p>
      <text:p text:style-name="Preformatted_20_Text"><text:tab/><text:tab/>if((second_coincidence&gt;1)&amp;&amp;(first_coincidence&gt;1)&amp;&amp;(third_coincidence&gt;=1)&amp;&amp;(left_length_coincidence&gt;=1)&amp;&amp;</text:p>
      <text:p text:style-name="Preformatted_20_Text"><text:s text:c="3"/>(right_length_coincidence&gt;=1)&amp;&amp;(left_density_coincidence&gt;1)&amp;&amp;(right_density_coincidence&gt;=1))</text:p>
      <text:p text:style-name="Preformatted_20_Text"><text:s text:c="4"/>{</text:p>
      <text:p text:style-name="Preformatted_20_Text"><text:tab/><text:tab/>prior=12;</text:p>
      <text:p text:style-name="Preformatted_20_Text"><text:tab/>}</text:p>
      <text:p text:style-name="Preformatted_20_Text"><text:tab/><text:tab/>else</text:p>
      <text:p text:style-name="Preformatted_20_Text"><text:tab/><text:tab/>{//e33</text:p>
      <text:p text:style-name="Preformatted_20_Text"><text:s text:c="7"/>if((second_coincidence&gt;1)&amp;&amp;(first_coincidence&gt;=1)&amp;&amp;(third_coincidence&gt;1)&amp;&amp;(left_length_coincidence&gt;=1)&amp;&amp;</text:p>
      <text:p text:style-name="Preformatted_20_Text"><text:s text:c="3"/>(right_length_coincidence&gt;=1)&amp;&amp;(left_density_coincidence&gt;=1)&amp;&amp;(right_density_coincidence&gt;1))</text:p>
      <text:p text:style-name="Preformatted_20_Text"><text:s text:c="4"/>{</text:p>
      <text:p text:style-name="Preformatted_20_Text"><text:soft-page-break/><text:tab/><text:tab/>prior=12;</text:p>
      <text:p text:style-name="Preformatted_20_Text"><text:tab/>}</text:p>
      <text:p text:style-name="Preformatted_20_Text"><text:tab/><text:tab/>}//e33</text:p>
      <text:p text:style-name="Preformatted_20_Text"><text:tab/>}//e32</text:p>
      <text:p text:style-name="Preformatted_20_Text">}//e31</text:p>
      <text:p text:style-name="Preformatted_20_Text"><text:tab/><text:tab/>}//30</text:p>
      <text:p text:style-name="Preformatted_20_Text"><text:tab/>}//3&gt;0</text:p>
      <text:p text:style-name="Preformatted_20_Text"><text:tab/></text:p>
      <text:p text:style-name="Preformatted_20_Text">}//sc</text:p>
      <text:p text:style-name="Preformatted_20_Text">}//lc&lt;0</text:p>
      <text:p text:style-name="Preformatted_20_Text">if(!prior)</text:p>
      <text:p text:style-name="Preformatted_20_Text">{</text:p>
      <text:p text:style-name="Preformatted_20_Text"><text:s/>if((second_coincidence&gt;=3)&amp;&amp;(first_coincidence&gt;=3)&amp;&amp;(third_coincidence&gt;=3))</text:p>
      <text:p text:style-name="Preformatted_20_Text"><text:s text:c="2"/>{</text:p>
      <text:p text:style-name="Preformatted_20_Text"><text:tab/><text:tab/>if((left_length_coincidence&gt;=3)&amp;&amp;(right_length_coincidence&gt;=0)&amp;&amp;</text:p>
      <text:p text:style-name="Preformatted_20_Text"><text:tab/><text:tab/><text:tab/>(left_density_coincidence&gt;=2)&amp;&amp;(right_density_coincidence&gt;=0))</text:p>
      <text:p text:style-name="Preformatted_20_Text"><text:tab/><text:tab/></text:p>
      <text:p text:style-name="Preformatted_20_Text"><text:s text:c="7"/>{</text:p>
      <text:p text:style-name="Preformatted_20_Text"><text:tab/><text:tab/>prior=5;</text:p>
      <text:p text:style-name="Preformatted_20_Text"><text:tab/> <text:s text:c="2"/>}</text:p>
      <text:p text:style-name="Preformatted_20_Text"><text:tab/><text:tab/>else</text:p>
      <text:p text:style-name="Preformatted_20_Text"><text:tab/><text:tab/> {</text:p>
      <text:p text:style-name="Preformatted_20_Text"><text:tab/><text:tab/><text:tab/>if((right_length_coincidence&gt;=3)&amp;&amp;(left_length_coincidence&gt;=0)&amp;&amp;</text:p>
      <text:p text:style-name="Preformatted_20_Text"><text:tab/><text:tab/><text:tab/><text:tab/>(right_density_coincidence&gt;=2)&amp;&amp;(left_density_coincidence&gt;=0))</text:p>
      <text:p text:style-name="Preformatted_20_Text"><text:tab/><text:tab/></text:p>
      <text:p text:style-name="Preformatted_20_Text"><text:s text:c="13"/>{</text:p>
      <text:p text:style-name="Preformatted_20_Text"><text:tab/><text:tab/> <text:s text:c="4"/>prior=5;</text:p>
      <text:p text:style-name="Preformatted_20_Text"><text:tab/> <text:s text:c="8"/>}</text:p>
      <text:p text:style-name="Preformatted_20_Text"><text:tab/><text:tab/> }</text:p>
      <text:p text:style-name="Preformatted_20_Text"><text:s text:c="2"/>}</text:p>
      <text:p text:style-name="Preformatted_20_Text">}</text:p>
      <text:p text:style-name="Preformatted_20_Text">*BunchSuitability=bunch_suitability;<text:tab/> <text:s/><text:tab/> </text:p>
      <text:p text:style-name="Preformatted_20_Text"><text:tab/><text:tab/> <text:s/></text:p>
      <text:p text:style-name="Preformatted_20_Text"><text:tab/> </text:p>
      <text:p text:style-name="Preformatted_20_Text">M:</text:p>
      <text:p text:style-name="Preformatted_20_Text"><text:tab/>return(prior);</text:p>
      <text:p text:style-name="Preformatted_20_Text">}</text:p>
      <text:p text:style-name="Preformatted_20_Text">//-----------------------------------------------------------------------</text:p>
      <text:p text:style-name="Preformatted_20_Text">int</text:p>
      <text:p text:style-name="Preformatted_20_Text"/>
      <text:p text:style-name="Preformatted_20_Text">CColorIntervalSelect::Left_extension(int left_neighb)</text:p>
      <text:p text:style-name="Preformatted_20_Text">{</text:p>
      <text:p text:style-name="Preformatted_20_Text"><text:tab/>int prior;</text:p>
      <text:p text:style-name="Preformatted_20_Text"/>
      <text:p text:style-name="Preformatted_20_Text"><text:tab/>prior=-1;</text:p>
      <text:p text:style-name="Preformatted_20_Text"><text:tab/>return(prior);</text:p>
      <text:p text:style-name="Preformatted_20_Text">}</text:p>
      <text:p text:style-name="Preformatted_20_Text">//-----------------------------------------------------------------------</text:p>
      <text:p text:style-name="Preformatted_20_Text">int</text:p>
      <text:p text:style-name="Preformatted_20_Text"/>
      <text:p text:style-name="Preformatted_20_Text">CColorIntervalSelect::Test_suitability(int bunch,int hue_left,int hue_right,int hue_mean,int* Saturation,int* bunch_hue,</text:p>
      <text:p text:style-name="Preformatted_20_Text">int* bunch_gray,int* zone_hue,int* zone_gray,int* bunch_signi,int* bunch_beg,int* bunch_end,int* bunch_dense,int* min_hue_dif,</text:p>
      <text:p text:style-name="Preformatted_20_Text">int* bunch_min_hue,int* bunch_max_hue,int* cor_bunch_min_hue,int* cor_bunch_max_hue,int* cor_bunch_hue)</text:p>
      <text:p text:style-name="Preformatted_20_Text">{</text:p>
      <text:p text:style-name="Preformatted_20_Text"><text:tab/>int prior;</text:p>
      <text:p text:style-name="Preformatted_20_Text"><text:tab/>int bunch_mean_hue;</text:p>
      <text:p text:style-name="Preformatted_20_Text"><text:s text:c="4"/>int bunch_minimal_hue;</text:p>
      <text:p text:style-name="Preformatted_20_Text"><text:soft-page-break/><text:s text:c="4"/>int bunch_maximal_hue;</text:p>
      <text:p text:style-name="Preformatted_20_Text"><text:s text:c="4"/>int corrected_bunch_mean_hue;</text:p>
      <text:p text:style-name="Preformatted_20_Text"><text:s text:c="4"/>int corrected_bunch_minimal_hue;</text:p>
      <text:p text:style-name="Preformatted_20_Text"><text:s text:c="4"/>int corrected_bunch_maximal_hue;</text:p>
      <text:p text:style-name="Preformatted_20_Text"><text:tab/>int bunch_mean_saturation;</text:p>
      <text:p text:style-name="Preformatted_20_Text"><text:tab/>int bunch_mean_gray;</text:p>
      <text:p text:style-name="Preformatted_20_Text"><text:tab/>int beg_int;</text:p>
      <text:p text:style-name="Preformatted_20_Text"><text:tab/>int end_int;</text:p>
      <text:p text:style-name="Preformatted_20_Text"><text:tab/>int int_length;</text:p>
      <text:p text:style-name="Preformatted_20_Text"><text:tab/>int coincidence;</text:p>
      <text:p text:style-name="Preformatted_20_Text"><text:tab/>int mean_hue;</text:p>
      <text:p text:style-name="Preformatted_20_Text"><text:tab/>int upper_hue;</text:p>
      <text:p text:style-name="Preformatted_20_Text"><text:tab/>int lower_hue;</text:p>
      <text:p text:style-name="Preformatted_20_Text"><text:tab/>int corrected_lower_hue;</text:p>
      <text:p text:style-name="Preformatted_20_Text"><text:tab/>int corrected_upper_hue;</text:p>
      <text:p text:style-name="Preformatted_20_Text"><text:tab/>int corrected_mean_hue;</text:p>
      <text:p text:style-name="Preformatted_20_Text"><text:tab/>int abs_hue_difference;</text:p>
      <text:p text:style-name="Preformatted_20_Text"><text:tab/>int abs_hue_difference1;</text:p>
      <text:p text:style-name="Preformatted_20_Text"><text:tab/>int min_hue_difference;</text:p>
      <text:p text:style-name="Preformatted_20_Text"><text:tab/>int hue_zone;</text:p>
      <text:p text:style-name="Preformatted_20_Text"><text:tab/>int hue_zone_sample;</text:p>
      <text:p text:style-name="Preformatted_20_Text"><text:tab/>int gray_zone;</text:p>
      <text:p text:style-name="Preformatted_20_Text"><text:tab/>int bunch_significance;</text:p>
      <text:p text:style-name="Preformatted_20_Text"><text:tab/>int bunch_density;</text:p>
      <text:p text:style-name="Preformatted_20_Text"/>
      <text:p text:style-name="Preformatted_20_Text"><text:tab/>prior=-1;</text:p>
      <text:p text:style-name="Preformatted_20_Text"><text:tab/>coincidence=-2;</text:p>
      <text:p text:style-name="Preformatted_20_Text"><text:tab/>corrected_lower_hue=-1;</text:p>
      <text:p text:style-name="Preformatted_20_Text"><text:tab/>corrected_upper_hue=-1;</text:p>
      <text:p text:style-name="Preformatted_20_Text"><text:tab/>corrected_mean_hue=-1;</text:p>
      <text:p text:style-name="Preformatted_20_Text"><text:tab/>min_hue_difference=-1;</text:p>
      <text:p text:style-name="Preformatted_20_Text"/>
      <text:p text:style-name="Preformatted_20_Text">mean_hue=hue_mean;</text:p>
      <text:p text:style-name="Preformatted_20_Text">upper_hue=hue_right;</text:p>
      <text:p text:style-name="Preformatted_20_Text">lower_hue=hue_left;</text:p>
      <text:p text:style-name="Preformatted_20_Text">bunch_mean_hue=ColoredIntervalsStructure-&gt;AverageHue[bunch];</text:p>
      <text:p text:style-name="Preformatted_20_Text">bunch_minimal_hue=ColoredIntervalsStructure-&gt;LowerHueValue[bunch];</text:p>
      <text:p text:style-name="Preformatted_20_Text">bunch_maximal_hue=ColoredIntervalsStructure-&gt;UpperHueValue[bunch];</text:p>
      <text:p text:style-name="Preformatted_20_Text">bunch_mean_saturation=ColoredIntervalsStructure-&gt;AverageSat[bunch];</text:p>
      <text:p text:style-name="Preformatted_20_Text"><text:s/>bunch_mean_gray=ColoredIntervalsStructure-&gt;AverageGray[bunch];</text:p>
      <text:p text:style-name="Preformatted_20_Text">beg_int=ColoredIntervalsStructure-&gt;BegInterv[bunch];</text:p>
      <text:p text:style-name="Preformatted_20_Text">end_int=ColoredIntervalsStructure-&gt;EndInterv[bunch];</text:p>
      <text:p text:style-name="Preformatted_20_Text">hue_zone=hue_zones[bunch_mean_hue];</text:p>
      <text:p text:style-name="Preformatted_20_Text"><text:tab/><text:tab/> <text:s/>gray_zone=gray_zones[bunch_mean_gray];</text:p>
      <text:p text:style-name="Preformatted_20_Text"><text:tab/><text:tab/> <text:s/>int_length=end_int-beg_int+1;</text:p>
      <text:p text:style-name="Preformatted_20_Text">bunch_significance=ColoredIntervalsStructure-&gt;Significance[bunch];</text:p>
      <text:p text:style-name="Preformatted_20_Text">bunch_density=(2*bunch_significance)/int_length;</text:p>
      <text:p text:style-name="Preformatted_20_Text">if(mean_hue&gt;=0)</text:p>
      <text:p text:style-name="Preformatted_20_Text"><text:s text:c="5"/>{//mh&gt;=0</text:p>
      <text:p text:style-name="Preformatted_20_Text"><text:tab/><text:tab/> if(mean_hue&gt;=NUM_HUES)</text:p>
      <text:p text:style-name="Preformatted_20_Text"><text:tab/><text:tab/> {</text:p>
      <text:p text:style-name="Preformatted_20_Text"><text:s text:c="10"/>mean_hue=mean_hue-NUM_HUES;</text:p>
      <text:p text:style-name="Preformatted_20_Text"><text:tab/><text:tab/> }</text:p>
      <text:p text:style-name="Preformatted_20_Text"><text:s text:c="6"/>hue_zone_sample=hue_zones[mean_hue];</text:p>
      <text:p text:style-name="Preformatted_20_Text"><text:s text:c="5"/>}</text:p>
      <text:p text:style-name="Preformatted_20_Text"><text:tab/> else</text:p>
      <text:p text:style-name="Preformatted_20_Text"><text:tab/> {</text:p>
      <text:p text:style-name="Preformatted_20_Text"><text:s text:c="5"/>hue_zone_sample=-1;</text:p>
      <text:p text:style-name="Preformatted_20_Text"><text:soft-page-break/><text:tab/> }</text:p>
      <text:p text:style-name="Preformatted_20_Text"/>
      <text:p text:style-name="Preformatted_20_Text">if(bunch_mean_hue&gt;=NUM_HUES)</text:p>
      <text:p text:style-name="Preformatted_20_Text"><text:tab/><text:tab/> {</text:p>
      <text:p text:style-name="Preformatted_20_Text"><text:s text:c="10"/>bunch_mean_hue-=NUM_HUES;</text:p>
      <text:p text:style-name="Preformatted_20_Text"><text:tab/><text:tab/> }</text:p>
      <text:p text:style-name="Preformatted_20_Text"><text:s/></text:p>
      <text:p text:style-name="Preformatted_20_Text"><text:s/>if(bunch_minimal_hue&gt;=NUM_HUES)</text:p>
      <text:p text:style-name="Preformatted_20_Text"><text:tab/><text:tab/> {</text:p>
      <text:p text:style-name="Preformatted_20_Text"><text:s text:c="10"/>bunch_minimal_hue-=NUM_HUES;</text:p>
      <text:p text:style-name="Preformatted_20_Text"><text:tab/><text:tab/> }</text:p>
      <text:p text:style-name="Preformatted_20_Text"><text:s/></text:p>
      <text:p text:style-name="Preformatted_20_Text"><text:s/>if(bunch_maximal_hue&gt;=NUM_HUES)</text:p>
      <text:p text:style-name="Preformatted_20_Text"><text:tab/><text:tab/> {</text:p>
      <text:p text:style-name="Preformatted_20_Text"><text:s text:c="10"/>bunch_maximal_hue-=NUM_HUES;</text:p>
      <text:p text:style-name="Preformatted_20_Text"><text:tab/><text:tab/> }</text:p>
      <text:p text:style-name="Preformatted_20_Text"><text:s/></text:p>
      <text:p text:style-name="Preformatted_20_Text"><text:s/>if(bunch_minimal_hue&gt;bunch_maximal_hue)</text:p>
      <text:p text:style-name="Preformatted_20_Text"><text:s/>{</text:p>
      <text:p text:style-name="Preformatted_20_Text"><text:s/>corrected_bunch_maximal_hue=bunch_maximal_hue+NUM_HUES;</text:p>
      <text:p text:style-name="Preformatted_20_Text"><text:s/>corrected_bunch_minimal_hue=bunch_minimal_hue;</text:p>
      <text:p text:style-name="Preformatted_20_Text"><text:s text:c="6"/>if(bunch_minimal_hue&gt;bunch_mean_hue)</text:p>
      <text:p text:style-name="Preformatted_20_Text"><text:tab/> <text:s/>{</text:p>
      <text:p text:style-name="Preformatted_20_Text"><text:s text:c="6"/>corrected_bunch_mean_hue=bunch_mean_hue+NUM_HUES;</text:p>
      <text:p text:style-name="Preformatted_20_Text"><text:tab/> <text:s/>}</text:p>
      <text:p text:style-name="Preformatted_20_Text"><text:tab/> <text:s/>else</text:p>
      <text:p text:style-name="Preformatted_20_Text"><text:tab/> <text:s/>{</text:p>
      <text:p text:style-name="Preformatted_20_Text"><text:tab/> <text:s/>corrected_bunch_mean_hue=bunch_mean_hue;</text:p>
      <text:p text:style-name="Preformatted_20_Text"><text:tab/> <text:s/>}</text:p>
      <text:p text:style-name="Preformatted_20_Text"><text:s/>}</text:p>
      <text:p text:style-name="Preformatted_20_Text"><text:s/>else</text:p>
      <text:p text:style-name="Preformatted_20_Text"><text:s/>{</text:p>
      <text:p text:style-name="Preformatted_20_Text"><text:s/>corrected_bunch_maximal_hue=bunch_maximal_hue;</text:p>
      <text:p text:style-name="Preformatted_20_Text"><text:s/>corrected_bunch_minimal_hue=bunch_minimal_hue;</text:p>
      <text:p text:style-name="Preformatted_20_Text"><text:s/>corrected_bunch_mean_hue=bunch_mean_hue;</text:p>
      <text:p text:style-name="Preformatted_20_Text"><text:s/>}</text:p>
      <text:p text:style-name="Preformatted_20_Text"><text:s/>if(mean_hue&gt;=0)</text:p>
      <text:p text:style-name="Preformatted_20_Text"><text:tab/> {//not white</text:p>
      <text:p text:style-name="Preformatted_20_Text">//if(bunch_mean_saturation&gt;=2)</text:p>
      <text:p text:style-name="Preformatted_20_Text">//{//s&gt;=2</text:p>
      <text:p text:style-name="Preformatted_20_Text"><text:tab/>if(lower_hue&gt;upper_hue)</text:p>
      <text:p text:style-name="Preformatted_20_Text"><text:tab/>{</text:p>
      <text:p text:style-name="Preformatted_20_Text"><text:tab/>corrected_lower_hue=lower_hue;</text:p>
      <text:p text:style-name="Preformatted_20_Text"><text:tab/>corrected_upper_hue=upper_hue+NUM_HUES;</text:p>
      <text:p text:style-name="Preformatted_20_Text"><text:tab/> <text:s text:c="2"/>if(lower_hue&gt;mean_hue)</text:p>
      <text:p text:style-name="Preformatted_20_Text"><text:tab/> <text:s text:c="2"/>{</text:p>
      <text:p text:style-name="Preformatted_20_Text"><text:tab/> <text:s text:c="2"/>corrected_mean_hue=mean_hue+NUM_HUES;</text:p>
      <text:p text:style-name="Preformatted_20_Text"><text:tab/> <text:s text:c="2"/>}</text:p>
      <text:p text:style-name="Preformatted_20_Text"><text:tab/> <text:s text:c="2"/>else</text:p>
      <text:p text:style-name="Preformatted_20_Text"><text:tab/> <text:s text:c="2"/>{</text:p>
      <text:p text:style-name="Preformatted_20_Text"><text:tab/> <text:s text:c="2"/>corrected_mean_hue=mean_hue;</text:p>
      <text:p text:style-name="Preformatted_20_Text"><text:tab/> <text:s text:c="2"/>}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corrected_lower_hue=lower_hue;</text:p>
      <text:p text:style-name="Preformatted_20_Text"><text:s text:c="4"/>corrected_upper_hue=upper_hue;</text:p>
      <text:p text:style-name="Preformatted_20_Text"><text:tab/>corrected_mean_hue=mean_hue;</text:p>
      <text:p text:style-name="Preformatted_20_Text"><text:soft-page-break/><text:tab/>}</text:p>
      <text:p text:style-name="Preformatted_20_Text">abs_hue_difference=abs(corrected_bunch_mean_hue-corrected_mean_hue);</text:p>
      <text:p text:style-name="Preformatted_20_Text">abs_hue_difference1=abs(corrected_bunch_mean_hue+NUM_HUES-corrected_mean_hue);</text:p>
      <text:p text:style-name="Preformatted_20_Text">min_hue_difference=min(abs_hue_difference,abs_hue_difference1);</text:p>
      <text:p text:style-name="Preformatted_20_Text"><text:s text:c="19"/>if(abs_hue_difference1&lt;abs_hue_difference)</text:p>
      <text:p text:style-name="Preformatted_20_Text"><text:tab/><text:tab/><text:tab/><text:tab/> <text:s text:c="2"/>{</text:p>
      <text:p text:style-name="Preformatted_20_Text"><text:s text:c="19"/>corrected_bunch_mean_hue+=NUM_HUES;</text:p>
      <text:p text:style-name="Preformatted_20_Text"><text:s text:c="19"/>corrected_bunch_minimal_hue+=NUM_HUES;</text:p>
      <text:p text:style-name="Preformatted_20_Text"><text:s text:c="19"/>corrected_bunch_maximal_hue+=NUM_HUES;</text:p>
      <text:p text:style-name="Preformatted_20_Text"><text:tab/><text:tab/><text:tab/><text:tab/> <text:s text:c="2"/>}</text:p>
      <text:p text:style-name="Preformatted_20_Text"><text:s text:c="5"/>if((corrected_bunch_mean_hue&gt;=(corrected_lower_hue-4))&amp;&amp;(corrected_bunch_mean_hue&lt;=(corrected_upper_hue+4)))</text:p>
      <text:p text:style-name="Preformatted_20_Text"><text:s text:c="6"/>{//mean_hue belongs to the interval</text:p>
      <text:p text:style-name="Preformatted_20_Text"><text:tab/><text:tab/> <text:s/></text:p>
      <text:p text:style-name="Preformatted_20_Text"><text:s text:c="7"/>if(bunch_mean_gray&gt;3)</text:p>
      <text:p text:style-name="Preformatted_20_Text"><text:tab/><text:tab/> <text:s text:c="5"/>{//mg&lt;3</text:p>
      <text:p text:style-name="Preformatted_20_Text"><text:tab/><text:tab/> <text:s/>if((hue_zone==hue_zone_sample)||(((min_hue_difference&lt;=3)&amp;&amp;(bunch_mean_saturation&gt;=2))||</text:p>
      <text:p text:style-name="Preformatted_20_Text"><text:tab/><text:tab/><text:tab/> <text:s/>((min_hue_difference&lt;=4)&amp;&amp;(bunch_mean_saturation&gt;=3))))</text:p>
      <text:p text:style-name="Preformatted_20_Text"><text:tab/><text:tab/> <text:s/>{//hue_zones coincide</text:p>
      <text:p text:style-name="Preformatted_20_Text"><text:tab/><text:tab/><text:tab/> if(bunch_density&gt;(StripWidth+StripWidth/2))</text:p>
      <text:p text:style-name="Preformatted_20_Text"><text:tab/><text:tab/><text:tab/> <text:s/>{</text:p>
      <text:p text:style-name="Preformatted_20_Text"><text:tab/><text:tab/><text:tab/> <text:s/>coincidence=4;</text:p>
      <text:p text:style-name="Preformatted_20_Text"><text:tab/><text:tab/><text:tab/> <text:s/>}</text:p>
      <text:p text:style-name="Preformatted_20_Text"><text:tab/><text:tab/><text:tab/> <text:s/>else</text:p>
      <text:p text:style-name="Preformatted_20_Text"><text:tab/><text:tab/><text:tab/> <text:s/>{</text:p>
      <text:p text:style-name="Preformatted_20_Text"><text:tab/><text:tab/><text:tab/><text:tab/> <text:s/>if(bunch_density&gt;(StripWidth-StripWidth/4))</text:p>
      <text:p text:style-name="Preformatted_20_Text"><text:tab/><text:tab/><text:tab/> <text:s text:c="5"/>{</text:p>
      <text:p text:style-name="Preformatted_20_Text"><text:tab/><text:tab/><text:tab/> <text:s text:c="5"/>coincidence=3;</text:p>
      <text:p text:style-name="Preformatted_20_Text"><text:tab/><text:tab/><text:tab/><text:tab/> <text:s/>}</text:p>
      <text:p text:style-name="Preformatted_20_Text"><text:tab/><text:tab/><text:tab/><text:tab/> <text:s/>else</text:p>
      <text:p text:style-name="Preformatted_20_Text"><text:tab/><text:tab/><text:tab/><text:tab/> <text:s/>{</text:p>
      <text:p text:style-name="Preformatted_20_Text"><text:tab/><text:tab/><text:tab/><text:tab/> <text:s text:c="2"/>coincidence=2;</text:p>
      <text:p text:style-name="Preformatted_20_Text"><text:tab/><text:tab/><text:tab/><text:tab/> <text:s/>}</text:p>
      <text:p text:style-name="Preformatted_20_Text"><text:tab/><text:tab/><text:tab/> <text:s/>}</text:p>
      <text:p text:style-name="Preformatted_20_Text"><text:tab/><text:tab/> <text:s/>}//hue_zones coincide</text:p>
      <text:p text:style-name="Preformatted_20_Text"><text:tab/><text:tab/> <text:s/>else</text:p>
      <text:p text:style-name="Preformatted_20_Text"><text:tab/><text:tab/> <text:s/>{</text:p>
      <text:p text:style-name="Preformatted_20_Text"><text:s text:c="10"/>coincidence=1;</text:p>
      <text:p text:style-name="Preformatted_20_Text"><text:tab/><text:tab/> <text:s/>}</text:p>
      <text:p text:style-name="Preformatted_20_Text"><text:tab/> <text:s text:c="9"/>}//mg&lt;3</text:p>
      <text:p text:style-name="Preformatted_20_Text"><text:tab/> <text:s text:c="2"/>else</text:p>
      <text:p text:style-name="Preformatted_20_Text"><text:tab/> <text:s text:c="2"/>{</text:p>
      <text:p text:style-name="Preformatted_20_Text"><text:s text:c="7"/>coincidence=-2;</text:p>
      <text:p text:style-name="Preformatted_20_Text"><text:tab/> <text:s text:c="2"/>}</text:p>
      <text:p text:style-name="Preformatted_20_Text"><text:tab/> <text:s/>}//mean_hue belongs to the interval</text:p>
      <text:p text:style-name="Preformatted_20_Text"><text:tab/> else</text:p>
      <text:p text:style-name="Preformatted_20_Text"><text:tab/> {</text:p>
      <text:p text:style-name="Preformatted_20_Text"><text:tab/><text:tab/> coincidence=-2;</text:p>
      <text:p text:style-name="Preformatted_20_Text"><text:tab/> }</text:p>
      <text:p text:style-name="Preformatted_20_Text"><text:tab/> </text:p>
      <text:p text:style-name="Preformatted_20_Text"><text:s text:c="5"/>}//not white</text:p>
      <text:p text:style-name="Preformatted_20_Text"><text:tab/> else</text:p>
      <text:p text:style-name="Preformatted_20_Text"><text:tab/> {//white?</text:p>
      <text:p text:style-name="Preformatted_20_Text"><text:tab/><text:tab/> coincidence=-3;</text:p>
      <text:p text:style-name="Preformatted_20_Text"><text:tab/><text:tab/> //insert white processing;</text:p>
      <text:p text:style-name="Preformatted_20_Text"><text:tab/> }//white?</text:p>
      <text:p text:style-name="Preformatted_20_Text"/>
      <text:p text:style-name="Preformatted_20_Text"><text:s/>prior=coincidence;</text:p>
      <text:p text:style-name="Preformatted_20_Text"><text:soft-page-break/><text:s/></text:p>
      <text:p text:style-name="Preformatted_20_Text"><text:s/>*Saturation=bunch_mean_saturation;</text:p>
      <text:p text:style-name="Preformatted_20_Text"><text:s/>*bunch_hue=bunch_mean_hue;</text:p>
      <text:p text:style-name="Preformatted_20_Text"><text:s/>*bunch_gray=bunch_mean_gray;</text:p>
      <text:p text:style-name="Preformatted_20_Text"><text:s/>*zone_hue=hue_zone;</text:p>
      <text:p text:style-name="Preformatted_20_Text"><text:s/>*zone_gray=gray_zone;</text:p>
      <text:p text:style-name="Preformatted_20_Text"><text:s/>*bunch_signi=bunch_significance;</text:p>
      <text:p text:style-name="Preformatted_20_Text"><text:s/>*bunch_beg=beg_int;</text:p>
      <text:p text:style-name="Preformatted_20_Text"><text:s/>*bunch_end=end_int;</text:p>
      <text:p text:style-name="Preformatted_20_Text"><text:s/>*bunch_dense=bunch_density;</text:p>
      <text:p text:style-name="Preformatted_20_Text"><text:s/>*min_hue_dif=min_hue_difference;</text:p>
      <text:p text:style-name="Preformatted_20_Text"><text:s/>*bunch_min_hue=bunch_minimal_hue;</text:p>
      <text:p text:style-name="Preformatted_20_Text"><text:s/>*bunch_max_hue=bunch_maximal_hue;</text:p>
      <text:p text:style-name="Preformatted_20_Text"><text:s/>*cor_bunch_min_hue=corrected_bunch_minimal_hue;</text:p>
      <text:p text:style-name="Preformatted_20_Text"><text:s/>*cor_bunch_max_hue=corrected_bunch_maximal_hue;</text:p>
      <text:p text:style-name="Preformatted_20_Text"><text:s/>*cor_bunch_hue=corrected_bunch_mean_hue;</text:p>
      <text:p text:style-name="Preformatted_20_Text"><text:tab/>return(prior);</text:p>
      <text:p text:style-name="Preformatted_20_Text">}</text:p>
      <text:p text:style-name="Preformatted_20_Text">//----------------------------------------------------------------------------</text:p>
      <text:p text:style-name="Preformatted_20_Text">void</text:p>
      <text:p text:style-name="Preformatted_20_Text"/>
      <text:p text:style-name="Preformatted_20_Text">CColorIntervalSelect::Label_Merging(int bunch,int bunch_new)</text:p>
      <text:p text:style-name="Preformatted_20_Text">{</text:p>
      <text:p text:style-name="Preformatted_20_Text">int bunch_significance;</text:p>
      <text:p text:style-name="Preformatted_20_Text">int new_bunch_significance;</text:p>
      <text:p text:style-name="Preformatted_20_Text">//int signif_ratio;</text:p>
      <text:p text:style-name="Preformatted_20_Text">int bunch_new_significance;</text:p>
      <text:p text:style-name="Preformatted_20_Text">int bunch_occurence;</text:p>
      <text:p text:style-name="Preformatted_20_Text">int bunch_new_occurence;</text:p>
      <text:p text:style-name="Preformatted_20_Text">int new_bunch_occurence;</text:p>
      <text:p text:style-name="Preformatted_20_Text">int bunch_beg;</text:p>
      <text:p text:style-name="Preformatted_20_Text">int bunch_end;</text:p>
      <text:p text:style-name="Preformatted_20_Text">int bunch_new_beg;</text:p>
      <text:p text:style-name="Preformatted_20_Text">int bunch_new_end;</text:p>
      <text:p text:style-name="Preformatted_20_Text">int new_beg;</text:p>
      <text:p text:style-name="Preformatted_20_Text">int new_end;</text:p>
      <text:p text:style-name="Preformatted_20_Text">//int bunch_density;</text:p>
      <text:p text:style-name="Preformatted_20_Text">int new_bunch_density;</text:p>
      <text:p text:style-name="Preformatted_20_Text">//int bunch_new_density;</text:p>
      <text:p text:style-name="Preformatted_20_Text">int int_length;</text:p>
      <text:p text:style-name="Preformatted_20_Text">int bunch_new_length;</text:p>
      <text:p text:style-name="Preformatted_20_Text">//int Density_ratio;</text:p>
      <text:p text:style-name="Preformatted_20_Text">//int length_ratio;</text:p>
      <text:p text:style-name="Preformatted_20_Text">//int indic_length;</text:p>
      <text:p text:style-name="Preformatted_20_Text">//int ratio_length;</text:p>
      <text:p text:style-name="Preformatted_20_Text">//int ratio_length1;</text:p>
      <text:p text:style-name="Preformatted_20_Text">//int Intersection;</text:p>
      <text:p text:style-name="Preformatted_20_Text">int paint_beg;</text:p>
      <text:p text:style-name="Preformatted_20_Text">int paint_end;</text:p>
      <text:p text:style-name="Preformatted_20_Text">int union_beg;</text:p>
      <text:p text:style-name="Preformatted_20_Text">int union_end;</text:p>
      <text:p text:style-name="Preformatted_20_Text">int union_length;</text:p>
      <text:p text:style-name="Preformatted_20_Text">//int outlet_length_ratio;</text:p>
      <text:p text:style-name="Preformatted_20_Text">//int outlet_length_ratio1;</text:p>
      <text:p text:style-name="Preformatted_20_Text">//int outlet_length;</text:p>
      <text:p text:style-name="Preformatted_20_Text">int bunch_hue;</text:p>
      <text:p text:style-name="Preformatted_20_Text">int bunch_new_hue;</text:p>
      <text:p text:style-name="Preformatted_20_Text">int corrected_bunch_hue;</text:p>
      <text:p text:style-name="Preformatted_20_Text"><text:soft-page-break/>int corrected_bunch_new_hue;</text:p>
      <text:p text:style-name="Preformatted_20_Text">int correction_hue;</text:p>
      <text:p text:style-name="Preformatted_20_Text">int bunch_saturation;</text:p>
      <text:p text:style-name="Preformatted_20_Text">int bunch_new_saturation;</text:p>
      <text:p text:style-name="Preformatted_20_Text">int Mean_hue_bunch;</text:p>
      <text:p text:style-name="Preformatted_20_Text">int lower_bunch_hue_bound;</text:p>
      <text:p text:style-name="Preformatted_20_Text">int upper_bunch_hue_bound;</text:p>
      <text:p text:style-name="Preformatted_20_Text">int lower_bunch_new_hue_bound;</text:p>
      <text:p text:style-name="Preformatted_20_Text">int upper_bunch_new_hue_bound;</text:p>
      <text:p text:style-name="Preformatted_20_Text">int hue_difference;</text:p>
      <text:p text:style-name="Preformatted_20_Text">int hue_difference1;</text:p>
      <text:p text:style-name="Preformatted_20_Text">float Bunch_hue;</text:p>
      <text:p text:style-name="Preformatted_20_Text">float Bunch_sat;</text:p>
      <text:p text:style-name="Preformatted_20_Text">float Bunch_gray;</text:p>
      <text:p text:style-name="Preformatted_20_Text">float Lower_bound;</text:p>
      <text:p text:style-name="Preformatted_20_Text">float Upper_bound;</text:p>
      <text:p text:style-name="Preformatted_20_Text">int Mean_gray_bunch;</text:p>
      <text:p text:style-name="Preformatted_20_Text">int Mean_sat_bunch;</text:p>
      <text:p text:style-name="Preformatted_20_Text">int bunch_gray;</text:p>
      <text:p text:style-name="Preformatted_20_Text">int bunch_new_gray;</text:p>
      <text:p text:style-name="Preformatted_20_Text">int lower_bunch_gray_bound;</text:p>
      <text:p text:style-name="Preformatted_20_Text">int upper_bunch_gray_bound;</text:p>
      <text:p text:style-name="Preformatted_20_Text"/>
      <text:p text:style-name="Preformatted_20_Text">bunch_significance=ColoredIntervalsStructure-&gt;Significance[bunch];</text:p>
      <text:p text:style-name="Preformatted_20_Text">bunch_new_significance=ColoredIntervalsStructure-&gt;Significance[bunch_new];</text:p>
      <text:p text:style-name="Preformatted_20_Text">//signif_ratio=(16*bunch_new_significance)/(bunch_new_significance+bunch_significance);</text:p>
      <text:p text:style-name="Preformatted_20_Text">bunch_hue=ColoredIntervalsStructure-&gt;AverageHue[bunch];</text:p>
      <text:p text:style-name="Preformatted_20_Text">if(bunch_hue&gt;=NUM_HUES)</text:p>
      <text:p text:style-name="Preformatted_20_Text">{</text:p>
      <text:p text:style-name="Preformatted_20_Text"><text:tab/>bunch_hue=bunch_hue-NUM_HUES;</text:p>
      <text:p text:style-name="Preformatted_20_Text">}</text:p>
      <text:p text:style-name="Preformatted_20_Text">lower_bunch_hue_bound=ColoredIntervalsStructure-&gt;LowerHueValue[bunch];</text:p>
      <text:p text:style-name="Preformatted_20_Text">Lower_bound=(float)lower_bunch_hue_bound;</text:p>
      <text:p text:style-name="Preformatted_20_Text">upper_bunch_hue_bound=ColoredIntervalsStructure-&gt;UpperHueValue[bunch];</text:p>
      <text:p text:style-name="Preformatted_20_Text">Upper_bound=(float)upper_bunch_hue_bound;</text:p>
      <text:p text:style-name="Preformatted_20_Text">//bunch_zone=hue_zones[bunch_hue];</text:p>
      <text:p text:style-name="Preformatted_20_Text">bunch_gray=ColoredIntervalsStructure-&gt;AverageGray[bunch];</text:p>
      <text:p text:style-name="Preformatted_20_Text">Bunch_gray=(float)bunch_gray;</text:p>
      <text:p text:style-name="Preformatted_20_Text">lower_bunch_gray_bound=ColoredIntervalsStructure-&gt;LowerGrayscale[bunch];</text:p>
      <text:p text:style-name="Preformatted_20_Text">upper_bunch_gray_bound=ColoredIntervalsStructure-&gt;UpperGrayscale[bunch];</text:p>
      <text:p text:style-name="Preformatted_20_Text">bunch_new_hue=ColoredIntervalsStructure-&gt;AverageHue[bunch_new];</text:p>
      <text:p text:style-name="Preformatted_20_Text">if(bunch_new_hue&gt;=NUM_HUES)</text:p>
      <text:p text:style-name="Preformatted_20_Text">{</text:p>
      <text:p text:style-name="Preformatted_20_Text"><text:tab/>bunch_new_hue=bunch_new_hue-NUM_HUES;</text:p>
      <text:p text:style-name="Preformatted_20_Text">}</text:p>
      <text:p text:style-name="Preformatted_20_Text">//bunch_new_zone=hue_zones[bunch_new_hue];</text:p>
      <text:p text:style-name="Preformatted_20_Text">//zone_difference=abs(bunch_new_zone-bunch_zone);</text:p>
      <text:p text:style-name="Preformatted_20_Text">//zone_difference=min(zone_difference,5-zone_difference);</text:p>
      <text:p text:style-name="Preformatted_20_Text">hue_difference1=abs(bunch_hue-bunch_new_hue);</text:p>
      <text:p text:style-name="Preformatted_20_Text">hue_difference=min(hue_difference1,NUM_HUES-hue_difference1);</text:p>
      <text:p text:style-name="Preformatted_20_Text">if(hue_difference1&gt;NUM_HUES/2)</text:p>
      <text:p text:style-name="Preformatted_20_Text">{</text:p>
      <text:p text:style-name="Preformatted_20_Text"><text:tab/>correction_hue=1;</text:p>
      <text:p text:style-name="Preformatted_20_Text"><text:tab/>if(bunch_hue&gt;bunch_new_hue)</text:p>
      <text:p text:style-name="Preformatted_20_Text"><text:tab/>{</text:p>
      <text:p text:style-name="Preformatted_20_Text">corrected_bunch_hue=bunch_hue;</text:p>
      <text:p text:style-name="Preformatted_20_Text">corrected_bunch_new_hue=bunch_new_hue+NUM_HUES;</text:p>
      <text:p text:style-name="Preformatted_20_Text"><text:tab/>}</text:p>
      <text:p text:style-name="Preformatted_20_Text"><text:soft-page-break/><text:tab/>else</text:p>
      <text:p text:style-name="Preformatted_20_Text"><text:tab/>{</text:p>
      <text:p text:style-name="Preformatted_20_Text"><text:s text:c="4"/>corrected_bunch_hue=bunch_hue+NUM_HUES;</text:p>
      <text:p text:style-name="Preformatted_20_Text"><text:tab/>corrected_bunch_new_hue=bunch_new_hue;</text:p>
      <text:p text:style-name="Preformatted_20_Text"><text:tab/>}</text:p>
      <text:p text:style-name="Preformatted_20_Text">}</text:p>
      <text:p text:style-name="Preformatted_20_Text">else</text:p>
      <text:p text:style-name="Preformatted_20_Text">{</text:p>
      <text:p text:style-name="Preformatted_20_Text"><text:tab/>corrected_bunch_hue=bunch_hue;</text:p>
      <text:p text:style-name="Preformatted_20_Text"><text:tab/>corrected_bunch_new_hue=bunch_new_hue;</text:p>
      <text:p text:style-name="Preformatted_20_Text">}</text:p>
      <text:p text:style-name="Preformatted_20_Text">Bunch_hue=(float)corrected_bunch_hue;</text:p>
      <text:p text:style-name="Preformatted_20_Text"/>
      <text:p text:style-name="Preformatted_20_Text">//Bunch_hue=(float)bunch_hue;</text:p>
      <text:p text:style-name="Preformatted_20_Text">lower_bunch_new_hue_bound=ColoredIntervalsStructure-&gt;LowerHueValue[bunch_new];</text:p>
      <text:p text:style-name="Preformatted_20_Text">upper_bunch_new_hue_bound=ColoredIntervalsStructure-&gt;UpperHueValue[bunch_new];</text:p>
      <text:p text:style-name="Preformatted_20_Text">bunch_saturation=ColoredIntervalsStructure-&gt;AverageSat[bunch];</text:p>
      <text:p text:style-name="Preformatted_20_Text">Bunch_sat=(float)bunch_saturation;</text:p>
      <text:p text:style-name="Preformatted_20_Text">bunch_new_saturation=ColoredIntervalsStructure-&gt;AverageSat[bunch_new];</text:p>
      <text:p text:style-name="Preformatted_20_Text">bunch_new_gray=ColoredIntervalsStructure-&gt;AverageGray[bunch_new];</text:p>
      <text:p text:style-name="Preformatted_20_Text">//gray_difference=abs(bunch_new_gray-bunch_gray);</text:p>
      <text:p text:style-name="Preformatted_20_Text">//bunch_zone_gray=gray_zones[bunch_gray];</text:p>
      <text:p text:style-name="Preformatted_20_Text">//bunch_new_zone_gray=gray_zones[bunch_new_gray];</text:p>
      <text:p text:style-name="Preformatted_20_Text">//gray_zone_difference=abs(bunch_new_zone_gray-bunch_zone_gray);</text:p>
      <text:p text:style-name="Preformatted_20_Text"/>
      <text:p text:style-name="Preformatted_20_Text">bunch_occurence=*(visible_bunches+bunch);</text:p>
      <text:p text:style-name="Preformatted_20_Text">bunch_new_occurence=*(visible_bunches+bunch_new);</text:p>
      <text:p text:style-name="Preformatted_20_Text">bunch_beg=ColoredIntervalsStructure-&gt;BegInterv[bunch];</text:p>
      <text:p text:style-name="Preformatted_20_Text">bunch_end=ColoredIntervalsStructure-&gt;EndInterv[bunch];</text:p>
      <text:p text:style-name="Preformatted_20_Text">int_length=bunch_end-bunch_beg+1;</text:p>
      <text:p text:style-name="Preformatted_20_Text">bunch_new_beg=ColoredIntervalsStructure-&gt;BegInterv[bunch_new];</text:p>
      <text:p text:style-name="Preformatted_20_Text">bunch_new_end=ColoredIntervalsStructure-&gt;EndInterv[bunch_new];</text:p>
      <text:p text:style-name="Preformatted_20_Text">bunch_new_length=bunch_new_end-bunch_new_beg+1;</text:p>
      <text:p text:style-name="Preformatted_20_Text">union_beg=min(bunch_beg,bunch_new_beg);</text:p>
      <text:p text:style-name="Preformatted_20_Text"><text:tab/>union_end=max(bunch_end,bunch_new_end);</text:p>
      <text:p text:style-name="Preformatted_20_Text"><text:tab/>union_length=union_end-union_beg+1;</text:p>
      <text:p text:style-name="Preformatted_20_Text">//<text:tab/>outlet_length=union_length-int_length;</text:p>
      <text:p text:style-name="Preformatted_20_Text">//<text:tab/>outlet_length_ratio=(16*bunch_new_length)/(bunch_new_length+union_length);</text:p>
      <text:p text:style-name="Preformatted_20_Text">// <text:s text:c="3"/>outlet_length_ratio1=(16*outlet_length)/(outlet_length+union_length);</text:p>
      <text:p text:style-name="Preformatted_20_Text"/>
      <text:p text:style-name="Preformatted_20_Text"/>
      <text:p text:style-name="Preformatted_20_Text">//bunch_density=2*bunch_significance/int_length;</text:p>
      <text:p text:style-name="Preformatted_20_Text">//bunch_new_density=2*bunch_new_significance/bunch_new_length;</text:p>
      <text:p text:style-name="Preformatted_20_Text">//Density_ratio=(16*bunch_new_density)/(bunch_density+bunch_new_density);</text:p>
      <text:p text:style-name="Preformatted_20_Text">//length_ratio=(16*bunch_new_length)/(int_length+bunch_new_length);</text:p>
      <text:p text:style-name="Preformatted_20_Text">new_beg=min(bunch_beg,bunch_new_beg);</text:p>
      <text:p text:style-name="Preformatted_20_Text">new_end=max(bunch_end,bunch_new_end);</text:p>
      <text:p text:style-name="Preformatted_20_Text">// <text:s/>if((signif_ratio&gt;3)&amp;&amp;(length_ratio&gt;3))</text:p>
      <text:p text:style-name="Preformatted_20_Text">// <text:s/>{//sr</text:p>
      <text:p text:style-name="Preformatted_20_Text">//if((zone_difference&lt;=1)&amp;&amp;(hue_difference&lt;=6))</text:p>
      <text:p text:style-name="Preformatted_20_Text">//{//zd&amp;hd</text:p>
      <text:p text:style-name="Preformatted_20_Text">Bunch_hue=(Bunch_hue*(float)bunch_significance+</text:p>
      <text:p text:style-name="Preformatted_20_Text"><text:tab/>(float)(corrected_bunch_new_hue*bunch_new_significance))/</text:p>
      <text:p text:style-name="Preformatted_20_Text"><text:tab/>(float)(bunch_significance+bunch_new_significance);</text:p>
      <text:p text:style-name="Preformatted_20_Text"><text:tab/> </text:p>
      <text:p text:style-name="Preformatted_20_Text"><text:tab/>Mean_hue_bunch=(int)Bunch_hue;</text:p>
      <text:p text:style-name="Preformatted_20_Text"><text:tab/> <text:s text:c="19"/>if((Bunch_hue-Mean_hue_bunch)&gt;0.5)</text:p>
      <text:p text:style-name="Preformatted_20_Text"><text:tab/> <text:s text:c="21"/>{</text:p>
      <text:p text:style-name="Preformatted_20_Text"><text:soft-page-break/><text:tab/> <text:s text:c="21"/>Mean_hue_bunch+=1;</text:p>
      <text:p text:style-name="Preformatted_20_Text"><text:tab/> <text:s text:c="21"/>}</text:p>
      <text:p text:style-name="Preformatted_20_Text"><text:tab/><text:tab/><text:tab/><text:tab/><text:tab/><text:tab/>if(Mean_hue_bunch&gt;=NUM_HUES)</text:p>
      <text:p text:style-name="Preformatted_20_Text"><text:tab/>{</text:p>
      <text:p text:style-name="Preformatted_20_Text"><text:tab/><text:tab/>Mean_hue_bunch=Mean_hue_bunch-NUM_HUES;</text:p>
      <text:p text:style-name="Preformatted_20_Text"><text:tab/>}</text:p>
      <text:p text:style-name="Preformatted_20_Text"><text:tab/>Lower_bound=(Lower_bound*(float)bunch_significance+</text:p>
      <text:p text:style-name="Preformatted_20_Text">(float)(lower_bunch_new_hue_bound*bunch_new_significance))/</text:p>
      <text:p text:style-name="Preformatted_20_Text"><text:tab/>(float)(bunch_significance+bunch_new_significance);</text:p>
      <text:p text:style-name="Preformatted_20_Text"><text:tab/>lower_bunch_hue_bound=(int)Lower_bound;</text:p>
      <text:p text:style-name="Preformatted_20_Text"><text:tab/>Upper_bound=(Upper_bound*(float)bunch_significance+</text:p>
      <text:p text:style-name="Preformatted_20_Text">(float)(upper_bunch_new_hue_bound*bunch_new_significance))/</text:p>
      <text:p text:style-name="Preformatted_20_Text"><text:tab/>(float)(bunch_significance+bunch_new_significance);</text:p>
      <text:p text:style-name="Preformatted_20_Text"><text:tab/>upper_bunch_hue_bound=(int)Upper_bound;</text:p>
      <text:p text:style-name="Preformatted_20_Text"/>
      <text:p text:style-name="Preformatted_20_Text"><text:tab/><text:tab/><text:tab/><text:tab/><text:tab/><text:tab/>Bunch_sat=(float)(Bunch_sat*(float)bunch_significance+</text:p>
      <text:p text:style-name="Preformatted_20_Text"><text:tab/>(float)(bunch_new_saturation*bunch_new_significance))/</text:p>
      <text:p text:style-name="Preformatted_20_Text"><text:tab/>(float)(bunch_significance+bunch_new_significance);</text:p>
      <text:p text:style-name="Preformatted_20_Text"><text:tab/>Mean_sat_bunch=(int)Bunch_sat;</text:p>
      <text:p text:style-name="Preformatted_20_Text"><text:tab/> <text:s text:c="4"/>if(Bunch_sat&lt;2)</text:p>
      <text:p text:style-name="Preformatted_20_Text"><text:tab/> <text:s text:c="4"/>{</text:p>
      <text:p text:style-name="Preformatted_20_Text">if((Bunch_sat-Mean_sat_bunch)&gt;0.35)</text:p>
      <text:p text:style-name="Preformatted_20_Text"><text:tab/>{</text:p>
      <text:p text:style-name="Preformatted_20_Text"><text:tab/>Mean_sat_bunch+=1;</text:p>
      <text:p text:style-name="Preformatted_20_Text"><text:tab/>}</text:p>
      <text:p text:style-name="Preformatted_20_Text"><text:tab/> <text:s text:c="4"/>}</text:p>
      <text:p text:style-name="Preformatted_20_Text"><text:tab/> <text:s text:c="4"/>else</text:p>
      <text:p text:style-name="Preformatted_20_Text"><text:tab/> <text:s text:c="4"/>{</text:p>
      <text:p text:style-name="Preformatted_20_Text"><text:tab/>if((Bunch_sat-Mean_sat_bunch)&gt;0.5)</text:p>
      <text:p text:style-name="Preformatted_20_Text"><text:tab/>{</text:p>
      <text:p text:style-name="Preformatted_20_Text"><text:tab/>Mean_sat_bunch+=1;</text:p>
      <text:p text:style-name="Preformatted_20_Text"><text:tab/>}</text:p>
      <text:p text:style-name="Preformatted_20_Text"><text:tab/><text:tab/> }</text:p>
      <text:p text:style-name="Preformatted_20_Text"><text:tab/><text:tab/> if(bunch_hue!=Mean_hue_bunch)</text:p>
      <text:p text:style-name="Preformatted_20_Text"><text:tab/><text:tab/><text:tab/><text:tab/><text:tab/><text:tab/>{//bh!</text:p>
      <text:p text:style-name="Preformatted_20_Text"><text:tab/><text:tab/><text:tab/><text:tab/><text:tab/><text:tab/><text:tab/>if(lower_bunch_hue_bound&gt;=NUM_HUES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lower_bunch_hue_bound=lower_bunch_hue_bound-NUM_HUES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if(upper_bunch_hue_bound&gt;=NUM_HUES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upper_bunch_hue_bound=upper_bunch_hue_bound-NUM_HUES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if(Mean_hue_bunch&gt;upper_bunch_hue_bound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if(abs(Mean_hue_bunch-lower_bunch_hue_bound)&lt;(NUM_HUES/2))</text:p>
      <text:p text:style-name="Preformatted_20_Text"><text:tab/><text:tab/><text:tab/><text:tab/><text:tab/><text:tab/><text:tab/><text:tab/>{</text:p>
      <text:p text:style-name="Preformatted_20_Text"><text:tab/><text:tab/><text:tab/><text:tab/><text:tab/><text:tab/><text:tab/><text:tab/>upper_bunch_hue_bound=Mean_hue_bunch;</text:p>
      <text:p text:style-name="Preformatted_20_Text"><text:tab/><text:tab/><text:tab/><text:tab/><text:tab/><text:tab/><text:tab/><text:tab/>}</text:p>
      <text:p text:style-name="Preformatted_20_Text"/>
      <text:p text:style-name="Preformatted_20_Text"><text:tab/><text:tab/><text:tab/><text:tab/><text:tab/><text:tab/><text:tab/>}</text:p>
      <text:p text:style-name="Preformatted_20_Text"><text:tab/><text:tab/><text:tab/><text:tab/><text:tab/><text:tab/><text:tab/>else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if(Mean_hue_bunch&lt;upper_bunch_hue_bound)</text:p>
      <text:p text:style-name="Preformatted_20_Text"><text:tab/><text:tab/><text:tab/><text:tab/><text:tab/><text:tab/><text:tab/> <text:s text:c="2"/>{</text:p>
      <text:p text:style-name="Preformatted_20_Text"><text:soft-page-break/><text:tab/><text:tab/><text:tab/><text:tab/><text:tab/><text:tab/><text:tab/><text:tab/>if(abs(Mean_hue_bunch-lower_bunch_hue_bound)&gt;(NUM_HUES/2))</text:p>
      <text:p text:style-name="Preformatted_20_Text"><text:tab/><text:tab/><text:tab/><text:tab/><text:tab/><text:tab/><text:tab/><text:tab/>{</text:p>
      <text:p text:style-name="Preformatted_20_Text"><text:tab/><text:tab/><text:tab/><text:tab/><text:tab/><text:tab/><text:tab/><text:tab/>upper_bunch_hue_bound=Mean_hue_bunch;</text:p>
      <text:p text:style-name="Preformatted_20_Text"><text:tab/><text:tab/><text:tab/><text:tab/><text:tab/><text:tab/><text:tab/><text:tab/>}</text:p>
      <text:p text:style-name="Preformatted_20_Text"/>
      <text:p text:style-name="Preformatted_20_Text"><text:tab/><text:tab/><text:tab/><text:tab/><text:tab/><text:tab/><text:tab/> <text:s text:c="2"/>}</text:p>
      <text:p text:style-name="Preformatted_20_Text"><text:tab/><text:tab/><text:tab/><text:tab/><text:tab/><text:tab/><text:tab/>}</text:p>
      <text:p text:style-name="Preformatted_20_Text">if((abs(Mean_hue_bunch-lower_bunch_hue_bound)&lt;(NUM_HUES/2))&amp;&amp;(Mean_hue_bunch&lt;lower_bunch_hue_bound)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lower_bunch_hue_bound=Mean_hue_bunch;</text:p>
      <text:p text:style-name="Preformatted_20_Text"><text:tab/><text:tab/><text:tab/><text:tab/><text:tab/><text:tab/><text:tab/>}</text:p>
      <text:p text:style-name="Preformatted_20_Text">ColoredIntervalsStructure-&gt;AverageHue[bunch]=Mean_hue_bunch;</text:p>
      <text:p text:style-name="Preformatted_20_Text">ColoredIntervalsStructure-&gt;LowerHueValue[bunch]=lower_bunch_hue_bound;</text:p>
      <text:p text:style-name="Preformatted_20_Text">ColoredIntervalsStructure-&gt;UpperHueValue[bunch]=upper_bunch_hue_bound;</text:p>
      <text:p text:style-name="Preformatted_20_Text"><text:tab/><text:tab/><text:tab/><text:tab/><text:tab/><text:tab/>}//bh!</text:p>
      <text:p text:style-name="Preformatted_20_Text"><text:tab/><text:tab/> </text:p>
      <text:p text:style-name="Preformatted_20_Text"><text:tab/><text:tab/> ColoredIntervalsStructure-&gt;AverageSat[bunch]=Mean_sat_bunch;</text:p>
      <text:p text:style-name="Preformatted_20_Text">//}////zd&amp;hd</text:p>
      <text:p text:style-name="Preformatted_20_Text">//if((gray_zone_difference&lt;=1)&amp;&amp;(gray_difference&lt;=dev_mean[bunch_zone_gray]))</text:p>
      <text:p text:style-name="Preformatted_20_Text">//{//grd</text:p>
      <text:p text:style-name="Preformatted_20_Text"><text:tab/>Bunch_gray=(Bunch_gray*(float)bunch_significance+</text:p>
      <text:p text:style-name="Preformatted_20_Text"><text:tab/>(float)(bunch_new_gray*bunch_new_significance))/</text:p>
      <text:p text:style-name="Preformatted_20_Text"><text:tab/>(float)(bunch_significance+bunch_new_significance);</text:p>
      <text:p text:style-name="Preformatted_20_Text"><text:tab/>Mean_gray_bunch=(int)Bunch_gray;</text:p>
      <text:p text:style-name="Preformatted_20_Text"><text:tab/>if((Bunch_gray-Mean_gray_bunch)&gt;0.5)</text:p>
      <text:p text:style-name="Preformatted_20_Text"><text:tab/>{</text:p>
      <text:p text:style-name="Preformatted_20_Text"><text:tab/>Mean_gray_bunch+=1;</text:p>
      <text:p text:style-name="Preformatted_20_Text"><text:tab/>}</text:p>
      <text:p text:style-name="Preformatted_20_Text"><text:tab/>if(bunch_gray!=Mean_gray_bunch)</text:p>
      <text:p text:style-name="Preformatted_20_Text"><text:tab/><text:tab/><text:tab/><text:tab/><text:tab/><text:tab/>{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if(Mean_gray_bunch&gt;upper_bunch_gray_bound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upper_bunch_gray_bound=Mean_gray_bunch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if(Mean_gray_bunch&lt;lower_bunch_gray_bound)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<text:tab/>lower_bunch_gray_bound=Mean_gray_bunch;</text:p>
      <text:p text:style-name="Preformatted_20_Text"><text:tab/><text:tab/><text:tab/><text:tab/><text:tab/><text:tab/><text:tab/>}</text:p>
      <text:p text:style-name="Preformatted_20_Text">ColoredIntervalsStructure-&gt;AverageGray[bunch]=Mean_gray_bunch;</text:p>
      <text:p text:style-name="Preformatted_20_Text">ColoredIntervalsStructure-&gt;LowerGrayscale[bunch]=lower_bunch_gray_bound;</text:p>
      <text:p text:style-name="Preformatted_20_Text">ColoredIntervalsStructure-&gt;UpperGrayscale[bunch]=upper_bunch_gray_bound;</text:p>
      <text:p text:style-name="Preformatted_20_Text"><text:tab/><text:tab/><text:tab/><text:tab/><text:tab/><text:tab/>}</text:p>
      <text:p text:style-name="Preformatted_20_Text"><text:tab/></text:p>
      <text:p text:style-name="Preformatted_20_Text">//}//grd</text:p>
      <text:p text:style-name="Preformatted_20_Text">// <text:s/>}//sr</text:p>
      <text:p text:style-name="Preformatted_20_Text">//if((bunch_new_occurence&gt;0)||(Density_ratio&gt;=6)||((Intersection==2)&amp;&amp;(Density_ratio&gt;=5))||((Density_ratio&gt;=4)&amp;&amp;</text:p>
      <text:p text:style-name="Preformatted_20_Text">// <text:s text:c="2"/>((ratio_length1&gt;=14)||((ratio_length&gt;=15)&amp;&amp;(ratio_length1&gt;=12))||((ratio_length&gt;=12)&amp;&amp;(ratio_length1&gt;=15))||</text:p>
      <text:p text:style-name="Preformatted_20_Text">// <text:s text:c="2"/>(outlet_length_ratio1&lt;=2))))</text:p>
      <text:p text:style-name="Preformatted_20_Text">//{</text:p>
      <text:p text:style-name="Preformatted_20_Text">ColoredIntervalsStructure-&gt;BegInterv[bunch]=new_beg;</text:p>
      <text:p text:style-name="Preformatted_20_Text">ColoredIntervalsStructure-&gt;EndInterv[bunch]=new_end;</text:p>
      <text:p text:style-name="Preformatted_20_Text">ColoredIntervalsStructure-&gt;Significance[bunch]+=bunch_new_significance;</text:p>
      <text:p text:style-name="Preformatted_20_Text">new_bunch_significance=ColoredIntervalsStructure-&gt;Significance[bunch];</text:p>
      <text:p text:style-name="Preformatted_20_Text">new_bunch_density=(2*new_bunch_significance)/(new_end-new_beg+1);</text:p>
      <text:p text:style-name="Preformatted_20_Text">new_bunch_occurence=(bunch_occurence*int_length+bunch_new_occurence*bunch_new_length)/union_length;</text:p>
      <text:p text:style-name="Preformatted_20_Text">*(visible_bunches+bunch)=min(16,new_bunch_occurence);</text:p>
      <text:p text:style-name="Preformatted_20_Text"><text:soft-page-break/>paint_beg=new_beg/4;</text:p>
      <text:p text:style-name="Preformatted_20_Text">paint_end=(bunch_beg/4);</text:p>
      <text:p text:style-name="Preformatted_20_Text"><text:s text:c="3"/>if(paint_beg&lt;paint_end)</text:p>
      <text:p text:style-name="Preformatted_20_Text"><text:s text:c="3"/>{</text:p>
      <text:p text:style-name="Preformatted_20_Text">paint_end-=1;</text:p>
      <text:p text:style-name="Preformatted_20_Text">Strip_value_correction_bunch(bunch,paint_beg,paint_end,new_bunch_density); <text:s text:c="7"/></text:p>
      <text:p text:style-name="Preformatted_20_Text"><text:s text:c="4"/>}</text:p>
      <text:p text:style-name="Preformatted_20_Text">paint_beg=bunch_end/4;</text:p>
      <text:p text:style-name="Preformatted_20_Text">paint_end=(new_end/4);</text:p>
      <text:p text:style-name="Preformatted_20_Text"><text:s text:c="3"/>if(paint_beg&lt;paint_end)</text:p>
      <text:p text:style-name="Preformatted_20_Text"><text:s text:c="3"/>{</text:p>
      <text:p text:style-name="Preformatted_20_Text">paint_beg+=1;</text:p>
      <text:p text:style-name="Preformatted_20_Text">Strip_value_correction_bunch(bunch,paint_beg,paint_end,new_bunch_density);</text:p>
      <text:p text:style-name="Preformatted_20_Text"><text:s text:c="4"/>} <text:s text:c="10"/></text:p>
      <text:p text:style-name="Preformatted_20_Text">//}</text:p>
      <text:p text:style-name="Preformatted_20_Text">/*else</text:p>
      <text:p text:style-name="Preformatted_20_Text">{</text:p>
      <text:p text:style-name="Preformatted_20_Text"><text:tab/></text:p>
      <text:p text:style-name="Preformatted_20_Text"><text:tab/>//if((ratio_length1&gt;=14)||((ratio_length1&gt;=12)&amp;&amp;(ratio_length&lt;=1))</text:p>
      <text:p text:style-name="Preformatted_20_Text"><text:tab/>//<text:tab/>||((ratio_length&gt;=15)&amp;&amp;(ratio_length1&gt;=12))||((ratio_length&gt;=12)&amp;&amp;(ratio_length1&gt;=15)))</text:p>
      <text:p text:style-name="Preformatted_20_Text"><text:tab/>if((ratio_length1&gt;=14)||((ratio_length1&gt;=12)&amp;&amp;(ratio_length&lt;=1)))</text:p>
      <text:p text:style-name="Preformatted_20_Text"><text:tab/>{</text:p>
      <text:p text:style-name="Preformatted_20_Text"><text:tab/>ColoredIntervalsStructure-&gt;Significance[bunch]+=bunch_new_significance;</text:p>
      <text:p text:style-name="Preformatted_20_Text"><text:tab/>}</text:p>
      <text:p text:style-name="Preformatted_20_Text">}*/</text:p>
      <text:p text:style-name="Preformatted_20_Text"/>
      <text:p text:style-name="Preformatted_20_Text">//return;</text:p>
      <text:p text:style-name="Preformatted_20_Text">}</text:p>
      <text:p text:style-name="Preformatted_20_Text">//----------------------------------------------------------------------------</text:p>
      <text:p text:style-name="Preformatted_20_Text">int</text:p>
      <text:p text:style-name="Preformatted_20_Text"/>
      <text:p text:style-name="Preformatted_20_Text">CColorIntervalSelect::White_Testing(int gray_zone_main,int gray_zone_adjacent1,int gray_zone_adjacent2,</text:p>
      <text:p text:style-name="Preformatted_20_Text">int gray_dif1,int gray_dif2,int impos_var,int pos_var,int saturation_main,int saturation_adjacent1, int saturation_adjacent2,</text:p>
      <text:p text:style-name="Preformatted_20_Text">int gray_main,int gray_adjacent1,int gray_adjacent2)</text:p>
      <text:p text:style-name="Preformatted_20_Text">{//0</text:p>
      <text:p text:style-name="Preformatted_20_Text"><text:tab/>int prior;</text:p>
      <text:p text:style-name="Preformatted_20_Text"/>
      <text:p text:style-name="Preformatted_20_Text"><text:tab/>prior=-1;</text:p>
      <text:p text:style-name="Preformatted_20_Text"/>
      <text:p text:style-name="Preformatted_20_Text">if((gray_zone_main&gt;gray_zone_adjacent1)&amp;&amp;(gray_zone_main&gt;gray_zone_adjacent2))</text:p>
      <text:p text:style-name="Preformatted_20_Text"><text:tab/><text:tab/> <text:s/>{//grz</text:p>
      <text:p text:style-name="Preformatted_20_Text"><text:tab/><text:tab/><text:tab/> <text:s/>if((gray_dif1&gt;impos_var)&amp;&amp;(gray_dif2&gt;impos_var)&amp;&amp;</text:p>
      <text:p text:style-name="Preformatted_20_Text">(saturation_main&lt;saturation_adjacent1)&amp;&amp;(saturation_main&lt;saturation_adjacent2))</text:p>
      <text:p text:style-name="Preformatted_20_Text"><text:tab/><text:tab/><text:tab/> <text:s/>{</text:p>
      <text:p text:style-name="Preformatted_20_Text"><text:tab/><text:tab/><text:tab/><text:tab/> <text:s/>prior=5;</text:p>
      <text:p text:style-name="Preformatted_20_Text"><text:tab/><text:tab/><text:tab/> <text:s/>}</text:p>
      <text:p text:style-name="Preformatted_20_Text"><text:tab/><text:tab/><text:tab/> <text:s/>else</text:p>
      <text:p text:style-name="Preformatted_20_Text"><text:tab/><text:tab/><text:tab/> <text:s/>{//e1</text:p>
      <text:p text:style-name="Preformatted_20_Text"><text:tab/><text:tab/><text:tab/><text:tab/> <text:s/>if((gray_dif1&gt;pos_var)&amp;&amp;(gray_dif2&gt;pos_var)&amp;&amp;</text:p>
      <text:p text:style-name="Preformatted_20_Text"><text:tab/><text:tab/><text:tab/><text:tab/><text:tab/> <text:s/>(saturation_main&lt;saturation_adjacent1)&amp;&amp;(saturation_main&lt;saturation_adjacent2))</text:p>
      <text:p text:style-name="Preformatted_20_Text"><text:tab/><text:tab/><text:tab/><text:tab/> <text:s/>{</text:p>
      <text:p text:style-name="Preformatted_20_Text"><text:s text:c="18"/>prior=4;</text:p>
      <text:p text:style-name="Preformatted_20_Text"><text:tab/><text:tab/><text:tab/> <text:s text:c="5"/>}<text:tab/><text:tab/><text:tab/> <text:s/></text:p>
      <text:p text:style-name="Preformatted_20_Text"><text:tab/><text:tab/> <text:s text:c="9"/>else</text:p>
      <text:p text:style-name="Preformatted_20_Text"><text:tab/><text:tab/> <text:s text:c="9"/>{//e2</text:p>
      <text:p text:style-name="Preformatted_20_Text"><text:s text:c="12"/>if((gray_dif1&gt;pos_var)&amp;&amp;(gray_dif2&gt;pos_var)&amp;&amp;</text:p>
      <text:p text:style-name="Preformatted_20_Text"><text:tab/> (saturation_main&lt;=saturation_adjacent1)&amp;&amp;(saturation_main&lt;=saturation_adjacent2))</text:p>
      <text:p text:style-name="Preformatted_20_Text"><text:soft-page-break/><text:tab/><text:tab/><text:tab/> {</text:p>
      <text:p text:style-name="Preformatted_20_Text"><text:tab/><text:tab/><text:tab/> <text:s/>prior=3;</text:p>
      <text:p text:style-name="Preformatted_20_Text"><text:tab/><text:tab/><text:tab/> }</text:p>
      <text:p text:style-name="Preformatted_20_Text"><text:s text:c="13"/>else</text:p>
      <text:p text:style-name="Preformatted_20_Text"><text:s text:c="13"/>{//e3</text:p>
      <text:p text:style-name="Preformatted_20_Text"><text:tab/><text:tab/><text:tab/><text:tab/> if((gray_main&gt;gray_adjacent1)&amp;&amp;(gray_main&gt;gray_adjacent2)&amp;&amp;</text:p>
      <text:p text:style-name="Preformatted_20_Text"><text:tab/><text:tab/><text:tab/><text:tab/> (saturation_main&lt;saturation_adjacent1)&amp;&amp;(saturation_main&lt;saturation_adjacent2))</text:p>
      <text:p text:style-name="Preformatted_20_Text"><text:tab/><text:tab/><text:tab/><text:tab/> {</text:p>
      <text:p text:style-name="Preformatted_20_Text"><text:tab/><text:tab/><text:tab/><text:tab/><text:tab/> prior=2;</text:p>
      <text:p text:style-name="Preformatted_20_Text"><text:tab/><text:tab/><text:tab/><text:tab/> }</text:p>
      <text:p text:style-name="Preformatted_20_Text"><text:tab/><text:tab/><text:tab/><text:tab/> else</text:p>
      <text:p text:style-name="Preformatted_20_Text"><text:tab/><text:tab/><text:tab/><text:tab/> {</text:p>
      <text:p text:style-name="Preformatted_20_Text"><text:s text:c="13"/>if((gray_main&gt;gray_adjacent1)&amp;&amp;(gray_main&gt;gray_adjacent2)&amp;&amp;</text:p>
      <text:p text:style-name="Preformatted_20_Text"><text:tab/><text:tab/><text:tab/><text:tab/> (saturation_main&lt;=saturation_adjacent1)&amp;&amp;(saturation_main&lt;=saturation_adjacent2)&amp;&amp;</text:p>
      <text:p text:style-name="Preformatted_20_Text"><text:tab/><text:tab/><text:tab/><text:tab/> ((saturation_main&lt;saturation_adjacent1)||(saturation_main&lt;saturation_adjacent2)))</text:p>
      <text:p text:style-name="Preformatted_20_Text"><text:tab/><text:tab/><text:tab/> <text:s/>{</text:p>
      <text:p text:style-name="Preformatted_20_Text"><text:tab/><text:tab/><text:tab/> prior=1;</text:p>
      <text:p text:style-name="Preformatted_20_Text"><text:tab/><text:tab/><text:tab/> <text:s/>}</text:p>
      <text:p text:style-name="Preformatted_20_Text"><text:tab/><text:tab/><text:tab/> else</text:p>
      <text:p text:style-name="Preformatted_20_Text"><text:tab/><text:tab/><text:tab/> {</text:p>
      <text:p text:style-name="Preformatted_20_Text"><text:tab/><text:tab/><text:tab/><text:tab/> prior=0;</text:p>
      <text:p text:style-name="Preformatted_20_Text"><text:tab/><text:tab/><text:tab/> }</text:p>
      <text:p text:style-name="Preformatted_20_Text"><text:tab/><text:tab/><text:tab/><text:tab/> }</text:p>
      <text:p text:style-name="Preformatted_20_Text"><text:tab/><text:tab/><text:tab/> }//e3</text:p>
      <text:p text:style-name="Preformatted_20_Text"><text:tab/><text:tab/><text:tab/> <text:s text:c="3"/>}//e2</text:p>
      <text:p text:style-name="Preformatted_20_Text"><text:s text:c="11"/>}//e1</text:p>
      <text:p text:style-name="Preformatted_20_Text"><text:s text:c="10"/>}//grz</text:p>
      <text:p text:style-name="Preformatted_20_Text"><text:s text:c="10"/>else</text:p>
      <text:p text:style-name="Preformatted_20_Text"><text:tab/><text:tab/> <text:s/>{//ehz</text:p>
      <text:p text:style-name="Preformatted_20_Text"><text:tab/><text:tab/><text:tab/> <text:s/>if((gray_main&gt;gray_adjacent1)&amp;&amp;(gray_main&gt;gray_adjacent2))</text:p>
      <text:p text:style-name="Preformatted_20_Text"><text:tab/><text:tab/> <text:s text:c="5"/>{//e9</text:p>
      <text:p text:style-name="Preformatted_20_Text"><text:tab/><text:tab/><text:tab/><text:tab/> <text:s/>if((gray_dif1&gt;impos_var)&amp;&amp;(gray_dif2&gt;impos_var)&amp;&amp;</text:p>
      <text:p text:style-name="Preformatted_20_Text">(saturation_main&lt;saturation_adjacent1)&amp;&amp;(saturation_main&lt;saturation_adjacent2))</text:p>
      <text:p text:style-name="Preformatted_20_Text"><text:tab/><text:tab/><text:tab/> <text:s/>{</text:p>
      <text:p text:style-name="Preformatted_20_Text"><text:tab/><text:tab/><text:tab/><text:tab/> <text:s/>prior=4;</text:p>
      <text:p text:style-name="Preformatted_20_Text"><text:tab/><text:tab/><text:tab/> <text:s/>}</text:p>
      <text:p text:style-name="Preformatted_20_Text"><text:tab/><text:tab/><text:tab/> <text:s/>else</text:p>
      <text:p text:style-name="Preformatted_20_Text"><text:tab/><text:tab/><text:tab/> <text:s/>{//e4</text:p>
      <text:p text:style-name="Preformatted_20_Text"><text:tab/><text:tab/><text:tab/><text:tab/> <text:s/>if((gray_dif1&gt;pos_var)&amp;&amp;(gray_dif2&gt;pos_var)&amp;&amp;</text:p>
      <text:p text:style-name="Preformatted_20_Text"><text:tab/><text:tab/><text:tab/><text:tab/><text:tab/> <text:s/>(saturation_main&lt;saturation_adjacent1)&amp;&amp;(saturation_main&lt;saturation_adjacent2))</text:p>
      <text:p text:style-name="Preformatted_20_Text"><text:tab/><text:tab/><text:tab/><text:tab/> <text:s/>{</text:p>
      <text:p text:style-name="Preformatted_20_Text"><text:s text:c="18"/>prior=3;</text:p>
      <text:p text:style-name="Preformatted_20_Text"><text:tab/><text:tab/><text:tab/> <text:s text:c="5"/>}<text:tab/><text:tab/><text:tab/> <text:s/></text:p>
      <text:p text:style-name="Preformatted_20_Text"><text:tab/><text:tab/> <text:s text:c="9"/>else</text:p>
      <text:p text:style-name="Preformatted_20_Text"><text:tab/><text:tab/> <text:s text:c="9"/>{//e5</text:p>
      <text:p text:style-name="Preformatted_20_Text"><text:s text:c="12"/>if((gray_dif1&gt;pos_var)&amp;&amp;(gray_dif2&gt;pos_var)&amp;&amp;</text:p>
      <text:p text:style-name="Preformatted_20_Text"><text:tab/> (saturation_main&lt;=saturation_adjacent1)&amp;&amp;(saturation_main&lt;=saturation_adjacent2))</text:p>
      <text:p text:style-name="Preformatted_20_Text"><text:tab/><text:tab/><text:tab/> {</text:p>
      <text:p text:style-name="Preformatted_20_Text"><text:tab/><text:tab/><text:tab/> <text:s/>prior=2;</text:p>
      <text:p text:style-name="Preformatted_20_Text"><text:tab/><text:tab/><text:tab/> }</text:p>
      <text:p text:style-name="Preformatted_20_Text"><text:s text:c="13"/>else</text:p>
      <text:p text:style-name="Preformatted_20_Text"><text:s text:c="13"/>{//e6</text:p>
      <text:p text:style-name="Preformatted_20_Text"><text:s text:c="13"/>if(((gray_dif1&gt;pos_var)&amp;&amp;(gray_dif2&gt;pos_var))||</text:p>
      <text:p text:style-name="Preformatted_20_Text"><text:tab/><text:tab/><text:tab/><text:tab/> ((saturation_main&lt;saturation_adjacent1)&amp;&amp;(saturation_main&lt;saturation_adjacent2)))</text:p>
      <text:p text:style-name="Preformatted_20_Text"><text:tab/><text:tab/><text:tab/> <text:s/>{</text:p>
      <text:p text:style-name="Preformatted_20_Text"><text:tab/><text:tab/><text:tab/> prior=1;</text:p>
      <text:p text:style-name="Preformatted_20_Text"><text:soft-page-break/><text:tab/><text:tab/><text:tab/> <text:s/>}</text:p>
      <text:p text:style-name="Preformatted_20_Text"><text:tab/><text:tab/><text:tab/> else</text:p>
      <text:p text:style-name="Preformatted_20_Text"><text:tab/><text:tab/><text:tab/> {</text:p>
      <text:p text:style-name="Preformatted_20_Text"><text:tab/><text:tab/><text:tab/>prior=0;<text:tab/> </text:p>
      <text:p text:style-name="Preformatted_20_Text"><text:tab/><text:tab/><text:tab/> }</text:p>
      <text:p text:style-name="Preformatted_20_Text"><text:tab/><text:tab/><text:tab/> }//e6</text:p>
      <text:p text:style-name="Preformatted_20_Text"><text:tab/><text:tab/><text:tab/> <text:s text:c="3"/>}//e5</text:p>
      <text:p text:style-name="Preformatted_20_Text"><text:s text:c="11"/>}//e4</text:p>
      <text:p text:style-name="Preformatted_20_Text"><text:tab/><text:tab/><text:tab/> <text:s/>}//e9</text:p>
      <text:p text:style-name="Preformatted_20_Text"><text:tab/><text:tab/><text:tab/> <text:s/>else</text:p>
      <text:p text:style-name="Preformatted_20_Text"><text:tab/><text:tab/><text:tab/> <text:s/>{//e7</text:p>
      <text:p text:style-name="Preformatted_20_Text">if(((saturation_main&lt;saturation_adjacent1)&amp;&amp;(saturation_main&lt;saturation_adjacent2))&amp;&amp;</text:p>
      <text:p text:style-name="Preformatted_20_Text"><text:s text:c="3"/>((gray_main&gt;gray_adjacent1)||(gray_main&gt;gray_adjacent2))&amp;&amp;</text:p>
      <text:p text:style-name="Preformatted_20_Text"><text:s text:c="3"/>((gray_dif1&lt;=1)&amp;&amp;(gray_dif2&lt;=1)))</text:p>
      <text:p text:style-name="Preformatted_20_Text">{</text:p>
      <text:p text:style-name="Preformatted_20_Text"><text:tab/>prior=1;</text:p>
      <text:p text:style-name="Preformatted_20_Text">}</text:p>
      <text:p text:style-name="Preformatted_20_Text"><text:tab/><text:tab/><text:tab/> <text:s/>}//e7</text:p>
      <text:p text:style-name="Preformatted_20_Text"/>
      <text:p text:style-name="Preformatted_20_Text"><text:tab/><text:tab/><text:tab/> <text:s/></text:p>
      <text:p text:style-name="Preformatted_20_Text"><text:s text:c="11"/>}//ehz</text:p>
      <text:p text:style-name="Preformatted_20_Text"><text:s text:c="17"/></text:p>
      <text:p text:style-name="Preformatted_20_Text"><text:tab/><text:tab/><text:tab/><text:tab/> </text:p>
      <text:p text:style-name="Preformatted_20_Text"><text:tab/><text:tab/> <text:s/></text:p>
      <text:p text:style-name="Preformatted_20_Text">return(prior);</text:p>
      <text:p text:style-name="Preformatted_20_Text">}//0</text:p>
      <text:p text:style-name="Preformatted_20_Text">//----------------------------------------------------------------------------</text:p>
      <text:p text:style-name="Preformatted_20_Text">int</text:p>
      <text:p text:style-name="Preformatted_20_Text">CColorIntervalSelect::Measure2_of_proximity(int first_left,int first_right,</text:p>
      <text:p text:style-name="Preformatted_20_Text">int second_left,int second_right,int* proximity1,int* proximity2,int* left_shift,int* right_shift,</text:p>
      <text:p text:style-name="Preformatted_20_Text">int* ind_length,int* inter_length_ratio,int* inter_length_ratio1)</text:p>
      <text:p text:style-name="Preformatted_20_Text">{</text:p>
      <text:p text:style-name="Preformatted_20_Text">int left_end,right_end,length1,length2;</text:p>
      <text:p text:style-name="Preformatted_20_Text">int minimum_of_length,max_length;</text:p>
      <text:p text:style-name="Preformatted_20_Text">int union_beg,union_end;</text:p>
      <text:p text:style-name="Preformatted_20_Text">int shift_left,shift_right;</text:p>
      <text:p text:style-name="Preformatted_20_Text">int inter_length;</text:p>
      <text:p text:style-name="Preformatted_20_Text">int prior;</text:p>
      <text:p text:style-name="Preformatted_20_Text">int length_ratio,length_ratio1;</text:p>
      <text:p text:style-name="Preformatted_20_Text"/>
      <text:p text:style-name="Preformatted_20_Text">prior=-1;</text:p>
      <text:p text:style-name="Preformatted_20_Text">left_end=max(first_left,second_left);</text:p>
      <text:p text:style-name="Preformatted_20_Text">right_end=min(first_right,second_right);</text:p>
      <text:p text:style-name="Preformatted_20_Text">inter_length=right_end-left_end+1;</text:p>
      <text:p text:style-name="Preformatted_20_Text">length1=first_right-first_left+1;</text:p>
      <text:p text:style-name="Preformatted_20_Text">length2=second_right-second_left+1;</text:p>
      <text:p text:style-name="Preformatted_20_Text">*ind_length=0;</text:p>
      <text:p text:style-name="Preformatted_20_Text"/>
      <text:p text:style-name="Preformatted_20_Text"><text:tab/>if(length1&gt;=2*length2)</text:p>
      <text:p text:style-name="Preformatted_20_Text"><text:tab/>{</text:p>
      <text:p text:style-name="Preformatted_20_Text"><text:tab/> *ind_length=3;</text:p>
      <text:p text:style-name="Preformatted_20_Text"><text:tab/>}</text:p>
      <text:p text:style-name="Preformatted_20_Text"><text:tab/><text:tab/><text:tab/><text:tab/>else</text:p>
      <text:p text:style-name="Preformatted_20_Text"><text:tab/><text:tab/><text:tab/> <text:s/>{</text:p>
      <text:p text:style-name="Preformatted_20_Text"><text:tab/><text:tab/><text:tab/><text:tab/><text:tab/> if(length1&gt;=length2)</text:p>
      <text:p text:style-name="Preformatted_20_Text"><text:tab/><text:tab/><text:tab/><text:tab/><text:tab/> <text:s/>{</text:p>
      <text:p text:style-name="Preformatted_20_Text"><text:tab/><text:tab/><text:tab/><text:tab/><text:tab/> <text:s/>*ind_length=2;</text:p>
      <text:p text:style-name="Preformatted_20_Text"><text:tab/><text:tab/><text:tab/><text:tab/><text:tab/> <text:s/>}</text:p>
      <text:p text:style-name="Preformatted_20_Text"><text:soft-page-break/><text:tab/><text:tab/><text:tab/><text:tab/><text:tab/><text:tab/> <text:s/>else</text:p>
      <text:p text:style-name="Preformatted_20_Text"><text:tab/><text:tab/><text:tab/><text:tab/><text:tab/><text:tab/><text:tab/>{</text:p>
      <text:p text:style-name="Preformatted_20_Text"><text:tab/><text:tab/><text:tab/><text:tab/><text:tab/><text:tab/><text:tab/> <text:s/>if(2*length1&gt;=length2)</text:p>
      <text:p text:style-name="Preformatted_20_Text"><text:tab/><text:tab/><text:tab/><text:tab/><text:tab/><text:tab/><text:tab/><text:tab/>{</text:p>
      <text:p text:style-name="Preformatted_20_Text"><text:tab/><text:tab/><text:tab/><text:tab/><text:tab/><text:tab/><text:tab/><text:tab/>*ind_length=1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 }</text:p>
      <text:p text:style-name="Preformatted_20_Text">minimum_of_length=min(length1,length2);</text:p>
      <text:p text:style-name="Preformatted_20_Text">max_length=max(length1,length2);</text:p>
      <text:p text:style-name="Preformatted_20_Text">union_beg=min(first_left,second_left);</text:p>
      <text:p text:style-name="Preformatted_20_Text">union_end=max(first_right,second_right);</text:p>
      <text:p text:style-name="Preformatted_20_Text">shift_left=left_end-union_beg;</text:p>
      <text:p text:style-name="Preformatted_20_Text">shift_right=union_end-right_end;</text:p>
      <text:p text:style-name="Preformatted_20_Text">if(left_end&gt;right_end+1)</text:p>
      <text:p text:style-name="Preformatted_20_Text"><text:s text:c="2"/>{</text:p>
      <text:p text:style-name="Preformatted_20_Text"><text:s text:c="2"/>*proximity1=left_end-right_end;</text:p>
      <text:p text:style-name="Preformatted_20_Text"><text:s text:c="2"/>*proximity2=0;</text:p>
      <text:p text:style-name="Preformatted_20_Text"><text:s text:c="2"/>*left_shift=shift_left;</text:p>
      <text:p text:style-name="Preformatted_20_Text"><text:s text:c="2"/>*right_shift=shift_right;</text:p>
      <text:p text:style-name="Preformatted_20_Text">*inter_length_ratio=left_end-right_end;</text:p>
      <text:p text:style-name="Preformatted_20_Text">*inter_length_ratio1=0;</text:p>
      <text:p text:style-name="Preformatted_20_Text"><text:s text:c="2"/>prior=3;</text:p>
      <text:p text:style-name="Preformatted_20_Text"><text:s text:c="2"/>return(prior);</text:p>
      <text:p text:style-name="Preformatted_20_Text"><text:s text:c="2"/>}</text:p>
      <text:p text:style-name="Preformatted_20_Text">else</text:p>
      <text:p text:style-name="Preformatted_20_Text"><text:s/>{//e3</text:p>
      <text:p text:style-name="Preformatted_20_Text">*proximity1=((right_end-left_end+1)&lt;&lt;5)/max_length;</text:p>
      <text:p text:style-name="Preformatted_20_Text">*proximity2=((right_end-left_end+1)&lt;&lt;5)/minimum_of_length;</text:p>
      <text:p text:style-name="Preformatted_20_Text">length_ratio=(16*inter_length)/length1;</text:p>
      <text:p text:style-name="Preformatted_20_Text">length_ratio1=(16*inter_length)/length2;</text:p>
      <text:p text:style-name="Preformatted_20_Text">*inter_length_ratio=length_ratio;</text:p>
      <text:p text:style-name="Preformatted_20_Text">*inter_length_ratio1=length_ratio1;</text:p>
      <text:p text:style-name="Preformatted_20_Text"/>
      <text:p text:style-name="Preformatted_20_Text"><text:s text:c="2"/>if(((inter_length)*2)&gt;(max_length))</text:p>
      <text:p text:style-name="Preformatted_20_Text"><text:s text:c="2"/>{</text:p>
      <text:p text:style-name="Preformatted_20_Text"><text:s text:c="2"/>prior=0;</text:p>
      <text:p text:style-name="Preformatted_20_Text"><text:s text:c="2"/>}</text:p>
      <text:p text:style-name="Preformatted_20_Text"><text:s text:c="2"/>else</text:p>
      <text:p text:style-name="Preformatted_20_Text"><text:s text:c="2"/>{//e1</text:p>
      <text:p text:style-name="Preformatted_20_Text"><text:s text:c="2"/>if(((inter_length)*2)&gt;(minimum_of_length))</text:p>
      <text:p text:style-name="Preformatted_20_Text"><text:s text:c="2"/>{</text:p>
      <text:p text:style-name="Preformatted_20_Text"><text:s text:c="2"/>prior=1;</text:p>
      <text:p text:style-name="Preformatted_20_Text"><text:s text:c="2"/>}</text:p>
      <text:p text:style-name="Preformatted_20_Text"><text:tab/>else</text:p>
      <text:p text:style-name="Preformatted_20_Text"><text:tab/>{//e2</text:p>
      <text:p text:style-name="Preformatted_20_Text"><text:tab/> prior=2;</text:p>
      <text:p text:style-name="Preformatted_20_Text"><text:tab/>}//e2</text:p>
      <text:p text:style-name="Preformatted_20_Text"><text:s text:c="2"/>}//e1</text:p>
      <text:p text:style-name="Preformatted_20_Text">}//e3</text:p>
      <text:p text:style-name="Preformatted_20_Text"><text:s text:c="2"/>*left_shift=shift_left;</text:p>
      <text:p text:style-name="Preformatted_20_Text"><text:s text:c="2"/>*right_shift=shift_right;</text:p>
      <text:p text:style-name="Preformatted_20_Text"/>
      <text:p text:style-name="Preformatted_20_Text"/>
      <text:p text:style-name="Preformatted_20_Text"><text:tab/><text:tab/>return(prior);</text:p>
      <text:p text:style-name="Preformatted_20_Text"><text:s text:c="2"/></text:p>
      <text:p text:style-name="Preformatted_20_Text">}</text:p>
      <text:p text:style-name="Preformatted_20_Text">//----------------------------------------------------------------------------</text:p>
      <text:p text:style-name="Preformatted_20_Text"><text:soft-page-break/>int</text:p>
      <text:p text:style-name="Preformatted_20_Text"/>
      <text:p text:style-name="Preformatted_20_Text">CColorIntervalSelect::Label_bunch_continuatuion(int bunch_start,int beg_int,int end_int,</text:p>
      <text:p text:style-name="Preformatted_20_Text">int signif,int direction,int lower_hue,int upper_hue,int mean_hue,int* Total_Signif)</text:p>
      <text:p text:style-name="Preformatted_20_Text">{</text:p>
      <text:p text:style-name="Preformatted_20_Text"><text:tab/>//int coun_bunch;</text:p>
      <text:p text:style-name="Preformatted_20_Text"><text:tab/></text:p>
      <text:p text:style-name="Preformatted_20_Text"><text:tab/>int next_bunch;</text:p>
      <text:p text:style-name="Preformatted_20_Text"><text:tab/>int bunch_occurrence;</text:p>
      <text:p text:style-name="Preformatted_20_Text"><text:tab/>int next_bunch_occurrence;</text:p>
      <text:p text:style-name="Preformatted_20_Text"><text:tab/>int sign_continuation;</text:p>
      <text:p text:style-name="Preformatted_20_Text"><text:tab/>int right_contrast;</text:p>
      <text:p text:style-name="Preformatted_20_Text"><text:tab/>int right_neighbor;</text:p>
      <text:p text:style-name="Preformatted_20_Text"><text:tab/>int bunch_last;</text:p>
      <text:p text:style-name="Preformatted_20_Text"><text:tab/>int bunch_suitability;</text:p>
      <text:p text:style-name="Preformatted_20_Text"><text:tab/>int neighbor_mean_saturation;</text:p>
      <text:p text:style-name="Preformatted_20_Text"><text:tab/>int neighbor_mean_hue;</text:p>
      <text:p text:style-name="Preformatted_20_Text"><text:tab/>int neighbor_mean_gray;</text:p>
      <text:p text:style-name="Preformatted_20_Text"><text:tab/>int hue_zone2;</text:p>
      <text:p text:style-name="Preformatted_20_Text"><text:tab/>int gray_zone2;</text:p>
      <text:p text:style-name="Preformatted_20_Text"><text:tab/>int neighbor_significance;</text:p>
      <text:p text:style-name="Preformatted_20_Text"><text:tab/>int neighbor_beg_int, neighbor_end_int;</text:p>
      <text:p text:style-name="Preformatted_20_Text"><text:tab/>int neighbor_density;</text:p>
      <text:p text:style-name="Preformatted_20_Text"><text:tab/>int min_hue_difference;</text:p>
      <text:p text:style-name="Preformatted_20_Text"><text:tab/>int neighbor_minimal_hue;</text:p>
      <text:p text:style-name="Preformatted_20_Text"><text:tab/>int corrected_neighbor_minimal_hue;</text:p>
      <text:p text:style-name="Preformatted_20_Text"><text:tab/>int neighbor_maximal_hue;</text:p>
      <text:p text:style-name="Preformatted_20_Text"><text:tab/>int corrected_neighbor_maximal_hue;</text:p>
      <text:p text:style-name="Preformatted_20_Text"><text:tab/>int corrected_neighbor_mean_hue;</text:p>
      <text:p text:style-name="Preformatted_20_Text"><text:tab/>int last_suitable;</text:p>
      <text:p text:style-name="Preformatted_20_Text"><text:tab/>int total_signif;</text:p>
      <text:p text:style-name="Preformatted_20_Text"><text:tab/>int next_signif;</text:p>
      <text:p text:style-name="Preformatted_20_Text"><text:tab/>int block_index;</text:p>
      <text:p text:style-name="Preformatted_20_Text"><text:tab/>int test_junction;</text:p>
      <text:p text:style-name="Preformatted_20_Text"><text:tab/>int next_test_junction;</text:p>
      <text:p text:style-name="Preformatted_20_Text"><text:tab/>int Intersection;</text:p>
      <text:p text:style-name="Preformatted_20_Text"><text:tab/>int indic_length;</text:p>
      <text:p text:style-name="Preformatted_20_Text"><text:tab/>int ratio_length;</text:p>
      <text:p text:style-name="Preformatted_20_Text"><text:tab/>int ratio_length1;</text:p>
      <text:p text:style-name="Preformatted_20_Text"><text:tab/>int hue_close;</text:p>
      <text:p text:style-name="Preformatted_20_Text"><text:tab/>int saturation_close;</text:p>
      <text:p text:style-name="Preformatted_20_Text"><text:tab/>int gray_close;</text:p>
      <text:p text:style-name="Preformatted_20_Text"><text:tab/>int next_Intersection;</text:p>
      <text:p text:style-name="Preformatted_20_Text"><text:tab/>int next_indic_length;</text:p>
      <text:p text:style-name="Preformatted_20_Text"><text:tab/>int next_ratio_length;</text:p>
      <text:p text:style-name="Preformatted_20_Text"><text:tab/>int next_ratio_length1;</text:p>
      <text:p text:style-name="Preformatted_20_Text"><text:tab/>int next_hue_close;</text:p>
      <text:p text:style-name="Preformatted_20_Text"><text:tab/>int next_saturation_close;</text:p>
      <text:p text:style-name="Preformatted_20_Text"><text:tab/>int next_gray_close;</text:p>
      <text:p text:style-name="Preformatted_20_Text"><text:tab/>int next_contrast;</text:p>
      <text:p text:style-name="Preformatted_20_Text"><text:tab/>int next_adjacent;</text:p>
      <text:p text:style-name="Preformatted_20_Text"><text:tab/>int next_beg_int;</text:p>
      <text:p text:style-name="Preformatted_20_Text"><text:tab/>int next_end_int;</text:p>
      <text:p text:style-name="Preformatted_20_Text"><text:tab/>int int_length;</text:p>
      <text:p text:style-name="Preformatted_20_Text"><text:tab/>int neighbor_length;</text:p>
      <text:p text:style-name="Preformatted_20_Text"><text:tab/>int next_length;</text:p>
      <text:p text:style-name="Preformatted_20_Text"><text:tab/>int adjacent_beg_int;</text:p>
      <text:p text:style-name="Preformatted_20_Text"><text:s text:c="4"/>int adjacent_end_int;</text:p>
      <text:p text:style-name="Preformatted_20_Text"><text:soft-page-break/><text:s text:c="4"/>int adjacent_length;</text:p>
      <text:p text:style-name="Preformatted_20_Text"/>
      <text:p text:style-name="Preformatted_20_Text"><text:tab/>next_contrast=0;</text:p>
      <text:p text:style-name="Preformatted_20_Text"><text:tab/>next_adjacent=0;</text:p>
      <text:p text:style-name="Preformatted_20_Text"><text:tab/>last_suitable=-1;</text:p>
      <text:p text:style-name="Preformatted_20_Text"><text:tab/>sign_continuation=1;</text:p>
      <text:p text:style-name="Preformatted_20_Text"><text:tab/>bunch_last=-1;</text:p>
      <text:p text:style-name="Preformatted_20_Text"><text:tab/>neighbor_mean_saturation=-1;</text:p>
      <text:p text:style-name="Preformatted_20_Text"><text:tab/>neighbor_mean_hue=-1;</text:p>
      <text:p text:style-name="Preformatted_20_Text"><text:tab/>neighbor_mean_gray=-1;</text:p>
      <text:p text:style-name="Preformatted_20_Text"><text:tab/>hue_zone2=-1;</text:p>
      <text:p text:style-name="Preformatted_20_Text"><text:tab/>gray_zone2=-1;</text:p>
      <text:p text:style-name="Preformatted_20_Text"><text:tab/>neighbor_significance=-1;</text:p>
      <text:p text:style-name="Preformatted_20_Text"><text:tab/>neighbor_beg_int=-1;</text:p>
      <text:p text:style-name="Preformatted_20_Text"><text:tab/>min_hue_difference=-1;</text:p>
      <text:p text:style-name="Preformatted_20_Text"><text:tab/>neighbor_minimal_hue=-1;</text:p>
      <text:p text:style-name="Preformatted_20_Text"><text:tab/>corrected_neighbor_minimal_hue=-1;</text:p>
      <text:p text:style-name="Preformatted_20_Text"><text:tab/>neighbor_maximal_hue=-1;</text:p>
      <text:p text:style-name="Preformatted_20_Text"><text:tab/>corrected_neighbor_maximal_hue=-1;</text:p>
      <text:p text:style-name="Preformatted_20_Text"><text:tab/>corrected_neighbor_mean_hue=-1;</text:p>
      <text:p text:style-name="Preformatted_20_Text"><text:tab/>next_signif=0;</text:p>
      <text:p text:style-name="Preformatted_20_Text"><text:tab/>Intersection=-1;</text:p>
      <text:p text:style-name="Preformatted_20_Text"><text:tab/>next_Intersection=-1;</text:p>
      <text:p text:style-name="Preformatted_20_Text"><text:tab/>int_length=end_int-beg_int+1;</text:p>
      <text:p text:style-name="Preformatted_20_Text">next_bunch=bunch_start;</text:p>
      <text:p text:style-name="Preformatted_20_Text">total_signif=signif;</text:p>
      <text:p text:style-name="Preformatted_20_Text">right_contrast=*(right_continuation+bunch_start);</text:p>
      <text:p text:style-name="Preformatted_20_Text">if(mean_hue&gt;=0)</text:p>
      <text:p text:style-name="Preformatted_20_Text">{//mh</text:p>
      <text:p text:style-name="Preformatted_20_Text"><text:tab/>if(direction&gt;0)</text:p>
      <text:p text:style-name="Preformatted_20_Text"><text:tab/>{//dir</text:p>
      <text:p text:style-name="Preformatted_20_Text"><text:tab/><text:tab/>while(sign_continuation&gt;0)</text:p>
      <text:p text:style-name="Preformatted_20_Text"><text:tab/><text:tab/>{//cycle</text:p>
      <text:p text:style-name="Preformatted_20_Text">//right_contrast=*(right_continuation+next_bunch);</text:p>
      <text:p text:style-name="Preformatted_20_Text">bunch_occurrence=*(visible_bunches+next_bunch);</text:p>
      <text:p text:style-name="Preformatted_20_Text">next_beg_int=ColoredIntervalsStructure-&gt;BegInterv[next_bunch];</text:p>
      <text:p text:style-name="Preformatted_20_Text">next_end_int=ColoredIntervalsStructure-&gt;EndInterv[next_bunch];</text:p>
      <text:p text:style-name="Preformatted_20_Text">next_length=next_end_int-next_beg_int+1;</text:p>
      <text:p text:style-name="Preformatted_20_Text">if(right_contrast&gt;0)</text:p>
      <text:p text:style-name="Preformatted_20_Text">{//rc&gt;0</text:p>
      <text:p text:style-name="Preformatted_20_Text">right_contrast-=1;</text:p>
      <text:p text:style-name="Preformatted_20_Text">right_neighbor=*(right_adjacent+next_bunch);</text:p>
      <text:p text:style-name="Preformatted_20_Text">right_neighbor-=1;</text:p>
      <text:p text:style-name="Preformatted_20_Text">right_contrast=right_contrast%10;</text:p>
      <text:p text:style-name="Preformatted_20_Text">neighbor_beg_int=ColoredIntervalsStructure-&gt;BegInterv[right_neighbor];</text:p>
      <text:p text:style-name="Preformatted_20_Text">neighbor_end_int=ColoredIntervalsStructure-&gt;EndInterv[right_neighbor];</text:p>
      <text:p text:style-name="Preformatted_20_Text">neighbor_length=neighbor_end_int-neighbor_beg_int+1;</text:p>
      <text:p text:style-name="Preformatted_20_Text">bunch_suitability=Test_suitability(right_neighbor,lower_hue,upper_hue,mean_hue,</text:p>
      <text:p text:style-name="Preformatted_20_Text">&amp;neighbor_mean_saturation,&amp;neighbor_mean_hue,&amp;neighbor_mean_gray,</text:p>
      <text:p text:style-name="Preformatted_20_Text">&amp;hue_zone2,&amp;gray_zone2,&amp;neighbor_significance,&amp;neighbor_beg_int,&amp;neighbor_end_int,</text:p>
      <text:p text:style-name="Preformatted_20_Text">&amp;neighbor_density,&amp;min_hue_difference,&amp;neighbor_minimal_hue,&amp;neighbor_maximal_hue,</text:p>
      <text:p text:style-name="Preformatted_20_Text">&amp;corrected_neighbor_minimal_hue,&amp;corrected_neighbor_maximal_hue,&amp;corrected_neighbor_mean_hue);</text:p>
      <text:p text:style-name="Preformatted_20_Text"/>
      <text:p text:style-name="Preformatted_20_Text">Intersection=Intersection_measure_ratios(beg_int,end_int,neighbor_beg_int,neighbor_end_int,</text:p>
      <text:p text:style-name="Preformatted_20_Text"><text:tab/>&amp;indic_length,&amp;ratio_length,&amp;ratio_length1);</text:p>
      <text:p text:style-name="Preformatted_20_Text">test_junction=Test_Junction_Corrected(next_bunch,right_neighbor,bunch_occurrence,</text:p>
      <text:p text:style-name="Preformatted_20_Text">Intersection,indic_length,ratio_length,ratio_length1,&amp;hue_close,&amp;saturation_close,&amp;gray_close);</text:p>
      <text:p text:style-name="Preformatted_20_Text"><text:s text:c="4"/>if((right_contrast&gt;0)&amp;&amp;(right_contrast&lt;=2))</text:p>
      <text:p text:style-name="Preformatted_20_Text"><text:soft-page-break/><text:s text:c="3"/>{//rc02</text:p>
      <text:p text:style-name="Preformatted_20_Text">/*bunch_suitability=Test_suitability(right_neighbor,lower_hue,upper_hue,mean_hue,</text:p>
      <text:p text:style-name="Preformatted_20_Text">&amp;neighbor_mean_saturation,&amp;neighbor_mean_hue,&amp;neighbor_mean_gray,</text:p>
      <text:p text:style-name="Preformatted_20_Text">&amp;hue_zone2,&amp;gray_zone2,&amp;neighbor_significance,&amp;neighbor_beg_int,&amp;neighbor_end_int,</text:p>
      <text:p text:style-name="Preformatted_20_Text">&amp;neighbor_density,&amp;min_hue_difference,&amp;neighbor_minimal_hue,&amp;neighbor_maximal_hue,</text:p>
      <text:p text:style-name="Preformatted_20_Text">&amp;corrected_neighbor_minimal_hue,&amp;corrected_neighbor_maximal_hue,&amp;corrected_neighbor_mean_hue);*/</text:p>
      <text:p text:style-name="Preformatted_20_Text">if(bunch_suitability&lt;=1)</text:p>
      <text:p text:style-name="Preformatted_20_Text">{</text:p>
      <text:p text:style-name="Preformatted_20_Text"><text:tab/>sign_continuation=-1;</text:p>
      <text:p text:style-name="Preformatted_20_Text">}</text:p>
      <text:p text:style-name="Preformatted_20_Text">else</text:p>
      <text:p text:style-name="Preformatted_20_Text">{</text:p>
      <text:p text:style-name="Preformatted_20_Text"><text:s text:c="4"/>if(bunch_suitability&gt;=2)</text:p>
      <text:p text:style-name="Preformatted_20_Text"><text:s text:c="4"/>{</text:p>
      <text:p text:style-name="Preformatted_20_Text"><text:s text:c="5"/>next_bunch=right_neighbor;</text:p>
      <text:p text:style-name="Preformatted_20_Text"><text:tab/> right_contrast=*(right_continuation+next_bunch);</text:p>
      <text:p text:style-name="Preformatted_20_Text"><text:tab/> next_signif=ColoredIntervalsStructure-&gt;Significance[next_bunch];</text:p>
      <text:p text:style-name="Preformatted_20_Text"><text:tab/> total_signif+=next_signif;</text:p>
      <text:p text:style-name="Preformatted_20_Text"><text:tab/> block_index=bunch_start+1;<text:tab/></text:p>
      <text:p text:style-name="Preformatted_20_Text"><text:tab/><text:tab/><text:tab/><text:tab/><text:tab/><text:tab/> *(bunch_blocking+right_neighbor)=block_index;</text:p>
      <text:p text:style-name="Preformatted_20_Text"><text:tab/><text:tab/><text:tab/><text:tab/><text:tab/><text:tab/> Label_Merging(bunch_start,right_neighbor);</text:p>
      <text:p text:style-name="Preformatted_20_Text"><text:s/>*(right_continuation+bunch_start)=*(right_continuation+next_bunch);</text:p>
      <text:p text:style-name="Preformatted_20_Text">*(right_adjacent+bunch_start)=*(right_adjacent+next_bunch);</text:p>
      <text:p text:style-name="Preformatted_20_Text"/>
      <text:p text:style-name="Preformatted_20_Text"><text:s text:c="4"/>}</text:p>
      <text:p text:style-name="Preformatted_20_Text">}</text:p>
      <text:p text:style-name="Preformatted_20_Text"><text:s text:c="3"/>}//rc02</text:p>
      <text:p text:style-name="Preformatted_20_Text"><text:tab/>else</text:p>
      <text:p text:style-name="Preformatted_20_Text"><text:tab/>{//erc02</text:p>
      <text:p text:style-name="Preformatted_20_Text"><text:tab/><text:tab/>if((right_contrast&gt;=3)&amp;&amp;(right_contrast&lt;=4))</text:p>
      <text:p text:style-name="Preformatted_20_Text"><text:s text:c="8"/>{//rc34</text:p>
      <text:p text:style-name="Preformatted_20_Text"><text:tab/><text:tab/><text:tab/>if((hue_close==1)&amp;&amp;(gray_close&gt;=1)&amp;&amp;(gray_close&lt;=2))</text:p>
      <text:p text:style-name="Preformatted_20_Text"><text:tab/><text:tab/><text:tab/>{//hc1gc12</text:p>
      <text:p text:style-name="Preformatted_20_Text">next_contrast=right_continuation[right_neighbor];</text:p>
      <text:p text:style-name="Preformatted_20_Text">next_adjacent=right_adjacent[right_neighbor];</text:p>
      <text:p text:style-name="Preformatted_20_Text">if(next_contrast&lt;0)</text:p>
      <text:p text:style-name="Preformatted_20_Text">{//nc&lt;0</text:p>
      <text:p text:style-name="Preformatted_20_Text">next_contrast=-next_contrast-1;</text:p>
      <text:p text:style-name="Preformatted_20_Text">next_adjacent=-next_adjacent-1;</text:p>
      <text:p text:style-name="Preformatted_20_Text">next_contrast=next_contrast%10;</text:p>
      <text:p text:style-name="Preformatted_20_Text">adjacent_beg_int=ColoredIntervalsStructure-&gt;BegInterv[next_adjacent];</text:p>
      <text:p text:style-name="Preformatted_20_Text">adjacent_end_int=ColoredIntervalsStructure-&gt;EndInterv[next_adjacent];</text:p>
      <text:p text:style-name="Preformatted_20_Text">adjacent_length=adjacent_end_int-adjacent_beg_int+1;</text:p>
      <text:p text:style-name="Preformatted_20_Text">next_Intersection=Intersection_measure_ratios(neighbor_beg_int,neighbor_end_int,adjacent_beg_int,</text:p>
      <text:p text:style-name="Preformatted_20_Text">adjacent_end_int,&amp;next_indic_length,&amp;next_ratio_length,&amp;next_ratio_length1);</text:p>
      <text:p text:style-name="Preformatted_20_Text">next_bunch_occurrence=*(visible_bunches+next_adjacent);</text:p>
      <text:p text:style-name="Preformatted_20_Text">next_test_junction=Test_Junction_Corrected(right_neighbor,next_adjacent,next_bunch_occurrence,</text:p>
      <text:p text:style-name="Preformatted_20_Text">Intersection,next_indic_length,next_ratio_length,next_ratio_length1,&amp;next_hue_close,&amp;next_saturation_close,</text:p>
      <text:p text:style-name="Preformatted_20_Text">&amp;next_gray_close);</text:p>
      <text:p text:style-name="Preformatted_20_Text">if(((next_test_junction%10)&gt;=5)&amp;&amp;((next_test_junction%10)&lt;=7))</text:p>
      <text:p text:style-name="Preformatted_20_Text">{//tjcond</text:p>
      <text:p text:style-name="Preformatted_20_Text"><text:s text:c="2"/>if(neighbor_length&lt;next_length)</text:p>
      <text:p text:style-name="Preformatted_20_Text"><text:s text:c="2"/>{//nl</text:p>
      <text:p text:style-name="Preformatted_20_Text"><text:tab/> <text:s/>if(next_hue_close&lt;0)</text:p>
      <text:p text:style-name="Preformatted_20_Text"><text:tab/> <text:s/>{//nh</text:p>
      <text:p text:style-name="Preformatted_20_Text">if(bunch_suitability&gt;=2)</text:p>
      <text:p text:style-name="Preformatted_20_Text"><text:s text:c="4"/>{//bs</text:p>
      <text:p text:style-name="Preformatted_20_Text"><text:s text:c="5"/>next_bunch=right_neighbor;</text:p>
      <text:p text:style-name="Preformatted_20_Text"><text:soft-page-break/><text:tab/> right_contrast=*(right_continuation+next_bunch);</text:p>
      <text:p text:style-name="Preformatted_20_Text"><text:tab/> next_signif=ColoredIntervalsStructure-&gt;Significance[next_bunch];</text:p>
      <text:p text:style-name="Preformatted_20_Text"><text:tab/> total_signif+=next_signif;</text:p>
      <text:p text:style-name="Preformatted_20_Text"><text:tab/> block_index=bunch_start+1;<text:tab/></text:p>
      <text:p text:style-name="Preformatted_20_Text"><text:tab/><text:tab/><text:tab/><text:tab/><text:tab/><text:tab/> *(bunch_blocking+right_neighbor)=block_index;</text:p>
      <text:p text:style-name="Preformatted_20_Text"><text:tab/><text:tab/><text:tab/><text:tab/><text:tab/><text:tab/> Label_Merging(bunch_start,right_neighbor);</text:p>
      <text:p text:style-name="Preformatted_20_Text"><text:s/>*(right_continuation+bunch_start)=*(right_continuation+next_bunch);</text:p>
      <text:p text:style-name="Preformatted_20_Text">*(right_adjacent+bunch_start)=*(right_adjacent+next_bunch);</text:p>
      <text:p text:style-name="Preformatted_20_Text"/>
      <text:p text:style-name="Preformatted_20_Text"><text:s text:c="4"/>}//bs</text:p>
      <text:p text:style-name="Preformatted_20_Text"/>
      <text:p text:style-name="Preformatted_20_Text"><text:tab/> <text:s/>}//nh</text:p>
      <text:p text:style-name="Preformatted_20_Text"><text:s text:c="2"/>}//nl</text:p>
      <text:p text:style-name="Preformatted_20_Text">}//tjcond</text:p>
      <text:p text:style-name="Preformatted_20_Text">}//nc&lt;0</text:p>
      <text:p text:style-name="Preformatted_20_Text"><text:tab/><text:tab/><text:tab/>}//hc1gc12</text:p>
      <text:p text:style-name="Preformatted_20_Text"><text:tab/><text:tab/>}//rc34</text:p>
      <text:p text:style-name="Preformatted_20_Text"><text:tab/><text:tab/>sign_continuation=-1;</text:p>
      <text:p text:style-name="Preformatted_20_Text"><text:tab/>}//erc02</text:p>
      <text:p text:style-name="Preformatted_20_Text">}//rc&gt;0</text:p>
      <text:p text:style-name="Preformatted_20_Text">else</text:p>
      <text:p text:style-name="Preformatted_20_Text"><text:tab/>{</text:p>
      <text:p text:style-name="Preformatted_20_Text"><text:tab/><text:tab/>sign_continuation=-1;</text:p>
      <text:p text:style-name="Preformatted_20_Text"><text:tab/>}</text:p>
      <text:p text:style-name="Preformatted_20_Text"><text:tab/><text:tab/>}//cycle</text:p>
      <text:p text:style-name="Preformatted_20_Text"><text:tab/>}//dir</text:p>
      <text:p text:style-name="Preformatted_20_Text">}//mh</text:p>
      <text:p text:style-name="Preformatted_20_Text">*Total_Signif=total_signif;</text:p>
      <text:p text:style-name="Preformatted_20_Text"><text:tab/>return(next_bunch);</text:p>
      <text:p text:style-name="Preformatted_20_Text">}</text:p>
      <text:p text:style-name="Preformatted_20_Text"/>
      <text:p text:style-name="Preformatted_20_Text">//-----------------------------------------------------------------------------------</text:p>
      <text:p text:style-name="Preformatted_20_Text">void</text:p>
      <text:p text:style-name="Preformatted_20_Text"/>
      <text:p text:style-name="Preformatted_20_Text">CColorIntervalSelect::SimpleMerging(int bunch,int bunch_new)</text:p>
      <text:p text:style-name="Preformatted_20_Text">{</text:p>
      <text:p text:style-name="Preformatted_20_Text">int bunch_significance;</text:p>
      <text:p text:style-name="Preformatted_20_Text">int bunch_new_significance;</text:p>
      <text:p text:style-name="Preformatted_20_Text">int bunch_beg;</text:p>
      <text:p text:style-name="Preformatted_20_Text">int bunch_end;</text:p>
      <text:p text:style-name="Preformatted_20_Text">int bunch_new_beg;</text:p>
      <text:p text:style-name="Preformatted_20_Text">int bunch_new_end;</text:p>
      <text:p text:style-name="Preformatted_20_Text">int new_beg;</text:p>
      <text:p text:style-name="Preformatted_20_Text">int new_end;</text:p>
      <text:p text:style-name="Preformatted_20_Text">int paint_beg;</text:p>
      <text:p text:style-name="Preformatted_20_Text">int paint_end;</text:p>
      <text:p text:style-name="Preformatted_20_Text">int new_bunch_significance;</text:p>
      <text:p text:style-name="Preformatted_20_Text">int new_bunch_density;</text:p>
      <text:p text:style-name="Preformatted_20_Text"/>
      <text:p text:style-name="Preformatted_20_Text">bunch_significance=ColoredIntervalsStructure-&gt;Significance[bunch];</text:p>
      <text:p text:style-name="Preformatted_20_Text">bunch_new_significance=ColoredIntervalsStructure-&gt;Significance[bunch_new];</text:p>
      <text:p text:style-name="Preformatted_20_Text"/>
      <text:p text:style-name="Preformatted_20_Text">bunch_beg=ColoredIntervalsStructure-&gt;BegInterv[bunch];</text:p>
      <text:p text:style-name="Preformatted_20_Text">bunch_end=ColoredIntervalsStructure-&gt;EndInterv[bunch];</text:p>
      <text:p text:style-name="Preformatted_20_Text">bunch_new_beg=ColoredIntervalsStructure-&gt;BegInterv[bunch_new];</text:p>
      <text:p text:style-name="Preformatted_20_Text">bunch_new_end=ColoredIntervalsStructure-&gt;EndInterv[bunch_new];</text:p>
      <text:p text:style-name="Preformatted_20_Text">new_bunch_significance=ColoredIntervalsStructure-&gt;Significance[bunch_new];</text:p>
      <text:p text:style-name="Preformatted_20_Text">new_beg=min(bunch_beg,bunch_new_beg);</text:p>
      <text:p text:style-name="Preformatted_20_Text"><text:soft-page-break/>new_end=max(bunch_end,bunch_new_end);</text:p>
      <text:p text:style-name="Preformatted_20_Text"/>
      <text:p text:style-name="Preformatted_20_Text">ColoredIntervalsStructure-&gt;BegInterv[bunch]=new_beg;</text:p>
      <text:p text:style-name="Preformatted_20_Text">ColoredIntervalsStructure-&gt;EndInterv[bunch]=new_end;</text:p>
      <text:p text:style-name="Preformatted_20_Text">ColoredIntervalsStructure-&gt;Significance[bunch]+=bunch_new_significance;</text:p>
      <text:p text:style-name="Preformatted_20_Text">new_bunch_significance=ColoredIntervalsStructure-&gt;Significance[bunch];</text:p>
      <text:p text:style-name="Preformatted_20_Text">new_bunch_density=(2*new_bunch_significance)/(new_end-new_beg+1);</text:p>
      <text:p text:style-name="Preformatted_20_Text">if((bunch_beg!=new_beg)||(bunch_end!=new_end))</text:p>
      <text:p text:style-name="Preformatted_20_Text">{</text:p>
      <text:p text:style-name="Preformatted_20_Text">paint_beg=new_beg/4;</text:p>
      <text:p text:style-name="Preformatted_20_Text">paint_end=(bunch_beg/4);</text:p>
      <text:p text:style-name="Preformatted_20_Text"><text:s text:c="3"/>if(paint_beg&lt;paint_end)</text:p>
      <text:p text:style-name="Preformatted_20_Text"><text:s text:c="3"/>{</text:p>
      <text:p text:style-name="Preformatted_20_Text">paint_end-=1;</text:p>
      <text:p text:style-name="Preformatted_20_Text">Strip_value_correction_bunch(bunch,paint_beg,paint_end,new_bunch_density); <text:s text:c="7"/></text:p>
      <text:p text:style-name="Preformatted_20_Text"><text:s text:c="4"/>}</text:p>
      <text:p text:style-name="Preformatted_20_Text">paint_beg=bunch_end/4;</text:p>
      <text:p text:style-name="Preformatted_20_Text">paint_end=(new_end/4);</text:p>
      <text:p text:style-name="Preformatted_20_Text"><text:s text:c="3"/>if(paint_beg&lt;paint_end)</text:p>
      <text:p text:style-name="Preformatted_20_Text"><text:s text:c="3"/>{</text:p>
      <text:p text:style-name="Preformatted_20_Text">paint_beg+=1;</text:p>
      <text:p text:style-name="Preformatted_20_Text">Strip_value_correction_bunch(bunch,paint_beg,paint_end,new_bunch_density);</text:p>
      <text:p text:style-name="Preformatted_20_Text"><text:s text:c="4"/>}</text:p>
      <text:p text:style-name="Preformatted_20_Text">}</text:p>
      <text:p text:style-name="Preformatted_20_Text"/>
      <text:p text:style-name="Preformatted_20_Text">}</text:p>
      <text:p text:style-name="Preformatted_20_Text">//-----------------------------------------------------------------------------------</text:p>
      <text:p text:style-name="Preformatted_20_Text">void</text:p>
      <text:p text:style-name="Preformatted_20_Text"/>
      <text:p text:style-name="Preformatted_20_Text">CColorIntervalSelect::Cleaning(int numb)</text:p>
      <text:p text:style-name="Preformatted_20_Text">{</text:p>
      <text:p text:style-name="Preformatted_20_Text"><text:tab/>int coun_bunch1;</text:p>
      <text:p text:style-name="Preformatted_20_Text"><text:tab/>int coun_bunch;</text:p>
      <text:p text:style-name="Preformatted_20_Text"><text:tab/>int beg_int;</text:p>
      <text:p text:style-name="Preformatted_20_Text"><text:s text:c="4"/>int end_int;</text:p>
      <text:p text:style-name="Preformatted_20_Text"><text:s text:c="4"/>int signif;</text:p>
      <text:p text:style-name="Preformatted_20_Text"><text:tab/>int coun_place;</text:p>
      <text:p text:style-name="Preformatted_20_Text"><text:tab/>int bunch_num;</text:p>
      <text:p text:style-name="Preformatted_20_Text"><text:tab/>int coun1_bun;</text:p>
      <text:p text:style-name="Preformatted_20_Text"><text:tab/>int bunch_occurrence;</text:p>
      <text:p text:style-name="Preformatted_20_Text"><text:tab/>int point_beg;</text:p>
      <text:p text:style-name="Preformatted_20_Text"><text:tab/>int point_end;</text:p>
      <text:p text:style-name="Preformatted_20_Text"><text:tab/>int number_of_bunches;</text:p>
      <text:p text:style-name="Preformatted_20_Text"><text:tab/>int occurred_dimension;</text:p>
      <text:p text:style-name="Preformatted_20_Text"><text:tab/></text:p>
      <text:p text:style-name="Preformatted_20_Text"/>
      <text:p text:style-name="Preformatted_20_Text"><text:tab/>memset(painted_strip_colored,(int) '\0',sizeof(int)*(PressedLength));</text:p>
      <text:p text:style-name="Preformatted_20_Text">memset(painted_numbers_colored,(int) '\0',sizeof(int)*(PressedLength));</text:p>
      <text:p text:style-name="Preformatted_20_Text">memset(visible_bunches,(int) '\0',sizeof(int)*(NumberOfColoredIntervals));</text:p>
      <text:p text:style-name="Preformatted_20_Text"/>
      <text:p text:style-name="Preformatted_20_Text">if((numb&gt;=0)&amp;&amp;(numb&lt;=1))</text:p>
      <text:p text:style-name="Preformatted_20_Text">{</text:p>
      <text:p text:style-name="Preformatted_20_Text">Max_number=0;</text:p>
      <text:p text:style-name="Preformatted_20_Text">for(coun_bunch=0;coun_bunch&lt;NumberOfColoredIntervals;coun_bunch++)</text:p>
      <text:p text:style-name="Preformatted_20_Text">{</text:p>
      <text:p text:style-name="Preformatted_20_Text"><text:tab/>if(!*(bunch_blocking+coun_bunch))</text:p>
      <text:p text:style-name="Preformatted_20_Text"><text:s text:c="2"/>{</text:p>
      <text:p text:style-name="Preformatted_20_Text">beg_int=ColoredIntervalsStructure-&gt;BegInterv[coun_bunch];</text:p>
      <text:p text:style-name="Preformatted_20_Text"><text:soft-page-break/>end_int=ColoredIntervalsStructure-&gt;EndInterv[coun_bunch];</text:p>
      <text:p text:style-name="Preformatted_20_Text">signif=ColoredIntervalsStructure-&gt;Significance[coun_bunch];</text:p>
      <text:p text:style-name="Preformatted_20_Text">signif=(signif&lt;&lt;1)/(end_int-beg_int+1);</text:p>
      <text:p text:style-name="Preformatted_20_Text">Strip_value_painting_bunch(coun_bunch,beg_int/4,end_int/4,signif,</text:p>
      <text:p text:style-name="Preformatted_20_Text">painted_strip_colored,painted_numbers_colored,consistency_colored);</text:p>
      <text:p text:style-name="Preformatted_20_Text"><text:tab/>}</text:p>
      <text:p text:style-name="Preformatted_20_Text">}</text:p>
      <text:p text:style-name="Preformatted_20_Text"/>
      <text:p text:style-name="Preformatted_20_Text">for(coun_place=0;coun_place&lt;(PressedLength/2);coun_place++)</text:p>
      <text:p text:style-name="Preformatted_20_Text"><text:tab/>{</text:p>
      <text:p text:style-name="Preformatted_20_Text"><text:tab/>bunch_num=*(painted_strip_colored+coun_place);</text:p>
      <text:p text:style-name="Preformatted_20_Text"><text:tab/>if(bunch_num)</text:p>
      <text:p text:style-name="Preformatted_20_Text"><text:tab/>{</text:p>
      <text:p text:style-name="Preformatted_20_Text"><text:tab/>(*(visible_bunches+bunch_num-1))++;</text:p>
      <text:p text:style-name="Preformatted_20_Text"><text:tab/> <text:s text:c="2"/>if(numb==1)</text:p>
      <text:p text:style-name="Preformatted_20_Text"><text:tab/> <text:s text:c="2"/>{</text:p>
      <text:p text:style-name="Preformatted_20_Text"><text:tab/>number_of_bunches=*(painted_numbers_colored+coun_place);</text:p>
      <text:p text:style-name="Preformatted_20_Text"><text:tab/><text:tab/>if(number_of_bunches&gt;Max_number)</text:p>
      <text:p text:style-name="Preformatted_20_Text"><text:tab/><text:tab/>{</text:p>
      <text:p text:style-name="Preformatted_20_Text"><text:tab/><text:tab/>Max_number=number_of_bunches;</text:p>
      <text:p text:style-name="Preformatted_20_Text"><text:tab/><text:tab/>}</text:p>
      <text:p text:style-name="Preformatted_20_Text"><text:tab/> <text:s text:c="2"/>}</text:p>
      <text:p text:style-name="Preformatted_20_Text"><text:tab/> }</text:p>
      <text:p text:style-name="Preformatted_20_Text"><text:tab/>}</text:p>
      <text:p text:style-name="Preformatted_20_Text">for(coun1_bun=0;coun1_bun&lt;NumberOfColoredIntervals;coun1_bun++)</text:p>
      <text:p text:style-name="Preformatted_20_Text"><text:tab/>{</text:p>
      <text:p text:style-name="Preformatted_20_Text"><text:tab/>bunch_occurrence=*(visible_bunches+coun1_bun);</text:p>
      <text:p text:style-name="Preformatted_20_Text"><text:tab/>beg_int=ColoredIntervalsStructure-&gt;BegInterv[coun1_bun];</text:p>
      <text:p text:style-name="Preformatted_20_Text"><text:tab/>end_int=ColoredIntervalsStructure-&gt;EndInterv[coun1_bun];</text:p>
      <text:p text:style-name="Preformatted_20_Text"><text:tab/>point_beg=beg_int/4;</text:p>
      <text:p text:style-name="Preformatted_20_Text"><text:tab/>point_end=end_int/4;</text:p>
      <text:p text:style-name="Preformatted_20_Text"><text:tab/>bunch_occurrence=(16*bunch_occurrence)/(point_end-point_beg+1);</text:p>
      <text:p text:style-name="Preformatted_20_Text"><text:tab/>*(visible_bunches+coun1_bun)=bunch_occurrence;</text:p>
      <text:p text:style-name="Preformatted_20_Text"><text:tab/>}</text:p>
      <text:p text:style-name="Preformatted_20_Text"><text:s text:c="2"/>if(numb==1)</text:p>
      <text:p text:style-name="Preformatted_20_Text"><text:s text:c="2"/>{</text:p>
      <text:p text:style-name="Preformatted_20_Text">occurred_dimension=Max_number*PressedLength;</text:p>
      <text:p text:style-name="Preformatted_20_Text">bunches_occurred=new int[occurred_dimension];</text:p>
      <text:p text:style-name="Preformatted_20_Text"><text:s text:c="2"/>}</text:p>
      <text:p text:style-name="Preformatted_20_Text"><text:tab/>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if(numb==2)</text:p>
      <text:p text:style-name="Preformatted_20_Text">{</text:p>
      <text:p text:style-name="Preformatted_20_Text"><text:tab/>occurred_dimension=Max_number*PressedLength;</text:p>
      <text:p text:style-name="Preformatted_20_Text"><text:tab/>memset(bunches_occurred,(int) '\0',sizeof(int)*(occurred_dimension));</text:p>
      <text:p text:style-name="Preformatted_20_Text">/*memset(painted_strip_colored,(int) '\0',sizeof(int)*(PressedLength));</text:p>
      <text:p text:style-name="Preformatted_20_Text">memset(painted_numbers_colored,(int) '\0',sizeof(int)*(PressedLength));*/</text:p>
      <text:p text:style-name="Preformatted_20_Text"><text:tab/>for(coun_bunch1=0;coun_bunch1&lt;NumberOfColoredIntervals;coun_bunch1++)</text:p>
      <text:p text:style-name="Preformatted_20_Text">{</text:p>
      <text:p text:style-name="Preformatted_20_Text"><text:s text:c="2"/>if(!*(bunch_blocking+coun_bunch1))</text:p>
      <text:p text:style-name="Preformatted_20_Text"><text:s text:c="2"/>{</text:p>
      <text:p text:style-name="Preformatted_20_Text">beg_int=ColoredIntervalsStructure-&gt;BegInterv[coun_bunch1];</text:p>
      <text:p text:style-name="Preformatted_20_Text">end_int=ColoredIntervalsStructure-&gt;EndInterv[coun_bunch1];</text:p>
      <text:p text:style-name="Preformatted_20_Text">signif=ColoredIntervalsStructure-&gt;Significance[coun_bunch1];</text:p>
      <text:p text:style-name="Preformatted_20_Text">signif=(signif&lt;&lt;1)/(end_int-beg_int+1);</text:p>
      <text:p text:style-name="Preformatted_20_Text"><text:soft-page-break/>Bunch_painting(coun_bunch1,beg_int,end_int,signif,painted_strip_colored,</text:p>
      <text:p text:style-name="Preformatted_20_Text">painted_numbers_colored,consistency_colored);</text:p>
      <text:p text:style-name="Preformatted_20_Text">Strip_value_painting_bunch(coun_bunch1,beg_int,end_int,signif,</text:p>
      <text:p text:style-name="Preformatted_20_Text">painted_strip_colored_long,painted_numbers_colored_long,consistency_colored_long);</text:p>
      <text:p text:style-name="Preformatted_20_Text"><text:tab/>}</text:p>
      <text:p text:style-name="Preformatted_20_Text">}</text:p>
      <text:p text:style-name="Preformatted_20_Text"><text:tab/>for(coun_place=0;coun_place&lt;(PressedLength/2);coun_place++)</text:p>
      <text:p text:style-name="Preformatted_20_Text"><text:tab/>{</text:p>
      <text:p text:style-name="Preformatted_20_Text"><text:tab/>bunch_num=*(painted_strip_colored+coun_place);</text:p>
      <text:p text:style-name="Preformatted_20_Text"><text:tab/>if(bunch_num)</text:p>
      <text:p text:style-name="Preformatted_20_Text"><text:tab/>{</text:p>
      <text:p text:style-name="Preformatted_20_Text"><text:tab/>(*(visible_bunches+bunch_num-1))++;</text:p>
      <text:p text:style-name="Preformatted_20_Text"><text:tab/></text:p>
      <text:p text:style-name="Preformatted_20_Text"><text:tab/> }</text:p>
      <text:p text:style-name="Preformatted_20_Text"><text:tab/>}</text:p>
      <text:p text:style-name="Preformatted_20_Text">for(coun1_bun=0;coun1_bun&lt;NumberOfColoredIntervals;coun1_bun++)</text:p>
      <text:p text:style-name="Preformatted_20_Text"><text:tab/>{</text:p>
      <text:p text:style-name="Preformatted_20_Text"><text:tab/>bunch_occurrence=*(visible_bunches+coun1_bun);</text:p>
      <text:p text:style-name="Preformatted_20_Text"><text:tab/>beg_int=ColoredIntervalsStructure-&gt;BegInterv[coun1_bun];</text:p>
      <text:p text:style-name="Preformatted_20_Text"><text:tab/>end_int=ColoredIntervalsStructure-&gt;EndInterv[coun1_bun];</text:p>
      <text:p text:style-name="Preformatted_20_Text"><text:tab/>point_beg=beg_int/4;</text:p>
      <text:p text:style-name="Preformatted_20_Text"><text:tab/>point_end=end_int/4;</text:p>
      <text:p text:style-name="Preformatted_20_Text"><text:tab/>bunch_occurrence=(16*bunch_occurrence)/(point_end-point_beg+1);</text:p>
      <text:p text:style-name="Preformatted_20_Text"><text:tab/>*(visible_bunches+coun1_bun)=bunch_occurrence;</text:p>
      <text:p text:style-name="Preformatted_20_Text"><text:tab/>}</text:p>
      <text:p text:style-name="Preformatted_20_Text">}</text:p>
      <text:p text:style-name="Preformatted_20_Text"/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6T11:49:39</dc:date>
    <meta:document-statistic meta:table-count="0" meta:image-count="0" meta:object-count="0" meta:page-count="157" meta:paragraph-count="8716" meta:word-count="11163" meta:character-count="244908" meta:non-whitespace-character-count="220983"/>
    <meta:generator>LibreOffice/3.5$Linux_x86 LibreOffice_project/350m1$Build-2</meta:generator>
  </office:meta>
</office:document-meta>
</file>